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Generateur.xml" manifest:media-type="text/xml"/>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Calibri" svg:font-family="Calibri" style:font-adornments="Regular"/>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style:font-face style:name="Liberation Sans2" svg:font-family="'Liberation Sans', Arial" style:font-family-generic="swiss" style:font-pitch="variable"/>
    <style:font-face style:name="Liberation Sans3" svg:font-family="'Liberation Sans'" style:font-adornments="Regular"/>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adornments="Normal" style:font-charset="x-symbol"/>
  </office:font-face-decls>
  <office:automatic-styles>
    <style:style style:name="co1" style:family="table-column">
      <style:table-column-properties fo:break-before="auto" style:column-width="1.143cm"/>
    </style:style>
    <style:style style:name="co2" style:family="table-column">
      <style:table-column-properties fo:break-before="auto" style:column-width="0.871cm"/>
    </style:style>
    <style:style style:name="co3" style:family="table-column">
      <style:table-column-properties fo:break-before="auto" style:column-width="0.907cm"/>
    </style:style>
    <style:style style:name="co4" style:family="table-column">
      <style:table-column-properties fo:break-before="auto" style:column-width="1.879cm"/>
    </style:style>
    <style:style style:name="co5" style:family="table-column">
      <style:table-column-properties fo:break-before="auto" style:column-width="1.603cm"/>
    </style:style>
    <style:style style:name="co6" style:family="table-column">
      <style:table-column-properties fo:break-before="auto" style:column-width="1.967cm"/>
    </style:style>
    <style:style style:name="co7" style:family="table-column">
      <style:table-column-properties fo:break-before="auto" style:column-width="3.358cm"/>
    </style:style>
    <style:style style:name="co8" style:family="table-column">
      <style:table-column-properties fo:break-before="auto" style:column-width="1.579cm"/>
    </style:style>
    <style:style style:name="co9" style:family="table-column">
      <style:table-column-properties fo:break-before="auto" style:column-width="1.33cm"/>
    </style:style>
    <style:style style:name="co10" style:family="table-column">
      <style:table-column-properties fo:break-before="auto" style:column-width="2.45cm"/>
    </style:style>
    <style:style style:name="co11" style:family="table-column">
      <style:table-column-properties fo:break-before="auto" style:column-width="1.769cm"/>
    </style:style>
    <style:style style:name="co12" style:family="table-column">
      <style:table-column-properties fo:break-before="auto" style:column-width="1.688cm"/>
    </style:style>
    <style:style style:name="co13" style:family="table-column">
      <style:table-column-properties fo:break-before="auto" style:column-width="2.477cm"/>
    </style:style>
    <style:style style:name="co14" style:family="table-column">
      <style:table-column-properties fo:break-before="auto" style:column-width="2.79cm"/>
    </style:style>
    <style:style style:name="co15" style:family="table-column">
      <style:table-column-properties fo:break-before="auto" style:column-width="1.66cm"/>
    </style:style>
    <style:style style:name="co16" style:family="table-column">
      <style:table-column-properties fo:break-before="auto" style:column-width="1.997cm"/>
    </style:style>
    <style:style style:name="co17" style:family="table-column">
      <style:table-column-properties fo:break-before="auto" style:column-width="2.258cm"/>
    </style:style>
    <style:style style:name="co18" style:family="table-column">
      <style:table-column-properties fo:break-before="auto" style:column-width="0.743cm"/>
    </style:style>
    <style:style style:name="co19" style:family="table-column">
      <style:table-column-properties fo:break-before="auto" style:column-width="1.293cm"/>
    </style:style>
    <style:style style:name="co20" style:family="table-column">
      <style:table-column-properties fo:break-before="auto" style:column-width="1.395cm"/>
    </style:style>
    <style:style style:name="co21" style:family="table-column">
      <style:table-column-properties fo:break-before="auto" style:column-width="1.259cm"/>
    </style:style>
    <style:style style:name="co22" style:family="table-column">
      <style:table-column-properties fo:break-before="auto" style:column-width="1.224cm"/>
    </style:style>
    <style:style style:name="co23" style:family="table-column">
      <style:table-column-properties fo:break-before="auto" style:column-width="1.326cm"/>
    </style:style>
    <style:style style:name="co24" style:family="table-column">
      <style:table-column-properties fo:break-before="auto" style:column-width="1.633cm"/>
    </style:style>
    <style:style style:name="co25" style:family="table-column">
      <style:table-column-properties fo:break-before="auto" style:column-width="0.762cm"/>
    </style:style>
    <style:style style:name="co26" style:family="table-column">
      <style:table-column-properties fo:break-before="auto" style:column-width="1.552cm"/>
    </style:style>
    <style:style style:name="co27" style:family="table-column">
      <style:table-column-properties fo:break-before="auto" style:column-width="1.498cm"/>
    </style:style>
    <style:style style:name="co28" style:family="table-column">
      <style:table-column-properties fo:break-before="auto" style:column-width="1.088cm"/>
    </style:style>
    <style:style style:name="co29" style:family="table-column">
      <style:table-column-properties fo:break-before="auto" style:column-width="1.034cm"/>
    </style:style>
    <style:style style:name="co30" style:family="table-column">
      <style:table-column-properties fo:break-before="auto" style:column-width="3.022cm"/>
    </style:style>
    <style:style style:name="co31" style:family="table-column">
      <style:table-column-properties fo:break-before="auto" style:column-width="1.062cm"/>
    </style:style>
    <style:style style:name="co32" style:family="table-column">
      <style:table-column-properties fo:break-before="auto" style:column-width="3.186cm"/>
    </style:style>
    <style:style style:name="co33" style:family="table-column">
      <style:table-column-properties fo:break-before="auto" style:column-width="3.029cm"/>
    </style:style>
    <style:style style:name="co34" style:family="table-column">
      <style:table-column-properties fo:break-before="auto" style:column-width="2.117cm"/>
    </style:style>
    <style:style style:name="co35" style:family="table-column">
      <style:table-column-properties fo:break-before="auto" style:column-width="3.743cm"/>
    </style:style>
    <style:style style:name="co36" style:family="table-column">
      <style:table-column-properties fo:break-before="auto" style:column-width="1.148cm"/>
    </style:style>
    <style:style style:name="co37" style:family="table-column">
      <style:table-column-properties fo:break-before="auto" style:column-width="0.538cm"/>
    </style:style>
    <style:style style:name="co38" style:family="table-column">
      <style:table-column-properties fo:break-before="auto" style:column-width="1.279cm"/>
    </style:style>
    <style:style style:name="co39" style:family="table-column">
      <style:table-column-properties fo:break-before="auto" style:column-width="0.543cm"/>
    </style:style>
    <style:style style:name="co40" style:family="table-column">
      <style:table-column-properties fo:break-before="auto" style:column-width="0.924cm"/>
    </style:style>
    <style:style style:name="co41" style:family="table-column">
      <style:table-column-properties fo:break-before="auto" style:column-width="5.046cm"/>
    </style:style>
    <style:style style:name="co42" style:family="table-column">
      <style:table-column-properties fo:break-before="auto" style:column-width="1.334cm"/>
    </style:style>
    <style:style style:name="co43" style:family="table-column">
      <style:table-column-properties fo:break-before="auto" style:column-width="0.834cm"/>
    </style:style>
    <style:style style:name="co44" style:family="table-column">
      <style:table-column-properties fo:break-before="auto" style:column-width="0.864cm"/>
    </style:style>
    <style:style style:name="co45" style:family="table-column">
      <style:table-column-properties fo:break-before="auto" style:column-width="1.981cm"/>
    </style:style>
    <style:style style:name="co46" style:family="table-column">
      <style:table-column-properties fo:break-before="auto" style:column-width="2.519cm"/>
    </style:style>
    <style:style style:name="co47" style:family="table-column">
      <style:table-column-properties fo:break-before="auto" style:column-width="2.722cm"/>
    </style:style>
    <style:style style:name="co48" style:family="table-column">
      <style:table-column-properties fo:break-before="auto" style:column-width="1.462cm"/>
    </style:style>
    <style:style style:name="co49" style:family="table-column">
      <style:table-column-properties fo:break-before="auto" style:column-width="1.157cm"/>
    </style:style>
    <style:style style:name="co50" style:family="table-column">
      <style:table-column-properties fo:break-before="auto" style:column-width="0.393cm"/>
    </style:style>
    <style:style style:name="co51" style:family="table-column">
      <style:table-column-properties fo:break-before="auto" style:column-width="2.205cm"/>
    </style:style>
    <style:style style:name="co52" style:family="table-column">
      <style:table-column-properties fo:break-before="auto" style:column-width="2.831cm"/>
    </style:style>
    <style:style style:name="co53" style:family="table-column">
      <style:table-column-properties fo:break-before="auto" style:column-width="1.36cm"/>
    </style:style>
    <style:style style:name="co54" style:family="table-column">
      <style:table-column-properties fo:break-before="auto" style:column-width="0.817cm"/>
    </style:style>
    <style:style style:name="co55" style:family="table-column">
      <style:table-column-properties fo:break-before="auto" style:column-width="1.198cm"/>
    </style:style>
    <style:style style:name="co56" style:family="table-column">
      <style:table-column-properties fo:break-before="auto" style:column-width="2.641cm"/>
    </style:style>
    <style:style style:name="co57" style:family="table-column">
      <style:table-column-properties fo:break-before="auto" style:column-width="2.559cm"/>
    </style:style>
    <style:style style:name="co58" style:family="table-column">
      <style:table-column-properties fo:break-before="auto" style:column-width="0.967cm"/>
    </style:style>
    <style:style style:name="co59" style:family="table-column">
      <style:table-column-properties fo:break-before="auto" style:column-width="2.39cm"/>
    </style:style>
    <style:style style:name="co60" style:family="table-column">
      <style:table-column-properties fo:break-before="auto" style:column-width="1.824cm"/>
    </style:style>
    <style:style style:name="co61" style:family="table-column">
      <style:table-column-properties fo:break-before="auto" style:column-width="1.18cm"/>
    </style:style>
    <style:style style:name="co62" style:family="table-column">
      <style:table-column-properties fo:break-before="auto" style:column-width="1.191cm"/>
    </style:style>
    <style:style style:name="co63" style:family="table-column">
      <style:table-column-properties fo:break-before="auto" style:column-width="1.429cm"/>
    </style:style>
    <style:style style:name="co64" style:family="table-column">
      <style:table-column-properties fo:break-before="auto" style:column-width="0.679cm"/>
    </style:style>
    <style:style style:name="co65" style:family="table-column">
      <style:table-column-properties fo:break-before="auto" style:column-width="2.027cm"/>
    </style:style>
    <style:style style:name="co66" style:family="table-column">
      <style:table-column-properties fo:break-before="auto" style:column-width="1.21cm"/>
    </style:style>
    <style:style style:name="co67" style:family="table-column">
      <style:table-column-properties fo:break-before="auto" style:column-width="0.707cm"/>
    </style:style>
    <style:style style:name="co68" style:family="table-column">
      <style:table-column-properties fo:break-before="auto" style:column-width="1.233cm"/>
    </style:style>
    <style:style style:name="co69" style:family="table-column">
      <style:table-column-properties fo:break-before="auto" style:column-width="2.208cm"/>
    </style:style>
    <style:style style:name="co70" style:family="table-column">
      <style:table-column-properties fo:break-before="auto" style:column-width="1.663cm"/>
    </style:style>
    <style:style style:name="co71" style:family="table-column">
      <style:table-column-properties fo:break-before="auto" style:column-width="0.695cm"/>
    </style:style>
    <style:style style:name="co72" style:family="table-column">
      <style:table-column-properties fo:break-before="auto" style:column-width="3.6cm"/>
    </style:style>
    <style:style style:name="co73" style:family="table-column">
      <style:table-column-properties fo:break-before="auto" style:column-width="1.796cm"/>
    </style:style>
    <style:style style:name="co74" style:family="table-column">
      <style:table-column-properties fo:break-before="auto" style:column-width="0.953cm"/>
    </style:style>
    <style:style style:name="co75" style:family="table-column">
      <style:table-column-properties fo:break-before="auto" style:column-width="1.007cm"/>
    </style:style>
    <style:style style:name="co76" style:family="table-column">
      <style:table-column-properties fo:break-before="auto" style:column-width="0.462cm"/>
    </style:style>
    <style:style style:name="co77" style:family="table-column">
      <style:table-column-properties fo:break-before="auto" style:column-width="3.388cm"/>
    </style:style>
    <style:style style:name="co78" style:family="table-column">
      <style:table-column-properties fo:break-before="auto" style:column-width="1.422cm"/>
    </style:style>
    <style:style style:name="co79" style:family="table-column">
      <style:table-column-properties fo:break-before="auto" style:column-width="1.392cm"/>
    </style:style>
    <style:style style:name="co80" style:family="table-column">
      <style:table-column-properties fo:break-before="auto" style:column-width="2.268cm"/>
    </style:style>
    <style:style style:name="co81" style:family="table-column">
      <style:table-column-properties fo:break-before="auto" style:column-width="0.797cm"/>
    </style:style>
    <style:style style:name="co82" style:family="table-column">
      <style:table-column-properties fo:break-before="auto" style:column-width="0.725cm"/>
    </style:style>
    <style:style style:name="co83" style:family="table-column">
      <style:table-column-properties fo:break-before="auto" style:column-width="1.96cm"/>
    </style:style>
    <style:style style:name="co84" style:family="table-column">
      <style:table-column-properties fo:break-before="auto" style:column-width="2.238cm"/>
    </style:style>
    <style:style style:name="co85" style:family="table-column">
      <style:table-column-properties fo:break-before="auto" style:column-width="2.041cm"/>
    </style:style>
    <style:style style:name="co86" style:family="table-column">
      <style:table-column-properties fo:break-before="auto" style:column-width="1.933cm"/>
    </style:style>
    <style:style style:name="co87" style:family="table-column">
      <style:table-column-properties fo:break-before="auto" style:column-width="0.894cm"/>
    </style:style>
    <style:style style:name="co88" style:family="table-column">
      <style:table-column-properties fo:break-before="auto" style:column-width="1.672cm"/>
    </style:style>
    <style:style style:name="co89" style:family="table-column">
      <style:table-column-properties fo:break-before="auto" style:column-width="1.307cm"/>
    </style:style>
    <style:style style:name="co90" style:family="table-column">
      <style:table-column-properties fo:break-before="auto" style:column-width="0.734cm"/>
    </style:style>
    <style:style style:name="co91" style:family="table-column">
      <style:table-column-properties fo:break-before="auto" style:column-width="3.457cm"/>
    </style:style>
    <style:style style:name="co92" style:family="table-column">
      <style:table-column-properties fo:break-before="auto" style:column-width="2.614cm"/>
    </style:style>
    <style:style style:name="co93" style:family="table-column">
      <style:table-column-properties fo:break-before="auto" style:column-width="3.112cm"/>
    </style:style>
    <style:style style:name="co94" style:family="table-column">
      <style:table-column-properties fo:break-before="auto" style:column-width="0.653cm"/>
    </style:style>
    <style:style style:name="co95" style:family="table-column">
      <style:table-column-properties fo:break-before="auto" style:column-width="1.117cm"/>
    </style:style>
    <style:style style:name="co96" style:family="table-column">
      <style:table-column-properties fo:break-before="auto" style:column-width="2.124cm"/>
    </style:style>
    <style:style style:name="co97" style:family="table-column">
      <style:table-column-properties fo:break-before="auto" style:column-width="1.524cm"/>
    </style:style>
    <style:style style:name="co98" style:family="table-column">
      <style:table-column-properties fo:break-before="auto" style:column-width="2.069cm"/>
    </style:style>
    <style:style style:name="co99" style:family="table-column">
      <style:table-column-properties fo:break-before="auto" style:column-width="3.235cm"/>
    </style:style>
    <style:style style:name="co100" style:family="table-column">
      <style:table-column-properties fo:break-before="auto" style:column-width="2.3cm"/>
    </style:style>
    <style:style style:name="co101" style:family="table-column">
      <style:table-column-properties fo:break-before="auto" style:column-width="2.104cm"/>
    </style:style>
    <style:style style:name="co102" style:family="table-column">
      <style:table-column-properties fo:break-before="auto" style:column-width="3.967cm"/>
    </style:style>
    <style:style style:name="co103" style:family="table-column">
      <style:table-column-properties fo:break-before="auto" style:column-width="1.6cm"/>
    </style:style>
    <style:style style:name="co104" style:family="table-column">
      <style:table-column-properties fo:break-before="auto" style:column-width="0.877cm"/>
    </style:style>
    <style:style style:name="co105" style:family="table-column">
      <style:table-column-properties fo:break-before="auto" style:column-width="0.788cm"/>
    </style:style>
    <style:style style:name="co106" style:family="table-column">
      <style:table-column-properties fo:break-before="auto" style:column-width="2.505cm"/>
    </style:style>
    <style:style style:name="co107" style:family="table-column">
      <style:table-column-properties fo:break-before="auto" style:column-width="4.438cm"/>
    </style:style>
    <style:style style:name="co108" style:family="table-column">
      <style:table-column-properties fo:break-before="auto" style:column-width="0.489cm"/>
    </style:style>
    <style:style style:name="co109" style:family="table-column">
      <style:table-column-properties fo:break-before="auto" style:column-width="2.314cm"/>
    </style:style>
    <style:style style:name="co110" style:family="table-column">
      <style:table-column-properties fo:break-before="auto" style:column-width="1.905cm"/>
    </style:style>
    <style:style style:name="co111" style:family="table-column">
      <style:table-column-properties fo:break-before="auto" style:column-width="2.281cm"/>
    </style:style>
    <style:style style:name="co112" style:family="table-column">
      <style:table-column-properties fo:break-before="auto" style:column-width="2.611cm"/>
    </style:style>
    <style:style style:name="co113" style:family="table-column">
      <style:table-column-properties fo:break-before="auto" style:column-width="2.859cm"/>
    </style:style>
    <style:style style:name="co114" style:family="table-column">
      <style:table-column-properties fo:break-before="auto" style:column-width="1.743cm"/>
    </style:style>
    <style:style style:name="co115" style:family="table-column">
      <style:table-column-properties fo:break-before="auto" style:column-width="0.58cm"/>
    </style:style>
    <style:style style:name="co116" style:family="table-column">
      <style:table-column-properties fo:break-before="auto" style:column-width="0.748cm"/>
    </style:style>
    <style:style style:name="co117" style:family="table-column">
      <style:table-column-properties fo:break-before="auto" style:column-width="4.002cm"/>
    </style:style>
    <style:style style:name="co118" style:family="table-column">
      <style:table-column-properties fo:break-before="auto" style:column-width="3.24cm"/>
    </style:style>
    <style:style style:name="co119" style:family="table-column">
      <style:table-column-properties fo:break-before="auto" style:column-width="2.286cm"/>
    </style:style>
    <style:style style:name="co120" style:family="table-column">
      <style:table-column-properties fo:break-before="auto" style:column-width="1.605cm"/>
    </style:style>
    <style:style style:name="co121" style:family="table-column">
      <style:table-column-properties fo:break-before="auto" style:column-width="2.655cm"/>
    </style:style>
    <style:style style:name="co122" style:family="table-column">
      <style:table-column-properties fo:break-before="auto" style:column-width="2.26cm"/>
    </style:style>
    <style:style style:name="co123" style:family="table-column">
      <style:table-column-properties fo:break-before="auto" style:column-width="1.94cm"/>
    </style:style>
    <style:style style:name="co124" style:family="table-column">
      <style:table-column-properties fo:break-before="auto" style:column-width="0.937cm"/>
    </style:style>
    <style:style style:name="co125" style:family="table-column">
      <style:table-column-properties fo:break-before="auto" style:column-width="1.055cm"/>
    </style:style>
    <style:style style:name="co126" style:family="table-column">
      <style:table-column-properties fo:break-before="auto" style:column-width="1.369cm"/>
    </style:style>
    <style:style style:name="co127" style:family="table-column">
      <style:table-column-properties fo:break-before="auto" style:column-width="1.478cm"/>
    </style:style>
    <style:style style:name="co128" style:family="table-column">
      <style:table-column-properties fo:break-before="auto" style:column-width="1.02cm"/>
    </style:style>
    <style:style style:name="co129" style:family="table-column">
      <style:table-column-properties fo:break-before="auto" style:column-width="2.341cm"/>
    </style:style>
    <style:style style:name="co130" style:family="table-column">
      <style:table-column-properties fo:break-before="auto" style:column-width="3.212cm"/>
    </style:style>
    <style:style style:name="co131" style:family="table-column">
      <style:table-column-properties fo:break-before="auto" style:column-width="2.178cm"/>
    </style:style>
    <style:style style:name="co132" style:family="table-column">
      <style:table-column-properties fo:break-before="auto" style:column-width="0.572cm"/>
    </style:style>
    <style:style style:name="co133" style:family="table-column">
      <style:table-column-properties fo:break-before="auto" style:column-width="0.598cm"/>
    </style:style>
    <style:style style:name="co134" style:family="table-column">
      <style:table-column-properties fo:break-before="auto" style:column-width="4.764cm"/>
    </style:style>
    <style:style style:name="co135" style:family="table-column">
      <style:table-column-properties fo:break-before="auto" style:column-width="3.104cm"/>
    </style:style>
    <style:style style:name="co136" style:family="table-column">
      <style:table-column-properties fo:break-before="auto" style:column-width="2.586cm"/>
    </style:style>
    <style:style style:name="co137" style:family="table-column">
      <style:table-column-properties fo:break-before="auto" style:column-width="3.778cm"/>
    </style:style>
    <style:style style:name="co138" style:family="table-column">
      <style:table-column-properties fo:break-before="auto" style:column-width="2.096cm"/>
    </style:style>
    <style:style style:name="co139" style:family="table-column">
      <style:table-column-properties fo:break-before="auto" style:column-width="2.101cm"/>
    </style:style>
    <style:style style:name="co140" style:family="table-column">
      <style:table-column-properties fo:break-before="auto" style:column-width="3.344cm"/>
    </style:style>
    <style:style style:name="co141" style:family="table-column">
      <style:table-column-properties fo:break-before="auto" style:column-width="2.395cm"/>
    </style:style>
    <style:style style:name="co142" style:family="table-column">
      <style:table-column-properties fo:break-before="auto" style:column-width="1.857cm"/>
    </style:style>
    <style:style style:name="co143" style:family="table-column">
      <style:table-column-properties fo:break-before="auto" style:column-width="2.776cm"/>
    </style:style>
    <style:style style:name="co144" style:family="table-column">
      <style:table-column-properties fo:break-before="auto" style:column-width="1.312cm"/>
    </style:style>
    <style:style style:name="co145" style:family="table-column">
      <style:table-column-properties fo:break-before="auto" style:column-width="4.549cm"/>
    </style:style>
    <style:style style:name="co146" style:family="table-column">
      <style:table-column-properties fo:break-before="auto" style:column-width="4.688cm"/>
    </style:style>
    <style:style style:name="co147" style:family="table-column">
      <style:table-column-properties fo:break-before="auto" style:column-width="2.369cm"/>
    </style:style>
    <style:style style:name="co148" style:family="table-column">
      <style:table-column-properties fo:break-before="auto" style:column-width="1.988cm"/>
    </style:style>
    <style:style style:name="co149" style:family="table-column">
      <style:table-column-properties fo:break-before="auto" style:column-width="0.665cm"/>
    </style:style>
    <style:style style:name="co150" style:family="table-column">
      <style:table-column-properties fo:break-before="auto" style:column-width="1.669cm"/>
    </style:style>
    <style:style style:name="co151" style:family="table-column">
      <style:table-column-properties fo:break-before="auto" style:column-width="2.434cm"/>
    </style:style>
    <style:style style:name="co152" style:family="table-column">
      <style:table-column-properties fo:break-before="auto" style:column-width="1.281cm"/>
    </style:style>
    <style:style style:name="co153" style:family="table-column">
      <style:table-column-properties fo:break-before="auto" style:column-width="3.364cm"/>
    </style:style>
    <style:style style:name="co154" style:family="table-column">
      <style:table-column-properties fo:break-before="auto" style:column-width="2.85cm"/>
    </style:style>
    <style:style style:name="co155" style:family="table-column">
      <style:table-column-properties fo:break-before="auto" style:column-width="1.441cm"/>
    </style:style>
    <style:style style:name="co156" style:family="table-column">
      <style:table-column-properties fo:break-before="auto" style:column-width="3.043cm"/>
    </style:style>
    <style:style style:name="co157" style:family="table-column">
      <style:table-column-properties fo:break-before="auto" style:column-width="1.778cm"/>
    </style:style>
    <style:style style:name="co158" style:family="table-column">
      <style:table-column-properties fo:break-before="auto" style:column-width="1.833cm"/>
    </style:style>
    <style:style style:name="co159" style:family="table-column">
      <style:table-column-properties fo:break-before="auto" style:column-width="2.087cm"/>
    </style:style>
    <style:style style:name="co160" style:family="table-column">
      <style:table-column-properties fo:break-before="auto" style:column-width="2.739cm"/>
    </style:style>
    <style:style style:name="co161" style:family="table-column">
      <style:table-column-properties fo:break-before="auto" style:column-width="0.774cm"/>
    </style:style>
    <style:style style:name="co162" style:family="table-column">
      <style:table-column-properties fo:break-before="auto" style:column-width="0.55cm"/>
    </style:style>
    <style:style style:name="co163" style:family="table-column">
      <style:table-column-properties fo:break-before="auto" style:column-width="1.344cm"/>
    </style:style>
    <style:style style:name="co164" style:family="table-column">
      <style:table-column-properties fo:break-before="auto" style:column-width="0.96cm"/>
    </style:style>
    <style:style style:name="co165" style:family="table-column">
      <style:table-column-properties fo:break-before="auto" style:column-width="3.14cm"/>
    </style:style>
    <style:style style:name="co166" style:family="table-column">
      <style:table-column-properties fo:break-before="auto" style:column-width="2.886cm"/>
    </style:style>
    <style:style style:name="co167" style:family="table-column">
      <style:table-column-properties fo:break-before="auto" style:column-width="2.595cm"/>
    </style:style>
    <style:style style:name="co168" style:family="table-column">
      <style:table-column-properties fo:break-before="auto" style:column-width="1.409cm"/>
    </style:style>
    <style:style style:name="co169" style:family="table-column">
      <style:table-column-properties fo:break-before="auto" style:column-width="3.651cm"/>
    </style:style>
    <style:style style:name="co170" style:family="table-column">
      <style:table-column-properties fo:break-before="auto" style:column-width="3.427cm"/>
    </style:style>
    <style:style style:name="co171" style:family="table-column">
      <style:table-column-properties fo:break-before="auto" style:column-width="2.15cm"/>
    </style:style>
    <style:style style:name="co172" style:family="table-column">
      <style:table-column-properties fo:break-before="auto" style:column-width="3.844cm"/>
    </style:style>
    <style:style style:name="co173" style:family="table-column">
      <style:table-column-properties fo:break-before="auto" style:column-width="0.616cm"/>
    </style:style>
    <style:style style:name="co174" style:family="table-column">
      <style:table-column-properties fo:break-before="auto" style:column-width="0.711cm"/>
    </style:style>
    <style:style style:name="ro1" style:family="table-row">
      <style:table-row-properties style:row-height="1.296cm" fo:break-before="auto" style:use-optimal-row-height="false"/>
    </style:style>
    <style:style style:name="ro2" style:family="table-row">
      <style:table-row-properties style:row-height="1.3cm" fo:break-before="auto" style:use-optimal-row-height="false"/>
    </style:style>
    <style:style style:name="ro3" style:family="table-row">
      <style:table-row-properties style:row-height="1.19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cm" fo:break-before="auto" style:use-optimal-row-height="false"/>
    </style:style>
    <style:style style:name="ro6" style:family="table-row">
      <style:table-row-properties style:row-height="0.612cm" fo:break-before="auto" style:use-optimal-row-height="true"/>
    </style:style>
    <style:style style:name="ro7" style:family="table-row">
      <style:table-row-properties style:row-height="0.556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ff00"/>
    </style:style>
    <style:style style:name="ta3" style:family="table" style:master-page-name="Default">
      <style:table-properties table:display="true" style:writing-mode="lr-tb" table:tab-color="#ff9900"/>
    </style:style>
    <style:style style:name="ta4" style:family="table" style:master-page-name="Default">
      <style:table-properties table:display="true" style:writing-mode="lr-tb" table:tab-color="#009900"/>
    </style:style>
    <style:style style:name="ta5" style:family="table" style:master-page-name="Default">
      <style:table-properties table:display="true" style:writing-mode="lr-tb" table:tab-color="#3333ff"/>
    </style:style>
    <style:style style:name="ta6" style:family="table" style:master-page-name="Default">
      <style:table-properties table:display="true" style:writing-mode="lr-tb" table:tab-color="#996600"/>
    </style:style>
    <style:style style:name="ta7" style:family="table" style:master-page-name="Default">
      <style:table-properties table:display="true" style:writing-mode="lr-tb" table:tab-color="#000000"/>
    </style:style>
    <style:style style:name="ta8" style:family="table" style:master-page-name="Default">
      <style:table-properties table:display="true" style:writing-mode="lr-tb" table:tab-color="#ff3333"/>
    </style:style>
    <style:style style:name="ta9" style:family="table" style:master-page-name="Default">
      <style:table-properties table:display="false" style:writing-mode="lr-tb"/>
    </style: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 %</number:text>
    </number:percentage-style>
    <number:time-style style:name="N60">
      <number:hours number:style="long"/>
      <number:text>:</number:text>
      <number:minutes number:style="long"/>
    </number:time-style>
    <number:number-style style:name="N80">
      <number:scientific-number number:decimal-places="2" number:min-decimal-places="2" number:min-integer-digits="1" number:min-exponent-digits="3" number:exponent-interval="1" number:forced-exponent-sign="true"/>
    </number:number-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12"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2"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8" style:family="table-cell" style:parent-style-name="Default">
      <style:text-properties fo:font-size="12pt" style:font-size-asian="12pt" style:font-size-complex="12pt"/>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0" style:family="table-cell" style:parent-style-name="Default">
      <style:table-cell-properties fo:border-bottom="0.06pt solid #000000" fo:border-left="none" fo:border-right="0.06pt solid #000000" fo:border-top="0.06pt solid #000000" style:vertical-align="middle"/>
      <style:text-properties fo:font-size="14pt" style:font-size-asian="14pt" style:font-size-complex="14pt"/>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61" style:family="table-cell" style:parent-style-name="Default">
      <style:table-cell-properties style:text-align-source="fix" style:repeat-content="false" fo:border="0.06pt solid #000000" style:vertical-align="middle"/>
      <style:paragraph-properties fo:text-align="start" fo:margin-left="0cm"/>
      <style:text-properties style:font-name="Liberation Sans" fo:font-size="12pt" style:font-size-asian="12pt" style:font-size-complex="12pt"/>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4pt" style:font-size-asian="14pt" style:font-size-complex="14pt"/>
    </style:style>
    <style:style style:name="ce13" style:family="table-cell" style:parent-style-name="Default">
      <style:table-cell-properties fo:border="0.06pt solid #000000"/>
      <style:text-properties fo:font-size="12pt" style:font-size-asian="12pt" style:font-size-complex="12pt"/>
    </style:style>
    <style:style style:name="ce15" style:family="table-cell" style:parent-style-name="Default">
      <style:text-properties fo:font-size="14pt" style:font-size-asian="14pt" style:font-size-complex="14pt"/>
    </style:style>
    <style:style style:name="ce4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size="14pt" style:font-size-asian="14pt" style:font-size-complex="14pt"/>
    </style:style>
    <style:style style:name="ce86"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5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16"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style>
    <style:style style:name="ce90" style:family="table-cell" style:parent-style-name="Default" style:data-style-name="N0">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4pt" style:font-size-asian="14pt" style:font-size-complex="14pt"/>
    </style:style>
    <style:style style:name="ce4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18" style:family="table-cell" style:parent-style-name="Default">
      <style:table-cell-properties style:text-align-source="fix" style:repeat-content="false" fo:border="0.06pt solid #000000"/>
      <style:paragraph-properties fo:text-align="start" fo:margin-left="0cm"/>
    </style:style>
    <style:style style:name="ce19" style:family="table-cell" style:parent-style-name="Default">
      <style:table-cell-properties style:text-align-source="fix" style:repeat-content="false" fo:border="0.06pt solid #000000"/>
      <style:paragraph-properties fo:text-align="start" fo:margin-left="0cm"/>
      <style:text-properties style:font-name="Liberation Sans" fo:font-size="12pt" style:font-size-asian="12pt" style:font-size-complex="12pt"/>
    </style:style>
    <style:style style:name="ce119"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21"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26pt" style:font-size-asian="26pt" style:font-size-complex="26pt"/>
    </style:style>
    <style:style style:name="ce22"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5pt" style:font-size-asian="11pt" style:font-size-complex="11pt"/>
    </style:style>
    <style:style style:name="ce42" style:family="table-cell" style:parent-style-name="Default">
      <style:table-cell-properties fo:border-bottom="0.06pt solid #000000" style:diagonal-bl-tr="none" style:diagonal-tl-br="none" fo:border-left="none" fo:padding="0.071cm" fo:border-right="0.06pt solid #000000"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3" style:family="table-cell" style:parent-style-name="Default">
      <style:table-cell-properties fo:border="none"/>
    </style:style>
    <style:style style:name="ce83" style:family="table-cell" style:parent-style-name="Default">
      <style:table-cell-properties style:vertical-align="middle"/>
    </style:style>
    <style:style style:name="ce25" style:family="table-cell" style:parent-style-name="Default">
      <style:table-cell-properties style:text-align-source="fix" style:repeat-content="false" fo:border="0.06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89"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3">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8" style:family="table-cell" style:parent-style-name="Default">
      <style:table-cell-properties fo:border-bottom="0.06pt solid #000000" fo:border-left="none" fo:border-right="none" fo:border-top="0.06pt solid #000000"/>
      <style:text-properties style:font-name="Liberation Sans"/>
    </style:style>
    <style:style style:name="ce9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5pt" fo:font-weight="bold" style:font-size-asian="15pt" style:font-weight-asian="bold" style:font-size-complex="15pt" style:font-weight-complex="bold"/>
    </style:style>
    <style:style style:name="ce30" style:family="table-cell" style:parent-style-name="Default">
      <style:table-cell-properties fo:border-bottom="0.06pt solid #000000" fo:border-left="none" fo:border-right="none" fo:border-top="0.06pt solid #000000"/>
    </style:style>
    <style:style style:name="ce96" style:family="table-cell" style:parent-style-name="Default">
      <style:table-cell-properties fo:border-bottom="0.06pt solid #000000" fo:border-left="none" fo:border-right="none" fo:border-top="0.06pt solid #000000" style:vertical-align="middle"/>
    </style:style>
    <style:style style:name="ce35" style:family="table-cell" style:parent-style-name="Default" style:data-style-name="N136">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1" style:family="table-cell" style:parent-style-name="Default">
      <style:table-cell-properties fo:border-bottom="0.06pt solid #000000" fo:border-left="none" fo:border-right="0.06pt solid #000000" fo:border-top="0.06pt solid #000000"/>
    </style:style>
    <style:style style:name="ce99"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cm"/>
      <style:text-properties fo:font-size="14pt" style:font-size-asian="14pt" style:font-size-complex="14pt"/>
    </style:style>
    <style:style style:name="ce33"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46"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34" style:family="table-cell" style:parent-style-name="Default">
      <style:table-cell-properties style:text-align-source="fix" style:repeat-content="false" fo:border="0.06pt solid #000000" style:vertical-align="middle"/>
      <style:paragraph-properties fo:text-align="center"/>
      <style:text-properties fo:font-size="13pt" fo:font-weight="bold" style:font-size-asian="13pt" style:font-weight-asian="bold" style:font-size-complex="13pt" style:font-weight-complex="bold"/>
    </style:style>
    <style:style style:name="ce11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3" fo:font-size="14pt" style:font-name-asian="Liberation Sans3" style:font-size-asian="14pt" style:font-name-complex="Liberation Sans3" style:font-size-complex="14pt"/>
    </style:style>
    <style:style style:name="ce51" style:family="table-cell" style:parent-style-name="Default">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size-asian="14pt" style:font-size-complex="14pt"/>
    </style:style>
    <style:style style:name="ce20" style:family="table-cell" style:parent-style-name="Default">
      <style:table-cell-properties fo:border-bottom="0.06pt solid #000000" fo:border-left="none" fo:border-right="none" fo:border-top="0.06pt solid #000000" style:vertical-align="middle"/>
      <style:text-properties fo:font-size="14pt" style:font-size-asian="14pt" style:font-size-complex="14pt"/>
    </style:style>
    <style:style style:name="ce106" style:family="table-cell" style:parent-style-name="Default" style:data-style-name="N151">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6" style:family="table-cell" style:parent-style-name="Default">
      <style:table-cell-properties fo:background-color="#ff99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38"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43" style:family="table-cell" style:parent-style-name="Default" style:data-style-name="N137">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44" style:family="table-cell" style:parent-style-name="Default">
      <style:table-cell-properties fo:background-color="#00cc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29" style:family="table-cell" style:parent-style-name="Default" style:data-style-name="N138">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2"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1" style:family="table-cell" style:parent-style-name="Default">
      <style:table-cell-properties style:text-align-source="fix" style:repeat-content="false"/>
      <style:paragraph-properties fo:text-align="start" fo:margin-left="0cm"/>
    </style:style>
    <style:style style:name="ce132"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116"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48" style:family="table-cell" style:parent-style-name="Default" style:data-style-name="N138">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49" style:family="table-cell" style:parent-style-name="Default">
      <style:table-cell-properties fo:background-color="#3333ff"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22" style:family="table-cell" style:parent-style-name="Default">
      <style:table-cell-properties fo:border-bottom="0.06pt solid #000000" fo:border-left="0.06pt solid #000000" fo:border-right="none" fo:border-top="0.06pt solid #000000" style:vertical-align="middle"/>
      <style:text-properties fo:font-size="12pt" style:font-size-asian="12pt" style:font-size-complex="12pt"/>
    </style:style>
    <style:style style:name="ce135" style:family="table-cell" style:parent-style-name="Default" style:data-style-name="N149">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24" style:family="table-cell" style:parent-style-name="Default">
      <style:table-cell-properties fo:border-bottom="0.06pt solid #000000" style:text-align-source="fix" style:repeat-content="false" fo:border-left="none" fo:border-right="none" fo:border-top="0.06pt solid #000000" style:vertical-align="bottom"/>
      <style:paragraph-properties fo:text-align="start" fo:margin-left="0cm"/>
      <style:text-properties style:font-name="Liberation Sans" fo:font-size="14pt" style:font-size-asian="14pt" style:font-size-complex="14pt"/>
    </style:style>
    <style:style style:name="ce12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1" fo:font-size="14pt" style:font-name-asian="Liberation Sans1" style:font-size-asian="14pt" style:font-name-complex="Liberation Sans1" style:font-size-complex="14pt"/>
    </style:style>
    <style:style style:name="ce136"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vertical-align="middle"/>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7" style:family="table-cell" style:parent-style-name="Default">
      <style:table-cell-properties fo:border-bottom="0.06pt solid #000000" style:diagonal-bl-tr="none" style:diagonal-tl-br="none" fo:border-left="none" fo:padding="0.071cm" fo:border-right="none"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8"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6"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0" style:family="table-cell" style:parent-style-name="Default">
      <style:table-cell-properties style:vertical-align="middle"/>
      <style:text-properties fo:font-size="11pt" style:font-size-asian="11pt" style:font-size-complex="11pt"/>
    </style:style>
    <style:style style:name="ce141" style:family="table-cell" style:parent-style-name="Default">
      <style:table-cell-properties style:text-align-source="fix" style:repeat-content="false" style:vertical-align="middle"/>
      <style:paragraph-properties fo:text-align="center" fo:margin-left="0cm"/>
      <style:text-properties fo:font-size="11pt" style:font-size-asian="11pt" style:font-size-complex="11pt"/>
    </style:style>
    <style:style style:name="ce53" style:family="table-cell" style:parent-style-name="Default">
      <style:table-cell-properties fo:background-color="#9966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43" style:family="table-cell" style:parent-style-name="Default">
      <style:table-cell-properties fo:border-bottom="0.06pt solid #000000" style:text-align-source="fix" style:repeat-content="false" fo:border-left="none" fo:padding-bottom="0.035cm" fo:padding-left="0.035cm" fo:padding-right="0.035cm" fo:padding-top="0.25cm" fo:border-right="none" fo:border-top="0.06pt solid #000000" style:vertical-align="top"/>
      <style:paragraph-properties fo:text-align="start" fo:margin-left="0cm"/>
      <style:text-properties style:font-name="Liberation Sans" fo:font-size="10pt" style:font-size-asian="14pt" style:font-size-complex="14pt"/>
    </style:style>
    <style:style style:name="ce144"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5" style:family="table-cell" style:parent-style-name="Default">
      <style:table-cell-properties fo:border-bottom="0.06pt solid #000000" style:diagonal-bl-tr="none" style:diagonal-tl-br="none" style:text-align-source="fix" style:repeat-content="false" fo:wrap-option="no-wrap" fo:border-left="0.06pt solid #000000"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3"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0.5pt" style:font-size-asian="10.5pt" style:font-size-complex="10.5pt"/>
    </style:style>
    <style:style style:name="ce146"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156"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2pt" style:font-size-asian="12pt" style:font-size-complex="12pt"/>
    </style:style>
    <style:style style:name="ce147"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4pt" style:font-size-asian="14pt" style:font-size-complex="14pt"/>
    </style:style>
    <style:style style:name="ce160" style:family="table-cell" style:parent-style-name="Default">
      <style:table-cell-properties fo:border-bottom="0.06pt solid #000000" fo:border-left="0.06pt solid #000000" fo:border-right="none" fo:border-top="0.06pt solid #000000" style:vertical-align="middle"/>
      <style:text-properties style:font-name="Liberation Sans" fo:font-size="12pt" style:font-size-asian="12pt" style:font-size-complex="12pt"/>
    </style:style>
    <style:style style:name="ce15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name-asian="Calibri" style:font-size-asian="14pt" style:font-name-complex="Calibri" style:font-size-complex="14pt"/>
    </style:style>
    <style:style style:name="ce151" style:family="table-cell" style:parent-style-name="Default">
      <style:table-cell-properties style:text-align-source="fix" style:repeat-content="false" fo:border="0.06pt solid #000000" style:vertical-align="middle"/>
      <style:paragraph-properties fo:text-align="center"/>
    </style:style>
    <style:style style:name="ce200" style:family="table-cell" style:parent-style-name="Default">
      <style:table-cell-properties fo:border-bottom="0.06pt solid #000000" fo:border-left="none" fo:border-right="0.06pt solid #000000" fo:border-top="0.06pt solid #000000" style:vertical-align="middle"/>
    </style:style>
    <style:style style:name="ce152" style:family="table-cell" style:parent-style-name="Default" style:data-style-name="N10">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164" style:family="table-cell" style:parent-style-name="Default" style:data-style-name="N146">
      <style:table-cell-properties fo:border="0.06pt solid #000000" style:vertical-align="middle"/>
      <style:text-properties style:font-name="Liberation Sans" fo:font-size="10.5pt" style:font-size-asian="10.5pt" style:font-size-complex="10.5pt"/>
    </style:style>
    <style:style style:name="ce59" style:family="table-cell" style:parent-style-name="Default">
      <style:table-cell-properties fo:background-color="#0000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3" fo:font-size="14pt" style:font-name-asian="Liberation Sans3" style:font-size-asian="14pt" style:font-name-complex="Liberation Sans3" style:font-size-complex="14pt"/>
    </style:style>
    <style:style style:name="ce167"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49" style:family="table-cell" style:parent-style-name="Default">
      <style:table-cell-properties fo:border-bottom="0.06pt solid #000000" style:diagonal-bl-tr="none" style:diagonal-tl-br="none" fo:border-left="none" fo:padding="0.071cm" fo:border-right="none" style:rotation-align="none" fo:border-top="0.06pt solid #000000"/>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8"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69" style:family="table-cell" style:parent-style-name="Default">
      <style:table-cell-properties fo:border-bottom="0.06pt solid #000000" style:diagonal-bl-tr="none" style:diagonal-tl-br="none" fo:border-left="none" fo:padding="0.071cm" fo:border-right="0.06pt solid #000000" style:rotation-align="none" fo:border-top="0.06pt solid #000000"/>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0"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71" style:family="table-cell" style:parent-style-name="Default" style:data-style-name="N15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7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fo:font-size="14pt" style:font-size-asian="14pt" style:font-size-complex="14pt"/>
    </style:style>
    <style:style style:name="ce57" style:family="table-cell" style:parent-style-name="Default">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74" style:family="table-cell" style:parent-style-name="Default" style:data-style-name="N155">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175" style:family="table-cell" style:parent-style-name="Default">
      <style:table-cell-properties style:text-align-source="fix" style:repeat-content="false"/>
      <style:paragraph-properties fo:text-align="center" fo:margin-left="0cm"/>
    </style:style>
    <style:style style:name="ce176" style:family="table-cell" style:parent-style-name="Default">
      <style:table-cell-properties fo:border-bottom="0.06pt solid #000000" fo:border-left="none" fo:border-right="none" fo:border-top="0.06pt solid #000000" style:vertical-align="middle"/>
      <style:text-properties style:font-name="Liberation Sans" fo:font-size="14pt" style:font-size-asian="14pt" style:font-size-complex="14pt"/>
    </style:style>
    <style:style style:name="ce17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style:font-name="Liberation Sans" fo:font-size="14pt" style:font-size-asian="14pt" style:font-size-complex="14pt"/>
    </style:style>
    <style:style style:name="ce178"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name-asian="Calibri" style:font-size-asian="14pt" style:font-name-complex="Calibri" style:font-size-complex="14pt"/>
    </style:style>
    <style:style style:name="ce17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180" style:family="table-cell" style:parent-style-name="Default" style:data-style-name="N153">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1" style:family="table-cell" style:parent-style-name="Default">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66" style:family="table-cell" style:parent-style-name="Default">
      <style:table-cell-properties fo:background-color="#ff3333"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83" style:family="table-cell" style:parent-style-name="Default" style:data-style-name="N157">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84" style:family="table-cell" style:parent-style-name="Default" style:data-style-name="N158">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85" style:family="table-cell" style:parent-style-name="Default">
      <style:table-cell-properties fo:border-bottom="0.06pt solid #000000" fo:border-left="0.06pt solid #000000" fo:border-right="none" fo:border-top="0.06pt solid #000000" style:vertical-align="middle"/>
      <style:text-properties fo:font-size="10.5pt" style:font-size-asian="10.5pt" style:font-size-complex="10.5pt"/>
    </style:style>
    <style:style style:name="ce186" style:family="table-cell" style:parent-style-name="Default">
      <style:table-cell-properties fo:border-bottom="0.06pt solid #000000" fo:border-left="none" fo:border-right="none" fo:border-top="0.06pt solid #000000" style:vertical-align="middle"/>
      <style:text-properties fo:font-size="10.5pt" style:font-size-asian="10.5pt" style:font-size-complex="10.5pt"/>
    </style:style>
    <style:style style:name="ce187" style:family="table-cell" style:parent-style-name="Default" style:data-style-name="N158">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89"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0" style:family="table-cell" style:parent-style-name="Default" style:data-style-name="N167">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91" style:family="table-cell" style:parent-style-name="Default" style:data-style-name="N160">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7" style:family="table-cell" style:parent-style-name="Default" style:data-style-name="N0">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93" style:family="table-cell" style:parent-style-name="Default" style:data-style-name="N138">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194" style:family="table-cell" style:parent-style-name="Default" style:data-style-name="N161">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5" style:family="table-cell" style:parent-style-name="Default" style:data-style-name="N162">
      <style:table-cell-properties fo:border-bottom="0.06pt solid #000000" fo:border-left="0.06pt solid #000000" fo:border-right="none" fo:border-top="0.06pt solid #000000" style:vertical-align="middle"/>
      <style:text-properties fo:font-size="14pt" style:font-size-asian="14pt" style:font-size-complex="14pt"/>
    </style:style>
    <style:style style:name="ce196" style:family="table-cell" style:parent-style-name="Default" style:data-style-name="N165">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197" style:family="table-cell" style:parent-style-name="Default" style:data-style-name="N163">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198" style:family="table-cell" style:parent-style-name="Default" style:data-style-name="N80">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99" style:family="table-cell" style:parent-style-name="Default" style:data-style-name="N60">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27" style:family="table-cell" style:parent-style-name="Default">
      <style:table-cell-properties style:text-align-source="fix" style:repeat-content="false" fo:background-color="transparent" fo:wrap-option="wrap" fo:border="none" fo:padding="0.499cm" style:vertical-align="middle"/>
      <style:paragraph-properties fo:text-align="center" fo:margin-left="0cm"/>
      <style:text-properties fo:color="#ffffff" fo:font-size="14pt" style:font-size-asian="14pt" style:font-size-complex="14pt"/>
    </style:style>
    <style:style style:name="gr1" style:family="graphic">
      <style:graphic-properties fo:background-color="#ffffff"/>
    </style:style>
    <style:style style:name="gr2" style:family="graphic">
      <style:graphic-properties fo:background-color="#ffff00"/>
    </style:style>
    <style:style style:name="gr3" style:family="graphic">
      <style:graphic-properties fo:background-color="#ff9900"/>
    </style:style>
    <style:style style:name="gr4" style:family="graphic">
      <style:graphic-properties fo:background-color="#009900"/>
      <style:text-properties fo:color="#ffffff"/>
    </style:style>
    <style:style style:name="gr5" style:family="graphic">
      <style:graphic-properties fo:background-color="#0000ff"/>
      <style:text-properties fo:color="#ffffff"/>
    </style:style>
    <style:style style:name="gr6" style:family="graphic">
      <style:graphic-properties fo:background-color="#663300"/>
      <style:text-properties fo:color="#ffffff"/>
    </style:style>
    <style:style style:name="gr7" style:family="graphic">
      <style:graphic-properties fo:background-color="#000000"/>
      <style:text-properties fo:color="#ffffff"/>
    </style:style>
    <style:style style:name="gr8" style:family="graphic">
      <style:graphic-properties fo:background-color="#ff3333"/>
      <style:text-properties fo:color="#ffffff"/>
    </style:style>
    <style:style style:name="gr9" style:family="graphic">
      <style:graphic-properties draw:stroke="solid" svg:stroke-width="0.1cm" svg:stroke-color="#000000" draw:marker-start-width="0.35cm" draw:marker-end-width="0.35cm" draw:fill="solid" draw:fill-color="#729fcf" draw:textarea-vertical-align="middle" fo:min-height="9.558cm" fo:padding-top="0.3cm" fo:padding-bottom="0.3cm" fo:padding-left="0.3cm" fo:padding-right="0.3cm"/>
      <style:paragraph-properties fo:text-align="center" style:text-autospace="none" style:line-break="normal"/>
      <style:text-properties fo:hyphenate="false"/>
    </style:style>
    <style:style style:name="gr10" style:family="graphic">
      <style:graphic-properties fo:background-color="#9999ff"/>
      <style:text-properties fo:color="#ffffff"/>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autospace="none" style:line-break="normal" style:writing-mode="page"/>
      <style:text-properties fo:hyphenate="false"/>
    </style:style>
    <style:style style:name="P4" style:family="paragraph">
      <loext:graphic-properties draw:fill="solid" draw:fill-color="#729fcf"/>
      <style:paragraph-properties fo:text-align="center" style:text-autospace="none" style:line-break="normal" style:writing-mode="page"/>
      <style:text-properties fo:hyphenate="false"/>
    </style:style>
    <style:style style:name="T1" style:family="text">
      <style:text-properties fo:color="#ffffff" loext:opacity="100%"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color="#000000" style:font-name="Wingding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Wingdings"/>
    </style:style>
    <style:style style:name="T6"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8" style:family="text">
      <style:text-properties style:font-name="Liberation Sans"/>
    </style:style>
    <style:style style:name="T9" style:family="text">
      <style:text-properties fo:font-size="14pt" style:font-size-asian="14pt" style:font-size-complex="14pt" style:text-overline-style="solid" style:text-overline-width="auto" style:text-overline-color="font-color"/>
    </style:style>
    <style:style style:name="T10"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text-position="super 58%"/>
    </style:style>
    <style:style style:name="T12" style:family="text">
      <style:text-properties style:text-position="33% 58%"/>
    </style:style>
  </office:automatic-styles>
  <office:body>
    <office:spreadsheet>
      <table:calculation-settings table:automatic-find-labels="false" table:use-regular-expressions="false" table:use-wildcards="true"/>
      <table:table table:name="Ceinture Blanche" table:style-name="ta1" table:print-ranges="'Ceinture Blanche'.A1:'Ceinture Blanche'.P44 'Ceinture Blanche'.R1:'Ceinture Blanch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anche?language=Basic&amp;location=document" xlink:type="simple"/>
              </office:event-listeners>
            </form:button>
          </form:form>
        </office:forms>
        <table:shapes>
          <draw:control draw:z-index="0" draw:style-name="gr1" draw:text-style-name="P1" svg:width="1.907cm" svg:height="0.771cm" svg:x="47.998cm" svg:y="0.623c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3"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7" table:number-columns-repeated="996" table:default-cell-style-name="Default"/>
        <table:table-row table:style-name="ro1">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9" calcext:value-type="float">
            <text:p>9</text:p>
          </table:table-cell>
          <table:table-cell table:style-name="ce83" table:formula="of:=RAND()" office:value-type="float" office:value="0.450951512284387" calcext:value-type="float">
            <text:p>0,450951512284387</text:p>
          </table:table-cell>
          <table:table-cell table:formula="of:=RANK([.Z1];[.Z1:.Z10])+2" office:value-type="float" office:value="3" calcext:value-type="float">
            <text:p>3</text:p>
          </table:table-cell>
          <table:table-cell table:style-name="ce83" table:formula="of:=RAND()" office:value-type="float" office:value="0.979017875113488" calcext:value-type="float">
            <text:p>0,979017875113488</text:p>
          </table:table-cell>
          <table:table-cell table:number-columns-repeated="998"/>
        </table:table-row>
        <table:table-row table:style-name="ro1">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2793" calcext:value-type="string">
            <text:p>v2793</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X1:.X10])+2" office:value-type="float" office:value="5" calcext:value-type="float">
            <text:p>5</text:p>
          </table:table-cell>
          <table:table-cell table:style-name="ce83" table:formula="of:=RAND()" office:value-type="float" office:value="0.883733461990913" calcext:value-type="float">
            <text:p>0,883733461990913</text:p>
          </table:table-cell>
          <table:table-cell table:formula="of:=RANK([.Z2];[.Z1:.Z10])+2" office:value-type="float" office:value="5" calcext:value-type="float">
            <text:p>5</text:p>
          </table:table-cell>
          <table:table-cell table:style-name="ce83" table:formula="of:=RAND()" office:value-type="float" office:value="0.806757727593066" calcext:value-type="float">
            <text:p>0,806757727593066</text:p>
          </table:table-cell>
          <table:table-cell table:number-columns-repeated="998"/>
        </table:table-row>
        <table:table-row table:style-name="ro2">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2793" calcext:value-type="string">
            <text:p>v2793</text:p>
          </table:table-cell>
          <table:table-cell table:style-name="ce83"/>
          <table:table-cell table:formula="of:=RANK([.X3];[.X1:.X10])+2" office:value-type="float" office:value="12" calcext:value-type="float">
            <text:p>12</text:p>
          </table:table-cell>
          <table:table-cell table:style-name="ce83" table:formula="of:=RAND()" office:value-type="float" office:value="0.00152889426217684" calcext:value-type="float">
            <text:p>0,00152889426217684</text:p>
          </table:table-cell>
          <table:table-cell table:formula="of:=RANK([.Z3];[.Z1:.Z10])+2" office:value-type="float" office:value="10" calcext:value-type="float">
            <text:p>10</text:p>
          </table:table-cell>
          <table:table-cell table:style-name="ce83" table:formula="of:=RAND()" office:value-type="float" office:value="0.337283118088976" calcext:value-type="float">
            <text:p>0,337283118088976</text:p>
          </table:table-cell>
          <table:table-cell table:style-name="ce83" table:formula="of:=RANK([.AB3];[.AB3:.AB8])" office:value-type="float" office:value="3" calcext:value-type="float">
            <text:p>3</text:p>
          </table:table-cell>
          <table:table-cell table:formula="of:=RAND()" office:value-type="float" office:value="0.567521199840437" calcext:value-type="float">
            <text:p>0,567521199840437</text:p>
          </table:table-cell>
          <table:table-cell table:style-name="ce83" table:number-columns-repeated="996"/>
        </table:table-row>
        <table:table-row table:style-name="ro3">
          <table:table-cell table:style-name="ce4" table:formula="of:=[.W4]" office:value-type="float" office:value="10" calcext:value-type="float">
            <text:p>10</text:p>
          </table:table-cell>
          <table:table-cell table:style-name="ce7" office:value-type="string" calcext:value-type="string">
            <text:p>×</text:p>
          </table:table-cell>
          <table:table-cell table:style-name="ce9" table:formula="of:=[.Y4]" office:value-type="float" office:value="4" calcext:value-type="float">
            <text:p>4</text:p>
          </table:table-cell>
          <table:table-cell table:style-name="ce10" office:value-type="string" calcext:value-type="string">
            <text:p>=</text:p>
          </table:table-cell>
          <table:table-cell table:style-name="ce39" table:formula="of:=IF([.S4]=&quot;diviseur&quot;;RANDBETWEEN(2;9);RANDBETWEEN(2;6)*[.H4])" office:value-type="float" office:value="5" calcext:value-type="float">
            <text:p>5</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4]=&quot;diviseur&quot;;[.E4]*RANDBETWEEN(2;11);RANDBETWEEN(2;25))" office:value-type="float" office:value="15" calcext:value-type="float">
            <text:p>15</text:p>
          </table:table-cell>
          <table:table-cell table:style-name="ce50" table:formula="of:=IF([.AA4]&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14" calcext:value-type="float">
            <text:p>14</text:p>
          </table:table-cell>
          <table:table-cell table:style-name="ce10" office:value-type="string" calcext:value-type="string">
            <text:p>=</text:p>
          </table:table-cell>
          <table:table-cell table:style-name="ce90" table:formula="of:=IF([.W4]&gt;5;&quot;(-&quot;&amp;RANDBETWEEN(2;20)&amp;&quot;)&quot;;RANDBETWEEN(2;20))" office:value-type="string" office:string-value="(-14)" calcext:value-type="string">
            <text:p>(-14)</text:p>
          </table:table-cell>
          <table:table-cell table:style-name="ce40" office:value-type="string" calcext:value-type="string">
            <text:p>+</text:p>
          </table:table-cell>
          <table:table-cell table:style-name="ce119" table:formula="of:=IF([.Y4]&lt;6;&quot;(-&quot;&amp;RANDBETWEEN(2;20)&amp;&quot;)&quot;;RANDBETWEEN(2;20))" office:value-type="string" office:string-value="(-16)" calcext:value-type="string">
            <text:p>(-16)</text:p>
          </table:table-cell>
          <table:table-cell table:style-name="ce42" office:value-type="string" calcext:value-type="string">
            <text:p><text:span text:style-name="T6">"</text:span><text:span text:style-name="T7">=</text:span></text:p>
          </table:table-cell>
          <table:table-cell/>
          <table:table-cell table:style-name="ce27" table:formula="of:=[.A4]*[.C4]" office:value-type="float" office:value="40" calcext:value-type="float">
            <text:p>40</text:p>
          </table:table-cell>
          <table:table-cell table:style-name="ce27" table:formula="of:=CHOOSE([.AA4];&quot;multiple&quot;;&quot;diviseur&quot;;&quot;multiple&quot;;&quot;diviseur&quot;;&quot;multiple&quot;;&quot;diviseur&quot;)" office:value-type="string" office:string-value="diviseur" calcext:value-type="string">
            <text:p>diviseur</text:p>
          </table:table-cell>
          <table:table-cell table:style-name="ce35" table:formula="of:=[.K4]/IF([.I4]=&quot;50 %&quot;;2;10)" office:value-type="float" office:value="7" calcext:value-type="float">
            <text:p>7</text:p>
          </table:table-cell>
          <table:table-cell table:style-name="ce27" table:formula="of:=IF(LEFT([.M4];1)=&quot;(&quot;;MID([.M4];2;LEN([.M4])-2);[.M4])+IF(LEFT([.O4];1)=&quot;(&quot;;MID([.O4];2;LEN([.O4])-2);[.O4])" office:value-type="float" office:value="-30" calcext:value-type="float">
            <text:p>-30</text:p>
          </table:table-cell>
          <table:table-cell/>
          <table:table-cell table:formula="of:=RANK([.X4];[.X1:.X10])+2" office:value-type="float" office:value="10" calcext:value-type="float">
            <text:p>10</text:p>
          </table:table-cell>
          <table:table-cell table:style-name="ce83" table:formula="of:=RAND()" office:value-type="float" office:value="0.443306257175168" calcext:value-type="float">
            <text:p>0,443306257175168</text:p>
          </table:table-cell>
          <table:table-cell table:formula="of:=RANK([.Z4];[.Z1:.Z10])+2" office:value-type="float" office:value="4" calcext:value-type="float">
            <text:p>4</text:p>
          </table:table-cell>
          <table:table-cell table:style-name="ce83" table:formula="of:=RAND()" office:value-type="float" office:value="0.960247660412256" calcext:value-type="float">
            <text:p>0,960247660412256</text:p>
          </table:table-cell>
          <table:table-cell table:formula="of:=RANK([.AB4];[.AB3:.AB8])" office:value-type="float" office:value="4" calcext:value-type="float">
            <text:p>4</text:p>
          </table:table-cell>
          <table:table-cell table:formula="of:=RAND()" office:value-type="float" office:value="0.337521636986074" calcext:value-type="float">
            <text:p>0,337521636986074</text:p>
          </table:table-cell>
          <table:table-cell table:number-columns-repeated="996"/>
        </table:table-row>
        <table:table-row table:style-name="ro3">
          <table:table-cell table:style-name="ce4" table:formula="of:=[.W5]" office:value-type="float" office:value="7" calcext:value-type="float">
            <text:p>7</text:p>
          </table:table-cell>
          <table:table-cell table:style-name="ce7" office:value-type="string" calcext:value-type="string">
            <text:p>×</text:p>
          </table:table-cell>
          <table:table-cell table:style-name="ce9" table:formula="of:=[.Y5]" office:value-type="float" office:value="9" calcext:value-type="float">
            <text:p>9</text:p>
          </table:table-cell>
          <table:table-cell table:style-name="ce10" office:value-type="string" calcext:value-type="string">
            <text:p>=</text:p>
          </table:table-cell>
          <table:table-cell table:style-name="ce39" table:formula="of:=IF([.S5]=&quot;diviseur&quot;;RANDBETWEEN(2;9);RANDBETWEEN(2;6)*[.H5])" office:value-type="float" office:value="90" calcext:value-type="float">
            <text:p>9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5]=&quot;diviseur&quot;;[.E5]*RANDBETWEEN(2;11);RANDBETWEEN(2;25))" office:value-type="float" office:value="15" calcext:value-type="float">
            <text:p>15</text:p>
          </table:table-cell>
          <table:table-cell table:style-name="ce50" table:formula="of:=IF([.AA5]&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17" calcext:value-type="float">
            <text:p>17</text:p>
          </table:table-cell>
          <table:table-cell table:style-name="ce10" office:value-type="string" calcext:value-type="string">
            <text:p>=</text:p>
          </table:table-cell>
          <table:table-cell table:style-name="ce90" table:formula="of:=IF([.W5]&gt;5;&quot;(-&quot;&amp;RANDBETWEEN(2;20)&amp;&quot;)&quot;;RANDBETWEEN(2;20))" office:value-type="string" office:string-value="(-13)" calcext:value-type="string">
            <text:p>(-13)</text:p>
          </table:table-cell>
          <table:table-cell table:style-name="ce40" office:value-type="string" calcext:value-type="string">
            <text:p>+</text:p>
          </table:table-cell>
          <table:table-cell table:style-name="ce119" table:formula="of:=IF([.Y5]&lt;6;&quot;(-&quot;&amp;RANDBETWEEN(2;20)&amp;&quot;)&quot;;RANDBETWEEN(2;20))" office:value-type="float" office:value="17" calcext:value-type="float">
            <text:p>17</text:p>
          </table:table-cell>
          <table:table-cell table:style-name="ce42" office:value-type="string" calcext:value-type="string">
            <text:p><text:span text:style-name="T6">"</text:span><text:span text:style-name="T7">=</text:span></text:p>
          </table:table-cell>
          <table:table-cell/>
          <table:table-cell table:style-name="ce27" table:formula="of:=[.A5]*[.C5]" office:value-type="float" office:value="63" calcext:value-type="float">
            <text:p>63</text:p>
          </table:table-cell>
          <table:table-cell table:style-name="ce27" table:formula="of:=CHOOSE([.AA5];&quot;multiple&quot;;&quot;diviseur&quot;;&quot;multiple&quot;;&quot;diviseur&quot;;&quot;multiple&quot;;&quot;diviseur&quot;)" office:value-type="string" office:string-value="multiple" calcext:value-type="string">
            <text:p>multiple</text:p>
          </table:table-cell>
          <table:table-cell table:style-name="ce35" table:formula="of:=[.K5]/IF([.I5]=&quot;50 %&quot;;2;10)" office:value-type="float" office:value="8.5" calcext:value-type="float">
            <text:p>8,5</text:p>
          </table:table-cell>
          <table:table-cell table:style-name="ce27" table:formula="of:=IF(LEFT([.M5];1)=&quot;(&quot;;MID([.M5];2;LEN([.M5])-2);[.M5])+IF(LEFT([.O5];1)=&quot;(&quot;;MID([.O5];2;LEN([.O5])-2);[.O5])" office:value-type="float" office:value="4" calcext:value-type="float">
            <text:p>4</text:p>
          </table:table-cell>
          <table:table-cell/>
          <table:table-cell table:formula="of:=RANK([.X5];[.X1:.X10])+2" office:value-type="float" office:value="7" calcext:value-type="float">
            <text:p>7</text:p>
          </table:table-cell>
          <table:table-cell table:style-name="ce83" table:formula="of:=RAND()" office:value-type="float" office:value="0.845023608635486" calcext:value-type="float">
            <text:p>0,845023608635486</text:p>
          </table:table-cell>
          <table:table-cell table:formula="of:=RANK([.Z5];[.Z1:.Z10])+2" office:value-type="float" office:value="9" calcext:value-type="float">
            <text:p>9</text:p>
          </table:table-cell>
          <table:table-cell table:style-name="ce83" table:formula="of:=RAND()" office:value-type="float" office:value="0.493809740458322" calcext:value-type="float">
            <text:p>0,493809740458322</text:p>
          </table:table-cell>
          <table:table-cell table:formula="of:=RANK([.AB5];[.AB3:.AB8])" office:value-type="float" office:value="5" calcext:value-type="float">
            <text:p>5</text:p>
          </table:table-cell>
          <table:table-cell table:formula="of:=RAND()" office:value-type="float" office:value="0.216179304239091" calcext:value-type="float">
            <text:p>0,216179304239091</text:p>
          </table:table-cell>
          <table:table-cell table:number-columns-repeated="996"/>
        </table:table-row>
        <table:table-row table:style-name="ro3">
          <table:table-cell table:style-name="ce4" table:formula="of:=[.W6]" office:value-type="float" office:value="11" calcext:value-type="float">
            <text:p>11</text:p>
          </table:table-cell>
          <table:table-cell table:style-name="ce7" office:value-type="string" calcext:value-type="string">
            <text:p>×</text:p>
          </table:table-cell>
          <table:table-cell table:style-name="ce9" table:formula="of:=[.Y6]" office:value-type="float" office:value="12" calcext:value-type="float">
            <text:p>12</text:p>
          </table:table-cell>
          <table:table-cell table:style-name="ce10" office:value-type="string" calcext:value-type="string">
            <text:p>=</text:p>
          </table:table-cell>
          <table:table-cell table:style-name="ce39" table:formula="of:=IF([.S6]=&quot;diviseur&quot;;RANDBETWEEN(2;9);RANDBETWEEN(2;6)*[.H6])"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6]=&quot;diviseur&quot;;[.E6]*RANDBETWEEN(2;11);RANDBETWEEN(2;25))" office:value-type="float" office:value="6" calcext:value-type="float">
            <text:p>6</text:p>
          </table:table-cell>
          <table:table-cell table:style-name="ce50" table:formula="of:=IF([.AA6]&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45.7" calcext:value-type="float">
            <text:p>45,7</text:p>
          </table:table-cell>
          <table:table-cell table:style-name="ce10" office:value-type="string" calcext:value-type="string">
            <text:p>=</text:p>
          </table:table-cell>
          <table:table-cell table:style-name="ce90" table:formula="of:=IF([.W6]&gt;5;&quot;(-&quot;&amp;RANDBETWEEN(2;20)&amp;&quot;)&quot;;RANDBETWEEN(2;20))" office:value-type="string" office:string-value="(-2)" calcext:value-type="string">
            <text:p>(-2)</text:p>
          </table:table-cell>
          <table:table-cell table:style-name="ce40" office:value-type="string" calcext:value-type="string">
            <text:p>+</text:p>
          </table:table-cell>
          <table:table-cell table:style-name="ce119" table:formula="of:=IF([.Y6]&lt;6;&quot;(-&quot;&amp;RANDBETWEEN(2;20)&amp;&quot;)&quot;;RANDBETWEEN(2;20))" office:value-type="float" office:value="10" calcext:value-type="float">
            <text:p>10</text:p>
          </table:table-cell>
          <table:table-cell table:style-name="ce42" office:value-type="string" calcext:value-type="string">
            <text:p><text:span text:style-name="T6">"</text:span><text:span text:style-name="T7">=</text:span></text:p>
          </table:table-cell>
          <table:table-cell/>
          <table:table-cell table:style-name="ce27" table:formula="of:=[.A6]*[.C6]" office:value-type="float" office:value="132" calcext:value-type="float">
            <text:p>132</text:p>
          </table:table-cell>
          <table:table-cell table:style-name="ce27" table:formula="of:=CHOOSE([.AA6];&quot;multiple&quot;;&quot;diviseur&quot;;&quot;multiple&quot;;&quot;diviseur&quot;;&quot;multiple&quot;;&quot;diviseur&quot;)" office:value-type="string" office:string-value="diviseur" calcext:value-type="string">
            <text:p>diviseur</text:p>
          </table:table-cell>
          <table:table-cell table:style-name="ce35" table:formula="of:=[.K6]/IF([.I6]=&quot;50 %&quot;;2;10)" office:value-type="float" office:value="4.57" calcext:value-type="float">
            <text:p>4,57</text:p>
          </table:table-cell>
          <table:table-cell table:style-name="ce27" table:formula="of:=IF(LEFT([.M6];1)=&quot;(&quot;;MID([.M6];2;LEN([.M6])-2);[.M6])+IF(LEFT([.O6];1)=&quot;(&quot;;MID([.O6];2;LEN([.O6])-2);[.O6])" office:value-type="float" office:value="8" calcext:value-type="float">
            <text:p>8</text:p>
          </table:table-cell>
          <table:table-cell/>
          <table:table-cell table:formula="of:=RANK([.X6];[.X1:.X10])+2" office:value-type="float" office:value="11" calcext:value-type="float">
            <text:p>11</text:p>
          </table:table-cell>
          <table:table-cell table:style-name="ce83" table:formula="of:=RAND()" office:value-type="float" office:value="0.215565190025664" calcext:value-type="float">
            <text:p>0,215565190025664</text:p>
          </table:table-cell>
          <table:table-cell table:formula="of:=RANK([.Z6];[.Z1:.Z10])+2" office:value-type="float" office:value="12" calcext:value-type="float">
            <text:p>12</text:p>
          </table:table-cell>
          <table:table-cell table:style-name="ce83" table:formula="of:=RAND()" office:value-type="float" office:value="0.00616673145447308" calcext:value-type="float">
            <text:p>0,00616673145447308</text:p>
          </table:table-cell>
          <table:table-cell table:formula="of:=RANK([.AB6];[.AB3:.AB8])" office:value-type="float" office:value="2" calcext:value-type="float">
            <text:p>2</text:p>
          </table:table-cell>
          <table:table-cell table:formula="of:=RAND()" office:value-type="float" office:value="0.67126444874682" calcext:value-type="float">
            <text:p>0,67126444874682</text:p>
          </table:table-cell>
          <table:table-cell table:number-columns-repeated="996"/>
        </table:table-row>
        <table:table-row table:style-name="ro3">
          <table:table-cell table:style-name="ce4" table:formula="of:=[.W7]" office:value-type="float" office:value="6" calcext:value-type="float">
            <text:p>6</text:p>
          </table:table-cell>
          <table:table-cell table:style-name="ce7" office:value-type="string" calcext:value-type="string">
            <text:p>×</text:p>
          </table:table-cell>
          <table:table-cell table:style-name="ce9" table:formula="of:=[.Y7]" office:value-type="float" office:value="11" calcext:value-type="float">
            <text:p>11</text:p>
          </table:table-cell>
          <table:table-cell table:style-name="ce10" office:value-type="string" calcext:value-type="string">
            <text:p>=</text:p>
          </table:table-cell>
          <table:table-cell table:style-name="ce39" table:formula="of:=IF([.S7]=&quot;diviseur&quot;;RANDBETWEEN(2;9);RANDBETWEEN(2;6)*[.H7])"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7]=&quot;diviseur&quot;;[.E7]*RANDBETWEEN(2;11);RANDBETWEEN(2;25))" office:value-type="float" office:value="24" calcext:value-type="float">
            <text:p>24</text:p>
          </table:table-cell>
          <table:table-cell table:style-name="ce50" table:formula="of:=IF([.AA7]&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45.4" calcext:value-type="float">
            <text:p>45,4</text:p>
          </table:table-cell>
          <table:table-cell table:style-name="ce10" office:value-type="string" calcext:value-type="string">
            <text:p>=</text:p>
          </table:table-cell>
          <table:table-cell table:style-name="ce90" table:formula="of:=IF([.W7]&gt;5;&quot;(-&quot;&amp;RANDBETWEEN(2;20)&amp;&quot;)&quot;;RANDBETWEEN(2;20))" office:value-type="string" office:string-value="(-7)" calcext:value-type="string">
            <text:p>(-7)</text:p>
          </table:table-cell>
          <table:table-cell table:style-name="ce40" office:value-type="string" calcext:value-type="string">
            <text:p>+</text:p>
          </table:table-cell>
          <table:table-cell table:style-name="ce119" table:formula="of:=IF([.Y7]&lt;6;&quot;(-&quot;&amp;RANDBETWEEN(2;20)&amp;&quot;)&quot;;RANDBETWEEN(2;20))" office:value-type="float" office:value="3" calcext:value-type="float">
            <text:p>3</text:p>
          </table:table-cell>
          <table:table-cell table:style-name="ce42" office:value-type="string" calcext:value-type="string">
            <text:p><text:span text:style-name="T6">"</text:span><text:span text:style-name="T7">=</text:span></text:p>
          </table:table-cell>
          <table:table-cell/>
          <table:table-cell table:style-name="ce27" table:formula="of:=[.A7]*[.C7]" office:value-type="float" office:value="66" calcext:value-type="float">
            <text:p>66</text:p>
          </table:table-cell>
          <table:table-cell table:style-name="ce27" table:formula="of:=CHOOSE([.AA7];&quot;multiple&quot;;&quot;diviseur&quot;;&quot;multiple&quot;;&quot;diviseur&quot;;&quot;multiple&quot;;&quot;diviseur&quot;)" office:value-type="string" office:string-value="diviseur" calcext:value-type="string">
            <text:p>diviseur</text:p>
          </table:table-cell>
          <table:table-cell table:style-name="ce35" table:formula="of:=[.K7]/IF([.I7]=&quot;50 %&quot;;2;10)" office:value-type="float" office:value="22.7" calcext:value-type="float">
            <text:p>22,7</text:p>
          </table:table-cell>
          <table:table-cell table:style-name="ce27" table:formula="of:=IF(LEFT([.M7];1)=&quot;(&quot;;MID([.M7];2;LEN([.M7])-2);[.M7])+IF(LEFT([.O7];1)=&quot;(&quot;;MID([.O7];2;LEN([.O7])-2);[.O7])" office:value-type="float" office:value="-4" calcext:value-type="float">
            <text:p>-4</text:p>
          </table:table-cell>
          <table:table-cell/>
          <table:table-cell table:formula="of:=RANK([.X7];[.X1:.X10])+2" office:value-type="float" office:value="6" calcext:value-type="float">
            <text:p>6</text:p>
          </table:table-cell>
          <table:table-cell table:style-name="ce83" table:formula="of:=RAND()" office:value-type="float" office:value="0.867576753325775" calcext:value-type="float">
            <text:p>0,867576753325775</text:p>
          </table:table-cell>
          <table:table-cell table:formula="of:=RANK([.Z7];[.Z1:.Z10])+2" office:value-type="float" office:value="11" calcext:value-type="float">
            <text:p>11</text:p>
          </table:table-cell>
          <table:table-cell table:style-name="ce83" table:formula="of:=RAND()" office:value-type="float" office:value="0.180215637337522" calcext:value-type="float">
            <text:p>0,180215637337522</text:p>
          </table:table-cell>
          <table:table-cell table:formula="of:=RANK([.AB7];[.AB3:.AB8])" office:value-type="float" office:value="6" calcext:value-type="float">
            <text:p>6</text:p>
          </table:table-cell>
          <table:table-cell table:formula="of:=RAND()" office:value-type="float" office:value="0.160988440290399" calcext:value-type="float">
            <text:p>0,160988440290399</text:p>
          </table:table-cell>
          <table:table-cell table:number-columns-repeated="996"/>
        </table:table-row>
        <table:table-row table:style-name="ro3">
          <table:table-cell table:style-name="ce4" table:formula="of:=[.W8]" office:value-type="float" office:value="4" calcext:value-type="float">
            <text:p>4</text:p>
          </table:table-cell>
          <table:table-cell table:style-name="ce7" office:value-type="string" calcext:value-type="string">
            <text:p>×</text:p>
          </table:table-cell>
          <table:table-cell table:style-name="ce9" table:formula="of:=[.Y8]" office:value-type="float" office:value="7" calcext:value-type="float">
            <text:p>7</text:p>
          </table:table-cell>
          <table:table-cell table:style-name="ce10" office:value-type="string" calcext:value-type="string">
            <text:p>=</text:p>
          </table:table-cell>
          <table:table-cell table:style-name="ce39" table:formula="of:=IF([.S8]=&quot;diviseur&quot;;RANDBETWEEN(2;9);RANDBETWEEN(2;6)*[.H8])" office:value-type="float" office:value="78" calcext:value-type="float">
            <text:p>78</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8]=&quot;diviseur&quot;;[.E8]*RANDBETWEEN(2;11);RANDBETWEEN(2;25))" office:value-type="float" office:value="13" calcext:value-type="float">
            <text:p>13</text:p>
          </table:table-cell>
          <table:table-cell table:style-name="ce50" table:formula="of:=IF([.AA8]&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40" calcext:value-type="float">
            <text:p>40</text:p>
          </table:table-cell>
          <table:table-cell table:style-name="ce10" office:value-type="string" calcext:value-type="string">
            <text:p>=</text:p>
          </table:table-cell>
          <table:table-cell table:style-name="ce90" table:formula="of:=IF([.W8]&gt;5;&quot;(-&quot;&amp;RANDBETWEEN(2;20)&amp;&quot;)&quot;;RANDBETWEEN(2;20))" office:value-type="float" office:value="2" calcext:value-type="float">
            <text:p>2</text:p>
          </table:table-cell>
          <table:table-cell table:style-name="ce40" office:value-type="string" calcext:value-type="string">
            <text:p>+</text:p>
          </table:table-cell>
          <table:table-cell table:style-name="ce119" table:formula="of:=IF([.Y8]&lt;6;&quot;(-&quot;&amp;RANDBETWEEN(2;20)&amp;&quot;)&quot;;RANDBETWEEN(2;20))" office:value-type="float" office:value="14" calcext:value-type="float">
            <text:p>14</text:p>
          </table:table-cell>
          <table:table-cell table:style-name="ce42" office:value-type="string" calcext:value-type="string">
            <text:p><text:span text:style-name="T6">"</text:span><text:span text:style-name="T7">=</text:span></text:p>
          </table:table-cell>
          <table:table-cell/>
          <table:table-cell table:style-name="ce27" table:formula="of:=[.A8]*[.C8]" office:value-type="float" office:value="28" calcext:value-type="float">
            <text:p>28</text:p>
          </table:table-cell>
          <table:table-cell table:style-name="ce27" table:formula="of:=CHOOSE([.AA8];&quot;multiple&quot;;&quot;diviseur&quot;;&quot;multiple&quot;;&quot;diviseur&quot;;&quot;multiple&quot;;&quot;diviseur&quot;)" office:value-type="string" office:string-value="multiple" calcext:value-type="string">
            <text:p>multiple</text:p>
          </table:table-cell>
          <table:table-cell table:style-name="ce35" table:formula="of:=[.K8]/IF([.I8]=&quot;50 %&quot;;2;10)" office:value-type="float" office:value="4" calcext:value-type="float">
            <text:p>4</text:p>
          </table:table-cell>
          <table:table-cell table:style-name="ce27" table:formula="of:=IF(LEFT([.M8];1)=&quot;(&quot;;MID([.M8];2;LEN([.M8])-2);[.M8])+IF(LEFT([.O8];1)=&quot;(&quot;;MID([.O8];2;LEN([.O8])-2);[.O8])" office:value-type="float" office:value="16" calcext:value-type="float">
            <text:p>16</text:p>
          </table:table-cell>
          <table:table-cell/>
          <table:table-cell table:formula="of:=RANK([.X8];[.X1:.X10])+2" office:value-type="float" office:value="4" calcext:value-type="float">
            <text:p>4</text:p>
          </table:table-cell>
          <table:table-cell table:style-name="ce83" table:formula="of:=RAND()" office:value-type="float" office:value="0.899781458756884" calcext:value-type="float">
            <text:p>0,899781458756884</text:p>
          </table:table-cell>
          <table:table-cell table:formula="of:=RANK([.Z8];[.Z1:.Z10])+2" office:value-type="float" office:value="7" calcext:value-type="float">
            <text:p>7</text:p>
          </table:table-cell>
          <table:table-cell table:style-name="ce83" table:formula="of:=RAND()" office:value-type="float" office:value="0.59621041054326" calcext:value-type="float">
            <text:p>0,59621041054326</text:p>
          </table:table-cell>
          <table:table-cell table:formula="of:=RANK([.AB8];[.AB3:.AB8])" office:value-type="float" office:value="1" calcext:value-type="float">
            <text:p>1</text:p>
          </table:table-cell>
          <table:table-cell table:formula="of:=RAND()" office:value-type="float" office:value="0.812282924368214" calcext:value-type="float">
            <text:p>0,81228292436821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8" calcext:value-type="float">
            <text:p>8</text:p>
          </table:table-cell>
          <table:table-cell table:style-name="ce83" table:formula="of:=RAND()" office:value-type="float" office:value="0.833643498866728" calcext:value-type="float">
            <text:p>0,833643498866728</text:p>
          </table:table-cell>
          <table:table-cell table:formula="of:=RANK([.Z9];[.Z1:.Z10])+2" office:value-type="float" office:value="8" calcext:value-type="float">
            <text:p>8</text:p>
          </table:table-cell>
          <table:table-cell table:style-name="ce83" table:formula="of:=RAND()" office:value-type="float" office:value="0.542677070587788" calcext:value-type="float">
            <text:p>0,542677070587788</text:p>
          </table:table-cell>
          <table:table-cell table:number-columns-repeated="998"/>
        </table:table-row>
        <table:table-row table:style-name="ro4">
          <table:table-cell table:number-columns-repeated="22"/>
          <table:table-cell table:formula="of:=RANK([.X10];[.X1:.X10])+2" office:value-type="float" office:value="3" calcext:value-type="float">
            <text:p>3</text:p>
          </table:table-cell>
          <table:table-cell table:style-name="ce83" table:formula="of:=RAND()" office:value-type="float" office:value="0.986307464016874" calcext:value-type="float">
            <text:p>0,986307464016874</text:p>
          </table:table-cell>
          <table:table-cell table:formula="of:=RANK([.Z10];[.Z1:.Z10])+2" office:value-type="float" office:value="6" calcext:value-type="float">
            <text:p>6</text:p>
          </table:table-cell>
          <table:table-cell table:style-name="ce83" table:formula="of:=RAND()" office:value-type="float" office:value="0.788457865588367" calcext:value-type="float">
            <text:p>0,788457865588367</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3" calcext:value-type="float">
            <text:p>3</text:p>
          </table:table-cell>
          <table:table-cell table:style-name="ce83" table:formula="of:=RAND()" office:value-type="float" office:value="0.937444457120859" calcext:value-type="float">
            <text:p>0,937444457120859</text:p>
          </table:table-cell>
          <table:table-cell table:formula="of:=RANK([.Z12];[.Z12:.Z21])+2" office:value-type="float" office:value="3" calcext:value-type="float">
            <text:p>3</text:p>
          </table:table-cell>
          <table:table-cell table:style-name="ce83" table:formula="of:=RAND()" office:value-type="float" office:value="0.88808594859531" calcext:value-type="float">
            <text:p>0,8880859485953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2793" calcext:value-type="string">
            <text:p>v2793</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13];[.X12:.X21])+2" office:value-type="float" office:value="5" calcext:value-type="float">
            <text:p>5</text:p>
          </table:table-cell>
          <table:table-cell table:style-name="ce83" table:formula="of:=RAND()" office:value-type="float" office:value="0.455899106914477" calcext:value-type="float">
            <text:p>0,455899106914477</text:p>
          </table:table-cell>
          <table:table-cell table:formula="of:=RANK([.Z13];[.Z12:.Z21])+2" office:value-type="float" office:value="10" calcext:value-type="float">
            <text:p>10</text:p>
          </table:table-cell>
          <table:table-cell table:style-name="ce83" table:formula="of:=RAND()" office:value-type="float" office:value="0.0744679453607928" calcext:value-type="float">
            <text:p>0,0744679453607928</text:p>
          </table:table-cell>
          <table:table-cell table:number-columns-repeated="998"/>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2793" calcext:value-type="string">
            <text:p>v2793</text:p>
          </table:table-cell>
          <table:table-cell table:style-name="ce83"/>
          <table:table-cell table:formula="of:=RANK([.X14];[.X12:.X21])+2" office:value-type="float" office:value="6" calcext:value-type="float">
            <text:p>6</text:p>
          </table:table-cell>
          <table:table-cell table:style-name="ce83" table:formula="of:=RAND()" office:value-type="float" office:value="0.405420536101681" calcext:value-type="float">
            <text:p>0,405420536101681</text:p>
          </table:table-cell>
          <table:table-cell table:formula="of:=RANK([.Z14];[.Z12:.Z21])+2" office:value-type="float" office:value="5" calcext:value-type="float">
            <text:p>5</text:p>
          </table:table-cell>
          <table:table-cell table:style-name="ce83" table:formula="of:=RAND()" office:value-type="float" office:value="0.442949021142637" calcext:value-type="float">
            <text:p>0,442949021142637</text:p>
          </table:table-cell>
          <table:table-cell table:style-name="ce83" table:formula="of:=RANK([.AB14];[.AB14:.AB19])" office:value-type="float" office:value="4" calcext:value-type="float">
            <text:p>4</text:p>
          </table:table-cell>
          <table:table-cell table:formula="of:=RAND()" office:value-type="float" office:value="0.500994326087733" calcext:value-type="float">
            <text:p>0,500994326087733</text:p>
          </table:table-cell>
          <table:table-cell table:number-columns-repeated="996"/>
        </table:table-row>
        <table:table-row table:style-name="ro3">
          <table:table-cell table:style-name="ce4" table:formula="of:=[.W15]" office:value-type="float" office:value="10" calcext:value-type="float">
            <text:p>10</text:p>
          </table:table-cell>
          <table:table-cell table:style-name="ce7" office:value-type="string" calcext:value-type="string">
            <text:p>×</text:p>
          </table:table-cell>
          <table:table-cell table:style-name="ce9" table:formula="of:=[.Y15]" office:value-type="float" office:value="12" calcext:value-type="float">
            <text:p>12</text:p>
          </table:table-cell>
          <table:table-cell table:style-name="ce10" office:value-type="string" calcext:value-type="string">
            <text:p>=</text:p>
          </table:table-cell>
          <table:table-cell table:style-name="ce39" table:formula="of:=IF([.S15]=&quot;diviseur&quot;;RANDBETWEEN(2;9);RANDBETWEEN(2;6)*[.H15])"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5]=&quot;diviseur&quot;;[.E15]*RANDBETWEEN(2;11);RANDBETWEEN(2;25))" office:value-type="float" office:value="21" calcext:value-type="float">
            <text:p>21</text:p>
          </table:table-cell>
          <table:table-cell table:style-name="ce50" table:formula="of:=IF([.AA15]&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9" calcext:value-type="float">
            <text:p>19</text:p>
          </table:table-cell>
          <table:table-cell table:style-name="ce10" office:value-type="string" calcext:value-type="string">
            <text:p>=</text:p>
          </table:table-cell>
          <table:table-cell table:style-name="ce90" table:formula="of:=IF([.W15]&gt;5;&quot;(-&quot;&amp;RANDBETWEEN(2;20)&amp;&quot;)&quot;;RANDBETWEEN(2;20))" office:value-type="string" office:string-value="(-19)" calcext:value-type="string">
            <text:p>(-19)</text:p>
          </table:table-cell>
          <table:table-cell table:style-name="ce40" office:value-type="string" calcext:value-type="string">
            <text:p>+</text:p>
          </table:table-cell>
          <table:table-cell table:style-name="ce119" table:formula="of:=IF([.Y15]&lt;6;&quot;(-&quot;&amp;RANDBETWEEN(2;20)&amp;&quot;)&quot;;RANDBETWEEN(2;20))" office:value-type="float" office:value="13" calcext:value-type="float">
            <text:p>13</text:p>
          </table:table-cell>
          <table:table-cell table:style-name="ce42" office:value-type="string" calcext:value-type="string">
            <text:p><text:span text:style-name="T6">"</text:span><text:span text:style-name="T7">=</text:span></text:p>
          </table:table-cell>
          <table:table-cell/>
          <table:table-cell table:style-name="ce27" table:formula="of:=[.A15]*[.C15]" office:value-type="float" office:value="120" calcext:value-type="float">
            <text:p>120</text:p>
          </table:table-cell>
          <table:table-cell table:style-name="ce27" table:formula="of:=CHOOSE([.AA15];&quot;multiple&quot;;&quot;diviseur&quot;;&quot;multiple&quot;;&quot;diviseur&quot;;&quot;multiple&quot;;&quot;diviseur&quot;)" office:value-type="string" office:string-value="diviseur" calcext:value-type="string">
            <text:p>diviseur</text:p>
          </table:table-cell>
          <table:table-cell table:style-name="ce35" table:formula="of:=[.K15]/IF([.I15]=&quot;50 %&quot;;2;10)" office:value-type="float" office:value="1.9" calcext:value-type="float">
            <text:p>1,9</text:p>
          </table:table-cell>
          <table:table-cell table:style-name="ce27" table:formula="of:=IF(LEFT([.M15];1)=&quot;(&quot;;MID([.M15];2;LEN([.M15])-2);[.M15])+IF(LEFT([.O15];1)=&quot;(&quot;;MID([.O15];2;LEN([.O15])-2);[.O15])" office:value-type="float" office:value="-6" calcext:value-type="float">
            <text:p>-6</text:p>
          </table:table-cell>
          <table:table-cell/>
          <table:table-cell table:formula="of:=RANK([.X15];[.X12:.X21])+2" office:value-type="float" office:value="10" calcext:value-type="float">
            <text:p>10</text:p>
          </table:table-cell>
          <table:table-cell table:style-name="ce83" table:formula="of:=RAND()" office:value-type="float" office:value="0.213287184081508" calcext:value-type="float">
            <text:p>0,213287184081508</text:p>
          </table:table-cell>
          <table:table-cell table:formula="of:=RANK([.Z15];[.Z12:.Z21])+2" office:value-type="float" office:value="12" calcext:value-type="float">
            <text:p>12</text:p>
          </table:table-cell>
          <table:table-cell table:style-name="ce83" table:formula="of:=RAND()" office:value-type="float" office:value="0.0599152688466242" calcext:value-type="float">
            <text:p>0,0599152688466242</text:p>
          </table:table-cell>
          <table:table-cell table:formula="of:=RANK([.AB15];[.AB14:.AB19])" office:value-type="float" office:value="2" calcext:value-type="float">
            <text:p>2</text:p>
          </table:table-cell>
          <table:table-cell table:formula="of:=RAND()" office:value-type="float" office:value="0.687154287780814" calcext:value-type="float">
            <text:p>0,687154287780814</text:p>
          </table:table-cell>
          <table:table-cell table:number-columns-repeated="996"/>
        </table:table-row>
        <table:table-row table:style-name="ro3">
          <table:table-cell table:style-name="ce4" table:formula="of:=[.W16]" office:value-type="float" office:value="12" calcext:value-type="float">
            <text:p>12</text:p>
          </table:table-cell>
          <table:table-cell table:style-name="ce7" office:value-type="string" calcext:value-type="string">
            <text:p>×</text:p>
          </table:table-cell>
          <table:table-cell table:style-name="ce9" table:formula="of:=[.Y16]" office:value-type="float" office:value="9" calcext:value-type="float">
            <text:p>9</text:p>
          </table:table-cell>
          <table:table-cell table:style-name="ce10" office:value-type="string" calcext:value-type="string">
            <text:p>=</text:p>
          </table:table-cell>
          <table:table-cell table:style-name="ce39" table:formula="of:=IF([.S16]=&quot;diviseur&quot;;RANDBETWEEN(2;9);RANDBETWEEN(2;6)*[.H16])" office:value-type="float" office:value="102" calcext:value-type="float">
            <text:p>10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6]=&quot;diviseur&quot;;[.E16]*RANDBETWEEN(2;11);RANDBETWEEN(2;25))" office:value-type="float" office:value="17" calcext:value-type="float">
            <text:p>17</text:p>
          </table:table-cell>
          <table:table-cell table:style-name="ce50" table:formula="of:=IF([.AA16]&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2.3" calcext:value-type="float">
            <text:p>12,3</text:p>
          </table:table-cell>
          <table:table-cell table:style-name="ce10" office:value-type="string" calcext:value-type="string">
            <text:p>=</text:p>
          </table:table-cell>
          <table:table-cell table:style-name="ce90" table:formula="of:=IF([.W16]&gt;5;&quot;(-&quot;&amp;RANDBETWEEN(2;20)&amp;&quot;)&quot;;RANDBETWEEN(2;20))" office:value-type="string" office:string-value="(-6)" calcext:value-type="string">
            <text:p>(-6)</text:p>
          </table:table-cell>
          <table:table-cell table:style-name="ce40" office:value-type="string" calcext:value-type="string">
            <text:p>+</text:p>
          </table:table-cell>
          <table:table-cell table:style-name="ce119" table:formula="of:=IF([.Y16]&lt;6;&quot;(-&quot;&amp;RANDBETWEEN(2;20)&amp;&quot;)&quot;;RANDBETWEEN(2;20))" office:value-type="float" office:value="17" calcext:value-type="float">
            <text:p>17</text:p>
          </table:table-cell>
          <table:table-cell table:style-name="ce42" office:value-type="string" calcext:value-type="string">
            <text:p><text:span text:style-name="T6">"</text:span><text:span text:style-name="T7">=</text:span></text:p>
          </table:table-cell>
          <table:table-cell/>
          <table:table-cell table:style-name="ce27" table:formula="of:=[.A16]*[.C16]" office:value-type="float" office:value="108" calcext:value-type="float">
            <text:p>108</text:p>
          </table:table-cell>
          <table:table-cell table:style-name="ce27" table:formula="of:=CHOOSE([.AA16];&quot;multiple&quot;;&quot;diviseur&quot;;&quot;multiple&quot;;&quot;diviseur&quot;;&quot;multiple&quot;;&quot;diviseur&quot;)" office:value-type="string" office:string-value="multiple" calcext:value-type="string">
            <text:p>multiple</text:p>
          </table:table-cell>
          <table:table-cell table:style-name="ce35" table:formula="of:=[.K16]/IF([.I16]=&quot;50 %&quot;;2;10)" office:value-type="float" office:value="1.23" calcext:value-type="float">
            <text:p>1,23</text:p>
          </table:table-cell>
          <table:table-cell table:style-name="ce27" table:formula="of:=IF(LEFT([.M16];1)=&quot;(&quot;;MID([.M16];2;LEN([.M16])-2);[.M16])+IF(LEFT([.O16];1)=&quot;(&quot;;MID([.O16];2;LEN([.O16])-2);[.O16])" office:value-type="float" office:value="11" calcext:value-type="float">
            <text:p>11</text:p>
          </table:table-cell>
          <table:table-cell/>
          <table:table-cell table:formula="of:=RANK([.X16];[.X12:.X21])+2" office:value-type="float" office:value="12" calcext:value-type="float">
            <text:p>12</text:p>
          </table:table-cell>
          <table:table-cell table:style-name="ce83" table:formula="of:=RAND()" office:value-type="float" office:value="0.0214480257181824" calcext:value-type="float">
            <text:p>0,0214480257181824</text:p>
          </table:table-cell>
          <table:table-cell table:formula="of:=RANK([.Z16];[.Z12:.Z21])+2" office:value-type="float" office:value="9" calcext:value-type="float">
            <text:p>9</text:p>
          </table:table-cell>
          <table:table-cell table:style-name="ce83" table:formula="of:=RAND()" office:value-type="float" office:value="0.0829417113045285" calcext:value-type="float">
            <text:p>0,0829417113045285</text:p>
          </table:table-cell>
          <table:table-cell table:formula="of:=RANK([.AB16];[.AB14:.AB19])" office:value-type="float" office:value="1" calcext:value-type="float">
            <text:p>1</text:p>
          </table:table-cell>
          <table:table-cell table:formula="of:=RAND()" office:value-type="float" office:value="0.694468700915447" calcext:value-type="float">
            <text:p>0,694468700915447</text:p>
          </table:table-cell>
          <table:table-cell table:number-columns-repeated="996"/>
        </table:table-row>
        <table:table-row table:style-name="ro3">
          <table:table-cell table:style-name="ce4" table:formula="of:=[.W17]" office:value-type="float" office:value="8" calcext:value-type="float">
            <text:p>8</text:p>
          </table:table-cell>
          <table:table-cell table:style-name="ce7" office:value-type="string" calcext:value-type="string">
            <text:p>×</text:p>
          </table:table-cell>
          <table:table-cell table:style-name="ce9" table:formula="of:=[.Y17]" office:value-type="float" office:value="4" calcext:value-type="float">
            <text:p>4</text:p>
          </table:table-cell>
          <table:table-cell table:style-name="ce10" office:value-type="string" calcext:value-type="string">
            <text:p>=</text:p>
          </table:table-cell>
          <table:table-cell table:style-name="ce39" table:formula="of:=IF([.S17]=&quot;diviseur&quot;;RANDBETWEEN(2;9);RANDBETWEEN(2;6)*[.H17])" office:value-type="float" office:value="18" calcext:value-type="float">
            <text:p>18</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7]=&quot;diviseur&quot;;[.E17]*RANDBETWEEN(2;11);RANDBETWEEN(2;25))" office:value-type="float" office:value="9" calcext:value-type="float">
            <text:p>9</text:p>
          </table:table-cell>
          <table:table-cell table:style-name="ce50" table:formula="of:=IF([.AA17]&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10.1" calcext:value-type="float">
            <text:p>10,1</text:p>
          </table:table-cell>
          <table:table-cell table:style-name="ce10" office:value-type="string" calcext:value-type="string">
            <text:p>=</text:p>
          </table:table-cell>
          <table:table-cell table:style-name="ce90" table:formula="of:=IF([.W17]&gt;5;&quot;(-&quot;&amp;RANDBETWEEN(2;20)&amp;&quot;)&quot;;RANDBETWEEN(2;20))" office:value-type="string" office:string-value="(-4)" calcext:value-type="string">
            <text:p>(-4)</text:p>
          </table:table-cell>
          <table:table-cell table:style-name="ce40" office:value-type="string" calcext:value-type="string">
            <text:p>+</text:p>
          </table:table-cell>
          <table:table-cell table:style-name="ce119" table:formula="of:=IF([.Y17]&lt;6;&quot;(-&quot;&amp;RANDBETWEEN(2;20)&amp;&quot;)&quot;;RANDBETWEEN(2;20))" office:value-type="string" office:string-value="(-12)" calcext:value-type="string">
            <text:p>(-12)</text:p>
          </table:table-cell>
          <table:table-cell table:style-name="ce42" office:value-type="string" calcext:value-type="string">
            <text:p><text:span text:style-name="T6">"</text:span><text:span text:style-name="T7">=</text:span></text:p>
          </table:table-cell>
          <table:table-cell/>
          <table:table-cell table:style-name="ce27" table:formula="of:=[.A17]*[.C17]" office:value-type="float" office:value="32" calcext:value-type="float">
            <text:p>32</text:p>
          </table:table-cell>
          <table:table-cell table:style-name="ce27" table:formula="of:=CHOOSE([.AA17];&quot;multiple&quot;;&quot;diviseur&quot;;&quot;multiple&quot;;&quot;diviseur&quot;;&quot;multiple&quot;;&quot;diviseur&quot;)" office:value-type="string" office:string-value="multiple" calcext:value-type="string">
            <text:p>multiple</text:p>
          </table:table-cell>
          <table:table-cell table:style-name="ce35" table:formula="of:=[.K17]/IF([.I17]=&quot;50 %&quot;;2;10)" office:value-type="float" office:value="5.05" calcext:value-type="float">
            <text:p>5,05</text:p>
          </table:table-cell>
          <table:table-cell table:style-name="ce27" table:formula="of:=IF(LEFT([.M17];1)=&quot;(&quot;;MID([.M17];2;LEN([.M17])-2);[.M17])+IF(LEFT([.O17];1)=&quot;(&quot;;MID([.O17];2;LEN([.O17])-2);[.O17])" office:value-type="float" office:value="-16" calcext:value-type="float">
            <text:p>-16</text:p>
          </table:table-cell>
          <table:table-cell/>
          <table:table-cell table:formula="of:=RANK([.X17];[.X12:.X21])+2" office:value-type="float" office:value="8" calcext:value-type="float">
            <text:p>8</text:p>
          </table:table-cell>
          <table:table-cell table:style-name="ce83" table:formula="of:=RAND()" office:value-type="float" office:value="0.360871266005446" calcext:value-type="float">
            <text:p>0,360871266005446</text:p>
          </table:table-cell>
          <table:table-cell table:formula="of:=RANK([.Z17];[.Z12:.Z21])+2" office:value-type="float" office:value="4" calcext:value-type="float">
            <text:p>4</text:p>
          </table:table-cell>
          <table:table-cell table:style-name="ce83" table:formula="of:=RAND()" office:value-type="float" office:value="0.756580631281663" calcext:value-type="float">
            <text:p>0,756580631281663</text:p>
          </table:table-cell>
          <table:table-cell table:formula="of:=RANK([.AB17];[.AB14:.AB19])" office:value-type="float" office:value="5" calcext:value-type="float">
            <text:p>5</text:p>
          </table:table-cell>
          <table:table-cell table:formula="of:=RAND()" office:value-type="float" office:value="0.398957289859984" calcext:value-type="float">
            <text:p>0,398957289859984</text:p>
          </table:table-cell>
          <table:table-cell table:number-columns-repeated="996"/>
        </table:table-row>
        <table:table-row table:style-name="ro3">
          <table:table-cell table:style-name="ce4" table:formula="of:=[.W18]" office:value-type="float" office:value="11" calcext:value-type="float">
            <text:p>11</text:p>
          </table:table-cell>
          <table:table-cell table:style-name="ce7" office:value-type="string" calcext:value-type="string">
            <text:p>×</text:p>
          </table:table-cell>
          <table:table-cell table:style-name="ce9" table:formula="of:=[.Y18]" office:value-type="float" office:value="7" calcext:value-type="float">
            <text:p>7</text:p>
          </table:table-cell>
          <table:table-cell table:style-name="ce10" office:value-type="string" calcext:value-type="string">
            <text:p>=</text:p>
          </table:table-cell>
          <table:table-cell table:style-name="ce39" table:formula="of:=IF([.S18]=&quot;diviseur&quot;;RANDBETWEEN(2;9);RANDBETWEEN(2;6)*[.H18])" office:value-type="float" office:value="32" calcext:value-type="float">
            <text:p>3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8]=&quot;diviseur&quot;;[.E18]*RANDBETWEEN(2;11);RANDBETWEEN(2;25))" office:value-type="float" office:value="8" calcext:value-type="float">
            <text:p>8</text:p>
          </table:table-cell>
          <table:table-cell table:style-name="ce50" table:formula="of:=IF([.AA18]&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32" calcext:value-type="float">
            <text:p>32</text:p>
          </table:table-cell>
          <table:table-cell table:style-name="ce10" office:value-type="string" calcext:value-type="string">
            <text:p>=</text:p>
          </table:table-cell>
          <table:table-cell table:style-name="ce90" table:formula="of:=IF([.W18]&gt;5;&quot;(-&quot;&amp;RANDBETWEEN(2;20)&amp;&quot;)&quot;;RANDBETWEEN(2;20))" office:value-type="string" office:string-value="(-9)" calcext:value-type="string">
            <text:p>(-9)</text:p>
          </table:table-cell>
          <table:table-cell table:style-name="ce40" office:value-type="string" calcext:value-type="string">
            <text:p>+</text:p>
          </table:table-cell>
          <table:table-cell table:style-name="ce119" table:formula="of:=IF([.Y18]&lt;6;&quot;(-&quot;&amp;RANDBETWEEN(2;20)&amp;&quot;)&quot;;RANDBETWEEN(2;20))" office:value-type="float" office:value="11" calcext:value-type="float">
            <text:p>11</text:p>
          </table:table-cell>
          <table:table-cell table:style-name="ce42" office:value-type="string" calcext:value-type="string">
            <text:p><text:span text:style-name="T6">"</text:span><text:span text:style-name="T7">=</text:span></text:p>
          </table:table-cell>
          <table:table-cell/>
          <table:table-cell table:style-name="ce27" table:formula="of:=[.A18]*[.C18]" office:value-type="float" office:value="77" calcext:value-type="float">
            <text:p>77</text:p>
          </table:table-cell>
          <table:table-cell table:style-name="ce27" table:formula="of:=CHOOSE([.AA18];&quot;multiple&quot;;&quot;diviseur&quot;;&quot;multiple&quot;;&quot;diviseur&quot;;&quot;multiple&quot;;&quot;diviseur&quot;)" office:value-type="string" office:string-value="multiple" calcext:value-type="string">
            <text:p>multiple</text:p>
          </table:table-cell>
          <table:table-cell table:style-name="ce35" table:formula="of:=[.K18]/IF([.I18]=&quot;50 %&quot;;2;10)" office:value-type="float" office:value="3.2" calcext:value-type="float">
            <text:p>3,2</text:p>
          </table:table-cell>
          <table:table-cell table:style-name="ce27" table:formula="of:=IF(LEFT([.M18];1)=&quot;(&quot;;MID([.M18];2;LEN([.M18])-2);[.M18])+IF(LEFT([.O18];1)=&quot;(&quot;;MID([.O18];2;LEN([.O18])-2);[.O18])" office:value-type="float" office:value="2" calcext:value-type="float">
            <text:p>2</text:p>
          </table:table-cell>
          <table:table-cell/>
          <table:table-cell table:formula="of:=RANK([.X18];[.X12:.X21])+2" office:value-type="float" office:value="11" calcext:value-type="float">
            <text:p>11</text:p>
          </table:table-cell>
          <table:table-cell table:style-name="ce83" table:formula="of:=RAND()" office:value-type="float" office:value="0.197435471853261" calcext:value-type="float">
            <text:p>0,197435471853261</text:p>
          </table:table-cell>
          <table:table-cell table:formula="of:=RANK([.Z18];[.Z12:.Z21])+2" office:value-type="float" office:value="7" calcext:value-type="float">
            <text:p>7</text:p>
          </table:table-cell>
          <table:table-cell table:style-name="ce83" table:formula="of:=RAND()" office:value-type="float" office:value="0.356511861367781" calcext:value-type="float">
            <text:p>0,356511861367781</text:p>
          </table:table-cell>
          <table:table-cell table:formula="of:=RANK([.AB18];[.AB14:.AB19])" office:value-type="float" office:value="3" calcext:value-type="float">
            <text:p>3</text:p>
          </table:table-cell>
          <table:table-cell table:formula="of:=RAND()" office:value-type="float" office:value="0.501270320770245" calcext:value-type="float">
            <text:p>0,501270320770245</text:p>
          </table:table-cell>
          <table:table-cell table:number-columns-repeated="996"/>
        </table:table-row>
        <table:table-row table:style-name="ro3">
          <table:table-cell table:style-name="ce4" table:formula="of:=[.W19]" office:value-type="float" office:value="7" calcext:value-type="float">
            <text:p>7</text:p>
          </table:table-cell>
          <table:table-cell table:style-name="ce7" office:value-type="string" calcext:value-type="string">
            <text:p>×</text:p>
          </table:table-cell>
          <table:table-cell table:style-name="ce9" table:formula="of:=[.Y19]" office:value-type="float" office:value="8" calcext:value-type="float">
            <text:p>8</text:p>
          </table:table-cell>
          <table:table-cell table:style-name="ce10" office:value-type="string" calcext:value-type="string">
            <text:p>=</text:p>
          </table:table-cell>
          <table:table-cell table:style-name="ce39" table:formula="of:=IF([.S19]=&quot;diviseur&quot;;RANDBETWEEN(2;9);RANDBETWEEN(2;6)*[.H19])" office:value-type="float" office:value="2" calcext:value-type="float">
            <text:p>2</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19]=&quot;diviseur&quot;;[.E19]*RANDBETWEEN(2;11);RANDBETWEEN(2;25))" office:value-type="float" office:value="22" calcext:value-type="float">
            <text:p>22</text:p>
          </table:table-cell>
          <table:table-cell table:style-name="ce50" table:formula="of:=IF([.AA19]&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32" calcext:value-type="float">
            <text:p>32</text:p>
          </table:table-cell>
          <table:table-cell table:style-name="ce10" office:value-type="string" calcext:value-type="string">
            <text:p>=</text:p>
          </table:table-cell>
          <table:table-cell table:style-name="ce90" table:formula="of:=IF([.W19]&gt;5;&quot;(-&quot;&amp;RANDBETWEEN(2;20)&amp;&quot;)&quot;;RANDBETWEEN(2;20))" office:value-type="string" office:string-value="(-4)" calcext:value-type="string">
            <text:p>(-4)</text:p>
          </table:table-cell>
          <table:table-cell table:style-name="ce40" office:value-type="string" calcext:value-type="string">
            <text:p>+</text:p>
          </table:table-cell>
          <table:table-cell table:style-name="ce119" table:formula="of:=IF([.Y19]&lt;6;&quot;(-&quot;&amp;RANDBETWEEN(2;20)&amp;&quot;)&quot;;RANDBETWEEN(2;20))" office:value-type="float" office:value="12" calcext:value-type="float">
            <text:p>12</text:p>
          </table:table-cell>
          <table:table-cell table:style-name="ce42" office:value-type="string" calcext:value-type="string">
            <text:p><text:span text:style-name="T6">"</text:span><text:span text:style-name="T7">=</text:span></text:p>
          </table:table-cell>
          <table:table-cell/>
          <table:table-cell table:style-name="ce27" table:formula="of:=[.A19]*[.C19]" office:value-type="float" office:value="56" calcext:value-type="float">
            <text:p>56</text:p>
          </table:table-cell>
          <table:table-cell table:style-name="ce27" table:formula="of:=CHOOSE([.AA19];&quot;multiple&quot;;&quot;diviseur&quot;;&quot;multiple&quot;;&quot;diviseur&quot;;&quot;multiple&quot;;&quot;diviseur&quot;)" office:value-type="string" office:string-value="diviseur" calcext:value-type="string">
            <text:p>diviseur</text:p>
          </table:table-cell>
          <table:table-cell table:style-name="ce35" table:formula="of:=[.K19]/IF([.I19]=&quot;50 %&quot;;2;10)" office:value-type="float" office:value="16" calcext:value-type="float">
            <text:p>16</text:p>
          </table:table-cell>
          <table:table-cell table:style-name="ce27" table:formula="of:=IF(LEFT([.M19];1)=&quot;(&quot;;MID([.M19];2;LEN([.M19])-2);[.M19])+IF(LEFT([.O19];1)=&quot;(&quot;;MID([.O19];2;LEN([.O19])-2);[.O19])" office:value-type="float" office:value="8" calcext:value-type="float">
            <text:p>8</text:p>
          </table:table-cell>
          <table:table-cell/>
          <table:table-cell table:formula="of:=RANK([.X19];[.X12:.X21])+2" office:value-type="float" office:value="7" calcext:value-type="float">
            <text:p>7</text:p>
          </table:table-cell>
          <table:table-cell table:style-name="ce83" table:formula="of:=RAND()" office:value-type="float" office:value="0.400007162652562" calcext:value-type="float">
            <text:p>0,400007162652562</text:p>
          </table:table-cell>
          <table:table-cell table:formula="of:=RANK([.Z19];[.Z12:.Z21])+2" office:value-type="float" office:value="8" calcext:value-type="float">
            <text:p>8</text:p>
          </table:table-cell>
          <table:table-cell table:style-name="ce83" table:formula="of:=RAND()" office:value-type="float" office:value="0.181473238956912" calcext:value-type="float">
            <text:p>0,181473238956912</text:p>
          </table:table-cell>
          <table:table-cell table:formula="of:=RANK([.AB19];[.AB14:.AB19])" office:value-type="float" office:value="6" calcext:value-type="float">
            <text:p>6</text:p>
          </table:table-cell>
          <table:table-cell table:formula="of:=RAND()" office:value-type="float" office:value="0.323303354903586" calcext:value-type="float">
            <text:p>0,323303354903586</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4" calcext:value-type="float">
            <text:p>4</text:p>
          </table:table-cell>
          <table:table-cell table:style-name="ce83" table:formula="of:=RAND()" office:value-type="float" office:value="0.782341054635493" calcext:value-type="float">
            <text:p>0,782341054635493</text:p>
          </table:table-cell>
          <table:table-cell table:formula="of:=RANK([.Z20];[.Z12:.Z21])+2" office:value-type="float" office:value="6" calcext:value-type="float">
            <text:p>6</text:p>
          </table:table-cell>
          <table:table-cell table:style-name="ce83" table:formula="of:=RAND()" office:value-type="float" office:value="0.367708332716149" calcext:value-type="float">
            <text:p>0,367708332716149</text:p>
          </table:table-cell>
          <table:table-cell table:number-columns-repeated="998"/>
        </table:table-row>
        <table:table-row table:style-name="ro4">
          <table:table-cell table:number-columns-repeated="22"/>
          <table:table-cell table:formula="of:=RANK([.X21];[.X12:.X21])+2" office:value-type="float" office:value="9" calcext:value-type="float">
            <text:p>9</text:p>
          </table:table-cell>
          <table:table-cell table:style-name="ce83" table:formula="of:=RAND()" office:value-type="float" office:value="0.348071652706171" calcext:value-type="float">
            <text:p>0,348071652706171</text:p>
          </table:table-cell>
          <table:table-cell table:formula="of:=RANK([.Z21];[.Z12:.Z21])+2" office:value-type="float" office:value="11" calcext:value-type="float">
            <text:p>11</text:p>
          </table:table-cell>
          <table:table-cell table:style-name="ce83" table:formula="of:=RAND()" office:value-type="float" office:value="0.0623724319068467" calcext:value-type="float">
            <text:p>0,0623724319068467</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5" calcext:value-type="float">
            <text:p>5</text:p>
          </table:table-cell>
          <table:table-cell table:style-name="ce83" table:formula="of:=RAND()" office:value-type="float" office:value="0.871358444174397" calcext:value-type="float">
            <text:p>0,871358444174397</text:p>
          </table:table-cell>
          <table:table-cell table:formula="of:=RANK([.Z23];[.Z23:.Z32])+2" office:value-type="float" office:value="10" calcext:value-type="float">
            <text:p>10</text:p>
          </table:table-cell>
          <table:table-cell table:style-name="ce83" table:formula="of:=RAND()" office:value-type="float" office:value="0.316272045643632" calcext:value-type="float">
            <text:p>0,316272045643632</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2793" calcext:value-type="string">
            <text:p>v2793</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24];[.X23:.X32])+2" office:value-type="float" office:value="6" calcext:value-type="float">
            <text:p>6</text:p>
          </table:table-cell>
          <table:table-cell table:style-name="ce83" table:formula="of:=RAND()" office:value-type="float" office:value="0.587929360153237" calcext:value-type="float">
            <text:p>0,587929360153237</text:p>
          </table:table-cell>
          <table:table-cell table:formula="of:=RANK([.Z24];[.Z23:.Z32])+2" office:value-type="float" office:value="11" calcext:value-type="float">
            <text:p>11</text:p>
          </table:table-cell>
          <table:table-cell table:style-name="ce83" table:formula="of:=RAND()" office:value-type="float" office:value="0.277039753510273" calcext:value-type="float">
            <text:p>0,277039753510273</text:p>
          </table:table-cell>
          <table:table-cell table:number-columns-repeated="998"/>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2793" calcext:value-type="string">
            <text:p>v2793</text:p>
          </table:table-cell>
          <table:table-cell table:style-name="ce83"/>
          <table:table-cell table:formula="of:=RANK([.X25];[.X23:.X32])+2" office:value-type="float" office:value="10" calcext:value-type="float">
            <text:p>10</text:p>
          </table:table-cell>
          <table:table-cell table:style-name="ce83" table:formula="of:=RAND()" office:value-type="float" office:value="0.198762200729323" calcext:value-type="float">
            <text:p>0,198762200729323</text:p>
          </table:table-cell>
          <table:table-cell table:formula="of:=RANK([.Z25];[.Z23:.Z32])+2" office:value-type="float" office:value="6" calcext:value-type="float">
            <text:p>6</text:p>
          </table:table-cell>
          <table:table-cell table:style-name="ce83" table:formula="of:=RAND()" office:value-type="float" office:value="0.605982499558481" calcext:value-type="float">
            <text:p>0,605982499558481</text:p>
          </table:table-cell>
          <table:table-cell table:style-name="ce83" table:formula="of:=RANK([.AB25];[.AB25:.AB30])" office:value-type="float" office:value="2" calcext:value-type="float">
            <text:p>2</text:p>
          </table:table-cell>
          <table:table-cell table:formula="of:=RAND()" office:value-type="float" office:value="0.456986575145726" calcext:value-type="float">
            <text:p>0,456986575145726</text:p>
          </table:table-cell>
          <table:table-cell table:number-columns-repeated="996"/>
        </table:table-row>
        <table:table-row table:style-name="ro3">
          <table:table-cell table:style-name="ce4" table:formula="of:=[.W26]" office:value-type="float" office:value="7" calcext:value-type="float">
            <text:p>7</text:p>
          </table:table-cell>
          <table:table-cell table:style-name="ce7" office:value-type="string" calcext:value-type="string">
            <text:p>×</text:p>
          </table:table-cell>
          <table:table-cell table:style-name="ce9" table:formula="of:=[.Y26]" office:value-type="float" office:value="12" calcext:value-type="float">
            <text:p>12</text:p>
          </table:table-cell>
          <table:table-cell table:style-name="ce10" office:value-type="string" calcext:value-type="string">
            <text:p>=</text:p>
          </table:table-cell>
          <table:table-cell table:style-name="ce39" table:formula="of:=IF([.S26]=&quot;diviseur&quot;;RANDBETWEEN(2;9);RANDBETWEEN(2;6)*[.H26])" office:value-type="float" office:value="96" calcext:value-type="float">
            <text:p>9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6]=&quot;diviseur&quot;;[.E26]*RANDBETWEEN(2;11);RANDBETWEEN(2;25))" office:value-type="float" office:value="16" calcext:value-type="float">
            <text:p>16</text:p>
          </table:table-cell>
          <table:table-cell table:style-name="ce50" table:formula="of:=IF([.AA26]&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4" calcext:value-type="float">
            <text:p>4</text:p>
          </table:table-cell>
          <table:table-cell table:style-name="ce10" office:value-type="string" calcext:value-type="string">
            <text:p>=</text:p>
          </table:table-cell>
          <table:table-cell table:style-name="ce90" table:formula="of:=IF([.W26]&gt;5;&quot;(-&quot;&amp;RANDBETWEEN(2;20)&amp;&quot;)&quot;;RANDBETWEEN(2;20))" office:value-type="string" office:string-value="(-7)" calcext:value-type="string">
            <text:p>(-7)</text:p>
          </table:table-cell>
          <table:table-cell table:style-name="ce40" office:value-type="string" calcext:value-type="string">
            <text:p>+</text:p>
          </table:table-cell>
          <table:table-cell table:style-name="ce119" table:formula="of:=IF([.Y26]&lt;6;&quot;(-&quot;&amp;RANDBETWEEN(2;20)&amp;&quot;)&quot;;RANDBETWEEN(2;20))" office:value-type="float" office:value="16" calcext:value-type="float">
            <text:p>16</text:p>
          </table:table-cell>
          <table:table-cell table:style-name="ce42" office:value-type="string" calcext:value-type="string">
            <text:p><text:span text:style-name="T6">"</text:span><text:span text:style-name="T7">=</text:span></text:p>
          </table:table-cell>
          <table:table-cell/>
          <table:table-cell table:style-name="ce27" table:formula="of:=[.A26]*[.C26]" office:value-type="float" office:value="84" calcext:value-type="float">
            <text:p>84</text:p>
          </table:table-cell>
          <table:table-cell table:style-name="ce27" table:formula="of:=CHOOSE([.AA26];&quot;multiple&quot;;&quot;diviseur&quot;;&quot;multiple&quot;;&quot;diviseur&quot;;&quot;multiple&quot;;&quot;diviseur&quot;)" office:value-type="string" office:string-value="multiple" calcext:value-type="string">
            <text:p>multiple</text:p>
          </table:table-cell>
          <table:table-cell table:style-name="ce35" table:formula="of:=[.K26]/IF([.I26]=&quot;50 %&quot;;2;10)" office:value-type="float" office:value="2" calcext:value-type="float">
            <text:p>2</text:p>
          </table:table-cell>
          <table:table-cell table:style-name="ce27" table:formula="of:=IF(LEFT([.M26];1)=&quot;(&quot;;MID([.M26];2;LEN([.M26])-2);[.M26])+IF(LEFT([.O26];1)=&quot;(&quot;;MID([.O26];2;LEN([.O26])-2);[.O26])" office:value-type="float" office:value="9" calcext:value-type="float">
            <text:p>9</text:p>
          </table:table-cell>
          <table:table-cell/>
          <table:table-cell table:formula="of:=RANK([.X26];[.X23:.X32])+2" office:value-type="float" office:value="7" calcext:value-type="float">
            <text:p>7</text:p>
          </table:table-cell>
          <table:table-cell table:style-name="ce83" table:formula="of:=RAND()" office:value-type="float" office:value="0.483343903882625" calcext:value-type="float">
            <text:p>0,483343903882625</text:p>
          </table:table-cell>
          <table:table-cell table:formula="of:=RANK([.Z26];[.Z23:.Z32])+2" office:value-type="float" office:value="12" calcext:value-type="float">
            <text:p>12</text:p>
          </table:table-cell>
          <table:table-cell table:style-name="ce83" table:formula="of:=RAND()" office:value-type="float" office:value="0.215859596349282" calcext:value-type="float">
            <text:p>0,215859596349282</text:p>
          </table:table-cell>
          <table:table-cell table:formula="of:=RANK([.AB26];[.AB25:.AB30])" office:value-type="float" office:value="5" calcext:value-type="float">
            <text:p>5</text:p>
          </table:table-cell>
          <table:table-cell table:formula="of:=RAND()" office:value-type="float" office:value="0.331414720040552" calcext:value-type="float">
            <text:p>0,331414720040552</text:p>
          </table:table-cell>
          <table:table-cell table:number-columns-repeated="996"/>
        </table:table-row>
        <table:table-row table:style-name="ro3">
          <table:table-cell table:style-name="ce4" table:formula="of:=[.W27]" office:value-type="float" office:value="9" calcext:value-type="float">
            <text:p>9</text:p>
          </table:table-cell>
          <table:table-cell table:style-name="ce7" office:value-type="string" calcext:value-type="string">
            <text:p>×</text:p>
          </table:table-cell>
          <table:table-cell table:style-name="ce9" table:formula="of:=[.Y27]" office:value-type="float" office:value="8" calcext:value-type="float">
            <text:p>8</text:p>
          </table:table-cell>
          <table:table-cell table:style-name="ce10" office:value-type="string" calcext:value-type="string">
            <text:p>=</text:p>
          </table:table-cell>
          <table:table-cell table:style-name="ce39" table:formula="of:=IF([.S27]=&quot;diviseur&quot;;RANDBETWEEN(2;9);RANDBETWEEN(2;6)*[.H27])" office:value-type="float" office:value="60" calcext:value-type="float">
            <text:p>6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7]=&quot;diviseur&quot;;[.E27]*RANDBETWEEN(2;11);RANDBETWEEN(2;25))" office:value-type="float" office:value="10" calcext:value-type="float">
            <text:p>10</text:p>
          </table:table-cell>
          <table:table-cell table:style-name="ce50" table:formula="of:=IF([.AA27]&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49" calcext:value-type="float">
            <text:p>49</text:p>
          </table:table-cell>
          <table:table-cell table:style-name="ce10" office:value-type="string" calcext:value-type="string">
            <text:p>=</text:p>
          </table:table-cell>
          <table:table-cell table:style-name="ce90" table:formula="of:=IF([.W27]&gt;5;&quot;(-&quot;&amp;RANDBETWEEN(2;20)&amp;&quot;)&quot;;RANDBETWEEN(2;20))" office:value-type="string" office:string-value="(-8)" calcext:value-type="string">
            <text:p>(-8)</text:p>
          </table:table-cell>
          <table:table-cell table:style-name="ce40" office:value-type="string" calcext:value-type="string">
            <text:p>+</text:p>
          </table:table-cell>
          <table:table-cell table:style-name="ce119" table:formula="of:=IF([.Y27]&lt;6;&quot;(-&quot;&amp;RANDBETWEEN(2;20)&amp;&quot;)&quot;;RANDBETWEEN(2;20))" office:value-type="float" office:value="10" calcext:value-type="float">
            <text:p>10</text:p>
          </table:table-cell>
          <table:table-cell table:style-name="ce42" office:value-type="string" calcext:value-type="string">
            <text:p><text:span text:style-name="T6">"</text:span><text:span text:style-name="T7">=</text:span></text:p>
          </table:table-cell>
          <table:table-cell/>
          <table:table-cell table:style-name="ce27" table:formula="of:=[.A27]*[.C27]" office:value-type="float" office:value="72" calcext:value-type="float">
            <text:p>72</text:p>
          </table:table-cell>
          <table:table-cell table:style-name="ce27" table:formula="of:=CHOOSE([.AA27];&quot;multiple&quot;;&quot;diviseur&quot;;&quot;multiple&quot;;&quot;diviseur&quot;;&quot;multiple&quot;;&quot;diviseur&quot;)" office:value-type="string" office:string-value="multiple" calcext:value-type="string">
            <text:p>multiple</text:p>
          </table:table-cell>
          <table:table-cell table:style-name="ce35" table:formula="of:=[.K27]/IF([.I27]=&quot;50 %&quot;;2;10)" office:value-type="float" office:value="4.9" calcext:value-type="float">
            <text:p>4,9</text:p>
          </table:table-cell>
          <table:table-cell table:style-name="ce27" table:formula="of:=IF(LEFT([.M27];1)=&quot;(&quot;;MID([.M27];2;LEN([.M27])-2);[.M27])+IF(LEFT([.O27];1)=&quot;(&quot;;MID([.O27];2;LEN([.O27])-2);[.O27])" office:value-type="float" office:value="2" calcext:value-type="float">
            <text:p>2</text:p>
          </table:table-cell>
          <table:table-cell/>
          <table:table-cell table:formula="of:=RANK([.X27];[.X23:.X32])+2" office:value-type="float" office:value="9" calcext:value-type="float">
            <text:p>9</text:p>
          </table:table-cell>
          <table:table-cell table:style-name="ce83" table:formula="of:=RAND()" office:value-type="float" office:value="0.254962570608999" calcext:value-type="float">
            <text:p>0,254962570608999</text:p>
          </table:table-cell>
          <table:table-cell table:formula="of:=RANK([.Z27];[.Z23:.Z32])+2" office:value-type="float" office:value="8" calcext:value-type="float">
            <text:p>8</text:p>
          </table:table-cell>
          <table:table-cell table:style-name="ce83" table:formula="of:=RAND()" office:value-type="float" office:value="0.458558471788006" calcext:value-type="float">
            <text:p>0,458558471788006</text:p>
          </table:table-cell>
          <table:table-cell table:formula="of:=RANK([.AB27];[.AB25:.AB30])" office:value-type="float" office:value="3" calcext:value-type="float">
            <text:p>3</text:p>
          </table:table-cell>
          <table:table-cell table:formula="of:=RAND()" office:value-type="float" office:value="0.357165088601342" calcext:value-type="float">
            <text:p>0,357165088601342</text:p>
          </table:table-cell>
          <table:table-cell table:number-columns-repeated="996"/>
        </table:table-row>
        <table:table-row table:style-name="ro3">
          <table:table-cell table:style-name="ce4" table:formula="of:=[.W28]" office:value-type="float" office:value="4" calcext:value-type="float">
            <text:p>4</text:p>
          </table:table-cell>
          <table:table-cell table:style-name="ce7" office:value-type="string" calcext:value-type="string">
            <text:p>×</text:p>
          </table:table-cell>
          <table:table-cell table:style-name="ce9" table:formula="of:=[.Y28]" office:value-type="float" office:value="5" calcext:value-type="float">
            <text:p>5</text:p>
          </table:table-cell>
          <table:table-cell table:style-name="ce10" office:value-type="string" calcext:value-type="string">
            <text:p>=</text:p>
          </table:table-cell>
          <table:table-cell table:style-name="ce39" table:formula="of:=IF([.S28]=&quot;diviseur&quot;;RANDBETWEEN(2;9);RANDBETWEEN(2;6)*[.H28])" office:value-type="float" office:value="36" calcext:value-type="float">
            <text:p>3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8]=&quot;diviseur&quot;;[.E28]*RANDBETWEEN(2;11);RANDBETWEEN(2;25))" office:value-type="float" office:value="9" calcext:value-type="float">
            <text:p>9</text:p>
          </table:table-cell>
          <table:table-cell table:style-name="ce50" table:formula="of:=IF([.AA28]&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29" calcext:value-type="float">
            <text:p>29</text:p>
          </table:table-cell>
          <table:table-cell table:style-name="ce10" office:value-type="string" calcext:value-type="string">
            <text:p>=</text:p>
          </table:table-cell>
          <table:table-cell table:style-name="ce90" table:formula="of:=IF([.W28]&gt;5;&quot;(-&quot;&amp;RANDBETWEEN(2;20)&amp;&quot;)&quot;;RANDBETWEEN(2;20))" office:value-type="float" office:value="3" calcext:value-type="float">
            <text:p>3</text:p>
          </table:table-cell>
          <table:table-cell table:style-name="ce40" office:value-type="string" calcext:value-type="string">
            <text:p>+</text:p>
          </table:table-cell>
          <table:table-cell table:style-name="ce119" table:formula="of:=IF([.Y28]&lt;6;&quot;(-&quot;&amp;RANDBETWEEN(2;20)&amp;&quot;)&quot;;RANDBETWEEN(2;20))" office:value-type="string" office:string-value="(-13)" calcext:value-type="string">
            <text:p>(-13)</text:p>
          </table:table-cell>
          <table:table-cell table:style-name="ce42" office:value-type="string" calcext:value-type="string">
            <text:p><text:span text:style-name="T6">"</text:span><text:span text:style-name="T7">=</text:span></text:p>
          </table:table-cell>
          <table:table-cell/>
          <table:table-cell table:style-name="ce27" table:formula="of:=[.A28]*[.C28]" office:value-type="float" office:value="20" calcext:value-type="float">
            <text:p>20</text:p>
          </table:table-cell>
          <table:table-cell table:style-name="ce27" table:formula="of:=CHOOSE([.AA28];&quot;multiple&quot;;&quot;diviseur&quot;;&quot;multiple&quot;;&quot;diviseur&quot;;&quot;multiple&quot;;&quot;diviseur&quot;)" office:value-type="string" office:string-value="multiple" calcext:value-type="string">
            <text:p>multiple</text:p>
          </table:table-cell>
          <table:table-cell table:style-name="ce35" table:formula="of:=[.K28]/IF([.I28]=&quot;50 %&quot;;2;10)" office:value-type="float" office:value="2.9" calcext:value-type="float">
            <text:p>2,9</text:p>
          </table:table-cell>
          <table:table-cell table:style-name="ce27" table:formula="of:=IF(LEFT([.M28];1)=&quot;(&quot;;MID([.M28];2;LEN([.M28])-2);[.M28])+IF(LEFT([.O28];1)=&quot;(&quot;;MID([.O28];2;LEN([.O28])-2);[.O28])" office:value-type="float" office:value="-10" calcext:value-type="float">
            <text:p>-10</text:p>
          </table:table-cell>
          <table:table-cell/>
          <table:table-cell table:formula="of:=RANK([.X28];[.X23:.X32])+2" office:value-type="float" office:value="4" calcext:value-type="float">
            <text:p>4</text:p>
          </table:table-cell>
          <table:table-cell table:style-name="ce83" table:formula="of:=RAND()" office:value-type="float" office:value="0.874932120485682" calcext:value-type="float">
            <text:p>0,874932120485682</text:p>
          </table:table-cell>
          <table:table-cell table:formula="of:=RANK([.Z28];[.Z23:.Z32])+2" office:value-type="float" office:value="5" calcext:value-type="float">
            <text:p>5</text:p>
          </table:table-cell>
          <table:table-cell table:style-name="ce83" table:formula="of:=RAND()" office:value-type="float" office:value="0.797733878448233" calcext:value-type="float">
            <text:p>0,797733878448233</text:p>
          </table:table-cell>
          <table:table-cell table:formula="of:=RANK([.AB28];[.AB25:.AB30])" office:value-type="float" office:value="1" calcext:value-type="float">
            <text:p>1</text:p>
          </table:table-cell>
          <table:table-cell table:formula="of:=RAND()" office:value-type="float" office:value="0.601592611337584" calcext:value-type="float">
            <text:p>0,601592611337584</text:p>
          </table:table-cell>
          <table:table-cell table:number-columns-repeated="996"/>
        </table:table-row>
        <table:table-row table:style-name="ro3">
          <table:table-cell table:style-name="ce4" table:formula="of:=[.W29]" office:value-type="float" office:value="3" calcext:value-type="float">
            <text:p>3</text:p>
          </table:table-cell>
          <table:table-cell table:style-name="ce7" office:value-type="string" calcext:value-type="string">
            <text:p>×</text:p>
          </table:table-cell>
          <table:table-cell table:style-name="ce9" table:formula="of:=[.Y29]" office:value-type="float" office:value="4" calcext:value-type="float">
            <text:p>4</text:p>
          </table:table-cell>
          <table:table-cell table:style-name="ce10" office:value-type="string" calcext:value-type="string">
            <text:p>=</text:p>
          </table:table-cell>
          <table:table-cell table:style-name="ce39" table:formula="of:=IF([.S29]=&quot;diviseur&quot;;RANDBETWEEN(2;9);RANDBETWEEN(2;6)*[.H29])" office:value-type="float" office:value="9" calcext:value-type="float">
            <text:p>9</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29]=&quot;diviseur&quot;;[.E29]*RANDBETWEEN(2;11);RANDBETWEEN(2;25))" office:value-type="float" office:value="54" calcext:value-type="float">
            <text:p>54</text:p>
          </table:table-cell>
          <table:table-cell table:style-name="ce50" table:formula="of:=IF([.AA29]&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47" calcext:value-type="float">
            <text:p>47</text:p>
          </table:table-cell>
          <table:table-cell table:style-name="ce10" office:value-type="string" calcext:value-type="string">
            <text:p>=</text:p>
          </table:table-cell>
          <table:table-cell table:style-name="ce90" table:formula="of:=IF([.W29]&gt;5;&quot;(-&quot;&amp;RANDBETWEEN(2;20)&amp;&quot;)&quot;;RANDBETWEEN(2;20))" office:value-type="float" office:value="19" calcext:value-type="float">
            <text:p>19</text:p>
          </table:table-cell>
          <table:table-cell table:style-name="ce40" office:value-type="string" calcext:value-type="string">
            <text:p>+</text:p>
          </table:table-cell>
          <table:table-cell table:style-name="ce119" table:formula="of:=IF([.Y29]&lt;6;&quot;(-&quot;&amp;RANDBETWEEN(2;20)&amp;&quot;)&quot;;RANDBETWEEN(2;20))" office:value-type="string" office:string-value="(-5)" calcext:value-type="string">
            <text:p>(-5)</text:p>
          </table:table-cell>
          <table:table-cell table:style-name="ce42" office:value-type="string" calcext:value-type="string">
            <text:p><text:span text:style-name="T6">"</text:span><text:span text:style-name="T7">=</text:span></text:p>
          </table:table-cell>
          <table:table-cell/>
          <table:table-cell table:style-name="ce27" table:formula="of:=[.A29]*[.C29]" office:value-type="float" office:value="12" calcext:value-type="float">
            <text:p>12</text:p>
          </table:table-cell>
          <table:table-cell table:style-name="ce27" table:formula="of:=CHOOSE([.AA29];&quot;multiple&quot;;&quot;diviseur&quot;;&quot;multiple&quot;;&quot;diviseur&quot;;&quot;multiple&quot;;&quot;diviseur&quot;)" office:value-type="string" office:string-value="diviseur" calcext:value-type="string">
            <text:p>diviseur</text:p>
          </table:table-cell>
          <table:table-cell table:style-name="ce35" table:formula="of:=[.K29]/IF([.I29]=&quot;50 %&quot;;2;10)" office:value-type="float" office:value="23.5" calcext:value-type="float">
            <text:p>23,5</text:p>
          </table:table-cell>
          <table:table-cell table:style-name="ce27" table:formula="of:=IF(LEFT([.M29];1)=&quot;(&quot;;MID([.M29];2;LEN([.M29])-2);[.M29])+IF(LEFT([.O29];1)=&quot;(&quot;;MID([.O29];2;LEN([.O29])-2);[.O29])" office:value-type="float" office:value="14" calcext:value-type="float">
            <text:p>14</text:p>
          </table:table-cell>
          <table:table-cell/>
          <table:table-cell table:formula="of:=RANK([.X29];[.X23:.X32])+2" office:value-type="float" office:value="3" calcext:value-type="float">
            <text:p>3</text:p>
          </table:table-cell>
          <table:table-cell table:style-name="ce83" table:formula="of:=RAND()" office:value-type="float" office:value="0.890791278074304" calcext:value-type="float">
            <text:p>0,890791278074304</text:p>
          </table:table-cell>
          <table:table-cell table:formula="of:=RANK([.Z29];[.Z23:.Z32])+2" office:value-type="float" office:value="4" calcext:value-type="float">
            <text:p>4</text:p>
          </table:table-cell>
          <table:table-cell table:style-name="ce83" table:formula="of:=RAND()" office:value-type="float" office:value="0.803649989744544" calcext:value-type="float">
            <text:p>0,803649989744544</text:p>
          </table:table-cell>
          <table:table-cell table:formula="of:=RANK([.AB29];[.AB25:.AB30])" office:value-type="float" office:value="4" calcext:value-type="float">
            <text:p>4</text:p>
          </table:table-cell>
          <table:table-cell table:formula="of:=RAND()" office:value-type="float" office:value="0.33265178326246" calcext:value-type="float">
            <text:p>0,33265178326246</text:p>
          </table:table-cell>
          <table:table-cell table:number-columns-repeated="996"/>
        </table:table-row>
        <table:table-row table:style-name="ro3">
          <table:table-cell table:style-name="ce4" table:formula="of:=[.W30]" office:value-type="float" office:value="11" calcext:value-type="float">
            <text:p>11</text:p>
          </table:table-cell>
          <table:table-cell table:style-name="ce7" office:value-type="string" calcext:value-type="string">
            <text:p>×</text:p>
          </table:table-cell>
          <table:table-cell table:style-name="ce9" table:formula="of:=[.Y30]" office:value-type="float" office:value="7" calcext:value-type="float">
            <text:p>7</text:p>
          </table:table-cell>
          <table:table-cell table:style-name="ce10" office:value-type="string" calcext:value-type="string">
            <text:p>=</text:p>
          </table:table-cell>
          <table:table-cell table:style-name="ce39" table:formula="of:=IF([.S30]=&quot;diviseur&quot;;RANDBETWEEN(2;9);RANDBETWEEN(2;6)*[.H30])"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0]=&quot;diviseur&quot;;[.E30]*RANDBETWEEN(2;11);RANDBETWEEN(2;25))" office:value-type="float" office:value="70" calcext:value-type="float">
            <text:p>70</text:p>
          </table:table-cell>
          <table:table-cell table:style-name="ce50" table:formula="of:=IF([.AA30]&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43" calcext:value-type="float">
            <text:p>43</text:p>
          </table:table-cell>
          <table:table-cell table:style-name="ce10" office:value-type="string" calcext:value-type="string">
            <text:p>=</text:p>
          </table:table-cell>
          <table:table-cell table:style-name="ce90" table:formula="of:=IF([.W30]&gt;5;&quot;(-&quot;&amp;RANDBETWEEN(2;20)&amp;&quot;)&quot;;RANDBETWEEN(2;20))" office:value-type="string" office:string-value="(-8)" calcext:value-type="string">
            <text:p>(-8)</text:p>
          </table:table-cell>
          <table:table-cell table:style-name="ce40" office:value-type="string" calcext:value-type="string">
            <text:p>+</text:p>
          </table:table-cell>
          <table:table-cell table:style-name="ce119" table:formula="of:=IF([.Y30]&lt;6;&quot;(-&quot;&amp;RANDBETWEEN(2;20)&amp;&quot;)&quot;;RANDBETWEEN(2;20))" office:value-type="float" office:value="8" calcext:value-type="float">
            <text:p>8</text:p>
          </table:table-cell>
          <table:table-cell table:style-name="ce42" office:value-type="string" calcext:value-type="string">
            <text:p><text:span text:style-name="T6">"</text:span><text:span text:style-name="T7">=</text:span></text:p>
          </table:table-cell>
          <table:table-cell/>
          <table:table-cell table:style-name="ce27" table:formula="of:=[.A30]*[.C30]" office:value-type="float" office:value="77" calcext:value-type="float">
            <text:p>77</text:p>
          </table:table-cell>
          <table:table-cell table:style-name="ce27" table:formula="of:=CHOOSE([.AA30];&quot;multiple&quot;;&quot;diviseur&quot;;&quot;multiple&quot;;&quot;diviseur&quot;;&quot;multiple&quot;;&quot;diviseur&quot;)" office:value-type="string" office:string-value="diviseur" calcext:value-type="string">
            <text:p>diviseur</text:p>
          </table:table-cell>
          <table:table-cell table:style-name="ce35" table:formula="of:=[.K30]/IF([.I30]=&quot;50 %&quot;;2;10)" office:value-type="float" office:value="21.5" calcext:value-type="float">
            <text:p>21,5</text:p>
          </table:table-cell>
          <table:table-cell table:style-name="ce27" table:formula="of:=IF(LEFT([.M30];1)=&quot;(&quot;;MID([.M30];2;LEN([.M30])-2);[.M30])+IF(LEFT([.O30];1)=&quot;(&quot;;MID([.O30];2;LEN([.O30])-2);[.O30])" office:value-type="float" office:value="0" calcext:value-type="float">
            <text:p>0</text:p>
          </table:table-cell>
          <table:table-cell/>
          <table:table-cell table:formula="of:=RANK([.X30];[.X23:.X32])+2" office:value-type="float" office:value="11" calcext:value-type="float">
            <text:p>11</text:p>
          </table:table-cell>
          <table:table-cell table:style-name="ce83" table:formula="of:=RAND()" office:value-type="float" office:value="0.152003432716867" calcext:value-type="float">
            <text:p>0,152003432716867</text:p>
          </table:table-cell>
          <table:table-cell table:formula="of:=RANK([.Z30];[.Z23:.Z32])+2" office:value-type="float" office:value="7" calcext:value-type="float">
            <text:p>7</text:p>
          </table:table-cell>
          <table:table-cell table:style-name="ce83" table:formula="of:=RAND()" office:value-type="float" office:value="0.555975390499719" calcext:value-type="float">
            <text:p>0,555975390499719</text:p>
          </table:table-cell>
          <table:table-cell table:formula="of:=RANK([.AB30];[.AB25:.AB30])" office:value-type="float" office:value="6" calcext:value-type="float">
            <text:p>6</text:p>
          </table:table-cell>
          <table:table-cell table:formula="of:=RAND()" office:value-type="float" office:value="0.29485301013145" calcext:value-type="float">
            <text:p>0,29485301013145</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8" calcext:value-type="float">
            <text:p>8</text:p>
          </table:table-cell>
          <table:table-cell table:style-name="ce83" table:formula="of:=RAND()" office:value-type="float" office:value="0.340038286048199" calcext:value-type="float">
            <text:p>0,340038286048199</text:p>
          </table:table-cell>
          <table:table-cell table:formula="of:=RANK([.Z31];[.Z23:.Z32])+2" office:value-type="float" office:value="9" calcext:value-type="float">
            <text:p>9</text:p>
          </table:table-cell>
          <table:table-cell table:style-name="ce83" table:formula="of:=RAND()" office:value-type="float" office:value="0.321681087145035" calcext:value-type="float">
            <text:p>0,321681087145035</text:p>
          </table:table-cell>
          <table:table-cell table:number-columns-repeated="998"/>
        </table:table-row>
        <table:table-row table:style-name="ro4">
          <table:table-cell table:number-columns-repeated="22"/>
          <table:table-cell table:formula="of:=RANK([.X32];[.X23:.X32])+2" office:value-type="float" office:value="12" calcext:value-type="float">
            <text:p>12</text:p>
          </table:table-cell>
          <table:table-cell table:style-name="ce83" table:formula="of:=RAND()" office:value-type="float" office:value="0.0128376814237711" calcext:value-type="float">
            <text:p>0,0128376814237711</text:p>
          </table:table-cell>
          <table:table-cell table:formula="of:=RANK([.Z32];[.Z23:.Z32])+2" office:value-type="float" office:value="3" calcext:value-type="float">
            <text:p>3</text:p>
          </table:table-cell>
          <table:table-cell table:style-name="ce83" table:formula="of:=RAND()" office:value-type="float" office:value="0.936059500964712" calcext:value-type="float">
            <text:p>0,936059500964712</text:p>
          </table:table-cell>
          <table:table-cell table:number-columns-repeated="998"/>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5" calcext:value-type="float">
            <text:p>5</text:p>
          </table:table-cell>
          <table:table-cell table:style-name="ce83" table:formula="of:=RAND()" office:value-type="float" office:value="0.868102723150862" calcext:value-type="float">
            <text:p>0,868102723150862</text:p>
          </table:table-cell>
          <table:table-cell table:formula="of:=RANK([.Z34];[.Z34:.Z43])+2" office:value-type="float" office:value="10" calcext:value-type="float">
            <text:p>10</text:p>
          </table:table-cell>
          <table:table-cell table:style-name="ce83" table:formula="of:=RAND()" office:value-type="float" office:value="0.114031543440085" calcext:value-type="float">
            <text:p>0,11403154344008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2793" calcext:value-type="string">
            <text:p>v2793</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X35];[.X34:.X43])+2" office:value-type="float" office:value="8" calcext:value-type="float">
            <text:p>8</text:p>
          </table:table-cell>
          <table:table-cell table:style-name="ce83" table:formula="of:=RAND()" office:value-type="float" office:value="0.747152873055824" calcext:value-type="float">
            <text:p>0,747152873055824</text:p>
          </table:table-cell>
          <table:table-cell table:formula="of:=RANK([.Z35];[.Z34:.Z43])+2" office:value-type="float" office:value="12" calcext:value-type="float">
            <text:p>12</text:p>
          </table:table-cell>
          <table:table-cell table:style-name="ce83" table:formula="of:=RAND()" office:value-type="float" office:value="0.0170929339184273" calcext:value-type="float">
            <text:p>0,0170929339184273</text:p>
          </table:table-cell>
          <table:table-cell table:number-columns-repeated="998"/>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37" office:value-type="string" calcext:value-type="string" table:number-columns-spanned="4" table:number-rows-spanned="1">
            <text:p>Vocabulaire</text:p>
            <text:p>Multiple / diviseur</text:p>
          </table:table-cell>
          <table:covered-table-cell table:number-columns-repeated="3"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3" office:value-type="string" calcext:value-type="string" table:number-columns-spanned="4" table:number-rows-spanned="1">
            <text:p>Somme de relatifs</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2793" calcext:value-type="string">
            <text:p>v2793</text:p>
          </table:table-cell>
          <table:table-cell table:style-name="ce83"/>
          <table:table-cell table:formula="of:=RANK([.X36];[.X34:.X43])+2" office:value-type="float" office:value="4" calcext:value-type="float">
            <text:p>4</text:p>
          </table:table-cell>
          <table:table-cell table:style-name="ce83" table:formula="of:=RAND()" office:value-type="float" office:value="0.884249174868476" calcext:value-type="float">
            <text:p>0,884249174868476</text:p>
          </table:table-cell>
          <table:table-cell table:formula="of:=RANK([.Z36];[.Z34:.Z43])+2" office:value-type="float" office:value="8" calcext:value-type="float">
            <text:p>8</text:p>
          </table:table-cell>
          <table:table-cell table:style-name="ce83" table:formula="of:=RAND()" office:value-type="float" office:value="0.375678289963514" calcext:value-type="float">
            <text:p>0,375678289963514</text:p>
          </table:table-cell>
          <table:table-cell table:style-name="ce83" table:formula="of:=RANK([.AB36];[.AB36:.AB41])" office:value-type="float" office:value="6" calcext:value-type="float">
            <text:p>6</text:p>
          </table:table-cell>
          <table:table-cell table:formula="of:=RAND()" office:value-type="float" office:value="0.123017049798209" calcext:value-type="float">
            <text:p>0,123017049798209</text:p>
          </table:table-cell>
          <table:table-cell table:number-columns-repeated="996"/>
        </table:table-row>
        <table:table-row table:style-name="ro3">
          <table:table-cell table:style-name="ce4" table:formula="of:=[.W37]" office:value-type="float" office:value="10" calcext:value-type="float">
            <text:p>10</text:p>
          </table:table-cell>
          <table:table-cell table:style-name="ce7" office:value-type="string" calcext:value-type="string">
            <text:p>×</text:p>
          </table:table-cell>
          <table:table-cell table:style-name="ce9" table:formula="of:=[.Y37]" office:value-type="float" office:value="3" calcext:value-type="float">
            <text:p>3</text:p>
          </table:table-cell>
          <table:table-cell table:style-name="ce10" office:value-type="string" calcext:value-type="string">
            <text:p>=</text:p>
          </table:table-cell>
          <table:table-cell table:style-name="ce39" table:formula="of:=IF([.S37]=&quot;diviseur&quot;;RANDBETWEEN(2;9);RANDBETWEEN(2;6)*[.H37])" office:value-type="float" office:value="4" calcext:value-type="float">
            <text:p>4</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7]=&quot;diviseur&quot;;[.E37]*RANDBETWEEN(2;11);RANDBETWEEN(2;25))" office:value-type="float" office:value="20" calcext:value-type="float">
            <text:p>20</text:p>
          </table:table-cell>
          <table:table-cell table:style-name="ce50" table:formula="of:=IF([.AA37]&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47.6" calcext:value-type="float">
            <text:p>47,6</text:p>
          </table:table-cell>
          <table:table-cell table:style-name="ce10" office:value-type="string" calcext:value-type="string">
            <text:p>=</text:p>
          </table:table-cell>
          <table:table-cell table:style-name="ce90" table:formula="of:=IF([.W37]&gt;5;&quot;(-&quot;&amp;RANDBETWEEN(2;20)&amp;&quot;)&quot;;RANDBETWEEN(2;20))" office:value-type="string" office:string-value="(-15)" calcext:value-type="string">
            <text:p>(-15)</text:p>
          </table:table-cell>
          <table:table-cell table:style-name="ce40" office:value-type="string" calcext:value-type="string">
            <text:p>+</text:p>
          </table:table-cell>
          <table:table-cell table:style-name="ce119" table:formula="of:=IF([.Y37]&lt;6;&quot;(-&quot;&amp;RANDBETWEEN(2;20)&amp;&quot;)&quot;;RANDBETWEEN(2;20))" office:value-type="string" office:string-value="(-11)" calcext:value-type="string">
            <text:p>(-11)</text:p>
          </table:table-cell>
          <table:table-cell table:style-name="ce42" office:value-type="string" calcext:value-type="string">
            <text:p><text:span text:style-name="T6">"</text:span><text:span text:style-name="T7">=</text:span></text:p>
          </table:table-cell>
          <table:table-cell/>
          <table:table-cell table:style-name="ce27" table:formula="of:=[.A37]*[.C37]" office:value-type="float" office:value="30" calcext:value-type="float">
            <text:p>30</text:p>
          </table:table-cell>
          <table:table-cell table:style-name="ce27" table:formula="of:=CHOOSE([.AA37];&quot;multiple&quot;;&quot;diviseur&quot;;&quot;multiple&quot;;&quot;diviseur&quot;;&quot;multiple&quot;;&quot;diviseur&quot;)" office:value-type="string" office:string-value="diviseur" calcext:value-type="string">
            <text:p>diviseur</text:p>
          </table:table-cell>
          <table:table-cell table:style-name="ce35" table:formula="of:=[.K37]/IF([.I37]=&quot;50 %&quot;;2;10)" office:value-type="float" office:value="4.76" calcext:value-type="float">
            <text:p>4,76</text:p>
          </table:table-cell>
          <table:table-cell table:style-name="ce27" table:formula="of:=IF(LEFT([.M37];1)=&quot;(&quot;;MID([.M37];2;LEN([.M37])-2);[.M37])+IF(LEFT([.O37];1)=&quot;(&quot;;MID([.O37];2;LEN([.O37])-2);[.O37])" office:value-type="float" office:value="-26" calcext:value-type="float">
            <text:p>-26</text:p>
          </table:table-cell>
          <table:table-cell/>
          <table:table-cell table:formula="of:=RANK([.X37];[.X34:.X43])+2" office:value-type="float" office:value="10" calcext:value-type="float">
            <text:p>10</text:p>
          </table:table-cell>
          <table:table-cell table:style-name="ce83" table:formula="of:=RAND()" office:value-type="float" office:value="0.334881662241442" calcext:value-type="float">
            <text:p>0,334881662241442</text:p>
          </table:table-cell>
          <table:table-cell table:formula="of:=RANK([.Z37];[.Z34:.Z43])+2" office:value-type="float" office:value="3" calcext:value-type="float">
            <text:p>3</text:p>
          </table:table-cell>
          <table:table-cell table:style-name="ce83" table:formula="of:=RAND()" office:value-type="float" office:value="0.820987301627178" calcext:value-type="float">
            <text:p>0,820987301627178</text:p>
          </table:table-cell>
          <table:table-cell table:formula="of:=RANK([.AB37];[.AB36:.AB41])" office:value-type="float" office:value="2" calcext:value-type="float">
            <text:p>2</text:p>
          </table:table-cell>
          <table:table-cell table:formula="of:=RAND()" office:value-type="float" office:value="0.738188199314087" calcext:value-type="float">
            <text:p>0,738188199314087</text:p>
          </table:table-cell>
          <table:table-cell table:number-columns-repeated="996"/>
        </table:table-row>
        <table:table-row table:style-name="ro3">
          <table:table-cell table:style-name="ce4" table:formula="of:=[.W38]" office:value-type="float" office:value="6" calcext:value-type="float">
            <text:p>6</text:p>
          </table:table-cell>
          <table:table-cell table:style-name="ce7" office:value-type="string" calcext:value-type="string">
            <text:p>×</text:p>
          </table:table-cell>
          <table:table-cell table:style-name="ce9" table:formula="of:=[.Y38]" office:value-type="float" office:value="7" calcext:value-type="float">
            <text:p>7</text:p>
          </table:table-cell>
          <table:table-cell table:style-name="ce10" office:value-type="string" calcext:value-type="string">
            <text:p>=</text:p>
          </table:table-cell>
          <table:table-cell table:style-name="ce39" table:formula="of:=IF([.S38]=&quot;diviseur&quot;;RANDBETWEEN(2;9);RANDBETWEEN(2;6)*[.H38])" office:value-type="float" office:value="9" calcext:value-type="float">
            <text:p>9</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8]=&quot;diviseur&quot;;[.E38]*RANDBETWEEN(2;11);RANDBETWEEN(2;25))" office:value-type="float" office:value="3" calcext:value-type="float">
            <text:p>3</text:p>
          </table:table-cell>
          <table:table-cell table:style-name="ce50" table:formula="of:=IF([.AA38]&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14" calcext:value-type="float">
            <text:p>14</text:p>
          </table:table-cell>
          <table:table-cell table:style-name="ce10" office:value-type="string" calcext:value-type="string">
            <text:p>=</text:p>
          </table:table-cell>
          <table:table-cell table:style-name="ce90" table:formula="of:=IF([.W38]&gt;5;&quot;(-&quot;&amp;RANDBETWEEN(2;20)&amp;&quot;)&quot;;RANDBETWEEN(2;20))" office:value-type="string" office:string-value="(-20)" calcext:value-type="string">
            <text:p>(-20)</text:p>
          </table:table-cell>
          <table:table-cell table:style-name="ce40" office:value-type="string" calcext:value-type="string">
            <text:p>+</text:p>
          </table:table-cell>
          <table:table-cell table:style-name="ce119" table:formula="of:=IF([.Y38]&lt;6;&quot;(-&quot;&amp;RANDBETWEEN(2;20)&amp;&quot;)&quot;;RANDBETWEEN(2;20))" office:value-type="float" office:value="7" calcext:value-type="float">
            <text:p>7</text:p>
          </table:table-cell>
          <table:table-cell table:style-name="ce42" office:value-type="string" calcext:value-type="string">
            <text:p><text:span text:style-name="T6">"</text:span><text:span text:style-name="T7">=</text:span></text:p>
          </table:table-cell>
          <table:table-cell/>
          <table:table-cell table:style-name="ce27" table:formula="of:=[.A38]*[.C38]" office:value-type="float" office:value="42" calcext:value-type="float">
            <text:p>42</text:p>
          </table:table-cell>
          <table:table-cell table:style-name="ce27" table:formula="of:=CHOOSE([.AA38];&quot;multiple&quot;;&quot;diviseur&quot;;&quot;multiple&quot;;&quot;diviseur&quot;;&quot;multiple&quot;;&quot;diviseur&quot;)" office:value-type="string" office:string-value="multiple" calcext:value-type="string">
            <text:p>multiple</text:p>
          </table:table-cell>
          <table:table-cell table:style-name="ce35" table:formula="of:=[.K38]/IF([.I38]=&quot;50 %&quot;;2;10)" office:value-type="float" office:value="1.4" calcext:value-type="float">
            <text:p>1,4</text:p>
          </table:table-cell>
          <table:table-cell table:style-name="ce27" table:formula="of:=IF(LEFT([.M38];1)=&quot;(&quot;;MID([.M38];2;LEN([.M38])-2);[.M38])+IF(LEFT([.O38];1)=&quot;(&quot;;MID([.O38];2;LEN([.O38])-2);[.O38])" office:value-type="float" office:value="-13" calcext:value-type="float">
            <text:p>-13</text:p>
          </table:table-cell>
          <table:table-cell/>
          <table:table-cell table:formula="of:=RANK([.X38];[.X34:.X43])+2" office:value-type="float" office:value="6" calcext:value-type="float">
            <text:p>6</text:p>
          </table:table-cell>
          <table:table-cell table:style-name="ce83" table:formula="of:=RAND()" office:value-type="float" office:value="0.855898643746234" calcext:value-type="float">
            <text:p>0,855898643746234</text:p>
          </table:table-cell>
          <table:table-cell table:formula="of:=RANK([.Z38];[.Z34:.Z43])+2" office:value-type="float" office:value="7" calcext:value-type="float">
            <text:p>7</text:p>
          </table:table-cell>
          <table:table-cell table:style-name="ce83" table:formula="of:=RAND()" office:value-type="float" office:value="0.483441772998883" calcext:value-type="float">
            <text:p>0,483441772998883</text:p>
          </table:table-cell>
          <table:table-cell table:formula="of:=RANK([.AB38];[.AB36:.AB41])" office:value-type="float" office:value="3" calcext:value-type="float">
            <text:p>3</text:p>
          </table:table-cell>
          <table:table-cell table:formula="of:=RAND()" office:value-type="float" office:value="0.716241348639877" calcext:value-type="float">
            <text:p>0,716241348639877</text:p>
          </table:table-cell>
          <table:table-cell table:number-columns-repeated="996"/>
        </table:table-row>
        <table:table-row table:style-name="ro3">
          <table:table-cell table:style-name="ce4" table:formula="of:=[.W39]" office:value-type="float" office:value="9" calcext:value-type="float">
            <text:p>9</text:p>
          </table:table-cell>
          <table:table-cell table:style-name="ce7" office:value-type="string" calcext:value-type="string">
            <text:p>×</text:p>
          </table:table-cell>
          <table:table-cell table:style-name="ce9" table:formula="of:=[.Y39]" office:value-type="float" office:value="11" calcext:value-type="float">
            <text:p>11</text:p>
          </table:table-cell>
          <table:table-cell table:style-name="ce10" office:value-type="string" calcext:value-type="string">
            <text:p>=</text:p>
          </table:table-cell>
          <table:table-cell table:style-name="ce39" table:formula="of:=IF([.S39]=&quot;diviseur&quot;;RANDBETWEEN(2;9);RANDBETWEEN(2;6)*[.H39])" office:value-type="float" office:value="75" calcext:value-type="float">
            <text:p>75</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39]=&quot;diviseur&quot;;[.E39]*RANDBETWEEN(2;11);RANDBETWEEN(2;25))" office:value-type="float" office:value="25" calcext:value-type="float">
            <text:p>25</text:p>
          </table:table-cell>
          <table:table-cell table:style-name="ce50" table:formula="of:=IF([.AA39]&lt;4;&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49+1;RANDBETWEEN(0;1))" office:value-type="float" office:value="49.1" calcext:value-type="float">
            <text:p>49,1</text:p>
          </table:table-cell>
          <table:table-cell table:style-name="ce10" office:value-type="string" calcext:value-type="string">
            <text:p>=</text:p>
          </table:table-cell>
          <table:table-cell table:style-name="ce90" table:formula="of:=IF([.W39]&gt;5;&quot;(-&quot;&amp;RANDBETWEEN(2;20)&amp;&quot;)&quot;;RANDBETWEEN(2;20))" office:value-type="string" office:string-value="(-12)" calcext:value-type="string">
            <text:p>(-12)</text:p>
          </table:table-cell>
          <table:table-cell table:style-name="ce40" office:value-type="string" calcext:value-type="string">
            <text:p>+</text:p>
          </table:table-cell>
          <table:table-cell table:style-name="ce119" table:formula="of:=IF([.Y39]&lt;6;&quot;(-&quot;&amp;RANDBETWEEN(2;20)&amp;&quot;)&quot;;RANDBETWEEN(2;20))" office:value-type="float" office:value="20" calcext:value-type="float">
            <text:p>20</text:p>
          </table:table-cell>
          <table:table-cell table:style-name="ce42" office:value-type="string" calcext:value-type="string">
            <text:p><text:span text:style-name="T6">"</text:span><text:span text:style-name="T7">=</text:span></text:p>
          </table:table-cell>
          <table:table-cell/>
          <table:table-cell table:style-name="ce27" table:formula="of:=[.A39]*[.C39]" office:value-type="float" office:value="99" calcext:value-type="float">
            <text:p>99</text:p>
          </table:table-cell>
          <table:table-cell table:style-name="ce27" table:formula="of:=CHOOSE([.AA39];&quot;multiple&quot;;&quot;diviseur&quot;;&quot;multiple&quot;;&quot;diviseur&quot;;&quot;multiple&quot;;&quot;diviseur&quot;)" office:value-type="string" office:string-value="multiple" calcext:value-type="string">
            <text:p>multiple</text:p>
          </table:table-cell>
          <table:table-cell table:style-name="ce35" table:formula="of:=[.K39]/IF([.I39]=&quot;50 %&quot;;2;10)" office:value-type="float" office:value="4.91" calcext:value-type="float">
            <text:p>4,91</text:p>
          </table:table-cell>
          <table:table-cell table:style-name="ce27" table:formula="of:=IF(LEFT([.M39];1)=&quot;(&quot;;MID([.M39];2;LEN([.M39])-2);[.M39])+IF(LEFT([.O39];1)=&quot;(&quot;;MID([.O39];2;LEN([.O39])-2);[.O39])" office:value-type="float" office:value="8" calcext:value-type="float">
            <text:p>8</text:p>
          </table:table-cell>
          <table:table-cell/>
          <table:table-cell table:formula="of:=RANK([.X39];[.X34:.X43])+2" office:value-type="float" office:value="9" calcext:value-type="float">
            <text:p>9</text:p>
          </table:table-cell>
          <table:table-cell table:style-name="ce83" table:formula="of:=RAND()" office:value-type="float" office:value="0.367854402265055" calcext:value-type="float">
            <text:p>0,367854402265055</text:p>
          </table:table-cell>
          <table:table-cell table:formula="of:=RANK([.Z39];[.Z34:.Z43])+2" office:value-type="float" office:value="11" calcext:value-type="float">
            <text:p>11</text:p>
          </table:table-cell>
          <table:table-cell table:style-name="ce83" table:formula="of:=RAND()" office:value-type="float" office:value="0.0378206387302476" calcext:value-type="float">
            <text:p>0,0378206387302476</text:p>
          </table:table-cell>
          <table:table-cell table:formula="of:=RANK([.AB39];[.AB36:.AB41])" office:value-type="float" office:value="1" calcext:value-type="float">
            <text:p>1</text:p>
          </table:table-cell>
          <table:table-cell table:formula="of:=RAND()" office:value-type="float" office:value="0.926992771964104" calcext:value-type="float">
            <text:p>0,926992771964104</text:p>
          </table:table-cell>
          <table:table-cell table:number-columns-repeated="996"/>
        </table:table-row>
        <table:table-row table:style-name="ro3">
          <table:table-cell table:style-name="ce4" table:formula="of:=[.W40]" office:value-type="float" office:value="12" calcext:value-type="float">
            <text:p>12</text:p>
          </table:table-cell>
          <table:table-cell table:style-name="ce7" office:value-type="string" calcext:value-type="string">
            <text:p>×</text:p>
          </table:table-cell>
          <table:table-cell table:style-name="ce9" table:formula="of:=[.Y40]" office:value-type="float" office:value="9" calcext:value-type="float">
            <text:p>9</text:p>
          </table:table-cell>
          <table:table-cell table:style-name="ce10" office:value-type="string" calcext:value-type="string">
            <text:p>=</text:p>
          </table:table-cell>
          <table:table-cell table:style-name="ce39" table:formula="of:=IF([.S40]=&quot;diviseur&quot;;RANDBETWEEN(2;9);RANDBETWEEN(2;6)*[.H40])" office:value-type="float" office:value="6" calcext:value-type="float">
            <text:p>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40]=&quot;diviseur&quot;;[.E40]*RANDBETWEEN(2;11);RANDBETWEEN(2;25))" office:value-type="float" office:value="18" calcext:value-type="float">
            <text:p>18</text:p>
          </table:table-cell>
          <table:table-cell table:style-name="ce50" table:formula="of:=IF([.AA40]&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32" calcext:value-type="float">
            <text:p>32</text:p>
          </table:table-cell>
          <table:table-cell table:style-name="ce10" office:value-type="string" calcext:value-type="string">
            <text:p>=</text:p>
          </table:table-cell>
          <table:table-cell table:style-name="ce90" table:formula="of:=IF([.W40]&gt;5;&quot;(-&quot;&amp;RANDBETWEEN(2;20)&amp;&quot;)&quot;;RANDBETWEEN(2;20))" office:value-type="string" office:string-value="(-2)" calcext:value-type="string">
            <text:p>(-2)</text:p>
          </table:table-cell>
          <table:table-cell table:style-name="ce40" office:value-type="string" calcext:value-type="string">
            <text:p>+</text:p>
          </table:table-cell>
          <table:table-cell table:style-name="ce119" table:formula="of:=IF([.Y40]&lt;6;&quot;(-&quot;&amp;RANDBETWEEN(2;20)&amp;&quot;)&quot;;RANDBETWEEN(2;20))" office:value-type="float" office:value="13" calcext:value-type="float">
            <text:p>13</text:p>
          </table:table-cell>
          <table:table-cell table:style-name="ce42" office:value-type="string" calcext:value-type="string">
            <text:p><text:span text:style-name="T6">"</text:span><text:span text:style-name="T7">=</text:span></text:p>
          </table:table-cell>
          <table:table-cell/>
          <table:table-cell table:style-name="ce27" table:formula="of:=[.A40]*[.C40]" office:value-type="float" office:value="108" calcext:value-type="float">
            <text:p>108</text:p>
          </table:table-cell>
          <table:table-cell table:style-name="ce27" table:formula="of:=CHOOSE([.AA40];&quot;multiple&quot;;&quot;diviseur&quot;;&quot;multiple&quot;;&quot;diviseur&quot;;&quot;multiple&quot;;&quot;diviseur&quot;)" office:value-type="string" office:string-value="diviseur" calcext:value-type="string">
            <text:p>diviseur</text:p>
          </table:table-cell>
          <table:table-cell table:style-name="ce35" table:formula="of:=[.K40]/IF([.I40]=&quot;50 %&quot;;2;10)" office:value-type="float" office:value="16" calcext:value-type="float">
            <text:p>16</text:p>
          </table:table-cell>
          <table:table-cell table:style-name="ce27" table:formula="of:=IF(LEFT([.M40];1)=&quot;(&quot;;MID([.M40];2;LEN([.M40])-2);[.M40])+IF(LEFT([.O40];1)=&quot;(&quot;;MID([.O40];2;LEN([.O40])-2);[.O40])" office:value-type="float" office:value="11" calcext:value-type="float">
            <text:p>11</text:p>
          </table:table-cell>
          <table:table-cell/>
          <table:table-cell table:formula="of:=RANK([.X40];[.X34:.X43])+2" office:value-type="float" office:value="12" calcext:value-type="float">
            <text:p>12</text:p>
          </table:table-cell>
          <table:table-cell table:style-name="ce83" table:formula="of:=RAND()" office:value-type="float" office:value="0.170746963346569" calcext:value-type="float">
            <text:p>0,170746963346569</text:p>
          </table:table-cell>
          <table:table-cell table:formula="of:=RANK([.Z40];[.Z34:.Z43])+2" office:value-type="float" office:value="9" calcext:value-type="float">
            <text:p>9</text:p>
          </table:table-cell>
          <table:table-cell table:style-name="ce83" table:formula="of:=RAND()" office:value-type="float" office:value="0.255437791274275" calcext:value-type="float">
            <text:p>0,255437791274275</text:p>
          </table:table-cell>
          <table:table-cell table:formula="of:=RANK([.AB40];[.AB36:.AB41])" office:value-type="float" office:value="4" calcext:value-type="float">
            <text:p>4</text:p>
          </table:table-cell>
          <table:table-cell table:formula="of:=RAND()" office:value-type="float" office:value="0.597570285727864" calcext:value-type="float">
            <text:p>0,597570285727864</text:p>
          </table:table-cell>
          <table:table-cell table:number-columns-repeated="996"/>
        </table:table-row>
        <table:table-row table:style-name="ro3">
          <table:table-cell table:style-name="ce4" table:formula="of:=[.W41]" office:value-type="float" office:value="7" calcext:value-type="float">
            <text:p>7</text:p>
          </table:table-cell>
          <table:table-cell table:style-name="ce7" office:value-type="string" calcext:value-type="string">
            <text:p>×</text:p>
          </table:table-cell>
          <table:table-cell table:style-name="ce9" table:formula="of:=[.Y41]" office:value-type="float" office:value="4" calcext:value-type="float">
            <text:p>4</text:p>
          </table:table-cell>
          <table:table-cell table:style-name="ce10" office:value-type="string" calcext:value-type="string">
            <text:p>=</text:p>
          </table:table-cell>
          <table:table-cell table:style-name="ce39" table:formula="of:=IF([.S41]=&quot;diviseur&quot;;RANDBETWEEN(2;9);RANDBETWEEN(2;6)*[.H41])" office:value-type="float" office:value="70" calcext:value-type="float">
            <text:p>7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S41]=&quot;diviseur&quot;;[.E41]*RANDBETWEEN(2;11);RANDBETWEEN(2;25))" office:value-type="float" office:value="14" calcext:value-type="float">
            <text:p>14</text:p>
          </table:table-cell>
          <table:table-cell table:style-name="ce50" table:formula="of:=IF([.AA41]&lt;4;&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49+1;RANDBETWEEN(0;1))" office:value-type="float" office:value="2" calcext:value-type="float">
            <text:p>2</text:p>
          </table:table-cell>
          <table:table-cell table:style-name="ce10" office:value-type="string" calcext:value-type="string">
            <text:p>=</text:p>
          </table:table-cell>
          <table:table-cell table:style-name="ce90" table:formula="of:=IF([.W41]&gt;5;&quot;(-&quot;&amp;RANDBETWEEN(2;20)&amp;&quot;)&quot;;RANDBETWEEN(2;20))" office:value-type="string" office:string-value="(-9)" calcext:value-type="string">
            <text:p>(-9)</text:p>
          </table:table-cell>
          <table:table-cell table:style-name="ce40" office:value-type="string" calcext:value-type="string">
            <text:p>+</text:p>
          </table:table-cell>
          <table:table-cell table:style-name="ce119" table:formula="of:=IF([.Y41]&lt;6;&quot;(-&quot;&amp;RANDBETWEEN(2;20)&amp;&quot;)&quot;;RANDBETWEEN(2;20))" office:value-type="string" office:string-value="(-12)" calcext:value-type="string">
            <text:p>(-12)</text:p>
          </table:table-cell>
          <table:table-cell table:style-name="ce42" office:value-type="string" calcext:value-type="string">
            <text:p><text:span text:style-name="T6">"</text:span><text:span text:style-name="T7">=</text:span></text:p>
          </table:table-cell>
          <table:table-cell/>
          <table:table-cell table:style-name="ce27" table:formula="of:=[.A41]*[.C41]" office:value-type="float" office:value="28" calcext:value-type="float">
            <text:p>28</text:p>
          </table:table-cell>
          <table:table-cell table:style-name="ce27" table:formula="of:=CHOOSE([.AA41];&quot;multiple&quot;;&quot;diviseur&quot;;&quot;multiple&quot;;&quot;diviseur&quot;;&quot;multiple&quot;;&quot;diviseur&quot;)" office:value-type="string" office:string-value="multiple" calcext:value-type="string">
            <text:p>multiple</text:p>
          </table:table-cell>
          <table:table-cell table:style-name="ce35" table:formula="of:=[.K41]/IF([.I41]=&quot;50 %&quot;;2;10)" office:value-type="float" office:value="1" calcext:value-type="float">
            <text:p>1</text:p>
          </table:table-cell>
          <table:table-cell table:style-name="ce27" table:formula="of:=IF(LEFT([.M41];1)=&quot;(&quot;;MID([.M41];2;LEN([.M41])-2);[.M41])+IF(LEFT([.O41];1)=&quot;(&quot;;MID([.O41];2;LEN([.O41])-2);[.O41])" office:value-type="float" office:value="-21" calcext:value-type="float">
            <text:p>-21</text:p>
          </table:table-cell>
          <table:table-cell/>
          <table:table-cell table:formula="of:=RANK([.X41];[.X34:.X43])+2" office:value-type="float" office:value="7" calcext:value-type="float">
            <text:p>7</text:p>
          </table:table-cell>
          <table:table-cell table:style-name="ce83" table:formula="of:=RAND()" office:value-type="float" office:value="0.79167052560359" calcext:value-type="float">
            <text:p>0,79167052560359</text:p>
          </table:table-cell>
          <table:table-cell table:formula="of:=RANK([.Z41];[.Z34:.Z43])+2" office:value-type="float" office:value="4" calcext:value-type="float">
            <text:p>4</text:p>
          </table:table-cell>
          <table:table-cell table:style-name="ce83" table:formula="of:=RAND()" office:value-type="float" office:value="0.722636569067606" calcext:value-type="float">
            <text:p>0,722636569067606</text:p>
          </table:table-cell>
          <table:table-cell table:formula="of:=RANK([.AB41];[.AB36:.AB41])" office:value-type="float" office:value="5" calcext:value-type="float">
            <text:p>5</text:p>
          </table:table-cell>
          <table:table-cell table:formula="of:=RAND()" office:value-type="float" office:value="0.455073531510713" calcext:value-type="float">
            <text:p>0,45507353151071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1" calcext:value-type="float">
            <text:p>11</text:p>
          </table:table-cell>
          <table:table-cell table:style-name="ce83" table:formula="of:=RAND()" office:value-type="float" office:value="0.222858633055777" calcext:value-type="float">
            <text:p>0,222858633055777</text:p>
          </table:table-cell>
          <table:table-cell table:formula="of:=RANK([.Z42];[.Z34:.Z43])+2" office:value-type="float" office:value="6" calcext:value-type="float">
            <text:p>6</text:p>
          </table:table-cell>
          <table:table-cell table:style-name="ce83" table:formula="of:=RAND()" office:value-type="float" office:value="0.624793628565824" calcext:value-type="float">
            <text:p>0,624793628565824</text:p>
          </table:table-cell>
          <table:table-cell table:number-columns-repeated="998"/>
        </table:table-row>
        <table:table-row table:style-name="ro4">
          <table:table-cell table:number-columns-repeated="22"/>
          <table:table-cell table:formula="of:=RANK([.X43];[.X34:.X43])+2" office:value-type="float" office:value="3" calcext:value-type="float">
            <text:p>3</text:p>
          </table:table-cell>
          <table:table-cell table:style-name="ce83" table:formula="of:=RAND()" office:value-type="float" office:value="0.958528933947235" calcext:value-type="float">
            <text:p>0,958528933947235</text:p>
          </table:table-cell>
          <table:table-cell table:formula="of:=RANK([.Z43];[.Z34:.Z43])+2" office:value-type="float" office:value="5" calcext:value-type="float">
            <text:p>5</text:p>
          </table:table-cell>
          <table:table-cell table:style-name="ce83" table:formula="of:=RAND()" office:value-type="float" office:value="0.72186447368237" calcext:value-type="float">
            <text:p>0,72186447368237</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Jaune" table:style-name="ta2" table:print-ranges="'Ceinture Jaune'.A1:'Ceinture Jaune'.P44 'Ceinture Jaune'.R1:'Ceinture Jaun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2" form:id="control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Jaune?language=Basic&amp;location=document" xlink:type="simple"/>
              </office:event-listeners>
            </form:button>
          </form:form>
        </office:forms>
        <table:shapes>
          <draw:control draw:z-index="0" draw:style-name="gr2" draw:text-style-name="P1" svg:width="1.651cm" svg:height="0.749cm" svg:x="45.502cm" svg:y="0.12cm" draw:control="control2"/>
        </table:shapes>
        <table:table-column table:style-name="co24" table:default-cell-style-name="Default"/>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default-cell-style-name="Default"/>
        <table:table-column table:style-name="co5" table:default-cell-style-name="Default"/>
        <table:table-column table:style-name="co22" table:default-cell-style-name="Default"/>
        <table:table-column table:style-name="co17" table:default-cell-style-name="Default"/>
        <table:table-column table:style-name="co4" table:default-cell-style-name="Default"/>
        <table:table-column table:style-name="co31" table:default-cell-style-name="Default"/>
        <table:table-column table:style-name="co12" table:default-cell-style-name="Default"/>
        <table:table-column table:style-name="co32" table:default-cell-style-name="Default"/>
        <table:table-column table:style-name="co33" table:default-cell-style-name="Default"/>
        <table:table-column table:style-name="co15" table:default-cell-style-name="Default"/>
        <table:table-column table:style-name="co34" table:default-cell-style-name="Default"/>
        <table:table-column table:style-name="co17" table:default-cell-style-name="Default"/>
        <table:table-column table:style-name="co35" table:default-cell-style-name="Default"/>
        <table:table-column table:style-name="co17" table:default-cell-style-name="Default"/>
        <table:table-column table:style-name="co18" table:default-cell-style-name="Default"/>
        <table:table-column table:style-name="co36" table:default-cell-style-name="Default"/>
        <table:table-column table:style-name="co37" table:default-cell-style-name="Default"/>
        <table:table-column table:style-name="co20" table:default-cell-style-name="Default"/>
        <table:table-column table:style-name="co17" table:number-columns-repeated="998" table:default-cell-style-name="Default"/>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1" calcext:value-type="float">
            <text:p>11</text:p>
          </table:table-cell>
          <table:table-cell table:style-name="ce83" table:formula="of:=RAND()" office:value-type="float" office:value="0.12044109215094" calcext:value-type="float">
            <text:p>0,12044109215094</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1488" calcext:value-type="string">
            <text:p>v1488</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X1:.X10])+2" office:value-type="float" office:value="12" calcext:value-type="float">
            <text:p>12</text:p>
          </table:table-cell>
          <table:table-cell table:style-name="ce83" table:formula="of:=RAND()" office:value-type="float" office:value="0.0161547307787046" calcext:value-type="float">
            <text:p>0,0161547307787046</text:p>
          </table:table-cell>
          <table:table-cell table:number-columns-repeated="1000"/>
        </table:table-row>
        <table:table-row table:style-name="ro2">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1488" calcext:value-type="string">
            <text:p>v1488</text:p>
          </table:table-cell>
          <table:table-cell table:style-name="ce83"/>
          <table:table-cell table:formula="of:=RANK([.X3];[.X1:.X10])+2" office:value-type="float" office:value="3" calcext:value-type="float">
            <text:p>3</text:p>
          </table:table-cell>
          <table:table-cell table:style-name="ce83" table:formula="of:=RAND()" office:value-type="float" office:value="0.982360995209187" calcext:value-type="float">
            <text:p>0,982360995209187</text:p>
          </table:table-cell>
          <table:table-cell table:style-name="ce83" table:formula="of:=RANK([.Z3];[.Z3:.Z8])" office:value-type="float" office:value="3" calcext:value-type="float">
            <text:p>3</text:p>
          </table:table-cell>
          <table:table-cell table:formula="of:=RAND()" office:value-type="float" office:value="0.570636619030343" calcext:value-type="float">
            <text:p>0,570636619030343</text:p>
          </table:table-cell>
          <table:table-cell table:style-name="ce83" table:number-columns-repeated="998"/>
        </table:table-row>
        <table:table-row table:style-name="ro3">
          <table:table-cell table:style-name="ce4" table:formula="of:=CHOOSE([.W4];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4]+2" office:value-type="float" office:value="6" calcext:value-type="float">
            <text:p>6</text:p>
          </table:table-cell>
          <table:table-cell table:style-name="ce112" office:value-type="string" calcext:value-type="string">
            <text:p>:</text:p>
          </table:table-cell>
          <table:table-cell table:style-name="ce9"/>
          <table:table-cell table:style-name="ce10"/>
          <table:table-cell table:style-name="ce51" table:formula="of:=CHOOSE([.Y4];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56" calcext:value-type="float">
            <text:p>15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3" calcext:value-type="float">
            <text:p>63</text:p>
          </table:table-cell>
          <table:table-cell table:style-name="ce9" office:value-type="string" calcext:value-type="string">
            <text:p>:</text:p>
          </table:table-cell>
          <table:table-cell table:style-name="ce20"/>
          <table:table-cell table:style-name="ce10"/>
          <table:table-cell/>
          <table:table-cell table:style-name="ce27" table:formula="of:=LOOKUP([.A4];[$'Aide à la génération'.$A$2:$'Aide à la génération'.$A$11];[$'Aide à la génération'.$B$2:$'Aide à la génération'.$B$11])" office:value-type="string" office:string-value="8×7" calcext:value-type="string">
            <text:p>8×7</text:p>
          </table:table-cell>
          <table:table-cell table:style-name="ce27" table:formula="of:=[.E4]*2&amp;&quot; ;&quot;&amp;[.E4]*5&amp;&quot; ...&quot;" office:value-type="string" office:string-value="12 ;30 ..." calcext:value-type="string">
            <text:p>12 ;30 ...</text:p>
          </table:table-cell>
          <table:table-cell table:style-name="ce106" table:formula="of:=[.K4]*[.I4]/100" office:value-type="float" office:value="31.2" calcext:value-type="float">
            <text:p>31,2</text:p>
          </table:table-cell>
          <table:table-cell table:style-name="ce35" table:formula="of:=IF(MOD([.M4];2)=0;&quot;2;&quot;;&quot;&quot;)&amp;IF(MOD([.M4];3)=0;&quot;3;&quot;;&quot;&quot;)&amp;IF(MOD([.M4];4)=0;&quot;4;&quot;;&quot;&quot;)&amp;IF(MOD([.M4];5)=0;&quot;5;&quot;;&quot;&quot;)&amp;IF(MOD([.M4];6)=0;&quot;6;&quot;;&quot;&quot;)&amp;IF(MOD([.M4];7)=0;&quot;7;&quot;;&quot;&quot;)&amp;IF(MOD([.M4];8)=0;&quot;8;&quot;;&quot;&quot;)&amp;IF(MOD([.M4];9)=0;&quot;9;&quot;;&quot;&quot;)&amp;IF(MOD([.M4];10)=0;&quot;10;&quot;;&quot;&quot;)&amp;IF(MOD([.M4];12)=0;&quot;12;&quot;;&quot;&quot;)&amp;IF(MOD([.M4];16)=0;&quot;16;&quot;;&quot;&quot;)&amp;IF(MOD([.M4];25)=0;&quot;25;&quot;;&quot;&quot;)" office:value-type="string" office:string-value="3;7;9;" calcext:value-type="string">
            <text:p>3;7;9;</text:p>
          </table:table-cell>
          <table:table-cell/>
          <table:table-cell table:formula="of:=RANK([.X4];[.X1:.X10])+2" office:value-type="float" office:value="4" calcext:value-type="float">
            <text:p>4</text:p>
          </table:table-cell>
          <table:table-cell table:style-name="ce83" table:formula="of:=RAND()" office:value-type="float" office:value="0.941479257554225" calcext:value-type="float">
            <text:p>0,941479257554225</text:p>
          </table:table-cell>
          <table:table-cell table:formula="of:=RANK([.Z4];[.Z3:.Z8])" office:value-type="float" office:value="5" calcext:value-type="float">
            <text:p>5</text:p>
          </table:table-cell>
          <table:table-cell table:formula="of:=RAND()" office:value-type="float" office:value="0.554030570422863" calcext:value-type="float">
            <text:p>0,554030570422863</text:p>
          </table:table-cell>
          <table:table-cell table:number-columns-repeated="998"/>
        </table:table-row>
        <table:table-row table:style-name="ro3">
          <table:table-cell table:style-name="ce4" table:formula="of:=CHOOSE([.W5];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5]+2" office:value-type="float" office:value="12" calcext:value-type="float">
            <text:p>12</text:p>
          </table:table-cell>
          <table:table-cell table:style-name="ce112" office:value-type="string" calcext:value-type="string">
            <text:p>:</text:p>
          </table:table-cell>
          <table:table-cell table:style-name="ce9"/>
          <table:table-cell table:style-name="ce10"/>
          <table:table-cell table:style-name="ce51" table:formula="of:=CHOOSE([.Y5];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56" calcext:value-type="float">
            <text:p>15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0" calcext:value-type="float">
            <text:p>60</text:p>
          </table:table-cell>
          <table:table-cell table:style-name="ce9" office:value-type="string" calcext:value-type="string">
            <text:p>:</text:p>
          </table:table-cell>
          <table:table-cell table:style-name="ce20"/>
          <table:table-cell table:style-name="ce10"/>
          <table:table-cell/>
          <table:table-cell table:style-name="ce27" table:formula="of:=LOOKUP([.A5];[$'Aide à la génération'.$A$2:$'Aide à la génération'.$A$11];[$'Aide à la génération'.$B$2:$'Aide à la génération'.$B$11])" office:value-type="string" office:string-value="8×4" calcext:value-type="string">
            <text:p>8×4</text:p>
          </table:table-cell>
          <table:table-cell table:style-name="ce27" table:formula="of:=[.E5]*2&amp;&quot; ;&quot;&amp;[.E5]*5&amp;&quot; ...&quot;" office:value-type="string" office:string-value="24 ;60 ..." calcext:value-type="string">
            <text:p>24 ;60 ...</text:p>
          </table:table-cell>
          <table:table-cell table:style-name="ce106" table:formula="of:=[.K5]*[.I5]/100" office:value-type="float" office:value="62.4" calcext:value-type="float">
            <text:p>62,4</text:p>
          </table:table-cell>
          <table:table-cell table:style-name="ce35" table:formula="of:=IF(MOD([.M5];2)=0;&quot;2;&quot;;&quot;&quot;)&amp;IF(MOD([.M5];3)=0;&quot;3;&quot;;&quot;&quot;)&amp;IF(MOD([.M5];4)=0;&quot;4;&quot;;&quot;&quot;)&amp;IF(MOD([.M5];5)=0;&quot;5;&quot;;&quot;&quot;)&amp;IF(MOD([.M5];6)=0;&quot;6;&quot;;&quot;&quot;)&amp;IF(MOD([.M5];7)=0;&quot;7;&quot;;&quot;&quot;)&amp;IF(MOD([.M5];8)=0;&quot;8;&quot;;&quot;&quot;)&amp;IF(MOD([.M5];9)=0;&quot;9;&quot;;&quot;&quot;)&amp;IF(MOD([.M5];10)=0;&quot;10;&quot;;&quot;&quot;)&amp;IF(MOD([.M5];12)=0;&quot;12;&quot;;&quot;&quot;)&amp;IF(MOD([.M5];16)=0;&quot;16;&quot;;&quot;&quot;)&amp;IF(MOD([.M5];25)=0;&quot;25;&quot;;&quot;&quot;)" office:value-type="string" office:string-value="2;3;4;5;6;10;12;" calcext:value-type="string">
            <text:p>2;3;4;5;6;10;12;</text:p>
          </table:table-cell>
          <table:table-cell/>
          <table:table-cell table:formula="of:=RANK([.X5];[.X1:.X10])+2" office:value-type="float" office:value="10" calcext:value-type="float">
            <text:p>10</text:p>
          </table:table-cell>
          <table:table-cell table:style-name="ce83" table:formula="of:=RAND()" office:value-type="float" office:value="0.184439980697736" calcext:value-type="float">
            <text:p>0,184439980697736</text:p>
          </table:table-cell>
          <table:table-cell table:formula="of:=RANK([.Z5];[.Z3:.Z8])" office:value-type="float" office:value="4" calcext:value-type="float">
            <text:p>4</text:p>
          </table:table-cell>
          <table:table-cell table:formula="of:=RAND()" office:value-type="float" office:value="0.559359275205818" calcext:value-type="float">
            <text:p>0,559359275205818</text:p>
          </table:table-cell>
          <table:table-cell table:number-columns-repeated="998"/>
        </table:table-row>
        <table:table-row table:style-name="ro3">
          <table:table-cell table:style-name="ce4" table:formula="of:=CHOOSE([.W6];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6]+2" office:value-type="float" office:value="11" calcext:value-type="float">
            <text:p>11</text:p>
          </table:table-cell>
          <table:table-cell table:style-name="ce112" office:value-type="string" calcext:value-type="string">
            <text:p>:</text:p>
          </table:table-cell>
          <table:table-cell table:style-name="ce9"/>
          <table:table-cell table:style-name="ce10"/>
          <table:table-cell table:style-name="ce51" table:formula="of:=CHOOSE([.Y6];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12" calcext:value-type="float">
            <text:p>11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0" calcext:value-type="float">
            <text:p>60</text:p>
          </table:table-cell>
          <table:table-cell table:style-name="ce9" office:value-type="string" calcext:value-type="string">
            <text:p>:</text:p>
          </table:table-cell>
          <table:table-cell table:style-name="ce20"/>
          <table:table-cell table:style-name="ce10"/>
          <table:table-cell/>
          <table:table-cell table:style-name="ce27" table:formula="of:=LOOKUP([.A6];[$'Aide à la génération'.$A$2:$'Aide à la génération'.$A$11];[$'Aide à la génération'.$B$2:$'Aide à la génération'.$B$11])" office:value-type="string" office:string-value="9×6" calcext:value-type="string">
            <text:p>9×6</text:p>
          </table:table-cell>
          <table:table-cell table:style-name="ce27" table:formula="of:=[.E6]*2&amp;&quot; ;&quot;&amp;[.E6]*5&amp;&quot; ...&quot;" office:value-type="string" office:string-value="22 ;55 ..." calcext:value-type="string">
            <text:p>22 ;55 ...</text:p>
          </table:table-cell>
          <table:table-cell table:style-name="ce106" table:formula="of:=[.K6]*[.I6]/100" office:value-type="float" office:value="11.2" calcext:value-type="float">
            <text:p>11,2</text:p>
          </table:table-cell>
          <table:table-cell table:style-name="ce35" table:formula="of:=IF(MOD([.M6];2)=0;&quot;2;&quot;;&quot;&quot;)&amp;IF(MOD([.M6];3)=0;&quot;3;&quot;;&quot;&quot;)&amp;IF(MOD([.M6];4)=0;&quot;4;&quot;;&quot;&quot;)&amp;IF(MOD([.M6];5)=0;&quot;5;&quot;;&quot;&quot;)&amp;IF(MOD([.M6];6)=0;&quot;6;&quot;;&quot;&quot;)&amp;IF(MOD([.M6];7)=0;&quot;7;&quot;;&quot;&quot;)&amp;IF(MOD([.M6];8)=0;&quot;8;&quot;;&quot;&quot;)&amp;IF(MOD([.M6];9)=0;&quot;9;&quot;;&quot;&quot;)&amp;IF(MOD([.M6];10)=0;&quot;10;&quot;;&quot;&quot;)&amp;IF(MOD([.M6];12)=0;&quot;12;&quot;;&quot;&quot;)&amp;IF(MOD([.M6];16)=0;&quot;16;&quot;;&quot;&quot;)&amp;IF(MOD([.M6];25)=0;&quot;25;&quot;;&quot;&quot;)" office:value-type="string" office:string-value="2;3;4;5;6;10;12;" calcext:value-type="string">
            <text:p>2;3;4;5;6;10;12;</text:p>
          </table:table-cell>
          <table:table-cell/>
          <table:table-cell table:formula="of:=RANK([.X6];[.X1:.X10])+2" office:value-type="float" office:value="9" calcext:value-type="float">
            <text:p>9</text:p>
          </table:table-cell>
          <table:table-cell table:style-name="ce83" table:formula="of:=RAND()" office:value-type="float" office:value="0.369425916541026" calcext:value-type="float">
            <text:p>0,369425916541026</text:p>
          </table:table-cell>
          <table:table-cell table:formula="of:=RANK([.Z6];[.Z3:.Z8])" office:value-type="float" office:value="1" calcext:value-type="float">
            <text:p>1</text:p>
          </table:table-cell>
          <table:table-cell table:formula="of:=RAND()" office:value-type="float" office:value="0.614250417621143" calcext:value-type="float">
            <text:p>0,614250417621143</text:p>
          </table:table-cell>
          <table:table-cell table:number-columns-repeated="998"/>
        </table:table-row>
        <table:table-row table:style-name="ro3">
          <table:table-cell table:style-name="ce4" table:formula="of:=CHOOSE([.W7];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7]+2" office:value-type="float" office:value="9" calcext:value-type="float">
            <text:p>9</text:p>
          </table:table-cell>
          <table:table-cell table:style-name="ce112" office:value-type="string" calcext:value-type="string">
            <text:p>:</text:p>
          </table:table-cell>
          <table:table-cell table:style-name="ce9"/>
          <table:table-cell table:style-name="ce10"/>
          <table:table-cell table:style-name="ce51" table:formula="of:=CHOOSE([.Y7];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96" calcext:value-type="float">
            <text:p>19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50" calcext:value-type="float">
            <text:p>150</text:p>
          </table:table-cell>
          <table:table-cell table:style-name="ce9" office:value-type="string" calcext:value-type="string">
            <text:p>:</text:p>
          </table:table-cell>
          <table:table-cell table:style-name="ce20"/>
          <table:table-cell table:style-name="ce10"/>
          <table:table-cell/>
          <table:table-cell table:style-name="ce27" table:formula="of:=LOOKUP([.A7];[$'Aide à la génération'.$A$2:$'Aide à la génération'.$A$11];[$'Aide à la génération'.$B$2:$'Aide à la génération'.$B$11])" office:value-type="string" office:string-value="7×6" calcext:value-type="string">
            <text:p>7×6</text:p>
          </table:table-cell>
          <table:table-cell table:style-name="ce27" table:formula="of:=[.E7]*2&amp;&quot; ;&quot;&amp;[.E7]*5&amp;&quot; ...&quot;" office:value-type="string" office:string-value="18 ;45 ..." calcext:value-type="string">
            <text:p>18 ;45 ...</text:p>
          </table:table-cell>
          <table:table-cell table:style-name="ce106" table:formula="of:=[.K7]*[.I7]/100" office:value-type="float" office:value="39.2" calcext:value-type="float">
            <text:p>39,2</text:p>
          </table:table-cell>
          <table:table-cell table:style-name="ce35" table:formula="of:=IF(MOD([.M7];2)=0;&quot;2;&quot;;&quot;&quot;)&amp;IF(MOD([.M7];3)=0;&quot;3;&quot;;&quot;&quot;)&amp;IF(MOD([.M7];4)=0;&quot;4;&quot;;&quot;&quot;)&amp;IF(MOD([.M7];5)=0;&quot;5;&quot;;&quot;&quot;)&amp;IF(MOD([.M7];6)=0;&quot;6;&quot;;&quot;&quot;)&amp;IF(MOD([.M7];7)=0;&quot;7;&quot;;&quot;&quot;)&amp;IF(MOD([.M7];8)=0;&quot;8;&quot;;&quot;&quot;)&amp;IF(MOD([.M7];9)=0;&quot;9;&quot;;&quot;&quot;)&amp;IF(MOD([.M7];10)=0;&quot;10;&quot;;&quot;&quot;)&amp;IF(MOD([.M7];12)=0;&quot;12;&quot;;&quot;&quot;)&amp;IF(MOD([.M7];16)=0;&quot;16;&quot;;&quot;&quot;)&amp;IF(MOD([.M7];25)=0;&quot;25;&quot;;&quot;&quot;)" office:value-type="string" office:string-value="2;3;5;6;10;25;" calcext:value-type="string">
            <text:p>2;3;5;6;10;25;</text:p>
          </table:table-cell>
          <table:table-cell/>
          <table:table-cell table:formula="of:=RANK([.X7];[.X1:.X10])+2" office:value-type="float" office:value="7" calcext:value-type="float">
            <text:p>7</text:p>
          </table:table-cell>
          <table:table-cell table:style-name="ce83" table:formula="of:=RAND()" office:value-type="float" office:value="0.758034972004523" calcext:value-type="float">
            <text:p>0,758034972004523</text:p>
          </table:table-cell>
          <table:table-cell table:formula="of:=RANK([.Z7];[.Z3:.Z8])" office:value-type="float" office:value="2" calcext:value-type="float">
            <text:p>2</text:p>
          </table:table-cell>
          <table:table-cell table:formula="of:=RAND()" office:value-type="float" office:value="0.574805820724297" calcext:value-type="float">
            <text:p>0,574805820724297</text:p>
          </table:table-cell>
          <table:table-cell table:number-columns-repeated="998"/>
        </table:table-row>
        <table:table-row table:style-name="ro3">
          <table:table-cell table:style-name="ce4" table:formula="of:=CHOOSE([.W8];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8]+2" office:value-type="float" office:value="8" calcext:value-type="float">
            <text:p>8</text:p>
          </table:table-cell>
          <table:table-cell table:style-name="ce112" office:value-type="string" calcext:value-type="string">
            <text:p>:</text:p>
          </table:table-cell>
          <table:table-cell table:style-name="ce9"/>
          <table:table-cell table:style-name="ce10"/>
          <table:table-cell table:style-name="ce51" table:formula="of:=CHOOSE([.Y8];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20" calcext:value-type="float">
            <text:p>12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27" table:formula="of:=LOOKUP([.A8];[$'Aide à la génération'.$A$2:$'Aide à la génération'.$A$11];[$'Aide à la génération'.$B$2:$'Aide à la génération'.$B$11])" office:value-type="string" office:string-value="7×4" calcext:value-type="string">
            <text:p>7×4</text:p>
          </table:table-cell>
          <table:table-cell table:style-name="ce27" table:formula="of:=[.E8]*2&amp;&quot; ;&quot;&amp;[.E8]*5&amp;&quot; ...&quot;" office:value-type="string" office:string-value="16 ;40 ..." calcext:value-type="string">
            <text:p>16 ;40 ...</text:p>
          </table:table-cell>
          <table:table-cell table:style-name="ce106" table:formula="of:=[.K8]*[.I8]/100" office:value-type="float" office:value="36" calcext:value-type="float">
            <text:p>36</text:p>
          </table:table-cell>
          <table:table-cell table:style-name="ce35" table:formula="of:=IF(MOD([.M8];2)=0;&quot;2;&quot;;&quot;&quot;)&amp;IF(MOD([.M8];3)=0;&quot;3;&quot;;&quot;&quot;)&amp;IF(MOD([.M8];4)=0;&quot;4;&quot;;&quot;&quot;)&amp;IF(MOD([.M8];5)=0;&quot;5;&quot;;&quot;&quot;)&amp;IF(MOD([.M8];6)=0;&quot;6;&quot;;&quot;&quot;)&amp;IF(MOD([.M8];7)=0;&quot;7;&quot;;&quot;&quot;)&amp;IF(MOD([.M8];8)=0;&quot;8;&quot;;&quot;&quot;)&amp;IF(MOD([.M8];9)=0;&quot;9;&quot;;&quot;&quot;)&amp;IF(MOD([.M8];10)=0;&quot;10;&quot;;&quot;&quot;)&amp;IF(MOD([.M8];12)=0;&quot;12;&quot;;&quot;&quot;)&amp;IF(MOD([.M8];16)=0;&quot;16;&quot;;&quot;&quot;)&amp;IF(MOD([.M8];25)=0;&quot;25;&quot;;&quot;&quot;)" office:value-type="string" office:string-value="2;3;4;6;8;9;12;" calcext:value-type="string">
            <text:p>2;3;4;6;8;9;12;</text:p>
          </table:table-cell>
          <table:table-cell/>
          <table:table-cell table:formula="of:=RANK([.X8];[.X1:.X10])+2" office:value-type="float" office:value="6" calcext:value-type="float">
            <text:p>6</text:p>
          </table:table-cell>
          <table:table-cell table:style-name="ce83" table:formula="of:=RAND()" office:value-type="float" office:value="0.798997634798265" calcext:value-type="float">
            <text:p>0,798997634798265</text:p>
          </table:table-cell>
          <table:table-cell table:formula="of:=RANK([.Z8];[.Z3:.Z8])" office:value-type="float" office:value="6" calcext:value-type="float">
            <text:p>6</text:p>
          </table:table-cell>
          <table:table-cell table:formula="of:=RAND()" office:value-type="float" office:value="0.036360804311132" calcext:value-type="float">
            <text:p>0,03636080431113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8" calcext:value-type="float">
            <text:p>8</text:p>
          </table:table-cell>
          <table:table-cell table:style-name="ce83" table:formula="of:=RAND()" office:value-type="float" office:value="0.713075969201895" calcext:value-type="float">
            <text:p>0,713075969201895</text:p>
          </table:table-cell>
          <table:table-cell table:number-columns-repeated="1000"/>
        </table:table-row>
        <table:table-row table:style-name="ro4">
          <table:table-cell table:number-columns-repeated="22"/>
          <table:table-cell table:formula="of:=RANK([.X10];[.X1:.X10])+2" office:value-type="float" office:value="5" calcext:value-type="float">
            <text:p>5</text:p>
          </table:table-cell>
          <table:table-cell table:style-name="ce83" table:formula="of:=RAND()" office:value-type="float" office:value="0.852319540705334" calcext:value-type="float">
            <text:p>0,852319540705334</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4" calcext:value-type="float">
            <text:p>4</text:p>
          </table:table-cell>
          <table:table-cell table:style-name="ce83" table:formula="of:=RAND()" office:value-type="float" office:value="0.743309046917694" calcext:value-type="float">
            <text:p>0,743309046917694</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1488" calcext:value-type="string">
            <text:p>v1488</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13];[.X12:.X21])+2" office:value-type="float" office:value="11" calcext:value-type="float">
            <text:p>11</text:p>
          </table:table-cell>
          <table:table-cell table:style-name="ce83" table:formula="of:=RAND()" office:value-type="float" office:value="0.0712775294405263" calcext:value-type="float">
            <text:p>0,0712775294405263</text:p>
          </table:table-cell>
          <table:table-cell table:number-columns-repeated="1000"/>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1488" calcext:value-type="string">
            <text:p>v1488</text:p>
          </table:table-cell>
          <table:table-cell table:style-name="ce83"/>
          <table:table-cell table:formula="of:=RANK([.X14];[.X12:.X21])+2" office:value-type="float" office:value="9" calcext:value-type="float">
            <text:p>9</text:p>
          </table:table-cell>
          <table:table-cell table:style-name="ce83" table:formula="of:=RAND()" office:value-type="float" office:value="0.208408437788383" calcext:value-type="float">
            <text:p>0,208408437788383</text:p>
          </table:table-cell>
          <table:table-cell table:style-name="ce83" table:formula="of:=RANK([.Z14];[.Z14:.Z19])" office:value-type="float" office:value="6" calcext:value-type="float">
            <text:p>6</text:p>
          </table:table-cell>
          <table:table-cell table:formula="of:=RAND()" office:value-type="float" office:value="0.00871759235277126" calcext:value-type="float">
            <text:p>0,00871759235277126</text:p>
          </table:table-cell>
          <table:table-cell table:number-columns-repeated="998"/>
        </table:table-row>
        <table:table-row table:style-name="ro3">
          <table:table-cell table:style-name="ce4" table:formula="of:=CHOOSE([.W15];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5]+2" office:value-type="float" office:value="10" calcext:value-type="float">
            <text:p>10</text:p>
          </table:table-cell>
          <table:table-cell table:style-name="ce112" office:value-type="string" calcext:value-type="string">
            <text:p>:</text:p>
          </table:table-cell>
          <table:table-cell table:style-name="ce9"/>
          <table:table-cell table:style-name="ce10"/>
          <table:table-cell table:style-name="ce51" table:formula="of:=CHOOSE([.Y15];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76" calcext:value-type="float">
            <text:p>276</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27" calcext:value-type="float">
            <text:p>27</text:p>
          </table:table-cell>
          <table:table-cell table:style-name="ce9" office:value-type="string" calcext:value-type="string">
            <text:p>:</text:p>
          </table:table-cell>
          <table:table-cell table:style-name="ce20"/>
          <table:table-cell table:style-name="ce10"/>
          <table:table-cell/>
          <table:table-cell table:style-name="ce27" table:formula="of:=LOOKUP([.A15];[$'Aide à la génération'.$A$2:$'Aide à la génération'.$A$11];[$'Aide à la génération'.$B$2:$'Aide à la génération'.$B$11])" office:value-type="string" office:string-value="9×7" calcext:value-type="string">
            <text:p>9×7</text:p>
          </table:table-cell>
          <table:table-cell table:style-name="ce27" table:formula="of:=[.E15]*2&amp;&quot; ;&quot;&amp;[.E15]*5&amp;&quot; ...&quot;" office:value-type="string" office:string-value="20 ;50 ..." calcext:value-type="string">
            <text:p>20 ;50 ...</text:p>
          </table:table-cell>
          <table:table-cell table:style-name="ce106" table:formula="of:=[.K15]*[.I15]/100" office:value-type="float" office:value="27.6" calcext:value-type="float">
            <text:p>27,6</text:p>
          </table:table-cell>
          <table:table-cell table:style-name="ce35" table:formula="of:=IF(MOD([.M15];2)=0;&quot;2;&quot;;&quot;&quot;)&amp;IF(MOD([.M15];3)=0;&quot;3;&quot;;&quot;&quot;)&amp;IF(MOD([.M15];4)=0;&quot;4;&quot;;&quot;&quot;)&amp;IF(MOD([.M15];5)=0;&quot;5;&quot;;&quot;&quot;)&amp;IF(MOD([.M15];6)=0;&quot;6;&quot;;&quot;&quot;)&amp;IF(MOD([.M15];7)=0;&quot;7;&quot;;&quot;&quot;)&amp;IF(MOD([.M15];8)=0;&quot;8;&quot;;&quot;&quot;)&amp;IF(MOD([.M15];9)=0;&quot;9;&quot;;&quot;&quot;)&amp;IF(MOD([.M15];10)=0;&quot;10;&quot;;&quot;&quot;)&amp;IF(MOD([.M15];12)=0;&quot;12;&quot;;&quot;&quot;)&amp;IF(MOD([.M15];16)=0;&quot;16;&quot;;&quot;&quot;)&amp;IF(MOD([.M15];25)=0;&quot;25;&quot;;&quot;&quot;)" office:value-type="string" office:string-value="3;9;" calcext:value-type="string">
            <text:p>3;9;</text:p>
          </table:table-cell>
          <table:table-cell/>
          <table:table-cell table:formula="of:=RANK([.X15];[.X12:.X21])+2" office:value-type="float" office:value="8" calcext:value-type="float">
            <text:p>8</text:p>
          </table:table-cell>
          <table:table-cell table:style-name="ce83" table:formula="of:=RAND()" office:value-type="float" office:value="0.28115492769358" calcext:value-type="float">
            <text:p>0,28115492769358</text:p>
          </table:table-cell>
          <table:table-cell table:formula="of:=RANK([.Z15];[.Z14:.Z19])" office:value-type="float" office:value="1" calcext:value-type="float">
            <text:p>1</text:p>
          </table:table-cell>
          <table:table-cell table:formula="of:=RAND()" office:value-type="float" office:value="0.854700832504629" calcext:value-type="float">
            <text:p>0,854700832504629</text:p>
          </table:table-cell>
          <table:table-cell table:number-columns-repeated="998"/>
        </table:table-row>
        <table:table-row table:style-name="ro3">
          <table:table-cell table:style-name="ce4" table:formula="of:=CHOOSE([.W16];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6]+2" office:value-type="float" office:value="14" calcext:value-type="float">
            <text:p>14</text:p>
          </table:table-cell>
          <table:table-cell table:style-name="ce112" office:value-type="string" calcext:value-type="string">
            <text:p>:</text:p>
          </table:table-cell>
          <table:table-cell table:style-name="ce9"/>
          <table:table-cell table:style-name="ce10"/>
          <table:table-cell table:style-name="ce51" table:formula="of:=CHOOSE([.Y16];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80" calcext:value-type="float">
            <text:p>18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48" calcext:value-type="float">
            <text:p>48</text:p>
          </table:table-cell>
          <table:table-cell table:style-name="ce9" office:value-type="string" calcext:value-type="string">
            <text:p>:</text:p>
          </table:table-cell>
          <table:table-cell table:style-name="ce20"/>
          <table:table-cell table:style-name="ce10"/>
          <table:table-cell/>
          <table:table-cell table:style-name="ce27" table:formula="of:=LOOKUP([.A16];[$'Aide à la génération'.$A$2:$'Aide à la génération'.$A$11];[$'Aide à la génération'.$B$2:$'Aide à la génération'.$B$11])" office:value-type="string" office:string-value="7×7" calcext:value-type="string">
            <text:p>7×7</text:p>
          </table:table-cell>
          <table:table-cell table:style-name="ce27" table:formula="of:=[.E16]*2&amp;&quot; ;&quot;&amp;[.E16]*5&amp;&quot; ...&quot;" office:value-type="string" office:string-value="28 ;70 ..." calcext:value-type="string">
            <text:p>28 ;70 ...</text:p>
          </table:table-cell>
          <table:table-cell table:style-name="ce106" table:formula="of:=[.K16]*[.I16]/100" office:value-type="float" office:value="36" calcext:value-type="float">
            <text:p>36</text:p>
          </table:table-cell>
          <table:table-cell table:style-name="ce35" table:formula="of:=IF(MOD([.M16];2)=0;&quot;2;&quot;;&quot;&quot;)&amp;IF(MOD([.M16];3)=0;&quot;3;&quot;;&quot;&quot;)&amp;IF(MOD([.M16];4)=0;&quot;4;&quot;;&quot;&quot;)&amp;IF(MOD([.M16];5)=0;&quot;5;&quot;;&quot;&quot;)&amp;IF(MOD([.M16];6)=0;&quot;6;&quot;;&quot;&quot;)&amp;IF(MOD([.M16];7)=0;&quot;7;&quot;;&quot;&quot;)&amp;IF(MOD([.M16];8)=0;&quot;8;&quot;;&quot;&quot;)&amp;IF(MOD([.M16];9)=0;&quot;9;&quot;;&quot;&quot;)&amp;IF(MOD([.M16];10)=0;&quot;10;&quot;;&quot;&quot;)&amp;IF(MOD([.M16];12)=0;&quot;12;&quot;;&quot;&quot;)&amp;IF(MOD([.M16];16)=0;&quot;16;&quot;;&quot;&quot;)&amp;IF(MOD([.M16];25)=0;&quot;25;&quot;;&quot;&quot;)" office:value-type="string" office:string-value="2;3;4;6;8;12;16;" calcext:value-type="string">
            <text:p>2;3;4;6;8;12;16;</text:p>
          </table:table-cell>
          <table:table-cell/>
          <table:table-cell table:formula="of:=RANK([.X16];[.X12:.X21])+2" office:value-type="float" office:value="12" calcext:value-type="float">
            <text:p>12</text:p>
          </table:table-cell>
          <table:table-cell table:style-name="ce83" table:formula="of:=RAND()" office:value-type="float" office:value="0.0123905925084818" calcext:value-type="float">
            <text:p>0,0123905925084818</text:p>
          </table:table-cell>
          <table:table-cell table:formula="of:=RANK([.Z16];[.Z14:.Z19])" office:value-type="float" office:value="5" calcext:value-type="float">
            <text:p>5</text:p>
          </table:table-cell>
          <table:table-cell table:formula="of:=RAND()" office:value-type="float" office:value="0.153932055976522" calcext:value-type="float">
            <text:p>0,153932055976522</text:p>
          </table:table-cell>
          <table:table-cell table:number-columns-repeated="998"/>
        </table:table-row>
        <table:table-row table:style-name="ro3">
          <table:table-cell table:style-name="ce4" table:formula="of:=CHOOSE([.W17];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7]+2" office:value-type="float" office:value="8" calcext:value-type="float">
            <text:p>8</text:p>
          </table:table-cell>
          <table:table-cell table:style-name="ce112" office:value-type="string" calcext:value-type="string">
            <text:p>:</text:p>
          </table:table-cell>
          <table:table-cell table:style-name="ce9"/>
          <table:table-cell table:style-name="ce10"/>
          <table:table-cell table:style-name="ce51" table:formula="of:=CHOOSE([.Y17];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28" calcext:value-type="float">
            <text:p>12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27" table:formula="of:=LOOKUP([.A17];[$'Aide à la génération'.$A$2:$'Aide à la génération'.$A$11];[$'Aide à la génération'.$B$2:$'Aide à la génération'.$B$11])" office:value-type="string" office:string-value="7×4" calcext:value-type="string">
            <text:p>7×4</text:p>
          </table:table-cell>
          <table:table-cell table:style-name="ce27" table:formula="of:=[.E17]*2&amp;&quot; ;&quot;&amp;[.E17]*5&amp;&quot; ...&quot;" office:value-type="string" office:string-value="16 ;40 ..." calcext:value-type="string">
            <text:p>16 ;40 ...</text:p>
          </table:table-cell>
          <table:table-cell table:style-name="ce106" table:formula="of:=[.K17]*[.I17]/100" office:value-type="float" office:value="25.6" calcext:value-type="float">
            <text:p>25,6</text:p>
          </table:table-cell>
          <table:table-cell table:style-name="ce35" table:formula="of:=IF(MOD([.M17];2)=0;&quot;2;&quot;;&quot;&quot;)&amp;IF(MOD([.M17];3)=0;&quot;3;&quot;;&quot;&quot;)&amp;IF(MOD([.M17];4)=0;&quot;4;&quot;;&quot;&quot;)&amp;IF(MOD([.M17];5)=0;&quot;5;&quot;;&quot;&quot;)&amp;IF(MOD([.M17];6)=0;&quot;6;&quot;;&quot;&quot;)&amp;IF(MOD([.M17];7)=0;&quot;7;&quot;;&quot;&quot;)&amp;IF(MOD([.M17];8)=0;&quot;8;&quot;;&quot;&quot;)&amp;IF(MOD([.M17];9)=0;&quot;9;&quot;;&quot;&quot;)&amp;IF(MOD([.M17];10)=0;&quot;10;&quot;;&quot;&quot;)&amp;IF(MOD([.M17];12)=0;&quot;12;&quot;;&quot;&quot;)&amp;IF(MOD([.M17];16)=0;&quot;16;&quot;;&quot;&quot;)&amp;IF(MOD([.M17];25)=0;&quot;25;&quot;;&quot;&quot;)" office:value-type="string" office:string-value="2;3;4;6;8;9;12;" calcext:value-type="string">
            <text:p>2;3;4;6;8;9;12;</text:p>
          </table:table-cell>
          <table:table-cell/>
          <table:table-cell table:formula="of:=RANK([.X17];[.X12:.X21])+2" office:value-type="float" office:value="6" calcext:value-type="float">
            <text:p>6</text:p>
          </table:table-cell>
          <table:table-cell table:style-name="ce83" table:formula="of:=RAND()" office:value-type="float" office:value="0.430604587698094" calcext:value-type="float">
            <text:p>0,430604587698094</text:p>
          </table:table-cell>
          <table:table-cell table:formula="of:=RANK([.Z17];[.Z14:.Z19])" office:value-type="float" office:value="2" calcext:value-type="float">
            <text:p>2</text:p>
          </table:table-cell>
          <table:table-cell table:formula="of:=RAND()" office:value-type="float" office:value="0.729075251256982" calcext:value-type="float">
            <text:p>0,729075251256982</text:p>
          </table:table-cell>
          <table:table-cell table:number-columns-repeated="998"/>
        </table:table-row>
        <table:table-row table:style-name="ro3">
          <table:table-cell table:style-name="ce4" table:formula="of:=CHOOSE([.W18];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8]+2" office:value-type="float" office:value="12" calcext:value-type="float">
            <text:p>12</text:p>
          </table:table-cell>
          <table:table-cell table:style-name="ce112" office:value-type="string" calcext:value-type="string">
            <text:p>:</text:p>
          </table:table-cell>
          <table:table-cell table:style-name="ce9"/>
          <table:table-cell table:style-name="ce10"/>
          <table:table-cell table:style-name="ce51" table:formula="of:=CHOOSE([.Y18];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00" calcext:value-type="float">
            <text:p>30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00" calcext:value-type="float">
            <text:p>100</text:p>
          </table:table-cell>
          <table:table-cell table:style-name="ce9" office:value-type="string" calcext:value-type="string">
            <text:p>:</text:p>
          </table:table-cell>
          <table:table-cell table:style-name="ce20"/>
          <table:table-cell table:style-name="ce10"/>
          <table:table-cell/>
          <table:table-cell table:style-name="ce27" table:formula="of:=LOOKUP([.A18];[$'Aide à la génération'.$A$2:$'Aide à la génération'.$A$11];[$'Aide à la génération'.$B$2:$'Aide à la génération'.$B$11])" office:value-type="string" office:string-value="8×4" calcext:value-type="string">
            <text:p>8×4</text:p>
          </table:table-cell>
          <table:table-cell table:style-name="ce27" table:formula="of:=[.E18]*2&amp;&quot; ;&quot;&amp;[.E18]*5&amp;&quot; ...&quot;" office:value-type="string" office:string-value="24 ;60 ..." calcext:value-type="string">
            <text:p>24 ;60 ...</text:p>
          </table:table-cell>
          <table:table-cell table:style-name="ce106" table:formula="of:=[.K18]*[.I18]/100" office:value-type="float" office:value="90" calcext:value-type="float">
            <text:p>90</text:p>
          </table:table-cell>
          <table:table-cell table:style-name="ce35" table:formula="of:=IF(MOD([.M18];2)=0;&quot;2;&quot;;&quot;&quot;)&amp;IF(MOD([.M18];3)=0;&quot;3;&quot;;&quot;&quot;)&amp;IF(MOD([.M18];4)=0;&quot;4;&quot;;&quot;&quot;)&amp;IF(MOD([.M18];5)=0;&quot;5;&quot;;&quot;&quot;)&amp;IF(MOD([.M18];6)=0;&quot;6;&quot;;&quot;&quot;)&amp;IF(MOD([.M18];7)=0;&quot;7;&quot;;&quot;&quot;)&amp;IF(MOD([.M18];8)=0;&quot;8;&quot;;&quot;&quot;)&amp;IF(MOD([.M18];9)=0;&quot;9;&quot;;&quot;&quot;)&amp;IF(MOD([.M18];10)=0;&quot;10;&quot;;&quot;&quot;)&amp;IF(MOD([.M18];12)=0;&quot;12;&quot;;&quot;&quot;)&amp;IF(MOD([.M18];16)=0;&quot;16;&quot;;&quot;&quot;)&amp;IF(MOD([.M18];25)=0;&quot;25;&quot;;&quot;&quot;)" office:value-type="string" office:string-value="2;4;5;10;25;" calcext:value-type="string">
            <text:p>2;4;5;10;25;</text:p>
          </table:table-cell>
          <table:table-cell/>
          <table:table-cell table:formula="of:=RANK([.X18];[.X12:.X21])+2" office:value-type="float" office:value="10" calcext:value-type="float">
            <text:p>10</text:p>
          </table:table-cell>
          <table:table-cell table:style-name="ce83" table:formula="of:=RAND()" office:value-type="float" office:value="0.200786039209641" calcext:value-type="float">
            <text:p>0,200786039209641</text:p>
          </table:table-cell>
          <table:table-cell table:formula="of:=RANK([.Z18];[.Z14:.Z19])" office:value-type="float" office:value="3" calcext:value-type="float">
            <text:p>3</text:p>
          </table:table-cell>
          <table:table-cell table:formula="of:=RAND()" office:value-type="float" office:value="0.465473694132066" calcext:value-type="float">
            <text:p>0,465473694132066</text:p>
          </table:table-cell>
          <table:table-cell table:number-columns-repeated="998"/>
        </table:table-row>
        <table:table-row table:style-name="ro3">
          <table:table-cell table:style-name="ce4" table:formula="of:=CHOOSE([.W19];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19]+2" office:value-type="float" office:value="7" calcext:value-type="float">
            <text:p>7</text:p>
          </table:table-cell>
          <table:table-cell table:style-name="ce112" office:value-type="string" calcext:value-type="string">
            <text:p>:</text:p>
          </table:table-cell>
          <table:table-cell table:style-name="ce9"/>
          <table:table-cell table:style-name="ce10"/>
          <table:table-cell table:style-name="ce51" table:formula="of:=CHOOSE([.Y19];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60" calcext:value-type="float">
            <text:p>26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90" calcext:value-type="float">
            <text:p>90</text:p>
          </table:table-cell>
          <table:table-cell table:style-name="ce9" office:value-type="string" calcext:value-type="string">
            <text:p>:</text:p>
          </table:table-cell>
          <table:table-cell table:style-name="ce20"/>
          <table:table-cell table:style-name="ce10"/>
          <table:table-cell/>
          <table:table-cell table:style-name="ce27" table:formula="of:=LOOKUP([.A19];[$'Aide à la génération'.$A$2:$'Aide à la génération'.$A$11];[$'Aide à la génération'.$B$2:$'Aide à la génération'.$B$11])" office:value-type="string" office:string-value="8×8" calcext:value-type="string">
            <text:p>8×8</text:p>
          </table:table-cell>
          <table:table-cell table:style-name="ce27" table:formula="of:=[.E19]*2&amp;&quot; ;&quot;&amp;[.E19]*5&amp;&quot; ...&quot;" office:value-type="string" office:string-value="14 ;35 ..." calcext:value-type="string">
            <text:p>14 ;35 ...</text:p>
          </table:table-cell>
          <table:table-cell table:style-name="ce106" table:formula="of:=[.K19]*[.I19]/100" office:value-type="float" office:value="104" calcext:value-type="float">
            <text:p>104</text:p>
          </table:table-cell>
          <table:table-cell table:style-name="ce35" table:formula="of:=IF(MOD([.M19];2)=0;&quot;2;&quot;;&quot;&quot;)&amp;IF(MOD([.M19];3)=0;&quot;3;&quot;;&quot;&quot;)&amp;IF(MOD([.M19];4)=0;&quot;4;&quot;;&quot;&quot;)&amp;IF(MOD([.M19];5)=0;&quot;5;&quot;;&quot;&quot;)&amp;IF(MOD([.M19];6)=0;&quot;6;&quot;;&quot;&quot;)&amp;IF(MOD([.M19];7)=0;&quot;7;&quot;;&quot;&quot;)&amp;IF(MOD([.M19];8)=0;&quot;8;&quot;;&quot;&quot;)&amp;IF(MOD([.M19];9)=0;&quot;9;&quot;;&quot;&quot;)&amp;IF(MOD([.M19];10)=0;&quot;10;&quot;;&quot;&quot;)&amp;IF(MOD([.M19];12)=0;&quot;12;&quot;;&quot;&quot;)&amp;IF(MOD([.M19];16)=0;&quot;16;&quot;;&quot;&quot;)&amp;IF(MOD([.M19];25)=0;&quot;25;&quot;;&quot;&quot;)" office:value-type="string" office:string-value="2;3;5;6;9;10;" calcext:value-type="string">
            <text:p>2;3;5;6;9;10;</text:p>
          </table:table-cell>
          <table:table-cell/>
          <table:table-cell table:formula="of:=RANK([.X19];[.X12:.X21])+2" office:value-type="float" office:value="5" calcext:value-type="float">
            <text:p>5</text:p>
          </table:table-cell>
          <table:table-cell table:style-name="ce83" table:formula="of:=RAND()" office:value-type="float" office:value="0.598022356534446" calcext:value-type="float">
            <text:p>0,598022356534446</text:p>
          </table:table-cell>
          <table:table-cell table:formula="of:=RANK([.Z19];[.Z14:.Z19])" office:value-type="float" office:value="4" calcext:value-type="float">
            <text:p>4</text:p>
          </table:table-cell>
          <table:table-cell table:formula="of:=RAND()" office:value-type="float" office:value="0.32553756675566" calcext:value-type="float">
            <text:p>0,32553756675566</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3" calcext:value-type="float">
            <text:p>3</text:p>
          </table:table-cell>
          <table:table-cell table:style-name="ce83" table:formula="of:=RAND()" office:value-type="float" office:value="0.876019160856632" calcext:value-type="float">
            <text:p>0,876019160856632</text:p>
          </table:table-cell>
          <table:table-cell table:number-columns-repeated="1000"/>
        </table:table-row>
        <table:table-row table:style-name="ro4">
          <table:table-cell table:number-columns-repeated="22"/>
          <table:table-cell table:formula="of:=RANK([.X21];[.X12:.X21])+2" office:value-type="float" office:value="7" calcext:value-type="float">
            <text:p>7</text:p>
          </table:table-cell>
          <table:table-cell table:style-name="ce83" table:formula="of:=RAND()" office:value-type="float" office:value="0.370682577400572" calcext:value-type="float">
            <text:p>0,370682577400572</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10" calcext:value-type="float">
            <text:p>10</text:p>
          </table:table-cell>
          <table:table-cell table:style-name="ce83" table:formula="of:=RAND()" office:value-type="float" office:value="0.269994970562164" calcext:value-type="float">
            <text:p>0,269994970562164</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1488" calcext:value-type="string">
            <text:p>v1488</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24];[.X23:.X32])+2" office:value-type="float" office:value="9" calcext:value-type="float">
            <text:p>9</text:p>
          </table:table-cell>
          <table:table-cell table:style-name="ce83" table:formula="of:=RAND()" office:value-type="float" office:value="0.297521244987244" calcext:value-type="float">
            <text:p>0,297521244987244</text:p>
          </table:table-cell>
          <table:table-cell table:number-columns-repeated="1000"/>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1488" calcext:value-type="string">
            <text:p>v1488</text:p>
          </table:table-cell>
          <table:table-cell table:style-name="ce83"/>
          <table:table-cell table:formula="of:=RANK([.X25];[.X23:.X32])+2" office:value-type="float" office:value="12" calcext:value-type="float">
            <text:p>12</text:p>
          </table:table-cell>
          <table:table-cell table:style-name="ce83" table:formula="of:=RAND()" office:value-type="float" office:value="0.0931170020140768" calcext:value-type="float">
            <text:p>0,0931170020140768</text:p>
          </table:table-cell>
          <table:table-cell table:style-name="ce83" table:formula="of:=RANK([.Z25];[.Z25:.Z30])" office:value-type="float" office:value="4" calcext:value-type="float">
            <text:p>4</text:p>
          </table:table-cell>
          <table:table-cell table:formula="of:=RAND()" office:value-type="float" office:value="0.26614578225794" calcext:value-type="float">
            <text:p>0,26614578225794</text:p>
          </table:table-cell>
          <table:table-cell table:number-columns-repeated="998"/>
        </table:table-row>
        <table:table-row table:style-name="ro3">
          <table:table-cell table:style-name="ce4" table:formula="of:=CHOOSE([.W26];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6]+2" office:value-type="float" office:value="6" calcext:value-type="float">
            <text:p>6</text:p>
          </table:table-cell>
          <table:table-cell table:style-name="ce112" office:value-type="string" calcext:value-type="string">
            <text:p>:</text:p>
          </table:table-cell>
          <table:table-cell table:style-name="ce9"/>
          <table:table-cell table:style-name="ce10"/>
          <table:table-cell table:style-name="ce51" table:formula="of:=CHOOSE([.Y26];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312" calcext:value-type="float">
            <text:p>31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27" calcext:value-type="float">
            <text:p>27</text:p>
          </table:table-cell>
          <table:table-cell table:style-name="ce9" office:value-type="string" calcext:value-type="string">
            <text:p>:</text:p>
          </table:table-cell>
          <table:table-cell table:style-name="ce20"/>
          <table:table-cell table:style-name="ce10"/>
          <table:table-cell/>
          <table:table-cell table:style-name="ce27" table:formula="of:=LOOKUP([.A26];[$'Aide à la génération'.$A$2:$'Aide à la génération'.$A$11];[$'Aide à la génération'.$B$2:$'Aide à la génération'.$B$11])" office:value-type="string" office:string-value="8×7" calcext:value-type="string">
            <text:p>8×7</text:p>
          </table:table-cell>
          <table:table-cell table:style-name="ce27" table:formula="of:=[.E26]*2&amp;&quot; ;&quot;&amp;[.E26]*5&amp;&quot; ...&quot;" office:value-type="string" office:string-value="12 ;30 ..." calcext:value-type="string">
            <text:p>12 ;30 ...</text:p>
          </table:table-cell>
          <table:table-cell table:style-name="ce106" table:formula="of:=[.K26]*[.I26]/100" office:value-type="float" office:value="31.2" calcext:value-type="float">
            <text:p>31,2</text:p>
          </table:table-cell>
          <table:table-cell table:style-name="ce35" table:formula="of:=IF(MOD([.M26];2)=0;&quot;2;&quot;;&quot;&quot;)&amp;IF(MOD([.M26];3)=0;&quot;3;&quot;;&quot;&quot;)&amp;IF(MOD([.M26];4)=0;&quot;4;&quot;;&quot;&quot;)&amp;IF(MOD([.M26];5)=0;&quot;5;&quot;;&quot;&quot;)&amp;IF(MOD([.M26];6)=0;&quot;6;&quot;;&quot;&quot;)&amp;IF(MOD([.M26];7)=0;&quot;7;&quot;;&quot;&quot;)&amp;IF(MOD([.M26];8)=0;&quot;8;&quot;;&quot;&quot;)&amp;IF(MOD([.M26];9)=0;&quot;9;&quot;;&quot;&quot;)&amp;IF(MOD([.M26];10)=0;&quot;10;&quot;;&quot;&quot;)&amp;IF(MOD([.M26];12)=0;&quot;12;&quot;;&quot;&quot;)&amp;IF(MOD([.M26];16)=0;&quot;16;&quot;;&quot;&quot;)&amp;IF(MOD([.M26];25)=0;&quot;25;&quot;;&quot;&quot;)" office:value-type="string" office:string-value="3;9;" calcext:value-type="string">
            <text:p>3;9;</text:p>
          </table:table-cell>
          <table:table-cell/>
          <table:table-cell table:formula="of:=RANK([.X26];[.X23:.X32])+2" office:value-type="float" office:value="4" calcext:value-type="float">
            <text:p>4</text:p>
          </table:table-cell>
          <table:table-cell table:style-name="ce83" table:formula="of:=RAND()" office:value-type="float" office:value="0.535367046850259" calcext:value-type="float">
            <text:p>0,535367046850259</text:p>
          </table:table-cell>
          <table:table-cell table:formula="of:=RANK([.Z26];[.Z25:.Z30])" office:value-type="float" office:value="1" calcext:value-type="float">
            <text:p>1</text:p>
          </table:table-cell>
          <table:table-cell table:formula="of:=RAND()" office:value-type="float" office:value="0.94243118820035" calcext:value-type="float">
            <text:p>0,94243118820035</text:p>
          </table:table-cell>
          <table:table-cell table:number-columns-repeated="998"/>
        </table:table-row>
        <table:table-row table:style-name="ro3">
          <table:table-cell table:style-name="ce4" table:formula="of:=CHOOSE([.W27];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7]+2" office:value-type="float" office:value="13" calcext:value-type="float">
            <text:p>13</text:p>
          </table:table-cell>
          <table:table-cell table:style-name="ce112" office:value-type="string" calcext:value-type="string">
            <text:p>:</text:p>
          </table:table-cell>
          <table:table-cell table:style-name="ce9"/>
          <table:table-cell table:style-name="ce10"/>
          <table:table-cell table:style-name="ce51" table:formula="of:=CHOOSE([.Y27];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92" calcext:value-type="float">
            <text:p>19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0" calcext:value-type="float">
            <text:p>60</text:p>
          </table:table-cell>
          <table:table-cell table:style-name="ce9" office:value-type="string" calcext:value-type="string">
            <text:p>:</text:p>
          </table:table-cell>
          <table:table-cell table:style-name="ce20"/>
          <table:table-cell table:style-name="ce10"/>
          <table:table-cell/>
          <table:table-cell table:style-name="ce27" table:formula="of:=LOOKUP([.A27];[$'Aide à la génération'.$A$2:$'Aide à la génération'.$A$11];[$'Aide à la génération'.$B$2:$'Aide à la génération'.$B$11])" office:value-type="string" office:string-value="9×8" calcext:value-type="string">
            <text:p>9×8</text:p>
          </table:table-cell>
          <table:table-cell table:style-name="ce27" table:formula="of:=[.E27]*2&amp;&quot; ;&quot;&amp;[.E27]*5&amp;&quot; ...&quot;" office:value-type="string" office:string-value="26 ;65 ..." calcext:value-type="string">
            <text:p>26 ;65 ...</text:p>
          </table:table-cell>
          <table:table-cell table:style-name="ce106" table:formula="of:=[.K27]*[.I27]/100" office:value-type="float" office:value="57.6" calcext:value-type="float">
            <text:p>57,6</text:p>
          </table:table-cell>
          <table:table-cell table:style-name="ce35" table:formula="of:=IF(MOD([.M27];2)=0;&quot;2;&quot;;&quot;&quot;)&amp;IF(MOD([.M27];3)=0;&quot;3;&quot;;&quot;&quot;)&amp;IF(MOD([.M27];4)=0;&quot;4;&quot;;&quot;&quot;)&amp;IF(MOD([.M27];5)=0;&quot;5;&quot;;&quot;&quot;)&amp;IF(MOD([.M27];6)=0;&quot;6;&quot;;&quot;&quot;)&amp;IF(MOD([.M27];7)=0;&quot;7;&quot;;&quot;&quot;)&amp;IF(MOD([.M27];8)=0;&quot;8;&quot;;&quot;&quot;)&amp;IF(MOD([.M27];9)=0;&quot;9;&quot;;&quot;&quot;)&amp;IF(MOD([.M27];10)=0;&quot;10;&quot;;&quot;&quot;)&amp;IF(MOD([.M27];12)=0;&quot;12;&quot;;&quot;&quot;)&amp;IF(MOD([.M27];16)=0;&quot;16;&quot;;&quot;&quot;)&amp;IF(MOD([.M27];25)=0;&quot;25;&quot;;&quot;&quot;)" office:value-type="string" office:string-value="2;3;4;5;6;10;12;" calcext:value-type="string">
            <text:p>2;3;4;5;6;10;12;</text:p>
          </table:table-cell>
          <table:table-cell/>
          <table:table-cell table:formula="of:=RANK([.X27];[.X23:.X32])+2" office:value-type="float" office:value="11" calcext:value-type="float">
            <text:p>11</text:p>
          </table:table-cell>
          <table:table-cell table:style-name="ce83" table:formula="of:=RAND()" office:value-type="float" office:value="0.203607694433361" calcext:value-type="float">
            <text:p>0,203607694433361</text:p>
          </table:table-cell>
          <table:table-cell table:formula="of:=RANK([.Z27];[.Z25:.Z30])" office:value-type="float" office:value="3" calcext:value-type="float">
            <text:p>3</text:p>
          </table:table-cell>
          <table:table-cell table:formula="of:=RAND()" office:value-type="float" office:value="0.61611614481411" calcext:value-type="float">
            <text:p>0,61611614481411</text:p>
          </table:table-cell>
          <table:table-cell table:number-columns-repeated="998"/>
        </table:table-row>
        <table:table-row table:style-name="ro3">
          <table:table-cell table:style-name="ce4" table:formula="of:=CHOOSE([.W28];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8]+2" office:value-type="float" office:value="10" calcext:value-type="float">
            <text:p>10</text:p>
          </table:table-cell>
          <table:table-cell table:style-name="ce112" office:value-type="string" calcext:value-type="string">
            <text:p>:</text:p>
          </table:table-cell>
          <table:table-cell table:style-name="ce9"/>
          <table:table-cell table:style-name="ce10"/>
          <table:table-cell table:style-name="ce51" table:formula="of:=CHOOSE([.Y28];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52" calcext:value-type="float">
            <text:p>25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40" calcext:value-type="float">
            <text:p>140</text:p>
          </table:table-cell>
          <table:table-cell table:style-name="ce9" office:value-type="string" calcext:value-type="string">
            <text:p>:</text:p>
          </table:table-cell>
          <table:table-cell table:style-name="ce20"/>
          <table:table-cell table:style-name="ce10"/>
          <table:table-cell/>
          <table:table-cell table:style-name="ce27" table:formula="of:=LOOKUP([.A28];[$'Aide à la génération'.$A$2:$'Aide à la génération'.$A$11];[$'Aide à la génération'.$B$2:$'Aide à la génération'.$B$11])" office:value-type="string" office:string-value="9×7" calcext:value-type="string">
            <text:p>9×7</text:p>
          </table:table-cell>
          <table:table-cell table:style-name="ce27" table:formula="of:=[.E28]*2&amp;&quot; ;&quot;&amp;[.E28]*5&amp;&quot; ...&quot;" office:value-type="string" office:string-value="20 ;50 ..." calcext:value-type="string">
            <text:p>20 ;50 ...</text:p>
          </table:table-cell>
          <table:table-cell table:style-name="ce106" table:formula="of:=[.K28]*[.I28]/100" office:value-type="float" office:value="50.4" calcext:value-type="float">
            <text:p>50,4</text:p>
          </table:table-cell>
          <table:table-cell table:style-name="ce35" table:formula="of:=IF(MOD([.M28];2)=0;&quot;2;&quot;;&quot;&quot;)&amp;IF(MOD([.M28];3)=0;&quot;3;&quot;;&quot;&quot;)&amp;IF(MOD([.M28];4)=0;&quot;4;&quot;;&quot;&quot;)&amp;IF(MOD([.M28];5)=0;&quot;5;&quot;;&quot;&quot;)&amp;IF(MOD([.M28];6)=0;&quot;6;&quot;;&quot;&quot;)&amp;IF(MOD([.M28];7)=0;&quot;7;&quot;;&quot;&quot;)&amp;IF(MOD([.M28];8)=0;&quot;8;&quot;;&quot;&quot;)&amp;IF(MOD([.M28];9)=0;&quot;9;&quot;;&quot;&quot;)&amp;IF(MOD([.M28];10)=0;&quot;10;&quot;;&quot;&quot;)&amp;IF(MOD([.M28];12)=0;&quot;12;&quot;;&quot;&quot;)&amp;IF(MOD([.M28];16)=0;&quot;16;&quot;;&quot;&quot;)&amp;IF(MOD([.M28];25)=0;&quot;25;&quot;;&quot;&quot;)" office:value-type="string" office:string-value="2;4;5;7;10;" calcext:value-type="string">
            <text:p>2;4;5;7;10;</text:p>
          </table:table-cell>
          <table:table-cell/>
          <table:table-cell table:formula="of:=RANK([.X28];[.X23:.X32])+2" office:value-type="float" office:value="8" calcext:value-type="float">
            <text:p>8</text:p>
          </table:table-cell>
          <table:table-cell table:style-name="ce83" table:formula="of:=RAND()" office:value-type="float" office:value="0.29869806705425" calcext:value-type="float">
            <text:p>0,29869806705425</text:p>
          </table:table-cell>
          <table:table-cell table:formula="of:=RANK([.Z28];[.Z25:.Z30])" office:value-type="float" office:value="2" calcext:value-type="float">
            <text:p>2</text:p>
          </table:table-cell>
          <table:table-cell table:formula="of:=RAND()" office:value-type="float" office:value="0.689650032393805" calcext:value-type="float">
            <text:p>0,689650032393805</text:p>
          </table:table-cell>
          <table:table-cell table:number-columns-repeated="998"/>
        </table:table-row>
        <table:table-row table:style-name="ro3">
          <table:table-cell table:style-name="ce4" table:formula="of:=CHOOSE([.W29];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29]+2" office:value-type="float" office:value="9" calcext:value-type="float">
            <text:p>9</text:p>
          </table:table-cell>
          <table:table-cell table:style-name="ce112" office:value-type="string" calcext:value-type="string">
            <text:p>:</text:p>
          </table:table-cell>
          <table:table-cell table:style-name="ce9"/>
          <table:table-cell table:style-name="ce10"/>
          <table:table-cell table:style-name="ce51" table:formula="of:=CHOOSE([.Y29];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04" calcext:value-type="float">
            <text:p>204</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30" calcext:value-type="float">
            <text:p>30</text:p>
          </table:table-cell>
          <table:table-cell table:style-name="ce9" office:value-type="string" calcext:value-type="string">
            <text:p>:</text:p>
          </table:table-cell>
          <table:table-cell table:style-name="ce20"/>
          <table:table-cell table:style-name="ce10"/>
          <table:table-cell/>
          <table:table-cell table:style-name="ce27" table:formula="of:=LOOKUP([.A29];[$'Aide à la génération'.$A$2:$'Aide à la génération'.$A$11];[$'Aide à la génération'.$B$2:$'Aide à la génération'.$B$11])" office:value-type="string" office:string-value="7×6" calcext:value-type="string">
            <text:p>7×6</text:p>
          </table:table-cell>
          <table:table-cell table:style-name="ce27" table:formula="of:=[.E29]*2&amp;&quot; ;&quot;&amp;[.E29]*5&amp;&quot; ...&quot;" office:value-type="string" office:string-value="18 ;45 ..." calcext:value-type="string">
            <text:p>18 ;45 ...</text:p>
          </table:table-cell>
          <table:table-cell table:style-name="ce106" table:formula="of:=[.K29]*[.I29]/100" office:value-type="float" office:value="40.8" calcext:value-type="float">
            <text:p>40,8</text:p>
          </table:table-cell>
          <table:table-cell table:style-name="ce35" table:formula="of:=IF(MOD([.M29];2)=0;&quot;2;&quot;;&quot;&quot;)&amp;IF(MOD([.M29];3)=0;&quot;3;&quot;;&quot;&quot;)&amp;IF(MOD([.M29];4)=0;&quot;4;&quot;;&quot;&quot;)&amp;IF(MOD([.M29];5)=0;&quot;5;&quot;;&quot;&quot;)&amp;IF(MOD([.M29];6)=0;&quot;6;&quot;;&quot;&quot;)&amp;IF(MOD([.M29];7)=0;&quot;7;&quot;;&quot;&quot;)&amp;IF(MOD([.M29];8)=0;&quot;8;&quot;;&quot;&quot;)&amp;IF(MOD([.M29];9)=0;&quot;9;&quot;;&quot;&quot;)&amp;IF(MOD([.M29];10)=0;&quot;10;&quot;;&quot;&quot;)&amp;IF(MOD([.M29];12)=0;&quot;12;&quot;;&quot;&quot;)&amp;IF(MOD([.M29];16)=0;&quot;16;&quot;;&quot;&quot;)&amp;IF(MOD([.M29];25)=0;&quot;25;&quot;;&quot;&quot;)" office:value-type="string" office:string-value="2;3;5;6;10;" calcext:value-type="string">
            <text:p>2;3;5;6;10;</text:p>
          </table:table-cell>
          <table:table-cell/>
          <table:table-cell table:formula="of:=RANK([.X29];[.X23:.X32])+2" office:value-type="float" office:value="7" calcext:value-type="float">
            <text:p>7</text:p>
          </table:table-cell>
          <table:table-cell table:style-name="ce83" table:formula="of:=RAND()" office:value-type="float" office:value="0.304616875524411" calcext:value-type="float">
            <text:p>0,304616875524411</text:p>
          </table:table-cell>
          <table:table-cell table:formula="of:=RANK([.Z29];[.Z25:.Z30])" office:value-type="float" office:value="5" calcext:value-type="float">
            <text:p>5</text:p>
          </table:table-cell>
          <table:table-cell table:formula="of:=RAND()" office:value-type="float" office:value="0.233864517066644" calcext:value-type="float">
            <text:p>0,233864517066644</text:p>
          </table:table-cell>
          <table:table-cell table:number-columns-repeated="998"/>
        </table:table-row>
        <table:table-row table:style-name="ro3">
          <table:table-cell table:style-name="ce4" table:formula="of:=CHOOSE([.W30];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0]+2" office:value-type="float" office:value="7" calcext:value-type="float">
            <text:p>7</text:p>
          </table:table-cell>
          <table:table-cell table:style-name="ce112" office:value-type="string" calcext:value-type="string">
            <text:p>:</text:p>
          </table:table-cell>
          <table:table-cell table:style-name="ce9"/>
          <table:table-cell table:style-name="ce10"/>
          <table:table-cell table:style-name="ce51" table:formula="of:=CHOOSE([.Y30];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00" calcext:value-type="float">
            <text:p>100</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140" calcext:value-type="float">
            <text:p>140</text:p>
          </table:table-cell>
          <table:table-cell table:style-name="ce9" office:value-type="string" calcext:value-type="string">
            <text:p>:</text:p>
          </table:table-cell>
          <table:table-cell table:style-name="ce20"/>
          <table:table-cell table:style-name="ce10"/>
          <table:table-cell/>
          <table:table-cell table:style-name="ce27" table:formula="of:=LOOKUP([.A30];[$'Aide à la génération'.$A$2:$'Aide à la génération'.$A$11];[$'Aide à la génération'.$B$2:$'Aide à la génération'.$B$11])" office:value-type="string" office:string-value="8×8" calcext:value-type="string">
            <text:p>8×8</text:p>
          </table:table-cell>
          <table:table-cell table:style-name="ce27" table:formula="of:=[.E30]*2&amp;&quot; ;&quot;&amp;[.E30]*5&amp;&quot; ...&quot;" office:value-type="string" office:string-value="14 ;35 ..." calcext:value-type="string">
            <text:p>14 ;35 ...</text:p>
          </table:table-cell>
          <table:table-cell table:style-name="ce106" table:formula="of:=[.K30]*[.I30]/100" office:value-type="float" office:value="30" calcext:value-type="float">
            <text:p>30</text:p>
          </table:table-cell>
          <table:table-cell table:style-name="ce35" table:formula="of:=IF(MOD([.M30];2)=0;&quot;2;&quot;;&quot;&quot;)&amp;IF(MOD([.M30];3)=0;&quot;3;&quot;;&quot;&quot;)&amp;IF(MOD([.M30];4)=0;&quot;4;&quot;;&quot;&quot;)&amp;IF(MOD([.M30];5)=0;&quot;5;&quot;;&quot;&quot;)&amp;IF(MOD([.M30];6)=0;&quot;6;&quot;;&quot;&quot;)&amp;IF(MOD([.M30];7)=0;&quot;7;&quot;;&quot;&quot;)&amp;IF(MOD([.M30];8)=0;&quot;8;&quot;;&quot;&quot;)&amp;IF(MOD([.M30];9)=0;&quot;9;&quot;;&quot;&quot;)&amp;IF(MOD([.M30];10)=0;&quot;10;&quot;;&quot;&quot;)&amp;IF(MOD([.M30];12)=0;&quot;12;&quot;;&quot;&quot;)&amp;IF(MOD([.M30];16)=0;&quot;16;&quot;;&quot;&quot;)&amp;IF(MOD([.M30];25)=0;&quot;25;&quot;;&quot;&quot;)" office:value-type="string" office:string-value="2;4;5;7;10;" calcext:value-type="string">
            <text:p>2;4;5;7;10;</text:p>
          </table:table-cell>
          <table:table-cell/>
          <table:table-cell table:formula="of:=RANK([.X30];[.X23:.X32])+2" office:value-type="float" office:value="5" calcext:value-type="float">
            <text:p>5</text:p>
          </table:table-cell>
          <table:table-cell table:style-name="ce83" table:formula="of:=RAND()" office:value-type="float" office:value="0.406122248322796" calcext:value-type="float">
            <text:p>0,406122248322796</text:p>
          </table:table-cell>
          <table:table-cell table:formula="of:=RANK([.Z30];[.Z25:.Z30])" office:value-type="float" office:value="6" calcext:value-type="float">
            <text:p>6</text:p>
          </table:table-cell>
          <table:table-cell table:formula="of:=RAND()" office:value-type="float" office:value="0.20538499931568" calcext:value-type="float">
            <text:p>0,20538499931568</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3" calcext:value-type="float">
            <text:p>3</text:p>
          </table:table-cell>
          <table:table-cell table:style-name="ce83" table:formula="of:=RAND()" office:value-type="float" office:value="0.87571617976995" calcext:value-type="float">
            <text:p>0,87571617976995</text:p>
          </table:table-cell>
          <table:table-cell table:number-columns-repeated="1000"/>
        </table:table-row>
        <table:table-row table:style-name="ro4">
          <table:table-cell table:number-columns-repeated="22"/>
          <table:table-cell table:formula="of:=RANK([.X32];[.X23:.X32])+2" office:value-type="float" office:value="6" calcext:value-type="float">
            <text:p>6</text:p>
          </table:table-cell>
          <table:table-cell table:style-name="ce83" table:formula="of:=RAND()" office:value-type="float" office:value="0.312321622630082" calcext:value-type="float">
            <text:p>0,312321622630082</text:p>
          </table:table-cell>
          <table:table-cell table:number-columns-repeated="1000"/>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9" calcext:value-type="float">
            <text:p>9</text:p>
          </table:table-cell>
          <table:table-cell table:style-name="ce83" table:formula="of:=RAND()" office:value-type="float" office:value="0.302760084778397" calcext:value-type="float">
            <text:p>0,302760084778397</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4" table:number-rows-spanned="1">
            <text:p>Prénom :</text:p>
          </table: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1488" calcext:value-type="string">
            <text:p>v1488</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X35];[.X34:.X43])+2" office:value-type="float" office:value="3" calcext:value-type="float">
            <text:p>3</text:p>
          </table:table-cell>
          <table:table-cell table:style-name="ce83" table:formula="of:=RAND()" office:value-type="float" office:value="0.811960605054249" calcext:value-type="float">
            <text:p>0,811960605054249</text:p>
          </table:table-cell>
          <table:table-cell table:number-columns-repeated="1000"/>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4" office:value-type="string" calcext:value-type="string" table:number-columns-spanned="4" table:number-rows-spanned="1">
            <text:p>Donner 4 multiples de …</text:p>
          </table:table-cell>
          <table:covered-table-cell table:number-columns-repeated="3" table:style-name="ce6"/>
          <table:table-cell table:style-name="ce3" office:value-type="string" calcext:value-type="string" table:number-columns-spanned="4" table:number-rows-spanned="1">
            <text:p>Calculer 20 % 30 % …</text:p>
          </table:table-cell>
          <table:covered-table-cell table:number-columns-repeated="3" table:style-name="ce6"/>
          <table:table-cell table:style-name="ce3" office:value-type="string" calcext:value-type="string" table:number-columns-spanned="4" table:number-rows-spanned="1">
            <text:p>Donner 3 diviseurs de …</text:p>
          </table:table-cell>
          <table:covered-table-cell table:number-columns-repeated="3" table:style-name="ce6"/>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1488" calcext:value-type="string">
            <text:p>v1488</text:p>
          </table:table-cell>
          <table:table-cell table:style-name="ce83"/>
          <table:table-cell table:formula="of:=RANK([.X36];[.X34:.X43])+2" office:value-type="float" office:value="8" calcext:value-type="float">
            <text:p>8</text:p>
          </table:table-cell>
          <table:table-cell table:style-name="ce83" table:formula="of:=RAND()" office:value-type="float" office:value="0.573395926258603" calcext:value-type="float">
            <text:p>0,573395926258603</text:p>
          </table:table-cell>
          <table:table-cell table:style-name="ce83" table:formula="of:=RANK([.Z36];[.Z36:.Z41])" office:value-type="float" office:value="3" calcext:value-type="float">
            <text:p>3</text:p>
          </table:table-cell>
          <table:table-cell table:formula="of:=RAND()" office:value-type="float" office:value="0.29522028623622" calcext:value-type="float">
            <text:p>0,29522028623622</text:p>
          </table:table-cell>
          <table:table-cell table:number-columns-repeated="998"/>
        </table:table-row>
        <table:table-row table:style-name="ro3">
          <table:table-cell table:style-name="ce4" table:formula="of:=CHOOSE([.W37];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7]+2" office:value-type="float" office:value="6" calcext:value-type="float">
            <text:p>6</text:p>
          </table:table-cell>
          <table:table-cell table:style-name="ce112" office:value-type="string" calcext:value-type="string">
            <text:p>:</text:p>
          </table:table-cell>
          <table:table-cell table:style-name="ce9"/>
          <table:table-cell table:style-name="ce10"/>
          <table:table-cell table:style-name="ce51" table:formula="of:=CHOOSE([.Y37];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92" calcext:value-type="float">
            <text:p>19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5" calcext:value-type="float">
            <text:p>75</text:p>
          </table:table-cell>
          <table:table-cell table:style-name="ce9" office:value-type="string" calcext:value-type="string">
            <text:p>:</text:p>
          </table:table-cell>
          <table:table-cell table:style-name="ce20"/>
          <table:table-cell table:style-name="ce10"/>
          <table:table-cell/>
          <table:table-cell table:style-name="ce27" table:formula="of:=LOOKUP([.A37];[$'Aide à la génération'.$A$2:$'Aide à la génération'.$A$11];[$'Aide à la génération'.$B$2:$'Aide à la génération'.$B$11])" office:value-type="string" office:string-value="8×7" calcext:value-type="string">
            <text:p>8×7</text:p>
          </table:table-cell>
          <table:table-cell table:style-name="ce27" table:formula="of:=[.E37]*2&amp;&quot; ;&quot;&amp;[.E37]*5&amp;&quot; ...&quot;" office:value-type="string" office:string-value="12 ;30 ..." calcext:value-type="string">
            <text:p>12 ;30 ...</text:p>
          </table:table-cell>
          <table:table-cell table:style-name="ce106" table:formula="of:=[.K37]*[.I37]/100" office:value-type="float" office:value="38.4" calcext:value-type="float">
            <text:p>38,4</text:p>
          </table:table-cell>
          <table:table-cell table:style-name="ce35" table:formula="of:=IF(MOD([.M37];2)=0;&quot;2;&quot;;&quot;&quot;)&amp;IF(MOD([.M37];3)=0;&quot;3;&quot;;&quot;&quot;)&amp;IF(MOD([.M37];4)=0;&quot;4;&quot;;&quot;&quot;)&amp;IF(MOD([.M37];5)=0;&quot;5;&quot;;&quot;&quot;)&amp;IF(MOD([.M37];6)=0;&quot;6;&quot;;&quot;&quot;)&amp;IF(MOD([.M37];7)=0;&quot;7;&quot;;&quot;&quot;)&amp;IF(MOD([.M37];8)=0;&quot;8;&quot;;&quot;&quot;)&amp;IF(MOD([.M37];9)=0;&quot;9;&quot;;&quot;&quot;)&amp;IF(MOD([.M37];10)=0;&quot;10;&quot;;&quot;&quot;)&amp;IF(MOD([.M37];12)=0;&quot;12;&quot;;&quot;&quot;)&amp;IF(MOD([.M37];16)=0;&quot;16;&quot;;&quot;&quot;)&amp;IF(MOD([.M37];25)=0;&quot;25;&quot;;&quot;&quot;)" office:value-type="string" office:string-value="3;5;25;" calcext:value-type="string">
            <text:p>3;5;25;</text:p>
          </table:table-cell>
          <table:table-cell/>
          <table:table-cell table:formula="of:=RANK([.X37];[.X34:.X43])+2" office:value-type="float" office:value="4" calcext:value-type="float">
            <text:p>4</text:p>
          </table:table-cell>
          <table:table-cell table:style-name="ce83" table:formula="of:=RAND()" office:value-type="float" office:value="0.724218314045839" calcext:value-type="float">
            <text:p>0,724218314045839</text:p>
          </table:table-cell>
          <table:table-cell table:formula="of:=RANK([.Z37];[.Z36:.Z41])" office:value-type="float" office:value="5" calcext:value-type="float">
            <text:p>5</text:p>
          </table:table-cell>
          <table:table-cell table:formula="of:=RAND()" office:value-type="float" office:value="0.0998563614701798" calcext:value-type="float">
            <text:p>0,0998563614701798</text:p>
          </table:table-cell>
          <table:table-cell table:number-columns-repeated="998"/>
        </table:table-row>
        <table:table-row table:style-name="ro3">
          <table:table-cell table:style-name="ce4" table:formula="of:=CHOOSE([.W38];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8]+2" office:value-type="float" office:value="12" calcext:value-type="float">
            <text:p>12</text:p>
          </table:table-cell>
          <table:table-cell table:style-name="ce112" office:value-type="string" calcext:value-type="string">
            <text:p>:</text:p>
          </table:table-cell>
          <table:table-cell table:style-name="ce9"/>
          <table:table-cell table:style-name="ce10"/>
          <table:table-cell table:style-name="ce51" table:formula="of:=CHOOSE([.Y38];10;20;30;40;20;3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92" calcext:value-type="float">
            <text:p>292</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27" table:formula="of:=LOOKUP([.A38];[$'Aide à la génération'.$A$2:$'Aide à la génération'.$A$11];[$'Aide à la génération'.$B$2:$'Aide à la génération'.$B$11])" office:value-type="string" office:string-value="8×4" calcext:value-type="string">
            <text:p>8×4</text:p>
          </table:table-cell>
          <table:table-cell table:style-name="ce27" table:formula="of:=[.E38]*2&amp;&quot; ;&quot;&amp;[.E38]*5&amp;&quot; ...&quot;" office:value-type="string" office:string-value="24 ;60 ..." calcext:value-type="string">
            <text:p>24 ;60 ...</text:p>
          </table:table-cell>
          <table:table-cell table:style-name="ce106" table:formula="of:=[.K38]*[.I38]/100" office:value-type="float" office:value="116.8" calcext:value-type="float">
            <text:p>116,8</text:p>
          </table:table-cell>
          <table:table-cell table:style-name="ce35" table:formula="of:=IF(MOD([.M38];2)=0;&quot;2;&quot;;&quot;&quot;)&amp;IF(MOD([.M38];3)=0;&quot;3;&quot;;&quot;&quot;)&amp;IF(MOD([.M38];4)=0;&quot;4;&quot;;&quot;&quot;)&amp;IF(MOD([.M38];5)=0;&quot;5;&quot;;&quot;&quot;)&amp;IF(MOD([.M38];6)=0;&quot;6;&quot;;&quot;&quot;)&amp;IF(MOD([.M38];7)=0;&quot;7;&quot;;&quot;&quot;)&amp;IF(MOD([.M38];8)=0;&quot;8;&quot;;&quot;&quot;)&amp;IF(MOD([.M38];9)=0;&quot;9;&quot;;&quot;&quot;)&amp;IF(MOD([.M38];10)=0;&quot;10;&quot;;&quot;&quot;)&amp;IF(MOD([.M38];12)=0;&quot;12;&quot;;&quot;&quot;)&amp;IF(MOD([.M38];16)=0;&quot;16;&quot;;&quot;&quot;)&amp;IF(MOD([.M38];25)=0;&quot;25;&quot;;&quot;&quot;)" office:value-type="string" office:string-value="2;3;4;6;8;9;12;" calcext:value-type="string">
            <text:p>2;3;4;6;8;9;12;</text:p>
          </table:table-cell>
          <table:table-cell/>
          <table:table-cell table:formula="of:=RANK([.X38];[.X34:.X43])+2" office:value-type="float" office:value="10" calcext:value-type="float">
            <text:p>10</text:p>
          </table:table-cell>
          <table:table-cell table:style-name="ce83" table:formula="of:=RAND()" office:value-type="float" office:value="0.292704792080826" calcext:value-type="float">
            <text:p>0,292704792080826</text:p>
          </table:table-cell>
          <table:table-cell table:formula="of:=RANK([.Z38];[.Z36:.Z41])" office:value-type="float" office:value="4" calcext:value-type="float">
            <text:p>4</text:p>
          </table:table-cell>
          <table:table-cell table:formula="of:=RAND()" office:value-type="float" office:value="0.246885136037944" calcext:value-type="float">
            <text:p>0,246885136037944</text:p>
          </table:table-cell>
          <table:table-cell table:number-columns-repeated="998"/>
        </table:table-row>
        <table:table-row table:style-name="ro3">
          <table:table-cell table:style-name="ce4" table:formula="of:=CHOOSE([.W39];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39]+2" office:value-type="float" office:value="8" calcext:value-type="float">
            <text:p>8</text:p>
          </table:table-cell>
          <table:table-cell table:style-name="ce112" office:value-type="string" calcext:value-type="string">
            <text:p>:</text:p>
          </table:table-cell>
          <table:table-cell table:style-name="ce9"/>
          <table:table-cell table:style-name="ce10"/>
          <table:table-cell table:style-name="ce51" table:formula="of:=CHOOSE([.Y39];10;20;30;40;20;3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84" calcext:value-type="float">
            <text:p>284</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60" calcext:value-type="float">
            <text:p>60</text:p>
          </table:table-cell>
          <table:table-cell table:style-name="ce9" office:value-type="string" calcext:value-type="string">
            <text:p>:</text:p>
          </table:table-cell>
          <table:table-cell table:style-name="ce20"/>
          <table:table-cell table:style-name="ce10"/>
          <table:table-cell/>
          <table:table-cell table:style-name="ce27" table:formula="of:=LOOKUP([.A39];[$'Aide à la génération'.$A$2:$'Aide à la génération'.$A$11];[$'Aide à la génération'.$B$2:$'Aide à la génération'.$B$11])" office:value-type="string" office:string-value="7×4" calcext:value-type="string">
            <text:p>7×4</text:p>
          </table:table-cell>
          <table:table-cell table:style-name="ce27" table:formula="of:=[.E39]*2&amp;&quot; ;&quot;&amp;[.E39]*5&amp;&quot; ...&quot;" office:value-type="string" office:string-value="16 ;40 ..." calcext:value-type="string">
            <text:p>16 ;40 ...</text:p>
          </table:table-cell>
          <table:table-cell table:style-name="ce106" table:formula="of:=[.K39]*[.I39]/100" office:value-type="float" office:value="56.8" calcext:value-type="float">
            <text:p>56,8</text:p>
          </table:table-cell>
          <table:table-cell table:style-name="ce35" table:formula="of:=IF(MOD([.M39];2)=0;&quot;2;&quot;;&quot;&quot;)&amp;IF(MOD([.M39];3)=0;&quot;3;&quot;;&quot;&quot;)&amp;IF(MOD([.M39];4)=0;&quot;4;&quot;;&quot;&quot;)&amp;IF(MOD([.M39];5)=0;&quot;5;&quot;;&quot;&quot;)&amp;IF(MOD([.M39];6)=0;&quot;6;&quot;;&quot;&quot;)&amp;IF(MOD([.M39];7)=0;&quot;7;&quot;;&quot;&quot;)&amp;IF(MOD([.M39];8)=0;&quot;8;&quot;;&quot;&quot;)&amp;IF(MOD([.M39];9)=0;&quot;9;&quot;;&quot;&quot;)&amp;IF(MOD([.M39];10)=0;&quot;10;&quot;;&quot;&quot;)&amp;IF(MOD([.M39];12)=0;&quot;12;&quot;;&quot;&quot;)&amp;IF(MOD([.M39];16)=0;&quot;16;&quot;;&quot;&quot;)&amp;IF(MOD([.M39];25)=0;&quot;25;&quot;;&quot;&quot;)" office:value-type="string" office:string-value="2;3;4;5;6;10;12;" calcext:value-type="string">
            <text:p>2;3;4;5;6;10;12;</text:p>
          </table:table-cell>
          <table:table-cell/>
          <table:table-cell table:formula="of:=RANK([.X39];[.X34:.X43])+2" office:value-type="float" office:value="6" calcext:value-type="float">
            <text:p>6</text:p>
          </table:table-cell>
          <table:table-cell table:style-name="ce83" table:formula="of:=RAND()" office:value-type="float" office:value="0.625689946774502" calcext:value-type="float">
            <text:p>0,625689946774502</text:p>
          </table:table-cell>
          <table:table-cell table:formula="of:=RANK([.Z39];[.Z36:.Z41])" office:value-type="float" office:value="2" calcext:value-type="float">
            <text:p>2</text:p>
          </table:table-cell>
          <table:table-cell table:formula="of:=RAND()" office:value-type="float" office:value="0.522230472438734" calcext:value-type="float">
            <text:p>0,522230472438734</text:p>
          </table:table-cell>
          <table:table-cell table:number-columns-repeated="998"/>
        </table:table-row>
        <table:table-row table:style-name="ro3">
          <table:table-cell table:style-name="ce4" table:formula="of:=CHOOSE([.W40];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40]+2" office:value-type="float" office:value="14" calcext:value-type="float">
            <text:p>14</text:p>
          </table:table-cell>
          <table:table-cell table:style-name="ce112" office:value-type="string" calcext:value-type="string">
            <text:p>:</text:p>
          </table:table-cell>
          <table:table-cell table:style-name="ce9"/>
          <table:table-cell table:style-name="ce10"/>
          <table:table-cell table:style-name="ce51" table:formula="of:=CHOOSE([.Y40];10;20;30;40;20;3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04" calcext:value-type="float">
            <text:p>104</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72" calcext:value-type="float">
            <text:p>72</text:p>
          </table:table-cell>
          <table:table-cell table:style-name="ce9" office:value-type="string" calcext:value-type="string">
            <text:p>:</text:p>
          </table:table-cell>
          <table:table-cell table:style-name="ce20"/>
          <table:table-cell table:style-name="ce10"/>
          <table:table-cell/>
          <table:table-cell table:style-name="ce27" table:formula="of:=LOOKUP([.A40];[$'Aide à la génération'.$A$2:$'Aide à la génération'.$A$11];[$'Aide à la génération'.$B$2:$'Aide à la génération'.$B$11])" office:value-type="string" office:string-value="7×7" calcext:value-type="string">
            <text:p>7×7</text:p>
          </table:table-cell>
          <table:table-cell table:style-name="ce27" table:formula="of:=[.E40]*2&amp;&quot; ;&quot;&amp;[.E40]*5&amp;&quot; ...&quot;" office:value-type="string" office:string-value="28 ;70 ..." calcext:value-type="string">
            <text:p>28 ;70 ...</text:p>
          </table:table-cell>
          <table:table-cell table:style-name="ce106" table:formula="of:=[.K40]*[.I40]/100" office:value-type="float" office:value="10.4" calcext:value-type="float">
            <text:p>10,4</text:p>
          </table:table-cell>
          <table:table-cell table:style-name="ce35" table:formula="of:=IF(MOD([.M40];2)=0;&quot;2;&quot;;&quot;&quot;)&amp;IF(MOD([.M40];3)=0;&quot;3;&quot;;&quot;&quot;)&amp;IF(MOD([.M40];4)=0;&quot;4;&quot;;&quot;&quot;)&amp;IF(MOD([.M40];5)=0;&quot;5;&quot;;&quot;&quot;)&amp;IF(MOD([.M40];6)=0;&quot;6;&quot;;&quot;&quot;)&amp;IF(MOD([.M40];7)=0;&quot;7;&quot;;&quot;&quot;)&amp;IF(MOD([.M40];8)=0;&quot;8;&quot;;&quot;&quot;)&amp;IF(MOD([.M40];9)=0;&quot;9;&quot;;&quot;&quot;)&amp;IF(MOD([.M40];10)=0;&quot;10;&quot;;&quot;&quot;)&amp;IF(MOD([.M40];12)=0;&quot;12;&quot;;&quot;&quot;)&amp;IF(MOD([.M40];16)=0;&quot;16;&quot;;&quot;&quot;)&amp;IF(MOD([.M40];25)=0;&quot;25;&quot;;&quot;&quot;)" office:value-type="string" office:string-value="2;3;4;6;8;9;12;" calcext:value-type="string">
            <text:p>2;3;4;6;8;9;12;</text:p>
          </table:table-cell>
          <table:table-cell/>
          <table:table-cell table:formula="of:=RANK([.X40];[.X34:.X43])+2" office:value-type="float" office:value="12" calcext:value-type="float">
            <text:p>12</text:p>
          </table:table-cell>
          <table:table-cell table:style-name="ce83" table:formula="of:=RAND()" office:value-type="float" office:value="0.0750345537581162" calcext:value-type="float">
            <text:p>0,0750345537581162</text:p>
          </table:table-cell>
          <table:table-cell table:formula="of:=RANK([.Z40];[.Z36:.Z41])" office:value-type="float" office:value="1" calcext:value-type="float">
            <text:p>1</text:p>
          </table:table-cell>
          <table:table-cell table:formula="of:=RAND()" office:value-type="float" office:value="0.879122725359561" calcext:value-type="float">
            <text:p>0,879122725359561</text:p>
          </table:table-cell>
          <table:table-cell table:number-columns-repeated="998"/>
        </table:table-row>
        <table:table-row table:style-name="ro3">
          <table:table-cell table:style-name="ce4" table:formula="of:=CHOOSE([.W41];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W41]+2" office:value-type="float" office:value="7" calcext:value-type="float">
            <text:p>7</text:p>
          </table:table-cell>
          <table:table-cell table:style-name="ce112" office:value-type="string" calcext:value-type="string">
            <text:p>:</text:p>
          </table:table-cell>
          <table:table-cell table:style-name="ce9"/>
          <table:table-cell table:style-name="ce10"/>
          <table:table-cell table:style-name="ce51" table:formula="of:=CHOOSE([.Y41];10;20;30;40;20;3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88" calcext:value-type="float">
            <text:p>88</text:p>
          </table:table-cell>
          <table:table-cell table:style-name="ce42" office:value-type="string" calcext:value-type="string">
            <text:p><text:span text:style-name="T6">"</text:span><text:span text:style-name="T7">=</text:span></text:p>
          </table:table-cell>
          <table:table-cell table:style-name="ce4" table:formula="of:=RANDBETWEEN(2;5)*RANDBETWEEN(3;6)*RANDBETWEEN(3;7)" office:value-type="float" office:value="84" calcext:value-type="float">
            <text:p>84</text:p>
          </table:table-cell>
          <table:table-cell table:style-name="ce9" office:value-type="string" calcext:value-type="string">
            <text:p>:</text:p>
          </table:table-cell>
          <table:table-cell table:style-name="ce20"/>
          <table:table-cell table:style-name="ce10"/>
          <table:table-cell/>
          <table:table-cell table:style-name="ce27" table:formula="of:=LOOKUP([.A41];[$'Aide à la génération'.$A$2:$'Aide à la génération'.$A$11];[$'Aide à la génération'.$B$2:$'Aide à la génération'.$B$11])" office:value-type="string" office:string-value="8×8" calcext:value-type="string">
            <text:p>8×8</text:p>
          </table:table-cell>
          <table:table-cell table:style-name="ce27" table:formula="of:=[.E41]*2&amp;&quot; ;&quot;&amp;[.E41]*5&amp;&quot; ...&quot;" office:value-type="string" office:string-value="14 ;35 ..." calcext:value-type="string">
            <text:p>14 ;35 ...</text:p>
          </table:table-cell>
          <table:table-cell table:style-name="ce106" table:formula="of:=[.K41]*[.I41]/100" office:value-type="float" office:value="26.4" calcext:value-type="float">
            <text:p>26,4</text:p>
          </table:table-cell>
          <table:table-cell table:style-name="ce35" table:formula="of:=IF(MOD([.M41];2)=0;&quot;2;&quot;;&quot;&quot;)&amp;IF(MOD([.M41];3)=0;&quot;3;&quot;;&quot;&quot;)&amp;IF(MOD([.M41];4)=0;&quot;4;&quot;;&quot;&quot;)&amp;IF(MOD([.M41];5)=0;&quot;5;&quot;;&quot;&quot;)&amp;IF(MOD([.M41];6)=0;&quot;6;&quot;;&quot;&quot;)&amp;IF(MOD([.M41];7)=0;&quot;7;&quot;;&quot;&quot;)&amp;IF(MOD([.M41];8)=0;&quot;8;&quot;;&quot;&quot;)&amp;IF(MOD([.M41];9)=0;&quot;9;&quot;;&quot;&quot;)&amp;IF(MOD([.M41];10)=0;&quot;10;&quot;;&quot;&quot;)&amp;IF(MOD([.M41];12)=0;&quot;12;&quot;;&quot;&quot;)&amp;IF(MOD([.M41];16)=0;&quot;16;&quot;;&quot;&quot;)&amp;IF(MOD([.M41];25)=0;&quot;25;&quot;;&quot;&quot;)" office:value-type="string" office:string-value="2;3;4;6;7;12;" calcext:value-type="string">
            <text:p>2;3;4;6;7;12;</text:p>
          </table:table-cell>
          <table:table-cell/>
          <table:table-cell table:formula="of:=RANK([.X41];[.X34:.X43])+2" office:value-type="float" office:value="5" calcext:value-type="float">
            <text:p>5</text:p>
          </table:table-cell>
          <table:table-cell table:style-name="ce83" table:formula="of:=RAND()" office:value-type="float" office:value="0.703039596944189" calcext:value-type="float">
            <text:p>0,703039596944189</text:p>
          </table:table-cell>
          <table:table-cell table:formula="of:=RANK([.Z41];[.Z36:.Z41])" office:value-type="float" office:value="6" calcext:value-type="float">
            <text:p>6</text:p>
          </table:table-cell>
          <table:table-cell table:formula="of:=RAND()" office:value-type="float" office:value="0.069755224516327" calcext:value-type="float">
            <text:p>0,069755224516327</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1" calcext:value-type="float">
            <text:p>11</text:p>
          </table:table-cell>
          <table:table-cell table:style-name="ce83" table:formula="of:=RAND()" office:value-type="float" office:value="0.10205033475175" calcext:value-type="float">
            <text:p>0,10205033475175</text:p>
          </table:table-cell>
          <table:table-cell table:number-columns-repeated="1000"/>
        </table:table-row>
        <table:table-row table:style-name="ro4">
          <table:table-cell table:number-columns-repeated="22"/>
          <table:table-cell table:formula="of:=RANK([.X43];[.X34:.X43])+2" office:value-type="float" office:value="7" calcext:value-type="float">
            <text:p>7</text:p>
          </table:table-cell>
          <table:table-cell table:style-name="ce83" table:formula="of:=RAND()" office:value-type="float" office:value="0.611011586688631" calcext:value-type="float">
            <text:p>0,611011586688631</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Orange" table:style-name="ta3" table:print-ranges="'Ceinture Orange'.A1:'Ceinture Orange'.P44 'Ceinture Orange'.R1:'Ceinture Orang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3" form:id="control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Orange?language=Basic&amp;location=document" xlink:type="simple"/>
              </office:event-listeners>
            </form:button>
          </form:form>
        </office:forms>
        <table:shapes>
          <draw:control draw:z-index="0" draw:style-name="gr3" draw:text-style-name="P1" svg:width="1.651cm" svg:height="0.749cm" svg:x="42.627cm" svg:y="0.584cm" draw:control="control3"/>
        </table:shapes>
        <table:table-column table:style-name="co38" table:default-cell-style-name="Default"/>
        <table:table-column table:style-name="co39" table:default-cell-style-name="Default"/>
        <table:table-column table:style-name="co40" table:default-cell-style-name="Default"/>
        <table:table-column table:style-name="co27" table:number-columns-repeated="2" table:default-cell-style-name="Default"/>
        <table:table-column table:style-name="co41" table:default-cell-style-name="Default"/>
        <table:table-column table:style-name="co42" table:default-cell-style-name="Default"/>
        <table:table-column table:style-name="co43" table:default-cell-style-name="Default"/>
        <table:table-column table:style-name="co31" table:default-cell-style-name="Default"/>
        <table:table-column table:style-name="co43" table:default-cell-style-name="Default"/>
        <table:table-column table:style-name="co44" table:default-cell-style-name="Default"/>
        <table:table-column table:style-name="co17" table:default-cell-style-name="Default"/>
        <table:table-column table:style-name="co45" table:default-cell-style-name="Default"/>
        <table:table-column table:style-name="co31" table:default-cell-style-name="Default"/>
        <table:table-column table:style-name="co12" table:default-cell-style-name="Default"/>
        <table:table-column table:style-name="co32" table:default-cell-style-name="Default"/>
        <table:table-column table:style-name="co10" table:default-cell-style-name="Default"/>
        <table:table-column table:style-name="co15" table:default-cell-style-name="Default"/>
        <table:table-column table:style-name="co46" table:default-cell-style-name="Default"/>
        <table:table-column table:style-name="co24" table:default-cell-style-name="Default"/>
        <table:table-column table:style-name="co47" table:default-cell-style-name="Default"/>
        <table:table-column table:style-name="co48" table:default-cell-style-name="Default"/>
        <table:table-column table:style-name="co18" table:default-cell-style-name="Default"/>
        <table:table-column table:style-name="co28" table:default-cell-style-name="Default"/>
        <table:table-column table:style-name="co37" table:default-cell-style-name="Default"/>
        <table:table-column table:style-name="co49" table:default-cell-style-name="Default"/>
        <table:table-column table:style-name="co17" table:number-columns-repeated="998" table:default-cell-style-name="Default"/>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2" calcext:value-type="float">
            <text:p>12</text:p>
          </table:table-cell>
          <table:table-cell table:style-name="ce83" table:formula="of:=RAND()" office:value-type="float" office:value="0.211270307271713" calcext:value-type="float">
            <text:p>0,211270307271713</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quot;v&quot;&amp;ROUND(RAND()*10000;0)" office:value-type="string" office:string-value="v4927" calcext:value-type="string">
            <text:p>v4927</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X1:.X10])+2" office:value-type="float" office:value="4" calcext:value-type="float">
            <text:p>4</text:p>
          </table:table-cell>
          <table:table-cell table:style-name="ce83" table:formula="of:=RAND()" office:value-type="float" office:value="0.92386104189784" calcext:value-type="float">
            <text:p>0,92386104189784</text:p>
          </table:table-cell>
          <table:table-cell table:number-columns-repeated="1000"/>
        </table:table-row>
        <table:table-row table:style-name="ro1">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4927" calcext:value-type="string">
            <text:p>v4927</text:p>
          </table:table-cell>
          <table:table-cell table:style-name="ce83"/>
          <table:table-cell table:formula="of:=RANK([.X3];[.X1:.X10])+2" office:value-type="float" office:value="6" calcext:value-type="float">
            <text:p>6</text:p>
          </table:table-cell>
          <table:table-cell table:style-name="ce83" table:formula="of:=RAND()" office:value-type="float" office:value="0.729294496790354" calcext:value-type="float">
            <text:p>0,729294496790354</text:p>
          </table:table-cell>
          <table:table-cell table:style-name="ce83" table:formula="of:=RANK([.Z3];[.Z3:.Z8])" office:value-type="float" office:value="3" calcext:value-type="float">
            <text:p>3</text:p>
          </table:table-cell>
          <table:table-cell table:style-name="ce83" table:formula="of:=RAND()" office:value-type="float" office:value="0.604455897542608" calcext:value-type="float">
            <text:p>0,604455897542608</text:p>
          </table:table-cell>
          <table:table-cell table:style-name="ce83" table:number-columns-repeated="998"/>
        </table:table-row>
        <table:table-row table:style-name="ro3">
          <table:table-cell table:style-name="ce4" table:formula="of:=[.W4]" office:value-type="float" office:value="3" calcext:value-type="float">
            <text:p>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Y3]+1)*[.Y4]" office:value-type="float" office:value="60" calcext:value-type="float">
            <text:p>60</text:p>
          </table:table-cell>
          <table:table-cell table:style-name="ce9" office:value-type="string" calcext:value-type="string">
            <text:p>=</text:p>
          </table:table-cell>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style-name="ce4" table:formula="of:=ROUND(RAND()*CHOOSE([.Y3];10;100;1000;10;100;1000);RANDBETWEEN(1;3))" office:value-type="float" office:value="991.3" calcext:value-type="float">
            <text:p>991,3</text:p>
          </table:table-cell>
          <table:table-cell table:style-name="ce7" office:value-type="string" calcext:value-type="string">
            <text:p>×</text:p>
          </table:table-cell>
          <table:table-cell table:style-name="ce20" table:formula="of:=CHOOSE([.Y4];&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2" office:value-type="float" office:value="9" calcext:value-type="float">
            <text:p>9</text:p>
          </table:table-cell>
          <table:table-cell table:style-name="ce27" table:formula="of:=FACTEURSPREMIERS([.E4])" office:value-type="string" office:string-value="2^2 * 3*5" calcext:value-type="string">
            <text:p>2^2 * 3*5</text:p>
          </table:table-cell>
          <table:table-cell table:style-name="ce27" table:formula="of:=[.G4]+IF([.H4]=&quot;+&quot;;[.I4];-[.I4])+IF([.J4]=&quot;+&quot;;[.K4];-[.K4])" office:value-type="float" office:value="-9" calcext:value-type="float">
            <text:p>-9</text:p>
          </table:table-cell>
          <table:table-cell table:style-name="ce43" table:formula="of:=[.M4]*[.O4]" office:value-type="float" office:value="99130" calcext:value-type="float">
            <text:p>99 130</text:p>
          </table:table-cell>
          <table:table-cell/>
          <table:table-cell table:formula="of:=RANK([.X4];[.X1:.X10])+2" office:value-type="float" office:value="3" calcext:value-type="float">
            <text:p>3</text:p>
          </table:table-cell>
          <table:table-cell table:style-name="ce83" table:formula="of:=RAND()" office:value-type="float" office:value="0.932668465645982" calcext:value-type="float">
            <text:p>0,932668465645982</text:p>
          </table:table-cell>
          <table:table-cell table:formula="of:=RANK([.Z4];[.Z3:.Z8])" office:value-type="float" office:value="5" calcext:value-type="float">
            <text:p>5</text:p>
          </table:table-cell>
          <table:table-cell table:style-name="ce83" table:formula="of:=RAND()" office:value-type="float" office:value="0.309003407122776" calcext:value-type="float">
            <text:p>0,309003407122776</text:p>
          </table:table-cell>
          <table:table-cell table:number-columns-repeated="998"/>
        </table:table-row>
        <table:table-row table:style-name="ro3">
          <table:table-cell table:style-name="ce4" table:formula="of:=[.W5]"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4]*([.Y4]+1)*[.Y5]" office:value-type="float" office:value="60" calcext:value-type="float">
            <text:p>60</text:p>
          </table:table-cell>
          <table:table-cell table:style-name="ce9" office:value-type="string" calcext:value-type="string">
            <text:p>=</text:p>
          </table:table-cell>
          <table:table-cell table:style-name="ce4" table:formula="of:=CHOOSE(ROUND(RAND())+1;-1;1)*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10" office:value-type="string" calcext:value-type="string">
            <text:p>=</text:p>
          </table:table-cell>
          <table:table-cell table:style-name="ce4" table:formula="of:=ROUND(RAND()*CHOOSE([.Y4];10;100;1000;10;100;1000);RANDBETWEEN(1;3))" office:value-type="float" office:value="86.363" calcext:value-type="float">
            <text:p>86,363</text:p>
          </table:table-cell>
          <table:table-cell table:style-name="ce7" office:value-type="string" calcext:value-type="string">
            <text:p>×</text:p>
          </table:table-cell>
          <table:table-cell table:style-name="ce20" table:formula="of:=CHOOSE([.Y5];&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2" office:value-type="float" office:value="100" calcext:value-type="float">
            <text:p>100</text:p>
          </table:table-cell>
          <table:table-cell table:style-name="ce27" table:formula="of:=FACTEURSPREMIERS([.E5])" office:value-type="string" office:string-value="2^2 * 3*5" calcext:value-type="string">
            <text:p>2^2 * 3*5</text:p>
          </table:table-cell>
          <table:table-cell table:style-name="ce27" table:formula="of:=[.G5]+IF([.H5]=&quot;+&quot;;[.I5];-[.I5])+IF([.J5]=&quot;+&quot;;[.K5];-[.K5])" office:value-type="float" office:value="7" calcext:value-type="float">
            <text:p>7</text:p>
          </table:table-cell>
          <table:table-cell table:style-name="ce43" table:formula="of:=[.M5]*[.O5]" office:value-type="float" office:value="8636.3" calcext:value-type="float">
            <text:p>8 636,3</text:p>
          </table:table-cell>
          <table:table-cell/>
          <table:table-cell table:formula="of:=RANK([.X5];[.X1:.X10])+2" office:value-type="float" office:value="10" calcext:value-type="float">
            <text:p>10</text:p>
          </table:table-cell>
          <table:table-cell table:style-name="ce83" table:formula="of:=RAND()" office:value-type="float" office:value="0.428550231391493" calcext:value-type="float">
            <text:p>0,428550231391493</text:p>
          </table:table-cell>
          <table:table-cell table:formula="of:=RANK([.Z5];[.Z3:.Z8])" office:value-type="float" office:value="2" calcext:value-type="float">
            <text:p>2</text:p>
          </table:table-cell>
          <table:table-cell table:style-name="ce83" table:formula="of:=RAND()" office:value-type="float" office:value="0.660248342741341" calcext:value-type="float">
            <text:p>0,660248342741341</text:p>
          </table:table-cell>
          <table:table-cell table:number-columns-repeated="998"/>
        </table:table-row>
        <table:table-row table:style-name="ro3">
          <table:table-cell table:style-name="ce4" table:formula="of:=[.W6]"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5]*([.Y5]+1)*[.Y6]" office:value-type="float" office:value="24" calcext:value-type="float">
            <text:p>24</text:p>
          </table:table-cell>
          <table:table-cell table:style-name="ce9" office:value-type="string" calcext:value-type="string">
            <text:p>=</text:p>
          </table:table-cell>
          <table:table-cell table:style-name="ce4" table:formula="of:=CHOOSE(ROUND(RAND())+1;-1;1)*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10" office:value-type="string" calcext:value-type="string">
            <text:p>=</text:p>
          </table:table-cell>
          <table:table-cell table:style-name="ce4" table:formula="of:=ROUND(RAND()*CHOOSE([.Y5];10;100;1000;10;100;1000);RANDBETWEEN(1;3))" office:value-type="float" office:value="18.143" calcext:value-type="float">
            <text:p>18,143</text:p>
          </table:table-cell>
          <table:table-cell table:style-name="ce7" office:value-type="string" calcext:value-type="string">
            <text:p>×</text:p>
          </table:table-cell>
          <table:table-cell table:style-name="ce20" table:formula="of:=CHOOSE([.Y6];&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6]^2" office:value-type="float" office:value="49" calcext:value-type="float">
            <text:p>49</text:p>
          </table:table-cell>
          <table:table-cell table:style-name="ce27" table:formula="of:=FACTEURSPREMIERS([.E6])" office:value-type="string" office:string-value="2^3*3" calcext:value-type="string">
            <text:p>2^3*3</text:p>
          </table:table-cell>
          <table:table-cell table:style-name="ce27" table:formula="of:=[.G6]+IF([.H6]=&quot;+&quot;;[.I6];-[.I6])+IF([.J6]=&quot;+&quot;;[.K6];-[.K6])" office:value-type="float" office:value="-5" calcext:value-type="float">
            <text:p>-5</text:p>
          </table:table-cell>
          <table:table-cell table:style-name="ce43" table:formula="of:=[.M6]*[.O6]" office:value-type="float" office:value="181.43" calcext:value-type="float">
            <text:p>181,43</text:p>
          </table:table-cell>
          <table:table-cell/>
          <table:table-cell table:formula="of:=RANK([.X6];[.X1:.X10])+2" office:value-type="float" office:value="7" calcext:value-type="float">
            <text:p>7</text:p>
          </table:table-cell>
          <table:table-cell table:style-name="ce83" table:formula="of:=RAND()" office:value-type="float" office:value="0.638182643236129" calcext:value-type="float">
            <text:p>0,638182643236129</text:p>
          </table:table-cell>
          <table:table-cell table:formula="of:=RANK([.Z6];[.Z3:.Z8])" office:value-type="float" office:value="4" calcext:value-type="float">
            <text:p>4</text:p>
          </table:table-cell>
          <table:table-cell table:style-name="ce83" table:formula="of:=RAND()" office:value-type="float" office:value="0.408388618320634" calcext:value-type="float">
            <text:p>0,408388618320634</text:p>
          </table:table-cell>
          <table:table-cell table:number-columns-repeated="998"/>
        </table:table-row>
        <table:table-row table:style-name="ro3">
          <table:table-cell table:style-name="ce4" table:formula="of:=[.W7]"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6]*([.Y6]+1)*[.Y7]" office:value-type="float" office:value="120" calcext:value-type="float">
            <text:p>120</text:p>
          </table:table-cell>
          <table:table-cell table:style-name="ce9" office:value-type="string" calcext:value-type="string">
            <text:p>=</text:p>
          </table:table-cell>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style-name="ce4" table:formula="of:=ROUND(RAND()*CHOOSE([.Y6];10;100;1000;10;100;1000);RANDBETWEEN(1;3))" office:value-type="float" office:value="9.57" calcext:value-type="float">
            <text:p>9,57</text:p>
          </table:table-cell>
          <table:table-cell table:style-name="ce7" office:value-type="string" calcext:value-type="string">
            <text:p>×</text:p>
          </table:table-cell>
          <table:table-cell table:style-name="ce20" table:formula="of:=CHOOSE([.Y7];&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7]^2" office:value-type="float" office:value="64" calcext:value-type="float">
            <text:p>64</text:p>
          </table:table-cell>
          <table:table-cell table:style-name="ce27" table:formula="of:=FACTEURSPREMIERS([.E7])" office:value-type="string" office:string-value="2^3 * 3*5" calcext:value-type="string">
            <text:p>2^3 * 3*5</text:p>
          </table:table-cell>
          <table:table-cell table:style-name="ce27" table:formula="of:=[.G7]+IF([.H7]=&quot;+&quot;;[.I7];-[.I7])+IF([.J7]=&quot;+&quot;;[.K7];-[.K7])" office:value-type="float" office:value="10" calcext:value-type="float">
            <text:p>10</text:p>
          </table:table-cell>
          <table:table-cell table:style-name="ce43" table:formula="of:=[.M7]*[.O7]" office:value-type="float" office:value="9570" calcext:value-type="float">
            <text:p>9 570</text:p>
          </table:table-cell>
          <table:table-cell/>
          <table:table-cell table:formula="of:=RANK([.X7];[.X1:.X10])+2" office:value-type="float" office:value="8" calcext:value-type="float">
            <text:p>8</text:p>
          </table:table-cell>
          <table:table-cell table:style-name="ce83" table:formula="of:=RAND()" office:value-type="float" office:value="0.485966714380604" calcext:value-type="float">
            <text:p>0,485966714380604</text:p>
          </table:table-cell>
          <table:table-cell table:formula="of:=RANK([.Z7];[.Z3:.Z8])" office:value-type="float" office:value="6" calcext:value-type="float">
            <text:p>6</text:p>
          </table:table-cell>
          <table:table-cell table:style-name="ce83" table:formula="of:=RAND()" office:value-type="float" office:value="0.211986574553582" calcext:value-type="float">
            <text:p>0,211986574553582</text:p>
          </table:table-cell>
          <table:table-cell table:number-columns-repeated="998"/>
        </table:table-row>
        <table:table-row table:style-name="ro3">
          <table:table-cell table:style-name="ce4" table:formula="of:=[.W8]" office:value-type="float" office:value="9" calcext:value-type="float">
            <text:p>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7]*([.Y7]+1)*[.Y8]" office:value-type="float" office:value="42" calcext:value-type="float">
            <text:p>42</text:p>
          </table:table-cell>
          <table:table-cell table:style-name="ce9" office:value-type="string" calcext:value-type="string">
            <text:p>=</text:p>
          </table:table-cell>
          <table:table-cell table:style-name="ce4" table:formula="of:=CHOOSE(ROUND(RAND())+1;-1;1)*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10" office:value-type="string" calcext:value-type="string">
            <text:p>=</text:p>
          </table:table-cell>
          <table:table-cell table:style-name="ce4" table:formula="of:=ROUND(RAND()*CHOOSE([.Y7];10;100;1000;10;100;1000);RANDBETWEEN(1;3))" office:value-type="float" office:value="278.42" calcext:value-type="float">
            <text:p>278,42</text:p>
          </table:table-cell>
          <table:table-cell table:style-name="ce7" office:value-type="string" calcext:value-type="string">
            <text:p>×</text:p>
          </table:table-cell>
          <table:table-cell table:style-name="ce20" table:formula="of:=CHOOSE([.Y8];&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8]^2" office:value-type="float" office:value="81" calcext:value-type="float">
            <text:p>81</text:p>
          </table:table-cell>
          <table:table-cell table:style-name="ce27" table:formula="of:=FACTEURSPREMIERS([.E8])" office:value-type="string" office:string-value="2 * 3*7" calcext:value-type="string">
            <text:p>2 * 3*7</text:p>
          </table:table-cell>
          <table:table-cell table:style-name="ce27" table:formula="of:=[.G8]+IF([.H8]=&quot;+&quot;;[.I8];-[.I8])+IF([.J8]=&quot;+&quot;;[.K8];-[.K8])" office:value-type="float" office:value="-6" calcext:value-type="float">
            <text:p>-6</text:p>
          </table:table-cell>
          <table:table-cell table:style-name="ce43" table:formula="of:=[.M8]*[.O8]" office:value-type="float" office:value="2784.2" calcext:value-type="float">
            <text:p>2 784,2</text:p>
          </table:table-cell>
          <table:table-cell/>
          <table:table-cell table:formula="of:=RANK([.X8];[.X1:.X10])+2" office:value-type="float" office:value="9" calcext:value-type="float">
            <text:p>9</text:p>
          </table:table-cell>
          <table:table-cell table:style-name="ce83" table:formula="of:=RAND()" office:value-type="float" office:value="0.44363933364788" calcext:value-type="float">
            <text:p>0,44363933364788</text:p>
          </table:table-cell>
          <table:table-cell table:formula="of:=RANK([.Z8];[.Z3:.Z8])" office:value-type="float" office:value="1" calcext:value-type="float">
            <text:p>1</text:p>
          </table:table-cell>
          <table:table-cell table:style-name="ce83" table:formula="of:=RAND()" office:value-type="float" office:value="0.955545821771792" calcext:value-type="float">
            <text:p>0,955545821771792</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1" calcext:value-type="float">
            <text:p>11</text:p>
          </table:table-cell>
          <table:table-cell table:style-name="ce83" table:formula="of:=RAND()" office:value-type="float" office:value="0.333099990327547" calcext:value-type="float">
            <text:p>0,333099990327547</text:p>
          </table:table-cell>
          <table:table-cell table:number-columns-repeated="1000"/>
        </table:table-row>
        <table:table-row table:style-name="ro4">
          <table:table-cell table:number-columns-repeated="22"/>
          <table:table-cell table:formula="of:=RANK([.X10];[.X1:.X10])+2" office:value-type="float" office:value="5" calcext:value-type="float">
            <text:p>5</text:p>
          </table:table-cell>
          <table:table-cell table:style-name="ce83" table:formula="of:=RAND()" office:value-type="float" office:value="0.917393647132415" calcext:value-type="float">
            <text:p>0,917393647132415</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5" calcext:value-type="float">
            <text:p>5</text:p>
          </table:table-cell>
          <table:table-cell table:style-name="ce83" table:formula="of:=RAND()" office:value-type="float" office:value="0.792861430164377" calcext:value-type="float">
            <text:p>0,792861430164377</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4927" calcext:value-type="string">
            <text:p>v4927</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13];[.X12:.X21])+2" office:value-type="float" office:value="6" calcext:value-type="float">
            <text:p>6</text:p>
          </table:table-cell>
          <table:table-cell table:style-name="ce83" table:formula="of:=RAND()" office:value-type="float" office:value="0.727985613499057" calcext:value-type="float">
            <text:p>0,727985613499057</text:p>
          </table:table-cell>
          <table:table-cell table:number-columns-repeated="1000"/>
        </table:table-row>
        <table:table-row table:style-name="ro3">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4927" calcext:value-type="string">
            <text:p>v4927</text:p>
          </table:table-cell>
          <table:table-cell table:style-name="ce83"/>
          <table:table-cell table:formula="of:=RANK([.X14];[.X12:.X21])+2" office:value-type="float" office:value="4" calcext:value-type="float">
            <text:p>4</text:p>
          </table:table-cell>
          <table:table-cell table:style-name="ce83" table:formula="of:=RAND()" office:value-type="float" office:value="0.804155796674936" calcext:value-type="float">
            <text:p>0,804155796674936</text:p>
          </table:table-cell>
          <table:table-cell table:style-name="ce83" table:formula="of:=RANK([.Z14];[.Z14:.Z19])" office:value-type="float" office:value="5" calcext:value-type="float">
            <text:p>5</text:p>
          </table:table-cell>
          <table:table-cell table:style-name="ce83" table:formula="of:=RAND()" office:value-type="float" office:value="0.281902772585582" calcext:value-type="float">
            <text:p>0,281902772585582</text:p>
          </table:table-cell>
          <table:table-cell table:number-columns-repeated="998"/>
        </table:table-row>
        <table:table-row table:style-name="ro3">
          <table:table-cell table:style-name="ce4" table:formula="of:=[.W15]" office:value-type="float" office:value="3" calcext:value-type="float">
            <text:p>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4]*([.Y14]+1)*[.Y15]" office:value-type="float" office:value="180" calcext:value-type="float">
            <text:p>180</text:p>
          </table:table-cell>
          <table:table-cell table:style-name="ce9" office:value-type="string" calcext:value-type="string">
            <text:p>=</text:p>
          </table:table-cell>
          <table:table-cell table:style-name="ce4" table:formula="of:=CHOOSE(ROUND(RAND())+1;-1;1)*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10" office:value-type="string" calcext:value-type="string">
            <text:p>=</text:p>
          </table:table-cell>
          <table:table-cell table:style-name="ce4" table:formula="of:=ROUND(RAND()*CHOOSE([.Y14];10;100;1000;10;100;1000);RANDBETWEEN(1;3))" office:value-type="float" office:value="22.3" calcext:value-type="float">
            <text:p>22,3</text:p>
          </table:table-cell>
          <table:table-cell table:style-name="ce7" office:value-type="string" calcext:value-type="string">
            <text:p>×</text:p>
          </table:table-cell>
          <table:table-cell table:style-name="ce20" table:formula="of:=CHOOSE([.Y15];&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2" office:value-type="float" office:value="9" calcext:value-type="float">
            <text:p>9</text:p>
          </table:table-cell>
          <table:table-cell table:style-name="ce27" table:formula="of:=FACTEURSPREMIERS([.E15])" office:value-type="string" office:string-value="2^2 * 3^2*5" calcext:value-type="string">
            <text:p>2^2 * 3^2*5</text:p>
          </table:table-cell>
          <table:table-cell table:style-name="ce27" table:formula="of:=[.G15]+IF([.H15]=&quot;+&quot;;[.I15];-[.I15])+IF([.J15]=&quot;+&quot;;[.K15];-[.K15])" office:value-type="float" office:value="-22" calcext:value-type="float">
            <text:p>-22</text:p>
          </table:table-cell>
          <table:table-cell table:style-name="ce43" table:formula="of:=[.M15]*[.O15]" office:value-type="float" office:value="22300" calcext:value-type="float">
            <text:p>22 300</text:p>
          </table:table-cell>
          <table:table-cell/>
          <table:table-cell table:formula="of:=RANK([.X15];[.X12:.X21])+2" office:value-type="float" office:value="3" calcext:value-type="float">
            <text:p>3</text:p>
          </table:table-cell>
          <table:table-cell table:style-name="ce83" table:formula="of:=RAND()" office:value-type="float" office:value="0.831286976122364" calcext:value-type="float">
            <text:p>0,831286976122364</text:p>
          </table:table-cell>
          <table:table-cell table:formula="of:=RANK([.Z15];[.Z14:.Z19])" office:value-type="float" office:value="6" calcext:value-type="float">
            <text:p>6</text:p>
          </table:table-cell>
          <table:table-cell table:style-name="ce83" table:formula="of:=RAND()" office:value-type="float" office:value="0.144335782428611" calcext:value-type="float">
            <text:p>0,144335782428611</text:p>
          </table:table-cell>
          <table:table-cell table:number-columns-repeated="998"/>
        </table:table-row>
        <table:table-row table:style-name="ro3">
          <table:table-cell table:style-name="ce4" table:formula="of:=[.W16]"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5]*([.Y15]+1)*[.Y16]" office:value-type="float" office:value="168" calcext:value-type="float">
            <text:p>168</text:p>
          </table:table-cell>
          <table:table-cell table:style-name="ce9" office:value-type="string" calcext:value-type="string">
            <text:p>=</text:p>
          </table:table-cell>
          <table:table-cell table:style-name="ce4" table:formula="of:=CHOOSE(ROUND(RAND())+1;-1;1)*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4" table:formula="of:=ROUND(RAND()*CHOOSE([.Y15];10;100;1000;10;100;1000);RANDBETWEEN(1;3))" office:value-type="float" office:value="535.4" calcext:value-type="float">
            <text:p>535,4</text:p>
          </table:table-cell>
          <table:table-cell table:style-name="ce7" office:value-type="string" calcext:value-type="string">
            <text:p>×</text:p>
          </table:table-cell>
          <table:table-cell table:style-name="ce20" table:formula="of:=CHOOSE([.Y16];&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6]^2" office:value-type="float" office:value="64" calcext:value-type="float">
            <text:p>64</text:p>
          </table:table-cell>
          <table:table-cell table:style-name="ce27" table:formula="of:=FACTEURSPREMIERS([.E16])" office:value-type="string" office:string-value="2^3 * 3*7" calcext:value-type="string">
            <text:p>2^3 * 3*7</text:p>
          </table:table-cell>
          <table:table-cell table:style-name="ce27" table:formula="of:=[.G16]+IF([.H16]=&quot;+&quot;;[.I16];-[.I16])+IF([.J16]=&quot;+&quot;;[.K16];-[.K16])" office:value-type="float" office:value="-50" calcext:value-type="float">
            <text:p>-50</text:p>
          </table:table-cell>
          <table:table-cell table:style-name="ce43" table:formula="of:=[.M16]*[.O16]" office:value-type="float" office:value="5354" calcext:value-type="float">
            <text:p>5 354</text:p>
          </table:table-cell>
          <table:table-cell/>
          <table:table-cell table:formula="of:=RANK([.X16];[.X12:.X21])+2" office:value-type="float" office:value="8" calcext:value-type="float">
            <text:p>8</text:p>
          </table:table-cell>
          <table:table-cell table:style-name="ce83" table:formula="of:=RAND()" office:value-type="float" office:value="0.505713266752241" calcext:value-type="float">
            <text:p>0,505713266752241</text:p>
          </table:table-cell>
          <table:table-cell table:formula="of:=RANK([.Z16];[.Z14:.Z19])" office:value-type="float" office:value="4" calcext:value-type="float">
            <text:p>4</text:p>
          </table:table-cell>
          <table:table-cell table:style-name="ce83" table:formula="of:=RAND()" office:value-type="float" office:value="0.306330592483859" calcext:value-type="float">
            <text:p>0,306330592483859</text:p>
          </table:table-cell>
          <table:table-cell table:number-columns-repeated="998"/>
        </table:table-row>
        <table:table-row table:style-name="ro3">
          <table:table-cell table:style-name="ce4" table:formula="of:=[.W17]"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6]*([.Y16]+1)*[.Y17]" office:value-type="float" office:value="20" calcext:value-type="float">
            <text:p>20</text:p>
          </table:table-cell>
          <table:table-cell table:style-name="ce9" office:value-type="string" calcext:value-type="string">
            <text:p>=</text:p>
          </table:table-cell>
          <table:table-cell table:style-name="ce4" table:formula="of:=CHOOSE(ROUND(RAND())+1;-1;1)*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4" table:formula="of:=ROUND(RAND()*CHOOSE([.Y16];10;100;1000;10;100;1000);RANDBETWEEN(1;3))" office:value-type="float" office:value="6.865" calcext:value-type="float">
            <text:p>6,865</text:p>
          </table:table-cell>
          <table:table-cell table:style-name="ce7" office:value-type="string" calcext:value-type="string">
            <text:p>×</text:p>
          </table:table-cell>
          <table:table-cell table:style-name="ce20" table:formula="of:=CHOOSE([.Y1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7]^2" office:value-type="float" office:value="49" calcext:value-type="float">
            <text:p>49</text:p>
          </table:table-cell>
          <table:table-cell table:style-name="ce27" table:formula="of:=FACTEURSPREMIERS([.E17])" office:value-type="string" office:string-value="2^2*5" calcext:value-type="string">
            <text:p>2^2*5</text:p>
          </table:table-cell>
          <table:table-cell table:style-name="ce27" table:formula="of:=[.G17]+IF([.H17]=&quot;+&quot;;[.I17];-[.I17])+IF([.J17]=&quot;+&quot;;[.K17];-[.K17])" office:value-type="float" office:value="30" calcext:value-type="float">
            <text:p>30</text:p>
          </table:table-cell>
          <table:table-cell table:style-name="ce43" table:formula="of:=[.M17]*[.O17]" office:value-type="float" office:value="68.65" calcext:value-type="float">
            <text:p>68,65</text:p>
          </table:table-cell>
          <table:table-cell/>
          <table:table-cell table:formula="of:=RANK([.X17];[.X12:.X21])+2" office:value-type="float" office:value="7" calcext:value-type="float">
            <text:p>7</text:p>
          </table:table-cell>
          <table:table-cell table:style-name="ce83" table:formula="of:=RAND()" office:value-type="float" office:value="0.646963796113016" calcext:value-type="float">
            <text:p>0,646963796113016</text:p>
          </table:table-cell>
          <table:table-cell table:formula="of:=RANK([.Z17];[.Z14:.Z19])" office:value-type="float" office:value="1" calcext:value-type="float">
            <text:p>1</text:p>
          </table:table-cell>
          <table:table-cell table:style-name="ce83" table:formula="of:=RAND()" office:value-type="float" office:value="0.931029508612444" calcext:value-type="float">
            <text:p>0,931029508612444</text:p>
          </table:table-cell>
          <table:table-cell table:number-columns-repeated="998"/>
        </table:table-row>
        <table:table-row table:style-name="ro3">
          <table:table-cell table:style-name="ce4" table:formula="of:=[.W18]"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7]*([.Y17]+1)*[.Y18]" office:value-type="float" office:value="4" calcext:value-type="float">
            <text:p>4</text:p>
          </table:table-cell>
          <table:table-cell table:style-name="ce9" office:value-type="string" calcext:value-type="string">
            <text: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10" office:value-type="string" calcext:value-type="string">
            <text:p>=</text:p>
          </table:table-cell>
          <table:table-cell table:style-name="ce4" table:formula="of:=ROUND(RAND()*CHOOSE([.Y17];10;100;1000;10;100;1000);RANDBETWEEN(1;3))" office:value-type="float" office:value="2.4" calcext:value-type="float">
            <text:p>2,4</text:p>
          </table:table-cell>
          <table:table-cell table:style-name="ce7" office:value-type="string" calcext:value-type="string">
            <text:p>×</text:p>
          </table:table-cell>
          <table:table-cell table:style-name="ce20" table:formula="of:=CHOOSE([.Y18];&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8]^2" office:value-type="float" office:value="100" calcext:value-type="float">
            <text:p>100</text:p>
          </table:table-cell>
          <table:table-cell table:style-name="ce27" table:formula="of:=FACTEURSPREMIERS([.E18])" office:value-type="string" office:string-value="2^2" calcext:value-type="string">
            <text:p>2^2</text:p>
          </table:table-cell>
          <table:table-cell table:style-name="ce27" table:formula="of:=[.G18]+IF([.H18]=&quot;+&quot;;[.I18];-[.I18])+IF([.J18]=&quot;+&quot;;[.K18];-[.K18])" office:value-type="float" office:value="-18" calcext:value-type="float">
            <text:p>-18</text:p>
          </table:table-cell>
          <table:table-cell table:style-name="ce43" table:formula="of:=[.M18]*[.O18]" office:value-type="float" office:value="240" calcext:value-type="float">
            <text:p>240</text:p>
          </table:table-cell>
          <table:table-cell/>
          <table:table-cell table:formula="of:=RANK([.X18];[.X12:.X21])+2" office:value-type="float" office:value="10" calcext:value-type="float">
            <text:p>10</text:p>
          </table:table-cell>
          <table:table-cell table:style-name="ce83" table:formula="of:=RAND()" office:value-type="float" office:value="0.212203856144899" calcext:value-type="float">
            <text:p>0,212203856144899</text:p>
          </table:table-cell>
          <table:table-cell table:formula="of:=RANK([.Z18];[.Z14:.Z19])" office:value-type="float" office:value="2" calcext:value-type="float">
            <text:p>2</text:p>
          </table:table-cell>
          <table:table-cell table:style-name="ce83" table:formula="of:=RAND()" office:value-type="float" office:value="0.688271836558486" calcext:value-type="float">
            <text:p>0,688271836558486</text:p>
          </table:table-cell>
          <table:table-cell table:number-columns-repeated="998"/>
        </table:table-row>
        <table:table-row table:style-name="ro3">
          <table:table-cell table:style-name="ce4" table:formula="of:=[.W19]" office:value-type="float" office:value="9" calcext:value-type="float">
            <text:p>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18]*([.Y18]+1)*[.Y19]" office:value-type="float" office:value="18" calcext:value-type="float">
            <text:p>18</text:p>
          </table:table-cell>
          <table:table-cell table:style-name="ce9" office:value-type="string" calcext:value-type="string">
            <text:p>=</text:p>
          </table:table-cell>
          <table:table-cell table:style-name="ce4" table:formula="of:=CHOOSE(ROUND(RAND())+1;-1;1)*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10" office:value-type="string" calcext:value-type="string">
            <text:p>=</text:p>
          </table:table-cell>
          <table:table-cell table:style-name="ce4" table:formula="of:=ROUND(RAND()*CHOOSE([.Y18];10;100;1000;10;100;1000);RANDBETWEEN(1;3))" office:value-type="float" office:value="69.269" calcext:value-type="float">
            <text:p>69,269</text:p>
          </table:table-cell>
          <table:table-cell table:style-name="ce7" office:value-type="string" calcext:value-type="string">
            <text:p>×</text:p>
          </table:table-cell>
          <table:table-cell table:style-name="ce20" table:formula="of:=CHOOSE([.Y19];&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9]^2" office:value-type="float" office:value="81" calcext:value-type="float">
            <text:p>81</text:p>
          </table:table-cell>
          <table:table-cell table:style-name="ce27" table:formula="of:=FACTEURSPREMIERS([.E19])" office:value-type="string" office:string-value="2 * 3^2" calcext:value-type="string">
            <text:p>2 * 3^2</text:p>
          </table:table-cell>
          <table:table-cell table:style-name="ce27" table:formula="of:=[.G19]+IF([.H19]=&quot;+&quot;;[.I19];-[.I19])+IF([.J19]=&quot;+&quot;;[.K19];-[.K19])" office:value-type="float" office:value="-58" calcext:value-type="float">
            <text:p>-58</text:p>
          </table:table-cell>
          <table:table-cell table:style-name="ce43" table:formula="of:=[.M19]*[.O19]" office:value-type="float" office:value="69269" calcext:value-type="float">
            <text:p>69 269</text:p>
          </table:table-cell>
          <table:table-cell/>
          <table:table-cell table:formula="of:=RANK([.X19];[.X12:.X21])+2" office:value-type="float" office:value="9" calcext:value-type="float">
            <text:p>9</text:p>
          </table:table-cell>
          <table:table-cell table:style-name="ce83" table:formula="of:=RAND()" office:value-type="float" office:value="0.476318374521041" calcext:value-type="float">
            <text:p>0,476318374521041</text:p>
          </table:table-cell>
          <table:table-cell table:formula="of:=RANK([.Z19];[.Z14:.Z19])" office:value-type="float" office:value="3" calcext:value-type="float">
            <text:p>3</text:p>
          </table:table-cell>
          <table:table-cell table:style-name="ce83" table:formula="of:=RAND()" office:value-type="float" office:value="0.475994533446759" calcext:value-type="float">
            <text:p>0,475994533446759</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1" calcext:value-type="float">
            <text:p>11</text:p>
          </table:table-cell>
          <table:table-cell table:style-name="ce83" table:formula="of:=RAND()" office:value-type="float" office:value="0.180603477387127" calcext:value-type="float">
            <text:p>0,180603477387127</text:p>
          </table:table-cell>
          <table:table-cell table:number-columns-repeated="1000"/>
        </table:table-row>
        <table:table-row table:style-name="ro4">
          <table:table-cell table:number-columns-repeated="22"/>
          <table:table-cell table:formula="of:=RANK([.X21];[.X12:.X21])+2" office:value-type="float" office:value="12" calcext:value-type="float">
            <text:p>12</text:p>
          </table:table-cell>
          <table:table-cell table:style-name="ce83" table:formula="of:=RAND()" office:value-type="float" office:value="0.150956847723981" calcext:value-type="float">
            <text:p>0,150956847723981</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8" calcext:value-type="float">
            <text:p>8</text:p>
          </table:table-cell>
          <table:table-cell table:style-name="ce83" table:formula="of:=RAND()" office:value-type="float" office:value="0.214264271347601" calcext:value-type="float">
            <text:p>0,214264271347601</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4927" calcext:value-type="string">
            <text:p>v4927</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24];[.X23:.X32])+2" office:value-type="float" office:value="7" calcext:value-type="float">
            <text:p>7</text:p>
          </table:table-cell>
          <table:table-cell table:style-name="ce83" table:formula="of:=RAND()" office:value-type="float" office:value="0.369718298479566" calcext:value-type="float">
            <text:p>0,369718298479566</text:p>
          </table:table-cell>
          <table:table-cell table:number-columns-repeated="1000"/>
        </table:table-row>
        <table:table-row table:style-name="ro3">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4927" calcext:value-type="string">
            <text:p>v4927</text:p>
          </table:table-cell>
          <table:table-cell table:style-name="ce83"/>
          <table:table-cell table:formula="of:=RANK([.X25];[.X23:.X32])+2" office:value-type="float" office:value="9" calcext:value-type="float">
            <text:p>9</text:p>
          </table:table-cell>
          <table:table-cell table:style-name="ce83" table:formula="of:=RAND()" office:value-type="float" office:value="0.162379384122421" calcext:value-type="float">
            <text:p>0,162379384122421</text:p>
          </table:table-cell>
          <table:table-cell table:style-name="ce83" table:formula="of:=RANK([.Z25];[.Z25:.Z30])" office:value-type="float" office:value="6" calcext:value-type="float">
            <text:p>6</text:p>
          </table:table-cell>
          <table:table-cell table:style-name="ce83" table:formula="of:=RAND()" office:value-type="float" office:value="0.1200772433874" calcext:value-type="float">
            <text:p>0,1200772433874</text:p>
          </table:table-cell>
          <table:table-cell table:number-columns-repeated="998"/>
        </table:table-row>
        <table:table-row table:style-name="ro3">
          <table:table-cell table:style-name="ce4" table:formula="of:=[.W26]" office:value-type="float" office:value="3" calcext:value-type="float">
            <text:p>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5]*([.Y25]+1)*[.Y26]" office:value-type="float" office:value="126" calcext:value-type="float">
            <text:p>126</text:p>
          </table:table-cell>
          <table:table-cell table:style-name="ce9" office:value-type="string" calcext:value-type="string">
            <text:p>=</text:p>
          </table:table-cell>
          <table:table-cell table:style-name="ce4" table:formula="of:=CHOOSE(ROUND(RAND())+1;-1;1)*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10" office:value-type="string" calcext:value-type="string">
            <text:p>=</text:p>
          </table:table-cell>
          <table:table-cell table:style-name="ce4" table:formula="of:=ROUND(RAND()*CHOOSE([.Y25];10;100;1000;10;100;1000);RANDBETWEEN(1;3))" office:value-type="float" office:value="314.6" calcext:value-type="float">
            <text:p>314,6</text:p>
          </table:table-cell>
          <table:table-cell table:style-name="ce7" office:value-type="string" calcext:value-type="string">
            <text:p>×</text:p>
          </table:table-cell>
          <table:table-cell table:style-name="ce20" table:formula="of:=CHOOSE([.Y26];&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6]^2" office:value-type="float" office:value="9" calcext:value-type="float">
            <text:p>9</text:p>
          </table:table-cell>
          <table:table-cell table:style-name="ce27" table:formula="of:=FACTEURSPREMIERS([.E26])" office:value-type="string" office:string-value="2 * 3^2*7" calcext:value-type="string">
            <text:p>2 * 3^2*7</text:p>
          </table:table-cell>
          <table:table-cell table:style-name="ce27" table:formula="of:=[.G26]+IF([.H26]=&quot;+&quot;;[.I26];-[.I26])+IF([.J26]=&quot;+&quot;;[.K26];-[.K26])" office:value-type="float" office:value="11" calcext:value-type="float">
            <text:p>11</text:p>
          </table:table-cell>
          <table:table-cell table:style-name="ce43" table:formula="of:=[.M26]*[.O26]" office:value-type="float" office:value="314600" calcext:value-type="float">
            <text:p>314 600</text:p>
          </table:table-cell>
          <table:table-cell/>
          <table:table-cell table:formula="of:=RANK([.X26];[.X23:.X32])+2" office:value-type="float" office:value="3" calcext:value-type="float">
            <text:p>3</text:p>
          </table:table-cell>
          <table:table-cell table:style-name="ce83" table:formula="of:=RAND()" office:value-type="float" office:value="0.709038568411122" calcext:value-type="float">
            <text:p>0,709038568411122</text:p>
          </table:table-cell>
          <table:table-cell table:formula="of:=RANK([.Z26];[.Z25:.Z30])" office:value-type="float" office:value="3" calcext:value-type="float">
            <text:p>3</text:p>
          </table:table-cell>
          <table:table-cell table:style-name="ce83" table:formula="of:=RAND()" office:value-type="float" office:value="0.691139608679099" calcext:value-type="float">
            <text:p>0,691139608679099</text:p>
          </table:table-cell>
          <table:table-cell table:number-columns-repeated="998"/>
        </table:table-row>
        <table:table-row table:style-name="ro3">
          <table:table-cell table:style-name="ce4" table:formula="of:=[.W27]"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6]*([.Y26]+1)*[.Y27]" office:value-type="float" office:value="12" calcext:value-type="float">
            <text:p>12</text:p>
          </table:table-cell>
          <table:table-cell table:style-name="ce9" office:value-type="string" calcext:value-type="string">
            <text:p>=</text:p>
          </table:table-cell>
          <table:table-cell table:style-name="ce4" table:formula="of:=CHOOSE(ROUND(RAND())+1;-1;1)*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10" office:value-type="string" calcext:value-type="string">
            <text:p>=</text:p>
          </table:table-cell>
          <table:table-cell table:style-name="ce4" table:formula="of:=ROUND(RAND()*CHOOSE([.Y26];10;100;1000;10;100;1000);RANDBETWEEN(1;3))" office:value-type="float" office:value="414.216" calcext:value-type="float">
            <text:p>414,216</text:p>
          </table:table-cell>
          <table:table-cell table:style-name="ce7" office:value-type="string" calcext:value-type="string">
            <text:p>×</text:p>
          </table:table-cell>
          <table:table-cell table:style-name="ce20" table:formula="of:=CHOOSE([.Y2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7]^2" office:value-type="float" office:value="121" calcext:value-type="float">
            <text:p>121</text:p>
          </table:table-cell>
          <table:table-cell table:style-name="ce27" table:formula="of:=FACTEURSPREMIERS([.E27])" office:value-type="string" office:string-value="2^2*3" calcext:value-type="string">
            <text:p>2^2*3</text:p>
          </table:table-cell>
          <table:table-cell table:style-name="ce27" table:formula="of:=[.G27]+IF([.H27]=&quot;+&quot;;[.I27];-[.I27])+IF([.J27]=&quot;+&quot;;[.K27];-[.K27])" office:value-type="float" office:value="-3" calcext:value-type="float">
            <text:p>-3</text:p>
          </table:table-cell>
          <table:table-cell table:style-name="ce43" table:formula="of:=[.M27]*[.O27]" office:value-type="float" office:value="4142.16" calcext:value-type="float">
            <text:p>4 142,16</text:p>
          </table:table-cell>
          <table:table-cell/>
          <table:table-cell table:formula="of:=RANK([.X27];[.X23:.X32])+2" office:value-type="float" office:value="11" calcext:value-type="float">
            <text:p>11</text:p>
          </table:table-cell>
          <table:table-cell table:style-name="ce83" table:formula="of:=RAND()" office:value-type="float" office:value="0.0847829870989528" calcext:value-type="float">
            <text:p>0,0847829870989528</text:p>
          </table:table-cell>
          <table:table-cell table:formula="of:=RANK([.Z27];[.Z25:.Z30])" office:value-type="float" office:value="1" calcext:value-type="float">
            <text:p>1</text:p>
          </table:table-cell>
          <table:table-cell table:style-name="ce83" table:formula="of:=RAND()" office:value-type="float" office:value="0.955915602843223" calcext:value-type="float">
            <text:p>0,955915602843223</text:p>
          </table:table-cell>
          <table:table-cell table:number-columns-repeated="998"/>
        </table:table-row>
        <table:table-row table:style-name="ro3">
          <table:table-cell table:style-name="ce4" table:formula="of:=[.W28]" office:value-type="float" office:value="4" calcext:value-type="float">
            <text:p>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7]*([.Y27]+1)*[.Y28]" office:value-type="float" office:value="10" calcext:value-type="float">
            <text:p>10</text:p>
          </table:table-cell>
          <table:table-cell table:style-name="ce9" office:value-type="string" calcext:value-type="string">
            <text:p>=</text:p>
          </table:table-cell>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10" office:value-type="string" calcext:value-type="string">
            <text:p>=</text:p>
          </table:table-cell>
          <table:table-cell table:style-name="ce4" table:formula="of:=ROUND(RAND()*CHOOSE([.Y27];10;100;1000;10;100;1000);RANDBETWEEN(1;3))" office:value-type="float" office:value="3.139" calcext:value-type="float">
            <text:p>3,139</text:p>
          </table:table-cell>
          <table:table-cell table:style-name="ce7" office:value-type="string" calcext:value-type="string">
            <text:p>×</text:p>
          </table:table-cell>
          <table:table-cell table:style-name="ce20" table:formula="of:=CHOOSE([.Y28];&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8]^2" office:value-type="float" office:value="16" calcext:value-type="float">
            <text:p>16</text:p>
          </table:table-cell>
          <table:table-cell table:style-name="ce27" table:formula="of:=FACTEURSPREMIERS([.E28])" office:value-type="string" office:string-value="2*5" calcext:value-type="string">
            <text:p>2*5</text:p>
          </table:table-cell>
          <table:table-cell table:style-name="ce27" table:formula="of:=[.G28]+IF([.H28]=&quot;+&quot;;[.I28];-[.I28])+IF([.J28]=&quot;+&quot;;[.K28];-[.K28])" office:value-type="float" office:value="-71" calcext:value-type="float">
            <text:p>-71</text:p>
          </table:table-cell>
          <table:table-cell table:style-name="ce43" table:formula="of:=[.M28]*[.O28]" office:value-type="float" office:value="313.9" calcext:value-type="float">
            <text:p>313,9</text:p>
          </table:table-cell>
          <table:table-cell/>
          <table:table-cell table:formula="of:=RANK([.X28];[.X23:.X32])+2" office:value-type="float" office:value="4" calcext:value-type="float">
            <text:p>4</text:p>
          </table:table-cell>
          <table:table-cell table:style-name="ce83" table:formula="of:=RAND()" office:value-type="float" office:value="0.672760240026096" calcext:value-type="float">
            <text:p>0,672760240026096</text:p>
          </table:table-cell>
          <table:table-cell table:formula="of:=RANK([.Z28];[.Z25:.Z30])" office:value-type="float" office:value="5" calcext:value-type="float">
            <text:p>5</text:p>
          </table:table-cell>
          <table:table-cell table:style-name="ce83" table:formula="of:=RAND()" office:value-type="float" office:value="0.256900914155957" calcext:value-type="float">
            <text:p>0,256900914155957</text:p>
          </table:table-cell>
          <table:table-cell table:number-columns-repeated="998"/>
        </table:table-row>
        <table:table-row table:style-name="ro3">
          <table:table-cell table:style-name="ce4" table:formula="of:=[.W29]"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8]*([.Y28]+1)*[.Y29]" office:value-type="float" office:value="120" calcext:value-type="float">
            <text:p>120</text:p>
          </table:table-cell>
          <table:table-cell table:style-name="ce9" office:value-type="string" calcext:value-type="string">
            <text:p>=</text:p>
          </table:table-cell>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10" office:value-type="string" calcext:value-type="string">
            <text:p>=</text:p>
          </table:table-cell>
          <table:table-cell table:style-name="ce4" table:formula="of:=ROUND(RAND()*CHOOSE([.Y28];10;100;1000;10;100;1000);RANDBETWEEN(1;3))" office:value-type="float" office:value="97.092" calcext:value-type="float">
            <text:p>97,092</text:p>
          </table:table-cell>
          <table:table-cell table:style-name="ce7" office:value-type="string" calcext:value-type="string">
            <text:p>×</text:p>
          </table:table-cell>
          <table:table-cell table:style-name="ce20" table:formula="of:=CHOOSE([.Y29];&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9]^2" office:value-type="float" office:value="36" calcext:value-type="float">
            <text:p>36</text:p>
          </table:table-cell>
          <table:table-cell table:style-name="ce27" table:formula="of:=FACTEURSPREMIERS([.E29])" office:value-type="string" office:string-value="2^3 * 3*5" calcext:value-type="string">
            <text:p>2^3 * 3*5</text:p>
          </table:table-cell>
          <table:table-cell table:style-name="ce27" table:formula="of:=[.G29]+IF([.H29]=&quot;+&quot;;[.I29];-[.I29])+IF([.J29]=&quot;+&quot;;[.K29];-[.K29])" office:value-type="float" office:value="-30" calcext:value-type="float">
            <text:p>-30</text:p>
          </table:table-cell>
          <table:table-cell table:style-name="ce43" table:formula="of:=[.M29]*[.O29]" office:value-type="float" office:value="970.92" calcext:value-type="float">
            <text:p>970,92</text:p>
          </table:table-cell>
          <table:table-cell/>
          <table:table-cell table:formula="of:=RANK([.X29];[.X23:.X32])+2" office:value-type="float" office:value="6" calcext:value-type="float">
            <text:p>6</text:p>
          </table:table-cell>
          <table:table-cell table:style-name="ce83" table:formula="of:=RAND()" office:value-type="float" office:value="0.400047556398412" calcext:value-type="float">
            <text:p>0,400047556398412</text:p>
          </table:table-cell>
          <table:table-cell table:formula="of:=RANK([.Z29];[.Z25:.Z30])" office:value-type="float" office:value="4" calcext:value-type="float">
            <text:p>4</text:p>
          </table:table-cell>
          <table:table-cell table:style-name="ce83" table:formula="of:=RAND()" office:value-type="float" office:value="0.36849538048944" calcext:value-type="float">
            <text:p>0,36849538048944</text:p>
          </table:table-cell>
          <table:table-cell table:number-columns-repeated="998"/>
        </table:table-row>
        <table:table-row table:style-name="ro3">
          <table:table-cell table:style-name="ce4" table:formula="of:=[.W30]"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29]*([.Y29]+1)*[.Y30]" office:value-type="float" office:value="40" calcext:value-type="float">
            <text:p>40</text:p>
          </table:table-cell>
          <table:table-cell table:style-name="ce9" office:value-type="string" calcext:value-type="string">
            <text:p>=</text:p>
          </table:table-cell>
          <table:table-cell table:style-name="ce4" table:formula="of:=CHOOSE(ROUND(RAND())+1;-1;1)*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10" office:value-type="string" calcext:value-type="string">
            <text:p>=</text:p>
          </table:table-cell>
          <table:table-cell table:style-name="ce4" table:formula="of:=ROUND(RAND()*CHOOSE([.Y29];10;100;1000;10;100;1000);RANDBETWEEN(1;3))" office:value-type="float" office:value="7.1" calcext:value-type="float">
            <text:p>7,1</text:p>
          </table:table-cell>
          <table:table-cell table:style-name="ce7" office:value-type="string" calcext:value-type="string">
            <text:p>×</text:p>
          </table:table-cell>
          <table:table-cell table:style-name="ce20" table:formula="of:=CHOOSE([.Y30];&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0]^2" office:value-type="float" office:value="100" calcext:value-type="float">
            <text:p>100</text:p>
          </table:table-cell>
          <table:table-cell table:style-name="ce27" table:formula="of:=FACTEURSPREMIERS([.E30])" office:value-type="string" office:string-value="2^3*5" calcext:value-type="string">
            <text:p>2^3*5</text:p>
          </table:table-cell>
          <table:table-cell table:style-name="ce27" table:formula="of:=[.G30]+IF([.H30]=&quot;+&quot;;[.I30];-[.I30])+IF([.J30]=&quot;+&quot;;[.K30];-[.K30])" office:value-type="float" office:value="-2" calcext:value-type="float">
            <text:p>-2</text:p>
          </table:table-cell>
          <table:table-cell table:style-name="ce43" table:formula="of:=[.M30]*[.O30]" office:value-type="float" office:value="710" calcext:value-type="float">
            <text:p>710</text:p>
          </table:table-cell>
          <table:table-cell/>
          <table:table-cell table:formula="of:=RANK([.X30];[.X23:.X32])+2" office:value-type="float" office:value="10" calcext:value-type="float">
            <text:p>10</text:p>
          </table:table-cell>
          <table:table-cell table:style-name="ce83" table:formula="of:=RAND()" office:value-type="float" office:value="0.0871982083288385" calcext:value-type="float">
            <text:p>0,0871982083288385</text:p>
          </table:table-cell>
          <table:table-cell table:formula="of:=RANK([.Z30];[.Z25:.Z30])" office:value-type="float" office:value="2" calcext:value-type="float">
            <text:p>2</text:p>
          </table:table-cell>
          <table:table-cell table:style-name="ce83" table:formula="of:=RAND()" office:value-type="float" office:value="0.704449452939038" calcext:value-type="float">
            <text:p>0,704449452939038</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5" calcext:value-type="float">
            <text:p>5</text:p>
          </table:table-cell>
          <table:table-cell table:style-name="ce83" table:formula="of:=RAND()" office:value-type="float" office:value="0.598366988102007" calcext:value-type="float">
            <text:p>0,598366988102007</text:p>
          </table:table-cell>
          <table:table-cell table:number-columns-repeated="1000"/>
        </table:table-row>
        <table:table-row table:style-name="ro4">
          <table:table-cell table:number-columns-repeated="22"/>
          <table:table-cell table:formula="of:=RANK([.X32];[.X23:.X32])+2" office:value-type="float" office:value="12" calcext:value-type="float">
            <text:p>12</text:p>
          </table:table-cell>
          <table:table-cell table:style-name="ce83" table:formula="of:=RAND()" office:value-type="float" office:value="0.0256592619602907" calcext:value-type="float">
            <text:p>0,0256592619602907</text:p>
          </table:table-cell>
          <table:table-cell table:number-columns-repeated="1000"/>
        </table:table-row>
        <table:table-row table:style-name="ro5">
          <table:table-cell table:number-columns-repeated="1024"/>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5" table:style-name="ce12"/>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number-columns-repeated="2" table:style-name="ce1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7" calcext:value-type="float">
            <text:p>7</text:p>
          </table:table-cell>
          <table:table-cell table:style-name="ce83" table:formula="of:=RAND()" office:value-type="float" office:value="0.256527070353398" calcext:value-type="float">
            <text:p>0,256527070353398</text:p>
          </table:table-cell>
          <table:table-cell table:number-columns-repeated="1000"/>
        </table:table-row>
        <table:table-row table:style-name="ro2">
          <table:covered-table-cell table:number-columns-repeated="2" table:style-name="ce12"/>
          <table:covered-table-cell table:number-columns-repeated="2"/>
          <table:table-cell table:style-name="ce61" office:value-type="string" calcext:value-type="string" table:number-columns-spanned="3" table:number-rows-spanned="1">
            <text:p>NOM :</text:p>
          </table:table-cell>
          <table:covered-table-cell table:style-name="ce13"/>
          <table:covered-table-cell table:style-name="ce8"/>
          <table:table-cell table:style-name="ce61" office:value-type="string" calcext:value-type="string" table:number-columns-spanned="6" table:number-rows-spanned="1">
            <text:p>Prénom :</text:p>
          </table:table-cell>
          <table:covered-table-cell table:style-name="ce8"/>
          <table:covered-table-cell/>
          <table:covered-table-cell table:style-name="ce16"/>
          <table:covered-table-cell table:style-name="ce8"/>
          <table:covered-table-cell/>
          <table:table-cell table:style-name="ce61" office:value-type="string" calcext:value-type="string" table:number-columns-spanned="2" table:number-rows-spanned="1">
            <text:p>Classe :</text:p>
          </table:table-cell>
          <table:covered-table-cell table:style-name="ce19"/>
          <table:table-cell table:style-name="ce22" table:formula="of:=[.$P$2]" office:value-type="string" office:string-value="v4927" calcext:value-type="string">
            <text:p>v4927</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X35];[.X34:.X43])+2" office:value-type="float" office:value="12" calcext:value-type="float">
            <text:p>12</text:p>
          </table:table-cell>
          <table:table-cell table:style-name="ce83" table:formula="of:=RAND()" office:value-type="float" office:value="0.0138717498112174" calcext:value-type="float">
            <text:p>0,0138717498112174</text:p>
          </table:table-cell>
          <table:table-cell table:number-columns-repeated="1000"/>
        </table:table-row>
        <table:table-row table:style-name="ro3">
          <table:table-cell table:style-name="ce37" office:value-type="string" calcext:value-type="string" table:number-columns-spanned="4" table:number-rows-spanned="1">
            <text:p>Carrés de 3 à 12</text:p>
          </table:table-cell>
          <table:covered-table-cell table:number-columns-repeated="3" table:style-name="ce38"/>
          <table:table-cell table:style-name="ce37" office:value-type="string" calcext:value-type="string" table:number-columns-spanned="2" table:number-rows-spanned="1">
            <text:p>Décomposition en facteurs premiers</text:p>
          </table:table-cell>
          <table:covered-table-cell table:style-name="ce38"/>
          <table:table-cell table:style-name="ce37" office:value-type="string" calcext:value-type="string" table:number-columns-spanned="6" table:number-rows-spanned="1">
            <text:p>Somme de 3 termes</text:p>
          </table:table-cell>
          <table:covered-table-cell table:number-columns-repeated="2" table:style-name="ce37"/>
          <table:covered-table-cell table:number-columns-repeated="3" table:style-name="ce38"/>
          <table:table-cell table:style-name="ce37" office:value-type="string" calcext:value-type="string" table:number-columns-spanned="4" table:number-rows-spanned="1">
            <text:p>Multipli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4927" calcext:value-type="string">
            <text:p>v4927</text:p>
          </table:table-cell>
          <table:table-cell table:style-name="ce83"/>
          <table:table-cell table:formula="of:=RANK([.X36];[.X34:.X43])+2" office:value-type="float" office:value="3" calcext:value-type="float">
            <text:p>3</text:p>
          </table:table-cell>
          <table:table-cell table:style-name="ce83" table:formula="of:=RAND()" office:value-type="float" office:value="0.776951208178377" calcext:value-type="float">
            <text:p>0,776951208178377</text:p>
          </table:table-cell>
          <table:table-cell table:style-name="ce83" table:formula="of:=RANK([.Z36];[.Z36:.Z41])" office:value-type="float" office:value="2" calcext:value-type="float">
            <text:p>2</text:p>
          </table:table-cell>
          <table:table-cell table:style-name="ce83" table:formula="of:=RAND()" office:value-type="float" office:value="0.668195639259336" calcext:value-type="float">
            <text:p>0,668195639259336</text:p>
          </table:table-cell>
          <table:table-cell table:number-columns-repeated="998"/>
        </table:table-row>
        <table:table-row table:style-name="ro3">
          <table:table-cell table:style-name="ce4" table:formula="of:=[.W37]"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6]*([.Y36]+1)*[.Y37]" office:value-type="float" office:value="18" calcext:value-type="float">
            <text:p>18</text:p>
          </table:table-cell>
          <table:table-cell table:style-name="ce9" office:value-type="string" calcext:value-type="string">
            <text:p>=</text:p>
          </table:table-cell>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10" office:value-type="string" calcext:value-type="string">
            <text:p>=</text:p>
          </table:table-cell>
          <table:table-cell table:style-name="ce4" table:formula="of:=ROUND(RAND()*CHOOSE([.Y36];10;100;1000;10;100;1000);RANDBETWEEN(1;3))" office:value-type="float" office:value="34.4" calcext:value-type="float">
            <text:p>34,4</text:p>
          </table:table-cell>
          <table:table-cell table:style-name="ce7" office:value-type="string" calcext:value-type="string">
            <text:p>×</text:p>
          </table:table-cell>
          <table:table-cell table:style-name="ce20" table:formula="of:=CHOOSE([.Y37];&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7]^2" office:value-type="float" office:value="64" calcext:value-type="float">
            <text:p>64</text:p>
          </table:table-cell>
          <table:table-cell table:style-name="ce27" table:formula="of:=FACTEURSPREMIERS([.E37])" office:value-type="string" office:string-value="2 * 3^2" calcext:value-type="string">
            <text:p>2 * 3^2</text:p>
          </table:table-cell>
          <table:table-cell table:style-name="ce27" table:formula="of:=[.G37]+IF([.H37]=&quot;+&quot;;[.I37];-[.I37])+IF([.J37]=&quot;+&quot;;[.K37];-[.K37])" office:value-type="float" office:value="-32" calcext:value-type="float">
            <text:p>-32</text:p>
          </table:table-cell>
          <table:table-cell table:style-name="ce43" table:formula="of:=[.M37]*[.O37]" office:value-type="float" office:value="34400" calcext:value-type="float">
            <text:p>34 400</text:p>
          </table:table-cell>
          <table:table-cell/>
          <table:table-cell table:formula="of:=RANK([.X37];[.X34:.X43])+2" office:value-type="float" office:value="8" calcext:value-type="float">
            <text:p>8</text:p>
          </table:table-cell>
          <table:table-cell table:style-name="ce83" table:formula="of:=RAND()" office:value-type="float" office:value="0.195321190650199" calcext:value-type="float">
            <text:p>0,195321190650199</text:p>
          </table:table-cell>
          <table:table-cell table:formula="of:=RANK([.Z37];[.Z36:.Z41])" office:value-type="float" office:value="3" calcext:value-type="float">
            <text:p>3</text:p>
          </table:table-cell>
          <table:table-cell table:style-name="ce83" table:formula="of:=RAND()" office:value-type="float" office:value="0.188883506792737" calcext:value-type="float">
            <text:p>0,188883506792737</text:p>
          </table:table-cell>
          <table:table-cell table:number-columns-repeated="998"/>
        </table:table-row>
        <table:table-row table:style-name="ro3">
          <table:table-cell table:style-name="ce4" table:formula="of:=[.W38]"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7]*([.Y37]+1)*[.Y38]" office:value-type="float" office:value="72" calcext:value-type="float">
            <text:p>72</text:p>
          </table:table-cell>
          <table:table-cell table:style-name="ce9" office:value-type="string" calcext:value-type="string">
            <text: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10" office:value-type="string" calcext:value-type="string">
            <text:p>=</text:p>
          </table:table-cell>
          <table:table-cell table:style-name="ce4" table:formula="of:=ROUND(RAND()*CHOOSE([.Y37];10;100;1000;10;100;1000);RANDBETWEEN(1;3))" office:value-type="float" office:value="469.58" calcext:value-type="float">
            <text:p>469,58</text:p>
          </table:table-cell>
          <table:table-cell table:style-name="ce7" office:value-type="string" calcext:value-type="string">
            <text:p>×</text:p>
          </table:table-cell>
          <table:table-cell table:style-name="ce20" table:formula="of:=CHOOSE([.Y3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2" office:value-type="float" office:value="100" calcext:value-type="float">
            <text:p>100</text:p>
          </table:table-cell>
          <table:table-cell table:style-name="ce27" table:formula="of:=FACTEURSPREMIERS([.E38])" office:value-type="string" office:string-value="2^3 * 3^2" calcext:value-type="string">
            <text:p>2^3 * 3^2</text:p>
          </table:table-cell>
          <table:table-cell table:style-name="ce27" table:formula="of:=[.G38]+IF([.H38]=&quot;+&quot;;[.I38];-[.I38])+IF([.J38]=&quot;+&quot;;[.K38];-[.K38])" office:value-type="float" office:value="28" calcext:value-type="float">
            <text:p>28</text:p>
          </table:table-cell>
          <table:table-cell table:style-name="ce43" table:formula="of:=[.M38]*[.O38]" office:value-type="float" office:value="469580" calcext:value-type="float">
            <text:p>469 580</text:p>
          </table:table-cell>
          <table:table-cell/>
          <table:table-cell table:formula="of:=RANK([.X38];[.X34:.X43])+2" office:value-type="float" office:value="10" calcext:value-type="float">
            <text:p>10</text:p>
          </table:table-cell>
          <table:table-cell table:style-name="ce83" table:formula="of:=RAND()" office:value-type="float" office:value="0.0665495793068935" calcext:value-type="float">
            <text:p>0,0665495793068935</text:p>
          </table:table-cell>
          <table:table-cell table:formula="of:=RANK([.Z38];[.Z36:.Z41])" office:value-type="float" office:value="6" calcext:value-type="float">
            <text:p>6</text:p>
          </table:table-cell>
          <table:table-cell table:style-name="ce83" table:formula="of:=RAND()" office:value-type="float" office:value="0.0679353764229131" calcext:value-type="float">
            <text:p>0,0679353764229131</text:p>
          </table:table-cell>
          <table:table-cell table:number-columns-repeated="998"/>
        </table:table-row>
        <table:table-row table:style-name="ro3">
          <table:table-cell table:style-name="ce4" table:formula="of:=[.W39]" office:value-type="float" office:value="5" calcext:value-type="float">
            <text:p>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8]*([.Y38]+1)*[.Y39]" office:value-type="float" office:value="210" calcext:value-type="float">
            <text:p>210</text:p>
          </table:table-cell>
          <table:table-cell table:style-name="ce9" office:value-type="string" calcext:value-type="string">
            <text: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10" office:value-type="string" calcext:value-type="string">
            <text:p>=</text:p>
          </table:table-cell>
          <table:table-cell table:style-name="ce4" table:formula="of:=ROUND(RAND()*CHOOSE([.Y38];10;100;1000;10;100;1000);RANDBETWEEN(1;3))" office:value-type="float" office:value="581.84" calcext:value-type="float">
            <text:p>581,84</text:p>
          </table:table-cell>
          <table:table-cell table:style-name="ce7" office:value-type="string" calcext:value-type="string">
            <text:p>×</text:p>
          </table:table-cell>
          <table:table-cell table:style-name="ce20" table:formula="of:=CHOOSE([.Y39];&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9]^2" office:value-type="float" office:value="25" calcext:value-type="float">
            <text:p>25</text:p>
          </table:table-cell>
          <table:table-cell table:style-name="ce27" table:formula="of:=FACTEURSPREMIERS([.E39])" office:value-type="string" office:string-value="2 * 3 * 5*7" calcext:value-type="string">
            <text:p>2 * 3 * 5*7</text:p>
          </table:table-cell>
          <table:table-cell table:style-name="ce27" table:formula="of:=[.G39]+IF([.H39]=&quot;+&quot;;[.I39];-[.I39])+IF([.J39]=&quot;+&quot;;[.K39];-[.K39])" office:value-type="float" office:value="-73" calcext:value-type="float">
            <text:p>-73</text:p>
          </table:table-cell>
          <table:table-cell table:style-name="ce43" table:formula="of:=[.M39]*[.O39]" office:value-type="float" office:value="58184" calcext:value-type="float">
            <text:p>58 184</text:p>
          </table:table-cell>
          <table:table-cell/>
          <table:table-cell table:formula="of:=RANK([.X39];[.X34:.X43])+2" office:value-type="float" office:value="5" calcext:value-type="float">
            <text:p>5</text:p>
          </table:table-cell>
          <table:table-cell table:style-name="ce83" table:formula="of:=RAND()" office:value-type="float" office:value="0.691163964770233" calcext:value-type="float">
            <text:p>0,691163964770233</text:p>
          </table:table-cell>
          <table:table-cell table:formula="of:=RANK([.Z39];[.Z36:.Z41])" office:value-type="float" office:value="5" calcext:value-type="float">
            <text:p>5</text:p>
          </table:table-cell>
          <table:table-cell table:style-name="ce83" table:formula="of:=RAND()" office:value-type="float" office:value="0.140630210835419" calcext:value-type="float">
            <text:p>0,140630210835419</text:p>
          </table:table-cell>
          <table:table-cell table:number-columns-repeated="998"/>
        </table:table-row>
        <table:table-row table:style-name="ro3">
          <table:table-cell table:style-name="ce4" table:formula="of:=[.W40]"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39]*([.Y39]+1)*[.Y40]" office:value-type="float" office:value="120" calcext:value-type="float">
            <text:p>120</text:p>
          </table:table-cell>
          <table:table-cell table:style-name="ce9" office:value-type="string" calcext:value-type="string">
            <text:p>=</text:p>
          </table:table-cell>
          <table:table-cell table:style-name="ce4" table:formula="of:=CHOOSE(ROUND(RAND())+1;-1;1)*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7" calcext:value-type="float">
            <text:p>27</text:p>
          </table:table-cell>
          <table:table-cell table:style-name="ce10" office:value-type="string" calcext:value-type="string">
            <text:p>=</text:p>
          </table:table-cell>
          <table:table-cell table:style-name="ce4" table:formula="of:=ROUND(RAND()*CHOOSE([.Y39];10;100;1000;10;100;1000);RANDBETWEEN(1;3))" office:value-type="float" office:value="96.8" calcext:value-type="float">
            <text:p>96,8</text:p>
          </table:table-cell>
          <table:table-cell table:style-name="ce7" office:value-type="string" calcext:value-type="string">
            <text:p>×</text:p>
          </table:table-cell>
          <table:table-cell table:style-name="ce20" table:formula="of:=CHOOSE([.Y40];&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0]^2" office:value-type="float" office:value="121" calcext:value-type="float">
            <text:p>121</text:p>
          </table:table-cell>
          <table:table-cell table:style-name="ce27" table:formula="of:=FACTEURSPREMIERS([.E40])" office:value-type="string" office:string-value="2^3 * 3*5" calcext:value-type="string">
            <text:p>2^3 * 3*5</text:p>
          </table:table-cell>
          <table:table-cell table:style-name="ce27" table:formula="of:=[.G40]+IF([.H40]=&quot;+&quot;;[.I40];-[.I40])+IF([.J40]=&quot;+&quot;;[.K40];-[.K40])" office:value-type="float" office:value="13" calcext:value-type="float">
            <text:p>13</text:p>
          </table:table-cell>
          <table:table-cell table:style-name="ce43" table:formula="of:=[.M40]*[.O40]" office:value-type="float" office:value="968" calcext:value-type="float">
            <text:p>968</text:p>
          </table:table-cell>
          <table:table-cell/>
          <table:table-cell table:formula="of:=RANK([.X40];[.X34:.X43])+2" office:value-type="float" office:value="11" calcext:value-type="float">
            <text:p>11</text:p>
          </table:table-cell>
          <table:table-cell table:style-name="ce83" table:formula="of:=RAND()" office:value-type="float" office:value="0.0407229137350921" calcext:value-type="float">
            <text:p>0,0407229137350921</text:p>
          </table:table-cell>
          <table:table-cell table:formula="of:=RANK([.Z40];[.Z36:.Z41])" office:value-type="float" office:value="4" calcext:value-type="float">
            <text:p>4</text:p>
          </table:table-cell>
          <table:table-cell table:style-name="ce83" table:formula="of:=RAND()" office:value-type="float" office:value="0.174818537083599" calcext:value-type="float">
            <text:p>0,174818537083599</text:p>
          </table:table-cell>
          <table:table-cell table:number-columns-repeated="998"/>
        </table:table-row>
        <table:table-row table:style-name="ro3">
          <table:table-cell table:style-name="ce4" table:formula="of:=[.W41]" office:value-type="float" office:value="4" calcext:value-type="float">
            <text:p>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4" table:formula="of:=[.Y40]*([.Y40]+1)*[.Y41]" office:value-type="float" office:value="20" calcext:value-type="float">
            <text:p>20</text:p>
          </table:table-cell>
          <table:table-cell table:style-name="ce9" office:value-type="string" calcext:value-type="string">
            <text:p>=</text:p>
          </table:table-cell>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4" table:formula="of:=ROUND(RAND()*CHOOSE([.Y40];10;100;1000;10;100;1000);RANDBETWEEN(1;3))" office:value-type="float" office:value="4.7" calcext:value-type="float">
            <text:p>4,7</text:p>
          </table:table-cell>
          <table:table-cell table:style-name="ce7" office:value-type="string" calcext:value-type="string">
            <text:p>×</text:p>
          </table:table-cell>
          <table:table-cell table:style-name="ce20" table:formula="of:=CHOOSE([.Y41];&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1]^2" office:value-type="float" office:value="16" calcext:value-type="float">
            <text:p>16</text:p>
          </table:table-cell>
          <table:table-cell table:style-name="ce27" table:formula="of:=FACTEURSPREMIERS([.E41])" office:value-type="string" office:string-value="2^2*5" calcext:value-type="string">
            <text:p>2^2*5</text:p>
          </table:table-cell>
          <table:table-cell table:style-name="ce27" table:formula="of:=[.G41]+IF([.H41]=&quot;+&quot;;[.I41];-[.I41])+IF([.J41]=&quot;+&quot;;[.K41];-[.K41])" office:value-type="float" office:value="11" calcext:value-type="float">
            <text:p>11</text:p>
          </table:table-cell>
          <table:table-cell table:style-name="ce43" table:formula="of:=[.M41]*[.O41]" office:value-type="float" office:value="47" calcext:value-type="float">
            <text:p>47</text:p>
          </table:table-cell>
          <table:table-cell/>
          <table:table-cell table:formula="of:=RANK([.X41];[.X34:.X43])+2" office:value-type="float" office:value="4" calcext:value-type="float">
            <text:p>4</text:p>
          </table:table-cell>
          <table:table-cell table:style-name="ce83" table:formula="of:=RAND()" office:value-type="float" office:value="0.734475396315154" calcext:value-type="float">
            <text:p>0,734475396315154</text:p>
          </table:table-cell>
          <table:table-cell table:formula="of:=RANK([.Z41];[.Z36:.Z41])" office:value-type="float" office:value="1" calcext:value-type="float">
            <text:p>1</text:p>
          </table:table-cell>
          <table:table-cell table:style-name="ce83" table:formula="of:=RAND()" office:value-type="float" office:value="0.778883078698383" calcext:value-type="float">
            <text:p>0,778883078698383</text:p>
          </table:table-cell>
          <table:table-cell table:number-columns-repeated="998"/>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2" table:number-rows-spanned="1">
            <text:p>😕 <text:s text:c="3"/>😃 <text:s text:c="3"/>😎</text:p>
          </table:table-cell>
          <table:covered-table-cell table:style-name="ce15"/>
          <table:table-cell table:style-name="ce5" office:value-type="string" calcext:value-type="string" table:number-columns-spanned="6" table:number-rows-spanned="1">
            <text:p>😕 <text:s text:c="3"/>😃 <text:s text:c="3"/>😎</text:p>
          </table:table-cell>
          <table:covered-table-cell table:number-columns-repeated="2"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6" calcext:value-type="float">
            <text:p>6</text:p>
          </table:table-cell>
          <table:table-cell table:style-name="ce83" table:formula="of:=RAND()" office:value-type="float" office:value="0.487776512142153" calcext:value-type="float">
            <text:p>0,487776512142153</text:p>
          </table:table-cell>
          <table:table-cell table:number-columns-repeated="1000"/>
        </table:table-row>
        <table:table-row table:style-name="ro4">
          <table:table-cell table:number-columns-repeated="22"/>
          <table:table-cell table:formula="of:=RANK([.X43];[.X34:.X43])+2" office:value-type="float" office:value="9" calcext:value-type="float">
            <text:p>9</text:p>
          </table:table-cell>
          <table:table-cell table:style-name="ce83" table:formula="of:=RAND()" office:value-type="float" office:value="0.152149141551838" calcext:value-type="float">
            <text:p>0,152149141551838</text:p>
          </table:table-cell>
          <table:table-cell table:number-columns-repeated="1000"/>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Verte" table:style-name="ta4" table:print-ranges="'Ceinture Verte'.A1:'Ceinture Verte'.P44 'Ceinture Verte'.R1:'Ceinture Verte'.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Verte?language=Basic&amp;location=document" xlink:type="simple"/>
              </office:event-listeners>
            </form:button>
          </form:form>
        </office:forms>
        <table:shapes>
          <draw:control draw:z-index="0" draw:style-name="gr4" draw:text-style-name="P2" svg:width="1.651cm" svg:height="0.749cm" svg:x="45.177cm" svg:y="0.12cm" draw:control="control4"/>
        </table:shapes>
        <table:table-column table:style-name="co22" table:default-cell-style-name="Default"/>
        <table:table-column table:style-name="co50" table:default-cell-style-name="Default"/>
        <table:table-column table:style-name="co40" table:default-cell-style-name="Default"/>
        <table:table-column table:style-name="co4" table:default-cell-style-name="Default"/>
        <table:table-column table:style-name="co51" table:default-cell-style-name="Default"/>
        <table:table-column table:style-name="co28" table:default-cell-style-name="Default"/>
        <table:table-column table:style-name="co29"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12" table:default-cell-style-name="Default"/>
        <table:table-column table:style-name="co32" table:default-cell-style-name="Default"/>
        <table:table-column table:style-name="co33" table:default-cell-style-name="Default"/>
        <table:table-column table:style-name="co15" table:default-cell-style-name="Default"/>
        <table:table-column table:style-name="co59" table:default-cell-style-name="Default"/>
        <table:table-column table:style-name="co60" table:default-cell-style-name="Default"/>
        <table:table-column table:style-name="co47" table:default-cell-style-name="Default"/>
        <table:table-column table:style-name="co22" table:default-cell-style-name="Default"/>
        <table:table-column table:style-name="co18" table:default-cell-style-name="Default"/>
        <table:table-column table:style-name="co61" table:default-cell-style-name="Default"/>
        <table:table-column table:style-name="co62" table:default-cell-style-name="Default"/>
        <table:table-column table:style-name="co63" table:default-cell-style-name="Default"/>
        <table:table-column table:style-name="co17" table:number-columns-repeated="996" table:default-cell-style-name="Default"/>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9" calcext:value-type="float">
            <text:p>9</text:p>
          </table:table-cell>
          <table:table-cell table:style-name="ce83" table:formula="of:=RAND()" office:value-type="float" office:value="0.318976435918463" calcext:value-type="float">
            <text:p>0,318976435918463</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3672" calcext:value-type="string">
            <text:p>v3672</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X1:.X10])+2" office:value-type="float" office:value="10" calcext:value-type="float">
            <text:p>10</text:p>
          </table:table-cell>
          <table:table-cell table:style-name="ce83" table:formula="of:=RAND()" office:value-type="float" office:value="0.31439959133028" calcext:value-type="float">
            <text:p>0,31439959133028</text:p>
          </table:table-cell>
          <table:table-cell table:number-columns-repeated="998"/>
        </table:table-row>
        <table:table-row table:style-name="ro1">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3672" calcext:value-type="string">
            <text:p>v3672</text:p>
          </table:table-cell>
          <table:table-cell table:style-name="ce83"/>
          <table:table-cell table:formula="of:=RANK([.X3];[.X1:.X10])+2" office:value-type="float" office:value="6" calcext:value-type="float">
            <text:p>6</text:p>
          </table:table-cell>
          <table:table-cell table:style-name="ce83" table:formula="of:=RAND()" office:value-type="float" office:value="0.454326431495371" calcext:value-type="float">
            <text:p>0,454326431495371</text:p>
          </table:table-cell>
          <table:table-cell table:style-name="ce83" table:formula="of:=RANK([.Z3];[.Z3:.Z8])" office:value-type="float" office:value="2" calcext:value-type="float">
            <text:p>2</text:p>
          </table:table-cell>
          <table:table-cell table:style-name="ce83" table:formula="of:=RAND()" office:value-type="float" office:value="0.976072150387714" calcext:value-type="float">
            <text:p>0,976072150387714</text:p>
          </table:table-cell>
          <table:table-cell table:style-name="ce83" table:number-columns-repeated="996"/>
        </table:table-row>
        <table:table-row table:style-name="ro3">
          <table:table-cell table:style-name="ce129" table:formula="of:=[.W4]+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92" calcext:value-type="float">
            <text:p>0,92</text:p>
          </table:table-cell>
          <table:table-cell table:style-name="ce40" table:formula="of:=CHOOSE([.W4];&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4]&lt;5;&quot;m&quot;;IF(AND([.W4]&gt;4;[.W4]&lt;9);&quot;L&quot;;&quot;g&quot;))" office:value-type="string" office:string-value="L" calcext:value-type="string">
            <text:p>L</text:p>
          </table:table-cell>
          <table:table-cell table:style-name="ce4" table:formula="of:=RANDBETWEEN(2;12)*IF([.Y4]&gt;3;1;-1)" office:value-type="float" office:value="-4" calcext:value-type="float">
            <text:p>-4</text:p>
          </table:table-cell>
          <table:table-cell table:style-name="ce7" office:value-type="string" calcext:value-type="string">
            <text:p>×</text:p>
          </table:table-cell>
          <table:table-cell table:style-name="ce116" table:formula="of:=IF([.Y3]&lt;4;RANDBETWEEN(2;12);&quot;(-&quot;&amp;RANDBETWEEN(2;12)&amp;&quot;)&quot;)" office:value-type="float" office:value="12" calcext:value-type="float">
            <text:p>12</text:p>
          </table:table-cell>
          <table:table-cell table:style-name="ce10" office:value-type="string" calcext:value-type="string">
            <text:p>=</text:p>
          </table:table-cell>
          <table:table-cell table:style-name="ce4" table:formula="of:=ROUND(RAND()*CHOOSE([.Y3];10;100;1000;10;100;1000);RANDBETWEEN(1;3))" office:value-type="float" office:value="11.339" calcext:value-type="float">
            <text:p>11,339</text:p>
          </table:table-cell>
          <table:table-cell table:style-name="ce7" office:value-type="string" calcext:value-type="string">
            <text:p>÷</text:p>
          </table:table-cell>
          <table:table-cell table:style-name="ce20" table:formula="of:=CHOOSE([.Y4];&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2" office:value-type="float" office:value="169" calcext:value-type="float">
            <text:p>169</text:p>
          </table:table-cell>
          <table:table-cell table:style-name="ce48" table:formula="of:=[.E4]*(CHOOSE([.W4];0;0.01;0.001;1000;0.001;100;0.1;0.01;1000;0.1;0.001;10))&amp;&quot; &quot;&amp;[.H4]" office:value-type="string" office:string-value="0,00092 L" calcext:value-type="string">
            <text:p>0,00092 L</text:p>
          </table:table-cell>
          <table:table-cell table:style-name="ce27" table:formula="of:=[.I4]*[.K4]" office:value-type="float" office:value="-48" calcext:value-type="float">
            <text:p>-48</text:p>
          </table:table-cell>
          <table:table-cell table:style-name="ce48" table:formula="of:=[.M4]/[.O4]" office:value-type="float" office:value="0.011339" calcext:value-type="float">
            <text:p>0,011339</text:p>
          </table:table-cell>
          <table:table-cell/>
          <table:table-cell table:formula="of:=RANK([.X4];[.X1:.X10])+2" office:value-type="float" office:value="5" calcext:value-type="float">
            <text:p>5</text:p>
          </table:table-cell>
          <table:table-cell table:style-name="ce83" table:formula="of:=RAND()" office:value-type="float" office:value="0.796077039470819" calcext:value-type="float">
            <text:p>0,796077039470819</text:p>
          </table:table-cell>
          <table:table-cell table:formula="of:=RANK([.Z4];[.Z3:.Z8])" office:value-type="float" office:value="3" calcext:value-type="float">
            <text:p>3</text:p>
          </table:table-cell>
          <table:table-cell table:style-name="ce83" table:formula="of:=RAND()" office:value-type="float" office:value="0.874941529105792" calcext:value-type="float">
            <text:p>0,874941529105792</text:p>
          </table:table-cell>
          <table:table-cell table:number-columns-repeated="996"/>
        </table:table-row>
        <table:table-row table:style-name="ro3">
          <table:table-cell table:style-name="ce129" table:formula="of:=[.W5]+8" office:value-type="float" office:value="16" calcext:value-type="float">
            <text:p>1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972" calcext:value-type="float">
            <text:p>972</text:p>
          </table:table-cell>
          <table:table-cell table:style-name="ce40" table:formula="of:=CHOOSE([.W5];&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W5]&lt;5;&quot;m&quot;;IF(AND([.W5]&gt;4;[.W5]&lt;9);&quot;L&quot;;&quot;g&quot;))" office:value-type="string" office:string-value="L" calcext:value-type="string">
            <text:p>L</text:p>
          </table:table-cell>
          <table:table-cell table:style-name="ce4" table:formula="of:=RANDBETWEEN(2;12)*IF([.Y5]&gt;3;1;-1)" office:value-type="float" office:value="10" calcext:value-type="float">
            <text:p>10</text:p>
          </table:table-cell>
          <table:table-cell table:style-name="ce7" office:value-type="string" calcext:value-type="string">
            <text:p>×</text:p>
          </table:table-cell>
          <table:table-cell table:style-name="ce116" table:formula="of:=IF([.Y4]&lt;4;RANDBETWEEN(2;12);&quot;(-&quot;&amp;RANDBETWEEN(2;12)&amp;&quot;)&quot;)" office:value-type="float" office:value="3" calcext:value-type="float">
            <text:p>3</text:p>
          </table:table-cell>
          <table:table-cell table:style-name="ce10" office:value-type="string" calcext:value-type="string">
            <text:p>=</text:p>
          </table:table-cell>
          <table:table-cell table:style-name="ce4" table:formula="of:=ROUND(RAND()*CHOOSE([.Y4];10;100;1000;10;100;1000);RANDBETWEEN(1;3))" office:value-type="float" office:value="407.6" calcext:value-type="float">
            <text:p>407,6</text:p>
          </table:table-cell>
          <table:table-cell table:style-name="ce7" office:value-type="string" calcext:value-type="string">
            <text:p>÷</text:p>
          </table:table-cell>
          <table:table-cell table:style-name="ce20" table:formula="of:=CHOOSE([.Y5];&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5]^2" office:value-type="float" office:value="256" calcext:value-type="float">
            <text:p>256</text:p>
          </table:table-cell>
          <table:table-cell table:style-name="ce48" table:formula="of:=[.E5]*(CHOOSE([.W5];0;0.01;0.001;1000;0.001;100;0.1;0.01;1000;0.1;0.001;10))&amp;&quot; &quot;&amp;[.H5]" office:value-type="string" office:string-value="9,72 L" calcext:value-type="string">
            <text:p>9,72 L</text:p>
          </table:table-cell>
          <table:table-cell table:style-name="ce27" table:formula="of:=[.I5]*[.K5]" office:value-type="float" office:value="30" calcext:value-type="float">
            <text:p>30</text:p>
          </table:table-cell>
          <table:table-cell table:style-name="ce48" table:formula="of:=[.M5]/[.O5]" office:value-type="float" office:value="4.076" calcext:value-type="float">
            <text:p>4,076</text:p>
          </table:table-cell>
          <table:table-cell/>
          <table:table-cell table:formula="of:=RANK([.X5];[.X1:.X10])+2" office:value-type="float" office:value="8" calcext:value-type="float">
            <text:p>8</text:p>
          </table:table-cell>
          <table:table-cell table:style-name="ce83" table:formula="of:=RAND()" office:value-type="float" office:value="0.343052768512691" calcext:value-type="float">
            <text:p>0,343052768512691</text:p>
          </table:table-cell>
          <table:table-cell table:formula="of:=RANK([.Z5];[.Z3:.Z8])" office:value-type="float" office:value="5" calcext:value-type="float">
            <text:p>5</text:p>
          </table:table-cell>
          <table:table-cell table:style-name="ce83" table:formula="of:=RAND()" office:value-type="float" office:value="0.778760649193582" calcext:value-type="float">
            <text:p>0,778760649193582</text:p>
          </table:table-cell>
          <table:table-cell table:number-columns-repeated="996"/>
        </table:table-row>
        <table:table-row table:style-name="ro3">
          <table:table-cell table:style-name="ce129" table:formula="of:=[.W6]+8"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23" calcext:value-type="float">
            <text:p>0,23</text:p>
          </table:table-cell>
          <table:table-cell table:style-name="ce40" table:formula="of:=CHOOSE([.W6];&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6]&lt;5;&quot;m&quot;;IF(AND([.W6]&gt;4;[.W6]&lt;9);&quot;L&quot;;&quot;g&quot;))" office:value-type="string" office:string-value="g" calcext:value-type="string">
            <text:p>g</text:p>
          </table:table-cell>
          <table:table-cell table:style-name="ce4" table:formula="of:=RANDBETWEEN(2;12)*IF([.Y6]&gt;3;1;-1)" office:value-type="float" office:value="8" calcext:value-type="float">
            <text:p>8</text:p>
          </table:table-cell>
          <table:table-cell table:style-name="ce7" office:value-type="string" calcext:value-type="string">
            <text:p>×</text:p>
          </table:table-cell>
          <table:table-cell table:style-name="ce116" table:formula="of:=IF([.Y5]&lt;4;RANDBETWEEN(2;12);&quot;(-&quot;&amp;RANDBETWEEN(2;12)&amp;&quot;)&quot;)" office:value-type="string" office:string-value="(-2)" calcext:value-type="string">
            <text:p>(-2)</text:p>
          </table:table-cell>
          <table:table-cell table:style-name="ce10" office:value-type="string" calcext:value-type="string">
            <text:p>=</text:p>
          </table:table-cell>
          <table:table-cell table:style-name="ce4" table:formula="of:=ROUND(RAND()*CHOOSE([.Y5];10;100;1000;10;100;1000);RANDBETWEEN(1;3))" office:value-type="float" office:value="95.2" calcext:value-type="float">
            <text:p>95,2</text:p>
          </table:table-cell>
          <table:table-cell table:style-name="ce7" office:value-type="string" calcext:value-type="string">
            <text:p>÷</text:p>
          </table:table-cell>
          <table:table-cell table:style-name="ce20" table:formula="of:=CHOOSE([.Y6];&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6]^2" office:value-type="float" office:value="400" calcext:value-type="float">
            <text:p>400</text:p>
          </table:table-cell>
          <table:table-cell table:style-name="ce48" table:formula="of:=[.E6]*(CHOOSE([.W6];0;0.01;0.001;1000;0.001;100;0.1;0.01;1000;0.1;0.001;10))&amp;&quot; &quot;&amp;[.H6]" office:value-type="string" office:string-value="2,3 g" calcext:value-type="string">
            <text:p>2,3 g</text:p>
          </table:table-cell>
          <table:table-cell table:style-name="ce27" table:formula="of:=[.I6]*[.K6]" office:value-type="string" office:string-value="" calcext:value-type="error">
            <text:p>#VALEUR !</text:p>
          </table:table-cell>
          <table:table-cell table:style-name="ce48" table:formula="of:=[.M6]/[.O6]" office:value-type="float" office:value="0.0952" calcext:value-type="float">
            <text:p>0,0952</text:p>
          </table:table-cell>
          <table:table-cell/>
          <table:table-cell table:formula="of:=RANK([.X6];[.X1:.X10])+2" office:value-type="float" office:value="12" calcext:value-type="float">
            <text:p>12</text:p>
          </table:table-cell>
          <table:table-cell table:style-name="ce83" table:formula="of:=RAND()" office:value-type="float" office:value="0.110057807271933" calcext:value-type="float">
            <text:p>0,110057807271933</text:p>
          </table:table-cell>
          <table:table-cell table:formula="of:=RANK([.Z6];[.Z3:.Z8])" office:value-type="float" office:value="6" calcext:value-type="float">
            <text:p>6</text:p>
          </table:table-cell>
          <table:table-cell table:style-name="ce83" table:formula="of:=RAND()" office:value-type="float" office:value="0.247483553229532" calcext:value-type="float">
            <text:p>0,247483553229532</text:p>
          </table:table-cell>
          <table:table-cell table:number-columns-repeated="996"/>
        </table:table-row>
        <table:table-row table:style-name="ro3">
          <table:table-cell table:style-name="ce129" table:formula="of:=[.W7]+8"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28.6" calcext:value-type="float">
            <text:p>28,6</text:p>
          </table:table-cell>
          <table:table-cell table:style-name="ce40" table:formula="of:=CHOOSE([.W7];&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7]&lt;5;&quot;m&quot;;IF(AND([.W7]&gt;4;[.W7]&lt;9);&quot;L&quot;;&quot;g&quot;))" office:value-type="string" office:string-value="L" calcext:value-type="string">
            <text:p>L</text:p>
          </table:table-cell>
          <table:table-cell table:style-name="ce4" table:formula="of:=RANDBETWEEN(2;12)*IF([.Y7]&gt;3;1;-1)" office:value-type="float" office:value="11" calcext:value-type="float">
            <text:p>11</text:p>
          </table:table-cell>
          <table:table-cell table:style-name="ce7" office:value-type="string" calcext:value-type="string">
            <text:p>×</text:p>
          </table:table-cell>
          <table:table-cell table:style-name="ce116" table:formula="of:=IF([.Y6]&lt;4;RANDBETWEEN(2;12);&quot;(-&quot;&amp;RANDBETWEEN(2;12)&amp;&quot;)&quot;)" office:value-type="string" office:string-value="(-10)" calcext:value-type="string">
            <text:p>(-10)</text:p>
          </table:table-cell>
          <table:table-cell table:style-name="ce10" office:value-type="string" calcext:value-type="string">
            <text:p>=</text:p>
          </table:table-cell>
          <table:table-cell table:style-name="ce4" table:formula="of:=ROUND(RAND()*CHOOSE([.Y6];10;100;1000;10;100;1000);RANDBETWEEN(1;3))" office:value-type="float" office:value="991.6" calcext:value-type="float">
            <text:p>991,6</text:p>
          </table:table-cell>
          <table:table-cell table:style-name="ce7" office:value-type="string" calcext:value-type="string">
            <text:p>÷</text:p>
          </table:table-cell>
          <table:table-cell table:style-name="ce20" table:formula="of:=CHOOSE([.Y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7]^2" office:value-type="float" office:value="225" calcext:value-type="float">
            <text:p>225</text:p>
          </table:table-cell>
          <table:table-cell table:style-name="ce48" table:formula="of:=[.E7]*(CHOOSE([.W7];0;0.01;0.001;1000;0.001;100;0.1;0.01;1000;0.1;0.001;10))&amp;&quot; &quot;&amp;[.H7]" office:value-type="string" office:string-value="2,86 L" calcext:value-type="string">
            <text:p>2,86 L</text:p>
          </table:table-cell>
          <table:table-cell table:style-name="ce27" table:formula="of:=[.I7]*[.K7]" office:value-type="string" office:string-value="" calcext:value-type="error">
            <text:p>#VALEUR !</text:p>
          </table:table-cell>
          <table:table-cell table:style-name="ce48" table:formula="of:=[.M7]/[.O7]" office:value-type="float" office:value="99.16" calcext:value-type="float">
            <text:p>99,16</text:p>
          </table:table-cell>
          <table:table-cell/>
          <table:table-cell table:formula="of:=RANK([.X7];[.X1:.X10])+2" office:value-type="float" office:value="7" calcext:value-type="float">
            <text:p>7</text:p>
          </table:table-cell>
          <table:table-cell table:style-name="ce83" table:formula="of:=RAND()" office:value-type="float" office:value="0.415903266521258" calcext:value-type="float">
            <text:p>0,415903266521258</text:p>
          </table:table-cell>
          <table:table-cell table:formula="of:=RANK([.Z7];[.Z3:.Z8])" office:value-type="float" office:value="4" calcext:value-type="float">
            <text:p>4</text:p>
          </table:table-cell>
          <table:table-cell table:style-name="ce83" table:formula="of:=RAND()" office:value-type="float" office:value="0.790870558819977" calcext:value-type="float">
            <text:p>0,790870558819977</text:p>
          </table:table-cell>
          <table:table-cell table:number-columns-repeated="996"/>
        </table:table-row>
        <table:table-row table:style-name="ro3">
          <table:table-cell table:style-name="ce129" table:formula="of:=[.W8]+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8.29" calcext:value-type="float">
            <text:p>8,29</text:p>
          </table:table-cell>
          <table:table-cell table:style-name="ce40" table:formula="of:=CHOOSE([.W8];&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8]&lt;5;&quot;m&quot;;IF(AND([.W8]&gt;4;[.W8]&lt;9);&quot;L&quot;;&quot;g&quot;))" office:value-type="string" office:string-value="m" calcext:value-type="string">
            <text:p>m</text:p>
          </table:table-cell>
          <table:table-cell table:style-name="ce4" table:formula="of:=RANDBETWEEN(2;12)*IF([.Y8]&gt;3;1;-1)" office:value-type="float" office:value="-8" calcext:value-type="float">
            <text:p>-8</text:p>
          </table:table-cell>
          <table:table-cell table:style-name="ce7" office:value-type="string" calcext:value-type="string">
            <text:p>×</text:p>
          </table:table-cell>
          <table:table-cell table:style-name="ce116" table:formula="of:=IF([.Y7]&lt;4;RANDBETWEEN(2;12);&quot;(-&quot;&amp;RANDBETWEEN(2;12)&amp;&quot;)&quot;)" office:value-type="string" office:string-value="(-9)" calcext:value-type="string">
            <text:p>(-9)</text:p>
          </table:table-cell>
          <table:table-cell table:style-name="ce10" office:value-type="string" calcext:value-type="string">
            <text:p>=</text:p>
          </table:table-cell>
          <table:table-cell table:style-name="ce4" table:formula="of:=ROUND(RAND()*CHOOSE([.Y7];10;100;1000;10;100;1000);RANDBETWEEN(1;3))" office:value-type="float" office:value="3.4" calcext:value-type="float">
            <text:p>3,4</text:p>
          </table:table-cell>
          <table:table-cell table:style-name="ce7" office:value-type="string" calcext:value-type="string">
            <text:p>÷</text:p>
          </table:table-cell>
          <table:table-cell table:style-name="ce20" table:formula="of:=CHOOSE([.Y8];&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8]^2" office:value-type="float" office:value="144" calcext:value-type="float">
            <text:p>144</text:p>
          </table:table-cell>
          <table:table-cell table:style-name="ce48" table:formula="of:=[.E8]*(CHOOSE([.W8];0;0.01;0.001;1000;0.001;100;0.1;0.01;1000;0.1;0.001;10))&amp;&quot; &quot;&amp;[.H8]" office:value-type="string" office:string-value="8290 m" calcext:value-type="string">
            <text:p>8290 m</text:p>
          </table:table-cell>
          <table:table-cell table:style-name="ce27" table:formula="of:=[.I8]*[.K8]" office:value-type="string" office:string-value="" calcext:value-type="error">
            <text:p>#VALEUR !</text:p>
          </table:table-cell>
          <table:table-cell table:style-name="ce48" table:formula="of:=[.M8]/[.O8]" office:value-type="float" office:value="0.34" calcext:value-type="float">
            <text:p>0,34</text:p>
          </table:table-cell>
          <table:table-cell/>
          <table:table-cell table:formula="of:=RANK([.X8];[.X1:.X10])+2" office:value-type="float" office:value="4" calcext:value-type="float">
            <text:p>4</text:p>
          </table:table-cell>
          <table:table-cell table:style-name="ce83" table:formula="of:=RAND()" office:value-type="float" office:value="0.86755405486764" calcext:value-type="float">
            <text:p>0,86755405486764</text:p>
          </table:table-cell>
          <table:table-cell table:formula="of:=RANK([.Z8];[.Z3:.Z8])" office:value-type="float" office:value="1" calcext:value-type="float">
            <text:p>1</text:p>
          </table:table-cell>
          <table:table-cell table:style-name="ce83" table:formula="of:=RAND()" office:value-type="float" office:value="0.983563979190591" calcext:value-type="float">
            <text:p>0,98356397919059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3" calcext:value-type="float">
            <text:p>3</text:p>
          </table:table-cell>
          <table:table-cell table:style-name="ce83" table:formula="of:=RAND()" office:value-type="float" office:value="0.912565243164862" calcext:value-type="float">
            <text:p>0,912565243164862</text:p>
          </table:table-cell>
          <table:table-cell table:number-columns-repeated="998"/>
        </table:table-row>
        <table:table-row table:style-name="ro4">
          <table:table-cell table:number-columns-repeated="22"/>
          <table:table-cell table:formula="of:=RANK([.X10];[.X1:.X10])+2" office:value-type="float" office:value="11" calcext:value-type="float">
            <text:p>11</text:p>
          </table:table-cell>
          <table:table-cell table:style-name="ce83" table:formula="of:=RAND()" office:value-type="float" office:value="0.151918849539154" calcext:value-type="float">
            <text:p>0,151918849539154</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5" calcext:value-type="float">
            <text:p>5</text:p>
          </table:table-cell>
          <table:table-cell table:style-name="ce83" table:formula="of:=RAND()" office:value-type="float" office:value="0.673783713494028" calcext:value-type="float">
            <text:p>0,673783713494028</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672" calcext:value-type="string">
            <text:p>v3672</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13];[.X12:.X21])+2" office:value-type="float" office:value="10" calcext:value-type="float">
            <text:p>10</text:p>
          </table:table-cell>
          <table:table-cell table:style-name="ce83" table:formula="of:=RAND()" office:value-type="float" office:value="0.205546171469435" calcext:value-type="float">
            <text:p>0,205546171469435</text:p>
          </table:table-cell>
          <table:table-cell table:number-columns-repeated="998"/>
        </table:table-row>
        <table:table-row table:style-name="ro3">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3672" calcext:value-type="string">
            <text:p>v3672</text:p>
          </table:table-cell>
          <table:table-cell table:style-name="ce83"/>
          <table:table-cell table:formula="of:=RANK([.X14];[.X12:.X21])+2" office:value-type="float" office:value="8" calcext:value-type="float">
            <text:p>8</text:p>
          </table:table-cell>
          <table:table-cell table:style-name="ce83" table:formula="of:=RAND()" office:value-type="float" office:value="0.481507219819205" calcext:value-type="float">
            <text:p>0,481507219819205</text:p>
          </table:table-cell>
          <table:table-cell table:style-name="ce83" table:formula="of:=RANK([.Z14];[.Z14:.Z19])" office:value-type="float" office:value="2" calcext:value-type="float">
            <text:p>2</text:p>
          </table:table-cell>
          <table:table-cell table:style-name="ce83" table:formula="of:=RAND()" office:value-type="float" office:value="0.833104204539382" calcext:value-type="float">
            <text:p>0,833104204539382</text:p>
          </table:table-cell>
          <table:table-cell table:number-columns-repeated="996"/>
        </table:table-row>
        <table:table-row table:style-name="ro3">
          <table:table-cell table:style-name="ce129" table:formula="of:=[.W15]+8"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15];&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15]&lt;5;&quot;m&quot;;IF(AND([.W15]&gt;4;[.W15]&lt;9);&quot;L&quot;;&quot;g&quot;))" office:value-type="string" office:string-value="L" calcext:value-type="string">
            <text:p>L</text:p>
          </table:table-cell>
          <table:table-cell table:style-name="ce4" table:formula="of:=RANDBETWEEN(2;12)*IF([.Y15]&gt;3;1;-1)" office:value-type="float" office:value="6" calcext:value-type="float">
            <text:p>6</text:p>
          </table:table-cell>
          <table:table-cell table:style-name="ce7" office:value-type="string" calcext:value-type="string">
            <text:p>×</text:p>
          </table:table-cell>
          <table:table-cell table:style-name="ce116" table:formula="of:=IF([.Y14]&lt;4;RANDBETWEEN(2;12);&quot;(-&quot;&amp;RANDBETWEEN(2;12)&amp;&quot;)&quot;)" office:value-type="float" office:value="7" calcext:value-type="float">
            <text:p>7</text:p>
          </table:table-cell>
          <table:table-cell table:style-name="ce10" office:value-type="string" calcext:value-type="string">
            <text:p>=</text:p>
          </table:table-cell>
          <table:table-cell table:style-name="ce4" table:formula="of:=ROUND(RAND()*CHOOSE([.Y14];10;100;1000;10;100;1000);RANDBETWEEN(1;3))" office:value-type="float" office:value="20.5" calcext:value-type="float">
            <text:p>20,5</text:p>
          </table:table-cell>
          <table:table-cell table:style-name="ce7" office:value-type="string" calcext:value-type="string">
            <text:p>÷</text:p>
          </table:table-cell>
          <table:table-cell table:style-name="ce20" table:formula="of:=CHOOSE([.Y15];&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2" office:value-type="float" office:value="225" calcext:value-type="float">
            <text:p>225</text:p>
          </table:table-cell>
          <table:table-cell table:style-name="ce48" table:formula="of:=[.E15]*(CHOOSE([.W15];0;0.01;0.001;1000;0.001;100;0.1;0.01;1000;0.1;0.001;10))&amp;&quot; &quot;&amp;[.H15]" office:value-type="string" office:string-value="10 L" calcext:value-type="string">
            <text:p>10 L</text:p>
          </table:table-cell>
          <table:table-cell table:style-name="ce27" table:formula="of:=[.I15]*[.K15]" office:value-type="float" office:value="42" calcext:value-type="float">
            <text:p>42</text:p>
          </table:table-cell>
          <table:table-cell table:style-name="ce48" table:formula="of:=[.M15]/[.O15]" office:value-type="float" office:value="0.0205" calcext:value-type="float">
            <text:p>0,0205</text:p>
          </table:table-cell>
          <table:table-cell/>
          <table:table-cell table:formula="of:=RANK([.X15];[.X12:.X21])+2" office:value-type="float" office:value="7" calcext:value-type="float">
            <text:p>7</text:p>
          </table:table-cell>
          <table:table-cell table:style-name="ce83" table:formula="of:=RAND()" office:value-type="float" office:value="0.548527329163427" calcext:value-type="float">
            <text:p>0,548527329163427</text:p>
          </table:table-cell>
          <table:table-cell table:formula="of:=RANK([.Z15];[.Z14:.Z19])" office:value-type="float" office:value="6" calcext:value-type="float">
            <text:p>6</text:p>
          </table:table-cell>
          <table:table-cell table:style-name="ce83" table:formula="of:=RAND()" office:value-type="float" office:value="0.135735249587651" calcext:value-type="float">
            <text:p>0,135735249587651</text:p>
          </table:table-cell>
          <table:table-cell table:number-columns-repeated="996"/>
        </table:table-row>
        <table:table-row table:style-name="ro3">
          <table:table-cell table:style-name="ce129" table:formula="of:=[.W16]+8"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05" calcext:value-type="float">
            <text:p>4,05</text:p>
          </table:table-cell>
          <table:table-cell table:style-name="ce40" table:formula="of:=CHOOSE([.W16];&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16]&lt;5;&quot;m&quot;;IF(AND([.W16]&gt;4;[.W16]&lt;9);&quot;L&quot;;&quot;g&quot;))" office:value-type="string" office:string-value="m" calcext:value-type="string">
            <text:p>m</text:p>
          </table:table-cell>
          <table:table-cell table:style-name="ce4" table:formula="of:=RANDBETWEEN(2;12)*IF([.Y16]&gt;3;1;-1)" office:value-type="float" office:value="-9" calcext:value-type="float">
            <text:p>-9</text:p>
          </table:table-cell>
          <table:table-cell table:style-name="ce7" office:value-type="string" calcext:value-type="string">
            <text:p>×</text:p>
          </table:table-cell>
          <table:table-cell table:style-name="ce116" table:formula="of:=IF([.Y15]&lt;4;RANDBETWEEN(2;12);&quot;(-&quot;&amp;RANDBETWEEN(2;12)&amp;&quot;)&quot;)" office:value-type="string" office:string-value="(-8)" calcext:value-type="string">
            <text:p>(-8)</text:p>
          </table:table-cell>
          <table:table-cell table:style-name="ce10" office:value-type="string" calcext:value-type="string">
            <text:p>=</text:p>
          </table:table-cell>
          <table:table-cell table:style-name="ce4" table:formula="of:=ROUND(RAND()*CHOOSE([.Y15];10;100;1000;10;100;1000);RANDBETWEEN(1;3))" office:value-type="float" office:value="829.41" calcext:value-type="float">
            <text:p>829,41</text:p>
          </table:table-cell>
          <table:table-cell table:style-name="ce7" office:value-type="string" calcext:value-type="string">
            <text:p>÷</text:p>
          </table:table-cell>
          <table:table-cell table:style-name="ce20" table:formula="of:=CHOOSE([.Y16];&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6]^2" office:value-type="float" office:value="121" calcext:value-type="float">
            <text:p>121</text:p>
          </table:table-cell>
          <table:table-cell table:style-name="ce48" table:formula="of:=[.E16]*(CHOOSE([.W16];0;0.01;0.001;1000;0.001;100;0.1;0.01;1000;0.1;0.001;10))&amp;&quot; &quot;&amp;[.H16]" office:value-type="string" office:string-value="0,00405 m" calcext:value-type="string">
            <text:p>0,00405 m</text:p>
          </table:table-cell>
          <table:table-cell table:style-name="ce27" table:formula="of:=[.I16]*[.K16]" office:value-type="string" office:string-value="" calcext:value-type="error">
            <text:p>#VALEUR !</text:p>
          </table:table-cell>
          <table:table-cell table:style-name="ce48" table:formula="of:=[.M16]/[.O16]" office:value-type="float" office:value="0.82941" calcext:value-type="float">
            <text:p>0,82941</text:p>
          </table:table-cell>
          <table:table-cell/>
          <table:table-cell table:formula="of:=RANK([.X16];[.X12:.X21])+2" office:value-type="float" office:value="3" calcext:value-type="float">
            <text:p>3</text:p>
          </table:table-cell>
          <table:table-cell table:style-name="ce83" table:formula="of:=RAND()" office:value-type="float" office:value="0.857711299743364" calcext:value-type="float">
            <text:p>0,857711299743364</text:p>
          </table:table-cell>
          <table:table-cell table:formula="of:=RANK([.Z16];[.Z14:.Z19])" office:value-type="float" office:value="3" calcext:value-type="float">
            <text:p>3</text:p>
          </table:table-cell>
          <table:table-cell table:style-name="ce83" table:formula="of:=RAND()" office:value-type="float" office:value="0.640921629721219" calcext:value-type="float">
            <text:p>0,640921629721219</text:p>
          </table:table-cell>
          <table:table-cell table:number-columns-repeated="996"/>
        </table:table-row>
        <table:table-row table:style-name="ro3">
          <table:table-cell table:style-name="ce129" table:formula="of:=[.W17]+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503" calcext:value-type="float">
            <text:p>503</text:p>
          </table:table-cell>
          <table:table-cell table:style-name="ce40" table:formula="of:=CHOOSE([.W17];&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17]&lt;5;&quot;m&quot;;IF(AND([.W17]&gt;4;[.W17]&lt;9);&quot;L&quot;;&quot;g&quot;))" office:value-type="string" office:string-value="m" calcext:value-type="string">
            <text:p>m</text:p>
          </table:table-cell>
          <table:table-cell table:style-name="ce4" table:formula="of:=RANDBETWEEN(2;12)*IF([.Y17]&gt;3;1;-1)" office:value-type="float" office:value="6" calcext:value-type="float">
            <text:p>6</text:p>
          </table:table-cell>
          <table:table-cell table:style-name="ce7" office:value-type="string" calcext:value-type="string">
            <text:p>×</text:p>
          </table:table-cell>
          <table:table-cell table:style-name="ce116" table:formula="of:=IF([.Y16]&lt;4;RANDBETWEEN(2;12);&quot;(-&quot;&amp;RANDBETWEEN(2;12)&amp;&quot;)&quot;)" office:value-type="float" office:value="9" calcext:value-type="float">
            <text:p>9</text:p>
          </table:table-cell>
          <table:table-cell table:style-name="ce10" office:value-type="string" calcext:value-type="string">
            <text:p>=</text:p>
          </table:table-cell>
          <table:table-cell table:style-name="ce4" table:formula="of:=ROUND(RAND()*CHOOSE([.Y16];10;100;1000;10;100;1000);RANDBETWEEN(1;3))" office:value-type="float" office:value="44.879" calcext:value-type="float">
            <text:p>44,879</text:p>
          </table:table-cell>
          <table:table-cell table:style-name="ce7" office:value-type="string" calcext:value-type="string">
            <text:p>÷</text:p>
          </table:table-cell>
          <table:table-cell table:style-name="ce20" table:formula="of:=CHOOSE([.Y17];&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17]^2" office:value-type="float" office:value="144" calcext:value-type="float">
            <text:p>144</text:p>
          </table:table-cell>
          <table:table-cell table:style-name="ce48" table:formula="of:=[.E17]*(CHOOSE([.W17];0;0.01;0.001;1000;0.001;100;0.1;0.01;1000;0.1;0.001;10))&amp;&quot; &quot;&amp;[.H17]" office:value-type="string" office:string-value="503000 m" calcext:value-type="string">
            <text:p>503000 m</text:p>
          </table:table-cell>
          <table:table-cell table:style-name="ce27" table:formula="of:=[.I17]*[.K17]" office:value-type="float" office:value="54" calcext:value-type="float">
            <text:p>54</text:p>
          </table:table-cell>
          <table:table-cell table:style-name="ce48" table:formula="of:=[.M17]/[.O17]" office:value-type="float" office:value="0.44879" calcext:value-type="float">
            <text:p>0,44879</text:p>
          </table:table-cell>
          <table:table-cell/>
          <table:table-cell table:formula="of:=RANK([.X17];[.X12:.X21])+2" office:value-type="float" office:value="4" calcext:value-type="float">
            <text:p>4</text:p>
          </table:table-cell>
          <table:table-cell table:style-name="ce83" table:formula="of:=RAND()" office:value-type="float" office:value="0.825077152072215" calcext:value-type="float">
            <text:p>0,825077152072215</text:p>
          </table:table-cell>
          <table:table-cell table:formula="of:=RANK([.Z17];[.Z14:.Z19])" office:value-type="float" office:value="5" calcext:value-type="float">
            <text:p>5</text:p>
          </table:table-cell>
          <table:table-cell table:style-name="ce83" table:formula="of:=RAND()" office:value-type="float" office:value="0.247482603831173" calcext:value-type="float">
            <text:p>0,247482603831173</text:p>
          </table:table-cell>
          <table:table-cell table:number-columns-repeated="996"/>
        </table:table-row>
        <table:table-row table:style-name="ro3">
          <table:table-cell table:style-name="ce129" table:formula="of:=[.W18]+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240" calcext:value-type="float">
            <text:p>240</text:p>
          </table:table-cell>
          <table:table-cell table:style-name="ce40" table:formula="of:=CHOOSE([.W18];&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18]&lt;5;&quot;m&quot;;IF(AND([.W18]&gt;4;[.W18]&lt;9);&quot;L&quot;;&quot;g&quot;))" office:value-type="string" office:string-value="g" calcext:value-type="string">
            <text:p>g</text:p>
          </table:table-cell>
          <table:table-cell table:style-name="ce4" table:formula="of:=RANDBETWEEN(2;12)*IF([.Y18]&gt;3;1;-1)" office:value-type="float" office:value="6" calcext:value-type="float">
            <text:p>6</text:p>
          </table:table-cell>
          <table:table-cell table:style-name="ce7" office:value-type="string" calcext:value-type="string">
            <text:p>×</text:p>
          </table:table-cell>
          <table:table-cell table:style-name="ce116" table:formula="of:=IF([.Y17]&lt;4;RANDBETWEEN(2;12);&quot;(-&quot;&amp;RANDBETWEEN(2;12)&amp;&quot;)&quot;)" office:value-type="string" office:string-value="(-8)" calcext:value-type="string">
            <text:p>(-8)</text:p>
          </table:table-cell>
          <table:table-cell table:style-name="ce10" office:value-type="string" calcext:value-type="string">
            <text:p>=</text:p>
          </table:table-cell>
          <table:table-cell table:style-name="ce4" table:formula="of:=ROUND(RAND()*CHOOSE([.Y17];10;100;1000;10;100;1000);RANDBETWEEN(1;3))" office:value-type="float" office:value="62.35" calcext:value-type="float">
            <text:p>62,35</text:p>
          </table:table-cell>
          <table:table-cell table:style-name="ce7" office:value-type="string" calcext:value-type="string">
            <text:p>÷</text:p>
          </table:table-cell>
          <table:table-cell table:style-name="ce20" table:formula="of:=CHOOSE([.Y18];&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8]^2" office:value-type="float" office:value="289" calcext:value-type="float">
            <text:p>289</text:p>
          </table:table-cell>
          <table:table-cell table:style-name="ce48" table:formula="of:=[.E18]*(CHOOSE([.W18];0;0.01;0.001;1000;0.001;100;0.1;0.01;1000;0.1;0.001;10))&amp;&quot; &quot;&amp;[.H18]" office:value-type="string" office:string-value="240000 g" calcext:value-type="string">
            <text:p>240000 g</text:p>
          </table:table-cell>
          <table:table-cell table:style-name="ce27" table:formula="of:=[.I18]*[.K18]" office:value-type="string" office:string-value="" calcext:value-type="error">
            <text:p>#VALEUR !</text:p>
          </table:table-cell>
          <table:table-cell table:style-name="ce48" table:formula="of:=[.M18]/[.O18]" office:value-type="float" office:value="6.235" calcext:value-type="float">
            <text:p>6,235</text:p>
          </table:table-cell>
          <table:table-cell/>
          <table:table-cell table:formula="of:=RANK([.X18];[.X12:.X21])+2" office:value-type="float" office:value="9" calcext:value-type="float">
            <text:p>9</text:p>
          </table:table-cell>
          <table:table-cell table:style-name="ce83" table:formula="of:=RAND()" office:value-type="float" office:value="0.368150523362781" calcext:value-type="float">
            <text:p>0,368150523362781</text:p>
          </table:table-cell>
          <table:table-cell table:formula="of:=RANK([.Z18];[.Z14:.Z19])" office:value-type="float" office:value="4" calcext:value-type="float">
            <text:p>4</text:p>
          </table:table-cell>
          <table:table-cell table:style-name="ce83" table:formula="of:=RAND()" office:value-type="float" office:value="0.411974507654575" calcext:value-type="float">
            <text:p>0,411974507654575</text:p>
          </table:table-cell>
          <table:table-cell table:number-columns-repeated="996"/>
        </table:table-row>
        <table:table-row table:style-name="ro3">
          <table:table-cell table:style-name="ce129" table:formula="of:=[.W19]+8" office:value-type="float" office:value="14" calcext:value-type="float">
            <text:p>1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8.9" calcext:value-type="float">
            <text:p>8,9</text:p>
          </table:table-cell>
          <table:table-cell table:style-name="ce40" table:formula="of:=CHOOSE([.W19];&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19]&lt;5;&quot;m&quot;;IF(AND([.W19]&gt;4;[.W19]&lt;9);&quot;L&quot;;&quot;g&quot;))" office:value-type="string" office:string-value="L" calcext:value-type="string">
            <text:p>L</text:p>
          </table:table-cell>
          <table:table-cell table:style-name="ce4" table:formula="of:=RANDBETWEEN(2;12)*IF([.Y19]&gt;3;1;-1)" office:value-type="float" office:value="-8" calcext:value-type="float">
            <text:p>-8</text:p>
          </table:table-cell>
          <table:table-cell table:style-name="ce7" office:value-type="string" calcext:value-type="string">
            <text:p>×</text:p>
          </table:table-cell>
          <table:table-cell table:style-name="ce116" table:formula="of:=IF([.Y18]&lt;4;RANDBETWEEN(2;12);&quot;(-&quot;&amp;RANDBETWEEN(2;12)&amp;&quot;)&quot;)" office:value-type="string" office:string-value="(-10)" calcext:value-type="string">
            <text:p>(-10)</text:p>
          </table:table-cell>
          <table:table-cell table:style-name="ce10" office:value-type="string" calcext:value-type="string">
            <text:p>=</text:p>
          </table:table-cell>
          <table:table-cell table:style-name="ce4" table:formula="of:=ROUND(RAND()*CHOOSE([.Y18];10;100;1000;10;100;1000);RANDBETWEEN(1;3))" office:value-type="float" office:value="7.84" calcext:value-type="float">
            <text:p>7,84</text:p>
          </table:table-cell>
          <table:table-cell table:style-name="ce7" office:value-type="string" calcext:value-type="string">
            <text:p>÷</text:p>
          </table:table-cell>
          <table:table-cell table:style-name="ce20" table:formula="of:=CHOOSE([.Y19];&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9]^2" office:value-type="float" office:value="196" calcext:value-type="float">
            <text:p>196</text:p>
          </table:table-cell>
          <table:table-cell table:style-name="ce48" table:formula="of:=[.E19]*(CHOOSE([.W19];0;0.01;0.001;1000;0.001;100;0.1;0.01;1000;0.1;0.001;10))&amp;&quot; &quot;&amp;[.H19]" office:value-type="string" office:string-value="890 L" calcext:value-type="string">
            <text:p>890 L</text:p>
          </table:table-cell>
          <table:table-cell table:style-name="ce27" table:formula="of:=[.I19]*[.K19]" office:value-type="string" office:string-value="" calcext:value-type="error">
            <text:p>#VALEUR !</text:p>
          </table:table-cell>
          <table:table-cell table:style-name="ce48" table:formula="of:=[.M19]/[.O19]" office:value-type="float" office:value="0.784" calcext:value-type="float">
            <text:p>0,784</text:p>
          </table:table-cell>
          <table:table-cell/>
          <table:table-cell table:formula="of:=RANK([.X19];[.X12:.X21])+2" office:value-type="float" office:value="6" calcext:value-type="float">
            <text:p>6</text:p>
          </table:table-cell>
          <table:table-cell table:style-name="ce83" table:formula="of:=RAND()" office:value-type="float" office:value="0.658916255360334" calcext:value-type="float">
            <text:p>0,658916255360334</text:p>
          </table:table-cell>
          <table:table-cell table:formula="of:=RANK([.Z19];[.Z14:.Z19])" office:value-type="float" office:value="1" calcext:value-type="float">
            <text:p>1</text:p>
          </table:table-cell>
          <table:table-cell table:style-name="ce83" table:formula="of:=RAND()" office:value-type="float" office:value="0.951749722557882" calcext:value-type="float">
            <text:p>0,951749722557882</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2" calcext:value-type="float">
            <text:p>12</text:p>
          </table:table-cell>
          <table:table-cell table:style-name="ce83" table:formula="of:=RAND()" office:value-type="float" office:value="0.0171863177139245" calcext:value-type="float">
            <text:p>0,0171863177139245</text:p>
          </table:table-cell>
          <table:table-cell table:number-columns-repeated="998"/>
        </table:table-row>
        <table:table-row table:style-name="ro4">
          <table:table-cell table:number-columns-repeated="22"/>
          <table:table-cell table:formula="of:=RANK([.X21];[.X12:.X21])+2" office:value-type="float" office:value="11" calcext:value-type="float">
            <text:p>11</text:p>
          </table:table-cell>
          <table:table-cell table:style-name="ce83" table:formula="of:=RAND()" office:value-type="float" office:value="0.124807088276745" calcext:value-type="float">
            <text:p>0,124807088276745</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5" calcext:value-type="float">
            <text:p>5</text:p>
          </table:table-cell>
          <table:table-cell table:style-name="ce83" table:formula="of:=RAND()" office:value-type="float" office:value="0.880921712720535" calcext:value-type="float">
            <text:p>0,88092171272053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672" calcext:value-type="string">
            <text:p>v3672</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24];[.X23:.X32])+2" office:value-type="float" office:value="6" calcext:value-type="float">
            <text:p>6</text:p>
          </table:table-cell>
          <table:table-cell table:style-name="ce83" table:formula="of:=RAND()" office:value-type="float" office:value="0.828409243910583" calcext:value-type="float">
            <text:p>0,828409243910583</text:p>
          </table:table-cell>
          <table:table-cell table:number-columns-repeated="998"/>
        </table:table-row>
        <table:table-row table:style-name="ro3">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3672" calcext:value-type="string">
            <text:p>v3672</text:p>
          </table:table-cell>
          <table:table-cell table:style-name="ce83"/>
          <table:table-cell table:formula="of:=RANK([.X25];[.X23:.X32])+2" office:value-type="float" office:value="7" calcext:value-type="float">
            <text:p>7</text:p>
          </table:table-cell>
          <table:table-cell table:style-name="ce83" table:formula="of:=RAND()" office:value-type="float" office:value="0.51066280817595" calcext:value-type="float">
            <text:p>0,51066280817595</text:p>
          </table:table-cell>
          <table:table-cell table:style-name="ce83" table:formula="of:=RANK([.Z25];[.Z25:.Z30])" office:value-type="float" office:value="4" calcext:value-type="float">
            <text:p>4</text:p>
          </table:table-cell>
          <table:table-cell table:style-name="ce83" table:formula="of:=RAND()" office:value-type="float" office:value="0.359853176358799" calcext:value-type="float">
            <text:p>0,359853176358799</text:p>
          </table:table-cell>
          <table:table-cell table:number-columns-repeated="996"/>
        </table:table-row>
        <table:table-row table:style-name="ro3">
          <table:table-cell table:style-name="ce129" table:formula="of:=[.W26]+8" office:value-type="float" office:value="19" calcext:value-type="float">
            <text:p>1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00" calcext:value-type="float">
            <text:p>700</text:p>
          </table:table-cell>
          <table:table-cell table:style-name="ce40" table:formula="of:=CHOOSE([.W26];&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W26]&lt;5;&quot;m&quot;;IF(AND([.W26]&gt;4;[.W26]&lt;9);&quot;L&quot;;&quot;g&quot;))" office:value-type="string" office:string-value="g" calcext:value-type="string">
            <text:p>g</text:p>
          </table:table-cell>
          <table:table-cell table:style-name="ce4" table:formula="of:=RANDBETWEEN(2;12)*IF([.Y26]&gt;3;1;-1)" office:value-type="float" office:value="5" calcext:value-type="float">
            <text:p>5</text:p>
          </table:table-cell>
          <table:table-cell table:style-name="ce7" office:value-type="string" calcext:value-type="string">
            <text:p>×</text:p>
          </table:table-cell>
          <table:table-cell table:style-name="ce116" table:formula="of:=IF([.Y25]&lt;4;RANDBETWEEN(2;12);&quot;(-&quot;&amp;RANDBETWEEN(2;12)&amp;&quot;)&quot;)" office:value-type="string" office:string-value="(-9)" calcext:value-type="string">
            <text:p>(-9)</text:p>
          </table:table-cell>
          <table:table-cell table:style-name="ce10" office:value-type="string" calcext:value-type="string">
            <text:p>=</text:p>
          </table:table-cell>
          <table:table-cell table:style-name="ce4" table:formula="of:=ROUND(RAND()*CHOOSE([.Y25];10;100;1000;10;100;1000);RANDBETWEEN(1;3))" office:value-type="float" office:value="2.2" calcext:value-type="float">
            <text:p>2,2</text:p>
          </table:table-cell>
          <table:table-cell table:style-name="ce7" office:value-type="string" calcext:value-type="string">
            <text:p>÷</text:p>
          </table:table-cell>
          <table:table-cell table:style-name="ce20" table:formula="of:=CHOOSE([.Y26];&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6]^2" office:value-type="float" office:value="361" calcext:value-type="float">
            <text:p>361</text:p>
          </table:table-cell>
          <table:table-cell table:style-name="ce48" table:formula="of:=[.E26]*(CHOOSE([.W26];0;0.01;0.001;1000;0.001;100;0.1;0.01;1000;0.1;0.001;10))&amp;&quot; &quot;&amp;[.H26]" office:value-type="string" office:string-value="0,7 g" calcext:value-type="string">
            <text:p>0,7 g</text:p>
          </table:table-cell>
          <table:table-cell table:style-name="ce27" table:formula="of:=[.I26]*[.K26]" office:value-type="string" office:string-value="" calcext:value-type="error">
            <text:p>#VALEUR !</text:p>
          </table:table-cell>
          <table:table-cell table:style-name="ce48" table:formula="of:=[.M26]/[.O26]" office:value-type="float" office:value="0.022" calcext:value-type="float">
            <text:p>0,022</text:p>
          </table:table-cell>
          <table:table-cell/>
          <table:table-cell table:formula="of:=RANK([.X26];[.X23:.X32])+2" office:value-type="float" office:value="11" calcext:value-type="float">
            <text:p>11</text:p>
          </table:table-cell>
          <table:table-cell table:style-name="ce83" table:formula="of:=RAND()" office:value-type="float" office:value="0.0224991393632867" calcext:value-type="float">
            <text:p>0,0224991393632867</text:p>
          </table:table-cell>
          <table:table-cell table:formula="of:=RANK([.Z26];[.Z25:.Z30])" office:value-type="float" office:value="5" calcext:value-type="float">
            <text:p>5</text:p>
          </table:table-cell>
          <table:table-cell table:style-name="ce83" table:formula="of:=RAND()" office:value-type="float" office:value="0.12992707437281" calcext:value-type="float">
            <text:p>0,12992707437281</text:p>
          </table:table-cell>
          <table:table-cell table:number-columns-repeated="996"/>
        </table:table-row>
        <table:table-row table:style-name="ro3">
          <table:table-cell table:style-name="ce129" table:formula="of:=[.W27]+8"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1" calcext:value-type="float">
            <text:p>0,1</text:p>
          </table:table-cell>
          <table:table-cell table:style-name="ce40" table:formula="of:=CHOOSE([.W27];&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W27]&lt;5;&quot;m&quot;;IF(AND([.W27]&gt;4;[.W27]&lt;9);&quot;L&quot;;&quot;g&quot;))" office:value-type="string" office:string-value="g" calcext:value-type="string">
            <text:p>g</text:p>
          </table:table-cell>
          <table:table-cell table:style-name="ce4" table:formula="of:=RANDBETWEEN(2;12)*IF([.Y27]&gt;3;1;-1)" office:value-type="float" office:value="-9" calcext:value-type="float">
            <text:p>-9</text:p>
          </table:table-cell>
          <table:table-cell table:style-name="ce7" office:value-type="string" calcext:value-type="string">
            <text:p>×</text:p>
          </table:table-cell>
          <table:table-cell table:style-name="ce116" table:formula="of:=IF([.Y26]&lt;4;RANDBETWEEN(2;12);&quot;(-&quot;&amp;RANDBETWEEN(2;12)&amp;&quot;)&quot;)" office:value-type="string" office:string-value="(-5)" calcext:value-type="string">
            <text:p>(-5)</text:p>
          </table:table-cell>
          <table:table-cell table:style-name="ce10" office:value-type="string" calcext:value-type="string">
            <text:p>=</text:p>
          </table:table-cell>
          <table:table-cell table:style-name="ce4" table:formula="of:=ROUND(RAND()*CHOOSE([.Y26];10;100;1000;10;100;1000);RANDBETWEEN(1;3))" office:value-type="float" office:value="32.6" calcext:value-type="float">
            <text:p>32,6</text:p>
          </table:table-cell>
          <table:table-cell table:style-name="ce7" office:value-type="string" calcext:value-type="string">
            <text:p>÷</text:p>
          </table:table-cell>
          <table:table-cell table:style-name="ce20" table:formula="of:=CHOOSE([.Y2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7]^2" office:value-type="float" office:value="400" calcext:value-type="float">
            <text:p>400</text:p>
          </table:table-cell>
          <table:table-cell table:style-name="ce48" table:formula="of:=[.E27]*(CHOOSE([.W27];0;0.01;0.001;1000;0.001;100;0.1;0.01;1000;0.1;0.001;10))&amp;&quot; &quot;&amp;[.H27]" office:value-type="string" office:string-value="1 g" calcext:value-type="string">
            <text:p>1 g</text:p>
          </table:table-cell>
          <table:table-cell table:style-name="ce27" table:formula="of:=[.I27]*[.K27]" office:value-type="string" office:string-value="" calcext:value-type="error">
            <text:p>#VALEUR !</text:p>
          </table:table-cell>
          <table:table-cell table:style-name="ce48" table:formula="of:=[.M27]/[.O27]" office:value-type="float" office:value="3.26" calcext:value-type="float">
            <text:p>3,26</text:p>
          </table:table-cell>
          <table:table-cell/>
          <table:table-cell table:formula="of:=RANK([.X27];[.X23:.X32])+2" office:value-type="float" office:value="12" calcext:value-type="float">
            <text:p>12</text:p>
          </table:table-cell>
          <table:table-cell table:style-name="ce83" table:formula="of:=RAND()" office:value-type="float" office:value="0.00623854704734972" calcext:value-type="float">
            <text:p>0,00623854704734972</text:p>
          </table:table-cell>
          <table:table-cell table:formula="of:=RANK([.Z27];[.Z25:.Z30])" office:value-type="float" office:value="1" calcext:value-type="float">
            <text:p>1</text:p>
          </table:table-cell>
          <table:table-cell table:style-name="ce83" table:formula="of:=RAND()" office:value-type="float" office:value="0.832618104630711" calcext:value-type="float">
            <text:p>0,832618104630711</text:p>
          </table:table-cell>
          <table:table-cell table:number-columns-repeated="996"/>
        </table:table-row>
        <table:table-row table:style-name="ro3">
          <table:table-cell table:style-name="ce129" table:formula="of:=[.W28]+8"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 calcext:value-type="float">
            <text:p>1</text:p>
          </table:table-cell>
          <table:table-cell table:style-name="ce40" table:formula="of:=CHOOSE([.W28];&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28]&lt;5;&quot;m&quot;;IF(AND([.W28]&gt;4;[.W28]&lt;9);&quot;L&quot;;&quot;g&quot;))" office:value-type="string" office:string-value="m" calcext:value-type="string">
            <text:p>m</text:p>
          </table:table-cell>
          <table:table-cell table:style-name="ce4" table:formula="of:=RANDBETWEEN(2;12)*IF([.Y28]&gt;3;1;-1)" office:value-type="float" office:value="-5" calcext:value-type="float">
            <text:p>-5</text:p>
          </table:table-cell>
          <table:table-cell table:style-name="ce7" office:value-type="string" calcext:value-type="string">
            <text:p>×</text:p>
          </table:table-cell>
          <table:table-cell table:style-name="ce116" table:formula="of:=IF([.Y27]&lt;4;RANDBETWEEN(2;12);&quot;(-&quot;&amp;RANDBETWEEN(2;12)&amp;&quot;)&quot;)" office:value-type="float" office:value="4" calcext:value-type="float">
            <text:p>4</text:p>
          </table:table-cell>
          <table:table-cell table:style-name="ce10" office:value-type="string" calcext:value-type="string">
            <text:p>=</text:p>
          </table:table-cell>
          <table:table-cell table:style-name="ce4" table:formula="of:=ROUND(RAND()*CHOOSE([.Y27];10;100;1000;10;100;1000);RANDBETWEEN(1;3))" office:value-type="float" office:value="2.14" calcext:value-type="float">
            <text:p>2,14</text:p>
          </table:table-cell>
          <table:table-cell table:style-name="ce7" office:value-type="string" calcext:value-type="string">
            <text:p>÷</text:p>
          </table:table-cell>
          <table:table-cell table:style-name="ce20" table:formula="of:=CHOOSE([.Y2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8]^2" office:value-type="float" office:value="121" calcext:value-type="float">
            <text:p>121</text:p>
          </table:table-cell>
          <table:table-cell table:style-name="ce48" table:formula="of:=[.E28]*(CHOOSE([.W28];0;0.01;0.001;1000;0.001;100;0.1;0.01;1000;0.1;0.001;10))&amp;&quot; &quot;&amp;[.H28]" office:value-type="string" office:string-value="0,001 m" calcext:value-type="string">
            <text:p>0,001 m</text:p>
          </table:table-cell>
          <table:table-cell table:style-name="ce27" table:formula="of:=[.I28]*[.K28]" office:value-type="float" office:value="-20" calcext:value-type="float">
            <text:p>-20</text:p>
          </table:table-cell>
          <table:table-cell table:style-name="ce48" table:formula="of:=[.M28]/[.O28]" office:value-type="float" office:value="0.00214" calcext:value-type="float">
            <text:p>0,00214</text:p>
          </table:table-cell>
          <table:table-cell/>
          <table:table-cell table:formula="of:=RANK([.X28];[.X23:.X32])+2" office:value-type="float" office:value="3" calcext:value-type="float">
            <text:p>3</text:p>
          </table:table-cell>
          <table:table-cell table:style-name="ce83" table:formula="of:=RAND()" office:value-type="float" office:value="0.887570955241965" calcext:value-type="float">
            <text:p>0,887570955241965</text:p>
          </table:table-cell>
          <table:table-cell table:formula="of:=RANK([.Z28];[.Z25:.Z30])" office:value-type="float" office:value="3" calcext:value-type="float">
            <text:p>3</text:p>
          </table:table-cell>
          <table:table-cell table:style-name="ce83" table:formula="of:=RAND()" office:value-type="float" office:value="0.47280714551981" calcext:value-type="float">
            <text:p>0,47280714551981</text:p>
          </table:table-cell>
          <table:table-cell table:number-columns-repeated="996"/>
        </table:table-row>
        <table:table-row table:style-name="ro3">
          <table:table-cell table:style-name="ce129" table:formula="of:=[.W29]+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29];&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29]&lt;5;&quot;m&quot;;IF(AND([.W29]&gt;4;[.W29]&lt;9);&quot;L&quot;;&quot;g&quot;))" office:value-type="string" office:string-value="m" calcext:value-type="string">
            <text:p>m</text:p>
          </table:table-cell>
          <table:table-cell table:style-name="ce4" table:formula="of:=RANDBETWEEN(2;12)*IF([.Y29]&gt;3;1;-1)" office:value-type="float" office:value="11" calcext:value-type="float">
            <text:p>11</text:p>
          </table:table-cell>
          <table:table-cell table:style-name="ce7" office:value-type="string" calcext:value-type="string">
            <text:p>×</text:p>
          </table:table-cell>
          <table:table-cell table:style-name="ce116" table:formula="of:=IF([.Y28]&lt;4;RANDBETWEEN(2;12);&quot;(-&quot;&amp;RANDBETWEEN(2;12)&amp;&quot;)&quot;)" office:value-type="float" office:value="4" calcext:value-type="float">
            <text:p>4</text:p>
          </table:table-cell>
          <table:table-cell table:style-name="ce10" office:value-type="string" calcext:value-type="string">
            <text:p>=</text:p>
          </table:table-cell>
          <table:table-cell table:style-name="ce4" table:formula="of:=ROUND(RAND()*CHOOSE([.Y28];10;100;1000;10;100;1000);RANDBETWEEN(1;3))" office:value-type="float" office:value="332.53" calcext:value-type="float">
            <text:p>332,53</text:p>
          </table:table-cell>
          <table:table-cell table:style-name="ce7" office:value-type="string" calcext:value-type="string">
            <text:p>÷</text:p>
          </table:table-cell>
          <table:table-cell table:style-name="ce20" table:formula="of:=CHOOSE([.Y29];&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9]^2" office:value-type="float" office:value="144" calcext:value-type="float">
            <text:p>144</text:p>
          </table:table-cell>
          <table:table-cell table:style-name="ce48" table:formula="of:=[.E29]*(CHOOSE([.W29];0;0.01;0.001;1000;0.001;100;0.1;0.01;1000;0.1;0.001;10))&amp;&quot; &quot;&amp;[.H29]" office:value-type="string" office:string-value="10000 m" calcext:value-type="string">
            <text:p>10000 m</text:p>
          </table:table-cell>
          <table:table-cell table:style-name="ce27" table:formula="of:=[.I29]*[.K29]" office:value-type="float" office:value="44" calcext:value-type="float">
            <text:p>44</text:p>
          </table:table-cell>
          <table:table-cell table:style-name="ce48" table:formula="of:=[.M29]/[.O29]" office:value-type="float" office:value="0.33253" calcext:value-type="float">
            <text:p>0,33253</text:p>
          </table:table-cell>
          <table:table-cell/>
          <table:table-cell table:formula="of:=RANK([.X29];[.X23:.X32])+2" office:value-type="float" office:value="4" calcext:value-type="float">
            <text:p>4</text:p>
          </table:table-cell>
          <table:table-cell table:style-name="ce83" table:formula="of:=RAND()" office:value-type="float" office:value="0.88722336740951" calcext:value-type="float">
            <text:p>0,88722336740951</text:p>
          </table:table-cell>
          <table:table-cell table:formula="of:=RANK([.Z29];[.Z25:.Z30])" office:value-type="float" office:value="6" calcext:value-type="float">
            <text:p>6</text:p>
          </table:table-cell>
          <table:table-cell table:style-name="ce83" table:formula="of:=RAND()" office:value-type="float" office:value="0.00840264572761809" calcext:value-type="float">
            <text:p>0,00840264572761809</text:p>
          </table:table-cell>
          <table:table-cell table:number-columns-repeated="996"/>
        </table:table-row>
        <table:table-row table:style-name="ro3">
          <table:table-cell table:style-name="ce129" table:formula="of:=[.W30]+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875.22" calcext:value-type="float">
            <text:p>875,22</text:p>
          </table:table-cell>
          <table:table-cell table:style-name="ce40" table:formula="of:=CHOOSE([.W30];&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W30]&lt;5;&quot;m&quot;;IF(AND([.W30]&gt;4;[.W30]&lt;9);&quot;L&quot;;&quot;g&quot;))" office:value-type="string" office:string-value="g" calcext:value-type="string">
            <text:p>g</text:p>
          </table:table-cell>
          <table:table-cell table:style-name="ce4" table:formula="of:=RANDBETWEEN(2;12)*IF([.Y30]&gt;3;1;-1)" office:value-type="float" office:value="-12" calcext:value-type="float">
            <text:p>-12</text:p>
          </table:table-cell>
          <table:table-cell table:style-name="ce7" office:value-type="string" calcext:value-type="string">
            <text:p>×</text:p>
          </table:table-cell>
          <table:table-cell table:style-name="ce116" table:formula="of:=IF([.Y29]&lt;4;RANDBETWEEN(2;12);&quot;(-&quot;&amp;RANDBETWEEN(2;12)&amp;&quot;)&quot;)" office:value-type="string" office:string-value="(-9)" calcext:value-type="string">
            <text:p>(-9)</text:p>
          </table:table-cell>
          <table:table-cell table:style-name="ce10" office:value-type="string" calcext:value-type="string">
            <text:p>=</text:p>
          </table:table-cell>
          <table:table-cell table:style-name="ce4" table:formula="of:=ROUND(RAND()*CHOOSE([.Y29];10;100;1000;10;100;1000);RANDBETWEEN(1;3))" office:value-type="float" office:value="978.8" calcext:value-type="float">
            <text:p>978,8</text:p>
          </table:table-cell>
          <table:table-cell table:style-name="ce7" office:value-type="string" calcext:value-type="string">
            <text:p>÷</text:p>
          </table:table-cell>
          <table:table-cell table:style-name="ce20" table:formula="of:=CHOOSE([.Y30];&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30]^2" office:value-type="float" office:value="289" calcext:value-type="float">
            <text:p>289</text:p>
          </table:table-cell>
          <table:table-cell table:style-name="ce48" table:formula="of:=[.E30]*(CHOOSE([.W30];0;0.01;0.001;1000;0.001;100;0.1;0.01;1000;0.1;0.001;10))&amp;&quot; &quot;&amp;[.H30]" office:value-type="string" office:string-value="875220 g" calcext:value-type="string">
            <text:p>875220 g</text:p>
          </table:table-cell>
          <table:table-cell table:style-name="ce27" table:formula="of:=[.I30]*[.K30]" office:value-type="string" office:string-value="" calcext:value-type="error">
            <text:p>#VALEUR !</text:p>
          </table:table-cell>
          <table:table-cell table:style-name="ce48" table:formula="of:=[.M30]/[.O30]" office:value-type="float" office:value="9.788" calcext:value-type="float">
            <text:p>9,788</text:p>
          </table:table-cell>
          <table:table-cell/>
          <table:table-cell table:formula="of:=RANK([.X30];[.X23:.X32])+2" office:value-type="float" office:value="9" calcext:value-type="float">
            <text:p>9</text:p>
          </table:table-cell>
          <table:table-cell table:style-name="ce83" table:formula="of:=RAND()" office:value-type="float" office:value="0.183090991447076" calcext:value-type="float">
            <text:p>0,183090991447076</text:p>
          </table:table-cell>
          <table:table-cell table:formula="of:=RANK([.Z30];[.Z25:.Z30])" office:value-type="float" office:value="2" calcext:value-type="float">
            <text:p>2</text:p>
          </table:table-cell>
          <table:table-cell table:style-name="ce83" table:formula="of:=RAND()" office:value-type="float" office:value="0.55851650494704" calcext:value-type="float">
            <text:p>0,5585165049470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8" calcext:value-type="float">
            <text:p>8</text:p>
          </table:table-cell>
          <table:table-cell table:style-name="ce83" table:formula="of:=RAND()" office:value-type="float" office:value="0.257462708264277" calcext:value-type="float">
            <text:p>0,257462708264277</text:p>
          </table:table-cell>
          <table:table-cell table:number-columns-repeated="998"/>
        </table:table-row>
        <table:table-row table:style-name="ro4">
          <table:table-cell table:number-columns-repeated="22"/>
          <table:table-cell table:formula="of:=RANK([.X32];[.X23:.X32])+2" office:value-type="float" office:value="10" calcext:value-type="float">
            <text:p>10</text:p>
          </table:table-cell>
          <table:table-cell table:style-name="ce83" table:formula="of:=RAND()" office:value-type="float" office:value="0.135857802903199" calcext:value-type="float">
            <text:p>0,135857802903199</text:p>
          </table:table-cell>
          <table:table-cell table:number-columns-repeated="998"/>
        </table:table-row>
        <table:table-row table:style-name="ro5">
          <table:table-cell table:number-columns-repeated="1022"/>
        </table:table-row>
        <table:table-row table:style-name="ro2">
          <table:table-cell table:style-name="ce44" office:value-type="string" calcext:value-type="string" table:number-columns-spanned="4" table:number-rows-spanned="2">
            <text:p>CEINTURE VERTE</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9" calcext:value-type="float">
            <text:p>9</text:p>
          </table:table-cell>
          <table:table-cell table:style-name="ce83" table:formula="of:=RAND()" office:value-type="float" office:value="0.469359986847011" calcext:value-type="float">
            <text:p>0,46935998684701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4" table:number-rows-spanned="1">
            <text:p>NOM :</text:p>
          </table:table-cell>
          <table:covered-table-cell table:number-columns-repeated="2" table:style-name="ce13"/>
          <table:covered-table-cell/>
          <table:table-cell table:style-name="ce61"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3672" calcext:value-type="string">
            <text:p>v3672</text:p>
          </table:table-cell>
          <table:table-cell/>
          <table:table-cell table:style-name="ce25" office:value-type="string" calcext:value-type="string" table:number-columns-spanned="4" table:number-rows-spanned="1">
            <text:p>Correction CEINTURE VERTE</text:p>
          </table:table-cell>
          <table:covered-table-cell table:style-name="ce28"/>
          <table:covered-table-cell table:style-name="ce30"/>
          <table:covered-table-cell table:style-name="ce31"/>
          <table:table-cell/>
          <table:table-cell table:formula="of:=RANK([.X35];[.X34:.X43])+2" office:value-type="float" office:value="8" calcext:value-type="float">
            <text:p>8</text:p>
          </table:table-cell>
          <table:table-cell table:style-name="ce83" table:formula="of:=RAND()" office:value-type="float" office:value="0.544127737541955" calcext:value-type="float">
            <text:p>0,544127737541955</text:p>
          </table:table-cell>
          <table:table-cell table:number-columns-repeated="998"/>
        </table:table-row>
        <table:table-row table:style-name="ro3">
          <table:table-cell table:style-name="ce37" office:value-type="string" calcext:value-type="string" table:number-columns-spanned="4" table:number-rows-spanned="1">
            <text:p>Carrés parfaits</text:p>
          </table:table-cell>
          <table:covered-table-cell table:number-columns-repeated="3" table:style-name="ce38"/>
          <table:table-cell table:style-name="ce37" office:value-type="string" calcext:value-type="string" table:number-columns-spanned="4" table:number-rows-spanned="1">
            <text:p>Conversions L, m, g</text:p>
          </table:table-cell>
          <table:covered-table-cell table:number-columns-repeated="3" table:style-name="ce38"/>
          <table:table-cell table:style-name="ce37" office:value-type="string" calcext:value-type="string" table:number-columns-spanned="4" table:number-rows-spanned="1">
            <text:p>Produits de 2 relatifs</text:p>
          </table:table-cell>
          <table:covered-table-cell table:number-columns-repeated="3" table:style-name="ce38"/>
          <table:table-cell table:style-name="ce37" office:value-type="string" calcext:value-type="string" table:number-columns-spanned="4" table:number-rows-spanned="1">
            <text:p>Diviser par 10, 100, 1000</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3672" calcext:value-type="string">
            <text:p>v3672</text:p>
          </table:table-cell>
          <table:table-cell table:style-name="ce83"/>
          <table:table-cell table:formula="of:=RANK([.X36];[.X34:.X43])+2" office:value-type="float" office:value="12" calcext:value-type="float">
            <text:p>12</text:p>
          </table:table-cell>
          <table:table-cell table:style-name="ce83" table:formula="of:=RAND()" office:value-type="float" office:value="0.147527871836024" calcext:value-type="float">
            <text:p>0,147527871836024</text:p>
          </table:table-cell>
          <table:table-cell table:style-name="ce83" table:formula="of:=RANK([.Z36];[.Z36:.Z41])" office:value-type="float" office:value="5" calcext:value-type="float">
            <text:p>5</text:p>
          </table:table-cell>
          <table:table-cell table:style-name="ce83" table:formula="of:=RAND()" office:value-type="float" office:value="0.570490346519447" calcext:value-type="float">
            <text:p>0,570490346519447</text:p>
          </table:table-cell>
          <table:table-cell table:number-columns-repeated="996"/>
        </table:table-row>
        <table:table-row table:style-name="ro3">
          <table:table-cell table:style-name="ce129" table:formula="of:=[.W37]+8"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37];&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W37]&lt;5;&quot;m&quot;;IF(AND([.W37]&gt;4;[.W37]&lt;9);&quot;L&quot;;&quot;g&quot;))" office:value-type="string" office:string-value="m" calcext:value-type="string">
            <text:p>m</text:p>
          </table:table-cell>
          <table:table-cell table:style-name="ce4" table:formula="of:=RANDBETWEEN(2;12)*IF([.Y37]&gt;3;1;-1)" office:value-type="float" office:value="-5" calcext:value-type="float">
            <text:p>-5</text:p>
          </table:table-cell>
          <table:table-cell table:style-name="ce7" office:value-type="string" calcext:value-type="string">
            <text:p>×</text:p>
          </table:table-cell>
          <table:table-cell table:style-name="ce116" table:formula="of:=IF([.Y36]&lt;4;RANDBETWEEN(2;12);&quot;(-&quot;&amp;RANDBETWEEN(2;12)&amp;&quot;)&quot;)" office:value-type="string" office:string-value="(-10)" calcext:value-type="string">
            <text:p>(-10)</text:p>
          </table:table-cell>
          <table:table-cell table:style-name="ce10" office:value-type="string" calcext:value-type="string">
            <text:p>=</text:p>
          </table:table-cell>
          <table:table-cell table:style-name="ce4" table:formula="of:=ROUND(RAND()*CHOOSE([.Y36];10;100;1000;10;100;1000);RANDBETWEEN(1;3))" office:value-type="float" office:value="22.3" calcext:value-type="float">
            <text:p>22,3</text:p>
          </table:table-cell>
          <table:table-cell table:style-name="ce7" office:value-type="string" calcext:value-type="string">
            <text:p>÷</text:p>
          </table:table-cell>
          <table:table-cell table:style-name="ce20" table:formula="of:=CHOOSE([.Y37];&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7]^2" office:value-type="float" office:value="121" calcext:value-type="float">
            <text:p>121</text:p>
          </table:table-cell>
          <table:table-cell table:style-name="ce48" table:formula="of:=[.E37]*(CHOOSE([.W37];0;0.01;0.001;1000;0.001;100;0.1;0.01;1000;0.1;0.001;10))&amp;&quot; &quot;&amp;[.H37]" office:value-type="string" office:string-value="0,1 m" calcext:value-type="string">
            <text:p>0,1 m</text:p>
          </table:table-cell>
          <table:table-cell table:style-name="ce27" table:formula="of:=[.I37]*[.K37]" office:value-type="string" office:string-value="" calcext:value-type="error">
            <text:p>#VALEUR !</text:p>
          </table:table-cell>
          <table:table-cell table:style-name="ce48" table:formula="of:=[.M37]/[.O37]" office:value-type="float" office:value="2.23" calcext:value-type="float">
            <text:p>2,23</text:p>
          </table:table-cell>
          <table:table-cell/>
          <table:table-cell table:formula="of:=RANK([.X37];[.X34:.X43])+2" office:value-type="float" office:value="3" calcext:value-type="float">
            <text:p>3</text:p>
          </table:table-cell>
          <table:table-cell table:style-name="ce83" table:formula="of:=RAND()" office:value-type="float" office:value="0.975306634967554" calcext:value-type="float">
            <text:p>0,975306634967554</text:p>
          </table:table-cell>
          <table:table-cell table:formula="of:=RANK([.Z37];[.Z36:.Z41])" office:value-type="float" office:value="1" calcext:value-type="float">
            <text:p>1</text:p>
          </table:table-cell>
          <table:table-cell table:style-name="ce83" table:formula="of:=RAND()" office:value-type="float" office:value="0.948033576744805" calcext:value-type="float">
            <text:p>0,948033576744805</text:p>
          </table:table-cell>
          <table:table-cell table:number-columns-repeated="996"/>
        </table:table-row>
        <table:table-row table:style-name="ro3">
          <table:table-cell table:style-name="ce129" table:formula="of:=[.W38]+8" office:value-type="float" office:value="14" calcext:value-type="float">
            <text:p>1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55.4" calcext:value-type="float">
            <text:p>55,4</text:p>
          </table:table-cell>
          <table:table-cell table:style-name="ce40" table:formula="of:=CHOOSE([.W38];&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W38]&lt;5;&quot;m&quot;;IF(AND([.W38]&gt;4;[.W38]&lt;9);&quot;L&quot;;&quot;g&quot;))" office:value-type="string" office:string-value="L" calcext:value-type="string">
            <text:p>L</text:p>
          </table:table-cell>
          <table:table-cell table:style-name="ce4" table:formula="of:=RANDBETWEEN(2;12)*IF([.Y38]&gt;3;1;-1)" office:value-type="float" office:value="6" calcext:value-type="float">
            <text:p>6</text:p>
          </table:table-cell>
          <table:table-cell table:style-name="ce7" office:value-type="string" calcext:value-type="string">
            <text:p>×</text:p>
          </table:table-cell>
          <table:table-cell table:style-name="ce116" table:formula="of:=IF([.Y37]&lt;4;RANDBETWEEN(2;12);&quot;(-&quot;&amp;RANDBETWEEN(2;12)&amp;&quot;)&quot;)" office:value-type="float" office:value="7" calcext:value-type="float">
            <text:p>7</text:p>
          </table:table-cell>
          <table:table-cell table:style-name="ce10" office:value-type="string" calcext:value-type="string">
            <text:p>=</text:p>
          </table:table-cell>
          <table:table-cell table:style-name="ce4" table:formula="of:=ROUND(RAND()*CHOOSE([.Y37];10;100;1000;10;100;1000);RANDBETWEEN(1;3))" office:value-type="float" office:value="9.751" calcext:value-type="float">
            <text:p>9,751</text:p>
          </table:table-cell>
          <table:table-cell table:style-name="ce7" office:value-type="string" calcext:value-type="string">
            <text:p>÷</text:p>
          </table:table-cell>
          <table:table-cell table:style-name="ce20" table:formula="of:=CHOOSE([.Y38];&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8]^2" office:value-type="float" office:value="196" calcext:value-type="float">
            <text:p>196</text:p>
          </table:table-cell>
          <table:table-cell table:style-name="ce48" table:formula="of:=[.E38]*(CHOOSE([.W38];0;0.01;0.001;1000;0.001;100;0.1;0.01;1000;0.1;0.001;10))&amp;&quot; &quot;&amp;[.H38]" office:value-type="string" office:string-value="5540 L" calcext:value-type="string">
            <text:p>5540 L</text:p>
          </table:table-cell>
          <table:table-cell table:style-name="ce27" table:formula="of:=[.I38]*[.K38]" office:value-type="float" office:value="42" calcext:value-type="float">
            <text:p>42</text:p>
          </table:table-cell>
          <table:table-cell table:style-name="ce48" table:formula="of:=[.M38]/[.O38]" office:value-type="float" office:value="0.009751" calcext:value-type="float">
            <text:p>0,009751</text:p>
          </table:table-cell>
          <table:table-cell/>
          <table:table-cell table:formula="of:=RANK([.X38];[.X34:.X43])+2" office:value-type="float" office:value="6" calcext:value-type="float">
            <text:p>6</text:p>
          </table:table-cell>
          <table:table-cell table:style-name="ce83" table:formula="of:=RAND()" office:value-type="float" office:value="0.574160025669456" calcext:value-type="float">
            <text:p>0,574160025669456</text:p>
          </table:table-cell>
          <table:table-cell table:formula="of:=RANK([.Z38];[.Z36:.Z41])" office:value-type="float" office:value="6" calcext:value-type="float">
            <text:p>6</text:p>
          </table:table-cell>
          <table:table-cell table:style-name="ce83" table:formula="of:=RAND()" office:value-type="float" office:value="0.302654594080376" calcext:value-type="float">
            <text:p>0,302654594080376</text:p>
          </table:table-cell>
          <table:table-cell table:number-columns-repeated="996"/>
        </table:table-row>
        <table:table-row table:style-name="ro3">
          <table:table-cell table:style-name="ce129" table:formula="of:=[.W39]+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460" calcext:value-type="float">
            <text:p>460</text:p>
          </table:table-cell>
          <table:table-cell table:style-name="ce40" table:formula="of:=CHOOSE([.W39];&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W39]&lt;5;&quot;m&quot;;IF(AND([.W39]&gt;4;[.W39]&lt;9);&quot;L&quot;;&quot;g&quot;))" office:value-type="string" office:string-value="L" calcext:value-type="string">
            <text:p>L</text:p>
          </table:table-cell>
          <table:table-cell table:style-name="ce4" table:formula="of:=RANDBETWEEN(2;12)*IF([.Y39]&gt;3;1;-1)" office:value-type="float" office:value="4" calcext:value-type="float">
            <text:p>4</text:p>
          </table:table-cell>
          <table:table-cell table:style-name="ce7" office:value-type="string" calcext:value-type="string">
            <text:p>×</text:p>
          </table:table-cell>
          <table:table-cell table:style-name="ce116" table:formula="of:=IF([.Y38]&lt;4;RANDBETWEEN(2;12);&quot;(-&quot;&amp;RANDBETWEEN(2;12)&amp;&quot;)&quot;)" office:value-type="string" office:string-value="(-8)" calcext:value-type="string">
            <text:p>(-8)</text:p>
          </table:table-cell>
          <table:table-cell table:style-name="ce10" office:value-type="string" calcext:value-type="string">
            <text:p>=</text:p>
          </table:table-cell>
          <table:table-cell table:style-name="ce4" table:formula="of:=ROUND(RAND()*CHOOSE([.Y38];10;100;1000;10;100;1000);RANDBETWEEN(1;3))" office:value-type="float" office:value="352.79" calcext:value-type="float">
            <text:p>352,79</text:p>
          </table:table-cell>
          <table:table-cell table:style-name="ce7" office:value-type="string" calcext:value-type="string">
            <text:p>÷</text:p>
          </table:table-cell>
          <table:table-cell table:style-name="ce20" table:formula="of:=CHOOSE([.Y39];&quot;10&quot;;&quot;100&quot;;&quot;1000&quot;;&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9]^2" office:value-type="float" office:value="169" calcext:value-type="float">
            <text:p>169</text:p>
          </table:table-cell>
          <table:table-cell table:style-name="ce48" table:formula="of:=[.E39]*(CHOOSE([.W39];0;0.01;0.001;1000;0.001;100;0.1;0.01;1000;0.1;0.001;10))&amp;&quot; &quot;&amp;[.H39]" office:value-type="string" office:string-value="0,46 L" calcext:value-type="string">
            <text:p>0,46 L</text:p>
          </table:table-cell>
          <table:table-cell table:style-name="ce27" table:formula="of:=[.I39]*[.K39]" office:value-type="string" office:string-value="" calcext:value-type="error">
            <text:p>#VALEUR !</text:p>
          </table:table-cell>
          <table:table-cell table:style-name="ce48" table:formula="of:=[.M39]/[.O39]" office:value-type="float" office:value="35.279" calcext:value-type="float">
            <text:p>35,279</text:p>
          </table:table-cell>
          <table:table-cell/>
          <table:table-cell table:formula="of:=RANK([.X39];[.X34:.X43])+2" office:value-type="float" office:value="5" calcext:value-type="float">
            <text:p>5</text:p>
          </table:table-cell>
          <table:table-cell table:style-name="ce83" table:formula="of:=RAND()" office:value-type="float" office:value="0.675426097169784" calcext:value-type="float">
            <text:p>0,675426097169784</text:p>
          </table:table-cell>
          <table:table-cell table:formula="of:=RANK([.Z39];[.Z36:.Z41])" office:value-type="float" office:value="4" calcext:value-type="float">
            <text:p>4</text:p>
          </table:table-cell>
          <table:table-cell table:style-name="ce83" table:formula="of:=RAND()" office:value-type="float" office:value="0.606401025764816" calcext:value-type="float">
            <text:p>0,606401025764816</text:p>
          </table:table-cell>
          <table:table-cell table:number-columns-repeated="996"/>
        </table:table-row>
        <table:table-row table:style-name="ro3">
          <table:table-cell table:style-name="ce129" table:formula="of:=[.W40]+8"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W40];&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W40]&lt;5;&quot;m&quot;;IF(AND([.W40]&gt;4;[.W40]&lt;9);&quot;L&quot;;&quot;g&quot;))" office:value-type="string" office:string-value="L" calcext:value-type="string">
            <text:p>L</text:p>
          </table:table-cell>
          <table:table-cell table:style-name="ce4" table:formula="of:=RANDBETWEEN(2;12)*IF([.Y40]&gt;3;1;-1)" office:value-type="float" office:value="-4" calcext:value-type="float">
            <text:p>-4</text:p>
          </table:table-cell>
          <table:table-cell table:style-name="ce7" office:value-type="string" calcext:value-type="string">
            <text:p>×</text:p>
          </table:table-cell>
          <table:table-cell table:style-name="ce116" table:formula="of:=IF([.Y39]&lt;4;RANDBETWEEN(2;12);&quot;(-&quot;&amp;RANDBETWEEN(2;12)&amp;&quot;)&quot;)" office:value-type="string" office:string-value="(-7)" calcext:value-type="string">
            <text:p>(-7)</text:p>
          </table:table-cell>
          <table:table-cell table:style-name="ce10" office:value-type="string" calcext:value-type="string">
            <text:p>=</text:p>
          </table:table-cell>
          <table:table-cell table:style-name="ce4" table:formula="of:=ROUND(RAND()*CHOOSE([.Y39];10;100;1000;10;100;1000);RANDBETWEEN(1;3))" office:value-type="float" office:value="6.31" calcext:value-type="float">
            <text:p>6,31</text:p>
          </table:table-cell>
          <table:table-cell table:style-name="ce7" office:value-type="string" calcext:value-type="string">
            <text:p>÷</text:p>
          </table:table-cell>
          <table:table-cell table:style-name="ce20" table:formula="of:=CHOOSE([.Y40];&quot;10&quot;;&quot;100&quot;;&quot;1000&quot;;&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40]^2" office:value-type="float" office:value="225" calcext:value-type="float">
            <text:p>225</text:p>
          </table:table-cell>
          <table:table-cell table:style-name="ce48" table:formula="of:=[.E40]*(CHOOSE([.W40];0;0.01;0.001;1000;0.001;100;0.1;0.01;1000;0.1;0.001;10))&amp;&quot; &quot;&amp;[.H40]" office:value-type="string" office:string-value="10 L" calcext:value-type="string">
            <text:p>10 L</text:p>
          </table:table-cell>
          <table:table-cell table:style-name="ce27" table:formula="of:=[.I40]*[.K40]" office:value-type="string" office:string-value="" calcext:value-type="error">
            <text:p>#VALEUR !</text:p>
          </table:table-cell>
          <table:table-cell table:style-name="ce48" table:formula="of:=[.M40]/[.O40]" office:value-type="float" office:value="0.0631" calcext:value-type="float">
            <text:p>0,0631</text:p>
          </table:table-cell>
          <table:table-cell/>
          <table:table-cell table:formula="of:=RANK([.X40];[.X34:.X43])+2" office:value-type="float" office:value="7" calcext:value-type="float">
            <text:p>7</text:p>
          </table:table-cell>
          <table:table-cell table:style-name="ce83" table:formula="of:=RAND()" office:value-type="float" office:value="0.559873033106224" calcext:value-type="float">
            <text:p>0,559873033106224</text:p>
          </table:table-cell>
          <table:table-cell table:formula="of:=RANK([.Z40];[.Z36:.Z41])" office:value-type="float" office:value="2" calcext:value-type="float">
            <text:p>2</text:p>
          </table:table-cell>
          <table:table-cell table:style-name="ce83" table:formula="of:=RAND()" office:value-type="float" office:value="0.72064534116946" calcext:value-type="float">
            <text:p>0,72064534116946</text:p>
          </table:table-cell>
          <table:table-cell table:number-columns-repeated="996"/>
        </table:table-row>
        <table:table-row table:style-name="ro3">
          <table:table-cell table:style-name="ce129" table:formula="of:=[.W41]+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W41];&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W41]&lt;5;&quot;m&quot;;IF(AND([.W41]&gt;4;[.W41]&lt;9);&quot;L&quot;;&quot;g&quot;))" office:value-type="string" office:string-value="m" calcext:value-type="string">
            <text:p>m</text:p>
          </table:table-cell>
          <table:table-cell table:style-name="ce4" table:formula="of:=RANDBETWEEN(2;12)*IF([.Y41]&gt;3;1;-1)" office:value-type="float" office:value="-12" calcext:value-type="float">
            <text:p>-12</text:p>
          </table:table-cell>
          <table:table-cell table:style-name="ce7" office:value-type="string" calcext:value-type="string">
            <text:p>×</text:p>
          </table:table-cell>
          <table:table-cell table:style-name="ce116" table:formula="of:=IF([.Y40]&lt;4;RANDBETWEEN(2;12);&quot;(-&quot;&amp;RANDBETWEEN(2;12)&amp;&quot;)&quot;)" office:value-type="float" office:value="2" calcext:value-type="float">
            <text:p>2</text:p>
          </table:table-cell>
          <table:table-cell table:style-name="ce10" office:value-type="string" calcext:value-type="string">
            <text:p>=</text:p>
          </table:table-cell>
          <table:table-cell table:style-name="ce4" table:formula="of:=ROUND(RAND()*CHOOSE([.Y40];10;100;1000;10;100;1000);RANDBETWEEN(1;3))" office:value-type="float" office:value="45.775" calcext:value-type="float">
            <text:p>45,775</text:p>
          </table:table-cell>
          <table:table-cell table:style-name="ce7" office:value-type="string" calcext:value-type="string">
            <text:p>÷</text:p>
          </table:table-cell>
          <table:table-cell table:style-name="ce20" table:formula="of:=CHOOSE([.Y41];&quot;10&quot;;&quot;100&quot;;&quot;1000&quot;;&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1]^2" office:value-type="float" office:value="144" calcext:value-type="float">
            <text:p>144</text:p>
          </table:table-cell>
          <table:table-cell table:style-name="ce48" table:formula="of:=[.E41]*(CHOOSE([.W41];0;0.01;0.001;1000;0.001;100;0.1;0.01;1000;0.1;0.001;10))&amp;&quot; &quot;&amp;[.H41]" office:value-type="string" office:string-value="10000 m" calcext:value-type="string">
            <text:p>10000 m</text:p>
          </table:table-cell>
          <table:table-cell table:style-name="ce27" table:formula="of:=[.I41]*[.K41]" office:value-type="float" office:value="-24" calcext:value-type="float">
            <text:p>-24</text:p>
          </table:table-cell>
          <table:table-cell table:style-name="ce48" table:formula="of:=[.M41]/[.O41]" office:value-type="float" office:value="0.045775" calcext:value-type="float">
            <text:p>0,045775</text:p>
          </table:table-cell>
          <table:table-cell/>
          <table:table-cell table:formula="of:=RANK([.X41];[.X34:.X43])+2" office:value-type="float" office:value="4" calcext:value-type="float">
            <text:p>4</text:p>
          </table:table-cell>
          <table:table-cell table:style-name="ce83" table:formula="of:=RAND()" office:value-type="float" office:value="0.874023216375691" calcext:value-type="float">
            <text:p>0,874023216375691</text:p>
          </table:table-cell>
          <table:table-cell table:formula="of:=RANK([.Z41];[.Z36:.Z41])" office:value-type="float" office:value="3" calcext:value-type="float">
            <text:p>3</text:p>
          </table:table-cell>
          <table:table-cell table:style-name="ce83" table:formula="of:=RAND()" office:value-type="float" office:value="0.630017303246462" calcext:value-type="float">
            <text:p>0,630017303246462</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11" calcext:value-type="float">
            <text:p>11</text:p>
          </table:table-cell>
          <table:table-cell table:style-name="ce83" table:formula="of:=RAND()" office:value-type="float" office:value="0.16752813581562" calcext:value-type="float">
            <text:p>0,16752813581562</text:p>
          </table:table-cell>
          <table:table-cell table:number-columns-repeated="998"/>
        </table:table-row>
        <table:table-row table:style-name="ro4">
          <table:table-cell table:number-columns-repeated="22"/>
          <table:table-cell table:formula="of:=RANK([.X43];[.X34:.X43])+2" office:value-type="float" office:value="10" calcext:value-type="float">
            <text:p>10</text:p>
          </table:table-cell>
          <table:table-cell table:style-name="ce83" table:formula="of:=RAND()" office:value-type="float" office:value="0.387978134154567" calcext:value-type="float">
            <text:p>0,387978134154567</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Ceinture Bleue 1" table:style-name="ta5" table:print-ranges="'Ceinture Bleue 1'.A1:'Ceinture Bleue 1'.R44 'Ceinture Bleue 1'.T1:'Ceinture Bleue 1'.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5" form:id="control5"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1?language=Basic&amp;location=document" xlink:type="simple"/>
              </office:event-listeners>
            </form:button>
          </form:form>
        </office:forms>
        <table:shapes>
          <draw:control draw:z-index="0" draw:style-name="gr5" draw:text-style-name="P2" svg:width="1.651cm" svg:height="0.749cm" svg:x="45.049cm" svg:y="0.282cm" draw:control="control5"/>
        </table:shapes>
        <table:table-column table:style-name="co53" table:default-cell-style-name="Default"/>
        <table:table-column table:style-name="co2" table:default-cell-style-name="Default"/>
        <table:table-column table:style-name="co1" table:default-cell-style-name="Default"/>
        <table:table-column table:style-name="co64" table:default-cell-style-name="Default"/>
        <table:table-column table:style-name="co65" table:default-cell-style-name="Default"/>
        <table:table-column table:style-name="co54" table:default-cell-style-name="Default"/>
        <table:table-column table:style-name="co24" table:default-cell-style-name="Default"/>
        <table:table-column table:style-name="co32" table:default-cell-style-name="Default"/>
        <table:table-column table:style-name="co66" table:default-cell-style-name="Default"/>
        <table:table-column table:style-name="co67" table:default-cell-style-name="Default"/>
        <table:table-column table:style-name="co38" table:default-cell-style-name="Default"/>
        <table:table-column table:style-name="co64" table:default-cell-style-name="Default"/>
        <table:table-column table:style-name="co68" table:default-cell-style-name="Default"/>
        <table:table-column table:style-name="co69" table:default-cell-style-name="Default"/>
        <table:table-column table:style-name="co70" table:default-cell-style-name="Default"/>
        <table:table-column table:style-name="co26" table:default-cell-style-name="Default"/>
        <table:table-column table:style-name="co71" table:default-cell-style-name="Default"/>
        <table:table-column table:style-name="co72" table:default-cell-style-name="Default"/>
        <table:table-column table:style-name="co17" table:default-cell-style-name="Default"/>
        <table:table-column table:style-name="co73" table:default-cell-style-name="Default"/>
        <table:table-column table:style-name="co47" table:default-cell-style-name="Default"/>
        <table:table-column table:style-name="co16" table:default-cell-style-name="Default"/>
        <table:table-column table:style-name="co7" table:default-cell-style-name="Default"/>
        <table:table-column table:style-name="co20" table:default-cell-style-name="Default"/>
        <table:table-column table:style-name="co18" table:default-cell-style-name="Default"/>
        <table:table-column table:style-name="co61" table:default-cell-style-name="Default"/>
        <table:table-column table:style-name="co74" table:default-cell-style-name="Default"/>
        <table:table-column table:style-name="co20" table:default-cell-style-name="Default"/>
        <table:table-column table:style-name="co17" table:number-columns-repeated="996" table:default-cell-style-name="Default"/>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3" calcext:value-type="float">
            <text:p>3</text:p>
          </table:table-cell>
          <table:table-cell table:style-name="ce83" table:formula="of:=RAND()" office:value-type="float" office:value="0.83531505620247" calcext:value-type="float">
            <text:p>0,83531505620247</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6023" calcext:value-type="string">
            <text:p>v6023</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2];[.Z1:.Z10])+2" office:value-type="float" office:value="11" calcext:value-type="float">
            <text:p>11</text:p>
          </table:table-cell>
          <table:table-cell table:style-name="ce83" table:formula="of:=RAND()" office:value-type="float" office:value="0.255461484465436" calcext:value-type="float">
            <text:p>0,255461484465436</text:p>
          </table:table-cell>
          <table:table-cell table:number-columns-repeated="998"/>
        </table:table-row>
        <table:table-row table:style-name="ro1">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1]" office:value-type="string" office:string-value="AA" calcext:value-type="string">
            <text:p>AA</text:p>
          </table:table-cell>
          <table:table-cell table:style-name="ce96"/>
          <table:table-cell table:style-name="ce99" table:formula="of:=[.R2]" office:value-type="string" office:string-value="v6023" calcext:value-type="string">
            <text:p>v6023</text:p>
          </table:table-cell>
          <table:table-cell table:style-name="ce83"/>
          <table:table-cell table:formula="of:=RANK([.Z3];[.Z1:.Z10])+2" office:value-type="float" office:value="12" calcext:value-type="float">
            <text:p>12</text:p>
          </table:table-cell>
          <table:table-cell table:style-name="ce83" table:formula="of:=RAND()" office:value-type="float" office:value="0.186027854734718" calcext:value-type="float">
            <text:p>0,186027854734718</text:p>
          </table:table-cell>
          <table:table-cell table:style-name="ce83" table:formula="of:=RANK([.AB3];[.AB3:.AB8])" office:value-type="float" office:value="5" calcext:value-type="float">
            <text:p>5</text:p>
          </table:table-cell>
          <table:table-cell table:style-name="ce83" table:formula="of:=RAND()" office:value-type="float" office:value="0.37761372239503" calcext:value-type="float">
            <text:p>0,37761372239503</text:p>
          </table:table-cell>
          <table:table-cell table:style-name="ce83" table:number-columns-repeated="996"/>
        </table:table-row>
        <table:table-row table:style-name="ro3">
          <table:table-cell table:style-name="ce4" table:formula="of:=([.Y4]+3)^2" office:value-type="float" office:value="144" calcext:value-type="float">
            <text:p>14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3];10;100;1000;10;100;1000);RANDBETWEEN(1;3))" office:value-type="float" office:value="27.32" calcext:value-type="float">
            <text:p>27,32</text:p>
          </table:table-cell>
          <table:table-cell table:style-name="ce7" office:value-type="string" calcext:value-type="string">
            <text:p>×</text:p>
          </table:table-cell>
          <table:table-cell table:style-name="ce9" table:formula="of:=CHOOSE([.AA4];&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8" calcext:value-type="float">
            <text:p>8</text:p>
          </table:table-cell>
          <table:table-cell table:style-name="ce7" office:value-type="string" calcext:value-type="string">
            <text:p>×</text:p>
          </table:table-cell>
          <table:table-cell table:style-name="ce116" table:formula="of:=IF(ROUND(RAND());RANDBETWEEN(2;12);&quot;(-&quot;&amp;RANDBETWEEN(2;12)&amp;&quot;)&quot;)" office:value-type="float" office:value="12" calcext:value-type="float">
            <text:p>12</text:p>
          </table:table-cell>
          <table:table-cell table:style-name="ce10" office:value-type="string" calcext:value-type="string">
            <text:p>=</text:p>
          </table:table-cell>
          <table:table-cell table:style-name="ce51" table:formula="of:=ROUNDUP(RAND()*1000/CHOOSE(RANDBETWEEN(1;4);1;10;100;1000);RANDBETWEEN(-2;2))" office:value-type="float" office:value="30" calcext:value-type="float">
            <text:p>30</text:p>
          </table:table-cell>
          <table:table-cell table:style-name="ce40" table:formula="of:=CHOOSE([.Y4];&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4]+3&amp;&quot;²&quot;" office:value-type="string" office:string-value="12²" calcext:value-type="string">
            <text:p>12²</text:p>
          </table:table-cell>
          <table:table-cell table:style-name="ce135" table:formula="of:=[.E4]*[.G4]" office:value-type="float" office:value="0.02732" calcext:value-type="float">
            <text:p>0,02732</text:p>
          </table:table-cell>
          <table:table-cell table:style-name="ce27" table:formula="of:=[.I4]*[.K4]*[.M4]" office:value-type="float" office:value="-192" calcext:value-type="float">
            <text:p>-192</text:p>
          </table:table-cell>
          <table:table-cell table:style-name="ce48" table:formula="of:=[.O4]*CHOOSE([.Y4];0;0.01;0.0001;0.000001;1000000;10000;100;0.000001;0.0001;0.01;100;10000;1000000)&amp;&quot; &quot;&amp;[.R4]" office:value-type="string" office:string-value="0,003 m²" calcext:value-type="string">
            <text:p>0,003 m²</text:p>
          </table:table-cell>
          <table:table-cell/>
          <table:table-cell table:formula="of:=RANK([.Z4];[.Z1:.Z10])+2" office:value-type="float" office:value="9" calcext:value-type="float">
            <text:p>9</text:p>
          </table:table-cell>
          <table:table-cell table:style-name="ce83" table:formula="of:=RAND()" office:value-type="float" office:value="0.474765485687163" calcext:value-type="float">
            <text:p>0,474765485687163</text:p>
          </table:table-cell>
          <table:table-cell table:formula="of:=RANK([.AB4];[.AB3:.AB8])" office:value-type="float" office:value="3" calcext:value-type="float">
            <text:p>3</text:p>
          </table:table-cell>
          <table:table-cell table:style-name="ce83" table:formula="of:=RAND()" office:value-type="float" office:value="0.536082801023808" calcext:value-type="float">
            <text:p>0,536082801023808</text:p>
          </table:table-cell>
          <table:table-cell table:number-columns-repeated="996"/>
        </table:table-row>
        <table:table-row table:style-name="ro3">
          <table:table-cell table:style-name="ce4" table:formula="of:=([.Y5]+3)^2" office:value-type="float" office:value="100" calcext:value-type="float">
            <text:p>100</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4];10;100;1000;10;100;1000);RANDBETWEEN(1;3))" office:value-type="float" office:value="580.4" calcext:value-type="float">
            <text:p>580,4</text:p>
          </table:table-cell>
          <table:table-cell table:style-name="ce7" office:value-type="string" calcext:value-type="string">
            <text:p>×</text:p>
          </table:table-cell>
          <table:table-cell table:style-name="ce9" table:formula="of:=CHOOSE([.AA5];&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4)" calcext:value-type="string">
            <text:p>(-4)</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5];&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5]+3&amp;&quot;²&quot;" office:value-type="string" office:string-value="10²" calcext:value-type="string">
            <text:p>10²</text:p>
          </table:table-cell>
          <table:table-cell table:style-name="ce135" table:formula="of:=[.E5]*[.G5]" office:value-type="float" office:value="58.04" calcext:value-type="float">
            <text:p>58,04</text:p>
          </table:table-cell>
          <table:table-cell table:style-name="ce27" table:formula="of:=[.I5]*[.K5]*[.M5]" office:value-type="string" office:string-value="" calcext:value-type="error">
            <text:p>#VALEUR !</text:p>
          </table:table-cell>
          <table:table-cell table:style-name="ce48" table:formula="of:=[.O5]*CHOOSE([.Y5];0;0.01;0.0001;0.000001;1000000;10000;100;0.000001;0.0001;0.01;100;10000;1000000)&amp;&quot; &quot;&amp;[.R5]" office:value-type="string" office:string-value="10000 m²" calcext:value-type="string">
            <text:p>10000 m²</text:p>
          </table:table-cell>
          <table:table-cell/>
          <table:table-cell table:formula="of:=RANK([.Z5];[.Z1:.Z10])+2" office:value-type="float" office:value="7" calcext:value-type="float">
            <text:p>7</text:p>
          </table:table-cell>
          <table:table-cell table:style-name="ce83" table:formula="of:=RAND()" office:value-type="float" office:value="0.710004691286561" calcext:value-type="float">
            <text:p>0,710004691286561</text:p>
          </table:table-cell>
          <table:table-cell table:formula="of:=RANK([.AB5];[.AB3:.AB8])" office:value-type="float" office:value="4" calcext:value-type="float">
            <text:p>4</text:p>
          </table:table-cell>
          <table:table-cell table:style-name="ce83" table:formula="of:=RAND()" office:value-type="float" office:value="0.402000564352887" calcext:value-type="float">
            <text:p>0,402000564352887</text:p>
          </table:table-cell>
          <table:table-cell table:number-columns-repeated="996"/>
        </table:table-row>
        <table:table-row table:style-name="ro3">
          <table:table-cell table:style-name="ce4" table:formula="of:=([.Y6]+3)^2" office:value-type="float" office:value="169" calcext:value-type="float">
            <text:p>16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5];10;100;1000;10;100;1000);RANDBETWEEN(1;3))" office:value-type="float" office:value="6.74" calcext:value-type="float">
            <text:p>6,74</text:p>
          </table:table-cell>
          <table:table-cell table:style-name="ce7" office:value-type="string" calcext:value-type="string">
            <text:p>×</text:p>
          </table:table-cell>
          <table:table-cell table:style-name="ce9" table:formula="of:=CHOOSE([.AA6];&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float" office:value="10" calcext:value-type="float">
            <text:p>10</text:p>
          </table:table-cell>
          <table:table-cell table:style-name="ce7" office:value-type="string" calcext:value-type="string">
            <text:p>×</text:p>
          </table:table-cell>
          <table:table-cell table:style-name="ce116" table:formula="of:=IF(ROUND(RAND());RANDBETWEEN(2;12);&quot;(-&quot;&amp;RANDBETWEEN(2;12)&amp;&quot;)&quot;)" office:value-type="float" office:value="6" calcext:value-type="float">
            <text:p>6</text:p>
          </table:table-cell>
          <table:table-cell table:style-name="ce10" office:value-type="string" calcext:value-type="string">
            <text:p>=</text:p>
          </table:table-cell>
          <table:table-cell table:style-name="ce51" table:formula="of:=ROUNDUP(RAND()*1000/CHOOSE(RANDBETWEEN(1;4);1;10;100;1000);RANDBETWEEN(-2;2))" office:value-type="float" office:value="400" calcext:value-type="float">
            <text:p>400</text:p>
          </table:table-cell>
          <table:table-cell table:style-name="ce40" table:formula="of:=CHOOSE([.Y6];&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6]+3&amp;&quot;²&quot;" office:value-type="string" office:string-value="13²" calcext:value-type="string">
            <text:p>13²</text:p>
          </table:table-cell>
          <table:table-cell table:style-name="ce135" table:formula="of:=[.E6]*[.G6]" office:value-type="float" office:value="0.00674" calcext:value-type="float">
            <text:p>0,00674</text:p>
          </table:table-cell>
          <table:table-cell table:style-name="ce27" table:formula="of:=[.I6]*[.K6]*[.M6]" office:value-type="float" office:value="240" calcext:value-type="float">
            <text:p>240</text:p>
          </table:table-cell>
          <table:table-cell table:style-name="ce48" table:formula="of:=[.O6]*CHOOSE([.Y6];0;0.01;0.0001;0.000001;1000000;10000;100;0.000001;0.0001;0.01;100;10000;1000000)&amp;&quot; &quot;&amp;[.R6]" office:value-type="string" office:string-value="4 m²" calcext:value-type="string">
            <text:p>4 m²</text:p>
          </table:table-cell>
          <table:table-cell/>
          <table:table-cell table:formula="of:=RANK([.Z6];[.Z1:.Z10])+2" office:value-type="float" office:value="10" calcext:value-type="float">
            <text:p>10</text:p>
          </table:table-cell>
          <table:table-cell table:style-name="ce83" table:formula="of:=RAND()" office:value-type="float" office:value="0.351016339868235" calcext:value-type="float">
            <text:p>0,351016339868235</text:p>
          </table:table-cell>
          <table:table-cell table:formula="of:=RANK([.AB6];[.AB3:.AB8])" office:value-type="float" office:value="6" calcext:value-type="float">
            <text:p>6</text:p>
          </table:table-cell>
          <table:table-cell table:style-name="ce83" table:formula="of:=RAND()" office:value-type="float" office:value="0.285775340188507" calcext:value-type="float">
            <text:p>0,285775340188507</text:p>
          </table:table-cell>
          <table:table-cell table:number-columns-repeated="996"/>
        </table:table-row>
        <table:table-row table:style-name="ro3">
          <table:table-cell table:style-name="ce4" table:formula="of:=([.Y7]+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6];10;100;1000;10;100;1000);RANDBETWEEN(1;3))" office:value-type="float" office:value="882.2" calcext:value-type="float">
            <text:p>882,2</text:p>
          </table:table-cell>
          <table:table-cell table:style-name="ce7" office:value-type="string" calcext:value-type="string">
            <text:p>×</text:p>
          </table:table-cell>
          <table:table-cell table:style-name="ce9" table:formula="of:=CHOOSE([.AA7];&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float" office:value="11" calcext:value-type="float">
            <text:p>11</text:p>
          </table:table-cell>
          <table:table-cell table:style-name="ce10" office:value-type="string" calcext:value-type="string">
            <text:p>=</text:p>
          </table:table-cell>
          <table:table-cell table:style-name="ce51" table:formula="of:=ROUNDUP(RAND()*1000/CHOOSE(RANDBETWEEN(1;4);1;10;100;1000);RANDBETWEEN(-2;2))" office:value-type="float" office:value="72.1" calcext:value-type="float">
            <text:p>72,1</text:p>
          </table:table-cell>
          <table:table-cell table:style-name="ce40" table:formula="of:=CHOOSE([.Y7];&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7]+3&amp;&quot;²&quot;" office:value-type="string" office:string-value="7²" calcext:value-type="string">
            <text:p>7²</text:p>
          </table:table-cell>
          <table:table-cell table:style-name="ce135" table:formula="of:=[.E7]*[.G7]" office:value-type="float" office:value="88.22" calcext:value-type="float">
            <text:p>88,22</text:p>
          </table:table-cell>
          <table:table-cell table:style-name="ce27" table:formula="of:=[.I7]*[.K7]*[.M7]" office:value-type="float" office:value="275" calcext:value-type="float">
            <text:p>275</text:p>
          </table:table-cell>
          <table:table-cell table:style-name="ce48" table:formula="of:=[.O7]*CHOOSE([.Y7];0;0.01;0.0001;0.000001;1000000;10000;100;0.000001;0.0001;0.01;100;10000;1000000)&amp;&quot; &quot;&amp;[.R7]" office:value-type="string" office:string-value="0,0000721 m²" calcext:value-type="string">
            <text:p>0,0000721 m²</text:p>
          </table:table-cell>
          <table:table-cell/>
          <table:table-cell table:formula="of:=RANK([.Z7];[.Z1:.Z10])+2" office:value-type="float" office:value="4" calcext:value-type="float">
            <text:p>4</text:p>
          </table:table-cell>
          <table:table-cell table:style-name="ce83" table:formula="of:=RAND()" office:value-type="float" office:value="0.774122295039292" calcext:value-type="float">
            <text:p>0,774122295039292</text:p>
          </table:table-cell>
          <table:table-cell table:formula="of:=RANK([.AB7];[.AB3:.AB8])" office:value-type="float" office:value="1" calcext:value-type="float">
            <text:p>1</text:p>
          </table:table-cell>
          <table:table-cell table:style-name="ce83" table:formula="of:=RAND()" office:value-type="float" office:value="0.953435169401769" calcext:value-type="float">
            <text:p>0,953435169401769</text:p>
          </table:table-cell>
          <table:table-cell table:number-columns-repeated="996"/>
        </table:table-row>
        <table:table-row table:style-name="ro3">
          <table:table-cell table:style-name="ce4" table:formula="of:=([.Y8]+3)^2" office:value-type="float" office:value="81" calcext:value-type="float">
            <text:p>8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7];10;100;1000;10;100;1000);RANDBETWEEN(1;3))" office:value-type="float" office:value="4.4" calcext:value-type="float">
            <text:p>4,4</text:p>
          </table:table-cell>
          <table:table-cell table:style-name="ce7" office:value-type="string" calcext:value-type="string">
            <text:p>×</text:p>
          </table:table-cell>
          <table:table-cell table:style-name="ce9" table:formula="of:=CHOOSE([.AA8];&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float" office:value="11" calcext:value-type="float">
            <text:p>11</text:p>
          </table:table-cell>
          <table:table-cell table:style-name="ce7" office:value-type="string" calcext:value-type="string">
            <text:p>×</text:p>
          </table:table-cell>
          <table:table-cell table:style-name="ce116" table:formula="of:=IF(ROUND(RAND());RANDBETWEEN(2;12);&quot;(-&quot;&amp;RANDBETWEEN(2;12)&amp;&quot;)&quot;)" office:value-type="string" office:string-value="(-12)" calcext:value-type="string">
            <text:p>(-12)</text:p>
          </table:table-cell>
          <table:table-cell table:style-name="ce10" office:value-type="string" calcext:value-type="string">
            <text:p>=</text:p>
          </table:table-cell>
          <table:table-cell table:style-name="ce51" table:formula="of:=ROUNDUP(RAND()*1000/CHOOSE(RANDBETWEEN(1;4);1;10;100;1000);RANDBETWEEN(-2;2))" office:value-type="float" office:value="862.4" calcext:value-type="float">
            <text:p>862,4</text:p>
          </table:table-cell>
          <table:table-cell table:style-name="ce40" table:formula="of:=CHOOSE([.Y8];&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8]+3&amp;&quot;²&quot;" office:value-type="string" office:string-value="9²" calcext:value-type="string">
            <text:p>9²</text:p>
          </table:table-cell>
          <table:table-cell table:style-name="ce135" table:formula="of:=[.E8]*[.G8]" office:value-type="float" office:value="0.044" calcext:value-type="float">
            <text:p>0,044</text:p>
          </table:table-cell>
          <table:table-cell table:style-name="ce27" table:formula="of:=[.I8]*[.K8]*[.M8]" office:value-type="string" office:string-value="" calcext:value-type="error">
            <text:p>#VALEUR !</text:p>
          </table:table-cell>
          <table:table-cell table:style-name="ce48" table:formula="of:=[.O8]*CHOOSE([.Y8];0;0.01;0.0001;0.000001;1000000;10000;100;0.000001;0.0001;0.01;100;10000;1000000)&amp;&quot; &quot;&amp;[.R8]" office:value-type="string" office:string-value="8624000 m²" calcext:value-type="string">
            <text:p>8624000 m²</text:p>
          </table:table-cell>
          <table:table-cell/>
          <table:table-cell table:formula="of:=RANK([.Z8];[.Z1:.Z10])+2" office:value-type="float" office:value="6" calcext:value-type="float">
            <text:p>6</text:p>
          </table:table-cell>
          <table:table-cell table:style-name="ce83" table:formula="of:=RAND()" office:value-type="float" office:value="0.743504564487577" calcext:value-type="float">
            <text:p>0,743504564487577</text:p>
          </table:table-cell>
          <table:table-cell table:formula="of:=RANK([.AB8];[.AB3:.AB8])" office:value-type="float" office:value="2" calcext:value-type="float">
            <text:p>2</text:p>
          </table:table-cell>
          <table:table-cell table:style-name="ce83" table:formula="of:=RAND()" office:value-type="float" office:value="0.758801038505414" calcext:value-type="float">
            <text:p>0,758801038505414</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8" calcext:value-type="float">
            <text:p>8</text:p>
          </table:table-cell>
          <table:table-cell table:style-name="ce83" table:formula="of:=RAND()" office:value-type="float" office:value="0.681820935803833" calcext:value-type="float">
            <text:p>0,681820935803833</text:p>
          </table:table-cell>
          <table:table-cell table:number-columns-repeated="998"/>
        </table:table-row>
        <table:table-row table:style-name="ro4">
          <table:table-cell table:number-columns-repeated="24"/>
          <table:table-cell table:formula="of:=RANK([.Z10];[.Z1:.Z10])+2" office:value-type="float" office:value="5" calcext:value-type="float">
            <text:p>5</text:p>
          </table:table-cell>
          <table:table-cell table:style-name="ce83" table:formula="of:=RAND()" office:value-type="float" office:value="0.773094627286437" calcext:value-type="float">
            <text:p>0,773094627286437</text:p>
          </table:table-cell>
          <table:table-cell table:number-columns-repeated="998"/>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3" calcext:value-type="float">
            <text:p>3</text:p>
          </table:table-cell>
          <table:table-cell table:style-name="ce83" table:formula="of:=RAND()" office:value-type="float" office:value="0.823704170833395" calcext:value-type="float">
            <text:p>0,82370417083339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6023" calcext:value-type="string">
            <text:p>v6023</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13];[.Z12:.Z21])+2" office:value-type="float" office:value="9" calcext:value-type="float">
            <text:p>9</text:p>
          </table:table-cell>
          <table:table-cell table:style-name="ce83" table:formula="of:=RAND()" office:value-type="float" office:value="0.451876944939023" calcext:value-type="float">
            <text:p>0,451876944939023</text:p>
          </table:table-cell>
          <table:table-cell table:number-columns-repeated="998"/>
        </table:table-row>
        <table:table-row table:style-name="ro3">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12]" office:value-type="string" office:string-value="AB" calcext:value-type="string">
            <text:p>AB</text:p>
          </table:table-cell>
          <table:table-cell table:style-name="ce96"/>
          <table:table-cell table:style-name="ce99" table:formula="of:=[.R13]" office:value-type="string" office:string-value="v6023" calcext:value-type="string">
            <text:p>v6023</text:p>
          </table:table-cell>
          <table:table-cell table:style-name="ce83"/>
          <table:table-cell table:formula="of:=RANK([.Z14];[.Z12:.Z21])+2" office:value-type="float" office:value="10" calcext:value-type="float">
            <text:p>10</text:p>
          </table:table-cell>
          <table:table-cell table:style-name="ce83" table:formula="of:=RAND()" office:value-type="float" office:value="0.352866133470491" calcext:value-type="float">
            <text:p>0,352866133470491</text:p>
          </table:table-cell>
          <table:table-cell table:style-name="ce83" table:formula="of:=RANK([.AB14];[.AB14:.AB19])" office:value-type="float" office:value="6" calcext:value-type="float">
            <text:p>6</text:p>
          </table:table-cell>
          <table:table-cell table:style-name="ce83" table:formula="of:=RAND()" office:value-type="float" office:value="0.031625172629689" calcext:value-type="float">
            <text:p>0,031625172629689</text:p>
          </table:table-cell>
          <table:table-cell table:number-columns-repeated="996"/>
        </table:table-row>
        <table:table-row table:style-name="ro3">
          <table:table-cell table:style-name="ce4" table:formula="of:=([.Y15]+3)^2"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14];10;100;1000;10;100;1000);RANDBETWEEN(1;3))" office:value-type="float" office:value="967.49" calcext:value-type="float">
            <text:p>967,49</text:p>
          </table:table-cell>
          <table:table-cell table:style-name="ce7" office:value-type="string" calcext:value-type="string">
            <text:p>×</text:p>
          </table:table-cell>
          <table:table-cell table:style-name="ce9" table:formula="of:=CHOOSE([.AA15];&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string" office:string-value="(-12)" calcext:value-type="string">
            <text:p>(-12)</text:p>
          </table:table-cell>
          <table:table-cell table:style-name="ce7" office:value-type="string" calcext:value-type="string">
            <text:p>×</text:p>
          </table:table-cell>
          <table:table-cell table:style-name="ce116" table:formula="of:=IF(ROUND(RAND());RANDBETWEEN(2;12);&quot;(-&quot;&amp;RANDBETWEEN(2;12)&amp;&quot;)&quot;)" office:value-type="string" office:string-value="(-12)" calcext:value-type="string">
            <text:p>(-12)</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15];&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5]+3&amp;&quot;²&quot;" office:value-type="string" office:string-value="7²" calcext:value-type="string">
            <text:p>7²</text:p>
          </table:table-cell>
          <table:table-cell table:style-name="ce135" table:formula="of:=[.E15]*[.G15]" office:value-type="float" office:value="96.749" calcext:value-type="float">
            <text:p>96,749</text:p>
          </table:table-cell>
          <table:table-cell table:style-name="ce27" table:formula="of:=[.I15]*[.K15]*[.M15]" office:value-type="string" office:string-value="" calcext:value-type="error">
            <text:p>#VALEUR !</text:p>
          </table:table-cell>
          <table:table-cell table:style-name="ce48" table:formula="of:=[.O15]*CHOOSE([.Y15];0;0.01;0.0001;0.000001;1000000;10000;100;0.000001;0.0001;0.01;100;10000;1000000)&amp;&quot; &quot;&amp;[.R15]" office:value-type="string" office:string-value="0,0001 m²" calcext:value-type="string">
            <text:p>0,0001 m²</text:p>
          </table:table-cell>
          <table:table-cell/>
          <table:table-cell table:formula="of:=RANK([.Z15];[.Z12:.Z21])+2" office:value-type="float" office:value="4" calcext:value-type="float">
            <text:p>4</text:p>
          </table:table-cell>
          <table:table-cell table:style-name="ce83" table:formula="of:=RAND()" office:value-type="float" office:value="0.791690263878934" calcext:value-type="float">
            <text:p>0,791690263878934</text:p>
          </table:table-cell>
          <table:table-cell table:formula="of:=RANK([.AB15];[.AB14:.AB19])" office:value-type="float" office:value="4" calcext:value-type="float">
            <text:p>4</text:p>
          </table:table-cell>
          <table:table-cell table:style-name="ce83" table:formula="of:=RAND()" office:value-type="float" office:value="0.530587151015272" calcext:value-type="float">
            <text:p>0,530587151015272</text:p>
          </table:table-cell>
          <table:table-cell table:number-columns-repeated="996"/>
        </table:table-row>
        <table:table-row table:style-name="ro3">
          <table:table-cell table:style-name="ce4" table:formula="of:=([.Y16]+3)^2" office:value-type="float" office:value="121" calcext:value-type="float">
            <text:p>12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15];10;100;1000;10;100;1000);RANDBETWEEN(1;3))" office:value-type="float" office:value="4.1" calcext:value-type="float">
            <text:p>4,1</text:p>
          </table:table-cell>
          <table:table-cell table:style-name="ce7" office:value-type="string" calcext:value-type="string">
            <text:p>×</text:p>
          </table:table-cell>
          <table:table-cell table:style-name="ce9" table:formula="of:=CHOOSE([.AA16];&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5)" calcext:value-type="string">
            <text:p>(-5)</text:p>
          </table:table-cell>
          <table:table-cell table:style-name="ce10" office:value-type="string" calcext:value-type="string">
            <text:p>=</text:p>
          </table:table-cell>
          <table:table-cell table:style-name="ce51" table:formula="of:=ROUNDUP(RAND()*1000/CHOOSE(RANDBETWEEN(1;4);1;10;100;1000);RANDBETWEEN(-2;2))" office:value-type="float" office:value="0.1" calcext:value-type="float">
            <text:p>0,1</text:p>
          </table:table-cell>
          <table:table-cell table:style-name="ce40" table:formula="of:=CHOOSE([.Y16];&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6]+3&amp;&quot;²&quot;" office:value-type="string" office:string-value="11²" calcext:value-type="string">
            <text:p>11²</text:p>
          </table:table-cell>
          <table:table-cell table:style-name="ce135" table:formula="of:=[.E16]*[.G16]" office:value-type="float" office:value="0.41" calcext:value-type="float">
            <text:p>0,41</text:p>
          </table:table-cell>
          <table:table-cell table:style-name="ce27" table:formula="of:=[.I16]*[.K16]*[.M16]" office:value-type="string" office:string-value="" calcext:value-type="error">
            <text:p>#VALEUR !</text:p>
          </table:table-cell>
          <table:table-cell table:style-name="ce48" table:formula="of:=[.O16]*CHOOSE([.Y16];0;0.01;0.0001;0.000001;1000000;10000;100;0.000001;0.0001;0.01;100;10000;1000000)&amp;&quot; &quot;&amp;[.R16]" office:value-type="string" office:string-value="0,0000001 m²" calcext:value-type="string">
            <text:p>0,0000001 m²</text:p>
          </table:table-cell>
          <table:table-cell/>
          <table:table-cell table:formula="of:=RANK([.Z16];[.Z12:.Z21])+2" office:value-type="float" office:value="8" calcext:value-type="float">
            <text:p>8</text:p>
          </table:table-cell>
          <table:table-cell table:style-name="ce83" table:formula="of:=RAND()" office:value-type="float" office:value="0.514165292536216" calcext:value-type="float">
            <text:p>0,514165292536216</text:p>
          </table:table-cell>
          <table:table-cell table:formula="of:=RANK([.AB16];[.AB14:.AB19])" office:value-type="float" office:value="1" calcext:value-type="float">
            <text:p>1</text:p>
          </table:table-cell>
          <table:table-cell table:style-name="ce83" table:formula="of:=RAND()" office:value-type="float" office:value="0.813542141618158" calcext:value-type="float">
            <text:p>0,813542141618158</text:p>
          </table:table-cell>
          <table:table-cell table:number-columns-repeated="996"/>
        </table:table-row>
        <table:table-row table:style-name="ro3">
          <table:table-cell table:style-name="ce4" table:formula="of:=([.Y17]+3)^2" office:value-type="float" office:value="81" calcext:value-type="float">
            <text:p>8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16];10;100;1000;10;100;1000);RANDBETWEEN(1;3))" office:value-type="float" office:value="9.696" calcext:value-type="float">
            <text:p>9,696</text:p>
          </table:table-cell>
          <table:table-cell table:style-name="ce7" office:value-type="string" calcext:value-type="string">
            <text:p>×</text:p>
          </table:table-cell>
          <table:table-cell table:style-name="ce9" table:formula="of:=CHOOSE([.AA17];&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7" office:value-type="string" calcext:value-type="string">
            <text:p>×</text:p>
          </table:table-cell>
          <table:table-cell table:style-name="ce116" table:formula="of:=IF(ROUND(RAND());RANDBETWEEN(2;12);&quot;(-&quot;&amp;RANDBETWEEN(2;12)&amp;&quot;)&quot;)" office:value-type="float" office:value="5" calcext:value-type="float">
            <text:p>5</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17];&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7]+3&amp;&quot;²&quot;" office:value-type="string" office:string-value="9²" calcext:value-type="string">
            <text:p>9²</text:p>
          </table:table-cell>
          <table:table-cell table:style-name="ce135" table:formula="of:=[.E17]*[.G17]" office:value-type="float" office:value="0.009696" calcext:value-type="float">
            <text:p>0,009696</text:p>
          </table:table-cell>
          <table:table-cell table:style-name="ce27" table:formula="of:=[.I17]*[.K17]*[.M17]" office:value-type="string" office:string-value="" calcext:value-type="error">
            <text:p>#VALEUR !</text:p>
          </table:table-cell>
          <table:table-cell table:style-name="ce48" table:formula="of:=[.O17]*CHOOSE([.Y17];0;0.01;0.0001;0.000001;1000000;10000;100;0.000001;0.0001;0.01;100;10000;1000000)&amp;&quot; &quot;&amp;[.R17]" office:value-type="string" office:string-value="1000000 m²" calcext:value-type="string">
            <text:p>1000000 m²</text:p>
          </table:table-cell>
          <table:table-cell/>
          <table:table-cell table:formula="of:=RANK([.Z17];[.Z12:.Z21])+2" office:value-type="float" office:value="6" calcext:value-type="float">
            <text:p>6</text:p>
          </table:table-cell>
          <table:table-cell table:style-name="ce83" table:formula="of:=RAND()" office:value-type="float" office:value="0.674370149631197" calcext:value-type="float">
            <text:p>0,674370149631197</text:p>
          </table:table-cell>
          <table:table-cell table:formula="of:=RANK([.AB17];[.AB14:.AB19])" office:value-type="float" office:value="3" calcext:value-type="float">
            <text:p>3</text:p>
          </table:table-cell>
          <table:table-cell table:style-name="ce83" table:formula="of:=RAND()" office:value-type="float" office:value="0.532413159851718" calcext:value-type="float">
            <text:p>0,532413159851718</text:p>
          </table:table-cell>
          <table:table-cell table:number-columns-repeated="996"/>
        </table:table-row>
        <table:table-row table:style-name="ro3">
          <table:table-cell table:style-name="ce4" table:formula="of:=([.Y18]+3)^2"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17];10;100;1000;10;100;1000);RANDBETWEEN(1;3))" office:value-type="float" office:value="500.96" calcext:value-type="float">
            <text:p>500,96</text:p>
          </table:table-cell>
          <table:table-cell table:style-name="ce7" office:value-type="string" calcext:value-type="string">
            <text:p>×</text:p>
          </table:table-cell>
          <table:table-cell table:style-name="ce9" table:formula="of:=CHOOSE([.AA18];&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7)" calcext:value-type="string">
            <text:p>(-7)</text:p>
          </table:table-cell>
          <table:table-cell table:style-name="ce7" office:value-type="string" calcext:value-type="string">
            <text:p>×</text:p>
          </table:table-cell>
          <table:table-cell table:style-name="ce116" table:formula="of:=IF(ROUND(RAND());RANDBETWEEN(2;12);&quot;(-&quot;&amp;RANDBETWEEN(2;12)&amp;&quot;)&quot;)" office:value-type="float" office:value="3" calcext:value-type="float">
            <text:p>3</text:p>
          </table:table-cell>
          <table:table-cell table:style-name="ce10" office:value-type="string" calcext:value-type="string">
            <text:p>=</text:p>
          </table:table-cell>
          <table:table-cell table:style-name="ce51" table:formula="of:=ROUNDUP(RAND()*1000/CHOOSE(RANDBETWEEN(1;4);1;10;100;1000);RANDBETWEEN(-2;2))" office:value-type="float" office:value="7" calcext:value-type="float">
            <text:p>7</text:p>
          </table:table-cell>
          <table:table-cell table:style-name="ce40" table:formula="of:=CHOOSE([.Y18];&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8]+3&amp;&quot;²&quot;" office:value-type="string" office:string-value="8²" calcext:value-type="string">
            <text:p>8²</text:p>
          </table:table-cell>
          <table:table-cell table:style-name="ce135" table:formula="of:=[.E18]*[.G18]" office:value-type="float" office:value="5.0096" calcext:value-type="float">
            <text:p>5,0096</text:p>
          </table:table-cell>
          <table:table-cell table:style-name="ce27" table:formula="of:=[.I18]*[.K18]*[.M18]" office:value-type="string" office:string-value="" calcext:value-type="error">
            <text:p>#VALEUR !</text:p>
          </table:table-cell>
          <table:table-cell table:style-name="ce48" table:formula="of:=[.O18]*CHOOSE([.Y18];0;0.01;0.0001;0.000001;1000000;10000;100;0.000001;0.0001;0.01;100;10000;1000000)&amp;&quot; &quot;&amp;[.R18]" office:value-type="string" office:string-value="7000000 m²" calcext:value-type="string">
            <text:p>7000000 m²</text:p>
          </table:table-cell>
          <table:table-cell/>
          <table:table-cell table:formula="of:=RANK([.Z18];[.Z12:.Z21])+2" office:value-type="float" office:value="5" calcext:value-type="float">
            <text:p>5</text:p>
          </table:table-cell>
          <table:table-cell table:style-name="ce83" table:formula="of:=RAND()" office:value-type="float" office:value="0.689372661897906" calcext:value-type="float">
            <text:p>0,689372661897906</text:p>
          </table:table-cell>
          <table:table-cell table:formula="of:=RANK([.AB18];[.AB14:.AB19])" office:value-type="float" office:value="5" calcext:value-type="float">
            <text:p>5</text:p>
          </table:table-cell>
          <table:table-cell table:style-name="ce83" table:formula="of:=RAND()" office:value-type="float" office:value="0.432171618012391" calcext:value-type="float">
            <text:p>0,432171618012391</text:p>
          </table:table-cell>
          <table:table-cell table:number-columns-repeated="996"/>
        </table:table-row>
        <table:table-row table:style-name="ro3">
          <table:table-cell table:style-name="ce4" table:formula="of:=([.Y19]+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18];10;100;1000;10;100;1000);RANDBETWEEN(1;3))" office:value-type="float" office:value="52" calcext:value-type="float">
            <text:p>52</text:p>
          </table:table-cell>
          <table:table-cell table:style-name="ce7" office:value-type="string" calcext:value-type="string">
            <text:p>×</text:p>
          </table:table-cell>
          <table:table-cell table:style-name="ce9" table:formula="of:=CHOOSE([.AA19];&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12)" calcext:value-type="string">
            <text:p>(-12)</text:p>
          </table:table-cell>
          <table:table-cell table:style-name="ce7" office:value-type="string" calcext:value-type="string">
            <text:p>×</text:p>
          </table:table-cell>
          <table:table-cell table:style-name="ce116" table:formula="of:=IF(ROUND(RAND());RANDBETWEEN(2;12);&quot;(-&quot;&amp;RANDBETWEEN(2;12)&amp;&quot;)&quot;)" office:value-type="float" office:value="4" calcext:value-type="float">
            <text:p>4</text:p>
          </table:table-cell>
          <table:table-cell table:style-name="ce10" office:value-type="string" calcext:value-type="string">
            <text:p>=</text:p>
          </table:table-cell>
          <table:table-cell table:style-name="ce51" table:formula="of:=ROUNDUP(RAND()*1000/CHOOSE(RANDBETWEEN(1;4);1;10;100;1000);RANDBETWEEN(-2;2))" office:value-type="float" office:value="2.57" calcext:value-type="float">
            <text:p>2,57</text:p>
          </table:table-cell>
          <table:table-cell table:style-name="ce40" table:formula="of:=CHOOSE([.Y19];&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19]+3&amp;&quot;²&quot;" office:value-type="string" office:string-value="15²" calcext:value-type="string">
            <text:p>15²</text:p>
          </table:table-cell>
          <table:table-cell table:style-name="ce135" table:formula="of:=[.E19]*[.G19]" office:value-type="float" office:value="0.52" calcext:value-type="float">
            <text:p>0,52</text:p>
          </table:table-cell>
          <table:table-cell table:style-name="ce27" table:formula="of:=[.I19]*[.K19]*[.M19]" office:value-type="string" office:string-value="" calcext:value-type="error">
            <text:p>#VALEUR !</text:p>
          </table:table-cell>
          <table:table-cell table:style-name="ce48" table:formula="of:=[.O19]*CHOOSE([.Y19];0;0.01;0.0001;0.000001;1000000;10000;100;0.000001;0.0001;0.01;100;10000;1000000)&amp;&quot; &quot;&amp;[.R19]" office:value-type="string" office:string-value="25700 m²" calcext:value-type="string">
            <text:p>25700 m²</text:p>
          </table:table-cell>
          <table:table-cell/>
          <table:table-cell table:formula="of:=RANK([.Z19];[.Z12:.Z21])+2" office:value-type="float" office:value="12" calcext:value-type="float">
            <text:p>12</text:p>
          </table:table-cell>
          <table:table-cell table:style-name="ce83" table:formula="of:=RAND()" office:value-type="float" office:value="0.145568808966983" calcext:value-type="float">
            <text:p>0,145568808966983</text:p>
          </table:table-cell>
          <table:table-cell table:formula="of:=RANK([.AB19];[.AB14:.AB19])" office:value-type="float" office:value="2" calcext:value-type="float">
            <text:p>2</text:p>
          </table:table-cell>
          <table:table-cell table:style-name="ce83" table:formula="of:=RAND()" office:value-type="float" office:value="0.806914301469383" calcext:value-type="float">
            <text:p>0,80691430146938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11" calcext:value-type="float">
            <text:p>11</text:p>
          </table:table-cell>
          <table:table-cell table:style-name="ce83" table:formula="of:=RAND()" office:value-type="float" office:value="0.235719721707543" calcext:value-type="float">
            <text:p>0,235719721707543</text:p>
          </table:table-cell>
          <table:table-cell table:number-columns-repeated="998"/>
        </table:table-row>
        <table:table-row table:style-name="ro4">
          <table:table-cell table:number-columns-repeated="24"/>
          <table:table-cell table:formula="of:=RANK([.Z21];[.Z12:.Z21])+2" office:value-type="float" office:value="7" calcext:value-type="float">
            <text:p>7</text:p>
          </table:table-cell>
          <table:table-cell table:style-name="ce83" table:formula="of:=RAND()" office:value-type="float" office:value="0.550161958016312" calcext:value-type="float">
            <text:p>0,550161958016312</text:p>
          </table:table-cell>
          <table:table-cell table:number-columns-repeated="998"/>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10" calcext:value-type="float">
            <text:p>10</text:p>
          </table:table-cell>
          <table:table-cell table:style-name="ce83" table:formula="of:=RAND()" office:value-type="float" office:value="0.0480991078414851" calcext:value-type="float">
            <text:p>0,048099107841485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6023" calcext:value-type="string">
            <text:p>v6023</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24];[.Z23:.Z32])+2" office:value-type="float" office:value="11" calcext:value-type="float">
            <text:p>11</text:p>
          </table:table-cell>
          <table:table-cell table:style-name="ce83" table:formula="of:=RAND()" office:value-type="float" office:value="0.0477008551274334" calcext:value-type="float">
            <text:p>0,0477008551274334</text:p>
          </table:table-cell>
          <table:table-cell table:number-columns-repeated="998"/>
        </table:table-row>
        <table:table-row table:style-name="ro3">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23]" office:value-type="string" office:string-value="AC" calcext:value-type="string">
            <text:p>AC</text:p>
          </table:table-cell>
          <table:table-cell table:style-name="ce96"/>
          <table:table-cell table:style-name="ce99" table:formula="of:=[.R24]" office:value-type="string" office:string-value="v6023" calcext:value-type="string">
            <text:p>v6023</text:p>
          </table:table-cell>
          <table:table-cell table:style-name="ce83"/>
          <table:table-cell table:formula="of:=RANK([.Z25];[.Z23:.Z32])+2" office:value-type="float" office:value="6" calcext:value-type="float">
            <text:p>6</text:p>
          </table:table-cell>
          <table:table-cell table:style-name="ce83" table:formula="of:=RAND()" office:value-type="float" office:value="0.579877435536504" calcext:value-type="float">
            <text:p>0,579877435536504</text:p>
          </table:table-cell>
          <table:table-cell table:style-name="ce83" table:formula="of:=RANK([.AB25];[.AB25:.AB30])" office:value-type="float" office:value="2" calcext:value-type="float">
            <text:p>2</text:p>
          </table:table-cell>
          <table:table-cell table:style-name="ce83" table:formula="of:=RAND()" office:value-type="float" office:value="0.902439748935075" calcext:value-type="float">
            <text:p>0,902439748935075</text:p>
          </table:table-cell>
          <table:table-cell table:number-columns-repeated="996"/>
        </table:table-row>
        <table:table-row table:style-name="ro3">
          <table:table-cell table:style-name="ce4" table:formula="of:=([.Y26]+3)^2"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25];10;100;1000;10;100;1000);RANDBETWEEN(1;3))" office:value-type="float" office:value="42.12" calcext:value-type="float">
            <text:p>42,12</text:p>
          </table:table-cell>
          <table:table-cell table:style-name="ce7" office:value-type="string" calcext:value-type="string">
            <text:p>×</text:p>
          </table:table-cell>
          <table:table-cell table:style-name="ce9" table:formula="of:=CHOOSE([.AA26];&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string" office:string-value="(-9)" calcext:value-type="string">
            <text:p>(-9)</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10" office:value-type="string" calcext:value-type="string">
            <text:p>=</text:p>
          </table:table-cell>
          <table:table-cell table:style-name="ce51" table:formula="of:=ROUNDUP(RAND()*1000/CHOOSE(RANDBETWEEN(1;4);1;10;100;1000);RANDBETWEEN(-2;2))" office:value-type="float" office:value="0.2" calcext:value-type="float">
            <text:p>0,2</text:p>
          </table:table-cell>
          <table:table-cell table:style-name="ce40" table:formula="of:=CHOOSE([.Y26];&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6]+3&amp;&quot;²&quot;" office:value-type="string" office:string-value="8²" calcext:value-type="string">
            <text:p>8²</text:p>
          </table:table-cell>
          <table:table-cell table:style-name="ce135" table:formula="of:=[.E26]*[.G26]" office:value-type="float" office:value="4.212" calcext:value-type="float">
            <text:p>4,212</text:p>
          </table:table-cell>
          <table:table-cell table:style-name="ce27" table:formula="of:=[.I26]*[.K26]*[.M26]" office:value-type="string" office:string-value="" calcext:value-type="error">
            <text:p>#VALEUR !</text:p>
          </table:table-cell>
          <table:table-cell table:style-name="ce48" table:formula="of:=[.O26]*CHOOSE([.Y26];0;0.01;0.0001;0.000001;1000000;10000;100;0.000001;0.0001;0.01;100;10000;1000000)&amp;&quot; &quot;&amp;[.R26]" office:value-type="string" office:string-value="200000 m²" calcext:value-type="string">
            <text:p>200000 m²</text:p>
          </table:table-cell>
          <table:table-cell/>
          <table:table-cell table:formula="of:=RANK([.Z26];[.Z23:.Z32])+2" office:value-type="float" office:value="5" calcext:value-type="float">
            <text:p>5</text:p>
          </table:table-cell>
          <table:table-cell table:style-name="ce83" table:formula="of:=RAND()" office:value-type="float" office:value="0.849904550073394" calcext:value-type="float">
            <text:p>0,849904550073394</text:p>
          </table:table-cell>
          <table:table-cell table:formula="of:=RANK([.AB26];[.AB25:.AB30])" office:value-type="float" office:value="1" calcext:value-type="float">
            <text:p>1</text:p>
          </table:table-cell>
          <table:table-cell table:style-name="ce83" table:formula="of:=RAND()" office:value-type="float" office:value="0.969555536907731" calcext:value-type="float">
            <text:p>0,969555536907731</text:p>
          </table:table-cell>
          <table:table-cell table:number-columns-repeated="996"/>
        </table:table-row>
        <table:table-row table:style-name="ro3">
          <table:table-cell table:style-name="ce4" table:formula="of:=([.Y27]+3)^2" office:value-type="float" office:value="121" calcext:value-type="float">
            <text:p>12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26];10;100;1000;10;100;1000);RANDBETWEEN(1;3))" office:value-type="float" office:value="5.132" calcext:value-type="float">
            <text:p>5,132</text:p>
          </table:table-cell>
          <table:table-cell table:style-name="ce7" office:value-type="string" calcext:value-type="string">
            <text:p>×</text:p>
          </table:table-cell>
          <table:table-cell table:style-name="ce9" table:formula="of:=CHOOSE([.AA27];&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float" office:value="11" calcext:value-type="float">
            <text:p>11</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27];&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7]+3&amp;&quot;²&quot;" office:value-type="string" office:string-value="11²" calcext:value-type="string">
            <text:p>11²</text:p>
          </table:table-cell>
          <table:table-cell table:style-name="ce135" table:formula="of:=[.E27]*[.G27]" office:value-type="float" office:value="0.005132" calcext:value-type="float">
            <text:p>0,005132</text:p>
          </table:table-cell>
          <table:table-cell table:style-name="ce27" table:formula="of:=[.I27]*[.K27]*[.M27]" office:value-type="string" office:string-value="" calcext:value-type="error">
            <text:p>#VALEUR !</text:p>
          </table:table-cell>
          <table:table-cell table:style-name="ce48" table:formula="of:=[.O27]*CHOOSE([.Y27];0;0.01;0.0001;0.000001;1000000;10000;100;0.000001;0.0001;0.01;100;10000;1000000)&amp;&quot; &quot;&amp;[.R27]" office:value-type="string" office:string-value="0,0001 m²" calcext:value-type="string">
            <text:p>0,0001 m²</text:p>
          </table:table-cell>
          <table:table-cell/>
          <table:table-cell table:formula="of:=RANK([.Z27];[.Z23:.Z32])+2" office:value-type="float" office:value="8" calcext:value-type="float">
            <text:p>8</text:p>
          </table:table-cell>
          <table:table-cell table:style-name="ce83" table:formula="of:=RAND()" office:value-type="float" office:value="0.263979032702099" calcext:value-type="float">
            <text:p>0,263979032702099</text:p>
          </table:table-cell>
          <table:table-cell table:formula="of:=RANK([.AB27];[.AB25:.AB30])" office:value-type="float" office:value="3" calcext:value-type="float">
            <text:p>3</text:p>
          </table:table-cell>
          <table:table-cell table:style-name="ce83" table:formula="of:=RAND()" office:value-type="float" office:value="0.557197118000646" calcext:value-type="float">
            <text:p>0,557197118000646</text:p>
          </table:table-cell>
          <table:table-cell table:number-columns-repeated="996"/>
        </table:table-row>
        <table:table-row table:style-name="ro3">
          <table:table-cell table:style-name="ce4" table:formula="of:=([.Y28]+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27];10;100;1000;10;100;1000);RANDBETWEEN(1;3))" office:value-type="float" office:value="164.36" calcext:value-type="float">
            <text:p>164,36</text:p>
          </table:table-cell>
          <table:table-cell table:style-name="ce7" office:value-type="string" calcext:value-type="string">
            <text:p>×</text:p>
          </table:table-cell>
          <table:table-cell table:style-name="ce9" table:formula="of:=CHOOSE([.AA28];&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12)" calcext:value-type="string">
            <text:p>(-12)</text:p>
          </table:table-cell>
          <table:table-cell table:style-name="ce7" office:value-type="string" calcext:value-type="string">
            <text:p>×</text:p>
          </table:table-cell>
          <table:table-cell table:style-name="ce116" table:formula="of:=IF(ROUND(RAND());RANDBETWEEN(2;12);&quot;(-&quot;&amp;RANDBETWEEN(2;12)&amp;&quot;)&quot;)" office:value-type="string" office:string-value="(-4)" calcext:value-type="string">
            <text:p>(-4)</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Y28];&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8]+3&amp;&quot;²&quot;" office:value-type="string" office:string-value="15²" calcext:value-type="string">
            <text:p>15²</text:p>
          </table:table-cell>
          <table:table-cell table:style-name="ce135" table:formula="of:=[.E28]*[.G28]" office:value-type="float" office:value="16.436" calcext:value-type="float">
            <text:p>16,436</text:p>
          </table:table-cell>
          <table:table-cell table:style-name="ce27" table:formula="of:=[.I28]*[.K28]*[.M28]" office:value-type="string" office:string-value="" calcext:value-type="error">
            <text:p>#VALEUR !</text:p>
          </table:table-cell>
          <table:table-cell table:style-name="ce48" table:formula="of:=[.O28]*CHOOSE([.Y28];0;0.01;0.0001;0.000001;1000000;10000;100;0.000001;0.0001;0.01;100;10000;1000000)&amp;&quot; &quot;&amp;[.R28]" office:value-type="string" office:string-value="100000 m²" calcext:value-type="string">
            <text:p>100000 m²</text:p>
          </table:table-cell>
          <table:table-cell/>
          <table:table-cell table:formula="of:=RANK([.Z28];[.Z23:.Z32])+2" office:value-type="float" office:value="12" calcext:value-type="float">
            <text:p>12</text:p>
          </table:table-cell>
          <table:table-cell table:style-name="ce83" table:formula="of:=RAND()" office:value-type="float" office:value="0.00617417490890577" calcext:value-type="float">
            <text:p>0,00617417490890577</text:p>
          </table:table-cell>
          <table:table-cell table:formula="of:=RANK([.AB28];[.AB25:.AB30])" office:value-type="float" office:value="4" calcext:value-type="float">
            <text:p>4</text:p>
          </table:table-cell>
          <table:table-cell table:style-name="ce83" table:formula="of:=RAND()" office:value-type="float" office:value="0.537202342096134" calcext:value-type="float">
            <text:p>0,537202342096134</text:p>
          </table:table-cell>
          <table:table-cell table:number-columns-repeated="996"/>
        </table:table-row>
        <table:table-row table:style-name="ro3">
          <table:table-cell table:style-name="ce4" table:formula="of:=([.Y29]+3)^2" office:value-type="float" office:value="144" calcext:value-type="float">
            <text:p>14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28];10;100;1000;10;100;1000);RANDBETWEEN(1;3))" office:value-type="float" office:value="3.32" calcext:value-type="float">
            <text:p>3,32</text:p>
          </table:table-cell>
          <table:table-cell table:style-name="ce7" office:value-type="string" calcext:value-type="string">
            <text:p>×</text:p>
          </table:table-cell>
          <table:table-cell table:style-name="ce9" table:formula="of:=CHOOSE([.AA29];&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float" office:value="6" calcext:value-type="float">
            <text:p>6</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10" office:value-type="string" calcext:value-type="string">
            <text:p>=</text:p>
          </table:table-cell>
          <table:table-cell table:style-name="ce51" table:formula="of:=ROUNDUP(RAND()*1000/CHOOSE(RANDBETWEEN(1;4);1;10;100;1000);RANDBETWEEN(-2;2))" office:value-type="float" office:value="9" calcext:value-type="float">
            <text:p>9</text:p>
          </table:table-cell>
          <table:table-cell table:style-name="ce40" table:formula="of:=CHOOSE([.Y29];&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29]+3&amp;&quot;²&quot;" office:value-type="string" office:string-value="12²" calcext:value-type="string">
            <text:p>12²</text:p>
          </table:table-cell>
          <table:table-cell table:style-name="ce135" table:formula="of:=[.E29]*[.G29]" office:value-type="float" office:value="0.0332" calcext:value-type="float">
            <text:p>0,0332</text:p>
          </table:table-cell>
          <table:table-cell table:style-name="ce27" table:formula="of:=[.I29]*[.K29]*[.M29]" office:value-type="string" office:string-value="" calcext:value-type="error">
            <text:p>#VALEUR !</text:p>
          </table:table-cell>
          <table:table-cell table:style-name="ce48" table:formula="of:=[.O29]*CHOOSE([.Y29];0;0.01;0.0001;0.000001;1000000;10000;100;0.000001;0.0001;0.01;100;10000;1000000)&amp;&quot; &quot;&amp;[.R29]" office:value-type="string" office:string-value="0,0009 m²" calcext:value-type="string">
            <text:p>0,0009 m²</text:p>
          </table:table-cell>
          <table:table-cell/>
          <table:table-cell table:formula="of:=RANK([.Z29];[.Z23:.Z32])+2" office:value-type="float" office:value="9" calcext:value-type="float">
            <text:p>9</text:p>
          </table:table-cell>
          <table:table-cell table:style-name="ce83" table:formula="of:=RAND()" office:value-type="float" office:value="0.0915863734814984" calcext:value-type="float">
            <text:p>0,0915863734814984</text:p>
          </table:table-cell>
          <table:table-cell table:formula="of:=RANK([.AB29];[.AB25:.AB30])" office:value-type="float" office:value="5" calcext:value-type="float">
            <text:p>5</text:p>
          </table:table-cell>
          <table:table-cell table:style-name="ce83" table:formula="of:=RAND()" office:value-type="float" office:value="0.473256554125324" calcext:value-type="float">
            <text:p>0,473256554125324</text:p>
          </table:table-cell>
          <table:table-cell table:number-columns-repeated="996"/>
        </table:table-row>
        <table:table-row table:style-name="ro3">
          <table:table-cell table:style-name="ce4" table:formula="of:=([.Y30]+3)^2" office:value-type="float" office:value="100" calcext:value-type="float">
            <text:p>100</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29];10;100;1000;10;100;1000);RANDBETWEEN(1;3))" office:value-type="float" office:value="64.36" calcext:value-type="float">
            <text:p>64,36</text:p>
          </table:table-cell>
          <table:table-cell table:style-name="ce7" office:value-type="string" calcext:value-type="string">
            <text:p>×</text:p>
          </table:table-cell>
          <table:table-cell table:style-name="ce9" table:formula="of:=CHOOSE([.AA30];&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2)" calcext:value-type="string">
            <text:p>(-2)</text:p>
          </table:table-cell>
          <table:table-cell table:style-name="ce7" office:value-type="string" calcext:value-type="string">
            <text:p>×</text:p>
          </table:table-cell>
          <table:table-cell table:style-name="ce116" table:formula="of:=IF(ROUND(RAND());RANDBETWEEN(2;12);&quot;(-&quot;&amp;RANDBETWEEN(2;12)&amp;&quot;)&quot;)" office:value-type="float" office:value="6" calcext:value-type="float">
            <text:p>6</text:p>
          </table:table-cell>
          <table:table-cell table:style-name="ce10" office:value-type="string" calcext:value-type="string">
            <text:p>=</text:p>
          </table:table-cell>
          <table:table-cell table:style-name="ce51" table:formula="of:=ROUNDUP(RAND()*1000/CHOOSE(RANDBETWEEN(1;4);1;10;100;1000);RANDBETWEEN(-2;2))" office:value-type="float" office:value="88.68" calcext:value-type="float">
            <text:p>88,68</text:p>
          </table:table-cell>
          <table:table-cell table:style-name="ce40" table:formula="of:=CHOOSE([.Y30];&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0]+3&amp;&quot;²&quot;" office:value-type="string" office:string-value="10²" calcext:value-type="string">
            <text:p>10²</text:p>
          </table:table-cell>
          <table:table-cell table:style-name="ce135" table:formula="of:=[.E30]*[.G30]" office:value-type="float" office:value="0.06436" calcext:value-type="float">
            <text:p>0,06436</text:p>
          </table:table-cell>
          <table:table-cell table:style-name="ce27" table:formula="of:=[.I30]*[.K30]*[.M30]" office:value-type="string" office:string-value="" calcext:value-type="error">
            <text:p>#VALEUR !</text:p>
          </table:table-cell>
          <table:table-cell table:style-name="ce48" table:formula="of:=[.O30]*CHOOSE([.Y30];0;0.01;0.0001;0.000001;1000000;10000;100;0.000001;0.0001;0.01;100;10000;1000000)&amp;&quot; &quot;&amp;[.R30]" office:value-type="string" office:string-value="8868 m²" calcext:value-type="string">
            <text:p>8868 m²</text:p>
          </table:table-cell>
          <table:table-cell/>
          <table:table-cell table:formula="of:=RANK([.Z30];[.Z23:.Z32])+2" office:value-type="float" office:value="7" calcext:value-type="float">
            <text:p>7</text:p>
          </table:table-cell>
          <table:table-cell table:style-name="ce83" table:formula="of:=RAND()" office:value-type="float" office:value="0.287821226904476" calcext:value-type="float">
            <text:p>0,287821226904476</text:p>
          </table:table-cell>
          <table:table-cell table:formula="of:=RANK([.AB30];[.AB25:.AB30])" office:value-type="float" office:value="6" calcext:value-type="float">
            <text:p>6</text:p>
          </table:table-cell>
          <table:table-cell table:style-name="ce83" table:formula="of:=RAND()" office:value-type="float" office:value="0.205860932606337" calcext:value-type="float">
            <text:p>0,205860932606337</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4" calcext:value-type="float">
            <text:p>4</text:p>
          </table:table-cell>
          <table:table-cell table:style-name="ce83" table:formula="of:=RAND()" office:value-type="float" office:value="0.957663646113074" calcext:value-type="float">
            <text:p>0,957663646113074</text:p>
          </table:table-cell>
          <table:table-cell table:number-columns-repeated="998"/>
        </table:table-row>
        <table:table-row table:style-name="ro4">
          <table:table-cell table:number-columns-repeated="24"/>
          <table:table-cell table:formula="of:=RANK([.Z32];[.Z23:.Z32])+2" office:value-type="float" office:value="3" calcext:value-type="float">
            <text:p>3</text:p>
          </table:table-cell>
          <table:table-cell table:style-name="ce83" table:formula="of:=RAND()" office:value-type="float" office:value="0.960958255308846" calcext:value-type="float">
            <text:p>0,960958255308846</text:p>
          </table:table-cell>
          <table:table-cell table:number-columns-repeated="998"/>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ST 4<text:span text:style-name="T2">e</text:span> - Date : ……………………………</text:p>
          </table:table-cell>
          <table:covered-table-cell table:number-columns-repeated="7"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3" calcext:value-type="float">
            <text:p>3</text:p>
          </table:table-cell>
          <table:table-cell table:style-name="ce83" table:formula="of:=RAND()" office:value-type="float" office:value="0.867632495850339" calcext:value-type="float">
            <text:p>0,867632495850339</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5" table:number-rows-spanned="1">
            <text:p>Prénom :</text:p>
          </table:table-cell>
          <table:covered-table-cell table:number-columns-repeated="2"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R$2]" office:value-type="string" office:string-value="v6023" calcext:value-type="string">
            <text:p>v6023</text:p>
          </table:table-cell>
          <table:table-cell/>
          <table:table-cell table:style-name="ce25" office:value-type="string" calcext:value-type="string" table:number-columns-spanned="4" table:number-rows-spanned="1">
            <text:p>Correction CEINTURE BLEUE 1</text:p>
          </table:table-cell>
          <table:covered-table-cell table:style-name="ce28"/>
          <table:covered-table-cell table:style-name="ce30"/>
          <table:covered-table-cell table:style-name="ce31"/>
          <table:table-cell/>
          <table:table-cell table:formula="of:=RANK([.Z35];[.Z34:.Z43])+2" office:value-type="float" office:value="7" calcext:value-type="float">
            <text:p>7</text:p>
          </table:table-cell>
          <table:table-cell table:style-name="ce83" table:formula="of:=RAND()" office:value-type="float" office:value="0.465615328203822" calcext:value-type="float">
            <text:p>0,465615328203822</text:p>
          </table:table-cell>
          <table:table-cell table:number-columns-repeated="998"/>
        </table:table-row>
        <table:table-row table:style-name="ro3">
          <table:table-cell table:style-name="ce37" office:value-type="string" calcext:value-type="string" table:number-columns-spanned="4" table:number-rows-spanned="1">
            <text:p>Racines des carrés parfaits</text:p>
          </table:table-cell>
          <table:covered-table-cell table:number-columns-repeated="3" table:style-name="ce38"/>
          <table:table-cell table:style-name="ce37" office:value-type="string" calcext:value-type="string" table:number-columns-spanned="4" table:number-rows-spanned="1">
            <text:p>Multiplications</text:p>
            <text:p>par 0,1 0,01 0,001</text:p>
          </table:table-cell>
          <table:covered-table-cell table:number-columns-repeated="3" table:style-name="ce38"/>
          <table:table-cell table:style-name="ce37" office:value-type="string" calcext:value-type="string" table:number-columns-spanned="6" table:number-rows-spanned="1">
            <text:p>Produits de relatifs</text:p>
          </table:table-cell>
          <table:covered-table-cell table:number-columns-repeated="5" table:style-name="ce38"/>
          <table:table-cell table:style-name="ce37" office:value-type="string" calcext:value-type="string" table:number-columns-spanned="4" table:number-rows-spanned="1">
            <text:p>Conversions d’unités d’aires</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R34]" office:value-type="string" office:string-value="AD" calcext:value-type="string">
            <text:p>AD</text:p>
          </table:table-cell>
          <table:table-cell table:style-name="ce96"/>
          <table:table-cell table:style-name="ce99" table:formula="of:=[.R35]" office:value-type="string" office:string-value="v6023" calcext:value-type="string">
            <text:p>v6023</text:p>
          </table:table-cell>
          <table:table-cell table:style-name="ce83"/>
          <table:table-cell table:formula="of:=RANK([.Z36];[.Z34:.Z43])+2" office:value-type="float" office:value="11" calcext:value-type="float">
            <text:p>11</text:p>
          </table:table-cell>
          <table:table-cell table:style-name="ce83" table:formula="of:=RAND()" office:value-type="float" office:value="0.27808954363499" calcext:value-type="float">
            <text:p>0,27808954363499</text:p>
          </table:table-cell>
          <table:table-cell table:style-name="ce83" table:formula="of:=RANK([.AB36];[.AB36:.AB41])" office:value-type="float" office:value="2" calcext:value-type="float">
            <text:p>2</text:p>
          </table:table-cell>
          <table:table-cell table:style-name="ce83" table:formula="of:=RAND()" office:value-type="float" office:value="0.439477423223912" calcext:value-type="float">
            <text:p>0,439477423223912</text:p>
          </table:table-cell>
          <table:table-cell table:number-columns-repeated="996"/>
        </table:table-row>
        <table:table-row table:style-name="ro3">
          <table:table-cell table:style-name="ce4" table:formula="of:=([.Y37]+3)^2" office:value-type="float" office:value="121" calcext:value-type="float">
            <text:p>12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36];10;100;1000;10;100;1000);RANDBETWEEN(1;3))" office:value-type="float" office:value="44" calcext:value-type="float">
            <text:p>44</text:p>
          </table:table-cell>
          <table:table-cell table:style-name="ce7" office:value-type="string" calcext:value-type="string">
            <text:p>×</text:p>
          </table:table-cell>
          <table:table-cell table:style-name="ce9" table:formula="of:=CHOOSE([.AA37];&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9)" calcext:value-type="string">
            <text:p>(-9)</text:p>
          </table:table-cell>
          <table:table-cell table:style-name="ce7" office:value-type="string" calcext:value-type="string">
            <text:p>×</text:p>
          </table:table-cell>
          <table:table-cell table:style-name="ce116" table:formula="of:=IF(ROUND(RAND());RANDBETWEEN(2;12);&quot;(-&quot;&amp;RANDBETWEEN(2;12)&amp;&quot;)&quot;)" office:value-type="string" office:string-value="(-12)" calcext:value-type="string">
            <text:p>(-12)</text:p>
          </table:table-cell>
          <table:table-cell table:style-name="ce10"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Y37];&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7]+3&amp;&quot;²&quot;" office:value-type="string" office:string-value="11²" calcext:value-type="string">
            <text:p>11²</text:p>
          </table:table-cell>
          <table:table-cell table:style-name="ce135" table:formula="of:=[.E37]*[.G37]" office:value-type="float" office:value="4.4" calcext:value-type="float">
            <text:p>4,4</text:p>
          </table:table-cell>
          <table:table-cell table:style-name="ce27" table:formula="of:=[.I37]*[.K37]*[.M37]" office:value-type="string" office:string-value="" calcext:value-type="error">
            <text:p>#VALEUR !</text:p>
          </table:table-cell>
          <table:table-cell table:style-name="ce48" table:formula="of:=[.O37]*CHOOSE([.Y37];0;0.01;0.0001;0.000001;1000000;10000;100;0.000001;0.0001;0.01;100;10000;1000000)&amp;&quot; &quot;&amp;[.R37]" office:value-type="string" office:string-value="0,0001 m²" calcext:value-type="string">
            <text:p>0,0001 m²</text:p>
          </table:table-cell>
          <table:table-cell/>
          <table:table-cell table:formula="of:=RANK([.Z37];[.Z34:.Z43])+2" office:value-type="float" office:value="8" calcext:value-type="float">
            <text:p>8</text:p>
          </table:table-cell>
          <table:table-cell table:style-name="ce83" table:formula="of:=RAND()" office:value-type="float" office:value="0.458939209045735" calcext:value-type="float">
            <text:p>0,458939209045735</text:p>
          </table:table-cell>
          <table:table-cell table:formula="of:=RANK([.AB37];[.AB36:.AB41])" office:value-type="float" office:value="1" calcext:value-type="float">
            <text:p>1</text:p>
          </table:table-cell>
          <table:table-cell table:style-name="ce83" table:formula="of:=RAND()" office:value-type="float" office:value="0.942189954281722" calcext:value-type="float">
            <text:p>0,942189954281722</text:p>
          </table:table-cell>
          <table:table-cell table:number-columns-repeated="996"/>
        </table:table-row>
        <table:table-row table:style-name="ro3">
          <table:table-cell table:style-name="ce4" table:formula="of:=([.Y38]+3)^2" office:value-type="float" office:value="169" calcext:value-type="float">
            <text:p>16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37];10;100;1000;10;100;1000);RANDBETWEEN(1;3))" office:value-type="float" office:value="8.2" calcext:value-type="float">
            <text:p>8,2</text:p>
          </table:table-cell>
          <table:table-cell table:style-name="ce7" office:value-type="string" calcext:value-type="string">
            <text:p>×</text:p>
          </table:table-cell>
          <table:table-cell table:style-name="ce9" table:formula="of:=CHOOSE([.AA38];&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12)" calcext:value-type="string">
            <text:p>(-12)</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10" office:value-type="string" calcext:value-type="string">
            <text:p>=</text:p>
          </table:table-cell>
          <table:table-cell table:style-name="ce51" table:formula="of:=ROUNDUP(RAND()*1000/CHOOSE(RANDBETWEEN(1;4);1;10;100;1000);RANDBETWEEN(-2;2))" office:value-type="float" office:value="20" calcext:value-type="float">
            <text:p>20</text:p>
          </table:table-cell>
          <table:table-cell table:style-name="ce40" table:formula="of:=CHOOSE([.Y38];&quot;&quot;;&quot;dm²&quot;;&quot;cm²&quot;;&quot;mm²&quot;;&quot;km²&quot;;&quot;hm²&quot;;&quot;dam²&quot;;&quot;mm²&quot;;&quot;cm²&quot;;&quot;dm²&quot;;&quot;dam²&quot;;&quot;hm²&quot;;&quot;k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8]+3&amp;&quot;²&quot;" office:value-type="string" office:string-value="13²" calcext:value-type="string">
            <text:p>13²</text:p>
          </table:table-cell>
          <table:table-cell table:style-name="ce135" table:formula="of:=[.E38]*[.G38]" office:value-type="float" office:value="0.0082" calcext:value-type="float">
            <text:p>0,0082</text:p>
          </table:table-cell>
          <table:table-cell table:style-name="ce27" table:formula="of:=[.I38]*[.K38]*[.M38]" office:value-type="string" office:string-value="" calcext:value-type="error">
            <text:p>#VALEUR !</text:p>
          </table:table-cell>
          <table:table-cell table:style-name="ce48" table:formula="of:=[.O38]*CHOOSE([.Y38];0;0.01;0.0001;0.000001;1000000;10000;100;0.000001;0.0001;0.01;100;10000;1000000)&amp;&quot; &quot;&amp;[.R38]" office:value-type="string" office:string-value="0,2 m²" calcext:value-type="string">
            <text:p>0,2 m²</text:p>
          </table:table-cell>
          <table:table-cell/>
          <table:table-cell table:formula="of:=RANK([.Z38];[.Z34:.Z43])+2" office:value-type="float" office:value="10" calcext:value-type="float">
            <text:p>10</text:p>
          </table:table-cell>
          <table:table-cell table:style-name="ce83" table:formula="of:=RAND()" office:value-type="float" office:value="0.323071740813809" calcext:value-type="float">
            <text:p>0,323071740813809</text:p>
          </table:table-cell>
          <table:table-cell table:formula="of:=RANK([.AB38];[.AB36:.AB41])" office:value-type="float" office:value="6" calcext:value-type="float">
            <text:p>6</text:p>
          </table:table-cell>
          <table:table-cell table:style-name="ce83" table:formula="of:=RAND()" office:value-type="float" office:value="0.204942131077757" calcext:value-type="float">
            <text:p>0,204942131077757</text:p>
          </table:table-cell>
          <table:table-cell table:number-columns-repeated="996"/>
        </table:table-row>
        <table:table-row table:style-name="ro3">
          <table:table-cell table:style-name="ce4" table:formula="of:=([.Y39]+3)^2" office:value-type="float" office:value="144" calcext:value-type="float">
            <text:p>14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38];10;100;1000;10;100;1000);RANDBETWEEN(1;3))" office:value-type="float" office:value="909.084" calcext:value-type="float">
            <text:p>909,084</text:p>
          </table:table-cell>
          <table:table-cell table:style-name="ce7" office:value-type="string" calcext:value-type="string">
            <text:p>×</text:p>
          </table:table-cell>
          <table:table-cell table:style-name="ce9" table:formula="of:=CHOOSE([.AA39];&quot;0,1&quot;;&quot;0,01&quot;;&quot;0,001&quot;;&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string" office:string-value="(-3)" calcext:value-type="string">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8)" calcext:value-type="string">
            <text:p>(-8)</text:p>
          </table:table-cell>
          <table:table-cell table:style-name="ce10" office:value-type="string" calcext:value-type="string">
            <text:p>=</text:p>
          </table:table-cell>
          <table:table-cell table:style-name="ce51" table:formula="of:=ROUNDUP(RAND()*1000/CHOOSE(RANDBETWEEN(1;4);1;10;100;1000);RANDBETWEEN(-2;2))" office:value-type="float" office:value="600" calcext:value-type="float">
            <text:p>600</text:p>
          </table:table-cell>
          <table:table-cell table:style-name="ce40" table:formula="of:=CHOOSE([.Y39];&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39]+3&amp;&quot;²&quot;" office:value-type="string" office:string-value="12²" calcext:value-type="string">
            <text:p>12²</text:p>
          </table:table-cell>
          <table:table-cell table:style-name="ce135" table:formula="of:=[.E39]*[.G39]" office:value-type="float" office:value="9.09084" calcext:value-type="float">
            <text:p>9,09084</text:p>
          </table:table-cell>
          <table:table-cell table:style-name="ce27" table:formula="of:=[.I39]*[.K39]*[.M39]" office:value-type="string" office:string-value="" calcext:value-type="error">
            <text:p>#VALEUR !</text:p>
          </table:table-cell>
          <table:table-cell table:style-name="ce48" table:formula="of:=[.O39]*CHOOSE([.Y39];0;0.01;0.0001;0.000001;1000000;10000;100;0.000001;0.0001;0.01;100;10000;1000000)&amp;&quot; &quot;&amp;[.R39]" office:value-type="string" office:string-value="0,06 m²" calcext:value-type="string">
            <text:p>0,06 m²</text:p>
          </table:table-cell>
          <table:table-cell/>
          <table:table-cell table:formula="of:=RANK([.Z39];[.Z34:.Z43])+2" office:value-type="float" office:value="9" calcext:value-type="float">
            <text:p>9</text:p>
          </table:table-cell>
          <table:table-cell table:style-name="ce83" table:formula="of:=RAND()" office:value-type="float" office:value="0.438575626279556" calcext:value-type="float">
            <text:p>0,438575626279556</text:p>
          </table:table-cell>
          <table:table-cell table:formula="of:=RANK([.AB39];[.AB36:.AB41])" office:value-type="float" office:value="5" calcext:value-type="float">
            <text:p>5</text:p>
          </table:table-cell>
          <table:table-cell table:style-name="ce83" table:formula="of:=RAND()" office:value-type="float" office:value="0.206967794987742" calcext:value-type="float">
            <text:p>0,206967794987742</text:p>
          </table:table-cell>
          <table:table-cell table:number-columns-repeated="996"/>
        </table:table-row>
        <table:table-row table:style-name="ro3">
          <table:table-cell table:style-name="ce4" table:formula="of:=([.Y40]+3)^2" office:value-type="float" office:value="81" calcext:value-type="float">
            <text:p>8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22" table:formula="of:=ROUND(RAND()*CHOOSE([.AA39];10;100;1000;10;100;1000);RANDBETWEEN(1;3))" office:value-type="float" office:value="61.68" calcext:value-type="float">
            <text:p>61,68</text:p>
          </table:table-cell>
          <table:table-cell table:style-name="ce7" office:value-type="string" calcext:value-type="string">
            <text:p>×</text:p>
          </table:table-cell>
          <table:table-cell table:style-name="ce9" table:formula="of:=CHOOSE([.AA40];&quot;0,1&quot;;&quot;0,01&quot;;&quot;0,001&quot;;&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float" office:value="7" calcext:value-type="float">
            <text:p>7</text:p>
          </table:table-cell>
          <table:table-cell table:style-name="ce7" office:value-type="string" calcext:value-type="string">
            <text:p>×</text:p>
          </table:table-cell>
          <table:table-cell table:style-name="ce116" table:formula="of:=IF(ROUND(RAND());RANDBETWEEN(2;12);&quot;(-&quot;&amp;RANDBETWEEN(2;12)&amp;&quot;)&quot;)" office:value-type="string" office:string-value="(-2)" calcext:value-type="string">
            <text:p>(-2)</text:p>
          </table:table-cell>
          <table:table-cell table:style-name="ce10" office:value-type="string" calcext:value-type="string">
            <text:p>=</text:p>
          </table:table-cell>
          <table:table-cell table:style-name="ce51" table:formula="of:=ROUNDUP(RAND()*1000/CHOOSE(RANDBETWEEN(1;4);1;10;100;1000);RANDBETWEEN(-2;2))" office:value-type="float" office:value="800" calcext:value-type="float">
            <text:p>800</text:p>
          </table:table-cell>
          <table:table-cell table:style-name="ce40" table:formula="of:=CHOOSE([.Y40];&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40]+3&amp;&quot;²&quot;" office:value-type="string" office:string-value="9²" calcext:value-type="string">
            <text:p>9²</text:p>
          </table:table-cell>
          <table:table-cell table:style-name="ce135" table:formula="of:=[.E40]*[.G40]" office:value-type="float" office:value="0.06168" calcext:value-type="float">
            <text:p>0,06168</text:p>
          </table:table-cell>
          <table:table-cell table:style-name="ce27" table:formula="of:=[.I40]*[.K40]*[.M40]" office:value-type="string" office:string-value="" calcext:value-type="error">
            <text:p>#VALEUR !</text:p>
          </table:table-cell>
          <table:table-cell table:style-name="ce48" table:formula="of:=[.O40]*CHOOSE([.Y40];0;0.01;0.0001;0.000001;1000000;10000;100;0.000001;0.0001;0.01;100;10000;1000000)&amp;&quot; &quot;&amp;[.R40]" office:value-type="string" office:string-value="8000000 m²" calcext:value-type="string">
            <text:p>8000000 m²</text:p>
          </table:table-cell>
          <table:table-cell/>
          <table:table-cell table:formula="of:=RANK([.Z40];[.Z34:.Z43])+2" office:value-type="float" office:value="6" calcext:value-type="float">
            <text:p>6</text:p>
          </table:table-cell>
          <table:table-cell table:style-name="ce83" table:formula="of:=RAND()" office:value-type="float" office:value="0.645607078010686" calcext:value-type="float">
            <text:p>0,645607078010686</text:p>
          </table:table-cell>
          <table:table-cell table:formula="of:=RANK([.AB40];[.AB36:.AB41])" office:value-type="float" office:value="3" calcext:value-type="float">
            <text:p>3</text:p>
          </table:table-cell>
          <table:table-cell table:style-name="ce83" table:formula="of:=RAND()" office:value-type="float" office:value="0.417041407405282" calcext:value-type="float">
            <text:p>0,417041407405282</text:p>
          </table:table-cell>
          <table:table-cell table:number-columns-repeated="996"/>
        </table:table-row>
        <table:table-row table:style-name="ro3">
          <table:table-cell table:style-name="ce4" table:formula="of:=([.Y41]+3)^2"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22" table:formula="of:=ROUND(RAND()*CHOOSE([.AA40];10;100;1000;10;100;1000);RANDBETWEEN(1;3))" office:value-type="float" office:value="99.6" calcext:value-type="float">
            <text:p>99,6</text:p>
          </table:table-cell>
          <table:table-cell table:style-name="ce7" office:value-type="string" calcext:value-type="string">
            <text:p>×</text:p>
          </table:table-cell>
          <table:table-cell table:style-name="ce9" table:formula="of:=CHOOSE([.AA41];&quot;0,1&quot;;&quot;0,01&quot;;&quot;0,001&quot;;&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string" office:string-value="(-9)" calcext:value-type="string">
            <text:p>(-9)</text:p>
          </table:table-cell>
          <table:table-cell table:style-name="ce7" office:value-type="string" calcext:value-type="string">
            <text:p>×</text:p>
          </table:table-cell>
          <table:table-cell table:style-name="ce116" table:formula="of:=IF(ROUND(RAND());RANDBETWEEN(2;12);&quot;(-&quot;&amp;RANDBETWEEN(2;12)&amp;&quot;)&quot;)" office:value-type="string" office:string-value="(-10)" calcext:value-type="string">
            <text:p>(-10)</text:p>
          </table:table-cell>
          <table:table-cell table:style-name="ce10"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Y41];&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Y41]+3&amp;&quot;²&quot;" office:value-type="string" office:string-value="8²" calcext:value-type="string">
            <text:p>8²</text:p>
          </table:table-cell>
          <table:table-cell table:style-name="ce135" table:formula="of:=[.E41]*[.G41]" office:value-type="float" office:value="9.96" calcext:value-type="float">
            <text:p>9,96</text:p>
          </table:table-cell>
          <table:table-cell table:style-name="ce27" table:formula="of:=[.I41]*[.K41]*[.M41]" office:value-type="string" office:string-value="" calcext:value-type="error">
            <text:p>#VALEUR !</text:p>
          </table:table-cell>
          <table:table-cell table:style-name="ce48" table:formula="of:=[.O41]*CHOOSE([.Y41];0;0.01;0.0001;0.000001;1000000;10000;100;0.000001;0.0001;0.01;100;10000;1000000)&amp;&quot; &quot;&amp;[.R41]" office:value-type="string" office:string-value="10000000 m²" calcext:value-type="string">
            <text:p>10000000 m²</text:p>
          </table:table-cell>
          <table:table-cell/>
          <table:table-cell table:formula="of:=RANK([.Z41];[.Z34:.Z43])+2" office:value-type="float" office:value="5" calcext:value-type="float">
            <text:p>5</text:p>
          </table:table-cell>
          <table:table-cell table:style-name="ce83" table:formula="of:=RAND()" office:value-type="float" office:value="0.726341018372627" calcext:value-type="float">
            <text:p>0,726341018372627</text:p>
          </table:table-cell>
          <table:table-cell table:formula="of:=RANK([.AB41];[.AB36:.AB41])" office:value-type="float" office:value="4" calcext:value-type="float">
            <text:p>4</text:p>
          </table:table-cell>
          <table:table-cell table:style-name="ce83" table:formula="of:=RAND()" office:value-type="float" office:value="0.310231405674955" calcext:value-type="float">
            <text:p>0,310231405674955</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6" table:number-rows-spanned="1">
            <text:p>😕 <text:s text:c="3"/>😃 <text:s text:c="3"/>😎</text:p>
          </table:table-cell>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4" calcext:value-type="float">
            <text:p>4</text:p>
          </table:table-cell>
          <table:table-cell table:style-name="ce83" table:formula="of:=RAND()" office:value-type="float" office:value="0.856373643091601" calcext:value-type="float">
            <text:p>0,856373643091601</text:p>
          </table:table-cell>
          <table:table-cell table:number-columns-repeated="998"/>
        </table:table-row>
        <table:table-row table:style-name="ro4">
          <table:table-cell table:number-columns-repeated="24"/>
          <table:table-cell table:formula="of:=RANK([.Z43];[.Z34:.Z43])+2" office:value-type="float" office:value="12" calcext:value-type="float">
            <text:p>12</text:p>
          </table:table-cell>
          <table:table-cell table:style-name="ce83" table:formula="of:=RAND()" office:value-type="float" office:value="0.0876507091521317" calcext:value-type="float">
            <text:p>0,0876507091521317</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Bleue 2" table:style-name="ta5" table:print-ranges="'Ceinture Bleue 2'.A1:'Ceinture Bleue 2'.U44 'Ceinture Bleue 2'.W1:'Ceinture Bleue 2'.Z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6" form:id="control6"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2?language=Basic&amp;location=document" xlink:type="simple"/>
              </office:event-listeners>
            </form:button>
          </form:form>
        </office:forms>
        <table:shapes>
          <draw:control draw:z-index="0" draw:style-name="gr5" draw:text-style-name="P2" svg:width="1.651cm" svg:height="0.749cm" svg:x="47.96cm" svg:y="0.823cm" draw:control="control6"/>
        </table:shapes>
        <table:table-column table:style-name="co75" table:default-cell-style-name="Default"/>
        <table:table-column table:style-name="co76" table:default-cell-style-name="Default"/>
        <table:table-column table:style-name="co1" table:default-cell-style-name="Default"/>
        <table:table-column table:style-name="co22" table:default-cell-style-name="Default"/>
        <table:table-column table:style-name="co77" table:default-cell-style-name="Default"/>
        <table:table-column table:style-name="co78" table:default-cell-style-name="Default"/>
        <table:table-column table:style-name="co79" table:default-cell-style-name="Default"/>
        <table:table-column table:style-name="co78" table:default-cell-style-name="Default"/>
        <table:table-column table:style-name="co80" table:default-cell-style-name="Default"/>
        <table:table-column table:style-name="co66" table:default-cell-style-name="Default"/>
        <table:table-column table:style-name="co71" table:default-cell-style-name="Default"/>
        <table:table-column table:style-name="co36" table:default-cell-style-name="Default"/>
        <table:table-column table:style-name="co81" table:default-cell-style-name="Default"/>
        <table:table-column table:style-name="co36" table:default-cell-style-name="Default"/>
        <table:table-column table:style-name="co82" table:default-cell-style-name="Default"/>
        <table:table-column table:style-name="co28" table:default-cell-style-name="Default"/>
        <table:table-column table:style-name="co83" table:default-cell-style-name="Default"/>
        <table:table-column table:style-name="co32" table:default-cell-style-name="Default"/>
        <table:table-column table:style-name="co84" table:default-cell-style-name="Default"/>
        <table:table-column table:style-name="co71" table:default-cell-style-name="Default"/>
        <table:table-column table:style-name="co85" table:default-cell-style-name="Default"/>
        <table:table-column table:style-name="co17" table:default-cell-style-name="Default"/>
        <table:table-column table:style-name="co73" table:default-cell-style-name="Default"/>
        <table:table-column table:style-name="co86" table:default-cell-style-name="Default"/>
        <table:table-column table:style-name="co12" table:default-cell-style-name="Default"/>
        <table:table-column table:style-name="co4" table:default-cell-style-name="Default"/>
        <table:table-column table:style-name="co17" table:default-cell-style-name="Default"/>
        <table:table-column table:style-name="co18" table:default-cell-style-name="Default"/>
        <table:table-column table:style-name="co87" table:default-cell-style-name="Default"/>
        <table:table-column table:style-name="co28" table:number-columns-repeated="3" table:default-cell-style-name="Default"/>
        <table:table-column table:style-name="co17" table:number-columns-repeated="992" table:default-cell-style-name="Default"/>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C1];[.AC1:.AC10])+5" office:value-type="float" office:value="12" calcext:value-type="float">
            <text:p>12</text:p>
          </table:table-cell>
          <table:table-cell table:style-name="ce83" table:formula="of:=RAND()" office:value-type="float" office:value="0.296757405575825" calcext:value-type="float">
            <text:p>0,296757405575825</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9718" calcext:value-type="string">
            <text:p>v9718</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2];[.AC1:.AC10])+5" office:value-type="float" office:value="11" calcext:value-type="float">
            <text:p>11</text:p>
          </table:table-cell>
          <table:table-cell table:style-name="ce83" table:formula="of:=RAND()" office:value-type="float" office:value="0.314216612525902" calcext:value-type="float">
            <text:p>0,314216612525902</text:p>
          </table:table-cell>
          <table:table-cell table:style-name="ce15"/>
          <table:table-cell table:number-columns-repeated="994"/>
        </table:table-row>
        <table:table-row table:style-name="ro1">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1]" office:value-type="string" office:string-value="AA" calcext:value-type="string">
            <text:p>AA</text:p>
          </table:table-cell>
          <table:table-cell table:style-name="ce96"/>
          <table:table-cell table:style-name="ce99" table:formula="of:=[.U2]" office:value-type="string" office:string-value="v9718" calcext:value-type="string">
            <text:p>v9718</text:p>
          </table:table-cell>
          <table:table-cell table:style-name="ce83"/>
          <table:table-cell table:formula="of:=RANK([.AC3];[.AC1:.AC10])+5" office:value-type="float" office:value="14" calcext:value-type="float">
            <text:p>14</text:p>
          </table:table-cell>
          <table:table-cell table:style-name="ce83" table:formula="of:=RAND()" office:value-type="float" office:value="0.24633380898162" calcext:value-type="float">
            <text:p>0,24633380898162</text:p>
          </table:table-cell>
          <table:table-cell table:style-name="ce15"/>
          <table:table-cell table:style-name="ce83" table:number-columns-repeated="994"/>
        </table:table-row>
        <table:table-row table:style-name="ro3">
          <table:table-cell table:style-name="ce4" table:formula="of:=[.AB4]+IF([.AB4]&gt;10;IF(ROUND(RAND());[.AB4]-11;[.AB4]-10);0)" office:value-type="float" office:value="16" calcext:value-type="float">
            <text:p>1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7.1" calcext:value-type="float">
            <text:p>7,1</text:p>
          </table:table-cell>
          <table:table-cell table:style-name="ce121" office:value-type="string" calcext:value-type="string">
            <text:p>l=</text:p>
          </table:table-cell>
          <table:table-cell table:style-name="ce41" table:formula="of:=ROUND(RAND()*100)/CHOOSE(RANDBETWEEN(1;2);1;10)" office:value-type="float" office:value="69" calcext:value-type="float">
            <text:p>69</text:p>
          </table:table-cell>
          <table:table-cell table:style-name="ce10" office:value-type="string" calcext:value-type="string">
            <text:p>p=</text:p>
          </table:table-cell>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136" table:formula="of:=&quot;x + &quot;&amp;[.AD4]" office:value-type="string" office:string-value="x + 2" calcext:value-type="string">
            <text:p>x + 2</text:p>
          </table:table-cell>
          <table:table-cell table:style-name="ce137" office:value-type="string" calcext:value-type="string">
            <text:p>pour x =</text:p>
          </table:table-cell>
          <table:table-cell table:style-name="ce138" table:formula="of:=RANDBETWEEN(0;9)" office:value-type="float" office:value="5" calcext:value-type="float">
            <text:p>5</text:p>
          </table:table-cell>
          <table:table-cell table:style-name="ce56" office:value-type="string" calcext:value-type="string">
            <text:p>:</text:p>
          </table:table-cell>
          <table:table-cell/>
          <table:table-cell table:style-name="ce27" table:formula="of:=[.A4]*[.A4]" office:value-type="float" office:value="256" calcext:value-type="float">
            <text:p>256</text:p>
          </table:table-cell>
          <table:table-cell table:style-name="ce135" table:formula="of:=[.F4]*2+[.H4]*2&amp;&quot; cm&quot;" office:value-type="string" office:string-value="152,2 cm" calcext:value-type="string">
            <text:p>152,2 cm</text:p>
          </table:table-cell>
          <table:table-cell table:style-name="ce27" table:formula="of:=[.J4]+IF([.K4]=&quot;+&quot;;[.L4];-[.L4])+IF([.M4]=&quot;+&quot;;[.N4];-[.N4])+IF([.O4]=&quot;+&quot;;[.P4];-[.P4])" office:value-type="float" office:value="-2" calcext:value-type="float">
            <text:p>-2</text:p>
          </table:table-cell>
          <table:table-cell table:style-name="ce48" table:formula="of:=[.T4]+[.AD4]" office:value-type="float" office:value="7" calcext:value-type="float">
            <text:p>7</text:p>
          </table:table-cell>
          <table:table-cell/>
          <table:table-cell table:formula="of:=RANK([.AC4];[.AC1:.AC10])+5" office:value-type="float" office:value="13" calcext:value-type="float">
            <text:p>13</text:p>
          </table:table-cell>
          <table:table-cell table:style-name="ce83" table:formula="of:=RAND()" office:value-type="float" office:value="0.2676373904234" calcext:value-type="float">
            <text:p>0,2676373904234</text:p>
          </table:table-cell>
          <table:table-cell table:style-name="ce140" table:formula="of:=RANDBETWEEN(2;13)" office:value-type="float" office:value="2" calcext:value-type="float">
            <text:p>2</text:p>
          </table:table-cell>
          <table:table-cell table:style-name="ce141" table:formula="of:=RANDBETWEEN(2;5)" office:value-type="float" office:value="4" calcext:value-type="float">
            <text:p>4</text:p>
          </table:table-cell>
          <table:table-cell table:style-name="ce141" table:formula="of:=RANDBETWEEN(2;4)" office:value-type="float" office:value="2" calcext:value-type="float">
            <text:p>2</text:p>
          </table:table-cell>
          <table:table-cell table:number-columns-repeated="992"/>
        </table:table-row>
        <table:table-row table:style-name="ro3">
          <table:table-cell table:style-name="ce4" table:formula="of:=[.AB5]+IF([.AB5]&gt;10;IF(ROUND(RAND());[.AB5]-11;[.AB5]-10))" office:value-type="float" office:value="6" calcext:value-type="float">
            <text:p>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67" calcext:value-type="float">
            <text:p>67</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136" table:formula="of:=[.AE5]&amp;&quot;x + &quot;&amp;[.AD5]" office:value-type="string" office:string-value="3x + 3" calcext:value-type="string">
            <text:p>3x + 3</text:p>
          </table:table-cell>
          <table:table-cell table:style-name="ce137" office:value-type="string" calcext:value-type="string">
            <text:p>pour x =</text:p>
          </table:table-cell>
          <table:table-cell table:style-name="ce138" table:formula="of:=RANDBETWEEN(0;9)" office:value-type="float" office:value="0" calcext:value-type="float">
            <text:p>0</text:p>
          </table:table-cell>
          <table:table-cell table:style-name="ce56" office:value-type="string" calcext:value-type="string">
            <text:p>:</text:p>
          </table:table-cell>
          <table:table-cell/>
          <table:table-cell table:style-name="ce27" table:formula="of:=[.A5]*[.A5]" office:value-type="float" office:value="36" calcext:value-type="float">
            <text:p>36</text:p>
          </table:table-cell>
          <table:table-cell table:style-name="ce135" table:formula="of:=[.F5]*4&amp;&quot; cm&quot;" office:value-type="string" office:string-value="268 cm" calcext:value-type="string">
            <text:p>268 cm</text:p>
          </table:table-cell>
          <table:table-cell table:style-name="ce27" table:formula="of:=[.J5]+IF([.K5]=&quot;+&quot;;[.L5];-[.L5])+IF([.M5]=&quot;+&quot;;[.N5];-[.N5])+IF([.O5]=&quot;+&quot;;[.P5];-[.P5])" office:value-type="float" office:value="-40" calcext:value-type="float">
            <text:p>-40</text:p>
          </table:table-cell>
          <table:table-cell table:style-name="ce48" table:formula="of:=[.AE5]*[.T5]+[.AD5]" office:value-type="float" office:value="3" calcext:value-type="float">
            <text:p>3</text:p>
          </table:table-cell>
          <table:table-cell/>
          <table:table-cell table:formula="of:=RANK([.AC5];[.AC1:.AC10])+5" office:value-type="float" office:value="6" calcext:value-type="float">
            <text:p>6</text:p>
          </table:table-cell>
          <table:table-cell table:style-name="ce83" table:formula="of:=RAND()" office:value-type="float" office:value="0.894677091634764" calcext:value-type="float">
            <text:p>0,894677091634764</text:p>
          </table:table-cell>
          <table:table-cell table:style-name="ce140" table:formula="of:=RANDBETWEEN(2;13)" office:value-type="float" office:value="3" calcext:value-type="float">
            <text:p>3</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4" table:formula="of:=[.AB6]+IF([.AB6]&gt;10;IF(ROUND(RAND());[.AB6]-11;[.AB6]-10))" office:value-type="float" office:value="8" calcext:value-type="float">
            <text:p>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7.4" calcext:value-type="float">
            <text:p>7,4</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10" office:value-type="string" calcext:value-type="string">
            <text:p>=</text:p>
          </table:table-cell>
          <table:table-cell table:style-name="ce136" table:formula="of:=&quot;-&quot;&amp;[.AE6]&amp;&quot;x - &quot;&amp;[.AD6]" office:value-type="string" office:string-value="-2x - 12" calcext:value-type="string">
            <text:p>-2x - 12</text:p>
          </table:table-cell>
          <table:table-cell table:style-name="ce137" office:value-type="string" calcext:value-type="string">
            <text:p>pour x =</text:p>
          </table:table-cell>
          <table:table-cell table:style-name="ce138" table:formula="of:=RANDBETWEEN(0;9)" office:value-type="float" office:value="7" calcext:value-type="float">
            <text:p>7</text:p>
          </table:table-cell>
          <table:table-cell table:style-name="ce56" office:value-type="string" calcext:value-type="string">
            <text:p>:</text:p>
          </table:table-cell>
          <table:table-cell/>
          <table:table-cell table:style-name="ce27" table:formula="of:=[.A6]*[.A6]" office:value-type="float" office:value="64" calcext:value-type="float">
            <text:p>64</text:p>
          </table:table-cell>
          <table:table-cell table:style-name="ce135" table:formula="of:=[.F6]*4&amp;&quot; cm&quot;" office:value-type="string" office:string-value="29,6 cm" calcext:value-type="string">
            <text:p>29,6 cm</text:p>
          </table:table-cell>
          <table:table-cell table:style-name="ce27" table:formula="of:=[.J6]+IF([.K6]=&quot;+&quot;;[.L6];-[.L6])+IF([.M6]=&quot;+&quot;;[.N6];-[.N6])+IF([.O6]=&quot;+&quot;;[.P6];-[.P6])" office:value-type="float" office:value="29" calcext:value-type="float">
            <text:p>29</text:p>
          </table:table-cell>
          <table:table-cell table:style-name="ce48" table:formula="of:=-[.AE6]*[.T6]-[.AD6]" office:value-type="float" office:value="-26" calcext:value-type="float">
            <text:p>-26</text:p>
          </table:table-cell>
          <table:table-cell/>
          <table:table-cell table:formula="of:=RANK([.AC6];[.AC1:.AC10])+5" office:value-type="float" office:value="8" calcext:value-type="float">
            <text:p>8</text:p>
          </table:table-cell>
          <table:table-cell table:style-name="ce83" table:formula="of:=RAND()" office:value-type="float" office:value="0.810017296060867" calcext:value-type="float">
            <text:p>0,810017296060867</text:p>
          </table:table-cell>
          <table:table-cell table:style-name="ce140" table:formula="of:=RANDBETWEEN(2;13)" office:value-type="float" office:value="12" calcext:value-type="float">
            <text:p>12</text:p>
          </table:table-cell>
          <table:table-cell table:style-name="ce141" table:formula="of:=RANDBETWEEN(2;5)" office:value-type="float" office:value="2" calcext:value-type="float">
            <text:p>2</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4" table:formula="of:=[.AB7]+IF([.AB7]&gt;10;IF(ROUND(RAND());[.AB7]-11;[.AB7]-10))" office:value-type="float" office:value="19" calcext:value-type="float">
            <text:p>19</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45" calcext:value-type="float">
            <text:p>45</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10" office:value-type="string" calcext:value-type="string">
            <text:p>=</text:p>
          </table:table-cell>
          <table:table-cell table:style-name="ce136" table:formula="of:=&quot;x² + x + &quot;&amp;[.AD7]" office:value-type="string" office:string-value="x² + x + 3" calcext:value-type="string">
            <text:p>x² + x + 3</text:p>
          </table:table-cell>
          <table:table-cell table:style-name="ce137" office:value-type="string" calcext:value-type="string">
            <text:p>pour x =</text:p>
          </table:table-cell>
          <table:table-cell table:style-name="ce138" table:formula="of:=RANDBETWEEN(0;5)" office:value-type="float" office:value="3" calcext:value-type="float">
            <text:p>3</text:p>
          </table:table-cell>
          <table:table-cell table:style-name="ce56" office:value-type="string" calcext:value-type="string">
            <text:p>:</text:p>
          </table:table-cell>
          <table:table-cell/>
          <table:table-cell table:style-name="ce27" table:formula="of:=[.A7]*[.A7]" office:value-type="float" office:value="361" calcext:value-type="float">
            <text:p>361</text:p>
          </table:table-cell>
          <table:table-cell table:style-name="ce135" table:formula="of:=[.F7]*3&amp;&quot; cm&quot;" office:value-type="string" office:string-value="135 cm" calcext:value-type="string">
            <text:p>135 cm</text:p>
          </table:table-cell>
          <table:table-cell table:style-name="ce27" table:formula="of:=[.J7]+IF([.K7]=&quot;+&quot;;[.L7];-[.L7])+IF([.M7]=&quot;+&quot;;[.N7];-[.N7])+IF([.O7]=&quot;+&quot;;[.P7];-[.P7])" office:value-type="float" office:value="-7" calcext:value-type="float">
            <text:p>-7</text:p>
          </table:table-cell>
          <table:table-cell table:style-name="ce48" table:formula="of:=[.T7]*[.T7]+[.T7]+[.AD7]" office:value-type="float" office:value="15" calcext:value-type="float">
            <text:p>15</text:p>
          </table:table-cell>
          <table:table-cell/>
          <table:table-cell table:formula="of:=RANK([.AC7];[.AC1:.AC10])+5" office:value-type="float" office:value="15" calcext:value-type="float">
            <text:p>15</text:p>
          </table:table-cell>
          <table:table-cell table:style-name="ce83" table:formula="of:=RAND()" office:value-type="float" office:value="0.0625007885704747" calcext:value-type="float">
            <text:p>0,0625007885704747</text:p>
          </table:table-cell>
          <table:table-cell table:style-name="ce140" table:formula="of:=RANDBETWEEN(2;13)" office:value-type="float" office:value="3" calcext:value-type="float">
            <text:p>3</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4" table:formula="of:=[.AB8]+IF([.AB8]&gt;10;IF(ROUND(RAND());[.AB8]-11;[.AB8]-10))" office:value-type="float" office:value="10" calcext:value-type="float">
            <text:p>10</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2" calcext:value-type="float">
            <text:p>2</text:p>
          </table:table-cell>
          <table:table-cell table:style-name="ce47" office:value-type="string" calcext:value-type="string">
            <text:p>b=c= </text:p>
          </table:table-cell>
          <table:table-cell table:style-name="ce41" table:formula="of:=ROUND(RAND()*100)/CHOOSE(RANDBETWEEN(1;2);1;10)" office:value-type="float" office:value="77" calcext:value-type="float">
            <text:p>77</text:p>
          </table:table-cell>
          <table:table-cell table:style-name="ce10" office:value-type="string" calcext:value-type="string">
            <text:p>p=</text:p>
          </table:table-cell>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136" table:formula="of:=[.AE8]&amp;&quot;x² - &quot;&amp;[.AF8]&amp;&quot;x + &quot;&amp;[.AD8]" office:value-type="string" office:string-value="4x² - 2x + 4" calcext:value-type="string">
            <text:p>4x² - 2x + 4</text:p>
          </table:table-cell>
          <table:table-cell table:style-name="ce137" office:value-type="string" calcext:value-type="string">
            <text:p>pour x =</text:p>
          </table:table-cell>
          <table:table-cell table:style-name="ce138" table:formula="of:=RANDBETWEEN(0;5)" office:value-type="float" office:value="1" calcext:value-type="float">
            <text:p>1</text:p>
          </table:table-cell>
          <table:table-cell table:style-name="ce56" office:value-type="string" calcext:value-type="string">
            <text:p>:</text:p>
          </table:table-cell>
          <table:table-cell/>
          <table:table-cell table:style-name="ce27" table:formula="of:=[.A8]*[.A8]" office:value-type="float" office:value="100" calcext:value-type="float">
            <text:p>100</text:p>
          </table:table-cell>
          <table:table-cell table:style-name="ce135" table:formula="of:=[.F8]+[.H8]*2&amp;&quot; cm&quot;" office:value-type="string" office:string-value="156 cm" calcext:value-type="string">
            <text:p>156 cm</text:p>
          </table:table-cell>
          <table:table-cell table:style-name="ce27" table:formula="of:=[.J8]+IF([.K8]=&quot;+&quot;;[.L8];-[.L8])+IF([.M8]=&quot;+&quot;;[.N8];-[.N8])+IF([.O8]=&quot;+&quot;;[.P8];-[.P8])" office:value-type="float" office:value="-36" calcext:value-type="float">
            <text:p>-36</text:p>
          </table:table-cell>
          <table:table-cell table:style-name="ce48" table:formula="of:=[.AE8]*[.T8]*[.T8]-[.AF8]*[.T8]+[.AD8]" office:value-type="float" office:value="6" calcext:value-type="float">
            <text:p>6</text:p>
          </table:table-cell>
          <table:table-cell/>
          <table:table-cell table:formula="of:=RANK([.AC8];[.AC1:.AC10])+5" office:value-type="float" office:value="10" calcext:value-type="float">
            <text:p>10</text:p>
          </table:table-cell>
          <table:table-cell table:style-name="ce83" table:formula="of:=RAND()" office:value-type="float" office:value="0.73047718538146" calcext:value-type="float">
            <text:p>0,73047718538146</text:p>
          </table:table-cell>
          <table:table-cell table:style-name="ce140" table:formula="of:=RANDBETWEEN(2;13)" office:value-type="float" office:value="4" calcext:value-type="float">
            <text:p>4</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9];[.AC1:.AC10])+5" office:value-type="float" office:value="9" calcext:value-type="float">
            <text:p>9</text:p>
          </table:table-cell>
          <table:table-cell table:style-name="ce83" table:formula="of:=RAND()" office:value-type="float" office:value="0.766135674933537" calcext:value-type="float">
            <text:p>0,766135674933537</text:p>
          </table:table-cell>
          <table:table-cell table:style-name="ce15"/>
          <table:table-cell table:number-columns-repeated="994"/>
        </table:table-row>
        <table:table-row table:style-name="ro6">
          <table:table-cell table:number-columns-repeated="27"/>
          <table:table-cell table:formula="of:=RANK([.AC10];[.AC1:.AC10])+5" office:value-type="float" office:value="7" calcext:value-type="float">
            <text:p>7</text:p>
          </table:table-cell>
          <table:table-cell table:style-name="ce83" table:formula="of:=RAND()" office:value-type="float" office:value="0.86063667960498" calcext:value-type="float">
            <text:p>0,86063667960498</text:p>
          </table:table-cell>
          <table:table-cell table:style-name="ce15"/>
          <table:table-cell table:number-columns-repeated="994"/>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C12];[.AC12:.AC21])+5" office:value-type="float" office:value="10" calcext:value-type="float">
            <text:p>10</text:p>
          </table:table-cell>
          <table:table-cell table:style-name="ce83" table:formula="of:=RAND()" office:value-type="float" office:value="0.557156939583126" calcext:value-type="float">
            <text:p>0,557156939583126</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U$2]" office:value-type="string" office:string-value="v9718" calcext:value-type="string">
            <text:p>v9718</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13];[.AC12:.AC21])+5" office:value-type="float" office:value="7" calcext:value-type="float">
            <text:p>7</text:p>
          </table:table-cell>
          <table:table-cell table:style-name="ce83" table:formula="of:=RAND()" office:value-type="float" office:value="0.725525820145066" calcext:value-type="float">
            <text:p>0,725525820145066</text:p>
          </table:table-cell>
          <table:table-cell table:style-name="ce15"/>
          <table:table-cell table:number-columns-repeated="994"/>
        </table:table-row>
        <table:table-row table:style-name="ro3">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12]" office:value-type="string" office:string-value="AB" calcext:value-type="string">
            <text:p>AB</text:p>
          </table:table-cell>
          <table:table-cell table:style-name="ce96"/>
          <table:table-cell table:style-name="ce99" table:formula="of:=[.U13]" office:value-type="string" office:string-value="v9718" calcext:value-type="string">
            <text:p>v9718</text:p>
          </table:table-cell>
          <table:table-cell table:style-name="ce83"/>
          <table:table-cell table:formula="of:=RANK([.AC14];[.AC12:.AC21])+5" office:value-type="float" office:value="12" calcext:value-type="float">
            <text:p>12</text:p>
          </table:table-cell>
          <table:table-cell table:style-name="ce83" table:formula="of:=RAND()" office:value-type="float" office:value="0.478267336316816" calcext:value-type="float">
            <text:p>0,478267336316816</text:p>
          </table:table-cell>
          <table:table-cell table:style-name="ce15"/>
          <table:table-cell table:style-name="ce83" table:number-columns-repeated="2"/>
          <table:table-cell table:number-columns-repeated="992"/>
        </table:table-row>
        <table:table-row table:style-name="ro3">
          <table:table-cell table:style-name="ce4" table:formula="of:=[.AB15]+IF([.AB15]&gt;10;IF(ROUND(RAND());[.AB15]-11;[.AB15]-10);0)" office:value-type="float" office:value="9" calcext:value-type="float">
            <text:p>9</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43" calcext:value-type="float">
            <text:p>43</text:p>
          </table:table-cell>
          <table:table-cell table:style-name="ce121" office:value-type="string" calcext:value-type="string">
            <text:p>l=</text:p>
          </table:table-cell>
          <table:table-cell table:style-name="ce41" table:formula="of:=ROUND(RAND()*100)/CHOOSE(RANDBETWEEN(1;2);1;10)" office:value-type="float" office:value="1.9" calcext:value-type="float">
            <text:p>1,9</text:p>
          </table:table-cell>
          <table:table-cell table:style-name="ce10" office:value-type="string" calcext:value-type="string">
            <text:p>p=</text:p>
          </table:table-cell>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136" table:formula="of:=&quot;x + &quot;&amp;[.AD15]" office:value-type="string" office:string-value="x + 6" calcext:value-type="string">
            <text:p>x + 6</text:p>
          </table:table-cell>
          <table:table-cell table:style-name="ce137" office:value-type="string" calcext:value-type="string">
            <text:p>pour x =</text:p>
          </table:table-cell>
          <table:table-cell table:style-name="ce138" table:formula="of:=RANDBETWEEN(0;9)" office:value-type="float" office:value="3" calcext:value-type="float">
            <text:p>3</text:p>
          </table:table-cell>
          <table:table-cell table:style-name="ce56" office:value-type="string" calcext:value-type="string">
            <text:p>:</text:p>
          </table:table-cell>
          <table:table-cell/>
          <table:table-cell table:style-name="ce27" table:formula="of:=[.A15]*[.A15]" office:value-type="float" office:value="81" calcext:value-type="float">
            <text:p>81</text:p>
          </table:table-cell>
          <table:table-cell table:style-name="ce135" table:formula="of:=[.F15]*2+[.H15]*2&amp;&quot; cm&quot;" office:value-type="string" office:string-value="89,8 cm" calcext:value-type="string">
            <text:p>89,8 cm</text:p>
          </table:table-cell>
          <table:table-cell table:style-name="ce27" table:formula="of:=[.J15]+IF([.K15]=&quot;+&quot;;[.L15];-[.L15])+IF([.M15]=&quot;+&quot;;[.N15];-[.N15])+IF([.O15]=&quot;+&quot;;[.P15];-[.P15])" office:value-type="float" office:value="50" calcext:value-type="float">
            <text:p>50</text:p>
          </table:table-cell>
          <table:table-cell table:style-name="ce48" table:formula="of:=[.T15]+[.AD15]" office:value-type="float" office:value="9" calcext:value-type="float">
            <text:p>9</text:p>
          </table:table-cell>
          <table:table-cell/>
          <table:table-cell table:formula="of:=RANK([.AC15];[.AC12:.AC21])+5" office:value-type="float" office:value="9" calcext:value-type="float">
            <text:p>9</text:p>
          </table:table-cell>
          <table:table-cell table:style-name="ce83" table:formula="of:=RAND()" office:value-type="float" office:value="0.669816793049844" calcext:value-type="float">
            <text:p>0,669816793049844</text:p>
          </table:table-cell>
          <table:table-cell table:style-name="ce140" table:formula="of:=RANDBETWEEN(2;13)" office:value-type="float" office:value="6" calcext:value-type="float">
            <text:p>6</text:p>
          </table:table-cell>
          <table:table-cell table:style-name="ce141" table:formula="of:=RANDBETWEEN(2;5)" office:value-type="float" office:value="3" calcext:value-type="float">
            <text:p>3</text:p>
          </table:table-cell>
          <table:table-cell table:style-name="ce141" table:formula="of:=RANDBETWEEN(2;4)" office:value-type="float" office:value="3" calcext:value-type="float">
            <text:p>3</text:p>
          </table:table-cell>
          <table:table-cell table:number-columns-repeated="992"/>
        </table:table-row>
        <table:table-row table:style-name="ro3">
          <table:table-cell table:style-name="ce4" table:formula="of:=[.AB16]+IF([.AB16]&gt;10;IF(ROUND(RAND());[.AB16]-11;[.AB16]-10))" office:value-type="float" office:value="17" calcext:value-type="float">
            <text:p>17</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1.1" calcext:value-type="float">
            <text:p>1,1</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136" table:formula="of:=[.AE16]&amp;&quot;x + &quot;&amp;[.AD16]" office:value-type="string" office:string-value="2x + 8" calcext:value-type="string">
            <text:p>2x + 8</text:p>
          </table:table-cell>
          <table:table-cell table:style-name="ce137" office:value-type="string" calcext:value-type="string">
            <text:p>pour x =</text:p>
          </table:table-cell>
          <table:table-cell table:style-name="ce138" table:formula="of:=RANDBETWEEN(0;9)" office:value-type="float" office:value="3" calcext:value-type="float">
            <text:p>3</text:p>
          </table:table-cell>
          <table:table-cell table:style-name="ce56" office:value-type="string" calcext:value-type="string">
            <text:p>:</text:p>
          </table:table-cell>
          <table:table-cell/>
          <table:table-cell table:style-name="ce27" table:formula="of:=[.A16]*[.A16]" office:value-type="float" office:value="289" calcext:value-type="float">
            <text:p>289</text:p>
          </table:table-cell>
          <table:table-cell table:style-name="ce135" table:formula="of:=[.F16]*4&amp;&quot; cm&quot;" office:value-type="string" office:string-value="4,4 cm" calcext:value-type="string">
            <text:p>4,4 cm</text:p>
          </table:table-cell>
          <table:table-cell table:style-name="ce27" table:formula="of:=[.J16]+IF([.K16]=&quot;+&quot;;[.L16];-[.L16])+IF([.M16]=&quot;+&quot;;[.N16];-[.N16])+IF([.O16]=&quot;+&quot;;[.P16];-[.P16])" office:value-type="float" office:value="-24" calcext:value-type="float">
            <text:p>-24</text:p>
          </table:table-cell>
          <table:table-cell table:style-name="ce48" table:formula="of:=[.AE16]*[.T16]+[.AD16]" office:value-type="float" office:value="14" calcext:value-type="float">
            <text:p>14</text:p>
          </table:table-cell>
          <table:table-cell/>
          <table:table-cell table:formula="of:=RANK([.AC16];[.AC12:.AC21])+5" office:value-type="float" office:value="14" calcext:value-type="float">
            <text:p>14</text:p>
          </table:table-cell>
          <table:table-cell table:style-name="ce83" table:formula="of:=RAND()" office:value-type="float" office:value="0.116062832775646" calcext:value-type="float">
            <text:p>0,116062832775646</text:p>
          </table:table-cell>
          <table:table-cell table:style-name="ce140" table:formula="of:=RANDBETWEEN(2;13)" office:value-type="float" office:value="8" calcext:value-type="float">
            <text:p>8</text:p>
          </table:table-cell>
          <table:table-cell table:style-name="ce141" table:formula="of:=RANDBETWEEN(2;5)" office:value-type="float" office:value="2" calcext:value-type="float">
            <text:p>2</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17]+IF([.AB17]&gt;10;IF(ROUND(RAND());[.AB17]-11;[.AB17]-10))" office:value-type="float" office:value="11" calcext:value-type="float">
            <text:p>11</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5" calcext:value-type="float">
            <text:p>5</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10" office:value-type="string" calcext:value-type="string">
            <text:p>=</text:p>
          </table:table-cell>
          <table:table-cell table:style-name="ce136" table:formula="of:=&quot;-&quot;&amp;[.AE17]&amp;&quot;x - &quot;&amp;[.AD17]" office:value-type="string" office:string-value="-3x - 11" calcext:value-type="string">
            <text:p>-3x - 11</text:p>
          </table:table-cell>
          <table:table-cell table:style-name="ce137" office:value-type="string" calcext:value-type="string">
            <text:p>pour x =</text:p>
          </table:table-cell>
          <table:table-cell table:style-name="ce138" table:formula="of:=RANDBETWEEN(0;9)" office:value-type="float" office:value="4" calcext:value-type="float">
            <text:p>4</text:p>
          </table:table-cell>
          <table:table-cell table:style-name="ce56" office:value-type="string" calcext:value-type="string">
            <text:p>:</text:p>
          </table:table-cell>
          <table:table-cell/>
          <table:table-cell table:style-name="ce27" table:formula="of:=[.A17]*[.A17]" office:value-type="float" office:value="121" calcext:value-type="float">
            <text:p>121</text:p>
          </table:table-cell>
          <table:table-cell table:style-name="ce135" table:formula="of:=[.F17]*4&amp;&quot; cm&quot;" office:value-type="string" office:string-value="20 cm" calcext:value-type="string">
            <text:p>20 cm</text:p>
          </table:table-cell>
          <table:table-cell table:style-name="ce27" table:formula="of:=[.J17]+IF([.K17]=&quot;+&quot;;[.L17];-[.L17])+IF([.M17]=&quot;+&quot;;[.N17];-[.N17])+IF([.O17]=&quot;+&quot;;[.P17];-[.P17])" office:value-type="float" office:value="-73" calcext:value-type="float">
            <text:p>-73</text:p>
          </table:table-cell>
          <table:table-cell table:style-name="ce48" table:formula="of:=-[.AE17]*[.T17]-[.AD17]" office:value-type="float" office:value="-23" calcext:value-type="float">
            <text:p>-23</text:p>
          </table:table-cell>
          <table:table-cell/>
          <table:table-cell table:formula="of:=RANK([.AC17];[.AC12:.AC21])+5" office:value-type="float" office:value="11" calcext:value-type="float">
            <text:p>11</text:p>
          </table:table-cell>
          <table:table-cell table:style-name="ce83" table:formula="of:=RAND()" office:value-type="float" office:value="0.517951652322446" calcext:value-type="float">
            <text:p>0,517951652322446</text:p>
          </table:table-cell>
          <table:table-cell table:style-name="ce140" table:formula="of:=RANDBETWEEN(2;13)" office:value-type="float" office:value="11" calcext:value-type="float">
            <text:p>11</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18]+IF([.AB18]&gt;10;IF(ROUND(RAND());[.AB18]-11;[.AB18]-10))" office:value-type="float" office:value="20" calcext:value-type="float">
            <text:p>20</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4.5" calcext:value-type="float">
            <text:p>4,5</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10" office:value-type="string" calcext:value-type="string">
            <text:p>=</text:p>
          </table:table-cell>
          <table:table-cell table:style-name="ce136" table:formula="of:=&quot;x² + x + &quot;&amp;[.AD18]" office:value-type="string" office:string-value="x² + x + 4" calcext:value-type="string">
            <text:p>x² + x + 4</text:p>
          </table:table-cell>
          <table:table-cell table:style-name="ce137" office:value-type="string" calcext:value-type="string">
            <text:p>pour x =</text:p>
          </table:table-cell>
          <table:table-cell table:style-name="ce138" table:formula="of:=RANDBETWEEN(0;5)" office:value-type="float" office:value="1" calcext:value-type="float">
            <text:p>1</text:p>
          </table:table-cell>
          <table:table-cell table:style-name="ce56" office:value-type="string" calcext:value-type="string">
            <text:p>:</text:p>
          </table:table-cell>
          <table:table-cell/>
          <table:table-cell table:style-name="ce27" table:formula="of:=[.A18]*[.A18]" office:value-type="float" office:value="400" calcext:value-type="float">
            <text:p>400</text:p>
          </table:table-cell>
          <table:table-cell table:style-name="ce135" table:formula="of:=[.F18]*3&amp;&quot; cm&quot;" office:value-type="string" office:string-value="13,5 cm" calcext:value-type="string">
            <text:p>13,5 cm</text:p>
          </table:table-cell>
          <table:table-cell table:style-name="ce27" table:formula="of:=[.J18]+IF([.K18]=&quot;+&quot;;[.L18];-[.L18])+IF([.M18]=&quot;+&quot;;[.N18];-[.N18])+IF([.O18]=&quot;+&quot;;[.P18];-[.P18])" office:value-type="float" office:value="10" calcext:value-type="float">
            <text:p>10</text:p>
          </table:table-cell>
          <table:table-cell table:style-name="ce48" table:formula="of:=[.T18]*[.T18]+[.T18]+[.AD18]" office:value-type="float" office:value="6" calcext:value-type="float">
            <text:p>6</text:p>
          </table:table-cell>
          <table:table-cell/>
          <table:table-cell table:formula="of:=RANK([.AC18];[.AC12:.AC21])+5" office:value-type="float" office:value="15" calcext:value-type="float">
            <text:p>15</text:p>
          </table:table-cell>
          <table:table-cell table:style-name="ce83" table:formula="of:=RAND()" office:value-type="float" office:value="0.0223363454602616" calcext:value-type="float">
            <text:p>0,0223363454602616</text:p>
          </table:table-cell>
          <table:table-cell table:style-name="ce140" table:formula="of:=RANDBETWEEN(2;13)" office:value-type="float" office:value="4" calcext:value-type="float">
            <text:p>4</text:p>
          </table:table-cell>
          <table:table-cell table:style-name="ce141" table:formula="of:=RANDBETWEEN(2;5)" office:value-type="float" office:value="2" calcext:value-type="float">
            <text:p>2</text:p>
          </table:table-cell>
          <table:table-cell table:style-name="ce141" table:formula="of:=RANDBETWEEN(2;5)" office:value-type="float" office:value="5" calcext:value-type="float">
            <text:p>5</text:p>
          </table:table-cell>
          <table:table-cell table:number-columns-repeated="992"/>
        </table:table-row>
        <table:table-row table:style-name="ro3">
          <table:table-cell table:style-name="ce4" table:formula="of:=[.AB19]+IF([.AB19]&gt;10;IF(ROUND(RAND());[.AB19]-11;[.AB19]-10))" office:value-type="float" office:value="8" calcext:value-type="float">
            <text:p>8</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32" calcext:value-type="float">
            <text:p>32</text:p>
          </table:table-cell>
          <table:table-cell table:style-name="ce47" office:value-type="string" calcext:value-type="string">
            <text:p>b=c= </text:p>
          </table:table-cell>
          <table:table-cell table:style-name="ce41" table:formula="of:=ROUND(RAND()*100)/CHOOSE(RANDBETWEEN(1;2);1;10)" office:value-type="float" office:value="53" calcext:value-type="float">
            <text:p>53</text:p>
          </table:table-cell>
          <table:table-cell table:style-name="ce10" office:value-type="string" calcext:value-type="string">
            <text:p>p=</text:p>
          </table:table-cell>
          <table:table-cell table:style-name="ce4" table:formula="of:=CHOOSE(ROUND(RAND())+1;-1;1)*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10" office:value-type="string" calcext:value-type="string">
            <text:p>=</text:p>
          </table:table-cell>
          <table:table-cell table:style-name="ce136" table:formula="of:=[.AE19]&amp;&quot;x² - &quot;&amp;[.AF19]&amp;&quot;x + &quot;&amp;[.AD19]" office:value-type="string" office:string-value="3x² - 3x + 10" calcext:value-type="string">
            <text:p>3x² - 3x + 10</text:p>
          </table:table-cell>
          <table:table-cell table:style-name="ce137" office:value-type="string" calcext:value-type="string">
            <text:p>pour x =</text:p>
          </table:table-cell>
          <table:table-cell table:style-name="ce138" table:formula="of:=RANDBETWEEN(0;5)" office:value-type="float" office:value="1" calcext:value-type="float">
            <text:p>1</text:p>
          </table:table-cell>
          <table:table-cell table:style-name="ce56" office:value-type="string" calcext:value-type="string">
            <text:p>:</text:p>
          </table:table-cell>
          <table:table-cell/>
          <table:table-cell table:style-name="ce27" table:formula="of:=[.A19]*[.A19]" office:value-type="float" office:value="64" calcext:value-type="float">
            <text:p>64</text:p>
          </table:table-cell>
          <table:table-cell table:style-name="ce135" table:formula="of:=[.F19]+[.H19]*2&amp;&quot; cm&quot;" office:value-type="string" office:string-value="138 cm" calcext:value-type="string">
            <text:p>138 cm</text:p>
          </table:table-cell>
          <table:table-cell table:style-name="ce27" table:formula="of:=[.J19]+IF([.K19]=&quot;+&quot;;[.L19];-[.L19])+IF([.M19]=&quot;+&quot;;[.N19];-[.N19])+IF([.O19]=&quot;+&quot;;[.P19];-[.P19])" office:value-type="float" office:value="-73" calcext:value-type="float">
            <text:p>-73</text:p>
          </table:table-cell>
          <table:table-cell table:style-name="ce48" table:formula="of:=[.AE19]*[.T19]*[.T19]-[.AF19]*[.T19]+[.AD19]" office:value-type="float" office:value="10" calcext:value-type="float">
            <text:p>10</text:p>
          </table:table-cell>
          <table:table-cell/>
          <table:table-cell table:formula="of:=RANK([.AC19];[.AC12:.AC21])+5" office:value-type="float" office:value="8" calcext:value-type="float">
            <text:p>8</text:p>
          </table:table-cell>
          <table:table-cell table:style-name="ce83" table:formula="of:=RAND()" office:value-type="float" office:value="0.68871292707754" calcext:value-type="float">
            <text:p>0,68871292707754</text:p>
          </table:table-cell>
          <table:table-cell table:style-name="ce140" table:formula="of:=RANDBETWEEN(2;13)" office:value-type="float" office:value="10" calcext:value-type="float">
            <text:p>10</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20];[.AC12:.AC21])+5" office:value-type="float" office:value="13" calcext:value-type="float">
            <text:p>13</text:p>
          </table:table-cell>
          <table:table-cell table:style-name="ce83" table:formula="of:=RAND()" office:value-type="float" office:value="0.13186494597173" calcext:value-type="float">
            <text:p>0,13186494597173</text:p>
          </table:table-cell>
          <table:table-cell table:style-name="ce15"/>
          <table:table-cell table:number-columns-repeated="994"/>
        </table:table-row>
        <table:table-row table:style-name="ro6">
          <table:table-cell table:number-columns-repeated="27"/>
          <table:table-cell table:formula="of:=RANK([.AC21];[.AC12:.AC21])+5" office:value-type="float" office:value="6" calcext:value-type="float">
            <text:p>6</text:p>
          </table:table-cell>
          <table:table-cell table:style-name="ce83" table:formula="of:=RAND()" office:value-type="float" office:value="0.959056192574432" calcext:value-type="float">
            <text:p>0,959056192574432</text:p>
          </table:table-cell>
          <table:table-cell table:style-name="ce15"/>
          <table:table-cell table:number-columns-repeated="994"/>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C23];[.AC23:.AC32])+5" office:value-type="float" office:value="14" calcext:value-type="float">
            <text:p>14</text:p>
          </table:table-cell>
          <table:table-cell table:style-name="ce83" table:formula="of:=RAND()" office:value-type="float" office:value="0.165836461492517" calcext:value-type="float">
            <text:p>0,165836461492517</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U$2]" office:value-type="string" office:string-value="v9718" calcext:value-type="string">
            <text:p>v9718</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24];[.AC23:.AC32])+5" office:value-type="float" office:value="7" calcext:value-type="float">
            <text:p>7</text:p>
          </table:table-cell>
          <table:table-cell table:style-name="ce83" table:formula="of:=RAND()" office:value-type="float" office:value="0.877835904118575" calcext:value-type="float">
            <text:p>0,877835904118575</text:p>
          </table:table-cell>
          <table:table-cell table:style-name="ce15"/>
          <table:table-cell table:number-columns-repeated="994"/>
        </table:table-row>
        <table:table-row table:style-name="ro3">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23]" office:value-type="string" office:string-value="AC" calcext:value-type="string">
            <text:p>AC</text:p>
          </table:table-cell>
          <table:table-cell table:style-name="ce96"/>
          <table:table-cell table:style-name="ce99" table:formula="of:=[.U24]" office:value-type="string" office:string-value="v9718" calcext:value-type="string">
            <text:p>v9718</text:p>
          </table:table-cell>
          <table:table-cell table:style-name="ce83"/>
          <table:table-cell table:formula="of:=RANK([.AC25];[.AC23:.AC32])+5" office:value-type="float" office:value="10" calcext:value-type="float">
            <text:p>10</text:p>
          </table:table-cell>
          <table:table-cell table:style-name="ce83" table:formula="of:=RAND()" office:value-type="float" office:value="0.72862893312552" calcext:value-type="float">
            <text:p>0,72862893312552</text:p>
          </table:table-cell>
          <table:table-cell table:style-name="ce15"/>
          <table:table-cell table:style-name="ce83" table:number-columns-repeated="2"/>
          <table:table-cell table:number-columns-repeated="992"/>
        </table:table-row>
        <table:table-row table:style-name="ro3">
          <table:table-cell table:style-name="ce4" table:formula="of:=[.AB26]+IF([.AB26]&gt;10;IF(ROUND(RAND());[.AB26]-11;[.AB26]-10);0)" office:value-type="float" office:value="16" calcext:value-type="float">
            <text:p>1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98" calcext:value-type="float">
            <text:p>98</text:p>
          </table:table-cell>
          <table:table-cell table:style-name="ce121" office:value-type="string" calcext:value-type="string">
            <text:p>l=</text:p>
          </table:table-cell>
          <table:table-cell table:style-name="ce41" table:formula="of:=ROUND(RAND()*100)/CHOOSE(RANDBETWEEN(1;2);1;10)" office:value-type="float" office:value="4.8" calcext:value-type="float">
            <text:p>4,8</text:p>
          </table:table-cell>
          <table:table-cell table:style-name="ce10" office:value-type="string" calcext:value-type="string">
            <text:p>p=</text:p>
          </table:table-cell>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136" table:formula="of:=&quot;x + &quot;&amp;[.AD26]" office:value-type="string" office:string-value="x + 12" calcext:value-type="string">
            <text:p>x + 12</text:p>
          </table:table-cell>
          <table:table-cell table:style-name="ce137" office:value-type="string" calcext:value-type="string">
            <text:p>pour x =</text:p>
          </table:table-cell>
          <table:table-cell table:style-name="ce138" table:formula="of:=RANDBETWEEN(0;9)" office:value-type="float" office:value="1" calcext:value-type="float">
            <text:p>1</text:p>
          </table:table-cell>
          <table:table-cell table:style-name="ce56" office:value-type="string" calcext:value-type="string">
            <text:p>:</text:p>
          </table:table-cell>
          <table:table-cell/>
          <table:table-cell table:style-name="ce27" table:formula="of:=[.A26]*[.A26]" office:value-type="float" office:value="256" calcext:value-type="float">
            <text:p>256</text:p>
          </table:table-cell>
          <table:table-cell table:style-name="ce135" table:formula="of:=[.F26]*2+[.H26]*2&amp;&quot; cm&quot;" office:value-type="string" office:string-value="205,6 cm" calcext:value-type="string">
            <text:p>205,6 cm</text:p>
          </table:table-cell>
          <table:table-cell table:style-name="ce27" table:formula="of:=[.J26]+IF([.K26]=&quot;+&quot;;[.L26];-[.L26])+IF([.M26]=&quot;+&quot;;[.N26];-[.N26])+IF([.O26]=&quot;+&quot;;[.P26];-[.P26])" office:value-type="float" office:value="-65" calcext:value-type="float">
            <text:p>-65</text:p>
          </table:table-cell>
          <table:table-cell table:style-name="ce48" table:formula="of:=[.T26]+[.AD26]" office:value-type="float" office:value="13" calcext:value-type="float">
            <text:p>13</text:p>
          </table:table-cell>
          <table:table-cell/>
          <table:table-cell table:formula="of:=RANK([.AC26];[.AC23:.AC32])+5" office:value-type="float" office:value="13" calcext:value-type="float">
            <text:p>13</text:p>
          </table:table-cell>
          <table:table-cell table:style-name="ce83" table:formula="of:=RAND()" office:value-type="float" office:value="0.234924388788805" calcext:value-type="float">
            <text:p>0,234924388788805</text:p>
          </table:table-cell>
          <table:table-cell table:style-name="ce140" table:formula="of:=RANDBETWEEN(2;13)" office:value-type="float" office:value="12" calcext:value-type="float">
            <text:p>12</text:p>
          </table:table-cell>
          <table:table-cell table:style-name="ce141" table:formula="of:=RANDBETWEEN(2;5)" office:value-type="float" office:value="4" calcext:value-type="float">
            <text:p>4</text:p>
          </table:table-cell>
          <table:table-cell table:style-name="ce141" table:formula="of:=RANDBETWEEN(2;4)" office:value-type="float" office:value="4" calcext:value-type="float">
            <text:p>4</text:p>
          </table:table-cell>
          <table:table-cell table:number-columns-repeated="992"/>
        </table:table-row>
        <table:table-row table:style-name="ro3">
          <table:table-cell table:style-name="ce4" table:formula="of:=[.AB27]+IF([.AB27]&gt;10;IF(ROUND(RAND());[.AB27]-11;[.AB27]-10))" office:value-type="float" office:value="14" calcext:value-type="float">
            <text:p>14</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67" calcext:value-type="float">
            <text:p>67</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style-name="ce136" table:formula="of:=[.AE27]&amp;&quot;x + &quot;&amp;[.AD27]" office:value-type="string" office:string-value="4x + 3" calcext:value-type="string">
            <text:p>4x + 3</text:p>
          </table:table-cell>
          <table:table-cell table:style-name="ce137" office:value-type="string" calcext:value-type="string">
            <text:p>pour x =</text:p>
          </table:table-cell>
          <table:table-cell table:style-name="ce138" table:formula="of:=RANDBETWEEN(0;9)" office:value-type="float" office:value="6" calcext:value-type="float">
            <text:p>6</text:p>
          </table:table-cell>
          <table:table-cell table:style-name="ce56" office:value-type="string" calcext:value-type="string">
            <text:p>:</text:p>
          </table:table-cell>
          <table:table-cell/>
          <table:table-cell table:style-name="ce27" table:formula="of:=[.A27]*[.A27]" office:value-type="float" office:value="196" calcext:value-type="float">
            <text:p>196</text:p>
          </table:table-cell>
          <table:table-cell table:style-name="ce135" table:formula="of:=[.F27]*4&amp;&quot; cm&quot;" office:value-type="string" office:string-value="268 cm" calcext:value-type="string">
            <text:p>268 cm</text:p>
          </table:table-cell>
          <table:table-cell table:style-name="ce27" table:formula="of:=[.J27]+IF([.K27]=&quot;+&quot;;[.L27];-[.L27])+IF([.M27]=&quot;+&quot;;[.N27];-[.N27])+IF([.O27]=&quot;+&quot;;[.P27];-[.P27])" office:value-type="float" office:value="51" calcext:value-type="float">
            <text:p>51</text:p>
          </table:table-cell>
          <table:table-cell table:style-name="ce48" table:formula="of:=[.AE27]*[.T27]+[.AD27]" office:value-type="float" office:value="27" calcext:value-type="float">
            <text:p>27</text:p>
          </table:table-cell>
          <table:table-cell/>
          <table:table-cell table:formula="of:=RANK([.AC27];[.AC23:.AC32])+5" office:value-type="float" office:value="12" calcext:value-type="float">
            <text:p>12</text:p>
          </table:table-cell>
          <table:table-cell table:style-name="ce83" table:formula="of:=RAND()" office:value-type="float" office:value="0.56447800070176" calcext:value-type="float">
            <text:p>0,56447800070176</text:p>
          </table:table-cell>
          <table:table-cell table:style-name="ce140" table:formula="of:=RANDBETWEEN(2;13)" office:value-type="float" office:value="3" calcext:value-type="float">
            <text:p>3</text:p>
          </table:table-cell>
          <table:table-cell table:style-name="ce141" table:formula="of:=RANDBETWEEN(2;5)" office:value-type="float" office:value="4" calcext:value-type="float">
            <text:p>4</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28]+IF([.AB28]&gt;10;IF(ROUND(RAND());[.AB28]-11;[.AB28]-10))" office:value-type="float" office:value="20" calcext:value-type="float">
            <text:p>20</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62" calcext:value-type="float">
            <text:p>62</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style-name="ce136" table:formula="of:=&quot;-&quot;&amp;[.AE28]&amp;&quot;x - &quot;&amp;[.AD28]" office:value-type="string" office:string-value="-3x - 6" calcext:value-type="string">
            <text:p>-3x - 6</text:p>
          </table:table-cell>
          <table:table-cell table:style-name="ce137" office:value-type="string" calcext:value-type="string">
            <text:p>pour x =</text:p>
          </table:table-cell>
          <table:table-cell table:style-name="ce138" table:formula="of:=RANDBETWEEN(0;9)" office:value-type="float" office:value="5" calcext:value-type="float">
            <text:p>5</text:p>
          </table:table-cell>
          <table:table-cell table:style-name="ce56" office:value-type="string" calcext:value-type="string">
            <text:p>:</text:p>
          </table:table-cell>
          <table:table-cell/>
          <table:table-cell table:style-name="ce27" table:formula="of:=[.A28]*[.A28]" office:value-type="float" office:value="400" calcext:value-type="float">
            <text:p>400</text:p>
          </table:table-cell>
          <table:table-cell table:style-name="ce135" table:formula="of:=[.F28]*4&amp;&quot; cm&quot;" office:value-type="string" office:string-value="248 cm" calcext:value-type="string">
            <text:p>248 cm</text:p>
          </table:table-cell>
          <table:table-cell table:style-name="ce27" table:formula="of:=[.J28]+IF([.K28]=&quot;+&quot;;[.L28];-[.L28])+IF([.M28]=&quot;+&quot;;[.N28];-[.N28])+IF([.O28]=&quot;+&quot;;[.P28];-[.P28])" office:value-type="float" office:value="-27" calcext:value-type="float">
            <text:p>-27</text:p>
          </table:table-cell>
          <table:table-cell table:style-name="ce48" table:formula="of:=-[.AE28]*[.T28]-[.AD28]" office:value-type="float" office:value="-21" calcext:value-type="float">
            <text:p>-21</text:p>
          </table:table-cell>
          <table:table-cell/>
          <table:table-cell table:formula="of:=RANK([.AC28];[.AC23:.AC32])+5" office:value-type="float" office:value="15" calcext:value-type="float">
            <text:p>15</text:p>
          </table:table-cell>
          <table:table-cell table:style-name="ce83" table:formula="of:=RAND()" office:value-type="float" office:value="0.157498802912883" calcext:value-type="float">
            <text:p>0,157498802912883</text:p>
          </table:table-cell>
          <table:table-cell table:style-name="ce140" table:formula="of:=RANDBETWEEN(2;13)" office:value-type="float" office:value="6" calcext:value-type="float">
            <text:p>6</text:p>
          </table:table-cell>
          <table:table-cell table:style-name="ce141" table:formula="of:=RANDBETWEEN(2;5)" office:value-type="float" office:value="3" calcext:value-type="float">
            <text:p>3</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29]+IF([.AB29]&gt;10;IF(ROUND(RAND());[.AB29]-11;[.AB29]-10))" office:value-type="float" office:value="11" calcext:value-type="float">
            <text:p>11</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90" calcext:value-type="float">
            <text:p>90</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136" table:formula="of:=&quot;x² + x + &quot;&amp;[.AD29]" office:value-type="string" office:string-value="x² + x + 4" calcext:value-type="string">
            <text:p>x² + x + 4</text:p>
          </table:table-cell>
          <table:table-cell table:style-name="ce137" office:value-type="string" calcext:value-type="string">
            <text:p>pour x =</text:p>
          </table:table-cell>
          <table:table-cell table:style-name="ce138" table:formula="of:=RANDBETWEEN(0;5)" office:value-type="float" office:value="3" calcext:value-type="float">
            <text:p>3</text:p>
          </table:table-cell>
          <table:table-cell table:style-name="ce56" office:value-type="string" calcext:value-type="string">
            <text:p>:</text:p>
          </table:table-cell>
          <table:table-cell/>
          <table:table-cell table:style-name="ce27" table:formula="of:=[.A29]*[.A29]" office:value-type="float" office:value="121" calcext:value-type="float">
            <text:p>121</text:p>
          </table:table-cell>
          <table:table-cell table:style-name="ce135" table:formula="of:=[.F29]*3&amp;&quot; cm&quot;" office:value-type="string" office:string-value="270 cm" calcext:value-type="string">
            <text:p>270 cm</text:p>
          </table:table-cell>
          <table:table-cell table:style-name="ce27" table:formula="of:=[.J29]+IF([.K29]=&quot;+&quot;;[.L29];-[.L29])+IF([.M29]=&quot;+&quot;;[.N29];-[.N29])+IF([.O29]=&quot;+&quot;;[.P29];-[.P29])" office:value-type="float" office:value="10" calcext:value-type="float">
            <text:p>10</text:p>
          </table:table-cell>
          <table:table-cell table:style-name="ce48" table:formula="of:=[.T29]*[.T29]+[.T29]+[.AD29]" office:value-type="float" office:value="16" calcext:value-type="float">
            <text:p>16</text:p>
          </table:table-cell>
          <table:table-cell/>
          <table:table-cell table:formula="of:=RANK([.AC29];[.AC23:.AC32])+5" office:value-type="float" office:value="11" calcext:value-type="float">
            <text:p>11</text:p>
          </table:table-cell>
          <table:table-cell table:style-name="ce83" table:formula="of:=RAND()" office:value-type="float" office:value="0.595119332305896" calcext:value-type="float">
            <text:p>0,595119332305896</text:p>
          </table:table-cell>
          <table:table-cell table:style-name="ce140" table:formula="of:=RANDBETWEEN(2;13)" office:value-type="float" office:value="4" calcext:value-type="float">
            <text:p>4</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30]+IF([.AB30]&gt;10;IF(ROUND(RAND());[.AB30]-11;[.AB30]-10))" office:value-type="float" office:value="6" calcext:value-type="float">
            <text:p>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41" calcext:value-type="float">
            <text:p>41</text:p>
          </table:table-cell>
          <table:table-cell table:style-name="ce47" office:value-type="string" calcext:value-type="string">
            <text:p>b=c= </text:p>
          </table:table-cell>
          <table:table-cell table:style-name="ce41" table:formula="of:=ROUND(RAND()*100)/CHOOSE(RANDBETWEEN(1;2);1;10)" office:value-type="float" office:value="59" calcext:value-type="float">
            <text:p>59</text:p>
          </table:table-cell>
          <table:table-cell table:style-name="ce10" office:value-type="string" calcext:value-type="string">
            <text:p>p=</text:p>
          </table:table-cell>
          <table:table-cell table:style-name="ce4" table:formula="of:=CHOOSE(ROUND(RAND())+1;-1;1)*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136" table:formula="of:=[.AE30]&amp;&quot;x² - &quot;&amp;[.AF30]&amp;&quot;x + &quot;&amp;[.AD30]" office:value-type="string" office:string-value="3x² - 3x + 8" calcext:value-type="string">
            <text:p>3x² - 3x + 8</text:p>
          </table:table-cell>
          <table:table-cell table:style-name="ce137" office:value-type="string" calcext:value-type="string">
            <text:p>pour x =</text:p>
          </table:table-cell>
          <table:table-cell table:style-name="ce138" table:formula="of:=RANDBETWEEN(0;5)" office:value-type="float" office:value="3" calcext:value-type="float">
            <text:p>3</text:p>
          </table:table-cell>
          <table:table-cell table:style-name="ce56" office:value-type="string" calcext:value-type="string">
            <text:p>:</text:p>
          </table:table-cell>
          <table:table-cell/>
          <table:table-cell table:style-name="ce27" table:formula="of:=[.A30]*[.A30]" office:value-type="float" office:value="36" calcext:value-type="float">
            <text:p>36</text:p>
          </table:table-cell>
          <table:table-cell table:style-name="ce135" table:formula="of:=[.F30]+[.H30]*2&amp;&quot; cm&quot;" office:value-type="string" office:string-value="159 cm" calcext:value-type="string">
            <text:p>159 cm</text:p>
          </table:table-cell>
          <table:table-cell table:style-name="ce27" table:formula="of:=[.J30]+IF([.K30]=&quot;+&quot;;[.L30];-[.L30])+IF([.M30]=&quot;+&quot;;[.N30];-[.N30])+IF([.O30]=&quot;+&quot;;[.P30];-[.P30])" office:value-type="float" office:value="17" calcext:value-type="float">
            <text:p>17</text:p>
          </table:table-cell>
          <table:table-cell table:style-name="ce48" table:formula="of:=[.AE30]*[.T30]*[.T30]-[.AF30]*[.T30]+[.AD30]" office:value-type="float" office:value="26" calcext:value-type="float">
            <text:p>26</text:p>
          </table:table-cell>
          <table:table-cell/>
          <table:table-cell table:formula="of:=RANK([.AC30];[.AC23:.AC32])+5" office:value-type="float" office:value="6" calcext:value-type="float">
            <text:p>6</text:p>
          </table:table-cell>
          <table:table-cell table:style-name="ce83" table:formula="of:=RAND()" office:value-type="float" office:value="0.99123413771781" calcext:value-type="float">
            <text:p>0,99123413771781</text:p>
          </table:table-cell>
          <table:table-cell table:style-name="ce140" table:formula="of:=RANDBETWEEN(2;13)" office:value-type="float" office:value="8" calcext:value-type="float">
            <text:p>8</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31];[.AC23:.AC32])+5" office:value-type="float" office:value="8" calcext:value-type="float">
            <text:p>8</text:p>
          </table:table-cell>
          <table:table-cell table:style-name="ce83" table:formula="of:=RAND()" office:value-type="float" office:value="0.844158260904828" calcext:value-type="float">
            <text:p>0,844158260904828</text:p>
          </table:table-cell>
          <table:table-cell table:style-name="ce15"/>
          <table:table-cell table:number-columns-repeated="994"/>
        </table:table-row>
        <table:table-row table:style-name="ro6">
          <table:table-cell table:number-columns-repeated="27"/>
          <table:table-cell table:formula="of:=RANK([.AC32];[.AC23:.AC32])+5" office:value-type="float" office:value="9" calcext:value-type="float">
            <text:p>9</text:p>
          </table:table-cell>
          <table:table-cell table:style-name="ce83" table:formula="of:=RAND()" office:value-type="float" office:value="0.755687178170495" calcext:value-type="float">
            <text:p>0,755687178170495</text:p>
          </table:table-cell>
          <table:table-cell table:style-name="ce15"/>
          <table:table-cell table:number-columns-repeated="994"/>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11" table:number-rows-spanned="1">
            <text:p>TEST 4<text:span text:style-name="T2">e</text:span> - Date : ……………………………</text:p>
          </table:table-cell>
          <table:covered-table-cell table:number-columns-repeated="10"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C34];[.AC34:.AC43])+5" office:value-type="float" office:value="11" calcext:value-type="float">
            <text:p>11</text:p>
          </table:table-cell>
          <table:table-cell table:style-name="ce83" table:formula="of:=RAND()" office:value-type="float" office:value="0.508552590848948" calcext:value-type="float">
            <text:p>0,508552590848948</text:p>
          </table:table-cell>
          <table:table-cell table:number-columns-repeated="995"/>
        </table:table-row>
        <table:table-row table:style-name="ro2">
          <table:covered-table-cell table:number-columns-repeated="2" table:style-name="ce12"/>
          <table:covered-table-cell table:number-columns-repeated="2"/>
          <table:table-cell table:style-name="ce61"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4"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U$2]" office:value-type="string" office:string-value="v9718" calcext:value-type="string">
            <text:p>v9718</text:p>
          </table:table-cell>
          <table:table-cell/>
          <table:table-cell table:style-name="ce25" office:value-type="string" calcext:value-type="string" table:number-columns-spanned="4" table:number-rows-spanned="1">
            <text:p>Correction CEINTURE BLEUE 2</text:p>
          </table:table-cell>
          <table:covered-table-cell table:style-name="ce28"/>
          <table:covered-table-cell table:style-name="ce30"/>
          <table:covered-table-cell table:style-name="ce31"/>
          <table:table-cell/>
          <table:table-cell table:formula="of:=RANK([.AC35];[.AC34:.AC43])+5" office:value-type="float" office:value="9" calcext:value-type="float">
            <text:p>9</text:p>
          </table:table-cell>
          <table:table-cell table:style-name="ce83" table:formula="of:=RAND()" office:value-type="float" office:value="0.711832927847938" calcext:value-type="float">
            <text:p>0,711832927847938</text:p>
          </table:table-cell>
          <table:table-cell table:style-name="ce15"/>
          <table:table-cell table:number-columns-repeated="994"/>
        </table:table-row>
        <table:table-row table:style-name="ro3">
          <table:table-cell table:style-name="ce37" office:value-type="string" calcext:value-type="string" table:number-columns-spanned="4" table:number-rows-spanned="1">
            <text:p>Carrés de 6 à 20</text:p>
          </table:table-cell>
          <table:covered-table-cell table:number-columns-repeated="3" table:style-name="ce38"/>
          <table:table-cell table:style-name="ce37" office:value-type="string" calcext:value-type="string" table:number-columns-spanned="5" table:number-rows-spanned="1">
            <text:p>Périmètres en cm</text:p>
          </table:table-cell>
          <table:covered-table-cell table:number-columns-repeated="4" table:style-name="ce38"/>
          <table:table-cell table:style-name="ce37" office:value-type="string" calcext:value-type="string" table:number-columns-spanned="8" table:number-rows-spanned="1">
            <text:p>Somme de 4 termes</text:p>
          </table:table-cell>
          <table:covered-table-cell table:number-columns-repeated="7" table:style-name="ce38"/>
          <table:table-cell table:style-name="ce37" office:value-type="string" calcext:value-type="string" table:number-columns-spanned="4" table:number-rows-spanned="1">
            <text:p>Valeur d’une expression</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U34]" office:value-type="string" office:string-value="AD" calcext:value-type="string">
            <text:p>AD</text:p>
          </table:table-cell>
          <table:table-cell table:style-name="ce96"/>
          <table:table-cell table:style-name="ce99" table:formula="of:=[.U35]" office:value-type="string" office:string-value="v9718" calcext:value-type="string">
            <text:p>v9718</text:p>
          </table:table-cell>
          <table:table-cell table:style-name="ce83"/>
          <table:table-cell table:formula="of:=RANK([.AC36];[.AC34:.AC43])+5" office:value-type="float" office:value="12" calcext:value-type="float">
            <text:p>12</text:p>
          </table:table-cell>
          <table:table-cell table:style-name="ce83" table:formula="of:=RAND()" office:value-type="float" office:value="0.450102137355723" calcext:value-type="float">
            <text:p>0,450102137355723</text:p>
          </table:table-cell>
          <table:table-cell table:style-name="ce15"/>
          <table:table-cell table:style-name="ce83" table:number-columns-repeated="2"/>
          <table:table-cell table:number-columns-repeated="992"/>
        </table:table-row>
        <table:table-row table:style-name="ro3">
          <table:table-cell table:style-name="ce4" table:formula="of:=[.AB37]+IF([.AB37]&gt;10;IF(ROUND(RAND());[.AB37]-11;[.AB37]-10);0)" office:value-type="float" office:value="7" calcext:value-type="float">
            <text:p>7</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rectangle L=</text:p>
          </table:table-cell>
          <table:table-cell table:style-name="ce41" table:formula="of:=ROUND(RAND()*100)/CHOOSE(RANDBETWEEN(1;2);1;10)" office:value-type="float" office:value="24" calcext:value-type="float">
            <text:p>24</text:p>
          </table:table-cell>
          <table:table-cell table:style-name="ce121" office:value-type="string" calcext:value-type="string">
            <text:p>l=</text:p>
          </table:table-cell>
          <table:table-cell table:style-name="ce41" table:formula="of:=ROUND(RAND()*100)/CHOOSE(RANDBETWEEN(1;2);1;10)" office:value-type="float" office:value="76" calcext:value-type="float">
            <text:p>76</text:p>
          </table:table-cell>
          <table:table-cell table:style-name="ce10" office:value-type="string" calcext:value-type="string">
            <text:p>p=</text:p>
          </table:table-cell>
          <table:table-cell table:style-name="ce4" table:formula="of:=CHOOSE(ROUND(RAND())+1;-1;1)*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10" office:value-type="string" calcext:value-type="string">
            <text:p>=</text:p>
          </table:table-cell>
          <table:table-cell table:style-name="ce136" table:formula="of:=&quot;x + &quot;&amp;[.AD37]" office:value-type="string" office:string-value="x + 6" calcext:value-type="string">
            <text:p>x + 6</text:p>
          </table:table-cell>
          <table:table-cell table:style-name="ce137" office:value-type="string" calcext:value-type="string">
            <text:p>pour x =</text:p>
          </table:table-cell>
          <table:table-cell table:style-name="ce138" table:formula="of:=RANDBETWEEN(0;9)" office:value-type="float" office:value="3" calcext:value-type="float">
            <text:p>3</text:p>
          </table:table-cell>
          <table:table-cell table:style-name="ce56" office:value-type="string" calcext:value-type="string">
            <text:p>:</text:p>
          </table:table-cell>
          <table:table-cell/>
          <table:table-cell table:style-name="ce27" table:formula="of:=[.A37]*[.A37]" office:value-type="float" office:value="49" calcext:value-type="float">
            <text:p>49</text:p>
          </table:table-cell>
          <table:table-cell table:style-name="ce135" table:formula="of:=[.F37]*2+[.H37]*2&amp;&quot; cm&quot;" office:value-type="string" office:string-value="200 cm" calcext:value-type="string">
            <text:p>200 cm</text:p>
          </table:table-cell>
          <table:table-cell table:style-name="ce27" table:formula="of:=[.J37]+IF([.K37]=&quot;+&quot;;[.L37];-[.L37])+IF([.M37]=&quot;+&quot;;[.N37];-[.N37])+IF([.O37]=&quot;+&quot;;[.P37];-[.P37])" office:value-type="float" office:value="15" calcext:value-type="float">
            <text:p>15</text:p>
          </table:table-cell>
          <table:table-cell table:style-name="ce48" table:formula="of:=[.T37]+[.AD37]" office:value-type="float" office:value="9" calcext:value-type="float">
            <text:p>9</text:p>
          </table:table-cell>
          <table:table-cell/>
          <table:table-cell table:formula="of:=RANK([.AC37];[.AC34:.AC43])+5" office:value-type="float" office:value="7" calcext:value-type="float">
            <text:p>7</text:p>
          </table:table-cell>
          <table:table-cell table:style-name="ce83" table:formula="of:=RAND()" office:value-type="float" office:value="0.972894976284185" calcext:value-type="float">
            <text:p>0,972894976284185</text:p>
          </table:table-cell>
          <table:table-cell table:style-name="ce140" table:formula="of:=RANDBETWEEN(2;13)" office:value-type="float" office:value="6" calcext:value-type="float">
            <text:p>6</text:p>
          </table:table-cell>
          <table:table-cell table:style-name="ce141" table:formula="of:=RANDBETWEEN(2;5)" office:value-type="float" office:value="3" calcext:value-type="float">
            <text:p>3</text:p>
          </table:table-cell>
          <table:table-cell table:style-name="ce141" table:formula="of:=RANDBETWEEN(2;4)" office:value-type="float" office:value="2" calcext:value-type="float">
            <text:p>2</text:p>
          </table:table-cell>
          <table:table-cell table:number-columns-repeated="992"/>
        </table:table-row>
        <table:table-row table:style-name="ro3">
          <table:table-cell table:style-name="ce4" table:formula="of:=[.AB38]+IF([.AB38]&gt;10;IF(ROUND(RAND());[.AB38]-11;[.AB38]-10))" office:value-type="float" office:value="10" calcext:value-type="float">
            <text:p>10</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carré c=</text:p>
          </table:table-cell>
          <table:table-cell table:style-name="ce41" table:formula="of:=ROUND(RAND()*100)/CHOOSE(RANDBETWEEN(1;2);1;10)" office:value-type="float" office:value="17" calcext:value-type="float">
            <text:p>17</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136" table:formula="of:=[.AE38]&amp;&quot;x + &quot;&amp;[.AD38]" office:value-type="string" office:string-value="2x + 12" calcext:value-type="string">
            <text:p>2x + 12</text:p>
          </table:table-cell>
          <table:table-cell table:style-name="ce137" office:value-type="string" calcext:value-type="string">
            <text:p>pour x =</text:p>
          </table:table-cell>
          <table:table-cell table:style-name="ce138" table:formula="of:=RANDBETWEEN(0;9)" office:value-type="float" office:value="8" calcext:value-type="float">
            <text:p>8</text:p>
          </table:table-cell>
          <table:table-cell table:style-name="ce56" office:value-type="string" calcext:value-type="string">
            <text:p>:</text:p>
          </table:table-cell>
          <table:table-cell/>
          <table:table-cell table:style-name="ce27" table:formula="of:=[.A38]*[.A38]" office:value-type="float" office:value="100" calcext:value-type="float">
            <text:p>100</text:p>
          </table:table-cell>
          <table:table-cell table:style-name="ce135" table:formula="of:=[.F38]*4&amp;&quot; cm&quot;" office:value-type="string" office:string-value="68 cm" calcext:value-type="string">
            <text:p>68 cm</text:p>
          </table:table-cell>
          <table:table-cell table:style-name="ce27" table:formula="of:=[.J38]+IF([.K38]=&quot;+&quot;;[.L38];-[.L38])+IF([.M38]=&quot;+&quot;;[.N38];-[.N38])+IF([.O38]=&quot;+&quot;;[.P38];-[.P38])" office:value-type="float" office:value="4" calcext:value-type="float">
            <text:p>4</text:p>
          </table:table-cell>
          <table:table-cell table:style-name="ce48" table:formula="of:=[.AE38]*[.T38]+[.AD38]" office:value-type="float" office:value="28" calcext:value-type="float">
            <text:p>28</text:p>
          </table:table-cell>
          <table:table-cell/>
          <table:table-cell table:formula="of:=RANK([.AC38];[.AC34:.AC43])+5" office:value-type="float" office:value="10" calcext:value-type="float">
            <text:p>10</text:p>
          </table:table-cell>
          <table:table-cell table:style-name="ce83" table:formula="of:=RAND()" office:value-type="float" office:value="0.692944243330832" calcext:value-type="float">
            <text:p>0,692944243330832</text:p>
          </table:table-cell>
          <table:table-cell table:style-name="ce140" table:formula="of:=RANDBETWEEN(2;13)" office:value-type="float" office:value="12" calcext:value-type="float">
            <text:p>12</text:p>
          </table:table-cell>
          <table:table-cell table:style-name="ce141" table:formula="of:=RANDBETWEEN(2;5)" office:value-type="float" office:value="2" calcext:value-type="float">
            <text:p>2</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4" table:formula="of:=[.AB39]+IF([.AB39]&gt;10;IF(ROUND(RAND());[.AB39]-11;[.AB39]-10))" office:value-type="float" office:value="17" calcext:value-type="float">
            <text:p>17</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losange c=</text:p>
          </table:table-cell>
          <table:table-cell table:style-name="ce41" table:formula="of:=ROUND(RAND()*100)/CHOOSE(RANDBETWEEN(1;2);1;10)" office:value-type="float" office:value="86" calcext:value-type="float">
            <text:p>86</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136" table:formula="of:=&quot;-&quot;&amp;[.AE39]&amp;&quot;x - &quot;&amp;[.AD39]" office:value-type="string" office:string-value="-3x - 9" calcext:value-type="string">
            <text:p>-3x - 9</text:p>
          </table:table-cell>
          <table:table-cell table:style-name="ce137" office:value-type="string" calcext:value-type="string">
            <text:p>pour x =</text:p>
          </table:table-cell>
          <table:table-cell table:style-name="ce138" table:formula="of:=RANDBETWEEN(0;9)" office:value-type="float" office:value="2" calcext:value-type="float">
            <text:p>2</text:p>
          </table:table-cell>
          <table:table-cell table:style-name="ce56" office:value-type="string" calcext:value-type="string">
            <text:p>:</text:p>
          </table:table-cell>
          <table:table-cell/>
          <table:table-cell table:style-name="ce27" table:formula="of:=[.A39]*[.A39]" office:value-type="float" office:value="289" calcext:value-type="float">
            <text:p>289</text:p>
          </table:table-cell>
          <table:table-cell table:style-name="ce135" table:formula="of:=[.F39]*4&amp;&quot; cm&quot;" office:value-type="string" office:string-value="344 cm" calcext:value-type="string">
            <text:p>344 cm</text:p>
          </table:table-cell>
          <table:table-cell table:style-name="ce27" table:formula="of:=[.J39]+IF([.K39]=&quot;+&quot;;[.L39];-[.L39])+IF([.M39]=&quot;+&quot;;[.N39];-[.N39])+IF([.O39]=&quot;+&quot;;[.P39];-[.P39])" office:value-type="float" office:value="35" calcext:value-type="float">
            <text:p>35</text:p>
          </table:table-cell>
          <table:table-cell table:style-name="ce48" table:formula="of:=-[.AE39]*[.T39]-[.AD39]" office:value-type="float" office:value="-15" calcext:value-type="float">
            <text:p>-15</text:p>
          </table:table-cell>
          <table:table-cell/>
          <table:table-cell table:formula="of:=RANK([.AC39];[.AC34:.AC43])+5" office:value-type="float" office:value="14" calcext:value-type="float">
            <text:p>14</text:p>
          </table:table-cell>
          <table:table-cell table:style-name="ce83" table:formula="of:=RAND()" office:value-type="float" office:value="0.0241329734630225" calcext:value-type="float">
            <text:p>0,0241329734630225</text:p>
          </table:table-cell>
          <table:table-cell table:style-name="ce140" table:formula="of:=RANDBETWEEN(2;13)" office:value-type="float" office:value="9" calcext:value-type="float">
            <text:p>9</text:p>
          </table:table-cell>
          <table:table-cell table:style-name="ce141" table:formula="of:=RANDBETWEEN(2;5)" office:value-type="float" office:value="3" calcext:value-type="float">
            <text:p>3</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40]+IF([.AB40]&gt;10;IF(ROUND(RAND());[.AB40]-11;[.AB40]-10))" office:value-type="float" office:value="20" calcext:value-type="float">
            <text:p>20</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équilatéral c=</text:p>
          </table:table-cell>
          <table:table-cell table:style-name="ce124" table:formula="of:=ROUND(RAND()*100)/CHOOSE(RANDBETWEEN(1;2);1;10)" office:value-type="float" office:value="4" calcext:value-type="float">
            <text:p>4</text:p>
          </table:table-cell>
          <table:table-cell table:style-name="ce9" table:number-columns-repeated="2"/>
          <table:table-cell table:style-name="ce10" office:value-type="string" calcext:value-type="string">
            <text:p>p=</text:p>
          </table:table-cell>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136" table:formula="of:=&quot;x² + x + &quot;&amp;[.AD40]" office:value-type="string" office:string-value="x² + x + 3" calcext:value-type="string">
            <text:p>x² + x + 3</text:p>
          </table:table-cell>
          <table:table-cell table:style-name="ce137" office:value-type="string" calcext:value-type="string">
            <text:p>pour x =</text:p>
          </table:table-cell>
          <table:table-cell table:style-name="ce138" table:formula="of:=RANDBETWEEN(0;5)" office:value-type="float" office:value="4" calcext:value-type="float">
            <text:p>4</text:p>
          </table:table-cell>
          <table:table-cell table:style-name="ce56" office:value-type="string" calcext:value-type="string">
            <text:p>:</text:p>
          </table:table-cell>
          <table:table-cell/>
          <table:table-cell table:style-name="ce27" table:formula="of:=[.A40]*[.A40]" office:value-type="float" office:value="400" calcext:value-type="float">
            <text:p>400</text:p>
          </table:table-cell>
          <table:table-cell table:style-name="ce135" table:formula="of:=[.F40]*3&amp;&quot; cm&quot;" office:value-type="string" office:string-value="12 cm" calcext:value-type="string">
            <text:p>12 cm</text:p>
          </table:table-cell>
          <table:table-cell table:style-name="ce27" table:formula="of:=[.J40]+IF([.K40]=&quot;+&quot;;[.L40];-[.L40])+IF([.M40]=&quot;+&quot;;[.N40];-[.N40])+IF([.O40]=&quot;+&quot;;[.P40];-[.P40])" office:value-type="float" office:value="44" calcext:value-type="float">
            <text:p>44</text:p>
          </table:table-cell>
          <table:table-cell table:style-name="ce48" table:formula="of:=[.T40]*[.T40]+[.T40]+[.AD40]" office:value-type="float" office:value="23" calcext:value-type="float">
            <text:p>23</text:p>
          </table:table-cell>
          <table:table-cell/>
          <table:table-cell table:formula="of:=RANK([.AC40];[.AC34:.AC43])+5" office:value-type="float" office:value="15" calcext:value-type="float">
            <text:p>15</text:p>
          </table:table-cell>
          <table:table-cell table:style-name="ce83" table:formula="of:=RAND()" office:value-type="float" office:value="0.0198300957637065" calcext:value-type="float">
            <text:p>0,0198300957637065</text:p>
          </table:table-cell>
          <table:table-cell table:style-name="ce140" table:formula="of:=RANDBETWEEN(2;13)" office:value-type="float" office:value="3" calcext:value-type="float">
            <text:p>3</text:p>
          </table:table-cell>
          <table:table-cell table:style-name="ce141" table:formula="of:=RANDBETWEEN(2;5)" office:value-type="float" office:value="3" calcext:value-type="float">
            <text:p>3</text:p>
          </table:table-cell>
          <table:table-cell table:style-name="ce141" table:formula="of:=RANDBETWEEN(2;5)" office:value-type="float" office:value="4" calcext:value-type="float">
            <text:p>4</text:p>
          </table:table-cell>
          <table:table-cell table:number-columns-repeated="992"/>
        </table:table-row>
        <table:table-row table:style-name="ro3">
          <table:table-cell table:style-name="ce4" table:formula="of:=[.AB41]+IF([.AB41]&gt;10;IF(ROUND(RAND());[.AB41]-11;[.AB41]-10))" office:value-type="float" office:value="6" calcext:value-type="float">
            <text:p>6</text:p>
          </table:table-cell>
          <table:table-cell table:style-name="ce9" office:value-type="string" calcext:value-type="string">
            <text:p>²</text:p>
          </table:table-cell>
          <table:table-cell table:style-name="ce46" office:value-type="string" calcext:value-type="string">
            <text:p>=</text:p>
          </table:table-cell>
          <table:table-cell table:style-name="ce10"/>
          <table:table-cell table:style-name="ce50" office:value-type="string" calcext:value-type="string">
            <text:p>Triangle</text:p>
            <text:p>isocèle a=</text:p>
          </table:table-cell>
          <table:table-cell table:style-name="ce124" table:formula="of:=ROUND(RAND()*100)/CHOOSE(RANDBETWEEN(1;2);1;10)" office:value-type="float" office:value="60" calcext:value-type="float">
            <text:p>60</text:p>
          </table:table-cell>
          <table:table-cell table:style-name="ce47" office:value-type="string" calcext:value-type="string">
            <text:p>b=c= </text:p>
          </table:table-cell>
          <table:table-cell table:style-name="ce41" table:formula="of:=ROUND(RAND()*100)/CHOOSE(RANDBETWEEN(1;2);1;10)" office:value-type="float" office:value="3.1" calcext:value-type="float">
            <text:p>3,1</text:p>
          </table:table-cell>
          <table:table-cell table:style-name="ce10" office:value-type="string" calcext:value-type="string">
            <text:p>p=</text:p>
          </table:table-cell>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style-name="ce136" table:formula="of:=[.AE41]&amp;&quot;x² - &quot;&amp;[.AF41]&amp;&quot;x + &quot;&amp;[.AD41]" office:value-type="string" office:string-value="3x² - 3x + 7" calcext:value-type="string">
            <text:p>3x² - 3x + 7</text:p>
          </table:table-cell>
          <table:table-cell table:style-name="ce137" office:value-type="string" calcext:value-type="string">
            <text:p>pour x =</text:p>
          </table:table-cell>
          <table:table-cell table:style-name="ce138" table:formula="of:=RANDBETWEEN(0;5)" office:value-type="float" office:value="0" calcext:value-type="float">
            <text:p>0</text:p>
          </table:table-cell>
          <table:table-cell table:style-name="ce56" office:value-type="string" calcext:value-type="string">
            <text:p>:</text:p>
          </table:table-cell>
          <table:table-cell/>
          <table:table-cell table:style-name="ce27" table:formula="of:=[.A41]*[.A41]" office:value-type="float" office:value="36" calcext:value-type="float">
            <text:p>36</text:p>
          </table:table-cell>
          <table:table-cell table:style-name="ce135" table:formula="of:=[.F41]+[.H41]*2&amp;&quot; cm&quot;" office:value-type="string" office:string-value="66,2 cm" calcext:value-type="string">
            <text:p>66,2 cm</text:p>
          </table:table-cell>
          <table:table-cell table:style-name="ce27" table:formula="of:=[.J41]+IF([.K41]=&quot;+&quot;;[.L41];-[.L41])+IF([.M41]=&quot;+&quot;;[.N41];-[.N41])+IF([.O41]=&quot;+&quot;;[.P41];-[.P41])" office:value-type="float" office:value="-10" calcext:value-type="float">
            <text:p>-10</text:p>
          </table:table-cell>
          <table:table-cell table:style-name="ce48" table:formula="of:=[.AE41]*[.T41]*[.T41]-[.AF41]*[.T41]+[.AD41]" office:value-type="float" office:value="7" calcext:value-type="float">
            <text:p>7</text:p>
          </table:table-cell>
          <table:table-cell/>
          <table:table-cell table:formula="of:=RANK([.AC41];[.AC34:.AC43])+5" office:value-type="float" office:value="6" calcext:value-type="float">
            <text:p>6</text:p>
          </table:table-cell>
          <table:table-cell table:style-name="ce83" table:formula="of:=RAND()" office:value-type="float" office:value="0.995044420533505" calcext:value-type="float">
            <text:p>0,995044420533505</text:p>
          </table:table-cell>
          <table:table-cell table:style-name="ce140" table:formula="of:=RANDBETWEEN(2;13)" office:value-type="float" office:value="7" calcext:value-type="float">
            <text:p>7</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5" table:number-rows-spanned="1">
            <text:p>😕 <text:s text:c="3"/>😃 <text:s text:c="3"/>😎</text:p>
          </table:table-cell>
          <table:covered-table-cell table:number-columns-repeated="4"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C42];[.AC34:.AC43])+5" office:value-type="float" office:value="13" calcext:value-type="float">
            <text:p>13</text:p>
          </table:table-cell>
          <table:table-cell table:style-name="ce83" table:formula="of:=RAND()" office:value-type="float" office:value="0.388571332123631" calcext:value-type="float">
            <text:p>0,388571332123631</text:p>
          </table:table-cell>
          <table:table-cell table:style-name="ce15"/>
          <table:table-cell table:number-columns-repeated="994"/>
        </table:table-row>
        <table:table-row table:style-name="ro6">
          <table:table-cell table:number-columns-repeated="27"/>
          <table:table-cell table:formula="of:=RANK([.AC43];[.AC34:.AC43])+5" office:value-type="float" office:value="8" calcext:value-type="float">
            <text:p>8</text:p>
          </table:table-cell>
          <table:table-cell table:style-name="ce83" table:formula="of:=RAND()" office:value-type="float" office:value="0.837889922325856" calcext:value-type="float">
            <text:p>0,837889922325856</text:p>
          </table:table-cell>
          <table:table-cell table:style-name="ce15"/>
          <table:table-cell table:number-columns-repeated="99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Marron 1" table:style-name="ta6" table:print-ranges="'Ceinture Marron 1'.A1:'Ceinture Marron 1'.Q44 'Ceinture Marron 1'.S1:'Ceinture Marron 1'.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1?language=Basic&amp;location=document" xlink:type="simple"/>
              </office:event-listeners>
            </form:button>
          </form:form>
        </office:forms>
        <table:shapes>
          <draw:control draw:z-index="0" draw:style-name="gr6" draw:text-style-name="P2" svg:width="1.651cm" svg:height="0.749cm" svg:x="54.008cm" svg:y="0.595cm" draw:control="control7"/>
        </table:shapes>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85" table:default-cell-style-name="Default"/>
        <table:table-column table:style-name="co28" table:default-cell-style-name="Default"/>
        <table:table-column table:style-name="co29" table:default-cell-style-name="Default"/>
        <table:table-column table:style-name="co92" table:default-cell-style-name="Default"/>
        <table:table-column table:style-name="co93" table:default-cell-style-name="Default"/>
        <table:table-column table:style-name="co74" table:default-cell-style-name="Default"/>
        <table:table-column table:style-name="co94" table:default-cell-style-name="Default"/>
        <table:table-column table:style-name="co95" table:default-cell-style-name="Default"/>
        <table:table-column table:style-name="co96" table:default-cell-style-name="Default"/>
        <table:table-column table:style-name="co26" table:default-cell-style-name="Default"/>
        <table:table-column table:style-name="co97" table:default-cell-style-name="Default"/>
        <table:table-column table:style-name="co98" table:default-cell-style-name="Default"/>
        <table:table-column table:style-name="co32" table:default-cell-style-name="Default"/>
        <table:table-column table:style-name="co47" table:default-cell-style-name="Default"/>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8" table:default-cell-style-name="Default"/>
        <table:table-column table:style-name="co104" table:default-cell-style-name="Default"/>
        <table:table-column table:style-name="co105" table:number-columns-repeated="4" table:default-cell-style-name="Default"/>
        <table:table-column table:style-name="co37" table:default-cell-style-name="Default"/>
        <table:table-column table:style-name="co21" table:default-cell-style-name="Default"/>
        <table:table-column table:style-name="co17" table:number-columns-repeated="992" table:default-cell-style-name="Default"/>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Y1];[.Y1:.Y10])+2" office:value-type="float" office:value="6" calcext:value-type="float">
            <text:p>6</text:p>
          </table:table-cell>
          <table:table-cell table:style-name="ce83" table:formula="of:=RAND()" office:value-type="float" office:value="0.373168317328397" calcext:value-type="float">
            <text:p>0,373168317328397</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7343" calcext:value-type="string">
            <text:p>v7343</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2];[.Y1:.Y10])+2" office:value-type="float" office:value="5" calcext:value-type="float">
            <text:p>5</text:p>
          </table:table-cell>
          <table:table-cell table:style-name="ce83" table:formula="of:=RAND()" office:value-type="float" office:value="0.586606288102102" calcext:value-type="float">
            <text:p>0,586606288102102</text:p>
          </table:table-cell>
          <table:table-cell table:number-columns-repeated="998"/>
        </table:table-row>
        <table:table-row table:style-name="ro1">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1]" office:value-type="string" office:string-value="AA" calcext:value-type="string">
            <text:p>AA</text:p>
          </table:table-cell>
          <table:table-cell table:style-name="ce96"/>
          <table:table-cell table:style-name="ce99" table:formula="of:=[.Q2]" office:value-type="string" office:string-value="v7343" calcext:value-type="string">
            <text:p>v7343</text:p>
          </table:table-cell>
          <table:table-cell table:style-name="ce83"/>
          <table:table-cell table:formula="of:=RANK([.Y3];[.Y1:.Y10])+2" office:value-type="float" office:value="9" calcext:value-type="float">
            <text:p>9</text:p>
          </table:table-cell>
          <table:table-cell table:style-name="ce83" table:formula="of:=RAND()" office:value-type="float" office:value="0.324709909202795" calcext:value-type="float">
            <text:p>0,324709909202795</text:p>
          </table:table-cell>
          <table:table-cell/>
          <table:table-cell table:style-name="ce83" table:number-columns-repeated="3"/>
          <table:table-cell table:style-name="ce83" table:formula="of:=RANK([.AE3];[.AE3:.AE8])" office:value-type="float" office:value="1" calcext:value-type="float">
            <text:p>1</text:p>
          </table:table-cell>
          <table:table-cell table:style-name="ce83" table:formula="of:=RAND()" office:value-type="float" office:value="0.885130054477464" calcext:value-type="float">
            <text:p>0,885130054477464</text:p>
          </table:table-cell>
          <table:table-cell table:style-name="ce83" table:number-columns-repeated="992"/>
        </table:table-row>
        <table:table-row table:style-name="ro3">
          <table:table-cell table:style-name="ce51" table:formula="of:=ROUND(RAND()*9.9+1;QUOTIENT([.AD4]+1;2))" office:value-type="float" office:value="9.261" calcext:value-type="float">
            <text:p>9,261</text:p>
          </table:table-cell>
          <table:table-cell table:style-name="ce40" office:value-type="string" calcext:value-type="string">
            <text:p>×10</text:p>
          </table:table-cell>
          <table:table-cell table:style-name="ce143" table:formula="of:=[.AD4]*(RANDBETWEEN(0;1)*2-1)" office:value-type="float" office:value="-5" calcext:value-type="float">
            <text:p>-5</text:p>
          </table:table-cell>
          <table:table-cell table:style-name="ce42" office:value-type="string" calcext:value-type="string">
            <text:p>=</text:p>
          </table:table-cell>
          <table:table-cell table:style-name="ce144" table:formula="of:=&quot;x+&quot;&amp;[.Z4]&amp;&quot;x&quot;" office:value-type="string" office:string-value="x+4x" calcext:value-type="string" table:number-columns-spanned="3" table:number-rows-spanned="1">
            <text:p>x+4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3" calcext:value-type="float">
            <text:p>13</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700" calcext:value-type="float">
            <text:p>700</text:p>
          </table:table-cell>
          <table:table-cell table:style-name="ce40" table:formula="of:=CHOOSE([.X4];&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10^([.C4])" office:value-type="float" office:value="0.00009261" calcext:value-type="float">
            <text:p>0,00009261</text:p>
          </table:table-cell>
          <table:table-cell table:style-name="ce156" table:formula="of:=(1+[.Z4])&amp;&quot;x&quot;" office:value-type="string" office:string-value="5x" calcext:value-type="string">
            <text:p>5x</text:p>
          </table:table-cell>
          <table:table-cell table:style-name="ce147" table:formula="of:=[.J4]^2&amp;&quot; cm²&quot;" office:value-type="string" office:string-value="169 cm²" calcext:value-type="string">
            <text:p>169 cm²</text:p>
          </table:table-cell>
          <table:table-cell table:style-name="ce156" table:formula="of:=[.N4]*CHOOSE([.X4];0;0.000000001;0.000001;0.001;1000000000;1000000;1000;0.1;0.01;0.001;0.0001;0.00001;0.000001)&amp;&quot; &quot;&amp;[.Q4]" office:value-type="string" office:string-value="0,7 m³" calcext:value-type="string">
            <text:p>0,7 m³</text:p>
          </table:table-cell>
          <table:table-cell/>
          <table:table-cell table:formula="of:=RANK([.Y4];[.Y1:.Y10])+2" office:value-type="float" office:value="4" calcext:value-type="float">
            <text:p>4</text:p>
          </table:table-cell>
          <table:table-cell table:style-name="ce83" table:formula="of:=RAND()" office:value-type="float" office:value="0.745809748466508" calcext:value-type="float">
            <text:p>0,745809748466508</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formula="of:=RANK([.AE4];[.AE3:.AE8])" office:value-type="float" office:value="5" calcext:value-type="float">
            <text:p>5</text:p>
          </table:table-cell>
          <table:table-cell table:style-name="ce83" table:formula="of:=RAND()" office:value-type="float" office:value="0.389410268901816" calcext:value-type="float">
            <text:p>0,389410268901816</text:p>
          </table:table-cell>
          <table:table-cell table:number-columns-repeated="992"/>
        </table:table-row>
        <table:table-row table:style-name="ro3">
          <table:table-cell table:style-name="ce51" table:formula="of:=ROUND(RAND()*9.9+1;QUOTIENT([.AD5]+1;2))" office:value-type="float" office:value="4.758" calcext:value-type="float">
            <text:p>4,758</text:p>
          </table:table-cell>
          <table:table-cell table:style-name="ce40" office:value-type="string" calcext:value-type="string">
            <text:p>×10</text:p>
          </table:table-cell>
          <table:table-cell table:style-name="ce143" table:formula="of:=[.AD5]*(RANDBETWEEN(0;1)*2-1)" office:value-type="float" office:value="-6" calcext:value-type="float">
            <text:p>-6</text:p>
          </table:table-cell>
          <table:table-cell table:style-name="ce42" office:value-type="string" calcext:value-type="string">
            <text:p>=</text:p>
          </table:table-cell>
          <table:table-cell table:style-name="ce144" table:formula="of:=[.Z5]&amp;&quot;x+&quot;&amp;[.AA5]&amp;&quot;+&quot;&amp;[.AB5]&amp;&quot;x&quot;" office:value-type="string" office:string-value="3x+3+2x" calcext:value-type="string" table:number-columns-spanned="3" table:number-rows-spanned="1">
            <text:p>3x+3+2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 office:value-type="float" office:value="8" calcext:value-type="float">
            <text:p>8</text:p>
          </table:table-cell>
          <table:table-cell table:style-name="ce42" office:value-type="string" calcext:value-type="string">
            <text:p>:</text:p>
          </table:table-cell>
          <table:table-cell table:style-name="ce51" table:formula="of:=ROUNDUP(RAND()*1000/CHOOSE(RANDBETWEEN(1;4);1;10;100;1000);RANDBETWEEN(-2;2))" office:value-type="float" office:value="18.4" calcext:value-type="float">
            <text:p>18,4</text:p>
          </table:table-cell>
          <table:table-cell table:style-name="ce40" table:formula="of:=CHOOSE([.X5];&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5]*10^([.C5])" office:value-type="float" office:value="0.000004758" calcext:value-type="float">
            <text:p>0,000004758</text:p>
          </table:table-cell>
          <table:table-cell table:style-name="ce156" table:formula="of:=([.Z5]+[.AB5])&amp;&quot;x+&quot;&amp;[.AA5]" office:value-type="string" office:string-value="5x+3" calcext:value-type="string">
            <text:p>5x+3</text:p>
          </table:table-cell>
          <table:table-cell table:style-name="ce147" table:formula="of:=[.J5]*[.L5]&amp;&quot; cm²&quot;" office:value-type="string" office:string-value="96 cm²" calcext:value-type="string">
            <text:p>96 cm²</text:p>
          </table:table-cell>
          <table:table-cell table:style-name="ce156" table:formula="of:=[.N5]*CHOOSE([.X5];0;0.000000001;0.000001;0.001;1000000000;1000000;1000;0.1;0.01;0.001;0.0001;0.00001;0.000001)&amp;&quot; &quot;&amp;[.Q5]" office:value-type="string" office:string-value="0,00184 m³" calcext:value-type="string">
            <text:p>0,00184 m³</text:p>
          </table:table-cell>
          <table:table-cell/>
          <table:table-cell table:formula="of:=RANK([.Y5];[.Y1:.Y10])+2" office:value-type="float" office:value="11" calcext:value-type="float">
            <text:p>11</text:p>
          </table:table-cell>
          <table:table-cell table:style-name="ce83" table:formula="of:=RAND()" office:value-type="float" office:value="0.0768107535689186" calcext:value-type="float">
            <text:p>0,0768107535689186</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formula="of:=RANK([.AE5];[.AE3:.AE8])" office:value-type="float" office:value="6" calcext:value-type="float">
            <text:p>6</text:p>
          </table:table-cell>
          <table:table-cell table:style-name="ce83" table:formula="of:=RAND()" office:value-type="float" office:value="0.216626151701571" calcext:value-type="float">
            <text:p>0,216626151701571</text:p>
          </table:table-cell>
          <table:table-cell table:number-columns-repeated="992"/>
        </table:table-row>
        <table:table-row table:style-name="ro3">
          <table:table-cell table:style-name="ce51" table:formula="of:=ROUND(RAND()*9.9+1;QUOTIENT([.AD6]+1;2))" office:value-type="float" office:value="3" calcext:value-type="float">
            <text:p>3</text:p>
          </table:table-cell>
          <table:table-cell table:style-name="ce40" office:value-type="string" calcext:value-type="string">
            <text:p>×10</text:p>
          </table:table-cell>
          <table:table-cell table:style-name="ce143" table:formula="of:=[.AD6]*(RANDBETWEEN(0;1)*2-1)" office:value-type="float" office:value="2" calcext:value-type="float">
            <text:p>2</text:p>
          </table:table-cell>
          <table:table-cell table:style-name="ce42" office:value-type="string" calcext:value-type="string">
            <text:p>=</text:p>
          </table:table-cell>
          <table:table-cell table:style-name="ce144" table:formula="of:=[.Z6]&amp;&quot;x+&quot;&amp;[.AA6]&amp;&quot;+&quot;&amp;[.AB6]&amp;&quot;x+&quot;&amp;[.AC6]" office:value-type="string" office:string-value="3x+7+5x+5" calcext:value-type="string" table:number-columns-spanned="3" table:number-rows-spanned="1">
            <text:p>3x+7+5x+5</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 office:value-type="float" office:value="9" calcext:value-type="float">
            <text:p>9</text:p>
          </table:table-cell>
          <table:table-cell table:style-name="ce42" office:value-type="string" calcext:value-type="string">
            <text:p>:</text:p>
          </table:table-cell>
          <table:table-cell table:style-name="ce51" table:formula="of:=ROUNDUP(RAND()*1000/CHOOSE(RANDBETWEEN(1;4);1;10;100;1000);RANDBETWEEN(-2;2))" office:value-type="float" office:value="447" calcext:value-type="float">
            <text:p>447</text:p>
          </table:table-cell>
          <table:table-cell table:style-name="ce40" table:formula="of:=CHOOSE([.X6];&quot;&quot;;&quot;mm³&quot;;&quot;cm³&quot;;&quot;dm³&quot;;&quot;km³&quot;;&quot;hm³&quot;;&quot;dam³&quot;;&quot;hL&quot;;&quot;daL&quot;;&quot;L&quot;;&quot;dL&quot;;&quot;cL&quot;;&quot;mL&quot;)" office:value-type="string" office:string-value="cL" calcext:value-type="string">
            <text:p>c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6]*10^([.C6])" office:value-type="float" office:value="300" calcext:value-type="float">
            <text:p>300</text:p>
          </table:table-cell>
          <table:table-cell table:style-name="ce156" table:formula="of:=([.Z6]+[.AB6])&amp;&quot;x+&quot;&amp;([.AA6]+[.AC6])" office:value-type="string" office:string-value="8x+12" calcext:value-type="string">
            <text:p>8x+12</text:p>
          </table:table-cell>
          <table:table-cell table:style-name="ce147" table:formula="of:=[.J6]*[.L6]/2&amp;&quot; cm²&quot;" office:value-type="string" office:string-value="22,5 cm²" calcext:value-type="string">
            <text:p>22,5 cm²</text:p>
          </table:table-cell>
          <table:table-cell table:style-name="ce156" table:formula="of:=[.N6]*CHOOSE([.X6];0;0.000000001;0.000001;0.001;1000000000;1000000;1000;0.1;0.01;0.001;0.0001;0.00001;0.000001)&amp;&quot; &quot;&amp;[.Q6]" office:value-type="string" office:string-value="0,00447 m³" calcext:value-type="string">
            <text:p>0,00447 m³</text:p>
          </table:table-cell>
          <table:table-cell/>
          <table:table-cell table:formula="of:=RANK([.Y6];[.Y1:.Y10])+2" office:value-type="float" office:value="12" calcext:value-type="float">
            <text:p>12</text:p>
          </table:table-cell>
          <table:table-cell table:style-name="ce83" table:formula="of:=RAND()" office:value-type="float" office:value="0.0448408202225397" calcext:value-type="float">
            <text:p>0,0448408202225397</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formula="of:=RANK([.AE6];[.AE3:.AE8])" office:value-type="float" office:value="2" calcext:value-type="float">
            <text:p>2</text:p>
          </table:table-cell>
          <table:table-cell table:style-name="ce83" table:formula="of:=RAND()" office:value-type="float" office:value="0.649652418319889" calcext:value-type="float">
            <text:p>0,649652418319889</text:p>
          </table:table-cell>
          <table:table-cell table:number-columns-repeated="992"/>
        </table:table-row>
        <table:table-row table:style-name="ro3">
          <table:table-cell table:style-name="ce51" table:formula="of:=ROUND(RAND()*9.9+1;QUOTIENT([.AD7]+1;2))" office:value-type="float" office:value="6.43" calcext:value-type="float">
            <text:p>6,43</text:p>
          </table:table-cell>
          <table:table-cell table:style-name="ce40" office:value-type="string" calcext:value-type="string">
            <text:p>×10</text:p>
          </table:table-cell>
          <table:table-cell table:style-name="ce143" table:formula="of:=[.AD7]*(RANDBETWEEN(0;1)*2-1)" office:value-type="float" office:value="4" calcext:value-type="float">
            <text:p>4</text:p>
          </table:table-cell>
          <table:table-cell table:style-name="ce42" office:value-type="string" calcext:value-type="string">
            <text:p>=</text:p>
          </table:table-cell>
          <table:table-cell table:style-name="ce145" table:formula="of:=[.Z7]&amp;&quot;x²+&quot;&amp;[.AA7]&amp;&quot;x+&quot;&amp;[.AB7]&amp;&quot;x²+&quot;&amp;[.AC7]" office:value-type="string" office:string-value="8x²+2x+2x²+4" calcext:value-type="string" table:number-columns-spanned="3" table:number-rows-spanned="1">
            <text:p>8x²+2x+2x²+4</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4" calcext:value-type="float">
            <text:p>4</text:p>
          </table:table-cell>
          <table:table-cell table:style-name="ce41" office:value-type="string" calcext:value-type="string">
            <text:p>et</text:p>
          </table:table-cell>
          <table:table-cell table:style-name="ce40" table:formula="of:=RANDBETWEEN(1;12)/10" office:value-type="float" office:value="0.7" calcext:value-type="float">
            <text:p>0,7</text:p>
          </table:table-cell>
          <table:table-cell table:style-name="ce42" office:value-type="string" calcext:value-type="string">
            <text:p>:</text:p>
          </table:table-cell>
          <table:table-cell table:style-name="ce51" table:formula="of:=ROUNDUP(RAND()*1000/CHOOSE(RANDBETWEEN(1;4);1;10;100;1000);RANDBETWEEN(-2;2))" office:value-type="float" office:value="14" calcext:value-type="float">
            <text:p>14</text:p>
          </table:table-cell>
          <table:table-cell table:style-name="ce40" table:formula="of:=CHOOSE([.X7];&quot;&quot;;&quot;mm³&quot;;&quot;cm³&quot;;&quot;dm³&quot;;&quot;km³&quot;;&quot;hm³&quot;;&quot;da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7]*10^([.C7])" office:value-type="float" office:value="64300" calcext:value-type="float">
            <text:p>64 300</text:p>
          </table:table-cell>
          <table:table-cell table:style-name="ce156" table:formula="of:=([.Z7]+[.AB7])&amp;&quot;x²+&quot;&amp;[.AA7]&amp;&quot;x+&quot;&amp;[.AC7]" office:value-type="string" office:string-value="10x²+2x+4" calcext:value-type="string">
            <text:p>10x²+2x+4</text:p>
          </table:table-cell>
          <table:table-cell table:style-name="ce147" table:formula="of:=[.J7]*[.L7]&amp;&quot; cm²&quot;" office:value-type="string" office:string-value="2,8 cm²" calcext:value-type="string">
            <text:p>2,8 cm²</text:p>
          </table:table-cell>
          <table:table-cell table:style-name="ce156" table:formula="of:=[.N7]*CHOOSE([.X7];0;0.000000001;0.000001;0.001;1000000000;1000000;1000;0.1;0.01;0.001;0.0001;0.00001;0.000001)&amp;&quot; &quot;&amp;[.Q7]" office:value-type="string" office:string-value="0,014 m³" calcext:value-type="string">
            <text:p>0,014 m³</text:p>
          </table:table-cell>
          <table:table-cell/>
          <table:table-cell table:formula="of:=RANK([.Y7];[.Y1:.Y10])+2" office:value-type="float" office:value="10" calcext:value-type="float">
            <text:p>10</text:p>
          </table:table-cell>
          <table:table-cell table:style-name="ce83" table:formula="of:=RAND()" office:value-type="float" office:value="0.197199181277963" calcext:value-type="float">
            <text:p>0,197199181277963</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formula="of:=RANK([.AE7];[.AE3:.AE8])" office:value-type="float" office:value="4" calcext:value-type="float">
            <text:p>4</text:p>
          </table:table-cell>
          <table:table-cell table:style-name="ce83" table:formula="of:=RAND()" office:value-type="float" office:value="0.563277429435816" calcext:value-type="float">
            <text:p>0,563277429435816</text:p>
          </table:table-cell>
          <table:table-cell table:number-columns-repeated="992"/>
        </table:table-row>
        <table:table-row table:style-name="ro3">
          <table:table-cell table:style-name="ce51" table:formula="of:=ROUND(RAND()*9.9+1;QUOTIENT([.AD8]+1;2))" office:value-type="float" office:value="2.46" calcext:value-type="float">
            <text:p>2,46</text:p>
          </table:table-cell>
          <table:table-cell table:style-name="ce40" office:value-type="string" calcext:value-type="string">
            <text:p>×10</text:p>
          </table:table-cell>
          <table:table-cell table:style-name="ce143" table:formula="of:=[.AD8]*(RANDBETWEEN(0;1)*2-1)" office:value-type="float" office:value="-3" calcext:value-type="float">
            <text:p>-3</text:p>
          </table:table-cell>
          <table:table-cell table:style-name="ce42" office:value-type="string" calcext:value-type="string">
            <text:p>=</text:p>
          </table:table-cell>
          <table:table-cell table:style-name="ce144" table:formula="of:=[.Z8]&amp;&quot;x²+&quot;&amp;[.AA8]&amp;&quot;x+&quot;&amp;[.AB8]&amp;&quot;x²+&quot;&amp;[.AC8]&amp;&quot;x&quot;" office:value-type="string" office:string-value="3x²+3x+7x²+6x" calcext:value-type="string" table:number-columns-spanned="3" table:number-rows-spanned="1">
            <text:p>3x²+3x+7x²+6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7" calcext:value-type="float">
            <text:p>7</text:p>
          </table:table-cell>
          <table:table-cell table:style-name="ce41" office:value-type="string" calcext:value-type="string">
            <text:p>et</text:p>
          </table:table-cell>
          <table:table-cell table:style-name="ce40" table:formula="of:=RANDBETWEEN(1;12)/10" office:value-type="float" office:value="1.1" calcext:value-type="float">
            <text:p>1,1</text:p>
          </table:table-cell>
          <table:table-cell table:style-name="ce42" office:value-type="string" calcext:value-type="string">
            <text:p>:</text:p>
          </table:table-cell>
          <table:table-cell table:style-name="ce51" table:formula="of:=ROUNDUP(RAND()*1000/CHOOSE(RANDBETWEEN(1;4);1;10;100;1000);RANDBETWEEN(-2;2))" office:value-type="float" office:value="70" calcext:value-type="float">
            <text:p>70</text:p>
          </table:table-cell>
          <table:table-cell table:style-name="ce40" table:formula="of:=CHOOSE([.X8];&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8]*10^([.C8])" office:value-type="float" office:value="0.00246" calcext:value-type="float">
            <text:p>0,00246</text:p>
          </table:table-cell>
          <table:table-cell table:style-name="ce156" table:formula="of:=([.Z8]+[.AB8])&amp;&quot;x²+&quot;&amp;([.AA8]+[.AC8])&amp;&quot;x&quot;" office:value-type="string" office:string-value="10x²+9x" calcext:value-type="string">
            <text:p>10x²+9x</text:p>
          </table:table-cell>
          <table:table-cell table:style-name="ce147" table:formula="of:=[.J8]*[.L8]/2&amp;&quot; cm²&quot;" office:value-type="string" office:string-value="3,85 cm²" calcext:value-type="string">
            <text:p>3,85 cm²</text:p>
          </table:table-cell>
          <table:table-cell table:style-name="ce156" table:formula="of:=[.N8]*CHOOSE([.X8];0;0.000000001;0.000001;0.001;1000000000;1000000;1000;0.1;0.01;0.001;0.0001;0.00001;0.000001)&amp;&quot; &quot;&amp;[.Q8]" office:value-type="string" office:string-value="0,00007 m³" calcext:value-type="string">
            <text:p>0,00007 m³</text:p>
          </table:table-cell>
          <table:table-cell/>
          <table:table-cell table:formula="of:=RANK([.Y8];[.Y1:.Y10])+2" office:value-type="float" office:value="3" calcext:value-type="float">
            <text:p>3</text:p>
          </table:table-cell>
          <table:table-cell table:style-name="ce83" table:formula="of:=RAND()" office:value-type="float" office:value="0.868684413656948" calcext:value-type="float">
            <text:p>0,868684413656948</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formula="of:=RANK([.AE8];[.AE3:.AE8])" office:value-type="float" office:value="3" calcext:value-type="float">
            <text:p>3</text:p>
          </table:table-cell>
          <table:table-cell table:style-name="ce83" table:formula="of:=RAND()" office:value-type="float" office:value="0.646988882432087" calcext:value-type="float">
            <text:p>0,646988882432087</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9];[.Y1:.Y10])+2" office:value-type="float" office:value="7" calcext:value-type="float">
            <text:p>7</text:p>
          </table:table-cell>
          <table:table-cell table:style-name="ce83" table:formula="of:=RAND()" office:value-type="float" office:value="0.368665330942061" calcext:value-type="float">
            <text:p>0,368665330942061</text:p>
          </table:table-cell>
          <table:table-cell table:number-columns-repeated="998"/>
        </table:table-row>
        <table:table-row table:style-name="ro4">
          <table:table-cell table:number-columns-repeated="23"/>
          <table:table-cell table:formula="of:=RANK([.Y10];[.Y1:.Y10])+2" office:value-type="float" office:value="8" calcext:value-type="float">
            <text:p>8</text:p>
          </table:table-cell>
          <table:table-cell table:style-name="ce83" table:formula="of:=RAND()" office:value-type="float" office:value="0.359521735244452" calcext:value-type="float">
            <text:p>0,359521735244452</text:p>
          </table:table-cell>
          <table:table-cell table:number-columns-repeated="998"/>
        </table:table-row>
        <table:table-row table:style-name="ro5">
          <table:table-cell table:number-columns-repeated="1023"/>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Y12];[.Y12:.Y21])+2" office:value-type="float" office:value="12" calcext:value-type="float">
            <text:p>12</text:p>
          </table:table-cell>
          <table:table-cell table:style-name="ce83" table:formula="of:=RAND()" office:value-type="float" office:value="0.0487955223708105" calcext:value-type="float">
            <text:p>0,0487955223708105</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2]" office:value-type="string" office:string-value="v7343" calcext:value-type="string">
            <text:p>v7343</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13];[.Y12:.Y21])+2" office:value-type="float" office:value="3" calcext:value-type="float">
            <text:p>3</text:p>
          </table:table-cell>
          <table:table-cell table:style-name="ce83" table:formula="of:=RAND()" office:value-type="float" office:value="0.818910401616905" calcext:value-type="float">
            <text:p>0,818910401616905</text:p>
          </table:table-cell>
          <table:table-cell table:number-columns-repeated="998"/>
        </table:table-row>
        <table:table-row table:style-name="ro3">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12]" office:value-type="string" office:string-value="AB" calcext:value-type="string">
            <text:p>AB</text:p>
          </table:table-cell>
          <table:table-cell table:style-name="ce96"/>
          <table:table-cell table:style-name="ce99" table:formula="of:=[.Q13]" office:value-type="string" office:string-value="v7343" calcext:value-type="string">
            <text:p>v7343</text:p>
          </table:table-cell>
          <table:table-cell table:style-name="ce83"/>
          <table:table-cell table:formula="of:=RANK([.Y14];[.Y12:.Y21])+2" office:value-type="float" office:value="9" calcext:value-type="float">
            <text:p>9</text:p>
          </table:table-cell>
          <table:table-cell table:style-name="ce83" table:formula="of:=RAND()" office:value-type="float" office:value="0.284115484311988" calcext:value-type="float">
            <text:p>0,284115484311988</text:p>
          </table:table-cell>
          <table:table-cell/>
          <table:table-cell table:style-name="ce83" table:number-columns-repeated="3"/>
          <table:table-cell table:style-name="ce83" table:formula="of:=RANK([.AE14];[.AE14:.AE19])" office:value-type="float" office:value="2" calcext:value-type="float">
            <text:p>2</text:p>
          </table:table-cell>
          <table:table-cell table:style-name="ce83" table:formula="of:=RAND()" office:value-type="float" office:value="0.921956376414662" calcext:value-type="float">
            <text:p>0,921956376414662</text:p>
          </table:table-cell>
          <table:table-cell table:number-columns-repeated="992"/>
        </table:table-row>
        <table:table-row table:style-name="ro3">
          <table:table-cell table:style-name="ce51" table:formula="of:=ROUND(RAND()*9.9+1;QUOTIENT([.AD15]+1;2))" office:value-type="float" office:value="7.8" calcext:value-type="float">
            <text:p>7,8</text:p>
          </table:table-cell>
          <table:table-cell table:style-name="ce40" office:value-type="string" calcext:value-type="string">
            <text:p>×10</text:p>
          </table:table-cell>
          <table:table-cell table:style-name="ce143" table:formula="of:=[.AD15]*(RANDBETWEEN(0;1)*2-1)" office:value-type="float" office:value="-1" calcext:value-type="float">
            <text:p>-1</text:p>
          </table:table-cell>
          <table:table-cell table:style-name="ce42" office:value-type="string" calcext:value-type="string">
            <text:p>=</text:p>
          </table:table-cell>
          <table:table-cell table:style-name="ce144" table:formula="of:=&quot;x+&quot;&amp;[.Z15]&amp;&quot;x&quot;" office:value-type="string" office:string-value="x+2x" calcext:value-type="string" table:number-columns-spanned="3" table:number-rows-spanned="1">
            <text:p>x+2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3" calcext:value-type="float">
            <text:p>13</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30" calcext:value-type="float">
            <text:p>30</text:p>
          </table:table-cell>
          <table:table-cell table:style-name="ce40" table:formula="of:=CHOOSE([.X15];&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5]*10^([.C15])" office:value-type="float" office:value="0.78" calcext:value-type="float">
            <text:p>0,78</text:p>
          </table:table-cell>
          <table:table-cell table:style-name="ce156" table:formula="of:=(1+[.Z15])&amp;&quot;x&quot;" office:value-type="string" office:string-value="3x" calcext:value-type="string">
            <text:p>3x</text:p>
          </table:table-cell>
          <table:table-cell table:style-name="ce147" table:formula="of:=[.J15]^2&amp;&quot; cm²&quot;" office:value-type="string" office:string-value="169 cm²" calcext:value-type="string">
            <text:p>169 cm²</text:p>
          </table:table-cell>
          <table:table-cell table:style-name="ce156" table:formula="of:=[.N15]*CHOOSE([.X15];0;0.000000001;0.000001;0.001;1000000000;1000000;1000;0.1;0.01;0.001;0.0001;0.00001;0.000001)&amp;&quot; &quot;&amp;[.Q15]" office:value-type="string" office:string-value="3 m³" calcext:value-type="string">
            <text:p>3 m³</text:p>
          </table:table-cell>
          <table:table-cell/>
          <table:table-cell table:formula="of:=RANK([.Y15];[.Y12:.Y21])+2" office:value-type="float" office:value="8" calcext:value-type="float">
            <text:p>8</text:p>
          </table:table-cell>
          <table:table-cell table:style-name="ce83" table:formula="of:=RAND()" office:value-type="float" office:value="0.401449379763914" calcext:value-type="float">
            <text:p>0,401449379763914</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formula="of:=RANK([.AE15];[.AE14:.AE19])" office:value-type="float" office:value="1" calcext:value-type="float">
            <text:p>1</text:p>
          </table:table-cell>
          <table:table-cell table:style-name="ce83" table:formula="of:=RAND()" office:value-type="float" office:value="0.997462658172622" calcext:value-type="float">
            <text:p>0,997462658172622</text:p>
          </table:table-cell>
          <table:table-cell table:number-columns-repeated="992"/>
        </table:table-row>
        <table:table-row table:style-name="ro3">
          <table:table-cell table:style-name="ce51" table:formula="of:=ROUND(RAND()*9.9+1;QUOTIENT([.AD16]+1;2))" office:value-type="float" office:value="10.12" calcext:value-type="float">
            <text:p>10,12</text:p>
          </table:table-cell>
          <table:table-cell table:style-name="ce40" office:value-type="string" calcext:value-type="string">
            <text:p>×10</text:p>
          </table:table-cell>
          <table:table-cell table:style-name="ce143" table:formula="of:=[.AD16]*(RANDBETWEEN(0;1)*2-1)" office:value-type="float" office:value="-3" calcext:value-type="float">
            <text:p>-3</text:p>
          </table:table-cell>
          <table:table-cell table:style-name="ce42" office:value-type="string" calcext:value-type="string">
            <text:p>=</text:p>
          </table:table-cell>
          <table:table-cell table:style-name="ce144" table:formula="of:=[.Z16]&amp;&quot;x+&quot;&amp;[.AA16]&amp;&quot;+&quot;&amp;[.AB16]&amp;&quot;x&quot;" office:value-type="string" office:string-value="4x+9+5x" calcext:value-type="string" table:number-columns-spanned="3" table:number-rows-spanned="1">
            <text:p>4x+9+5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7" calcext:value-type="float">
            <text:p>7</text:p>
          </table:table-cell>
          <table:table-cell table:style-name="ce41" office:value-type="string" calcext:value-type="string">
            <text:p>et</text:p>
          </table:table-cell>
          <table:table-cell table:style-name="ce40" table:formula="of:=RANDBETWEEN(1;12)" office:value-type="float" office:value="10" calcext:value-type="float">
            <text:p>10</text:p>
          </table:table-cell>
          <table:table-cell table:style-name="ce42" office:value-type="string" calcext:value-type="string">
            <text:p>:</text:p>
          </table:table-cell>
          <table:table-cell table:style-name="ce51" table:formula="of:=ROUNDUP(RAND()*1000/CHOOSE(RANDBETWEEN(1;4);1;10;100;1000);RANDBETWEEN(-2;2))" office:value-type="float" office:value="0.4" calcext:value-type="float">
            <text:p>0,4</text:p>
          </table:table-cell>
          <table:table-cell table:style-name="ce40" table:formula="of:=CHOOSE([.X16];&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6]*10^([.C16])" office:value-type="float" office:value="0.01012" calcext:value-type="float">
            <text:p>0,01012</text:p>
          </table:table-cell>
          <table:table-cell table:style-name="ce156" table:formula="of:=([.Z16]+[.AB16])&amp;&quot;x+&quot;&amp;[.AA16]" office:value-type="string" office:string-value="9x+9" calcext:value-type="string">
            <text:p>9x+9</text:p>
          </table:table-cell>
          <table:table-cell table:style-name="ce147" table:formula="of:=[.J16]*[.L16]&amp;&quot; cm²&quot;" office:value-type="string" office:string-value="70 cm²" calcext:value-type="string">
            <text:p>70 cm²</text:p>
          </table:table-cell>
          <table:table-cell table:style-name="ce156" table:formula="of:=[.N16]*CHOOSE([.X16];0;0.000000001;0.000001;0.001;1000000000;1000000;1000;0.1;0.01;0.001;0.0001;0.00001;0.000001)&amp;&quot; &quot;&amp;[.Q16]" office:value-type="string" office:string-value="400000 m³" calcext:value-type="string">
            <text:p>400000 m³</text:p>
          </table:table-cell>
          <table:table-cell/>
          <table:table-cell table:formula="of:=RANK([.Y16];[.Y12:.Y21])+2" office:value-type="float" office:value="6" calcext:value-type="float">
            <text:p>6</text:p>
          </table:table-cell>
          <table:table-cell table:style-name="ce83" table:formula="of:=RAND()" office:value-type="float" office:value="0.590666816646402" calcext:value-type="float">
            <text:p>0,590666816646402</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formula="of:=RANK([.AE16];[.AE14:.AE19])" office:value-type="float" office:value="3" calcext:value-type="float">
            <text:p>3</text:p>
          </table:table-cell>
          <table:table-cell table:style-name="ce83" table:formula="of:=RAND()" office:value-type="float" office:value="0.757614268285649" calcext:value-type="float">
            <text:p>0,757614268285649</text:p>
          </table:table-cell>
          <table:table-cell table:number-columns-repeated="992"/>
        </table:table-row>
        <table:table-row table:style-name="ro3">
          <table:table-cell table:style-name="ce51" table:formula="of:=ROUND(RAND()*9.9+1;QUOTIENT([.AD17]+1;2))" office:value-type="float" office:value="7.018" calcext:value-type="float">
            <text:p>7,018</text:p>
          </table:table-cell>
          <table:table-cell table:style-name="ce40" office:value-type="string" calcext:value-type="string">
            <text:p>×10</text:p>
          </table:table-cell>
          <table:table-cell table:style-name="ce143" table:formula="of:=[.AD17]*(RANDBETWEEN(0;1)*2-1)" office:value-type="float" office:value="5" calcext:value-type="float">
            <text:p>5</text:p>
          </table:table-cell>
          <table:table-cell table:style-name="ce42" office:value-type="string" calcext:value-type="string">
            <text:p>=</text:p>
          </table:table-cell>
          <table:table-cell table:style-name="ce144" table:formula="of:=[.Z17]&amp;&quot;x+&quot;&amp;[.AA17]&amp;&quot;+&quot;&amp;[.AB17]&amp;&quot;x+&quot;&amp;[.AC17]" office:value-type="string" office:string-value="9x+7+6x+8" calcext:value-type="string" table:number-columns-spanned="3" table:number-rows-spanned="1">
            <text:p>9x+7+6x+8</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11" calcext:value-type="float">
            <text:p>11</text:p>
          </table:table-cell>
          <table:table-cell table:style-name="ce41" office:value-type="string" calcext:value-type="string">
            <text:p>et</text:p>
          </table:table-cell>
          <table:table-cell table:style-name="ce40" table:formula="of:=RANDBETWEEN(1;12)" office:value-type="float" office:value="9" calcext:value-type="float">
            <text:p>9</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X17];&quot;&quot;;&quot;mm³&quot;;&quot;cm³&quot;;&quot;dm³&quot;;&quot;km³&quot;;&quot;hm³&quot;;&quot;da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7]*10^([.C17])" office:value-type="float" office:value="701800" calcext:value-type="float">
            <text:p>701 800</text:p>
          </table:table-cell>
          <table:table-cell table:style-name="ce156" table:formula="of:=([.Z17]+[.AB17])&amp;&quot;x+&quot;&amp;([.AA17]+[.AC17])" office:value-type="string" office:string-value="15x+15" calcext:value-type="string">
            <text:p>15x+15</text:p>
          </table:table-cell>
          <table:table-cell table:style-name="ce147" table:formula="of:=[.J17]*[.L17]/2&amp;&quot; cm²&quot;" office:value-type="string" office:string-value="49,5 cm²" calcext:value-type="string">
            <text:p>49,5 cm²</text:p>
          </table:table-cell>
          <table:table-cell table:style-name="ce156" table:formula="of:=[.N17]*CHOOSE([.X17];0;0.000000001;0.000001;0.001;1000000000;1000000;1000;0.1;0.01;0.001;0.0001;0.00001;0.000001)&amp;&quot; &quot;&amp;[.Q17]" office:value-type="string" office:string-value="10000000000 m³" calcext:value-type="string">
            <text:p>10000000000 m³</text:p>
          </table:table-cell>
          <table:table-cell/>
          <table:table-cell table:formula="of:=RANK([.Y17];[.Y12:.Y21])+2" office:value-type="float" office:value="5" calcext:value-type="float">
            <text:p>5</text:p>
          </table:table-cell>
          <table:table-cell table:style-name="ce83" table:formula="of:=RAND()" office:value-type="float" office:value="0.633196458456249" calcext:value-type="float">
            <text:p>0,633196458456249</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formula="of:=RANK([.AE17];[.AE14:.AE19])" office:value-type="float" office:value="5" calcext:value-type="float">
            <text:p>5</text:p>
          </table:table-cell>
          <table:table-cell table:style-name="ce83" table:formula="of:=RAND()" office:value-type="float" office:value="0.384115405260901" calcext:value-type="float">
            <text:p>0,384115405260901</text:p>
          </table:table-cell>
          <table:table-cell table:number-columns-repeated="992"/>
        </table:table-row>
        <table:table-row table:style-name="ro3">
          <table:table-cell table:style-name="ce51" table:formula="of:=ROUND(RAND()*9.9+1;QUOTIENT([.AD18]+1;2))" office:value-type="float" office:value="10.18" calcext:value-type="float">
            <text:p>10,18</text:p>
          </table:table-cell>
          <table:table-cell table:style-name="ce40" office:value-type="string" calcext:value-type="string">
            <text:p>×10</text:p>
          </table:table-cell>
          <table:table-cell table:style-name="ce143" table:formula="of:=[.AD18]*(RANDBETWEEN(0;1)*2-1)" office:value-type="float" office:value="-4" calcext:value-type="float">
            <text:p>-4</text:p>
          </table:table-cell>
          <table:table-cell table:style-name="ce42" office:value-type="string" calcext:value-type="string">
            <text:p>=</text:p>
          </table:table-cell>
          <table:table-cell table:style-name="ce145" table:formula="of:=[.Z18]&amp;&quot;x²+&quot;&amp;[.AA18]&amp;&quot;x+&quot;&amp;[.AB18]&amp;&quot;x²+&quot;&amp;[.AC18]" office:value-type="string" office:string-value="6x²+7x+4x²+8" calcext:value-type="string" table:number-columns-spanned="3" table:number-rows-spanned="1">
            <text:p>6x²+7x+4x²+8</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3" calcext:value-type="float">
            <text:p>3</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60" calcext:value-type="float">
            <text:p>60</text:p>
          </table:table-cell>
          <table:table-cell table:style-name="ce40" table:formula="of:=CHOOSE([.X18];&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8]*10^([.C18])" office:value-type="float" office:value="0.001018" calcext:value-type="float">
            <text:p>0,001018</text:p>
          </table:table-cell>
          <table:table-cell table:style-name="ce156" table:formula="of:=([.Z18]+[.AB18])&amp;&quot;x²+&quot;&amp;[.AA18]&amp;&quot;x+&quot;&amp;[.AC18]" office:value-type="string" office:string-value="10x²+7x+8" calcext:value-type="string">
            <text:p>10x²+7x+8</text:p>
          </table:table-cell>
          <table:table-cell table:style-name="ce147" table:formula="of:=[.J18]*[.L18]&amp;&quot; cm²&quot;" office:value-type="string" office:string-value="1,5 cm²" calcext:value-type="string">
            <text:p>1,5 cm²</text:p>
          </table:table-cell>
          <table:table-cell table:style-name="ce156" table:formula="of:=[.N18]*CHOOSE([.X18];0;0.000000001;0.000001;0.001;1000000000;1000000;1000;0.1;0.01;0.001;0.0001;0.00001;0.000001)&amp;&quot; &quot;&amp;[.Q18]" office:value-type="string" office:string-value="60000 m³" calcext:value-type="string">
            <text:p>60000 m³</text:p>
          </table:table-cell>
          <table:table-cell/>
          <table:table-cell table:formula="of:=RANK([.Y18];[.Y12:.Y21])+2" office:value-type="float" office:value="7" calcext:value-type="float">
            <text:p>7</text:p>
          </table:table-cell>
          <table:table-cell table:style-name="ce83" table:formula="of:=RAND()" office:value-type="float" office:value="0.406161052142548" calcext:value-type="float">
            <text:p>0,406161052142548</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formula="of:=RANK([.AE18];[.AE14:.AE19])" office:value-type="float" office:value="4" calcext:value-type="float">
            <text:p>4</text:p>
          </table:table-cell>
          <table:table-cell table:style-name="ce83" table:formula="of:=RAND()" office:value-type="float" office:value="0.576441049285608" calcext:value-type="float">
            <text:p>0,576441049285608</text:p>
          </table:table-cell>
          <table:table-cell table:number-columns-repeated="992"/>
        </table:table-row>
        <table:table-row table:style-name="ro3">
          <table:table-cell table:style-name="ce51" table:formula="of:=ROUND(RAND()*9.9+1;QUOTIENT([.AD19]+1;2))" office:value-type="float" office:value="7.106" calcext:value-type="float">
            <text:p>7,106</text:p>
          </table:table-cell>
          <table:table-cell table:style-name="ce40" office:value-type="string" calcext:value-type="string">
            <text:p>×10</text:p>
          </table:table-cell>
          <table:table-cell table:style-name="ce143" table:formula="of:=[.AD19]*(RANDBETWEEN(0;1)*2-1)" office:value-type="float" office:value="-6" calcext:value-type="float">
            <text:p>-6</text:p>
          </table:table-cell>
          <table:table-cell table:style-name="ce42" office:value-type="string" calcext:value-type="string">
            <text:p>=</text:p>
          </table:table-cell>
          <table:table-cell table:style-name="ce144" table:formula="of:=[.Z19]&amp;&quot;x²+&quot;&amp;[.AA19]&amp;&quot;x+&quot;&amp;[.AB19]&amp;&quot;x²+&quot;&amp;[.AC19]&amp;&quot;x&quot;" office:value-type="string" office:string-value="5x²+4x+4x²+3x" calcext:value-type="string" table:number-columns-spanned="3" table:number-rows-spanned="1">
            <text:p>5x²+4x+4x²+3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6" calcext:value-type="float">
            <text:p>6</text:p>
          </table:table-cell>
          <table:table-cell table:style-name="ce41" office:value-type="string" calcext:value-type="string">
            <text:p>et</text:p>
          </table:table-cell>
          <table:table-cell table:style-name="ce40" table:formula="of:=RANDBETWEEN(1;12)/10" office:value-type="float" office:value="0.8" calcext:value-type="float">
            <text:p>0,8</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X19];&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9]*10^([.C19])" office:value-type="float" office:value="0.000007106" calcext:value-type="float">
            <text:p>0,000007106</text:p>
          </table:table-cell>
          <table:table-cell table:style-name="ce156" table:formula="of:=([.Z19]+[.AB19])&amp;&quot;x²+&quot;&amp;([.AA19]+[.AC19])&amp;&quot;x&quot;" office:value-type="string" office:string-value="9x²+7x" calcext:value-type="string">
            <text:p>9x²+7x</text:p>
          </table:table-cell>
          <table:table-cell table:style-name="ce147" table:formula="of:=[.J19]*[.L19]/2&amp;&quot; cm²&quot;" office:value-type="string" office:string-value="2,4 cm²" calcext:value-type="string">
            <text:p>2,4 cm²</text:p>
          </table:table-cell>
          <table:table-cell table:style-name="ce156" table:formula="of:=[.N19]*CHOOSE([.X19];0;0.000000001;0.000001;0.001;1000000000;1000000;1000;0.1;0.01;0.001;0.0001;0.00001;0.000001)&amp;&quot; &quot;&amp;[.Q19]" office:value-type="string" office:string-value="0,1 m³" calcext:value-type="string">
            <text:p>0,1 m³</text:p>
          </table:table-cell>
          <table:table-cell/>
          <table:table-cell table:formula="of:=RANK([.Y19];[.Y12:.Y21])+2" office:value-type="float" office:value="4" calcext:value-type="float">
            <text:p>4</text:p>
          </table:table-cell>
          <table:table-cell table:style-name="ce83" table:formula="of:=RAND()" office:value-type="float" office:value="0.726351374375661" calcext:value-type="float">
            <text:p>0,726351374375661</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style-name="ce15" table:formula="of:=RANDBETWEEN(2;9)" office:value-type="float" office:value="3" calcext:value-type="float">
            <text:p>3</text:p>
          </table:table-cell>
          <table:table-cell table:formula="of:=RANK([.AE19];[.AE14:.AE19])" office:value-type="float" office:value="6" calcext:value-type="float">
            <text:p>6</text:p>
          </table:table-cell>
          <table:table-cell table:style-name="ce83" table:formula="of:=RAND()" office:value-type="float" office:value="0.0357065558771492" calcext:value-type="float">
            <text:p>0,0357065558771492</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20];[.Y12:.Y21])+2" office:value-type="float" office:value="11" calcext:value-type="float">
            <text:p>11</text:p>
          </table:table-cell>
          <table:table-cell table:style-name="ce83" table:formula="of:=RAND()" office:value-type="float" office:value="0.12162175261288" calcext:value-type="float">
            <text:p>0,12162175261288</text:p>
          </table:table-cell>
          <table:table-cell table:number-columns-repeated="998"/>
        </table:table-row>
        <table:table-row table:style-name="ro4">
          <table:table-cell table:number-columns-repeated="23"/>
          <table:table-cell table:formula="of:=RANK([.Y21];[.Y12:.Y21])+2" office:value-type="float" office:value="10" calcext:value-type="float">
            <text:p>10</text:p>
          </table:table-cell>
          <table:table-cell table:style-name="ce83" table:formula="of:=RAND()" office:value-type="float" office:value="0.181590856042439" calcext:value-type="float">
            <text:p>0,181590856042439</text:p>
          </table:table-cell>
          <table:table-cell table:number-columns-repeated="998"/>
        </table:table-row>
        <table:table-row table:style-name="ro5">
          <table:table-cell table:number-columns-repeated="1023"/>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Y23];[.Y23:.Y32])+2" office:value-type="float" office:value="12" calcext:value-type="float">
            <text:p>12</text:p>
          </table:table-cell>
          <table:table-cell table:style-name="ce83" table:formula="of:=RAND()" office:value-type="float" office:value="0.00732675269038061" calcext:value-type="float">
            <text:p>0,0073267526903806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2]" office:value-type="string" office:string-value="v7343" calcext:value-type="string">
            <text:p>v7343</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24];[.Y23:.Y32])+2" office:value-type="float" office:value="7" calcext:value-type="float">
            <text:p>7</text:p>
          </table:table-cell>
          <table:table-cell table:style-name="ce83" table:formula="of:=RAND()" office:value-type="float" office:value="0.476102341053492" calcext:value-type="float">
            <text:p>0,476102341053492</text:p>
          </table:table-cell>
          <table:table-cell table:number-columns-repeated="998"/>
        </table:table-row>
        <table:table-row table:style-name="ro3">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23]" office:value-type="string" office:string-value="AC" calcext:value-type="string">
            <text:p>AC</text:p>
          </table:table-cell>
          <table:table-cell table:style-name="ce96"/>
          <table:table-cell table:style-name="ce99" table:formula="of:=[.Q24]" office:value-type="string" office:string-value="v7343" calcext:value-type="string">
            <text:p>v7343</text:p>
          </table:table-cell>
          <table:table-cell table:style-name="ce83"/>
          <table:table-cell table:formula="of:=RANK([.Y25];[.Y23:.Y32])+2" office:value-type="float" office:value="4" calcext:value-type="float">
            <text:p>4</text:p>
          </table:table-cell>
          <table:table-cell table:style-name="ce83" table:formula="of:=RAND()" office:value-type="float" office:value="0.795284044947797" calcext:value-type="float">
            <text:p>0,795284044947797</text:p>
          </table:table-cell>
          <table:table-cell/>
          <table:table-cell table:style-name="ce83" table:number-columns-repeated="3"/>
          <table:table-cell table:style-name="ce83" table:formula="of:=RANK([.AE25];[.AE25:.AE30])" office:value-type="float" office:value="4" calcext:value-type="float">
            <text:p>4</text:p>
          </table:table-cell>
          <table:table-cell table:style-name="ce83" table:formula="of:=RAND()" office:value-type="float" office:value="0.250716803987207" calcext:value-type="float">
            <text:p>0,250716803987207</text:p>
          </table:table-cell>
          <table:table-cell table:number-columns-repeated="992"/>
        </table:table-row>
        <table:table-row table:style-name="ro3">
          <table:table-cell table:style-name="ce51" table:formula="of:=ROUND(RAND()*9.9+1;QUOTIENT([.AD26]+1;2))" office:value-type="float" office:value="4.346" calcext:value-type="float">
            <text:p>4,346</text:p>
          </table:table-cell>
          <table:table-cell table:style-name="ce40" office:value-type="string" calcext:value-type="string">
            <text:p>×10</text:p>
          </table:table-cell>
          <table:table-cell table:style-name="ce143" table:formula="of:=[.AD26]*(RANDBETWEEN(0;1)*2-1)" office:value-type="float" office:value="-5" calcext:value-type="float">
            <text:p>-5</text:p>
          </table:table-cell>
          <table:table-cell table:style-name="ce42" office:value-type="string" calcext:value-type="string">
            <text:p>=</text:p>
          </table:table-cell>
          <table:table-cell table:style-name="ce144" table:formula="of:=&quot;x+&quot;&amp;[.Z26]&amp;&quot;x&quot;" office:value-type="string" office:string-value="x+7x" calcext:value-type="string" table:number-columns-spanned="3" table:number-rows-spanned="1">
            <text:p>x+7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8" calcext:value-type="float">
            <text:p>18</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10" calcext:value-type="float">
            <text:p>10</text:p>
          </table:table-cell>
          <table:table-cell table:style-name="ce40" table:formula="of:=CHOOSE([.X26];&quot;&quot;;&quot;mm³&quot;;&quot;cm³&quot;;&quot;dm³&quot;;&quot;km³&quot;;&quot;hm³&quot;;&quot;da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6]*10^([.C26])" office:value-type="float" office:value="0.00004346" calcext:value-type="float">
            <text:p>0,00004346</text:p>
          </table:table-cell>
          <table:table-cell table:style-name="ce156" table:formula="of:=(1+[.Z26])&amp;&quot;x&quot;" office:value-type="string" office:string-value="8x" calcext:value-type="string">
            <text:p>8x</text:p>
          </table:table-cell>
          <table:table-cell table:style-name="ce147" table:formula="of:=[.J26]^2&amp;&quot; cm²&quot;" office:value-type="string" office:string-value="324 cm²" calcext:value-type="string">
            <text:p>324 cm²</text:p>
          </table:table-cell>
          <table:table-cell table:style-name="ce156" table:formula="of:=[.N26]*CHOOSE([.X26];0;0.000000001;0.000001;0.001;1000000000;1000000;1000;0.1;0.01;0.001;0.0001;0.00001;0.000001)&amp;&quot; &quot;&amp;[.Q26]" office:value-type="string" office:string-value="0,1 m³" calcext:value-type="string">
            <text:p>0,1 m³</text:p>
          </table:table-cell>
          <table:table-cell/>
          <table:table-cell table:formula="of:=RANK([.Y26];[.Y23:.Y32])+2" office:value-type="float" office:value="9" calcext:value-type="float">
            <text:p>9</text:p>
          </table:table-cell>
          <table:table-cell table:style-name="ce83" table:formula="of:=RAND()" office:value-type="float" office:value="0.34472918731323" calcext:value-type="float">
            <text:p>0,34472918731323</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formula="of:=RANK([.AE26];[.AE25:.AE30])" office:value-type="float" office:value="5" calcext:value-type="float">
            <text:p>5</text:p>
          </table:table-cell>
          <table:table-cell table:style-name="ce83" table:formula="of:=RAND()" office:value-type="float" office:value="0.211514810251998" calcext:value-type="float">
            <text:p>0,211514810251998</text:p>
          </table:table-cell>
          <table:table-cell table:number-columns-repeated="992"/>
        </table:table-row>
        <table:table-row table:style-name="ro3">
          <table:table-cell table:style-name="ce51" table:formula="of:=ROUND(RAND()*9.9+1;QUOTIENT([.AD27]+1;2))" office:value-type="float" office:value="4.3" calcext:value-type="float">
            <text:p>4,3</text:p>
          </table:table-cell>
          <table:table-cell table:style-name="ce40" office:value-type="string" calcext:value-type="string">
            <text:p>×10</text:p>
          </table:table-cell>
          <table:table-cell table:style-name="ce143" table:formula="of:=[.AD27]*(RANDBETWEEN(0;1)*2-1)" office:value-type="float" office:value="-2" calcext:value-type="float">
            <text:p>-2</text:p>
          </table:table-cell>
          <table:table-cell table:style-name="ce42" office:value-type="string" calcext:value-type="string">
            <text:p>=</text:p>
          </table:table-cell>
          <table:table-cell table:style-name="ce144" table:formula="of:=[.Z27]&amp;&quot;x+&quot;&amp;[.AA27]&amp;&quot;+&quot;&amp;[.AB27]&amp;&quot;x&quot;" office:value-type="string" office:string-value="4x+3+9x" calcext:value-type="string" table:number-columns-spanned="3" table:number-rows-spanned="1">
            <text:p>4x+3+9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7" calcext:value-type="float">
            <text:p>7</text:p>
          </table:table-cell>
          <table:table-cell table:style-name="ce41" office:value-type="string" calcext:value-type="string">
            <text:p>et</text:p>
          </table:table-cell>
          <table:table-cell table:style-name="ce40" table:formula="of:=RANDBETWEEN(1;12)" office:value-type="float" office:value="5" calcext:value-type="float">
            <text:p>5</text:p>
          </table:table-cell>
          <table:table-cell table:style-name="ce42" office:value-type="string" calcext:value-type="string">
            <text:p>:</text:p>
          </table:table-cell>
          <table:table-cell table:style-name="ce51" table:formula="of:=ROUNDUP(RAND()*1000/CHOOSE(RANDBETWEEN(1;4);1;10;100;1000);RANDBETWEEN(-2;2))" office:value-type="float" office:value="22" calcext:value-type="float">
            <text:p>22</text:p>
          </table:table-cell>
          <table:table-cell table:style-name="ce40" table:formula="of:=CHOOSE([.X27];&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7]*10^([.C27])" office:value-type="float" office:value="0.043" calcext:value-type="float">
            <text:p>0,043</text:p>
          </table:table-cell>
          <table:table-cell table:style-name="ce156" table:formula="of:=([.Z27]+[.AB27])&amp;&quot;x+&quot;&amp;[.AA27]" office:value-type="string" office:string-value="13x+3" calcext:value-type="string">
            <text:p>13x+3</text:p>
          </table:table-cell>
          <table:table-cell table:style-name="ce147" table:formula="of:=[.J27]*[.L27]&amp;&quot; cm²&quot;" office:value-type="string" office:string-value="35 cm²" calcext:value-type="string">
            <text:p>35 cm²</text:p>
          </table:table-cell>
          <table:table-cell table:style-name="ce156" table:formula="of:=[.N27]*CHOOSE([.X27];0;0.000000001;0.000001;0.001;1000000000;1000000;1000;0.1;0.01;0.001;0.0001;0.00001;0.000001)&amp;&quot; &quot;&amp;[.Q27]" office:value-type="string" office:string-value="22000000 m³" calcext:value-type="string">
            <text:p>22000000 m³</text:p>
          </table:table-cell>
          <table:table-cell/>
          <table:table-cell table:formula="of:=RANK([.Y27];[.Y23:.Y32])+2" office:value-type="float" office:value="6" calcext:value-type="float">
            <text:p>6</text:p>
          </table:table-cell>
          <table:table-cell table:style-name="ce83" table:formula="of:=RAND()" office:value-type="float" office:value="0.611396904447482" calcext:value-type="float">
            <text:p>0,611396904447482</text:p>
          </table:table-cell>
          <table:table-cell table:style-name="ce15" table:formula="of:=RANDBETWEEN(2;9)" office:value-type="float" office:value="4" calcext:value-type="float">
            <text:p>4</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formula="of:=RANK([.AE27];[.AE25:.AE30])" office:value-type="float" office:value="2" calcext:value-type="float">
            <text:p>2</text:p>
          </table:table-cell>
          <table:table-cell table:style-name="ce83" table:formula="of:=RAND()" office:value-type="float" office:value="0.563895617967113" calcext:value-type="float">
            <text:p>0,563895617967113</text:p>
          </table:table-cell>
          <table:table-cell table:number-columns-repeated="992"/>
        </table:table-row>
        <table:table-row table:style-name="ro3">
          <table:table-cell table:style-name="ce51" table:formula="of:=ROUND(RAND()*9.9+1;QUOTIENT([.AD28]+1;2))" office:value-type="float" office:value="7.047" calcext:value-type="float">
            <text:p>7,047</text:p>
          </table:table-cell>
          <table:table-cell table:style-name="ce40" office:value-type="string" calcext:value-type="string">
            <text:p>×10</text:p>
          </table:table-cell>
          <table:table-cell table:style-name="ce143" table:formula="of:=[.AD28]*(RANDBETWEEN(0;1)*2-1)" office:value-type="float" office:value="-6" calcext:value-type="float">
            <text:p>-6</text:p>
          </table:table-cell>
          <table:table-cell table:style-name="ce42" office:value-type="string" calcext:value-type="string">
            <text:p>=</text:p>
          </table:table-cell>
          <table:table-cell table:style-name="ce144" table:formula="of:=[.Z28]&amp;&quot;x+&quot;&amp;[.AA28]&amp;&quot;+&quot;&amp;[.AB28]&amp;&quot;x+&quot;&amp;[.AC28]" office:value-type="string" office:string-value="9x+9+4x+5" calcext:value-type="string" table:number-columns-spanned="3" table:number-rows-spanned="1">
            <text:p>9x+9+4x+5</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7" calcext:value-type="float">
            <text:p>7</text:p>
          </table:table-cell>
          <table:table-cell table:style-name="ce41" office:value-type="string" calcext:value-type="string">
            <text:p>et</text:p>
          </table:table-cell>
          <table:table-cell table:style-name="ce40" table:formula="of:=RANDBETWEEN(1;12)" office:value-type="float" office:value="2" calcext:value-type="float">
            <text:p>2</text:p>
          </table:table-cell>
          <table:table-cell table:style-name="ce42" office:value-type="string" calcext:value-type="string">
            <text:p>:</text:p>
          </table:table-cell>
          <table:table-cell table:style-name="ce51" table:formula="of:=ROUNDUP(RAND()*1000/CHOOSE(RANDBETWEEN(1;4);1;10;100;1000);RANDBETWEEN(-2;2))" office:value-type="float" office:value="4" calcext:value-type="float">
            <text:p>4</text:p>
          </table:table-cell>
          <table:table-cell table:style-name="ce40" table:formula="of:=CHOOSE([.X28];&quot;&quot;;&quot;mm³&quot;;&quot;cm³&quot;;&quot;dm³&quot;;&quot;km³&quot;;&quot;hm³&quot;;&quot;da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8]*10^([.C28])" office:value-type="float" office:value="0.000007047" calcext:value-type="float">
            <text:p>0,000007047</text:p>
          </table:table-cell>
          <table:table-cell table:style-name="ce156" table:formula="of:=([.Z28]+[.AB28])&amp;&quot;x+&quot;&amp;([.AA28]+[.AC28])" office:value-type="string" office:string-value="13x+14" calcext:value-type="string">
            <text:p>13x+14</text:p>
          </table:table-cell>
          <table:table-cell table:style-name="ce147" table:formula="of:=[.J28]*[.L28]/2&amp;&quot; cm²&quot;" office:value-type="string" office:string-value="7 cm²" calcext:value-type="string">
            <text:p>7 cm²</text:p>
          </table:table-cell>
          <table:table-cell table:style-name="ce156" table:formula="of:=[.N28]*CHOOSE([.X28];0;0.000000001;0.000001;0.001;1000000000;1000000;1000;0.1;0.01;0.001;0.0001;0.00001;0.000001)&amp;&quot; &quot;&amp;[.Q28]" office:value-type="string" office:string-value="0,004 m³" calcext:value-type="string">
            <text:p>0,004 m³</text:p>
          </table:table-cell>
          <table:table-cell/>
          <table:table-cell table:formula="of:=RANK([.Y28];[.Y23:.Y32])+2" office:value-type="float" office:value="10" calcext:value-type="float">
            <text:p>10</text:p>
          </table:table-cell>
          <table:table-cell table:style-name="ce83" table:formula="of:=RAND()" office:value-type="float" office:value="0.29265870716413" calcext:value-type="float">
            <text:p>0,29265870716413</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formula="of:=RANK([.AE28];[.AE25:.AE30])" office:value-type="float" office:value="6" calcext:value-type="float">
            <text:p>6</text:p>
          </table:table-cell>
          <table:table-cell table:style-name="ce83" table:formula="of:=RAND()" office:value-type="float" office:value="0.108715650600154" calcext:value-type="float">
            <text:p>0,108715650600154</text:p>
          </table:table-cell>
          <table:table-cell table:number-columns-repeated="992"/>
        </table:table-row>
        <table:table-row table:style-name="ro3">
          <table:table-cell table:style-name="ce51" table:formula="of:=ROUND(RAND()*9.9+1;QUOTIENT([.AD29]+1;2))" office:value-type="float" office:value="5.9" calcext:value-type="float">
            <text:p>5,9</text:p>
          </table:table-cell>
          <table:table-cell table:style-name="ce40" office:value-type="string" calcext:value-type="string">
            <text:p>×10</text:p>
          </table:table-cell>
          <table:table-cell table:style-name="ce143" table:formula="of:=[.AD29]*(RANDBETWEEN(0;1)*2-1)" office:value-type="float" office:value="1" calcext:value-type="float">
            <text:p>1</text:p>
          </table:table-cell>
          <table:table-cell table:style-name="ce42" office:value-type="string" calcext:value-type="string">
            <text:p>=</text:p>
          </table:table-cell>
          <table:table-cell table:style-name="ce145" table:formula="of:=[.Z29]&amp;&quot;x²+&quot;&amp;[.AA29]&amp;&quot;x+&quot;&amp;[.AB29]&amp;&quot;x²+&quot;&amp;[.AC29]" office:value-type="string" office:string-value="8x²+4x+9x²+4" calcext:value-type="string" table:number-columns-spanned="3" table:number-rows-spanned="1">
            <text:p>8x²+4x+9x²+4</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8" calcext:value-type="float">
            <text:p>8</text:p>
          </table:table-cell>
          <table:table-cell table:style-name="ce41" office:value-type="string" calcext:value-type="string">
            <text:p>et</text:p>
          </table:table-cell>
          <table:table-cell table:style-name="ce40" table:formula="of:=RANDBETWEEN(1;12)/10" office:value-type="float" office:value="0.9" calcext:value-type="float">
            <text:p>0,9</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X29];&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9]*10^([.C29])" office:value-type="float" office:value="59" calcext:value-type="float">
            <text:p>59</text:p>
          </table:table-cell>
          <table:table-cell table:style-name="ce156" table:formula="of:=([.Z29]+[.AB29])&amp;&quot;x²+&quot;&amp;[.AA29]&amp;&quot;x+&quot;&amp;[.AC29]" office:value-type="string" office:string-value="17x²+4x+4" calcext:value-type="string">
            <text:p>17x²+4x+4</text:p>
          </table:table-cell>
          <table:table-cell table:style-name="ce147" table:formula="of:=[.J29]*[.L29]&amp;&quot; cm²&quot;" office:value-type="string" office:string-value="7,2 cm²" calcext:value-type="string">
            <text:p>7,2 cm²</text:p>
          </table:table-cell>
          <table:table-cell table:style-name="ce156" table:formula="of:=[.N29]*CHOOSE([.X29];0;0.000000001;0.000001;0.001;1000000000;1000000;1000;0.1;0.01;0.001;0.0001;0.00001;0.000001)&amp;&quot; &quot;&amp;[.Q29]" office:value-type="string" office:string-value="0,001 m³" calcext:value-type="string">
            <text:p>0,001 m³</text:p>
          </table:table-cell>
          <table:table-cell/>
          <table:table-cell table:formula="of:=RANK([.Y29];[.Y23:.Y32])+2" office:value-type="float" office:value="11" calcext:value-type="float">
            <text:p>11</text:p>
          </table:table-cell>
          <table:table-cell table:style-name="ce83" table:formula="of:=RAND()" office:value-type="float" office:value="0.287669152463582" calcext:value-type="float">
            <text:p>0,287669152463582</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formula="of:=RANK([.AE29];[.AE25:.AE30])" office:value-type="float" office:value="1" calcext:value-type="float">
            <text:p>1</text:p>
          </table:table-cell>
          <table:table-cell table:style-name="ce83" table:formula="of:=RAND()" office:value-type="float" office:value="0.990141575358077" calcext:value-type="float">
            <text:p>0,990141575358077</text:p>
          </table:table-cell>
          <table:table-cell table:number-columns-repeated="992"/>
        </table:table-row>
        <table:table-row table:style-name="ro3">
          <table:table-cell table:style-name="ce51" table:formula="of:=ROUND(RAND()*9.9+1;QUOTIENT([.AD30]+1;2))" office:value-type="float" office:value="7.69" calcext:value-type="float">
            <text:p>7,69</text:p>
          </table:table-cell>
          <table:table-cell table:style-name="ce40" office:value-type="string" calcext:value-type="string">
            <text:p>×10</text:p>
          </table:table-cell>
          <table:table-cell table:style-name="ce143" table:formula="of:=[.AD30]*(RANDBETWEEN(0;1)*2-1)" office:value-type="float" office:value="3" calcext:value-type="float">
            <text:p>3</text:p>
          </table:table-cell>
          <table:table-cell table:style-name="ce42" office:value-type="string" calcext:value-type="string">
            <text:p>=</text:p>
          </table:table-cell>
          <table:table-cell table:style-name="ce144" table:formula="of:=[.Z30]&amp;&quot;x²+&quot;&amp;[.AA30]&amp;&quot;x+&quot;&amp;[.AB30]&amp;&quot;x²+&quot;&amp;[.AC30]&amp;&quot;x&quot;" office:value-type="string" office:string-value="5x²+3x+6x²+8x" calcext:value-type="string" table:number-columns-spanned="3" table:number-rows-spanned="1">
            <text:p>5x²+3x+6x²+8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9" calcext:value-type="float">
            <text:p>9</text:p>
          </table:table-cell>
          <table:table-cell table:style-name="ce41" office:value-type="string" calcext:value-type="string">
            <text:p>et</text:p>
          </table:table-cell>
          <table:table-cell table:style-name="ce40" table:formula="of:=RANDBETWEEN(1;12)/10" office:value-type="float" office:value="0.1" calcext:value-type="float">
            <text:p>0,1</text:p>
          </table:table-cell>
          <table:table-cell table:style-name="ce42" office:value-type="string" calcext:value-type="string">
            <text:p>:</text:p>
          </table:table-cell>
          <table:table-cell table:style-name="ce51" table:formula="of:=ROUNDUP(RAND()*1000/CHOOSE(RANDBETWEEN(1;4);1;10;100;1000);RANDBETWEEN(-2;2))" office:value-type="float" office:value="0.73" calcext:value-type="float">
            <text:p>0,73</text:p>
          </table:table-cell>
          <table:table-cell table:style-name="ce40" table:formula="of:=CHOOSE([.X30];&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0]*10^([.C30])" office:value-type="float" office:value="7690" calcext:value-type="float">
            <text:p>7 690</text:p>
          </table:table-cell>
          <table:table-cell table:style-name="ce156" table:formula="of:=([.Z30]+[.AB30])&amp;&quot;x²+&quot;&amp;([.AA30]+[.AC30])&amp;&quot;x&quot;" office:value-type="string" office:string-value="11x²+11x" calcext:value-type="string">
            <text:p>11x²+11x</text:p>
          </table:table-cell>
          <table:table-cell table:style-name="ce147" table:formula="of:=[.J30]*[.L30]/2&amp;&quot; cm²&quot;" office:value-type="string" office:string-value="0,45 cm²" calcext:value-type="string">
            <text:p>0,45 cm²</text:p>
          </table:table-cell>
          <table:table-cell table:style-name="ce156" table:formula="of:=[.N30]*CHOOSE([.X30];0;0.000000001;0.000001;0.001;1000000000;1000000;1000;0.1;0.01;0.001;0.0001;0.00001;0.000001)&amp;&quot; &quot;&amp;[.Q30]" office:value-type="string" office:string-value="0,00000073 m³" calcext:value-type="string">
            <text:p>0,00000073 m³</text:p>
          </table:table-cell>
          <table:table-cell/>
          <table:table-cell table:formula="of:=RANK([.Y30];[.Y23:.Y32])+2" office:value-type="float" office:value="3" calcext:value-type="float">
            <text:p>3</text:p>
          </table:table-cell>
          <table:table-cell table:style-name="ce83" table:formula="of:=RAND()" office:value-type="float" office:value="0.882411506466723" calcext:value-type="float">
            <text:p>0,882411506466723</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formula="of:=RANK([.AE30];[.AE25:.AE30])" office:value-type="float" office:value="3" calcext:value-type="float">
            <text:p>3</text:p>
          </table:table-cell>
          <table:table-cell table:style-name="ce83" table:formula="of:=RAND()" office:value-type="float" office:value="0.350719250380449" calcext:value-type="float">
            <text:p>0,350719250380449</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31];[.Y23:.Y32])+2" office:value-type="float" office:value="5" calcext:value-type="float">
            <text:p>5</text:p>
          </table:table-cell>
          <table:table-cell table:style-name="ce83" table:formula="of:=RAND()" office:value-type="float" office:value="0.627079469227921" calcext:value-type="float">
            <text:p>0,627079469227921</text:p>
          </table:table-cell>
          <table:table-cell table:number-columns-repeated="998"/>
        </table:table-row>
        <table:table-row table:style-name="ro4">
          <table:table-cell table:number-columns-repeated="23"/>
          <table:table-cell table:formula="of:=RANK([.Y32];[.Y23:.Y32])+2" office:value-type="float" office:value="8" calcext:value-type="float">
            <text:p>8</text:p>
          </table:table-cell>
          <table:table-cell table:style-name="ce83" table:formula="of:=RAND()" office:value-type="float" office:value="0.352219175151498" calcext:value-type="float">
            <text:p>0,352219175151498</text:p>
          </table:table-cell>
          <table:table-cell table:number-columns-repeated="998"/>
        </table:table-row>
        <table:table-row table:style-name="ro5">
          <table:table-cell table:number-columns-repeated="1023"/>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7" table:number-rows-spanned="1">
            <text:p>TEST 4<text:span text:style-name="T2">e</text:span> - Date : ……………………………</text:p>
          </table:table-cell>
          <table:covered-table-cell table:number-columns-repeated="6"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Y34];[.Y34:.Y43])+2" office:value-type="float" office:value="12" calcext:value-type="float">
            <text:p>12</text:p>
          </table:table-cell>
          <table:table-cell table:style-name="ce83" table:formula="of:=RAND()" office:value-type="float" office:value="0.0177958450362496" calcext:value-type="float">
            <text:p>0,0177958450362496</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2]" office:value-type="string" office:string-value="v7343" calcext:value-type="string">
            <text:p>v7343</text:p>
          </table:table-cell>
          <table:table-cell/>
          <table:table-cell table:style-name="ce25" office:value-type="string" calcext:value-type="string" table:number-columns-spanned="4" table:number-rows-spanned="1">
            <text:p>Correction CEINTURE MARRON 1</text:p>
          </table:table-cell>
          <table:covered-table-cell table:style-name="ce28"/>
          <table:covered-table-cell table:style-name="ce30"/>
          <table:covered-table-cell table:style-name="ce31"/>
          <table:table-cell/>
          <table:table-cell table:formula="of:=RANK([.Y35];[.Y34:.Y43])+2" office:value-type="float" office:value="5" calcext:value-type="float">
            <text:p>5</text:p>
          </table:table-cell>
          <table:table-cell table:style-name="ce83" table:formula="of:=RAND()" office:value-type="float" office:value="0.552399729058792" calcext:value-type="float">
            <text:p>0,552399729058792</text:p>
          </table:table-cell>
          <table:table-cell table:number-columns-repeated="998"/>
        </table:table-row>
        <table:table-row table:style-name="ro3">
          <table:table-cell table:style-name="ce37" office:value-type="string" calcext:value-type="string" table:number-columns-spanned="4" table:number-rows-spanned="1">
            <text:p><text:span text:style-name="T8">É</text:span>criture décimale</text:p>
          </table:table-cell>
          <table:covered-table-cell table:number-columns-repeated="3" table:style-name="ce38"/>
          <table:table-cell table:style-name="ce37" office:value-type="string" calcext:value-type="string" table:number-columns-spanned="4" table:number-rows-spanned="1">
            <text:p>Réduire une expression littérale</text:p>
          </table:table-cell>
          <table:covered-table-cell table:number-columns-repeated="3" table:style-name="ce38"/>
          <table:table-cell table:style-name="ce37" office:value-type="string" calcext:value-type="string" table:number-columns-spanned="5" table:number-rows-spanned="1">
            <text:p>Aire de figures simples en cm²</text:p>
          </table:table-cell>
          <table:covered-table-cell table:style-name="ce37"/>
          <table:covered-table-cell table:number-columns-repeated="3" table:style-name="ce38"/>
          <table:table-cell table:style-name="ce37" office:value-type="string" calcext:value-type="string" table:number-columns-spanned="4" table:number-rows-spanned="1">
            <text:p>Conversions d’unités de volume</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Q34]" office:value-type="string" office:string-value="AD" calcext:value-type="string">
            <text:p>AD</text:p>
          </table:table-cell>
          <table:table-cell table:style-name="ce96"/>
          <table:table-cell table:style-name="ce99" table:formula="of:=[.Q35]" office:value-type="string" office:string-value="v7343" calcext:value-type="string">
            <text:p>v7343</text:p>
          </table:table-cell>
          <table:table-cell table:style-name="ce83"/>
          <table:table-cell table:formula="of:=RANK([.Y36];[.Y34:.Y43])+2" office:value-type="float" office:value="9" calcext:value-type="float">
            <text:p>9</text:p>
          </table:table-cell>
          <table:table-cell table:style-name="ce83" table:formula="of:=RAND()" office:value-type="float" office:value="0.172456175916302" calcext:value-type="float">
            <text:p>0,172456175916302</text:p>
          </table:table-cell>
          <table:table-cell/>
          <table:table-cell table:style-name="ce83" table:number-columns-repeated="3"/>
          <table:table-cell table:style-name="ce83" table:formula="of:=RANK([.AE36];[.AE36:.AE41])" office:value-type="float" office:value="2" calcext:value-type="float">
            <text:p>2</text:p>
          </table:table-cell>
          <table:table-cell table:style-name="ce83" table:formula="of:=RAND()" office:value-type="float" office:value="0.947185368660592" calcext:value-type="float">
            <text:p>0,947185368660592</text:p>
          </table:table-cell>
          <table:table-cell table:number-columns-repeated="992"/>
        </table:table-row>
        <table:table-row table:style-name="ro3">
          <table:table-cell table:style-name="ce51" table:formula="of:=ROUND(RAND()*9.9+1;QUOTIENT([.AD37]+1;2))" office:value-type="float" office:value="2.6" calcext:value-type="float">
            <text:p>2,6</text:p>
          </table:table-cell>
          <table:table-cell table:style-name="ce40" office:value-type="string" calcext:value-type="string">
            <text:p>×10</text:p>
          </table:table-cell>
          <table:table-cell table:style-name="ce143" table:formula="of:=[.AD37]*(RANDBETWEEN(0;1)*2-1)" office:value-type="float" office:value="1" calcext:value-type="float">
            <text:p>1</text:p>
          </table:table-cell>
          <table:table-cell table:style-name="ce42" office:value-type="string" calcext:value-type="string">
            <text:p>=</text:p>
          </table:table-cell>
          <table:table-cell table:style-name="ce144" table:formula="of:=&quot;x+&quot;&amp;[.Z37]&amp;&quot;x&quot;" office:value-type="string" office:string-value="x+6x" calcext:value-type="string" table:number-columns-spanned="3" table:number-rows-spanned="1">
            <text:p>x+6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carré de côté</text:p>
          </table:table-cell>
          <table:table-cell table:style-name="ce40" table:formula="of:=RANDBETWEEN(10;20)" office:value-type="float" office:value="11" calcext:value-type="float">
            <text:p>11</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3.42" calcext:value-type="float">
            <text:p>3,42</text:p>
          </table:table-cell>
          <table:table-cell table:style-name="ce40" table:formula="of:=CHOOSE([.X37];&quot;&quot;;&quot;mm³&quot;;&quot;cm³&quot;;&quot;dm³&quot;;&quot;km³&quot;;&quot;hm³&quot;;&quot;da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7]*10^([.C37])" office:value-type="float" office:value="26" calcext:value-type="float">
            <text:p>26</text:p>
          </table:table-cell>
          <table:table-cell table:style-name="ce156" table:formula="of:=(1+[.Z37])&amp;&quot;x&quot;" office:value-type="string" office:string-value="7x" calcext:value-type="string">
            <text:p>7x</text:p>
          </table:table-cell>
          <table:table-cell table:style-name="ce147" table:formula="of:=[.J37]^2&amp;&quot; cm²&quot;" office:value-type="string" office:string-value="121 cm²" calcext:value-type="string">
            <text:p>121 cm²</text:p>
          </table:table-cell>
          <table:table-cell table:style-name="ce156" table:formula="of:=[.N37]*CHOOSE([.X37];0;0.000000001;0.000001;0.001;1000000000;1000000;1000;0.1;0.01;0.001;0.0001;0.00001;0.000001)&amp;&quot; &quot;&amp;[.Q37]" office:value-type="string" office:string-value="0,00342 m³" calcext:value-type="string">
            <text:p>0,00342 m³</text:p>
          </table:table-cell>
          <table:table-cell/>
          <table:table-cell table:formula="of:=RANK([.Y37];[.Y34:.Y43])+2" office:value-type="float" office:value="10" calcext:value-type="float">
            <text:p>10</text:p>
          </table:table-cell>
          <table:table-cell table:style-name="ce83" table:formula="of:=RAND()" office:value-type="float" office:value="0.0908447433715688" calcext:value-type="float">
            <text:p>0,0908447433715688</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formula="of:=RANK([.AE37];[.AE36:.AE41])" office:value-type="float" office:value="1" calcext:value-type="float">
            <text:p>1</text:p>
          </table:table-cell>
          <table:table-cell table:style-name="ce83" table:formula="of:=RAND()" office:value-type="float" office:value="0.985674618184142" calcext:value-type="float">
            <text:p>0,985674618184142</text:p>
          </table:table-cell>
          <table:table-cell table:number-columns-repeated="992"/>
        </table:table-row>
        <table:table-row table:style-name="ro3">
          <table:table-cell table:style-name="ce51" table:formula="of:=ROUND(RAND()*9.9+1;QUOTIENT([.AD38]+1;2))" office:value-type="float" office:value="3.61" calcext:value-type="float">
            <text:p>3,61</text:p>
          </table:table-cell>
          <table:table-cell table:style-name="ce40" office:value-type="string" calcext:value-type="string">
            <text:p>×10</text:p>
          </table:table-cell>
          <table:table-cell table:style-name="ce143" table:formula="of:=[.AD38]*(RANDBETWEEN(0;1)*2-1)" office:value-type="float" office:value="4" calcext:value-type="float">
            <text:p>4</text:p>
          </table:table-cell>
          <table:table-cell table:style-name="ce42" office:value-type="string" calcext:value-type="string">
            <text:p>=</text:p>
          </table:table-cell>
          <table:table-cell table:style-name="ce144" table:formula="of:=[.Z38]&amp;&quot;x+&quot;&amp;[.AA38]&amp;&quot;+&quot;&amp;[.AB38]&amp;&quot;x&quot;" office:value-type="string" office:string-value="9x+5+7x" calcext:value-type="string" table:number-columns-spanned="3" table:number-rows-spanned="1">
            <text:p>9x+5+7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11" calcext:value-type="float">
            <text:p>11</text:p>
          </table:table-cell>
          <table:table-cell table:style-name="ce41" office:value-type="string" calcext:value-type="string">
            <text:p>et</text:p>
          </table:table-cell>
          <table:table-cell table:style-name="ce40" table:formula="of:=RANDBETWEEN(1;12)" office:value-type="float" office:value="4" calcext:value-type="float">
            <text:p>4</text:p>
          </table:table-cell>
          <table:table-cell table:style-name="ce42" office:value-type="string" calcext:value-type="string">
            <text:p>:</text:p>
          </table:table-cell>
          <table:table-cell table:style-name="ce51" table:formula="of:=ROUNDUP(RAND()*1000/CHOOSE(RANDBETWEEN(1;4);1;10;100;1000);RANDBETWEEN(-2;2))" office:value-type="float" office:value="75.75" calcext:value-type="float">
            <text:p>75,75</text:p>
          </table:table-cell>
          <table:table-cell table:style-name="ce40" table:formula="of:=CHOOSE([.X38];&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8]*10^([.C38])" office:value-type="float" office:value="36100" calcext:value-type="float">
            <text:p>36 100</text:p>
          </table:table-cell>
          <table:table-cell table:style-name="ce156" table:formula="of:=([.Z38]+[.AB38])&amp;&quot;x+&quot;&amp;[.AA38]" office:value-type="string" office:string-value="16x+5" calcext:value-type="string">
            <text:p>16x+5</text:p>
          </table:table-cell>
          <table:table-cell table:style-name="ce147" table:formula="of:=[.J38]*[.L38]&amp;&quot; cm²&quot;" office:value-type="string" office:string-value="44 cm²" calcext:value-type="string">
            <text:p>44 cm²</text:p>
          </table:table-cell>
          <table:table-cell table:style-name="ce156" table:formula="of:=[.N38]*CHOOSE([.X38];0;0.000000001;0.000001;0.001;1000000000;1000000;1000;0.1;0.01;0.001;0.0001;0.00001;0.000001)&amp;&quot; &quot;&amp;[.Q38]" office:value-type="string" office:string-value="75750000 m³" calcext:value-type="string">
            <text:p>75750000 m³</text:p>
          </table:table-cell>
          <table:table-cell/>
          <table:table-cell table:formula="of:=RANK([.Y38];[.Y34:.Y43])+2" office:value-type="float" office:value="6" calcext:value-type="float">
            <text:p>6</text:p>
          </table:table-cell>
          <table:table-cell table:style-name="ce83" table:formula="of:=RAND()" office:value-type="float" office:value="0.292687052621563" calcext:value-type="float">
            <text:p>0,292687052621563</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style-name="ce15" table:formula="of:=RANDBETWEEN(2;9)" office:value-type="float" office:value="5" calcext:value-type="float">
            <text:p>5</text:p>
          </table:table-cell>
          <table:table-cell table:formula="of:=RANK([.AE38];[.AE36:.AE41])" office:value-type="float" office:value="4" calcext:value-type="float">
            <text:p>4</text:p>
          </table:table-cell>
          <table:table-cell table:style-name="ce83" table:formula="of:=RAND()" office:value-type="float" office:value="0.291284460986295" calcext:value-type="float">
            <text:p>0,291284460986295</text:p>
          </table:table-cell>
          <table:table-cell table:number-columns-repeated="992"/>
        </table:table-row>
        <table:table-row table:style-name="ro3">
          <table:table-cell table:style-name="ce51" table:formula="of:=ROUND(RAND()*9.9+1;QUOTIENT([.AD39]+1;2))" office:value-type="float" office:value="10.23" calcext:value-type="float">
            <text:p>10,23</text:p>
          </table:table-cell>
          <table:table-cell table:style-name="ce40" office:value-type="string" calcext:value-type="string">
            <text:p>×10</text:p>
          </table:table-cell>
          <table:table-cell table:style-name="ce143" table:formula="of:=[.AD39]*(RANDBETWEEN(0;1)*2-1)" office:value-type="float" office:value="-5" calcext:value-type="float">
            <text:p>-5</text:p>
          </table:table-cell>
          <table:table-cell table:style-name="ce42" office:value-type="string" calcext:value-type="string">
            <text:p>=</text:p>
          </table:table-cell>
          <table:table-cell table:style-name="ce144" table:formula="of:=[.Z39]&amp;&quot;x+&quot;&amp;[.AA39]&amp;&quot;+&quot;&amp;[.AB39]&amp;&quot;x+&quot;&amp;[.AC39]" office:value-type="string" office:string-value="5x+9+2x+6" calcext:value-type="string" table:number-columns-spanned="3" table:number-rows-spanned="1">
            <text:p>5x+9+2x+6</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 office:value-type="float" office:value="12" calcext:value-type="float">
            <text:p>12</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X39];&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9]*10^([.C39])" office:value-type="float" office:value="0.0001023" calcext:value-type="float">
            <text:p>0,0001023</text:p>
          </table:table-cell>
          <table:table-cell table:style-name="ce156" table:formula="of:=([.Z39]+[.AB39])&amp;&quot;x+&quot;&amp;([.AA39]+[.AC39])" office:value-type="string" office:string-value="7x+15" calcext:value-type="string">
            <text:p>7x+15</text:p>
          </table:table-cell>
          <table:table-cell table:style-name="ce147" table:formula="of:=[.J39]*[.L39]/2&amp;&quot; cm²&quot;" office:value-type="string" office:string-value="30 cm²" calcext:value-type="string">
            <text:p>30 cm²</text:p>
          </table:table-cell>
          <table:table-cell table:style-name="ce156" table:formula="of:=[.N39]*CHOOSE([.X39];0;0.000000001;0.000001;0.001;1000000000;1000000;1000;0.1;0.01;0.001;0.0001;0.00001;0.000001)&amp;&quot; &quot;&amp;[.Q39]" office:value-type="string" office:string-value="0,01 m³" calcext:value-type="string">
            <text:p>0,01 m³</text:p>
          </table:table-cell>
          <table:table-cell/>
          <table:table-cell table:formula="of:=RANK([.Y39];[.Y34:.Y43])+2" office:value-type="float" office:value="4" calcext:value-type="float">
            <text:p>4</text:p>
          </table:table-cell>
          <table:table-cell table:style-name="ce83" table:formula="of:=RAND()" office:value-type="float" office:value="0.66582968041586" calcext:value-type="float">
            <text:p>0,66582968041586</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style-name="ce15" table:formula="of:=RANDBETWEEN(2;9)" office:value-type="float" office:value="6" calcext:value-type="float">
            <text:p>6</text:p>
          </table:table-cell>
          <table:table-cell table:formula="of:=RANK([.AE39];[.AE36:.AE41])" office:value-type="float" office:value="5" calcext:value-type="float">
            <text:p>5</text:p>
          </table:table-cell>
          <table:table-cell table:style-name="ce83" table:formula="of:=RAND()" office:value-type="float" office:value="0.09234965155178" calcext:value-type="float">
            <text:p>0,09234965155178</text:p>
          </table:table-cell>
          <table:table-cell table:number-columns-repeated="992"/>
        </table:table-row>
        <table:table-row table:style-name="ro3">
          <table:table-cell table:style-name="ce51" table:formula="of:=ROUND(RAND()*9.9+1;QUOTIENT([.AD40]+1;2))" office:value-type="float" office:value="5.67" calcext:value-type="float">
            <text:p>5,67</text:p>
          </table:table-cell>
          <table:table-cell table:style-name="ce40" office:value-type="string" calcext:value-type="string">
            <text:p>×10</text:p>
          </table:table-cell>
          <table:table-cell table:style-name="ce143" table:formula="of:=[.AD40]*(RANDBETWEEN(0;1)*2-1)" office:value-type="float" office:value="3" calcext:value-type="float">
            <text:p>3</text:p>
          </table:table-cell>
          <table:table-cell table:style-name="ce42" office:value-type="string" calcext:value-type="string">
            <text:p>=</text:p>
          </table:table-cell>
          <table:table-cell table:style-name="ce145" table:formula="of:=[.Z40]&amp;&quot;x²+&quot;&amp;[.AA40]&amp;&quot;x+&quot;&amp;[.AB40]&amp;&quot;x²+&quot;&amp;[.AC40]" office:value-type="string" office:string-value="8x²+4x+2x²+7" calcext:value-type="string" table:number-columns-spanned="3" table:number-rows-spanned="1">
            <text:p>8x²+4x+2x²+7</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rectangle</text:p>
            <text:p>de côtés</text:p>
          </table:table-cell>
          <table:table-cell table:style-name="ce40" table:formula="of:=RANDBETWEEN(1;12)" office:value-type="float" office:value="8" calcext:value-type="float">
            <text:p>8</text:p>
          </table:table-cell>
          <table:table-cell table:style-name="ce41" office:value-type="string" calcext:value-type="string">
            <text:p>et</text:p>
          </table:table-cell>
          <table:table-cell table:style-name="ce40" table:formula="of:=RANDBETWEEN(1;12)/10" office:value-type="float" office:value="0.1" calcext:value-type="float">
            <text:p>0,1</text:p>
          </table:table-cell>
          <table:table-cell table:style-name="ce42" office:value-type="string" calcext:value-type="string">
            <text:p>:</text:p>
          </table:table-cell>
          <table:table-cell table:style-name="ce51" table:formula="of:=ROUNDUP(RAND()*1000/CHOOSE(RANDBETWEEN(1;4);1;10;100;1000);RANDBETWEEN(-2;2))" office:value-type="float" office:value="0.31" calcext:value-type="float">
            <text:p>0,31</text:p>
          </table:table-cell>
          <table:table-cell table:style-name="ce40" table:formula="of:=CHOOSE([.X40];&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0]*10^([.C40])" office:value-type="float" office:value="5670" calcext:value-type="float">
            <text:p>5 670</text:p>
          </table:table-cell>
          <table:table-cell table:style-name="ce156" table:formula="of:=([.Z40]+[.AB40])&amp;&quot;x²+&quot;&amp;[.AA40]&amp;&quot;x+&quot;&amp;[.AC40]" office:value-type="string" office:string-value="10x²+4x+7" calcext:value-type="string">
            <text:p>10x²+4x+7</text:p>
          </table:table-cell>
          <table:table-cell table:style-name="ce147" table:formula="of:=[.J40]*[.L40]&amp;&quot; cm²&quot;" office:value-type="string" office:string-value="0,8 cm²" calcext:value-type="string">
            <text:p>0,8 cm²</text:p>
          </table:table-cell>
          <table:table-cell table:style-name="ce156" table:formula="of:=[.N40]*CHOOSE([.X40];0;0.000000001;0.000001;0.001;1000000000;1000000;1000;0.1;0.01;0.001;0.0001;0.00001;0.000001)&amp;&quot; &quot;&amp;[.Q40]" office:value-type="string" office:string-value="310 m³" calcext:value-type="string">
            <text:p>310 m³</text:p>
          </table:table-cell>
          <table:table-cell/>
          <table:table-cell table:formula="of:=RANK([.Y40];[.Y34:.Y43])+2" office:value-type="float" office:value="7" calcext:value-type="float">
            <text:p>7</text:p>
          </table:table-cell>
          <table:table-cell table:style-name="ce83" table:formula="of:=RAND()" office:value-type="float" office:value="0.291128952117224" calcext:value-type="float">
            <text:p>0,291128952117224</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formula="of:=RANK([.AE40];[.AE36:.AE41])" office:value-type="float" office:value="3" calcext:value-type="float">
            <text:p>3</text:p>
          </table:table-cell>
          <table:table-cell table:style-name="ce83" table:formula="of:=RAND()" office:value-type="float" office:value="0.869303017506348" calcext:value-type="float">
            <text:p>0,869303017506348</text:p>
          </table:table-cell>
          <table:table-cell table:number-columns-repeated="992"/>
        </table:table-row>
        <table:table-row table:style-name="ro3">
          <table:table-cell table:style-name="ce51" table:formula="of:=ROUND(RAND()*9.9+1;QUOTIENT([.AD41]+1;2))" office:value-type="float" office:value="5.494" calcext:value-type="float">
            <text:p>5,494</text:p>
          </table:table-cell>
          <table:table-cell table:style-name="ce40" office:value-type="string" calcext:value-type="string">
            <text:p>×10</text:p>
          </table:table-cell>
          <table:table-cell table:style-name="ce143" table:formula="of:=[.AD41]*(RANDBETWEEN(0;1)*2-1)" office:value-type="float" office:value="-6" calcext:value-type="float">
            <text:p>-6</text:p>
          </table:table-cell>
          <table:table-cell table:style-name="ce42" office:value-type="string" calcext:value-type="string">
            <text:p>=</text:p>
          </table:table-cell>
          <table:table-cell table:style-name="ce144" table:formula="of:=[.Z41]&amp;&quot;x²+&quot;&amp;[.AA41]&amp;&quot;x+&quot;&amp;[.AB41]&amp;&quot;x²+&quot;&amp;[.AC41]&amp;&quot;x&quot;" office:value-type="string" office:string-value="8x²+9x+7x²+7x" calcext:value-type="string" table:number-columns-spanned="3" table:number-rows-spanned="1">
            <text:p>8x²+9x+7x²+7x</text:p>
          </table:table-cell>
          <table:covered-table-cell table:number-columns-repeated="2" table:style-name="ce137"/>
          <table:table-cell table:style-name="ce42" office:value-type="string" calcext:value-type="string">
            <text:p>=</text:p>
          </table:table-cell>
          <table:table-cell table:style-name="ce153" office:value-type="string" calcext:value-type="string">
            <text:p>triangle de côté</text:p>
            <text:p>et hauteur</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236.8" calcext:value-type="float">
            <text:p>236,8</text:p>
          </table:table-cell>
          <table:table-cell table:style-name="ce40" table:formula="of:=CHOOSE([.X41];&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1]*10^([.C41])" office:value-type="float" office:value="0.000005494" calcext:value-type="float">
            <text:p>0,000005494</text:p>
          </table:table-cell>
          <table:table-cell table:style-name="ce156" table:formula="of:=([.Z41]+[.AB41])&amp;&quot;x²+&quot;&amp;([.AA41]+[.AC41])&amp;&quot;x&quot;" office:value-type="string" office:string-value="15x²+16x" calcext:value-type="string">
            <text:p>15x²+16x</text:p>
          </table:table-cell>
          <table:table-cell table:style-name="ce147" table:formula="of:=[.J41]*[.L41]/2&amp;&quot; cm²&quot;" office:value-type="string" office:string-value="1,25 cm²" calcext:value-type="string">
            <text:p>1,25 cm²</text:p>
          </table:table-cell>
          <table:table-cell table:style-name="ce156" table:formula="of:=[.N41]*CHOOSE([.X41];0;0.000000001;0.000001;0.001;1000000000;1000000;1000;0.1;0.01;0.001;0.0001;0.00001;0.000001)&amp;&quot; &quot;&amp;[.Q41]" office:value-type="string" office:string-value="0,0002368 m³" calcext:value-type="string">
            <text:p>0,0002368 m³</text:p>
          </table:table-cell>
          <table:table-cell/>
          <table:table-cell table:formula="of:=RANK([.Y41];[.Y34:.Y43])+2" office:value-type="float" office:value="3" calcext:value-type="float">
            <text:p>3</text:p>
          </table:table-cell>
          <table:table-cell table:style-name="ce83" table:formula="of:=RAND()" office:value-type="float" office:value="0.820126697026454" calcext:value-type="float">
            <text:p>0,820126697026454</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formula="of:=RANK([.AE41];[.AE36:.AE41])" office:value-type="float" office:value="6" calcext:value-type="float">
            <text:p>6</text:p>
          </table:table-cell>
          <table:table-cell table:style-name="ce83" table:formula="of:=RAND()" office:value-type="float" office:value="0.0471365876300586" calcext:value-type="float">
            <text:p>0,0471365876300586</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style-name="ce5"/>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Y42];[.Y34:.Y43])+2" office:value-type="float" office:value="11" calcext:value-type="float">
            <text:p>11</text:p>
          </table:table-cell>
          <table:table-cell table:style-name="ce83" table:formula="of:=RAND()" office:value-type="float" office:value="0.0709191080779058" calcext:value-type="float">
            <text:p>0,0709191080779058</text:p>
          </table:table-cell>
          <table:table-cell table:number-columns-repeated="998"/>
        </table:table-row>
        <table:table-row table:style-name="ro4">
          <table:table-cell table:number-columns-repeated="23"/>
          <table:table-cell table:formula="of:=RANK([.Y43];[.Y34:.Y43])+2" office:value-type="float" office:value="8" calcext:value-type="float">
            <text:p>8</text:p>
          </table:table-cell>
          <table:table-cell table:style-name="ce83" table:formula="of:=RAND()" office:value-type="float" office:value="0.203680867099305" calcext:value-type="float">
            <text:p>0,203680867099305</text:p>
          </table:table-cell>
          <table:table-cell table:number-columns-repeated="998"/>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6">
          <table:table-cell table:number-columns-repeated="1023"/>
        </table:table-row>
        <table:table-row table:style-name="ro3">
          <table:table-cell table:number-columns-repeated="1023"/>
        </table:table-row>
      </table:table>
      <table:table table:name="Ceinture Marron 2" table:style-name="ta6" table:print-ranges="'Ceinture Marron 2'.A1:'Ceinture Marron 2'.S44 'Ceinture Marron 2'.U1:'Ceinture Marron 2'.X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8" form:id="control8"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2?language=Basic&amp;location=document" xlink:type="simple"/>
              </office:event-listeners>
            </form:button>
          </form:form>
        </office:forms>
        <table:shapes>
          <draw:control draw:z-index="0" draw:style-name="gr6" draw:text-style-name="P2" svg:width="1.651cm" svg:height="0.749cm" svg:x="52.534cm" svg:y="0.409cm" draw:control="control8"/>
        </table:shapes>
        <table:table-column table:style-name="co10" table:default-cell-style-name="Default"/>
        <table:table-column table:style-name="co94" table:default-cell-style-name="Default"/>
        <table:table-column table:style-name="co90" table:default-cell-style-name="Default"/>
        <table:table-column table:style-name="co106" table:number-columns-repeated="2" table:default-cell-style-name="Default"/>
        <table:table-column table:style-name="co28" table:default-cell-style-name="Default"/>
        <table:table-column table:style-name="co29" table:default-cell-style-name="Default"/>
        <table:table-column table:style-name="co97" table:default-cell-style-name="Default"/>
        <table:table-column table:style-name="co107" table:default-cell-style-name="Default"/>
        <table:table-column table:style-name="co74" table:default-cell-style-name="Default"/>
        <table:table-column table:style-name="co108" table:default-cell-style-name="Default"/>
        <table:table-column table:style-name="co2" table:default-cell-style-name="Default"/>
        <table:table-column table:style-name="co90" table:default-cell-style-name="Default"/>
        <table:table-column table:style-name="co95" table:default-cell-style-name="Default"/>
        <table:table-column table:style-name="co109" table:default-cell-style-name="Default"/>
        <table:table-column table:style-name="co110" table:default-cell-style-name="Default"/>
        <table:table-column table:style-name="co97" table:default-cell-style-name="Default"/>
        <table:table-column table:style-name="co31" table:default-cell-style-name="Default"/>
        <table:table-column table:style-name="co109" table:default-cell-style-name="Default"/>
        <table:table-column table:style-name="co111" table:default-cell-style-name="Default"/>
        <table:table-column table:style-name="co112" table:default-cell-style-name="Default"/>
        <table:table-column table:style-name="co113" table:default-cell-style-name="Default"/>
        <table:table-column table:style-name="co13" table:default-cell-style-name="Default"/>
        <table:table-column table:style-name="co114" table:default-cell-style-name="Default"/>
        <table:table-column table:style-name="co19" table:default-cell-style-name="Default"/>
        <table:table-column table:style-name="co18" table:default-cell-style-name="Default"/>
        <table:table-column table:style-name="co104" table:default-cell-style-name="Default"/>
        <table:table-column table:style-name="co105" table:number-columns-repeated="3" table:default-cell-style-name="Default"/>
        <table:table-column table:style-name="co37" table:default-cell-style-name="Default"/>
        <table:table-column table:style-name="co22" table:default-cell-style-name="Default"/>
        <table:table-column table:style-name="co17" table:number-columns-repeated="992" table:default-cell-style-name="Default"/>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A1];[.AA1:.AA10])+2" office:value-type="float" office:value="11" calcext:value-type="float">
            <text:p>11</text:p>
          </table:table-cell>
          <table:table-cell table:style-name="ce83" table:formula="of:=RAND()" office:value-type="float" office:value="0.257235518198604" calcext:value-type="float">
            <text:p>0,257235518198604</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1070" calcext:value-type="string">
            <text:p>v1070</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2];[.AA1:.AA10])+2" office:value-type="float" office:value="10" calcext:value-type="float">
            <text:p>10</text:p>
          </table:table-cell>
          <table:table-cell table:style-name="ce83" table:formula="of:=RAND()" office:value-type="float" office:value="0.459266698631414" calcext:value-type="float">
            <text:p>0,459266698631414</text:p>
          </table:table-cell>
          <table:table-cell table:number-columns-repeated="997"/>
        </table:table-row>
        <table:table-row table:style-name="ro1">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1]" office:value-type="string" office:string-value="AA" calcext:value-type="string">
            <text:p>AA</text:p>
          </table:table-cell>
          <table:table-cell table:style-name="ce96"/>
          <table:table-cell table:style-name="ce99" table:formula="of:=[.S2]" office:value-type="string" office:string-value="v1070" calcext:value-type="string">
            <text:p>v1070</text:p>
          </table:table-cell>
          <table:table-cell table:style-name="ce83"/>
          <table:table-cell table:formula="of:=RANK([.AA3];[.AA1:.AA10])+2" office:value-type="float" office:value="8" calcext:value-type="float">
            <text:p>8</text:p>
          </table:table-cell>
          <table:table-cell table:style-name="ce83" table:formula="of:=RAND()" office:value-type="float" office:value="0.594165810408733" calcext:value-type="float">
            <text:p>0,594165810408733</text:p>
          </table:table-cell>
          <table:table-cell/>
          <table:table-cell table:style-name="ce83" table:number-columns-repeated="2"/>
          <table:table-cell table:style-name="ce83" table:formula="of:=RANK([.AF3];[.AF3:.AF8])" office:value-type="float" office:value="6" calcext:value-type="float">
            <text:p>6</text:p>
          </table:table-cell>
          <table:table-cell table:style-name="ce83" table:formula="of:=RAND()" office:value-type="float" office:value="0.145285046483357" calcext:value-type="float">
            <text:p>0,145285046483357</text:p>
          </table:table-cell>
          <table:table-cell table:style-name="ce83" table:number-columns-repeated="992"/>
        </table:table-row>
        <table:table-row table:style-name="ro3">
          <table:table-cell table:style-name="ce160" table:formula="of:=ROUNDUP(RAND()*10000;RANDBETWEEN(-3;0))/CHOOSE([.AE4];0.1;0.01;0.0001;10000;100000;1000000)" office:value-type="float" office:value="79000000" calcext:value-type="float">
            <text:p>79000000</text:p>
          </table:table-cell>
          <table:table-cell table:style-name="ce40" office:value-type="string" calcext:value-type="string">
            <text:p>=</text:p>
          </table:table-cell>
          <table:table-cell table:style-name="ce41"/>
          <table:table-cell table:style-name="ce42"/>
          <table:table-cell table:style-name="ce144" table:formula="of:=[.AB4]&amp;&quot;(x+&quot;&amp;[.AC4]&amp;&quot;)&quot;" office:value-type="string" office:string-value="3(x+7)" calcext:value-type="string">
            <text:p>3(x+7)</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1" calcext:value-type="float">
            <text:p>1</text:p>
          </table:table-cell>
          <table:table-cell table:style-name="ce150" office:value-type="string" calcext:value-type="string">
            <text:p>;</text:p>
          </table:table-cell>
          <table:table-cell table:style-name="ce40" table:formula="of:=RANDBETWEEN(1;5)" office:value-type="float" office:value="1" calcext:value-type="float">
            <text:p>1</text:p>
          </table:table-cell>
          <table:table-cell table:style-name="ce40" office:value-type="string" calcext:value-type="string">
            <text:p>;</text:p>
          </table:table-cell>
          <table:table-cell table:style-name="ce41" table:formula="of:=RANDBETWEEN(1;6)" office:value-type="float" office:value="6" calcext:value-type="float">
            <text:p>6</text:p>
          </table:table-cell>
          <table:table-cell table:style-name="ce200" office:value-type="string" calcext:value-type="string">
            <text:p>:</text:p>
          </table:table-cell>
          <table:table-cell table:style-name="ce152" table:formula="of:=IF([.AE4]&gt;3;0.25;0.75)" office:value-type="percentage" office:value="0.75" calcext:value-type="percentage">
            <text:p>75 %</text:p>
          </table:table-cell>
          <table:table-cell table:style-name="ce40" office:value-type="string" calcext:value-type="string">
            <text:p>de</text:p>
          </table:table-cell>
          <table:table-cell table:style-name="ce41" table:formula="of:=4*([.AE4]*3-2+RANDBETWEEN(0;2))" office:value-type="float" office:value="28" calcext:value-type="float">
            <text:p>28</text:p>
          </table:table-cell>
          <table:table-cell table:style-name="ce56" office:value-type="string" calcext:value-type="string">
            <text:p>=</text:p>
          </table:table-cell>
          <table:table-cell/>
          <table:table-cell table:style-name="ce164" table:formula="of:=[.A4]" office:value-type="float" office:value="79000000" calcext:value-type="float">
            <text:p>7,9E+7</text:p>
          </table:table-cell>
          <table:table-cell table:style-name="ce147" table:formula="of:=[.AB4]&amp;&quot;x+&quot;&amp;([.AB4]*[.AC4])" office:value-type="string" office:string-value="3x+21" calcext:value-type="string">
            <text:p>3x+21</text:p>
          </table:table-cell>
          <table:table-cell table:style-name="ce147" table:formula="of:=[.J4]*[.L4]*[.N4]&amp;&quot; cm³&quot;" office:value-type="string" office:string-value="6 cm³" calcext:value-type="string">
            <text:p>6 cm³</text:p>
          </table:table-cell>
          <table:table-cell table:style-name="ce147" table:formula="of:=[.P4]*[.R4]" office:value-type="float" office:value="21" calcext:value-type="float">
            <text:p>21</text:p>
          </table:table-cell>
          <table:table-cell/>
          <table:table-cell table:formula="of:=RANK([.AA4];[.AA1:.AA10])+2" office:value-type="float" office:value="4" calcext:value-type="float">
            <text:p>4</text:p>
          </table:table-cell>
          <table:table-cell table:style-name="ce83" table:formula="of:=RAND()" office:value-type="float" office:value="0.942023218637301" calcext:value-type="float">
            <text:p>0,942023218637301</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5" calcext:value-type="float">
            <text:p>5</text:p>
          </table:table-cell>
          <table:table-cell table:formula="of:=RANK([.AF4];[.AF3:.AF8])" office:value-type="float" office:value="3" calcext:value-type="float">
            <text:p>3</text:p>
          </table:table-cell>
          <table:table-cell table:style-name="ce83" table:formula="of:=RAND()" office:value-type="float" office:value="0.363914721907262" calcext:value-type="float">
            <text:p>0,363914721907262</text:p>
          </table:table-cell>
          <table:table-cell table:number-columns-repeated="992"/>
        </table:table-row>
        <table:table-row table:style-name="ro3">
          <table:table-cell table:style-name="ce160" table:formula="of:=ROUNDUP(RAND()*10000;RANDBETWEEN(-3;0))/CHOOSE([.AE5];0.1;0.01;0.0001;10000;100000;1000000)" office:value-type="float" office:value="0.2" calcext:value-type="float">
            <text:p>0,2</text:p>
          </table:table-cell>
          <table:table-cell table:style-name="ce40" office:value-type="string" calcext:value-type="string">
            <text:p>=</text:p>
          </table:table-cell>
          <table:table-cell table:style-name="ce41"/>
          <table:table-cell table:style-name="ce42"/>
          <table:table-cell table:style-name="ce144" table:formula="of:=[.AB5]&amp;&quot;(&quot;&amp;[.AC5]&amp;&quot;x+&quot;&amp;[.AD5]&amp;&quot;)&quot;" office:value-type="string" office:string-value="4(4x+8)" calcext:value-type="string">
            <text:p>4(4x+8)</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2" calcext:value-type="float">
            <text:p>2</text:p>
          </table:table-cell>
          <table:table-cell table:style-name="ce150" office:value-type="string" calcext:value-type="string">
            <text:p>;</text:p>
          </table:table-cell>
          <table:table-cell table:style-name="ce40" table:formula="of:=RANDBETWEEN(1;5)" office:value-type="float" office:value="3" calcext:value-type="float">
            <text:p>3</text:p>
          </table:table-cell>
          <table:table-cell table:style-name="ce40" office:value-type="string" calcext:value-type="string">
            <text:p>;</text:p>
          </table:table-cell>
          <table:table-cell table:style-name="ce41" table:formula="of:=RANDBETWEEN(1;6)/10" office:value-type="float" office:value="0.1" calcext:value-type="float">
            <text:p>0,1</text:p>
          </table:table-cell>
          <table:table-cell table:style-name="ce200" office:value-type="string" calcext:value-type="string">
            <text:p>:</text:p>
          </table:table-cell>
          <table:table-cell table:style-name="ce152" table:formula="of:=IF([.AE5]&gt;3;0.25;0.75)" office:value-type="percentage" office:value="0.25" calcext:value-type="percentage">
            <text:p>25 %</text:p>
          </table:table-cell>
          <table:table-cell table:style-name="ce40" office:value-type="string" calcext:value-type="string">
            <text:p>de</text:p>
          </table:table-cell>
          <table:table-cell table:style-name="ce41" table:formula="of:=4*([.AE5]*3-2+RANDBETWEEN(0;2))" office:value-type="float" office:value="40" calcext:value-type="float">
            <text:p>40</text:p>
          </table:table-cell>
          <table:table-cell table:style-name="ce56" office:value-type="string" calcext:value-type="string">
            <text:p>=</text:p>
          </table:table-cell>
          <table:table-cell/>
          <table:table-cell table:style-name="ce164" table:formula="of:=[.A5]" office:value-type="float" office:value="0.2" calcext:value-type="float">
            <text:p>2E-1</text:p>
          </table:table-cell>
          <table:table-cell table:style-name="ce147" table:formula="of:=[.AB5]*[.AC5]&amp;&quot;x+&quot;&amp;[.AB5]*[.AD5]" office:value-type="string" office:string-value="16x+32" calcext:value-type="string">
            <text:p>16x+32</text:p>
          </table:table-cell>
          <table:table-cell table:style-name="ce147" table:formula="of:=[.J5]*[.L5]*[.N5]&amp;&quot; cm³&quot;" office:value-type="string" office:string-value="0,6 cm³" calcext:value-type="string">
            <text:p>0,6 cm³</text:p>
          </table:table-cell>
          <table:table-cell table:style-name="ce147" table:formula="of:=[.P5]*[.R5]" office:value-type="float" office:value="10" calcext:value-type="float">
            <text:p>10</text:p>
          </table:table-cell>
          <table:table-cell/>
          <table:table-cell table:formula="of:=RANK([.AA5];[.AA1:.AA10])+2" office:value-type="float" office:value="7" calcext:value-type="float">
            <text:p>7</text:p>
          </table:table-cell>
          <table:table-cell table:style-name="ce83" table:formula="of:=RAND()" office:value-type="float" office:value="0.765619261548292" calcext:value-type="float">
            <text:p>0,765619261548292</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style-name="ce15" table:formula="of:=RANDBETWEEN(2;9)" office:value-type="float" office:value="8" calcext:value-type="float">
            <text:p>8</text:p>
          </table:table-cell>
          <table:table-cell table:formula="of:=RANK([.AF5];[.AF3:.AF8])" office:value-type="float" office:value="4" calcext:value-type="float">
            <text:p>4</text:p>
          </table:table-cell>
          <table:table-cell table:style-name="ce83" table:formula="of:=RAND()" office:value-type="float" office:value="0.280913789102159" calcext:value-type="float">
            <text:p>0,280913789102159</text:p>
          </table:table-cell>
          <table:table-cell table:number-columns-repeated="992"/>
        </table:table-row>
        <table:table-row table:style-name="ro3">
          <table:table-cell table:style-name="ce160" table:formula="of:=ROUNDUP(RAND()*10000;RANDBETWEEN(-3;0))/CHOOSE([.AE6];0.1;0.01;0.0001;10000;100000;1000000)" office:value-type="float" office:value="400000" calcext:value-type="float">
            <text:p>400000</text:p>
          </table:table-cell>
          <table:table-cell table:style-name="ce40" office:value-type="string" calcext:value-type="string">
            <text:p>=</text:p>
          </table:table-cell>
          <table:table-cell table:style-name="ce41"/>
          <table:table-cell table:style-name="ce42"/>
          <table:table-cell table:style-name="ce144" table:formula="of:=[.AB6]&amp;&quot;(&quot;&amp;[.AC6]&amp;&quot;x-&quot;&amp;[.AD6]&amp;&quot;)&quot;" office:value-type="string" office:string-value="7(3x-4)" calcext:value-type="string">
            <text:p>7(3x-4)</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2" calcext:value-type="float">
            <text:p>0,2</text:p>
          </table:table-cell>
          <table:table-cell table:style-name="ce150" office:value-type="string" calcext:value-type="string">
            <text:p>;</text:p>
          </table:table-cell>
          <table:table-cell table:style-name="ce40" table:formula="of:=RANDBETWEEN(1;6)" office:value-type="float" office:value="3" calcext:value-type="float">
            <text:p>3</text:p>
          </table:table-cell>
          <table:table-cell table:style-name="ce40" office:value-type="string" calcext:value-type="string">
            <text:p>;</text:p>
          </table:table-cell>
          <table:table-cell table:style-name="ce41" table:formula="of:=RANDBETWEEN(1;5)" office:value-type="float" office:value="2" calcext:value-type="float">
            <text:p>2</text:p>
          </table:table-cell>
          <table:table-cell table:style-name="ce200" office:value-type="string" calcext:value-type="string">
            <text:p>:</text:p>
          </table:table-cell>
          <table:table-cell table:style-name="ce152" table:formula="of:=IF([.AE6]&gt;3;0.25;0.75)" office:value-type="percentage" office:value="0.75" calcext:value-type="percentage">
            <text:p>75 %</text:p>
          </table:table-cell>
          <table:table-cell table:style-name="ce40" office:value-type="string" calcext:value-type="string">
            <text:p>de</text:p>
          </table:table-cell>
          <table:table-cell table:style-name="ce41" table:formula="of:=4*([.AE6]*3-2+RANDBETWEEN(0;2))" office:value-type="float" office:value="20" calcext:value-type="float">
            <text:p>20</text:p>
          </table:table-cell>
          <table:table-cell table:style-name="ce56" office:value-type="string" calcext:value-type="string">
            <text:p>=</text:p>
          </table:table-cell>
          <table:table-cell/>
          <table:table-cell table:style-name="ce164" table:formula="of:=[.A6]" office:value-type="float" office:value="400000" calcext:value-type="float">
            <text:p>4E+5</text:p>
          </table:table-cell>
          <table:table-cell table:style-name="ce147" table:formula="of:=[.AB6]*[.AC6]&amp;&quot;x-&quot;&amp;[.AB6]*[.AD6]" office:value-type="string" office:string-value="21x-28" calcext:value-type="string">
            <text:p>21x-28</text:p>
          </table:table-cell>
          <table:table-cell table:style-name="ce147" table:formula="of:=[.J6]*[.L6]*[.N6]&amp;&quot; cm³&quot;" office:value-type="string" office:string-value="1,2 cm³" calcext:value-type="string">
            <text:p>1,2 cm³</text:p>
          </table:table-cell>
          <table:table-cell table:style-name="ce147" table:formula="of:=[.P6]*[.R6]" office:value-type="float" office:value="15" calcext:value-type="float">
            <text:p>15</text:p>
          </table:table-cell>
          <table:table-cell/>
          <table:table-cell table:formula="of:=RANK([.AA6];[.AA1:.AA10])+2" office:value-type="float" office:value="9" calcext:value-type="float">
            <text:p>9</text:p>
          </table:table-cell>
          <table:table-cell table:style-name="ce83" table:formula="of:=RAND()" office:value-type="float" office:value="0.520933479475558" calcext:value-type="float">
            <text:p>0,520933479475558</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formula="of:=RANK([.AF6];[.AF3:.AF8])" office:value-type="float" office:value="2" calcext:value-type="float">
            <text:p>2</text:p>
          </table:table-cell>
          <table:table-cell table:style-name="ce83" table:formula="of:=RAND()" office:value-type="float" office:value="0.46422686512038" calcext:value-type="float">
            <text:p>0,46422686512038</text:p>
          </table:table-cell>
          <table:table-cell table:number-columns-repeated="992"/>
        </table:table-row>
        <table:table-row table:style-name="ro3">
          <table:table-cell table:style-name="ce160" table:formula="of:=ROUNDUP(RAND()*10000;RANDBETWEEN(-3;0))/CHOOSE([.AE7];0.1;0.01;0.0001;10000;100000;1000000)" office:value-type="float" office:value="0.021" calcext:value-type="float">
            <text:p>0,021</text:p>
          </table:table-cell>
          <table:table-cell table:style-name="ce40" office:value-type="string" calcext:value-type="string">
            <text:p>=</text:p>
          </table:table-cell>
          <table:table-cell table:style-name="ce41"/>
          <table:table-cell table:style-name="ce42"/>
          <table:table-cell table:style-name="ce144" table:formula="of:=[.AB7]&amp;&quot;x(&quot;&amp;[.AC7]&amp;&quot;x+&quot;&amp;[.AD7]&amp;&quot;)&quot;" office:value-type="string" office:string-value="5x(7x+3)" calcext:value-type="string">
            <text:p>5x(7x+3)</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2" calcext:value-type="float">
            <text:p>2</text:p>
          </table:table-cell>
          <table:table-cell table:style-name="ce150" office:value-type="string" calcext:value-type="string">
            <text:p>;</text:p>
          </table:table-cell>
          <table:table-cell table:style-name="ce40" table:formula="of:=RANDBETWEEN(1;5)/10" office:value-type="float" office:value="0.4" calcext:value-type="float">
            <text:p>0,4</text:p>
          </table:table-cell>
          <table:table-cell table:style-name="ce40" office:value-type="string" calcext:value-type="string">
            <text:p>;</text:p>
          </table:table-cell>
          <table:table-cell table:style-name="ce41" table:formula="of:=RANDBETWEEN(1;5)" office:value-type="float" office:value="1" calcext:value-type="float">
            <text:p>1</text:p>
          </table:table-cell>
          <table:table-cell table:style-name="ce200" office:value-type="string" calcext:value-type="string">
            <text:p>:</text:p>
          </table:table-cell>
          <table:table-cell table:style-name="ce152" table:formula="of:=IF([.AE7]&gt;3;0.25;0.75)" office:value-type="percentage" office:value="0.25" calcext:value-type="percentage">
            <text:p>25 %</text:p>
          </table:table-cell>
          <table:table-cell table:style-name="ce40" office:value-type="string" calcext:value-type="string">
            <text:p>de</text:p>
          </table:table-cell>
          <table:table-cell table:style-name="ce41" table:formula="of:=4*([.AE7]*3-2+RANDBETWEEN(0;2))" office:value-type="float" office:value="56" calcext:value-type="float">
            <text:p>56</text:p>
          </table:table-cell>
          <table:table-cell table:style-name="ce56" office:value-type="string" calcext:value-type="string">
            <text:p>=</text:p>
          </table:table-cell>
          <table:table-cell/>
          <table:table-cell table:style-name="ce164" table:formula="of:=[.A7]" office:value-type="float" office:value="0.021" calcext:value-type="float">
            <text:p>2,1E-2</text:p>
          </table:table-cell>
          <table:table-cell table:style-name="ce147" table:formula="of:=[.AB7]*[.AC7]&amp;&quot;x²+&quot;&amp;[.AB7]*[.AD7]&amp;&quot;x&quot;" office:value-type="string" office:string-value="35x²+15x" calcext:value-type="string">
            <text:p>35x²+15x</text:p>
          </table:table-cell>
          <table:table-cell table:style-name="ce147" table:formula="of:=[.J7]*[.L7]*[.N7]&amp;&quot; cm³&quot;" office:value-type="string" office:string-value="0,8 cm³" calcext:value-type="string">
            <text:p>0,8 cm³</text:p>
          </table:table-cell>
          <table:table-cell table:style-name="ce147" table:formula="of:=[.P7]*[.R7]" office:value-type="float" office:value="14" calcext:value-type="float">
            <text:p>14</text:p>
          </table:table-cell>
          <table:table-cell/>
          <table:table-cell table:formula="of:=RANK([.AA7];[.AA1:.AA10])+2" office:value-type="float" office:value="12" calcext:value-type="float">
            <text:p>12</text:p>
          </table:table-cell>
          <table:table-cell table:style-name="ce83" table:formula="of:=RAND()" office:value-type="float" office:value="0.0221145015242454" calcext:value-type="float">
            <text:p>0,0221145015242454</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style-name="ce15" table:formula="of:=RANDBETWEEN(2;9)" office:value-type="float" office:value="3" calcext:value-type="float">
            <text:p>3</text:p>
          </table:table-cell>
          <table:table-cell table:formula="of:=RANK([.AF7];[.AF3:.AF8])" office:value-type="float" office:value="5" calcext:value-type="float">
            <text:p>5</text:p>
          </table:table-cell>
          <table:table-cell table:style-name="ce83" table:formula="of:=RAND()" office:value-type="float" office:value="0.279206262947569" calcext:value-type="float">
            <text:p>0,279206262947569</text:p>
          </table:table-cell>
          <table:table-cell table:number-columns-repeated="992"/>
        </table:table-row>
        <table:table-row table:style-name="ro3">
          <table:table-cell table:style-name="ce160" table:formula="of:=ROUNDUP(RAND()*10000;RANDBETWEEN(-3;0))/CHOOSE([.AE8];0.1;0.01;0.0001;10000;100000;1000000)" office:value-type="float" office:value="88100" calcext:value-type="float">
            <text:p>88100</text:p>
          </table:table-cell>
          <table:table-cell table:style-name="ce40" office:value-type="string" calcext:value-type="string">
            <text:p>=</text:p>
          </table:table-cell>
          <table:table-cell table:style-name="ce41"/>
          <table:table-cell table:style-name="ce42"/>
          <table:table-cell table:style-name="ce144" table:formula="of:=[.AB8]&amp;&quot;x(&quot;&amp;[.AC8]&amp;&quot;-&quot;&amp;[.AD8]&amp;&quot;x)&quot;" office:value-type="string" office:string-value="2x(7-2x)" calcext:value-type="string">
            <text:p>2x(7-2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6" calcext:value-type="float">
            <text:p>0,6</text:p>
          </table:table-cell>
          <table:table-cell table:style-name="ce150" office:value-type="string" calcext:value-type="string">
            <text:p>;</text:p>
          </table:table-cell>
          <table:table-cell table:style-name="ce40" table:formula="of:=RANDBETWEEN(2;6)" office:value-type="float" office:value="5" calcext:value-type="float">
            <text:p>5</text:p>
          </table:table-cell>
          <table:table-cell table:style-name="ce40" office:value-type="string" calcext:value-type="string">
            <text:p>;</text:p>
          </table:table-cell>
          <table:table-cell table:style-name="ce41" table:formula="of:=RANDBETWEEN(2;5)/10" office:value-type="float" office:value="0.4" calcext:value-type="float">
            <text:p>0,4</text:p>
          </table:table-cell>
          <table:table-cell table:style-name="ce200" office:value-type="string" calcext:value-type="string">
            <text:p>:</text:p>
          </table:table-cell>
          <table:table-cell table:style-name="ce152" table:formula="of:=IF([.AE8]&gt;3;0.25;0.75)" office:value-type="percentage" office:value="0.75" calcext:value-type="percentage">
            <text:p>75 %</text:p>
          </table:table-cell>
          <table:table-cell table:style-name="ce40" office:value-type="string" calcext:value-type="string">
            <text:p>de</text:p>
          </table:table-cell>
          <table:table-cell table:style-name="ce41" table:formula="of:=4*([.AE8]*3-2+RANDBETWEEN(0;2))" office:value-type="float" office:value="8" calcext:value-type="float">
            <text:p>8</text:p>
          </table:table-cell>
          <table:table-cell table:style-name="ce56" office:value-type="string" calcext:value-type="string">
            <text:p>=</text:p>
          </table:table-cell>
          <table:table-cell/>
          <table:table-cell table:style-name="ce164" table:formula="of:=[.A8]" office:value-type="float" office:value="88100" calcext:value-type="float">
            <text:p>8,81E+4</text:p>
          </table:table-cell>
          <table:table-cell table:style-name="ce147" table:formula="of:=[.AB8]*[.AC8]&amp;&quot;x-&quot;&amp;[.AB8]*[.AD8]&amp;&quot;x²&quot;" office:value-type="string" office:string-value="14x-4x²" calcext:value-type="string">
            <text:p>14x-4x²</text:p>
          </table:table-cell>
          <table:table-cell table:style-name="ce147" table:formula="of:=[.J8]*[.L8]*[.N8]&amp;&quot; cm³&quot;" office:value-type="string" office:string-value="1,2 cm³" calcext:value-type="string">
            <text:p>1,2 cm³</text:p>
          </table:table-cell>
          <table:table-cell table:style-name="ce147" table:formula="of:=[.P8]*[.R8]" office:value-type="float" office:value="6" calcext:value-type="float">
            <text:p>6</text:p>
          </table:table-cell>
          <table:table-cell/>
          <table:table-cell table:formula="of:=RANK([.AA8];[.AA1:.AA10])+2" office:value-type="float" office:value="5" calcext:value-type="float">
            <text:p>5</text:p>
          </table:table-cell>
          <table:table-cell table:style-name="ce83" table:formula="of:=RAND()" office:value-type="float" office:value="0.814443713958531" calcext:value-type="float">
            <text:p>0,814443713958531</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formula="of:=RANK([.AF8];[.AF3:.AF8])" office:value-type="float" office:value="1" calcext:value-type="float">
            <text:p>1</text:p>
          </table:table-cell>
          <table:table-cell table:style-name="ce83" table:formula="of:=RAND()" office:value-type="float" office:value="0.567072141272812" calcext:value-type="float">
            <text:p>0,567072141272812</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9];[.AA1:.AA10])+2" office:value-type="float" office:value="3" calcext:value-type="float">
            <text:p>3</text:p>
          </table:table-cell>
          <table:table-cell table:style-name="ce83" table:formula="of:=RAND()" office:value-type="float" office:value="0.950214435546978" calcext:value-type="float">
            <text:p>0,950214435546978</text:p>
          </table:table-cell>
          <table:table-cell table:number-columns-repeated="997"/>
        </table:table-row>
        <table:table-row table:style-name="ro4">
          <table:table-cell table:number-columns-repeated="25"/>
          <table:table-cell table:formula="of:=RANK([.AA10];[.AA1:.AA10])+2" office:value-type="float" office:value="6" calcext:value-type="float">
            <text:p>6</text:p>
          </table:table-cell>
          <table:table-cell table:style-name="ce83" table:formula="of:=RAND()" office:value-type="float" office:value="0.799413522985927" calcext:value-type="float">
            <text:p>0,799413522985927</text:p>
          </table:table-cell>
          <table:table-cell table:number-columns-repeated="997"/>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A12];[.AA12:.AA21])+2" office:value-type="float" office:value="11" calcext:value-type="float">
            <text:p>11</text:p>
          </table:table-cell>
          <table:table-cell table:style-name="ce83" table:formula="of:=RAND()" office:value-type="float" office:value="0.247103461160723" calcext:value-type="float">
            <text:p>0,247103461160723</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S$2]" office:value-type="string" office:string-value="v1070" calcext:value-type="string">
            <text:p>v1070</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13];[.AA12:.AA21])+2" office:value-type="float" office:value="10" calcext:value-type="float">
            <text:p>10</text:p>
          </table:table-cell>
          <table:table-cell table:style-name="ce83" table:formula="of:=RAND()" office:value-type="float" office:value="0.283662320617914" calcext:value-type="float">
            <text:p>0,283662320617914</text:p>
          </table:table-cell>
          <table:table-cell table:number-columns-repeated="997"/>
        </table:table-row>
        <table:table-row table:style-name="ro3">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12]" office:value-type="string" office:string-value="AB" calcext:value-type="string">
            <text:p>AB</text:p>
          </table:table-cell>
          <table:table-cell table:style-name="ce96"/>
          <table:table-cell table:style-name="ce99" table:formula="of:=[.S13]" office:value-type="string" office:string-value="v1070" calcext:value-type="string">
            <text:p>v1070</text:p>
          </table:table-cell>
          <table:table-cell table:style-name="ce83"/>
          <table:table-cell table:formula="of:=RANK([.AA14];[.AA12:.AA21])+2" office:value-type="float" office:value="6" calcext:value-type="float">
            <text:p>6</text:p>
          </table:table-cell>
          <table:table-cell table:style-name="ce83" table:formula="of:=RAND()" office:value-type="float" office:value="0.377051392434473" calcext:value-type="float">
            <text:p>0,377051392434473</text:p>
          </table:table-cell>
          <table:table-cell/>
          <table:table-cell table:style-name="ce83" table:number-columns-repeated="2"/>
          <table:table-cell table:style-name="ce83" table:formula="of:=RANK([.AF14];[.AF14:.AF19])" office:value-type="float" office:value="3" calcext:value-type="float">
            <text:p>3</text:p>
          </table:table-cell>
          <table:table-cell table:style-name="ce83" table:formula="of:=RAND()" office:value-type="float" office:value="0.615003787024556" calcext:value-type="float">
            <text:p>0,615003787024556</text:p>
          </table:table-cell>
          <table:table-cell table:number-columns-repeated="992"/>
        </table:table-row>
        <table:table-row table:style-name="ro3">
          <table:table-cell table:style-name="ce160" table:formula="of:=ROUNDUP(RAND()*10000;RANDBETWEEN(-3;0))/CHOOSE([.AE15];0.1;0.01;0.0001;10000;100000;1000000)" office:value-type="float" office:value="20000" calcext:value-type="float">
            <text:p>20000</text:p>
          </table:table-cell>
          <table:table-cell table:style-name="ce40" office:value-type="string" calcext:value-type="string">
            <text:p>=</text:p>
          </table:table-cell>
          <table:table-cell table:style-name="ce41"/>
          <table:table-cell table:style-name="ce42"/>
          <table:table-cell table:style-name="ce144" table:formula="of:=[.AB15]&amp;&quot;(x+&quot;&amp;[.AC15]&amp;&quot;)&quot;" office:value-type="string" office:string-value="3(x+7)" calcext:value-type="string">
            <text:p>3(x+7)</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3" calcext:value-type="float">
            <text:p>3</text:p>
          </table:table-cell>
          <table:table-cell table:style-name="ce150" office:value-type="string" calcext:value-type="string">
            <text:p>;</text:p>
          </table:table-cell>
          <table:table-cell table:style-name="ce40" table:formula="of:=RANDBETWEEN(1;5)" office:value-type="float" office:value="1" calcext:value-type="float">
            <text:p>1</text:p>
          </table:table-cell>
          <table:table-cell table:style-name="ce40" office:value-type="string" calcext:value-type="string">
            <text:p>;</text:p>
          </table:table-cell>
          <table:table-cell table:style-name="ce41" table:formula="of:=RANDBETWEEN(1;6)" office:value-type="float" office:value="4" calcext:value-type="float">
            <text:p>4</text:p>
          </table:table-cell>
          <table:table-cell table:style-name="ce200" office:value-type="string" calcext:value-type="string">
            <text:p>:</text:p>
          </table:table-cell>
          <table:table-cell table:style-name="ce152" table:formula="of:=IF([.AE15]&gt;3;0.25;0.75)" office:value-type="percentage" office:value="0.75" calcext:value-type="percentage">
            <text:p>75 %</text:p>
          </table:table-cell>
          <table:table-cell table:style-name="ce40" office:value-type="string" calcext:value-type="string">
            <text:p>de</text:p>
          </table:table-cell>
          <table:table-cell table:style-name="ce41" table:formula="of:=4*([.AE15]*3-2+RANDBETWEEN(0;2))" office:value-type="float" office:value="20" calcext:value-type="float">
            <text:p>20</text:p>
          </table:table-cell>
          <table:table-cell table:style-name="ce56" office:value-type="string" calcext:value-type="string">
            <text:p>=</text:p>
          </table:table-cell>
          <table:table-cell/>
          <table:table-cell table:style-name="ce164" table:formula="of:=[.A15]" office:value-type="float" office:value="20000" calcext:value-type="float">
            <text:p>2E+4</text:p>
          </table:table-cell>
          <table:table-cell table:style-name="ce147" table:formula="of:=[.AB15]&amp;&quot;x+&quot;&amp;([.AB15]*[.AC15])" office:value-type="string" office:string-value="3x+21" calcext:value-type="string">
            <text:p>3x+21</text:p>
          </table:table-cell>
          <table:table-cell table:style-name="ce147" table:formula="of:=[.J15]*[.L15]*[.N15]&amp;&quot; cm³&quot;" office:value-type="string" office:string-value="12 cm³" calcext:value-type="string">
            <text:p>12 cm³</text:p>
          </table:table-cell>
          <table:table-cell table:style-name="ce147" table:formula="of:=[.P15]*[.R15]" office:value-type="float" office:value="15" calcext:value-type="float">
            <text:p>15</text:p>
          </table:table-cell>
          <table:table-cell/>
          <table:table-cell table:formula="of:=RANK([.AA15];[.AA12:.AA21])+2" office:value-type="float" office:value="9" calcext:value-type="float">
            <text:p>9</text:p>
          </table:table-cell>
          <table:table-cell table:style-name="ce83" table:formula="of:=RAND()" office:value-type="float" office:value="0.293521889798763" calcext:value-type="float">
            <text:p>0,293521889798763</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formula="of:=RANK([.AF15];[.AF14:.AF19])" office:value-type="float" office:value="2" calcext:value-type="float">
            <text:p>2</text:p>
          </table:table-cell>
          <table:table-cell table:style-name="ce83" table:formula="of:=RAND()" office:value-type="float" office:value="0.915706201054052" calcext:value-type="float">
            <text:p>0,915706201054052</text:p>
          </table:table-cell>
          <table:table-cell table:number-columns-repeated="992"/>
        </table:table-row>
        <table:table-row table:style-name="ro3">
          <table:table-cell table:style-name="ce160" table:formula="of:=ROUNDUP(RAND()*10000;RANDBETWEEN(-3;0))/CHOOSE([.AE16];0.1;0.01;0.0001;10000;100000;1000000)" office:value-type="float" office:value="0.000122" calcext:value-type="float">
            <text:p>0,000122</text:p>
          </table:table-cell>
          <table:table-cell table:style-name="ce40" office:value-type="string" calcext:value-type="string">
            <text:p>=</text:p>
          </table:table-cell>
          <table:table-cell table:style-name="ce41"/>
          <table:table-cell table:style-name="ce42"/>
          <table:table-cell table:style-name="ce144" table:formula="of:=[.AB16]&amp;&quot;(&quot;&amp;[.AC16]&amp;&quot;x+&quot;&amp;[.AD16]&amp;&quot;)&quot;" office:value-type="string" office:string-value="4(2x+6)" calcext:value-type="string">
            <text:p>4(2x+6)</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4" calcext:value-type="float">
            <text:p>4</text:p>
          </table:table-cell>
          <table:table-cell table:style-name="ce150" office:value-type="string" calcext:value-type="string">
            <text:p>;</text:p>
          </table:table-cell>
          <table:table-cell table:style-name="ce40" table:formula="of:=RANDBETWEEN(1;5)" office:value-type="float" office:value="5" calcext:value-type="float">
            <text:p>5</text:p>
          </table:table-cell>
          <table:table-cell table:style-name="ce40" office:value-type="string" calcext:value-type="string">
            <text:p>;</text:p>
          </table:table-cell>
          <table:table-cell table:style-name="ce41" table:formula="of:=RANDBETWEEN(1;6)/10" office:value-type="float" office:value="0.5" calcext:value-type="float">
            <text:p>0,5</text:p>
          </table:table-cell>
          <table:table-cell table:style-name="ce200" office:value-type="string" calcext:value-type="string">
            <text:p>:</text:p>
          </table:table-cell>
          <table:table-cell table:style-name="ce152" table:formula="of:=IF([.AE16]&gt;3;0.25;0.75)" office:value-type="percentage" office:value="0.25" calcext:value-type="percentage">
            <text:p>25 %</text:p>
          </table:table-cell>
          <table:table-cell table:style-name="ce40" office:value-type="string" calcext:value-type="string">
            <text:p>de</text:p>
          </table:table-cell>
          <table:table-cell table:style-name="ce41" table:formula="of:=4*([.AE16]*3-2+RANDBETWEEN(0;2))" office:value-type="float" office:value="64" calcext:value-type="float">
            <text:p>64</text:p>
          </table:table-cell>
          <table:table-cell table:style-name="ce56" office:value-type="string" calcext:value-type="string">
            <text:p>=</text:p>
          </table:table-cell>
          <table:table-cell/>
          <table:table-cell table:style-name="ce164" table:formula="of:=[.A16]" office:value-type="float" office:value="0.000122" calcext:value-type="float">
            <text:p>1,22E-4</text:p>
          </table:table-cell>
          <table:table-cell table:style-name="ce147" table:formula="of:=[.AB16]*[.AC16]&amp;&quot;x+&quot;&amp;[.AB16]*[.AD16]" office:value-type="string" office:string-value="8x+24" calcext:value-type="string">
            <text:p>8x+24</text:p>
          </table:table-cell>
          <table:table-cell table:style-name="ce147" table:formula="of:=[.J16]*[.L16]*[.N16]&amp;&quot; cm³&quot;" office:value-type="string" office:string-value="10 cm³" calcext:value-type="string">
            <text:p>10 cm³</text:p>
          </table:table-cell>
          <table:table-cell table:style-name="ce147" table:formula="of:=[.P16]*[.R16]" office:value-type="float" office:value="16" calcext:value-type="float">
            <text:p>16</text:p>
          </table:table-cell>
          <table:table-cell/>
          <table:table-cell table:formula="of:=RANK([.AA16];[.AA12:.AA21])+2" office:value-type="float" office:value="12" calcext:value-type="float">
            <text:p>12</text:p>
          </table:table-cell>
          <table:table-cell table:style-name="ce83" table:formula="of:=RAND()" office:value-type="float" office:value="0.0509411936282621" calcext:value-type="float">
            <text:p>0,0509411936282621</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style-name="ce15" table:formula="of:=RANDBETWEEN(2;9)" office:value-type="float" office:value="6" calcext:value-type="float">
            <text:p>6</text:p>
          </table:table-cell>
          <table:table-cell table:formula="of:=RANK([.AF16];[.AF14:.AF19])" office:value-type="float" office:value="6" calcext:value-type="float">
            <text:p>6</text:p>
          </table:table-cell>
          <table:table-cell table:style-name="ce83" table:formula="of:=RAND()" office:value-type="float" office:value="0.09026163626049" calcext:value-type="float">
            <text:p>0,09026163626049</text:p>
          </table:table-cell>
          <table:table-cell table:number-columns-repeated="992"/>
        </table:table-row>
        <table:table-row table:style-name="ro3">
          <table:table-cell table:style-name="ce160" table:formula="of:=ROUNDUP(RAND()*10000;RANDBETWEEN(-3;0))/CHOOSE([.AE17];0.1;0.01;0.0001;10000;100000;1000000)" office:value-type="float" office:value="0.01975" calcext:value-type="float">
            <text:p>0,01975</text:p>
          </table:table-cell>
          <table:table-cell table:style-name="ce40" office:value-type="string" calcext:value-type="string">
            <text:p>=</text:p>
          </table:table-cell>
          <table:table-cell table:style-name="ce41"/>
          <table:table-cell table:style-name="ce42"/>
          <table:table-cell table:style-name="ce144" table:formula="of:=[.AB17]&amp;&quot;(&quot;&amp;[.AC17]&amp;&quot;x-&quot;&amp;[.AD17]&amp;&quot;)&quot;" office:value-type="string" office:string-value="8(7x-2)" calcext:value-type="string">
            <text:p>8(7x-2)</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5" calcext:value-type="float">
            <text:p>0,5</text:p>
          </table:table-cell>
          <table:table-cell table:style-name="ce150" office:value-type="string" calcext:value-type="string">
            <text:p>;</text:p>
          </table:table-cell>
          <table:table-cell table:style-name="ce40" table:formula="of:=RANDBETWEEN(1;6)" office:value-type="float" office:value="2" calcext:value-type="float">
            <text:p>2</text:p>
          </table:table-cell>
          <table:table-cell table:style-name="ce40" office:value-type="string" calcext:value-type="string">
            <text:p>;</text:p>
          </table:table-cell>
          <table:table-cell table:style-name="ce41" table:formula="of:=RANDBETWEEN(1;5)" office:value-type="float" office:value="4" calcext:value-type="float">
            <text:p>4</text:p>
          </table:table-cell>
          <table:table-cell table:style-name="ce200" office:value-type="string" calcext:value-type="string">
            <text:p>:</text:p>
          </table:table-cell>
          <table:table-cell table:style-name="ce152" table:formula="of:=IF([.AE17]&gt;3;0.25;0.75)" office:value-type="percentage" office:value="0.25" calcext:value-type="percentage">
            <text:p>25 %</text:p>
          </table:table-cell>
          <table:table-cell table:style-name="ce40" office:value-type="string" calcext:value-type="string">
            <text:p>de</text:p>
          </table:table-cell>
          <table:table-cell table:style-name="ce41" table:formula="of:=4*([.AE17]*3-2+RANDBETWEEN(0;2))" office:value-type="float" office:value="52" calcext:value-type="float">
            <text:p>52</text:p>
          </table:table-cell>
          <table:table-cell table:style-name="ce56" office:value-type="string" calcext:value-type="string">
            <text:p>=</text:p>
          </table:table-cell>
          <table:table-cell/>
          <table:table-cell table:style-name="ce164" table:formula="of:=[.A17]" office:value-type="float" office:value="0.01975" calcext:value-type="float">
            <text:p>1,975E-2</text:p>
          </table:table-cell>
          <table:table-cell table:style-name="ce147" table:formula="of:=[.AB17]*[.AC17]&amp;&quot;x-&quot;&amp;[.AB17]*[.AD17]" office:value-type="string" office:string-value="56x-16" calcext:value-type="string">
            <text:p>56x-16</text:p>
          </table:table-cell>
          <table:table-cell table:style-name="ce147" table:formula="of:=[.J17]*[.L17]*[.N17]&amp;&quot; cm³&quot;" office:value-type="string" office:string-value="4 cm³" calcext:value-type="string">
            <text:p>4 cm³</text:p>
          </table:table-cell>
          <table:table-cell table:style-name="ce147" table:formula="of:=[.P17]*[.R17]" office:value-type="float" office:value="13" calcext:value-type="float">
            <text:p>13</text:p>
          </table:table-cell>
          <table:table-cell/>
          <table:table-cell table:formula="of:=RANK([.AA17];[.AA12:.AA21])+2" office:value-type="float" office:value="4" calcext:value-type="float">
            <text:p>4</text:p>
          </table:table-cell>
          <table:table-cell table:style-name="ce83" table:formula="of:=RAND()" office:value-type="float" office:value="0.852414386371132" calcext:value-type="float">
            <text:p>0,852414386371132</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formula="of:=RANK([.AF17];[.AF14:.AF19])" office:value-type="float" office:value="5" calcext:value-type="float">
            <text:p>5</text:p>
          </table:table-cell>
          <table:table-cell table:style-name="ce83" table:formula="of:=RAND()" office:value-type="float" office:value="0.128293648111663" calcext:value-type="float">
            <text:p>0,128293648111663</text:p>
          </table:table-cell>
          <table:table-cell table:number-columns-repeated="992"/>
        </table:table-row>
        <table:table-row table:style-name="ro3">
          <table:table-cell table:style-name="ce160" table:formula="of:=ROUNDUP(RAND()*10000;RANDBETWEEN(-3;0))/CHOOSE([.AE18];0.1;0.01;0.0001;10000;100000;1000000)" office:value-type="float" office:value="100000" calcext:value-type="float">
            <text:p>100000</text:p>
          </table:table-cell>
          <table:table-cell table:style-name="ce40" office:value-type="string" calcext:value-type="string">
            <text:p>=</text:p>
          </table:table-cell>
          <table:table-cell table:style-name="ce41"/>
          <table:table-cell table:style-name="ce42"/>
          <table:table-cell table:style-name="ce144" table:formula="of:=[.AB18]&amp;&quot;x(&quot;&amp;[.AC18]&amp;&quot;x+&quot;&amp;[.AD18]&amp;&quot;)&quot;" office:value-type="string" office:string-value="5x(9x+4)" calcext:value-type="string">
            <text:p>5x(9x+4)</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6" calcext:value-type="float">
            <text:p>6</text:p>
          </table:table-cell>
          <table:table-cell table:style-name="ce150" office:value-type="string" calcext:value-type="string">
            <text:p>;</text:p>
          </table:table-cell>
          <table:table-cell table:style-name="ce40" table:formula="of:=RANDBETWEEN(1;5)/10" office:value-type="float" office:value="0.1" calcext:value-type="float">
            <text:p>0,1</text:p>
          </table:table-cell>
          <table:table-cell table:style-name="ce40" office:value-type="string" calcext:value-type="string">
            <text:p>;</text:p>
          </table:table-cell>
          <table:table-cell table:style-name="ce41" table:formula="of:=RANDBETWEEN(1;5)" office:value-type="float" office:value="5" calcext:value-type="float">
            <text:p>5</text:p>
          </table:table-cell>
          <table:table-cell table:style-name="ce200" office:value-type="string" calcext:value-type="string">
            <text:p>:</text:p>
          </table:table-cell>
          <table:table-cell table:style-name="ce152" table:formula="of:=IF([.AE18]&gt;3;0.25;0.75)" office:value-type="percentage" office:value="0.75" calcext:value-type="percentage">
            <text:p>75 %</text:p>
          </table:table-cell>
          <table:table-cell table:style-name="ce40" office:value-type="string" calcext:value-type="string">
            <text:p>de</text:p>
          </table:table-cell>
          <table:table-cell table:style-name="ce41" table:formula="of:=4*([.AE18]*3-2+RANDBETWEEN(0;2))" office:value-type="float" office:value="8" calcext:value-type="float">
            <text:p>8</text:p>
          </table:table-cell>
          <table:table-cell table:style-name="ce56" office:value-type="string" calcext:value-type="string">
            <text:p>=</text:p>
          </table:table-cell>
          <table:table-cell/>
          <table:table-cell table:style-name="ce164" table:formula="of:=[.A18]" office:value-type="float" office:value="100000" calcext:value-type="float">
            <text:p>1E+5</text:p>
          </table:table-cell>
          <table:table-cell table:style-name="ce147" table:formula="of:=[.AB18]*[.AC18]&amp;&quot;x²+&quot;&amp;[.AB18]*[.AD18]&amp;&quot;x&quot;" office:value-type="string" office:string-value="45x²+20x" calcext:value-type="string">
            <text:p>45x²+20x</text:p>
          </table:table-cell>
          <table:table-cell table:style-name="ce147" table:formula="of:=[.J18]*[.L18]*[.N18]&amp;&quot; cm³&quot;" office:value-type="string" office:string-value="3 cm³" calcext:value-type="string">
            <text:p>3 cm³</text:p>
          </table:table-cell>
          <table:table-cell table:style-name="ce147" table:formula="of:=[.P18]*[.R18]" office:value-type="float" office:value="6" calcext:value-type="float">
            <text:p>6</text:p>
          </table:table-cell>
          <table:table-cell/>
          <table:table-cell table:formula="of:=RANK([.AA18];[.AA12:.AA21])+2" office:value-type="float" office:value="8" calcext:value-type="float">
            <text:p>8</text:p>
          </table:table-cell>
          <table:table-cell table:style-name="ce83" table:formula="of:=RAND()" office:value-type="float" office:value="0.310561297214383" calcext:value-type="float">
            <text:p>0,310561297214383</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formula="of:=RANK([.AF18];[.AF14:.AF19])" office:value-type="float" office:value="1" calcext:value-type="float">
            <text:p>1</text:p>
          </table:table-cell>
          <table:table-cell table:style-name="ce83" table:formula="of:=RAND()" office:value-type="float" office:value="0.948464433569271" calcext:value-type="float">
            <text:p>0,948464433569271</text:p>
          </table:table-cell>
          <table:table-cell table:number-columns-repeated="992"/>
        </table:table-row>
        <table:table-row table:style-name="ro3">
          <table:table-cell table:style-name="ce160" table:formula="of:=ROUNDUP(RAND()*10000;RANDBETWEEN(-3;0))/CHOOSE([.AE19];0.1;0.01;0.0001;10000;100000;1000000)" office:value-type="float" office:value="0.5888" calcext:value-type="float">
            <text:p>0,5888</text:p>
          </table:table-cell>
          <table:table-cell table:style-name="ce40" office:value-type="string" calcext:value-type="string">
            <text:p>=</text:p>
          </table:table-cell>
          <table:table-cell table:style-name="ce41"/>
          <table:table-cell table:style-name="ce42"/>
          <table:table-cell table:style-name="ce144" table:formula="of:=[.AB19]&amp;&quot;x(&quot;&amp;[.AC19]&amp;&quot;-&quot;&amp;[.AD19]&amp;&quot;x)&quot;" office:value-type="string" office:string-value="7x(7-4x)" calcext:value-type="string">
            <text:p>7x(7-4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4" calcext:value-type="float">
            <text:p>0,4</text:p>
          </table:table-cell>
          <table:table-cell table:style-name="ce150" office:value-type="string" calcext:value-type="string">
            <text:p>;</text:p>
          </table:table-cell>
          <table:table-cell table:style-name="ce40" table:formula="of:=RANDBETWEEN(2;6)" office:value-type="float" office:value="6" calcext:value-type="float">
            <text:p>6</text:p>
          </table:table-cell>
          <table:table-cell table:style-name="ce40" office:value-type="string" calcext:value-type="string">
            <text:p>;</text:p>
          </table:table-cell>
          <table:table-cell table:style-name="ce41" table:formula="of:=RANDBETWEEN(2;5)/10" office:value-type="float" office:value="0.2" calcext:value-type="float">
            <text:p>0,2</text:p>
          </table:table-cell>
          <table:table-cell table:style-name="ce200" office:value-type="string" calcext:value-type="string">
            <text:p>:</text:p>
          </table:table-cell>
          <table:table-cell table:style-name="ce152" table:formula="of:=IF([.AE19]&gt;3;0.25;0.75)" office:value-type="percentage" office:value="0.25" calcext:value-type="percentage">
            <text:p>25 %</text:p>
          </table:table-cell>
          <table:table-cell table:style-name="ce40" office:value-type="string" calcext:value-type="string">
            <text:p>de</text:p>
          </table:table-cell>
          <table:table-cell table:style-name="ce41" table:formula="of:=4*([.AE19]*3-2+RANDBETWEEN(0;2))" office:value-type="float" office:value="40" calcext:value-type="float">
            <text:p>40</text:p>
          </table:table-cell>
          <table:table-cell table:style-name="ce56" office:value-type="string" calcext:value-type="string">
            <text:p>=</text:p>
          </table:table-cell>
          <table:table-cell/>
          <table:table-cell table:style-name="ce164" table:formula="of:=[.A19]" office:value-type="float" office:value="0.5888" calcext:value-type="float">
            <text:p>5,888E-1</text:p>
          </table:table-cell>
          <table:table-cell table:style-name="ce147" table:formula="of:=[.AB19]*[.AC19]&amp;&quot;x-&quot;&amp;[.AB19]*[.AD19]&amp;&quot;x²&quot;" office:value-type="string" office:string-value="49x-28x²" calcext:value-type="string">
            <text:p>49x-28x²</text:p>
          </table:table-cell>
          <table:table-cell table:style-name="ce147" table:formula="of:=[.J19]*[.L19]*[.N19]&amp;&quot; cm³&quot;" office:value-type="string" office:string-value="0,48 cm³" calcext:value-type="string">
            <text:p>0,48 cm³</text:p>
          </table:table-cell>
          <table:table-cell table:style-name="ce147" table:formula="of:=[.P19]*[.R19]" office:value-type="float" office:value="10" calcext:value-type="float">
            <text:p>10</text:p>
          </table:table-cell>
          <table:table-cell/>
          <table:table-cell table:formula="of:=RANK([.AA19];[.AA12:.AA21])+2" office:value-type="float" office:value="7" calcext:value-type="float">
            <text:p>7</text:p>
          </table:table-cell>
          <table:table-cell table:style-name="ce83" table:formula="of:=RAND()" office:value-type="float" office:value="0.339338057002631" calcext:value-type="float">
            <text:p>0,339338057002631</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formula="of:=RANK([.AF19];[.AF14:.AF19])" office:value-type="float" office:value="4" calcext:value-type="float">
            <text:p>4</text:p>
          </table:table-cell>
          <table:table-cell table:style-name="ce83" table:formula="of:=RAND()" office:value-type="float" office:value="0.533853006468069" calcext:value-type="float">
            <text:p>0,533853006468069</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20];[.AA12:.AA21])+2" office:value-type="float" office:value="3" calcext:value-type="float">
            <text:p>3</text:p>
          </table:table-cell>
          <table:table-cell table:style-name="ce83" table:formula="of:=RAND()" office:value-type="float" office:value="0.935196618285824" calcext:value-type="float">
            <text:p>0,935196618285824</text:p>
          </table:table-cell>
          <table:table-cell table:number-columns-repeated="997"/>
        </table:table-row>
        <table:table-row table:style-name="ro4">
          <table:table-cell table:number-columns-repeated="25"/>
          <table:table-cell table:formula="of:=RANK([.AA21];[.AA12:.AA21])+2" office:value-type="float" office:value="5" calcext:value-type="float">
            <text:p>5</text:p>
          </table:table-cell>
          <table:table-cell table:style-name="ce83" table:formula="of:=RAND()" office:value-type="float" office:value="0.638274221555526" calcext:value-type="float">
            <text:p>0,638274221555526</text:p>
          </table:table-cell>
          <table:table-cell table:number-columns-repeated="997"/>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A23];[.AA23:.AA32])+2" office:value-type="float" office:value="12" calcext:value-type="float">
            <text:p>12</text:p>
          </table:table-cell>
          <table:table-cell table:style-name="ce83" table:formula="of:=RAND()" office:value-type="float" office:value="0.13377278686331" calcext:value-type="float">
            <text:p>0,13377278686331</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S$2]" office:value-type="string" office:string-value="v1070" calcext:value-type="string">
            <text:p>v1070</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24];[.AA23:.AA32])+2" office:value-type="float" office:value="4" calcext:value-type="float">
            <text:p>4</text:p>
          </table:table-cell>
          <table:table-cell table:style-name="ce83" table:formula="of:=RAND()" office:value-type="float" office:value="0.955470243174879" calcext:value-type="float">
            <text:p>0,955470243174879</text:p>
          </table:table-cell>
          <table:table-cell table:number-columns-repeated="997"/>
        </table:table-row>
        <table:table-row table:style-name="ro3">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23]" office:value-type="string" office:string-value="AC" calcext:value-type="string">
            <text:p>AC</text:p>
          </table:table-cell>
          <table:table-cell table:style-name="ce96"/>
          <table:table-cell table:style-name="ce99" table:formula="of:=[.S24]" office:value-type="string" office:string-value="v1070" calcext:value-type="string">
            <text:p>v1070</text:p>
          </table:table-cell>
          <table:table-cell table:style-name="ce83"/>
          <table:table-cell table:formula="of:=RANK([.AA25];[.AA23:.AA32])+2" office:value-type="float" office:value="9" calcext:value-type="float">
            <text:p>9</text:p>
          </table:table-cell>
          <table:table-cell table:style-name="ce83" table:formula="of:=RAND()" office:value-type="float" office:value="0.194006112475136" calcext:value-type="float">
            <text:p>0,194006112475136</text:p>
          </table:table-cell>
          <table:table-cell/>
          <table:table-cell table:style-name="ce83" table:number-columns-repeated="2"/>
          <table:table-cell table:style-name="ce83" table:formula="of:=RANK([.AF25];[.AF25:.AF30])" office:value-type="float" office:value="1" calcext:value-type="float">
            <text:p>1</text:p>
          </table:table-cell>
          <table:table-cell table:style-name="ce83" table:formula="of:=RAND()" office:value-type="float" office:value="0.751110408555293" calcext:value-type="float">
            <text:p>0,751110408555293</text:p>
          </table:table-cell>
          <table:table-cell table:number-columns-repeated="992"/>
        </table:table-row>
        <table:table-row table:style-name="ro3">
          <table:table-cell table:style-name="ce160" table:formula="of:=ROUNDUP(RAND()*10000;RANDBETWEEN(-3;0))/CHOOSE([.AE26];0.1;0.01;0.0001;10000;100000;1000000)" office:value-type="float" office:value="46510000" calcext:value-type="float">
            <text:p>46510000</text:p>
          </table:table-cell>
          <table:table-cell table:style-name="ce40" office:value-type="string" calcext:value-type="string">
            <text:p>=</text:p>
          </table:table-cell>
          <table:table-cell table:style-name="ce41"/>
          <table:table-cell table:style-name="ce42"/>
          <table:table-cell table:style-name="ce144" table:formula="of:=[.AB26]&amp;&quot;(x+&quot;&amp;[.AC26]&amp;&quot;)&quot;" office:value-type="string" office:string-value="5(x+9)" calcext:value-type="string">
            <text:p>5(x+9)</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2" calcext:value-type="float">
            <text:p>2</text:p>
          </table:table-cell>
          <table:table-cell table:style-name="ce150" office:value-type="string" calcext:value-type="string">
            <text:p>;</text:p>
          </table:table-cell>
          <table:table-cell table:style-name="ce40" table:formula="of:=RANDBETWEEN(1;5)" office:value-type="float" office:value="2" calcext:value-type="float">
            <text:p>2</text:p>
          </table:table-cell>
          <table:table-cell table:style-name="ce40" office:value-type="string" calcext:value-type="string">
            <text:p>;</text:p>
          </table:table-cell>
          <table:table-cell table:style-name="ce41" table:formula="of:=RANDBETWEEN(1;6)" office:value-type="float" office:value="2" calcext:value-type="float">
            <text:p>2</text:p>
          </table:table-cell>
          <table:table-cell table:style-name="ce200" office:value-type="string" calcext:value-type="string">
            <text:p>:</text:p>
          </table:table-cell>
          <table:table-cell table:style-name="ce152" table:formula="of:=IF([.AE26]&gt;3;0.25;0.75)" office:value-type="percentage" office:value="0.75" calcext:value-type="percentage">
            <text:p>75 %</text:p>
          </table:table-cell>
          <table:table-cell table:style-name="ce40" office:value-type="string" calcext:value-type="string">
            <text:p>de</text:p>
          </table:table-cell>
          <table:table-cell table:style-name="ce41" table:formula="of:=4*([.AE26]*3-2+RANDBETWEEN(0;2))" office:value-type="float" office:value="28" calcext:value-type="float">
            <text:p>28</text:p>
          </table:table-cell>
          <table:table-cell table:style-name="ce56" office:value-type="string" calcext:value-type="string">
            <text:p>=</text:p>
          </table:table-cell>
          <table:table-cell/>
          <table:table-cell table:style-name="ce164" table:formula="of:=[.A26]" office:value-type="float" office:value="46510000" calcext:value-type="float">
            <text:p>4,651E+7</text:p>
          </table:table-cell>
          <table:table-cell table:style-name="ce147" table:formula="of:=[.AB26]&amp;&quot;x+&quot;&amp;([.AB26]*[.AC26])" office:value-type="string" office:string-value="5x+45" calcext:value-type="string">
            <text:p>5x+45</text:p>
          </table:table-cell>
          <table:table-cell table:style-name="ce147" table:formula="of:=[.J26]*[.L26]*[.N26]&amp;&quot; cm³&quot;" office:value-type="string" office:string-value="8 cm³" calcext:value-type="string">
            <text:p>8 cm³</text:p>
          </table:table-cell>
          <table:table-cell table:style-name="ce147" table:formula="of:=[.P26]*[.R26]" office:value-type="float" office:value="21" calcext:value-type="float">
            <text:p>21</text:p>
          </table:table-cell>
          <table:table-cell/>
          <table:table-cell table:formula="of:=RANK([.AA26];[.AA23:.AA32])+2" office:value-type="float" office:value="7" calcext:value-type="float">
            <text:p>7</text:p>
          </table:table-cell>
          <table:table-cell table:style-name="ce83" table:formula="of:=RAND()" office:value-type="float" office:value="0.408290855410228" calcext:value-type="float">
            <text:p>0,408290855410228</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formula="of:=RANK([.AF26];[.AF25:.AF30])" office:value-type="float" office:value="3" calcext:value-type="float">
            <text:p>3</text:p>
          </table:table-cell>
          <table:table-cell table:style-name="ce83" table:formula="of:=RAND()" office:value-type="float" office:value="0.62861603850348" calcext:value-type="float">
            <text:p>0,62861603850348</text:p>
          </table:table-cell>
          <table:table-cell table:number-columns-repeated="992"/>
        </table:table-row>
        <table:table-row table:style-name="ro3">
          <table:table-cell table:style-name="ce160" table:formula="of:=ROUNDUP(RAND()*10000;RANDBETWEEN(-3;0))/CHOOSE([.AE27];0.1;0.01;0.0001;10000;100000;1000000)" office:value-type="float" office:value="0.00617" calcext:value-type="float">
            <text:p>0,00617</text:p>
          </table:table-cell>
          <table:table-cell table:style-name="ce40" office:value-type="string" calcext:value-type="string">
            <text:p>=</text:p>
          </table:table-cell>
          <table:table-cell table:style-name="ce41"/>
          <table:table-cell table:style-name="ce42"/>
          <table:table-cell table:style-name="ce144" table:formula="of:=[.AB27]&amp;&quot;(&quot;&amp;[.AC27]&amp;&quot;x+&quot;&amp;[.AD27]&amp;&quot;)&quot;" office:value-type="string" office:string-value="5(8x+9)" calcext:value-type="string">
            <text:p>5(8x+9)</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5" calcext:value-type="float">
            <text:p>5</text:p>
          </table:table-cell>
          <table:table-cell table:style-name="ce150" office:value-type="string" calcext:value-type="string">
            <text:p>;</text:p>
          </table:table-cell>
          <table:table-cell table:style-name="ce40" table:formula="of:=RANDBETWEEN(1;5)" office:value-type="float" office:value="5" calcext:value-type="float">
            <text:p>5</text:p>
          </table:table-cell>
          <table:table-cell table:style-name="ce40" office:value-type="string" calcext:value-type="string">
            <text:p>;</text:p>
          </table:table-cell>
          <table:table-cell table:style-name="ce41" table:formula="of:=RANDBETWEEN(1;6)/10" office:value-type="float" office:value="0.2" calcext:value-type="float">
            <text:p>0,2</text:p>
          </table:table-cell>
          <table:table-cell table:style-name="ce200" office:value-type="string" calcext:value-type="string">
            <text:p>:</text:p>
          </table:table-cell>
          <table:table-cell table:style-name="ce152" table:formula="of:=IF([.AE27]&gt;3;0.25;0.75)" office:value-type="percentage" office:value="0.25" calcext:value-type="percentage">
            <text:p>25 %</text:p>
          </table:table-cell>
          <table:table-cell table:style-name="ce40" office:value-type="string" calcext:value-type="string">
            <text:p>de</text:p>
          </table:table-cell>
          <table:table-cell table:style-name="ce41" table:formula="of:=4*([.AE27]*3-2+RANDBETWEEN(0;2))" office:value-type="float" office:value="68" calcext:value-type="float">
            <text:p>68</text:p>
          </table:table-cell>
          <table:table-cell table:style-name="ce56" office:value-type="string" calcext:value-type="string">
            <text:p>=</text:p>
          </table:table-cell>
          <table:table-cell/>
          <table:table-cell table:style-name="ce164" table:formula="of:=[.A27]" office:value-type="float" office:value="0.00617" calcext:value-type="float">
            <text:p>6,17E-3</text:p>
          </table:table-cell>
          <table:table-cell table:style-name="ce147" table:formula="of:=[.AB27]*[.AC27]&amp;&quot;x+&quot;&amp;[.AB27]*[.AD27]" office:value-type="string" office:string-value="40x+45" calcext:value-type="string">
            <text:p>40x+45</text:p>
          </table:table-cell>
          <table:table-cell table:style-name="ce147" table:formula="of:=[.J27]*[.L27]*[.N27]&amp;&quot; cm³&quot;" office:value-type="string" office:string-value="5 cm³" calcext:value-type="string">
            <text:p>5 cm³</text:p>
          </table:table-cell>
          <table:table-cell table:style-name="ce147" table:formula="of:=[.P27]*[.R27]" office:value-type="float" office:value="17" calcext:value-type="float">
            <text:p>17</text:p>
          </table:table-cell>
          <table:table-cell/>
          <table:table-cell table:formula="of:=RANK([.AA27];[.AA23:.AA32])+2" office:value-type="float" office:value="5" calcext:value-type="float">
            <text:p>5</text:p>
          </table:table-cell>
          <table:table-cell table:style-name="ce83" table:formula="of:=RAND()" office:value-type="float" office:value="0.875890019831027" calcext:value-type="float">
            <text:p>0,875890019831027</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formula="of:=RANK([.AF27];[.AF25:.AF30])" office:value-type="float" office:value="6" calcext:value-type="float">
            <text:p>6</text:p>
          </table:table-cell>
          <table:table-cell table:style-name="ce83" table:formula="of:=RAND()" office:value-type="float" office:value="0.0728519028888909" calcext:value-type="float">
            <text:p>0,0728519028888909</text:p>
          </table:table-cell>
          <table:table-cell table:number-columns-repeated="992"/>
        </table:table-row>
        <table:table-row table:style-name="ro3">
          <table:table-cell table:style-name="ce160" table:formula="of:=ROUNDUP(RAND()*10000;RANDBETWEEN(-3;0))/CHOOSE([.AE28];0.1;0.01;0.0001;10000;100000;1000000)" office:value-type="float" office:value="0.009" calcext:value-type="float">
            <text:p>0,009</text:p>
          </table:table-cell>
          <table:table-cell table:style-name="ce40" office:value-type="string" calcext:value-type="string">
            <text:p>=</text:p>
          </table:table-cell>
          <table:table-cell table:style-name="ce41"/>
          <table:table-cell table:style-name="ce42"/>
          <table:table-cell table:style-name="ce144" table:formula="of:=[.AB28]&amp;&quot;(&quot;&amp;[.AC28]&amp;&quot;x-&quot;&amp;[.AD28]&amp;&quot;)&quot;" office:value-type="string" office:string-value="2(3x-2)" calcext:value-type="string">
            <text:p>2(3x-2)</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4" calcext:value-type="float">
            <text:p>0,4</text:p>
          </table:table-cell>
          <table:table-cell table:style-name="ce150" office:value-type="string" calcext:value-type="string">
            <text:p>;</text:p>
          </table:table-cell>
          <table:table-cell table:style-name="ce40" table:formula="of:=RANDBETWEEN(1;6)" office:value-type="float" office:value="3" calcext:value-type="float">
            <text:p>3</text:p>
          </table:table-cell>
          <table:table-cell table:style-name="ce40" office:value-type="string" calcext:value-type="string">
            <text:p>;</text:p>
          </table:table-cell>
          <table:table-cell table:style-name="ce41" table:formula="of:=RANDBETWEEN(1;5)" office:value-type="float" office:value="5" calcext:value-type="float">
            <text:p>5</text:p>
          </table:table-cell>
          <table:table-cell table:style-name="ce200" office:value-type="string" calcext:value-type="string">
            <text:p>:</text:p>
          </table:table-cell>
          <table:table-cell table:style-name="ce152" table:formula="of:=IF([.AE28]&gt;3;0.25;0.75)" office:value-type="percentage" office:value="0.25" calcext:value-type="percentage">
            <text:p>25 %</text:p>
          </table:table-cell>
          <table:table-cell table:style-name="ce40" office:value-type="string" calcext:value-type="string">
            <text:p>de</text:p>
          </table:table-cell>
          <table:table-cell table:style-name="ce41" table:formula="of:=4*([.AE28]*3-2+RANDBETWEEN(0;2))" office:value-type="float" office:value="60" calcext:value-type="float">
            <text:p>60</text:p>
          </table:table-cell>
          <table:table-cell table:style-name="ce56" office:value-type="string" calcext:value-type="string">
            <text:p>=</text:p>
          </table:table-cell>
          <table:table-cell/>
          <table:table-cell table:style-name="ce164" table:formula="of:=[.A28]" office:value-type="float" office:value="0.009" calcext:value-type="float">
            <text:p>9E-3</text:p>
          </table:table-cell>
          <table:table-cell table:style-name="ce147" table:formula="of:=[.AB28]*[.AC28]&amp;&quot;x-&quot;&amp;[.AB28]*[.AD28]" office:value-type="string" office:string-value="6x-4" calcext:value-type="string">
            <text:p>6x-4</text:p>
          </table:table-cell>
          <table:table-cell table:style-name="ce147" table:formula="of:=[.J28]*[.L28]*[.N28]&amp;&quot; cm³&quot;" office:value-type="string" office:string-value="6 cm³" calcext:value-type="string">
            <text:p>6 cm³</text:p>
          </table:table-cell>
          <table:table-cell table:style-name="ce147" table:formula="of:=[.P28]*[.R28]" office:value-type="float" office:value="15" calcext:value-type="float">
            <text:p>15</text:p>
          </table:table-cell>
          <table:table-cell/>
          <table:table-cell table:formula="of:=RANK([.AA28];[.AA23:.AA32])+2" office:value-type="float" office:value="10" calcext:value-type="float">
            <text:p>10</text:p>
          </table:table-cell>
          <table:table-cell table:style-name="ce83" table:formula="of:=RAND()" office:value-type="float" office:value="0.17775106525967" calcext:value-type="float">
            <text:p>0,17775106525967</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formula="of:=RANK([.AF28];[.AF25:.AF30])" office:value-type="float" office:value="5" calcext:value-type="float">
            <text:p>5</text:p>
          </table:table-cell>
          <table:table-cell table:style-name="ce83" table:formula="of:=RAND()" office:value-type="float" office:value="0.357914387537736" calcext:value-type="float">
            <text:p>0,357914387537736</text:p>
          </table:table-cell>
          <table:table-cell table:number-columns-repeated="992"/>
        </table:table-row>
        <table:table-row table:style-name="ro3">
          <table:table-cell table:style-name="ce160" table:formula="of:=ROUNDUP(RAND()*10000;RANDBETWEEN(-3;0))/CHOOSE([.AE29];0.1;0.01;0.0001;10000;100000;1000000)" office:value-type="float" office:value="0.0712" calcext:value-type="float">
            <text:p>0,0712</text:p>
          </table:table-cell>
          <table:table-cell table:style-name="ce40" office:value-type="string" calcext:value-type="string">
            <text:p>=</text:p>
          </table:table-cell>
          <table:table-cell table:style-name="ce41"/>
          <table:table-cell table:style-name="ce42"/>
          <table:table-cell table:style-name="ce144" table:formula="of:=[.AB29]&amp;&quot;x(&quot;&amp;[.AC29]&amp;&quot;x+&quot;&amp;[.AD29]&amp;&quot;)&quot;" office:value-type="string" office:string-value="6x(7x+6)" calcext:value-type="string">
            <text:p>6x(7x+6)</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4" calcext:value-type="float">
            <text:p>4</text:p>
          </table:table-cell>
          <table:table-cell table:style-name="ce150" office:value-type="string" calcext:value-type="string">
            <text:p>;</text:p>
          </table:table-cell>
          <table:table-cell table:style-name="ce40" table:formula="of:=RANDBETWEEN(1;5)/10" office:value-type="float" office:value="0.5" calcext:value-type="float">
            <text:p>0,5</text:p>
          </table:table-cell>
          <table:table-cell table:style-name="ce40" office:value-type="string" calcext:value-type="string">
            <text:p>;</text:p>
          </table:table-cell>
          <table:table-cell table:style-name="ce41" table:formula="of:=RANDBETWEEN(1;5)" office:value-type="float" office:value="3" calcext:value-type="float">
            <text:p>3</text:p>
          </table:table-cell>
          <table:table-cell table:style-name="ce200" office:value-type="string" calcext:value-type="string">
            <text:p>:</text:p>
          </table:table-cell>
          <table:table-cell table:style-name="ce152" table:formula="of:=IF([.AE29]&gt;3;0.25;0.75)" office:value-type="percentage" office:value="0.25" calcext:value-type="percentage">
            <text:p>25 %</text:p>
          </table:table-cell>
          <table:table-cell table:style-name="ce40" office:value-type="string" calcext:value-type="string">
            <text:p>de</text:p>
          </table:table-cell>
          <table:table-cell table:style-name="ce41" table:formula="of:=4*([.AE29]*3-2+RANDBETWEEN(0;2))" office:value-type="float" office:value="44" calcext:value-type="float">
            <text:p>44</text:p>
          </table:table-cell>
          <table:table-cell table:style-name="ce56" office:value-type="string" calcext:value-type="string">
            <text:p>=</text:p>
          </table:table-cell>
          <table:table-cell/>
          <table:table-cell table:style-name="ce164" table:formula="of:=[.A29]" office:value-type="float" office:value="0.0712" calcext:value-type="float">
            <text:p>7,12E-2</text:p>
          </table:table-cell>
          <table:table-cell table:style-name="ce147" table:formula="of:=[.AB29]*[.AC29]&amp;&quot;x²+&quot;&amp;[.AB29]*[.AD29]&amp;&quot;x&quot;" office:value-type="string" office:string-value="42x²+36x" calcext:value-type="string">
            <text:p>42x²+36x</text:p>
          </table:table-cell>
          <table:table-cell table:style-name="ce147" table:formula="of:=[.J29]*[.L29]*[.N29]&amp;&quot; cm³&quot;" office:value-type="string" office:string-value="6 cm³" calcext:value-type="string">
            <text:p>6 cm³</text:p>
          </table:table-cell>
          <table:table-cell table:style-name="ce147" table:formula="of:=[.P29]*[.R29]" office:value-type="float" office:value="11" calcext:value-type="float">
            <text:p>11</text:p>
          </table:table-cell>
          <table:table-cell/>
          <table:table-cell table:formula="of:=RANK([.AA29];[.AA23:.AA32])+2" office:value-type="float" office:value="3" calcext:value-type="float">
            <text:p>3</text:p>
          </table:table-cell>
          <table:table-cell table:style-name="ce83" table:formula="of:=RAND()" office:value-type="float" office:value="0.985165018061685" calcext:value-type="float">
            <text:p>0,985165018061685</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formula="of:=RANK([.AF29];[.AF25:.AF30])" office:value-type="float" office:value="4" calcext:value-type="float">
            <text:p>4</text:p>
          </table:table-cell>
          <table:table-cell table:style-name="ce83" table:formula="of:=RAND()" office:value-type="float" office:value="0.402379143955641" calcext:value-type="float">
            <text:p>0,402379143955641</text:p>
          </table:table-cell>
          <table:table-cell table:number-columns-repeated="992"/>
        </table:table-row>
        <table:table-row table:style-name="ro3">
          <table:table-cell table:style-name="ce160" table:formula="of:=ROUNDUP(RAND()*10000;RANDBETWEEN(-3;0))/CHOOSE([.AE30];0.1;0.01;0.0001;10000;100000;1000000)" office:value-type="float" office:value="900000" calcext:value-type="float">
            <text:p>900000</text:p>
          </table:table-cell>
          <table:table-cell table:style-name="ce40" office:value-type="string" calcext:value-type="string">
            <text:p>=</text:p>
          </table:table-cell>
          <table:table-cell table:style-name="ce41"/>
          <table:table-cell table:style-name="ce42"/>
          <table:table-cell table:style-name="ce144" table:formula="of:=[.AB30]&amp;&quot;x(&quot;&amp;[.AC30]&amp;&quot;-&quot;&amp;[.AD30]&amp;&quot;x)&quot;" office:value-type="string" office:string-value="3x(7-4x)" calcext:value-type="string">
            <text:p>3x(7-4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4" calcext:value-type="float">
            <text:p>0,4</text:p>
          </table:table-cell>
          <table:table-cell table:style-name="ce150" office:value-type="string" calcext:value-type="string">
            <text:p>;</text:p>
          </table:table-cell>
          <table:table-cell table:style-name="ce40" table:formula="of:=RANDBETWEEN(2;6)" office:value-type="float" office:value="6" calcext:value-type="float">
            <text:p>6</text:p>
          </table:table-cell>
          <table:table-cell table:style-name="ce40" office:value-type="string" calcext:value-type="string">
            <text:p>;</text:p>
          </table:table-cell>
          <table:table-cell table:style-name="ce41" table:formula="of:=RANDBETWEEN(2;5)/10" office:value-type="float" office:value="0.2" calcext:value-type="float">
            <text:p>0,2</text:p>
          </table:table-cell>
          <table:table-cell table:style-name="ce200" office:value-type="string" calcext:value-type="string">
            <text:p>:</text:p>
          </table:table-cell>
          <table:table-cell table:style-name="ce152" table:formula="of:=IF([.AE30]&gt;3;0.25;0.75)" office:value-type="percentage" office:value="0.75" calcext:value-type="percentage">
            <text:p>75 %</text:p>
          </table:table-cell>
          <table:table-cell table:style-name="ce40" office:value-type="string" calcext:value-type="string">
            <text:p>de</text:p>
          </table:table-cell>
          <table:table-cell table:style-name="ce41" table:formula="of:=4*([.AE30]*3-2+RANDBETWEEN(0;2))" office:value-type="float" office:value="20" calcext:value-type="float">
            <text:p>20</text:p>
          </table:table-cell>
          <table:table-cell table:style-name="ce56" office:value-type="string" calcext:value-type="string">
            <text:p>=</text:p>
          </table:table-cell>
          <table:table-cell/>
          <table:table-cell table:style-name="ce164" table:formula="of:=[.A30]" office:value-type="float" office:value="900000" calcext:value-type="float">
            <text:p>9E+5</text:p>
          </table:table-cell>
          <table:table-cell table:style-name="ce147" table:formula="of:=[.AB30]*[.AC30]&amp;&quot;x-&quot;&amp;[.AB30]*[.AD30]&amp;&quot;x²&quot;" office:value-type="string" office:string-value="21x-12x²" calcext:value-type="string">
            <text:p>21x-12x²</text:p>
          </table:table-cell>
          <table:table-cell table:style-name="ce147" table:formula="of:=[.J30]*[.L30]*[.N30]&amp;&quot; cm³&quot;" office:value-type="string" office:string-value="0,48 cm³" calcext:value-type="string">
            <text:p>0,48 cm³</text:p>
          </table:table-cell>
          <table:table-cell table:style-name="ce147" table:formula="of:=[.P30]*[.R30]" office:value-type="float" office:value="15" calcext:value-type="float">
            <text:p>15</text:p>
          </table:table-cell>
          <table:table-cell/>
          <table:table-cell table:formula="of:=RANK([.AA30];[.AA23:.AA32])+2" office:value-type="float" office:value="6" calcext:value-type="float">
            <text:p>6</text:p>
          </table:table-cell>
          <table:table-cell table:style-name="ce83" table:formula="of:=RAND()" office:value-type="float" office:value="0.456595340845152" calcext:value-type="float">
            <text:p>0,456595340845152</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formula="of:=RANK([.AF30];[.AF25:.AF30])" office:value-type="float" office:value="2" calcext:value-type="float">
            <text:p>2</text:p>
          </table:table-cell>
          <table:table-cell table:style-name="ce83" table:formula="of:=RAND()" office:value-type="float" office:value="0.632476671511467" calcext:value-type="float">
            <text:p>0,632476671511467</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31];[.AA23:.AA32])+2" office:value-type="float" office:value="8" calcext:value-type="float">
            <text:p>8</text:p>
          </table:table-cell>
          <table:table-cell table:style-name="ce83" table:formula="of:=RAND()" office:value-type="float" office:value="0.292734407646584" calcext:value-type="float">
            <text:p>0,292734407646584</text:p>
          </table:table-cell>
          <table:table-cell table:number-columns-repeated="997"/>
        </table:table-row>
        <table:table-row table:style-name="ro4">
          <table:table-cell table:number-columns-repeated="25"/>
          <table:table-cell table:formula="of:=RANK([.AA32];[.AA23:.AA32])+2" office:value-type="float" office:value="11" calcext:value-type="float">
            <text:p>11</text:p>
          </table:table-cell>
          <table:table-cell table:style-name="ce83" table:formula="of:=RAND()" office:value-type="float" office:value="0.160352567215242" calcext:value-type="float">
            <text:p>0,160352567215242</text:p>
          </table:table-cell>
          <table:table-cell table:number-columns-repeated="997"/>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ST 4<text:span text:style-name="T2">e</text:span> - Date : ……………………………</text:p>
          </table:table-cell>
          <table:covered-table-cell table:number-columns-repeated="6" table:style-name="ce12"/>
          <table:covered-table-cell table:style-name="ce151"/>
          <table:covered-table-cell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A34];[.AA34:.AA43])+2" office:value-type="float" office:value="11" calcext:value-type="float">
            <text:p>11</text:p>
          </table:table-cell>
          <table:table-cell table:style-name="ce83" table:formula="of:=RAND()" office:value-type="float" office:value="0.0525980310213405" calcext:value-type="float">
            <text:p>0,0525980310213405</text:p>
          </table:table-cell>
          <table:table-cell table:number-columns-repeated="997"/>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146" office:value-type="string" calcext:value-type="string" table:number-columns-spanned="6" table:number-rows-spanned="1">
            <text:p>Prénom :</text:p>
          </table:table-cell>
          <table:covered-table-cell table:number-columns-repeated="3" table:style-name="ce61"/>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S$2]" office:value-type="string" office:string-value="v1070" calcext:value-type="string">
            <text:p>v1070</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AA35];[.AA34:.AA43])+2" office:value-type="float" office:value="4" calcext:value-type="float">
            <text:p>4</text:p>
          </table:table-cell>
          <table:table-cell table:style-name="ce83" table:formula="of:=RAND()" office:value-type="float" office:value="0.855139094532057" calcext:value-type="float">
            <text:p>0,855139094532057</text:p>
          </table:table-cell>
          <table:table-cell table:number-columns-repeated="997"/>
        </table:table-row>
        <table:table-row table:style-name="ro3">
          <table:table-cell table:style-name="ce37" office:value-type="string" calcext:value-type="string" table:number-columns-spanned="4" table:number-rows-spanned="1">
            <text:p><text:span text:style-name="T8">É</text:span>criture scientifique</text:p>
          </table:table-cell>
          <table:covered-table-cell table:number-columns-repeated="3" table:style-name="ce38"/>
          <table:table-cell table:style-name="ce37" office:value-type="string" calcext:value-type="string" table:number-columns-spanned="4" table:number-rows-spanned="1">
            <text:p>Développer</text:p>
          </table:table-cell>
          <table:covered-table-cell table:number-columns-repeated="3" table:style-name="ce38"/>
          <table:table-cell table:style-name="ce37" office:value-type="string" calcext:value-type="string" table:number-columns-spanned="7" table:number-rows-spanned="1">
            <text:p>Volumes de pavés droits en cm³</text:p>
          </table:table-cell>
          <table:covered-table-cell table:style-name="ce37"/>
          <table:covered-table-cell table:number-columns-repeated="5" table:style-name="ce38"/>
          <table:table-cell table:style-name="ce37" office:value-type="string" calcext:value-type="string" table:number-columns-spanned="4" table:number-rows-spanned="1">
            <text:p>25 % 75 %</text:p>
          </table: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S34]" office:value-type="string" office:string-value="AD" calcext:value-type="string">
            <text:p>AD</text:p>
          </table:table-cell>
          <table:table-cell table:style-name="ce96"/>
          <table:table-cell table:style-name="ce99" table:formula="of:=[.S35]" office:value-type="string" office:string-value="v1070" calcext:value-type="string">
            <text:p>v1070</text:p>
          </table:table-cell>
          <table:table-cell table:style-name="ce83"/>
          <table:table-cell table:formula="of:=RANK([.AA36];[.AA34:.AA43])+2" office:value-type="float" office:value="7" calcext:value-type="float">
            <text:p>7</text:p>
          </table:table-cell>
          <table:table-cell table:style-name="ce83" table:formula="of:=RAND()" office:value-type="float" office:value="0.601357167375786" calcext:value-type="float">
            <text:p>0,601357167375786</text:p>
          </table:table-cell>
          <table:table-cell/>
          <table:table-cell table:style-name="ce83" table:number-columns-repeated="2"/>
          <table:table-cell table:style-name="ce83" table:formula="of:=RANK([.AF36];[.AF36:.AF41])" office:value-type="float" office:value="2" calcext:value-type="float">
            <text:p>2</text:p>
          </table:table-cell>
          <table:table-cell table:style-name="ce83" table:formula="of:=RAND()" office:value-type="float" office:value="0.922781550165198" calcext:value-type="float">
            <text:p>0,922781550165198</text:p>
          </table:table-cell>
          <table:table-cell table:number-columns-repeated="992"/>
        </table:table-row>
        <table:table-row table:style-name="ro3">
          <table:table-cell table:style-name="ce160" table:formula="of:=ROUNDUP(RAND()*10000;RANDBETWEEN(-3;0))/CHOOSE([.AE37];0.1;0.01;0.0001;10000;100000;1000000)" office:value-type="float" office:value="0.416" calcext:value-type="float">
            <text:p>0,416</text:p>
          </table:table-cell>
          <table:table-cell table:style-name="ce40" office:value-type="string" calcext:value-type="string">
            <text:p>=</text:p>
          </table:table-cell>
          <table:table-cell table:style-name="ce41"/>
          <table:table-cell table:style-name="ce42"/>
          <table:table-cell table:style-name="ce144" table:formula="of:=[.AB37]&amp;&quot;(x+&quot;&amp;[.AC37]&amp;&quot;)&quot;" office:value-type="string" office:string-value="2(x+3)" calcext:value-type="string">
            <text:p>2(x+3)</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4" calcext:value-type="float">
            <text:p>4</text:p>
          </table:table-cell>
          <table:table-cell table:style-name="ce150" office:value-type="string" calcext:value-type="string">
            <text:p>;</text:p>
          </table:table-cell>
          <table:table-cell table:style-name="ce40" table:formula="of:=RANDBETWEEN(1;5)" office:value-type="float" office:value="3" calcext:value-type="float">
            <text:p>3</text:p>
          </table:table-cell>
          <table:table-cell table:style-name="ce40" office:value-type="string" calcext:value-type="string">
            <text:p>;</text:p>
          </table:table-cell>
          <table:table-cell table:style-name="ce41" table:formula="of:=RANDBETWEEN(1;6)" office:value-type="float" office:value="2" calcext:value-type="float">
            <text:p>2</text:p>
          </table:table-cell>
          <table:table-cell table:style-name="ce200" office:value-type="string" calcext:value-type="string">
            <text:p>:</text:p>
          </table:table-cell>
          <table:table-cell table:style-name="ce152" table:formula="of:=IF([.AE37]&gt;3;0.25;0.75)" office:value-type="percentage" office:value="0.25" calcext:value-type="percentage">
            <text:p>25 %</text:p>
          </table:table-cell>
          <table:table-cell table:style-name="ce40" office:value-type="string" calcext:value-type="string">
            <text:p>de</text:p>
          </table:table-cell>
          <table:table-cell table:style-name="ce41" table:formula="of:=4*([.AE37]*3-2+RANDBETWEEN(0;2))" office:value-type="float" office:value="48" calcext:value-type="float">
            <text:p>48</text:p>
          </table:table-cell>
          <table:table-cell table:style-name="ce56" office:value-type="string" calcext:value-type="string">
            <text:p>=</text:p>
          </table:table-cell>
          <table:table-cell/>
          <table:table-cell table:style-name="ce164" table:formula="of:=[.A37]" office:value-type="float" office:value="0.416" calcext:value-type="float">
            <text:p>4,16E-1</text:p>
          </table:table-cell>
          <table:table-cell table:style-name="ce147" table:formula="of:=[.AB37]&amp;&quot;x+&quot;&amp;([.AB37]*[.AC37])" office:value-type="string" office:string-value="2x+6" calcext:value-type="string">
            <text:p>2x+6</text:p>
          </table:table-cell>
          <table:table-cell table:style-name="ce147" table:formula="of:=[.J37]*[.L37]*[.N37]&amp;&quot; cm³&quot;" office:value-type="string" office:string-value="24 cm³" calcext:value-type="string">
            <text:p>24 cm³</text:p>
          </table:table-cell>
          <table:table-cell table:style-name="ce147" table:formula="of:=[.P37]*[.R37]" office:value-type="float" office:value="12" calcext:value-type="float">
            <text:p>12</text:p>
          </table:table-cell>
          <table:table-cell/>
          <table:table-cell table:formula="of:=RANK([.AA37];[.AA34:.AA43])+2" office:value-type="float" office:value="6" calcext:value-type="float">
            <text:p>6</text:p>
          </table:table-cell>
          <table:table-cell table:style-name="ce83" table:formula="of:=RAND()" office:value-type="float" office:value="0.623942231998733" calcext:value-type="float">
            <text:p>0,623942231998733</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formula="of:=RANK([.AF37];[.AF36:.AF41])" office:value-type="float" office:value="4" calcext:value-type="float">
            <text:p>4</text:p>
          </table:table-cell>
          <table:table-cell table:style-name="ce83" table:formula="of:=RAND()" office:value-type="float" office:value="0.496732916026779" calcext:value-type="float">
            <text:p>0,496732916026779</text:p>
          </table:table-cell>
          <table:table-cell table:number-columns-repeated="992"/>
        </table:table-row>
        <table:table-row table:style-name="ro3">
          <table:table-cell table:style-name="ce160" table:formula="of:=ROUNDUP(RAND()*10000;RANDBETWEEN(-3;0))/CHOOSE([.AE38];0.1;0.01;0.0001;10000;100000;1000000)" office:value-type="float" office:value="87000" calcext:value-type="float">
            <text:p>87000</text:p>
          </table:table-cell>
          <table:table-cell table:style-name="ce40" office:value-type="string" calcext:value-type="string">
            <text:p>=</text:p>
          </table:table-cell>
          <table:table-cell table:style-name="ce41"/>
          <table:table-cell table:style-name="ce42"/>
          <table:table-cell table:style-name="ce144" table:formula="of:=[.AB38]&amp;&quot;(&quot;&amp;[.AC38]&amp;&quot;x+&quot;&amp;[.AD38]&amp;&quot;)&quot;" office:value-type="string" office:string-value="9(9x+7)" calcext:value-type="string">
            <text:p>9(9x+7)</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 office:value-type="float" office:value="2" calcext:value-type="float">
            <text:p>2</text:p>
          </table:table-cell>
          <table:table-cell table:style-name="ce150" office:value-type="string" calcext:value-type="string">
            <text:p>;</text:p>
          </table:table-cell>
          <table:table-cell table:style-name="ce40" table:formula="of:=RANDBETWEEN(1;5)" office:value-type="float" office:value="3" calcext:value-type="float">
            <text:p>3</text:p>
          </table:table-cell>
          <table:table-cell table:style-name="ce40" office:value-type="string" calcext:value-type="string">
            <text:p>;</text:p>
          </table:table-cell>
          <table:table-cell table:style-name="ce41" table:formula="of:=RANDBETWEEN(1;6)/10" office:value-type="float" office:value="0.6" calcext:value-type="float">
            <text:p>0,6</text:p>
          </table:table-cell>
          <table:table-cell table:style-name="ce200" office:value-type="string" calcext:value-type="string">
            <text:p>:</text:p>
          </table:table-cell>
          <table:table-cell table:style-name="ce152" table:formula="of:=IF([.AE38]&gt;3;0.25;0.75)" office:value-type="percentage" office:value="0.75" calcext:value-type="percentage">
            <text:p>75 %</text:p>
          </table:table-cell>
          <table:table-cell table:style-name="ce40" office:value-type="string" calcext:value-type="string">
            <text:p>de</text:p>
          </table:table-cell>
          <table:table-cell table:style-name="ce41" table:formula="of:=4*([.AE38]*3-2+RANDBETWEEN(0;2))" office:value-type="float" office:value="8" calcext:value-type="float">
            <text:p>8</text:p>
          </table:table-cell>
          <table:table-cell table:style-name="ce56" office:value-type="string" calcext:value-type="string">
            <text:p>=</text:p>
          </table:table-cell>
          <table:table-cell/>
          <table:table-cell table:style-name="ce164" table:formula="of:=[.A38]" office:value-type="float" office:value="87000" calcext:value-type="float">
            <text:p>8,7E+4</text:p>
          </table:table-cell>
          <table:table-cell table:style-name="ce147" table:formula="of:=[.AB38]*[.AC38]&amp;&quot;x+&quot;&amp;[.AB38]*[.AD38]" office:value-type="string" office:string-value="81x+63" calcext:value-type="string">
            <text:p>81x+63</text:p>
          </table:table-cell>
          <table:table-cell table:style-name="ce147" table:formula="of:=[.J38]*[.L38]*[.N38]&amp;&quot; cm³&quot;" office:value-type="string" office:string-value="3,6 cm³" calcext:value-type="string">
            <text:p>3,6 cm³</text:p>
          </table:table-cell>
          <table:table-cell table:style-name="ce147" table:formula="of:=[.P38]*[.R38]" office:value-type="float" office:value="6" calcext:value-type="float">
            <text:p>6</text:p>
          </table:table-cell>
          <table:table-cell/>
          <table:table-cell table:formula="of:=RANK([.AA38];[.AA34:.AA43])+2" office:value-type="float" office:value="5" calcext:value-type="float">
            <text:p>5</text:p>
          </table:table-cell>
          <table:table-cell table:style-name="ce83" table:formula="of:=RAND()" office:value-type="float" office:value="0.695306661332013" calcext:value-type="float">
            <text:p>0,695306661332013</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formula="of:=RANK([.AF38];[.AF36:.AF41])" office:value-type="float" office:value="1" calcext:value-type="float">
            <text:p>1</text:p>
          </table:table-cell>
          <table:table-cell table:style-name="ce83" table:formula="of:=RAND()" office:value-type="float" office:value="0.986032238305814" calcext:value-type="float">
            <text:p>0,986032238305814</text:p>
          </table:table-cell>
          <table:table-cell table:number-columns-repeated="992"/>
        </table:table-row>
        <table:table-row table:style-name="ro3">
          <table:table-cell table:style-name="ce160" table:formula="of:=ROUNDUP(RAND()*10000;RANDBETWEEN(-3;0))/CHOOSE([.AE39];0.1;0.01;0.0001;10000;100000;1000000)" office:value-type="float" office:value="0.00565" calcext:value-type="float">
            <text:p>0,00565</text:p>
          </table:table-cell>
          <table:table-cell table:style-name="ce40" office:value-type="string" calcext:value-type="string">
            <text:p>=</text:p>
          </table:table-cell>
          <table:table-cell table:style-name="ce41"/>
          <table:table-cell table:style-name="ce42"/>
          <table:table-cell table:style-name="ce144" table:formula="of:=[.AB39]&amp;&quot;(&quot;&amp;[.AC39]&amp;&quot;x-&quot;&amp;[.AD39]&amp;&quot;)&quot;" office:value-type="string" office:string-value="6(2x-5)" calcext:value-type="string">
            <text:p>6(2x-5)</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5)/10" office:value-type="float" office:value="0.1" calcext:value-type="float">
            <text:p>0,1</text:p>
          </table:table-cell>
          <table:table-cell table:style-name="ce150" office:value-type="string" calcext:value-type="string">
            <text:p>;</text:p>
          </table:table-cell>
          <table:table-cell table:style-name="ce40" table:formula="of:=RANDBETWEEN(1;6)" office:value-type="float" office:value="3" calcext:value-type="float">
            <text:p>3</text:p>
          </table:table-cell>
          <table:table-cell table:style-name="ce40" office:value-type="string" calcext:value-type="string">
            <text:p>;</text:p>
          </table:table-cell>
          <table:table-cell table:style-name="ce41" table:formula="of:=RANDBETWEEN(1;5)" office:value-type="float" office:value="2" calcext:value-type="float">
            <text:p>2</text:p>
          </table:table-cell>
          <table:table-cell table:style-name="ce200" office:value-type="string" calcext:value-type="string">
            <text:p>:</text:p>
          </table:table-cell>
          <table:table-cell table:style-name="ce152" table:formula="of:=IF([.AE39]&gt;3;0.25;0.75)" office:value-type="percentage" office:value="0.25" calcext:value-type="percentage">
            <text:p>25 %</text:p>
          </table:table-cell>
          <table:table-cell table:style-name="ce40" office:value-type="string" calcext:value-type="string">
            <text:p>de</text:p>
          </table:table-cell>
          <table:table-cell table:style-name="ce41" table:formula="of:=4*([.AE39]*3-2+RANDBETWEEN(0;2))" office:value-type="float" office:value="72" calcext:value-type="float">
            <text:p>72</text:p>
          </table:table-cell>
          <table:table-cell table:style-name="ce56" office:value-type="string" calcext:value-type="string">
            <text:p>=</text:p>
          </table:table-cell>
          <table:table-cell/>
          <table:table-cell table:style-name="ce164" table:formula="of:=[.A39]" office:value-type="float" office:value="0.00565" calcext:value-type="float">
            <text:p>5,65E-3</text:p>
          </table:table-cell>
          <table:table-cell table:style-name="ce147" table:formula="of:=[.AB39]*[.AC39]&amp;&quot;x-&quot;&amp;[.AB39]*[.AD39]" office:value-type="string" office:string-value="12x-30" calcext:value-type="string">
            <text:p>12x-30</text:p>
          </table:table-cell>
          <table:table-cell table:style-name="ce147" table:formula="of:=[.J39]*[.L39]*[.N39]&amp;&quot; cm³&quot;" office:value-type="string" office:string-value="0,6 cm³" calcext:value-type="string">
            <text:p>0,6 cm³</text:p>
          </table:table-cell>
          <table:table-cell table:style-name="ce147" table:formula="of:=[.P39]*[.R39]" office:value-type="float" office:value="18" calcext:value-type="float">
            <text:p>18</text:p>
          </table:table-cell>
          <table:table-cell/>
          <table:table-cell table:formula="of:=RANK([.AA39];[.AA34:.AA43])+2" office:value-type="float" office:value="12" calcext:value-type="float">
            <text:p>12</text:p>
          </table:table-cell>
          <table:table-cell table:style-name="ce83" table:formula="of:=RAND()" office:value-type="float" office:value="0.00975874536452625" calcext:value-type="float">
            <text:p>0,00975874536452625</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formula="of:=RANK([.AF39];[.AF36:.AF41])" office:value-type="float" office:value="6" calcext:value-type="float">
            <text:p>6</text:p>
          </table:table-cell>
          <table:table-cell table:style-name="ce83" table:formula="of:=RAND()" office:value-type="float" office:value="0.048616947182315" calcext:value-type="float">
            <text:p>0,048616947182315</text:p>
          </table:table-cell>
          <table:table-cell table:number-columns-repeated="992"/>
        </table:table-row>
        <table:table-row table:style-name="ro3">
          <table:table-cell table:style-name="ce160" table:formula="of:=ROUNDUP(RAND()*10000;RANDBETWEEN(-3;0))/CHOOSE([.AE40];0.1;0.01;0.0001;10000;100000;1000000)" office:value-type="float" office:value="0.01" calcext:value-type="float">
            <text:p>0,01</text:p>
          </table:table-cell>
          <table:table-cell table:style-name="ce40" office:value-type="string" calcext:value-type="string">
            <text:p>=</text:p>
          </table:table-cell>
          <table:table-cell table:style-name="ce41"/>
          <table:table-cell table:style-name="ce42"/>
          <table:table-cell table:style-name="ce144" table:formula="of:=[.AB40]&amp;&quot;x(&quot;&amp;[.AC40]&amp;&quot;x+&quot;&amp;[.AD40]&amp;&quot;)&quot;" office:value-type="string" office:string-value="7x(7x+4)" calcext:value-type="string">
            <text:p>7x(7x+4)</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1;6)" office:value-type="float" office:value="6" calcext:value-type="float">
            <text:p>6</text:p>
          </table:table-cell>
          <table:table-cell table:style-name="ce150" office:value-type="string" calcext:value-type="string">
            <text:p>;</text:p>
          </table:table-cell>
          <table:table-cell table:style-name="ce40" table:formula="of:=RANDBETWEEN(1;5)/10" office:value-type="float" office:value="0.1" calcext:value-type="float">
            <text:p>0,1</text:p>
          </table:table-cell>
          <table:table-cell table:style-name="ce40" office:value-type="string" calcext:value-type="string">
            <text:p>;</text:p>
          </table:table-cell>
          <table:table-cell table:style-name="ce41" table:formula="of:=RANDBETWEEN(1;5)" office:value-type="float" office:value="5" calcext:value-type="float">
            <text:p>5</text:p>
          </table:table-cell>
          <table:table-cell table:style-name="ce200" office:value-type="string" calcext:value-type="string">
            <text:p>:</text:p>
          </table:table-cell>
          <table:table-cell table:style-name="ce152" table:formula="of:=IF([.AE40]&gt;3;0.25;0.75)" office:value-type="percentage" office:value="0.25" calcext:value-type="percentage">
            <text:p>25 %</text:p>
          </table:table-cell>
          <table:table-cell table:style-name="ce40" office:value-type="string" calcext:value-type="string">
            <text:p>de</text:p>
          </table:table-cell>
          <table:table-cell table:style-name="ce41" table:formula="of:=4*([.AE40]*3-2+RANDBETWEEN(0;2))" office:value-type="float" office:value="56" calcext:value-type="float">
            <text:p>56</text:p>
          </table:table-cell>
          <table:table-cell table:style-name="ce56" office:value-type="string" calcext:value-type="string">
            <text:p>=</text:p>
          </table:table-cell>
          <table:table-cell/>
          <table:table-cell table:style-name="ce164" table:formula="of:=[.A40]" office:value-type="float" office:value="0.01" calcext:value-type="float">
            <text:p>1E-2</text:p>
          </table:table-cell>
          <table:table-cell table:style-name="ce147" table:formula="of:=[.AB40]*[.AC40]&amp;&quot;x²+&quot;&amp;[.AB40]*[.AD40]&amp;&quot;x&quot;" office:value-type="string" office:string-value="49x²+28x" calcext:value-type="string">
            <text:p>49x²+28x</text:p>
          </table:table-cell>
          <table:table-cell table:style-name="ce147" table:formula="of:=[.J40]*[.L40]*[.N40]&amp;&quot; cm³&quot;" office:value-type="string" office:string-value="3 cm³" calcext:value-type="string">
            <text:p>3 cm³</text:p>
          </table:table-cell>
          <table:table-cell table:style-name="ce147" table:formula="of:=[.P40]*[.R40]" office:value-type="float" office:value="14" calcext:value-type="float">
            <text:p>14</text:p>
          </table:table-cell>
          <table:table-cell/>
          <table:table-cell table:formula="of:=RANK([.AA40];[.AA34:.AA43])+2" office:value-type="float" office:value="3" calcext:value-type="float">
            <text:p>3</text:p>
          </table:table-cell>
          <table:table-cell table:style-name="ce83" table:formula="of:=RAND()" office:value-type="float" office:value="0.856925069328695" calcext:value-type="float">
            <text:p>0,856925069328695</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formula="of:=RANK([.AF40];[.AF36:.AF41])" office:value-type="float" office:value="5" calcext:value-type="float">
            <text:p>5</text:p>
          </table:table-cell>
          <table:table-cell table:style-name="ce83" table:formula="of:=RAND()" office:value-type="float" office:value="0.133008243959015" calcext:value-type="float">
            <text:p>0,133008243959015</text:p>
          </table:table-cell>
          <table:table-cell table:number-columns-repeated="992"/>
        </table:table-row>
        <table:table-row table:style-name="ro3">
          <table:table-cell table:style-name="ce160" table:formula="of:=ROUNDUP(RAND()*10000;RANDBETWEEN(-3;0))/CHOOSE([.AE41];0.1;0.01;0.0001;10000;100000;1000000)" office:value-type="float" office:value="22000000" calcext:value-type="float">
            <text:p>22000000</text:p>
          </table:table-cell>
          <table:table-cell table:style-name="ce40" office:value-type="string" calcext:value-type="string">
            <text:p>=</text:p>
          </table:table-cell>
          <table:table-cell table:style-name="ce41"/>
          <table:table-cell table:style-name="ce42"/>
          <table:table-cell table:style-name="ce144" table:formula="of:=[.AB41]&amp;&quot;x(&quot;&amp;[.AC41]&amp;&quot;-&quot;&amp;[.AD41]&amp;&quot;x)&quot;" office:value-type="string" office:string-value="5x(9-4x)" calcext:value-type="string">
            <text:p>5x(9-4x)</text:p>
          </table:table-cell>
          <table:table-cell table:style-name="ce137" office:value-type="string" calcext:value-type="string">
            <text:p>=</text:p>
          </table:table-cell>
          <table:table-cell table:style-name="ce137"/>
          <table:table-cell table:style-name="ce42"/>
          <table:table-cell table:style-name="ce39" office:value-type="string" calcext:value-type="string">
            <text:p>Volume du pavé :</text:p>
          </table:table-cell>
          <table:table-cell table:style-name="ce40" table:formula="of:=RANDBETWEEN(2;6)/10" office:value-type="float" office:value="0.2" calcext:value-type="float">
            <text:p>0,2</text:p>
          </table:table-cell>
          <table:table-cell table:style-name="ce150" office:value-type="string" calcext:value-type="string">
            <text:p>;</text:p>
          </table:table-cell>
          <table:table-cell table:style-name="ce40" table:formula="of:=RANDBETWEEN(2;6)" office:value-type="float" office:value="4" calcext:value-type="float">
            <text:p>4</text:p>
          </table:table-cell>
          <table:table-cell table:style-name="ce40" office:value-type="string" calcext:value-type="string">
            <text:p>;</text:p>
          </table:table-cell>
          <table:table-cell table:style-name="ce41" table:formula="of:=RANDBETWEEN(2;5)/10" office:value-type="float" office:value="0.3" calcext:value-type="float">
            <text:p>0,3</text:p>
          </table:table-cell>
          <table:table-cell table:style-name="ce200" office:value-type="string" calcext:value-type="string">
            <text:p>:</text:p>
          </table:table-cell>
          <table:table-cell table:style-name="ce152" table:formula="of:=IF([.AE41]&gt;3;0.25;0.75)" office:value-type="percentage" office:value="0.75" calcext:value-type="percentage">
            <text:p>75 %</text:p>
          </table:table-cell>
          <table:table-cell table:style-name="ce40" office:value-type="string" calcext:value-type="string">
            <text:p>de</text:p>
          </table:table-cell>
          <table:table-cell table:style-name="ce41" table:formula="of:=4*([.AE41]*3-2+RANDBETWEEN(0;2))" office:value-type="float" office:value="36" calcext:value-type="float">
            <text:p>36</text:p>
          </table:table-cell>
          <table:table-cell table:style-name="ce56" office:value-type="string" calcext:value-type="string">
            <text:p>=</text:p>
          </table:table-cell>
          <table:table-cell/>
          <table:table-cell table:style-name="ce164" table:formula="of:=[.A41]" office:value-type="float" office:value="22000000" calcext:value-type="float">
            <text:p>2,2E+7</text:p>
          </table:table-cell>
          <table:table-cell table:style-name="ce147" table:formula="of:=[.AB41]*[.AC41]&amp;&quot;x-&quot;&amp;[.AB41]*[.AD41]&amp;&quot;x²&quot;" office:value-type="string" office:string-value="45x-20x²" calcext:value-type="string">
            <text:p>45x-20x²</text:p>
          </table:table-cell>
          <table:table-cell table:style-name="ce147" table:formula="of:=[.J41]*[.L41]*[.N41]&amp;&quot; cm³&quot;" office:value-type="string" office:string-value="0,24 cm³" calcext:value-type="string">
            <text:p>0,24 cm³</text:p>
          </table:table-cell>
          <table:table-cell table:style-name="ce147" table:formula="of:=[.P41]*[.R41]" office:value-type="float" office:value="27" calcext:value-type="float">
            <text:p>27</text:p>
          </table:table-cell>
          <table:table-cell/>
          <table:table-cell table:formula="of:=RANK([.AA41];[.AA34:.AA43])+2" office:value-type="float" office:value="9" calcext:value-type="float">
            <text:p>9</text:p>
          </table:table-cell>
          <table:table-cell table:style-name="ce83" table:formula="of:=RAND()" office:value-type="float" office:value="0.17866751128721" calcext:value-type="float">
            <text:p>0,17866751128721</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style-name="ce15" table:formula="of:=RANDBETWEEN(2;9)" office:value-type="float" office:value="4" calcext:value-type="float">
            <text:p>4</text:p>
          </table:table-cell>
          <table:table-cell table:formula="of:=RANK([.AF41];[.AF36:.AF41])" office:value-type="float" office:value="3" calcext:value-type="float">
            <text:p>3</text:p>
          </table:table-cell>
          <table:table-cell table:style-name="ce83" table:formula="of:=RAND()" office:value-type="float" office:value="0.619259210456988" calcext:value-type="float">
            <text:p>0,619259210456988</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7" table:number-rows-spanned="1">
            <text:p>😕 <text:s text:c="3"/>😃 <text:s text:c="3"/>😎</text:p>
          </table:table-cell>
          <table:covered-table-cell table:style-name="ce5"/>
          <table:covered-table-cell table:number-columns-repeated="5"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table-cell office:value-type="string" calcext:value-type="string">
            <text:p>E signifie ×10^</text:p>
          </table:table-cell>
          <table:table-cell table:number-columns-repeated="4"/>
          <table:table-cell table:formula="of:=RANK([.AA42];[.AA34:.AA43])+2" office:value-type="float" office:value="10" calcext:value-type="float">
            <text:p>10</text:p>
          </table:table-cell>
          <table:table-cell table:style-name="ce83" table:formula="of:=RAND()" office:value-type="float" office:value="0.137249582685964" calcext:value-type="float">
            <text:p>0,137249582685964</text:p>
          </table:table-cell>
          <table:table-cell table:number-columns-repeated="997"/>
        </table:table-row>
        <table:table-row table:style-name="ro4">
          <table:table-cell table:number-columns-repeated="25"/>
          <table:table-cell table:formula="of:=RANK([.AA43];[.AA34:.AA43])+2" office:value-type="float" office:value="8" calcext:value-type="float">
            <text:p>8</text:p>
          </table:table-cell>
          <table:table-cell table:style-name="ce83" table:formula="of:=RAND()" office:value-type="float" office:value="0.212910564902249" calcext:value-type="float">
            <text:p>0,212910564902249</text:p>
          </table:table-cell>
          <table:table-cell table:number-columns-repeated="997"/>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Noire 1" table:style-name="ta7" table:print-ranges="'Ceinture Noire 1'.A1:'Ceinture Noire 1'.Q44 'Ceinture Noire 1'.S1:'Ceinture Noire 1'.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9" form:id="control9"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1?language=Basic&amp;location=document" xlink:type="simple"/>
              </office:event-listeners>
            </form:button>
          </form:form>
        </office:forms>
        <table:shapes>
          <draw:control draw:z-index="0" draw:style-name="gr7" draw:text-style-name="P2" svg:width="1.651cm" svg:height="0.749cm" svg:x="53.884cm" svg:y="0.377cm" draw:control="control9"/>
        </table:shapes>
        <table:table-column table:style-name="co22" table:default-cell-style-name="Default"/>
        <table:table-column table:style-name="co2" table:default-cell-style-name="Default"/>
        <table:table-column table:style-name="co89" table:default-cell-style-name="Default"/>
        <table:table-column table:style-name="co15" table:default-cell-style-name="Default"/>
        <table:table-column table:style-name="co29"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98" table:default-cell-style-name="Default"/>
        <table:table-column table:style-name="co95" table:default-cell-style-name="Default"/>
        <table:table-column table:style-name="co119" table:default-cell-style-name="Default"/>
        <table:table-column table:style-name="co120" table:default-cell-style-name="Default"/>
        <table:table-column table:style-name="co110" table:default-cell-style-name="Default"/>
        <table:table-column table:style-name="co55" table:default-cell-style-name="Default"/>
        <table:table-column table:style-name="co83" table:default-cell-style-name="Default"/>
        <table:table-column table:style-name="co32" table:default-cell-style-name="Default"/>
        <table:table-column table:style-name="co121" table:default-cell-style-name="Default"/>
        <table:table-column table:style-name="co73" table:default-cell-style-name="Default"/>
        <table:table-column table:style-name="co122" table:default-cell-style-name="Default"/>
        <table:table-column table:style-name="co53" table:default-cell-style-name="Default"/>
        <table:table-column table:style-name="co47" table:default-cell-style-name="Default"/>
        <table:table-column table:style-name="co123" table:default-cell-style-name="Default"/>
        <table:table-column table:style-name="co18" table:default-cell-style-name="Default"/>
        <table:table-column table:style-name="co124" table:default-cell-style-name="Default"/>
        <table:table-column table:style-name="co125" table:default-cell-style-name="Default"/>
        <table:table-column table:style-name="co126" table:number-columns-repeated="2" table:default-cell-style-name="Default"/>
        <table:table-column table:style-name="co127" table:default-cell-style-name="Default"/>
        <table:table-column table:style-name="co49" table:default-cell-style-name="Default"/>
        <table:table-column table:style-name="co128" table:default-cell-style-name="Default"/>
        <table:table-column table:style-name="co17" table:number-columns-repeated="992" table:default-cell-style-name="Default"/>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Y1];[.Y1:.Y10])+2" office:value-type="float" office:value="7" calcext:value-type="float">
            <text:p>7</text:p>
          </table:table-cell>
          <table:table-cell table:style-name="ce83" table:formula="of:=RAND()" office:value-type="float" office:value="0.423808245424276" calcext:value-type="float">
            <text:p>0,423808245424276</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uot;v&quot;&amp;ROUND(RAND()*10000;0)" office:value-type="string" office:string-value="v9547" calcext:value-type="string">
            <text:p>v9547</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Y1:.Y10])+2" office:value-type="float" office:value="6" calcext:value-type="float">
            <text:p>6</text:p>
          </table:table-cell>
          <table:table-cell table:style-name="ce83" table:formula="of:=RAND()" office:value-type="float" office:value="0.599469122437258" calcext:value-type="float">
            <text:p>0,599469122437258</text:p>
          </table:table-cell>
          <table:table-cell table:number-columns-repeated="998"/>
        </table:table-row>
        <table:table-row table:style-name="ro1">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1]" office:value-type="string" office:string-value="AA" calcext:value-type="string">
            <text:p>AA</text:p>
          </table:table-cell>
          <table:table-cell table:style-name="ce96"/>
          <table:table-cell table:style-name="ce99" table:formula="of:=[.Q2]" office:value-type="string" office:string-value="v9547" calcext:value-type="string">
            <text:p>v9547</text:p>
          </table:table-cell>
          <table:table-cell table:style-name="ce83"/>
          <table:table-cell table:formula="of:=RANK([.Y3];[.Y1:.Y10])+2" office:value-type="float" office:value="11" calcext:value-type="float">
            <text:p>11</text:p>
          </table:table-cell>
          <table:table-cell table:style-name="ce83" table:formula="of:=RAND()" office:value-type="float" office:value="0.0805729798595459" calcext:value-type="float">
            <text:p>0,0805729798595459</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3];[.AE3:.AE8])" office:value-type="float" office:value="1" calcext:value-type="float">
            <text:p>1</text:p>
          </table:table-cell>
          <table:table-cell table:style-name="ce83" table:formula="of:=RAND()" office:value-type="float" office:value="0.695448330473393" calcext:value-type="float">
            <text:p>0,695448330473393</text:p>
          </table:table-cell>
          <table:table-cell table:style-name="ce83" table:number-columns-repeated="992"/>
        </table:table-row>
        <table:table-row table:style-name="ro3">
          <table:table-cell table:style-name="ce4"/>
          <table:table-cell table:style-name="ce14" office:value-type="string" calcext:value-type="string">
            <text:p>≤</text:p>
          </table:table-cell>
          <table:table-cell table:style-name="ce14" table:formula="of:=&quot;√&quot;&amp;[.Z4]" office:value-type="string" office:string-value="√173" calcext:value-type="string">
            <text:p>√173</text:p>
          </table:table-cell>
          <table:table-cell table:style-name="ce41" office:value-type="string" calcext:value-type="string">
            <text:p>&lt;</text:p>
          </table:table-cell>
          <table:table-cell table:style-name="ce4" table:formula="of:=[.AD4]*4-3+RANDBETWEEN(0;3)+10" office:value-type="float" office:value="29" calcext:value-type="float">
            <text:p>29</text:p>
          </table:table-cell>
          <table:table-cell table:style-name="ce7" office:value-type="string" calcext:value-type="string">
            <text:p>÷</text:p>
          </table:table-cell>
          <table:table-cell table:style-name="ce9" table:formula="of:=[.X4]-1" office:value-type="float" office:value="9" calcext:value-type="float">
            <text:p>9</text:p>
          </table:table-cell>
          <table:table-cell table:style-name="ce10" office:value-type="string" calcext:value-type="string">
            <text:p>Q= <text:s text:c="7"/>R=</text:p>
          </table:table-cell>
          <table:table-cell table:style-name="ce167" table:formula="of:=&quot;x + &quot;&amp;[.AA4]" office:value-type="string" office:string-value="x + 8" calcext:value-type="string">
            <text:p>x + 8</text:p>
          </table:table-cell>
          <table:table-cell table:style-name="ce149" office:value-type="string" calcext:value-type="string">
            <text:p>pour x =</text:p>
          </table:table-cell>
          <table:table-cell table:style-name="ce168" table:formula="of:=-RANDBETWEEN(0;9)"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15" calcext:value-type="float">
            <text:p>15 cm²</text:p>
          </table:table-cell>
          <table:table-cell table:style-name="ce47" office:value-type="string" calcext:value-type="string">
            <text:p>h=</text:p>
          </table:table-cell>
          <table:table-cell table:style-name="ce171" table:formula="of:=RANDBETWEEN(1;20)" office:value-type="float" office:value="1" calcext:value-type="float">
            <text:p>1 cm</text:p>
          </table:table-cell>
          <table:table-cell table:style-name="ce172" office:value-type="string" calcext:value-type="string">
            <text:p>V = </text:p>
          </table:table-cell>
          <table:table-cell/>
          <table:table-cell table:style-name="ce147" table:formula="of:=ROUNDDOWN(SQRT([.Z4]))&amp;&quot;;&quot;&amp;(ROUNDDOWN(SQRT([.Z4]))+1)" office:value-type="string" office:string-value="13;14" calcext:value-type="string">
            <text:p>13;14</text:p>
          </table:table-cell>
          <table:table-cell table:style-name="ce57" table:formula="of:=&quot;Q=&quot;&amp;QUOTIENT([.E4];[.G4])&amp;&quot;  R=&quot;&amp;MOD([.E4];[.G4])" office:value-type="string" office:string-value="Q=3  R=2" calcext:value-type="string">
            <text:p>Q=3 <text:s/>R=2</text:p>
          </table:table-cell>
          <table:table-cell table:style-name="ce57" table:formula="of:=[.K4]+[.AA4]" office:value-type="float" office:value="5" calcext:value-type="float">
            <text:p>5</text:p>
          </table:table-cell>
          <table:table-cell table:style-name="ce174" table:formula="of:=[.N4]*[.P4]" office:value-type="float" office:value="15" calcext:value-type="float">
            <text:p>15 cm³</text:p>
          </table:table-cell>
          <table:table-cell/>
          <table:table-cell table:formula="of:=RANK([.Y4];[.Y1:.Y10])+2" office:value-type="float" office:value="10" calcext:value-type="float">
            <text:p>10</text:p>
          </table:table-cell>
          <table:table-cell table:style-name="ce83" table:formula="of:=RAND()" office:value-type="float" office:value="0.182646846641656" calcext:value-type="float">
            <text:p>0,182646846641656</text:p>
          </table:table-cell>
          <table:table-cell table:formula="of:=([.AD4]*35-34)+RANDBETWEEN(0;34)" office:value-type="float" office:value="173" calcext:value-type="float">
            <text:p>173</text:p>
          </table:table-cell>
          <table:table-cell table:style-name="ce15" table:formula="of:=RANDBETWEEN(1;9)" office:value-type="float" office:value="8" calcext:value-type="float">
            <text:p>8</text:p>
          </table:table-cell>
          <table:table-cell table:style-name="ce175" table:formula="of:=RANDBETWEEN(2;5)" office:value-type="float" office:value="5" calcext:value-type="float">
            <text:p>5</text:p>
          </table:table-cell>
          <table:table-cell table:style-name="ce175" table:formula="of:=RANDBETWEEN(2;4)" office:value-type="float" office:value="3" calcext:value-type="float">
            <text:p>3</text:p>
          </table:table-cell>
          <table:table-cell table:formula="of:=RANK([.AE4];[.AE3:.AE8])" office:value-type="float" office:value="5" calcext:value-type="float">
            <text:p>5</text:p>
          </table:table-cell>
          <table:table-cell table:style-name="ce83" table:formula="of:=RAND()" office:value-type="float" office:value="0.310483150641655" calcext:value-type="float">
            <text:p>0,31048315064165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5]" office:value-type="string" office:string-value="√133" calcext:value-type="string">
            <text:p>√133</text:p>
          </table:table-cell>
          <table:table-cell table:style-name="ce41" office:value-type="string" calcext:value-type="string">
            <text:p>&lt;</text:p>
          </table:table-cell>
          <table:table-cell table:style-name="ce4" table:formula="of:=[.AD5]*4-3+RANDBETWEEN(0;3)+10" office:value-type="float" office:value="26" calcext:value-type="float">
            <text:p>26</text:p>
          </table:table-cell>
          <table:table-cell table:style-name="ce7" office:value-type="string" calcext:value-type="string">
            <text:p>÷</text:p>
          </table:table-cell>
          <table:table-cell table:style-name="ce9" table:formula="of:=[.X5]-1" office:value-type="float" office:value="11" calcext:value-type="float">
            <text:p>11</text:p>
          </table:table-cell>
          <table:table-cell table:style-name="ce10" office:value-type="string" calcext:value-type="string">
            <text:p>Q= <text:s text:c="7"/>R=</text:p>
          </table:table-cell>
          <table:table-cell table:style-name="ce167" table:formula="of:=[.AB5]&amp;&quot;x + &quot;&amp;[.AA5]" office:value-type="string" office:string-value="4x + 3" calcext:value-type="string">
            <text:p>4x + 3</text:p>
          </table:table-cell>
          <table:table-cell table:style-name="ce149" office:value-type="string" calcext:value-type="string">
            <text:p>pour x =</text:p>
          </table:table-cell>
          <table:table-cell table:style-name="ce168" table:formula="of:=-RANDBETWEEN(0;9)" office:value-type="float" office:value="-7" calcext:value-type="float">
            <text:p>-7</text:p>
          </table:table-cell>
          <table:table-cell table:style-name="ce169"/>
          <table:table-cell table:style-name="ce50" office:value-type="string" calcext:value-type="string">
            <text:p>b=</text:p>
          </table:table-cell>
          <table:table-cell table:style-name="ce170" table:formula="of:=RANDBETWEEN(1;20)" office:value-type="float" office:value="8" calcext:value-type="float">
            <text:p>8 cm²</text:p>
          </table:table-cell>
          <table:table-cell table:style-name="ce47" office:value-type="string" calcext:value-type="string">
            <text:p>h=</text:p>
          </table:table-cell>
          <table:table-cell table:style-name="ce171" table:formula="of:=RANDBETWEEN(1;20)" office:value-type="float" office:value="3" calcext:value-type="float">
            <text:p>3 cm</text:p>
          </table:table-cell>
          <table:table-cell table:style-name="ce172" office:value-type="string" calcext:value-type="string">
            <text:p>V = </text:p>
          </table:table-cell>
          <table:table-cell/>
          <table:table-cell table:style-name="ce147" table:formula="of:=ROUNDDOWN(SQRT([.Z5]))&amp;&quot;;&quot;&amp;(ROUNDDOWN(SQRT([.Z5]))+1)" office:value-type="string" office:string-value="11;12" calcext:value-type="string">
            <text:p>11;12</text:p>
          </table:table-cell>
          <table:table-cell table:style-name="ce57" table:formula="of:=&quot;Q=&quot;&amp;QUOTIENT([.E5];[.G5])&amp;&quot;  R=&quot;&amp;MOD([.E5];[.G5])" office:value-type="string" office:string-value="Q=2  R=4" calcext:value-type="string">
            <text:p>Q=2 <text:s/>R=4</text:p>
          </table:table-cell>
          <table:table-cell table:style-name="ce57" table:formula="of:=[.AB5]*[.K5]+[.AA5]" office:value-type="float" office:value="-25" calcext:value-type="float">
            <text:p>-25</text:p>
          </table:table-cell>
          <table:table-cell table:style-name="ce174" table:formula="of:=[.N5]*[.P5]" office:value-type="float" office:value="24" calcext:value-type="float">
            <text:p>24 cm³</text:p>
          </table:table-cell>
          <table:table-cell/>
          <table:table-cell table:formula="of:=RANK([.Y5];[.Y1:.Y10])+2" office:value-type="float" office:value="12" calcext:value-type="float">
            <text:p>12</text:p>
          </table:table-cell>
          <table:table-cell table:style-name="ce83" table:formula="of:=RAND()" office:value-type="float" office:value="0.00379628259920593" calcext:value-type="float">
            <text:p>0,00379628259920593</text:p>
          </table:table-cell>
          <table:table-cell table:formula="of:=([.AD5]*35-34)+RANDBETWEEN(0;34)" office:value-type="float" office:value="133" calcext:value-type="float">
            <text:p>133</text:p>
          </table:table-cell>
          <table:table-cell table:style-name="ce15" table:formula="of:=RANDBETWEEN(1;9)" office:value-type="float" office:value="3" calcext:value-type="float">
            <text:p>3</text:p>
          </table:table-cell>
          <table:table-cell table:style-name="ce175" table:formula="of:=RANDBETWEEN(2;5)" office:value-type="float" office:value="4" calcext:value-type="float">
            <text:p>4</text:p>
          </table:table-cell>
          <table:table-cell table:style-name="ce175" table:formula="of:=RANDBETWEEN(2;5)" office:value-type="float" office:value="2" calcext:value-type="float">
            <text:p>2</text:p>
          </table:table-cell>
          <table:table-cell table:formula="of:=RANK([.AE5];[.AE3:.AE8])" office:value-type="float" office:value="4" calcext:value-type="float">
            <text:p>4</text:p>
          </table:table-cell>
          <table:table-cell table:style-name="ce83" table:formula="of:=RAND()" office:value-type="float" office:value="0.374165189507076" calcext:value-type="float">
            <text:p>0,374165189507076</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6]" office:value-type="string" office:string-value="√105" calcext:value-type="string">
            <text:p>√105</text:p>
          </table:table-cell>
          <table:table-cell table:style-name="ce41" office:value-type="string" calcext:value-type="string">
            <text:p>&lt;</text:p>
          </table:table-cell>
          <table:table-cell table:style-name="ce4" table:formula="of:=[.AD6]*4-3+RANDBETWEEN(0;3)+10" office:value-type="float" office:value="21" calcext:value-type="float">
            <text:p>21</text:p>
          </table:table-cell>
          <table:table-cell table:style-name="ce7" office:value-type="string" calcext:value-type="string">
            <text:p>÷</text:p>
          </table:table-cell>
          <table:table-cell table:style-name="ce9" table:formula="of:=[.X6]-1" office:value-type="float" office:value="4" calcext:value-type="float">
            <text:p>4</text:p>
          </table:table-cell>
          <table:table-cell table:style-name="ce10" office:value-type="string" calcext:value-type="string">
            <text:p>Q= <text:s text:c="7"/>R=</text:p>
          </table:table-cell>
          <table:table-cell table:style-name="ce167" table:formula="of:=&quot;-&quot;&amp;[.AB6]&amp;&quot;x - &quot;&amp;[.AA6]" office:value-type="string" office:string-value="-2x - 6" calcext:value-type="string">
            <text:p>-2x - 6</text:p>
          </table:table-cell>
          <table:table-cell table:style-name="ce149" office:value-type="string" calcext:value-type="string">
            <text:p>pour x =</text:p>
          </table:table-cell>
          <table:table-cell table:style-name="ce168" table:formula="of:=-RANDBETWEEN(0;9)" office:value-type="float" office:value="-4" calcext:value-type="float">
            <text:p>-4</text:p>
          </table:table-cell>
          <table:table-cell table:style-name="ce169"/>
          <table:table-cell table:style-name="ce50" office:value-type="string" calcext:value-type="string">
            <text:p>b=</text:p>
          </table:table-cell>
          <table:table-cell table:style-name="ce170" table:formula="of:=RANDBETWEEN(1;20)" office:value-type="float" office:value="8" calcext:value-type="float">
            <text:p>8 cm²</text:p>
          </table:table-cell>
          <table:table-cell table:style-name="ce47" office:value-type="string" calcext:value-type="string">
            <text:p>h=</text:p>
          </table:table-cell>
          <table:table-cell table:style-name="ce171" table:formula="of:=RANDBETWEEN(1;20)" office:value-type="float" office:value="10" calcext:value-type="float">
            <text:p>10 cm</text:p>
          </table:table-cell>
          <table:table-cell table:style-name="ce172" office:value-type="string" calcext:value-type="string">
            <text:p>V = </text:p>
          </table:table-cell>
          <table:table-cell/>
          <table:table-cell table:style-name="ce147" table:formula="of:=ROUNDDOWN(SQRT([.Z6]))&amp;&quot;;&quot;&amp;(ROUNDDOWN(SQRT([.Z6]))+1)" office:value-type="string" office:string-value="10;11" calcext:value-type="string">
            <text:p>10;11</text:p>
          </table:table-cell>
          <table:table-cell table:style-name="ce57" table:formula="of:=&quot;Q=&quot;&amp;QUOTIENT([.E6];[.G6])&amp;&quot;  R=&quot;&amp;MOD([.E6];[.G6])" office:value-type="string" office:string-value="Q=5  R=1" calcext:value-type="string">
            <text:p>Q=5 <text:s/>R=1</text:p>
          </table:table-cell>
          <table:table-cell table:style-name="ce57" table:formula="of:=-[.AB6]*[.K6]-[.AA6]" office:value-type="float" office:value="2" calcext:value-type="float">
            <text:p>2</text:p>
          </table:table-cell>
          <table:table-cell table:style-name="ce174" table:formula="of:=[.N6]*[.P6]" office:value-type="float" office:value="80" calcext:value-type="float">
            <text:p>80 cm³</text:p>
          </table:table-cell>
          <table:table-cell/>
          <table:table-cell table:formula="of:=RANK([.Y6];[.Y1:.Y10])+2" office:value-type="float" office:value="5" calcext:value-type="float">
            <text:p>5</text:p>
          </table:table-cell>
          <table:table-cell table:style-name="ce83" table:formula="of:=RAND()" office:value-type="float" office:value="0.757668117325492" calcext:value-type="float">
            <text:p>0,757668117325492</text:p>
          </table:table-cell>
          <table:table-cell table:formula="of:=([.AD6]*35-34)+RANDBETWEEN(0;34)" office:value-type="float" office:value="105" calcext:value-type="float">
            <text:p>105</text:p>
          </table:table-cell>
          <table:table-cell table:style-name="ce15" table:formula="of:=RANDBETWEEN(1;9)" office:value-type="float" office:value="6" calcext:value-type="float">
            <text:p>6</text:p>
          </table:table-cell>
          <table:table-cell table:style-name="ce175" table:formula="of:=RANDBETWEEN(2;5)" office:value-type="float" office:value="2" calcext:value-type="float">
            <text:p>2</text:p>
          </table:table-cell>
          <table:table-cell table:style-name="ce175" table:formula="of:=RANDBETWEEN(2;5)" office:value-type="float" office:value="3" calcext:value-type="float">
            <text:p>3</text:p>
          </table:table-cell>
          <table:table-cell table:formula="of:=RANK([.AE6];[.AE3:.AE8])" office:value-type="float" office:value="3" calcext:value-type="float">
            <text:p>3</text:p>
          </table:table-cell>
          <table:table-cell table:style-name="ce83" table:formula="of:=RAND()" office:value-type="float" office:value="0.567256124473264" calcext:value-type="float">
            <text:p>0,56725612447326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7]" office:value-type="string" office:string-value="√42" calcext:value-type="string">
            <text:p>√42</text:p>
          </table:table-cell>
          <table:table-cell table:style-name="ce41" office:value-type="string" calcext:value-type="string">
            <text:p>&lt;</text:p>
          </table:table-cell>
          <table:table-cell table:style-name="ce4" table:formula="of:=[.AD7]*4-3+RANDBETWEEN(0;3)+10" office:value-type="float" office:value="15" calcext:value-type="float">
            <text:p>15</text:p>
          </table:table-cell>
          <table:table-cell table:style-name="ce7" office:value-type="string" calcext:value-type="string">
            <text:p>÷</text:p>
          </table:table-cell>
          <table:table-cell table:style-name="ce9" table:formula="of:=[.X7]-1" office:value-type="float" office:value="2" calcext:value-type="float">
            <text:p>2</text:p>
          </table:table-cell>
          <table:table-cell table:style-name="ce10" office:value-type="string" calcext:value-type="string">
            <text:p>Q= <text:s text:c="7"/>R=</text:p>
          </table:table-cell>
          <table:table-cell table:style-name="ce167" table:formula="of:=&quot;x² - x - &quot;&amp;[.AA7]" office:value-type="string" office:string-value="x² - x - 5" calcext:value-type="string">
            <text:p>x² - x - 5</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19" calcext:value-type="float">
            <text:p>19 cm²</text:p>
          </table:table-cell>
          <table:table-cell table:style-name="ce47" office:value-type="string" calcext:value-type="string">
            <text:p>h=</text:p>
          </table:table-cell>
          <table:table-cell table:style-name="ce171" table:formula="of:=RANDBETWEEN(1;20)" office:value-type="float" office:value="10" calcext:value-type="float">
            <text:p>10 cm</text:p>
          </table:table-cell>
          <table:table-cell table:style-name="ce172" office:value-type="string" calcext:value-type="string">
            <text:p>V = </text:p>
          </table:table-cell>
          <table:table-cell/>
          <table:table-cell table:style-name="ce147" table:formula="of:=ROUNDDOWN(SQRT([.Z7]))&amp;&quot;;&quot;&amp;(ROUNDDOWN(SQRT([.Z7]))+1)" office:value-type="string" office:string-value="6;7" calcext:value-type="string">
            <text:p>6;7</text:p>
          </table:table-cell>
          <table:table-cell table:style-name="ce57" table:formula="of:=&quot;Q=&quot;&amp;QUOTIENT([.E7];[.G7])&amp;&quot;  R=&quot;&amp;MOD([.E7];[.G7])" office:value-type="string" office:string-value="Q=7  R=1" calcext:value-type="string">
            <text:p>Q=7 <text:s/>R=1</text:p>
          </table:table-cell>
          <table:table-cell table:style-name="ce57" table:formula="of:=[.K7]^2-[.K7]-[.AA7]" office:value-type="float" office:value="85" calcext:value-type="float">
            <text:p>85</text:p>
          </table:table-cell>
          <table:table-cell table:style-name="ce174" table:formula="of:=[.N7]*[.P7]" office:value-type="float" office:value="190" calcext:value-type="float">
            <text:p>190 cm³</text:p>
          </table:table-cell>
          <table:table-cell/>
          <table:table-cell table:formula="of:=RANK([.Y7];[.Y1:.Y10])+2" office:value-type="float" office:value="3" calcext:value-type="float">
            <text:p>3</text:p>
          </table:table-cell>
          <table:table-cell table:style-name="ce83" table:formula="of:=RAND()" office:value-type="float" office:value="0.908735198537925" calcext:value-type="float">
            <text:p>0,908735198537925</text:p>
          </table:table-cell>
          <table:table-cell table:formula="of:=([.AD7]*35-34)+RANDBETWEEN(0;34)" office:value-type="float" office:value="42" calcext:value-type="float">
            <text:p>42</text:p>
          </table:table-cell>
          <table:table-cell table:style-name="ce15" table:formula="of:=RANDBETWEEN(1;9)" office:value-type="float" office:value="5" calcext:value-type="float">
            <text:p>5</text:p>
          </table:table-cell>
          <table:table-cell table:style-name="ce175" table:formula="of:=RANDBETWEEN(2;5)" office:value-type="float" office:value="2" calcext:value-type="float">
            <text:p>2</text:p>
          </table:table-cell>
          <table:table-cell table:style-name="ce175" table:formula="of:=RANDBETWEEN(2;5)" office:value-type="float" office:value="4" calcext:value-type="float">
            <text:p>4</text:p>
          </table:table-cell>
          <table:table-cell table:formula="of:=RANK([.AE7];[.AE3:.AE8])" office:value-type="float" office:value="2" calcext:value-type="float">
            <text:p>2</text:p>
          </table:table-cell>
          <table:table-cell table:style-name="ce83" table:formula="of:=RAND()" office:value-type="float" office:value="0.648768497389906" calcext:value-type="float">
            <text:p>0,648768497389906</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8]" office:value-type="string" office:string-value="√187" calcext:value-type="string">
            <text:p>√187</text:p>
          </table:table-cell>
          <table:table-cell table:style-name="ce41" office:value-type="string" calcext:value-type="string">
            <text:p>&lt;</text:p>
          </table:table-cell>
          <table:table-cell table:style-name="ce4" table:formula="of:=[.AD8]*4-3+RANDBETWEEN(0;3)+10" office:value-type="float" office:value="34" calcext:value-type="float">
            <text:p>34</text:p>
          </table:table-cell>
          <table:table-cell table:style-name="ce7" office:value-type="string" calcext:value-type="string">
            <text:p>÷</text:p>
          </table:table-cell>
          <table:table-cell table:style-name="ce9" table:formula="of:=[.X8]-1" office:value-type="float" office:value="8" calcext:value-type="float">
            <text:p>8</text:p>
          </table:table-cell>
          <table:table-cell table:style-name="ce10" office:value-type="string" calcext:value-type="string">
            <text:p>Q= <text:s text:c="7"/>R=</text:p>
          </table:table-cell>
          <table:table-cell table:style-name="ce167" table:formula="of:=[.AC8]&amp;&quot;x² - &quot;&amp;[.AB8]&amp;&quot;x + &quot;&amp;[.AA8]" office:value-type="string" office:string-value="3x² - 2x + 9" calcext:value-type="string">
            <text:p>3x² - 2x + 9</text:p>
          </table:table-cell>
          <table:table-cell table:style-name="ce149" office:value-type="string" calcext:value-type="string">
            <text:p>pour x =</text:p>
          </table:table-cell>
          <table:table-cell table:style-name="ce168" table:formula="of:=-RANDBETWEEN(1;4)" office:value-type="float" office:value="-1" calcext:value-type="float">
            <text:p>-1</text:p>
          </table:table-cell>
          <table:table-cell table:style-name="ce169"/>
          <table:table-cell table:style-name="ce50" office:value-type="string" calcext:value-type="string">
            <text:p>b=</text:p>
          </table:table-cell>
          <table:table-cell table:style-name="ce170" table:formula="of:=RANDBETWEEN(1;20)" office:value-type="float" office:value="14" calcext:value-type="float">
            <text:p>14 cm²</text:p>
          </table:table-cell>
          <table:table-cell table:style-name="ce47" office:value-type="string" calcext:value-type="string">
            <text:p>h=</text:p>
          </table:table-cell>
          <table:table-cell table:style-name="ce171" table:formula="of:=RANDBETWEEN(1;20)" office:value-type="float" office:value="4" calcext:value-type="float">
            <text:p>4 cm</text:p>
          </table:table-cell>
          <table:table-cell table:style-name="ce172" office:value-type="string" calcext:value-type="string">
            <text:p>V = </text:p>
          </table:table-cell>
          <table:table-cell/>
          <table:table-cell table:style-name="ce147" table:formula="of:=ROUNDDOWN(SQRT([.Z8]))&amp;&quot;;&quot;&amp;(ROUNDDOWN(SQRT([.Z8]))+1)" office:value-type="string" office:string-value="13;14" calcext:value-type="string">
            <text:p>13;14</text:p>
          </table:table-cell>
          <table:table-cell table:style-name="ce57" table:formula="of:=&quot;Q=&quot;&amp;QUOTIENT([.E8];[.G8])&amp;&quot;  R=&quot;&amp;MOD([.E8];[.G8])" office:value-type="string" office:string-value="Q=4  R=2" calcext:value-type="string">
            <text:p>Q=4 <text:s/>R=2</text:p>
          </table:table-cell>
          <table:table-cell table:style-name="ce57" table:formula="of:=[.AC8]*[.K8]^2-[.AB8]*[.K8]+[.AA8]" office:value-type="float" office:value="14" calcext:value-type="float">
            <text:p>14</text:p>
          </table:table-cell>
          <table:table-cell table:style-name="ce174" table:formula="of:=[.N8]*[.P8]" office:value-type="float" office:value="56" calcext:value-type="float">
            <text:p>56 cm³</text:p>
          </table:table-cell>
          <table:table-cell/>
          <table:table-cell table:formula="of:=RANK([.Y8];[.Y1:.Y10])+2" office:value-type="float" office:value="9" calcext:value-type="float">
            <text:p>9</text:p>
          </table:table-cell>
          <table:table-cell table:style-name="ce83" table:formula="of:=RAND()" office:value-type="float" office:value="0.283298010291313" calcext:value-type="float">
            <text:p>0,283298010291313</text:p>
          </table:table-cell>
          <table:table-cell table:formula="of:=([.AD8]*35-34)+RANDBETWEEN(0;34)" office:value-type="float" office:value="187" calcext:value-type="float">
            <text:p>187</text:p>
          </table:table-cell>
          <table:table-cell table:style-name="ce15" table:formula="of:=RANDBETWEEN(1;9)" office:value-type="float" office:value="9" calcext:value-type="float">
            <text:p>9</text:p>
          </table:table-cell>
          <table:table-cell table:style-name="ce175" table:formula="of:=RANDBETWEEN(2;5)" office:value-type="float" office:value="2" calcext:value-type="float">
            <text:p>2</text:p>
          </table:table-cell>
          <table:table-cell table:style-name="ce175" table:formula="of:=RANDBETWEEN(2;5)" office:value-type="float" office:value="3" calcext:value-type="float">
            <text:p>3</text:p>
          </table:table-cell>
          <table:table-cell table:formula="of:=RANK([.AE8];[.AE3:.AE8])" office:value-type="float" office:value="6" calcext:value-type="float">
            <text:p>6</text:p>
          </table:table-cell>
          <table:table-cell table:style-name="ce83" table:formula="of:=RAND()" office:value-type="float" office:value="0.00992679757876684" calcext:value-type="float">
            <text:p>0,00992679757876684</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9];[.Y1:.Y10])+2" office:value-type="float" office:value="8" calcext:value-type="float">
            <text:p>8</text:p>
          </table:table-cell>
          <table:table-cell table:style-name="ce83" table:formula="of:=RAND()" office:value-type="float" office:value="0.348364748849365" calcext:value-type="float">
            <text:p>0,348364748849365</text:p>
          </table:table-cell>
          <table:table-cell table:number-columns-repeated="998"/>
        </table:table-row>
        <table:table-row table:style-name="ro4">
          <table:table-cell table:number-columns-repeated="23"/>
          <table:table-cell table:formula="of:=RANK([.Y10];[.Y1:.Y10])+2" office:value-type="float" office:value="4" calcext:value-type="float">
            <text:p>4</text:p>
          </table:table-cell>
          <table:table-cell table:style-name="ce83" table:formula="of:=RAND()" office:value-type="float" office:value="0.899550407232472" calcext:value-type="float">
            <text:p>0,899550407232472</text:p>
          </table:table-cell>
          <table:table-cell table:number-columns-repeated="998"/>
        </table:table-row>
        <table:table-row table:style-name="ro5">
          <table:table-cell table:number-columns-repeated="1023"/>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Y12];[.Y12:.Y21])+2" office:value-type="float" office:value="12" calcext:value-type="float">
            <text:p>12</text:p>
          </table:table-cell>
          <table:table-cell table:style-name="ce83" table:formula="of:=RAND()" office:value-type="float" office:value="0.0898305620532619" calcext:value-type="float">
            <text:p>0,0898305620532619</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2]" office:value-type="string" office:string-value="v9547" calcext:value-type="string">
            <text:p>v9547</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13];[.Y12:.Y21])+2" office:value-type="float" office:value="11" calcext:value-type="float">
            <text:p>11</text:p>
          </table:table-cell>
          <table:table-cell table:style-name="ce83" table:formula="of:=RAND()" office:value-type="float" office:value="0.233349018486466" calcext:value-type="float">
            <text:p>0,233349018486466</text:p>
          </table:table-cell>
          <table:table-cell table:number-columns-repeated="998"/>
        </table:table-row>
        <table:table-row table:style-name="ro3">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12]" office:value-type="string" office:string-value="AB" calcext:value-type="string">
            <text:p>AB</text:p>
          </table:table-cell>
          <table:table-cell table:style-name="ce96"/>
          <table:table-cell table:style-name="ce99" table:formula="of:=[.Q13]" office:value-type="string" office:string-value="v9547" calcext:value-type="string">
            <text:p>v9547</text:p>
          </table:table-cell>
          <table:table-cell table:style-name="ce83"/>
          <table:table-cell table:formula="of:=RANK([.Y14];[.Y12:.Y21])+2" office:value-type="float" office:value="5" calcext:value-type="float">
            <text:p>5</text:p>
          </table:table-cell>
          <table:table-cell table:style-name="ce83" table:formula="of:=RAND()" office:value-type="float" office:value="0.662564826234802" calcext:value-type="float">
            <text:p>0,662564826234802</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14];[.AE14:.AE19])" office:value-type="float" office:value="3" calcext:value-type="float">
            <text:p>3</text:p>
          </table:table-cell>
          <table:table-cell table:style-name="ce83" table:formula="of:=RAND()" office:value-type="float" office:value="0.218817921670631" calcext:value-type="float">
            <text:p>0,21881792167063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5]" office:value-type="string" office:string-value="√41" calcext:value-type="string">
            <text:p>√41</text:p>
          </table:table-cell>
          <table:table-cell table:style-name="ce41" office:value-type="string" calcext:value-type="string">
            <text:p>&lt;</text:p>
          </table:table-cell>
          <table:table-cell table:style-name="ce4" table:formula="of:=[.AD15]*4-3+RANDBETWEEN(0;3)+10" office:value-type="float" office:value="16" calcext:value-type="float">
            <text:p>16</text:p>
          </table:table-cell>
          <table:table-cell table:style-name="ce7" office:value-type="string" calcext:value-type="string">
            <text:p>÷</text:p>
          </table:table-cell>
          <table:table-cell table:style-name="ce9" table:formula="of:=[.X15]-1" office:value-type="float" office:value="9" calcext:value-type="float">
            <text:p>9</text:p>
          </table:table-cell>
          <table:table-cell table:style-name="ce10" office:value-type="string" calcext:value-type="string">
            <text:p>Q= <text:s text:c="7"/>R=</text:p>
          </table:table-cell>
          <table:table-cell table:style-name="ce167" table:formula="of:=&quot;x + &quot;&amp;[.AA15]" office:value-type="string" office:string-value="x + 8" calcext:value-type="string">
            <text:p>x + 8</text:p>
          </table:table-cell>
          <table:table-cell table:style-name="ce149" office:value-type="string" calcext:value-type="string">
            <text:p>pour x =</text:p>
          </table:table-cell>
          <table:table-cell table:style-name="ce168" table:formula="of:=-RANDBETWEEN(0;9)" office:value-type="float" office:value="-5" calcext:value-type="float">
            <text:p>-5</text:p>
          </table:table-cell>
          <table:table-cell table:style-name="ce169"/>
          <table:table-cell table:style-name="ce50" office:value-type="string" calcext:value-type="string">
            <text:p>b=</text:p>
          </table:table-cell>
          <table:table-cell table:style-name="ce170" table:formula="of:=RANDBETWEEN(1;20)" office:value-type="float" office:value="11" calcext:value-type="float">
            <text:p>11 cm²</text:p>
          </table:table-cell>
          <table:table-cell table:style-name="ce47" office:value-type="string" calcext:value-type="string">
            <text:p>h=</text:p>
          </table:table-cell>
          <table:table-cell table:style-name="ce171" table:formula="of:=RANDBETWEEN(1;20)" office:value-type="float" office:value="8" calcext:value-type="float">
            <text:p>8 cm</text:p>
          </table:table-cell>
          <table:table-cell table:style-name="ce172" office:value-type="string" calcext:value-type="string">
            <text:p>V = </text:p>
          </table:table-cell>
          <table:table-cell/>
          <table:table-cell table:style-name="ce147" table:formula="of:=ROUNDDOWN(SQRT([.Z15]))&amp;&quot;;&quot;&amp;(ROUNDDOWN(SQRT([.Z15]))+1)" office:value-type="string" office:string-value="6;7" calcext:value-type="string">
            <text:p>6;7</text:p>
          </table:table-cell>
          <table:table-cell table:style-name="ce57" table:formula="of:=&quot;Q=&quot;&amp;QUOTIENT([.E15];[.G15])&amp;&quot;  R=&quot;&amp;MOD([.E15];[.G15])" office:value-type="string" office:string-value="Q=1  R=7" calcext:value-type="string">
            <text:p>Q=1 <text:s/>R=7</text:p>
          </table:table-cell>
          <table:table-cell table:style-name="ce57" table:formula="of:=[.K15]+[.AA15]" office:value-type="float" office:value="3" calcext:value-type="float">
            <text:p>3</text:p>
          </table:table-cell>
          <table:table-cell table:style-name="ce174" table:formula="of:=[.N15]*[.P15]" office:value-type="float" office:value="88" calcext:value-type="float">
            <text:p>88 cm³</text:p>
          </table:table-cell>
          <table:table-cell/>
          <table:table-cell table:formula="of:=RANK([.Y15];[.Y12:.Y21])+2" office:value-type="float" office:value="10" calcext:value-type="float">
            <text:p>10</text:p>
          </table:table-cell>
          <table:table-cell table:style-name="ce83" table:formula="of:=RAND()" office:value-type="float" office:value="0.250028397330692" calcext:value-type="float">
            <text:p>0,250028397330692</text:p>
          </table:table-cell>
          <table:table-cell table:formula="of:=([.AD15]*35-34)+RANDBETWEEN(0;34)" office:value-type="float" office:value="41" calcext:value-type="float">
            <text:p>41</text:p>
          </table:table-cell>
          <table:table-cell table:style-name="ce15" table:formula="of:=RANDBETWEEN(1;9)" office:value-type="float" office:value="8" calcext:value-type="float">
            <text:p>8</text:p>
          </table:table-cell>
          <table:table-cell table:style-name="ce175" table:formula="of:=RANDBETWEEN(2;5)" office:value-type="float" office:value="4" calcext:value-type="float">
            <text:p>4</text:p>
          </table:table-cell>
          <table:table-cell table:style-name="ce175" table:formula="of:=RANDBETWEEN(2;4)" office:value-type="float" office:value="4" calcext:value-type="float">
            <text:p>4</text:p>
          </table:table-cell>
          <table:table-cell table:formula="of:=RANK([.AE15];[.AE14:.AE19])" office:value-type="float" office:value="2" calcext:value-type="float">
            <text:p>2</text:p>
          </table:table-cell>
          <table:table-cell table:style-name="ce83" table:formula="of:=RAND()" office:value-type="float" office:value="0.459475162157589" calcext:value-type="float">
            <text:p>0,459475162157589</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6]" office:value-type="string" office:string-value="√147" calcext:value-type="string">
            <text:p>√147</text:p>
          </table:table-cell>
          <table:table-cell table:style-name="ce41" office:value-type="string" calcext:value-type="string">
            <text:p>&lt;</text:p>
          </table:table-cell>
          <table:table-cell table:style-name="ce4" table:formula="of:=[.AD16]*4-3+RANDBETWEEN(0;3)+10" office:value-type="float" office:value="30" calcext:value-type="float">
            <text:p>30</text:p>
          </table:table-cell>
          <table:table-cell table:style-name="ce7" office:value-type="string" calcext:value-type="string">
            <text:p>÷</text:p>
          </table:table-cell>
          <table:table-cell table:style-name="ce9" table:formula="of:=[.X16]-1" office:value-type="float" office:value="3" calcext:value-type="float">
            <text:p>3</text:p>
          </table:table-cell>
          <table:table-cell table:style-name="ce10" office:value-type="string" calcext:value-type="string">
            <text:p>Q= <text:s text:c="7"/>R=</text:p>
          </table:table-cell>
          <table:table-cell table:style-name="ce167" table:formula="of:=[.AB16]&amp;&quot;x + &quot;&amp;[.AA16]" office:value-type="string" office:string-value="3x + 9" calcext:value-type="string">
            <text:p>3x + 9</text:p>
          </table:table-cell>
          <table:table-cell table:style-name="ce149" office:value-type="string" calcext:value-type="string">
            <text:p>pour x =</text:p>
          </table:table-cell>
          <table:table-cell table:style-name="ce168" table:formula="of:=-RANDBETWEEN(0;9)" office:value-type="float" office:value="-5" calcext:value-type="float">
            <text:p>-5</text:p>
          </table:table-cell>
          <table:table-cell table:style-name="ce169"/>
          <table:table-cell table:style-name="ce50" office:value-type="string" calcext:value-type="string">
            <text:p>b=</text:p>
          </table:table-cell>
          <table:table-cell table:style-name="ce170" table:formula="of:=RANDBETWEEN(1;20)" office:value-type="float" office:value="7" calcext:value-type="float">
            <text:p>7 cm²</text:p>
          </table:table-cell>
          <table:table-cell table:style-name="ce47" office:value-type="string" calcext:value-type="string">
            <text:p>h=</text:p>
          </table:table-cell>
          <table:table-cell table:style-name="ce171" table:formula="of:=RANDBETWEEN(1;20)" office:value-type="float" office:value="18" calcext:value-type="float">
            <text:p>18 cm</text:p>
          </table:table-cell>
          <table:table-cell table:style-name="ce172" office:value-type="string" calcext:value-type="string">
            <text:p>V = </text:p>
          </table:table-cell>
          <table:table-cell/>
          <table:table-cell table:style-name="ce147" table:formula="of:=ROUNDDOWN(SQRT([.Z16]))&amp;&quot;;&quot;&amp;(ROUNDDOWN(SQRT([.Z16]))+1)" office:value-type="string" office:string-value="12;13" calcext:value-type="string">
            <text:p>12;13</text:p>
          </table:table-cell>
          <table:table-cell table:style-name="ce57" table:formula="of:=&quot;Q=&quot;&amp;QUOTIENT([.E16];[.G16])&amp;&quot;  R=&quot;&amp;MOD([.E16];[.G16])" office:value-type="string" office:string-value="Q=10  R=0" calcext:value-type="string">
            <text:p>Q=10 <text:s/>R=0</text:p>
          </table:table-cell>
          <table:table-cell table:style-name="ce57" table:formula="of:=[.AB16]*[.K16]+[.AA16]" office:value-type="float" office:value="-6" calcext:value-type="float">
            <text:p>-6</text:p>
          </table:table-cell>
          <table:table-cell table:style-name="ce174" table:formula="of:=[.N16]*[.P16]" office:value-type="float" office:value="126" calcext:value-type="float">
            <text:p>126 cm³</text:p>
          </table:table-cell>
          <table:table-cell/>
          <table:table-cell table:formula="of:=RANK([.Y16];[.Y12:.Y21])+2" office:value-type="float" office:value="4" calcext:value-type="float">
            <text:p>4</text:p>
          </table:table-cell>
          <table:table-cell table:style-name="ce83" table:formula="of:=RAND()" office:value-type="float" office:value="0.856430031314715" calcext:value-type="float">
            <text:p>0,856430031314715</text:p>
          </table:table-cell>
          <table:table-cell table:formula="of:=([.AD16]*35-34)+RANDBETWEEN(0;34)" office:value-type="float" office:value="147" calcext:value-type="float">
            <text:p>147</text:p>
          </table:table-cell>
          <table:table-cell table:style-name="ce15" table:formula="of:=RANDBETWEEN(1;9)" office:value-type="float" office:value="9" calcext:value-type="float">
            <text:p>9</text:p>
          </table:table-cell>
          <table:table-cell table:style-name="ce175" table:formula="of:=RANDBETWEEN(2;5)" office:value-type="float" office:value="3" calcext:value-type="float">
            <text:p>3</text:p>
          </table:table-cell>
          <table:table-cell table:style-name="ce175" table:formula="of:=RANDBETWEEN(2;5)" office:value-type="float" office:value="3" calcext:value-type="float">
            <text:p>3</text:p>
          </table:table-cell>
          <table:table-cell table:formula="of:=RANK([.AE16];[.AE14:.AE19])" office:value-type="float" office:value="5" calcext:value-type="float">
            <text:p>5</text:p>
          </table:table-cell>
          <table:table-cell table:style-name="ce83" table:formula="of:=RAND()" office:value-type="float" office:value="0.0506144594459661" calcext:value-type="float">
            <text:p>0,050614459445966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7]" office:value-type="string" office:string-value="√22" calcext:value-type="string">
            <text:p>√22</text:p>
          </table:table-cell>
          <table:table-cell table:style-name="ce41" office:value-type="string" calcext:value-type="string">
            <text:p>&lt;</text:p>
          </table:table-cell>
          <table:table-cell table:style-name="ce4" table:formula="of:=[.AD17]*4-3+RANDBETWEEN(0;3)+10" office:value-type="float" office:value="13" calcext:value-type="float">
            <text:p>13</text:p>
          </table:table-cell>
          <table:table-cell table:style-name="ce7" office:value-type="string" calcext:value-type="string">
            <text:p>÷</text:p>
          </table:table-cell>
          <table:table-cell table:style-name="ce9" table:formula="of:=[.X17]-1" office:value-type="float" office:value="8" calcext:value-type="float">
            <text:p>8</text:p>
          </table:table-cell>
          <table:table-cell table:style-name="ce10" office:value-type="string" calcext:value-type="string">
            <text:p>Q= <text:s text:c="7"/>R=</text:p>
          </table:table-cell>
          <table:table-cell table:style-name="ce167" table:formula="of:=&quot;-&quot;&amp;[.AB17]&amp;&quot;x - &quot;&amp;[.AA17]" office:value-type="string" office:string-value="-2x - 3" calcext:value-type="string">
            <text:p>-2x - 3</text:p>
          </table:table-cell>
          <table:table-cell table:style-name="ce149" office:value-type="string" calcext:value-type="string">
            <text:p>pour x =</text:p>
          </table:table-cell>
          <table:table-cell table:style-name="ce168" table:formula="of:=-RANDBETWEEN(0;9)" office:value-type="float" office:value="-5" calcext:value-type="float">
            <text:p>-5</text:p>
          </table:table-cell>
          <table:table-cell table:style-name="ce169"/>
          <table:table-cell table:style-name="ce50" office:value-type="string" calcext:value-type="string">
            <text:p>b=</text:p>
          </table:table-cell>
          <table:table-cell table:style-name="ce170" table:formula="of:=RANDBETWEEN(1;20)" office:value-type="float" office:value="13" calcext:value-type="float">
            <text:p>13 cm²</text:p>
          </table:table-cell>
          <table:table-cell table:style-name="ce47" office:value-type="string" calcext:value-type="string">
            <text:p>h=</text:p>
          </table:table-cell>
          <table:table-cell table:style-name="ce171" table:formula="of:=RANDBETWEEN(1;20)" office:value-type="float" office:value="10" calcext:value-type="float">
            <text:p>10 cm</text:p>
          </table:table-cell>
          <table:table-cell table:style-name="ce172" office:value-type="string" calcext:value-type="string">
            <text:p>V = </text:p>
          </table:table-cell>
          <table:table-cell/>
          <table:table-cell table:style-name="ce147" table:formula="of:=ROUNDDOWN(SQRT([.Z17]))&amp;&quot;;&quot;&amp;(ROUNDDOWN(SQRT([.Z17]))+1)" office:value-type="string" office:string-value="4;5" calcext:value-type="string">
            <text:p>4;5</text:p>
          </table:table-cell>
          <table:table-cell table:style-name="ce57" table:formula="of:=&quot;Q=&quot;&amp;QUOTIENT([.E17];[.G17])&amp;&quot;  R=&quot;&amp;MOD([.E17];[.G17])" office:value-type="string" office:string-value="Q=1  R=5" calcext:value-type="string">
            <text:p>Q=1 <text:s/>R=5</text:p>
          </table:table-cell>
          <table:table-cell table:style-name="ce57" table:formula="of:=-[.AB17]*[.K17]-[.AA17]" office:value-type="float" office:value="7" calcext:value-type="float">
            <text:p>7</text:p>
          </table:table-cell>
          <table:table-cell table:style-name="ce174" table:formula="of:=[.N17]*[.P17]" office:value-type="float" office:value="130" calcext:value-type="float">
            <text:p>130 cm³</text:p>
          </table:table-cell>
          <table:table-cell/>
          <table:table-cell table:formula="of:=RANK([.Y17];[.Y12:.Y21])+2" office:value-type="float" office:value="9" calcext:value-type="float">
            <text:p>9</text:p>
          </table:table-cell>
          <table:table-cell table:style-name="ce83" table:formula="of:=RAND()" office:value-type="float" office:value="0.29842625585999" calcext:value-type="float">
            <text:p>0,29842625585999</text:p>
          </table:table-cell>
          <table:table-cell table:formula="of:=([.AD17]*35-34)+RANDBETWEEN(0;34)" office:value-type="float" office:value="22" calcext:value-type="float">
            <text:p>22</text:p>
          </table:table-cell>
          <table:table-cell table:style-name="ce15" table:formula="of:=RANDBETWEEN(1;9)" office:value-type="float" office:value="3" calcext:value-type="float">
            <text:p>3</text:p>
          </table:table-cell>
          <table:table-cell table:style-name="ce175" table:formula="of:=RANDBETWEEN(2;5)" office:value-type="float" office:value="2" calcext:value-type="float">
            <text:p>2</text:p>
          </table:table-cell>
          <table:table-cell table:style-name="ce175" table:formula="of:=RANDBETWEEN(2;5)" office:value-type="float" office:value="4" calcext:value-type="float">
            <text:p>4</text:p>
          </table:table-cell>
          <table:table-cell table:formula="of:=RANK([.AE17];[.AE14:.AE19])" office:value-type="float" office:value="1" calcext:value-type="float">
            <text:p>1</text:p>
          </table:table-cell>
          <table:table-cell table:style-name="ce83" table:formula="of:=RAND()" office:value-type="float" office:value="0.523356846092834" calcext:value-type="float">
            <text:p>0,52335684609283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8]" office:value-type="string" office:string-value="√128" calcext:value-type="string">
            <text:p>√128</text:p>
          </table:table-cell>
          <table:table-cell table:style-name="ce41" office:value-type="string" calcext:value-type="string">
            <text:p>&lt;</text:p>
          </table:table-cell>
          <table:table-cell table:style-name="ce4" table:formula="of:=[.AD18]*4-3+RANDBETWEEN(0;3)+10" office:value-type="float" office:value="25" calcext:value-type="float">
            <text:p>25</text:p>
          </table:table-cell>
          <table:table-cell table:style-name="ce7" office:value-type="string" calcext:value-type="string">
            <text:p>÷</text:p>
          </table:table-cell>
          <table:table-cell table:style-name="ce9" table:formula="of:=[.X18]-1" office:value-type="float" office:value="2" calcext:value-type="float">
            <text:p>2</text:p>
          </table:table-cell>
          <table:table-cell table:style-name="ce10" office:value-type="string" calcext:value-type="string">
            <text:p>Q= <text:s text:c="7"/>R=</text:p>
          </table:table-cell>
          <table:table-cell table:style-name="ce167" table:formula="of:=&quot;x² - x - &quot;&amp;[.AA18]" office:value-type="string" office:string-value="x² - x - 8" calcext:value-type="string">
            <text:p>x² - x - 8</text:p>
          </table:table-cell>
          <table:table-cell table:style-name="ce149" office:value-type="string" calcext:value-type="string">
            <text:p>pour x =</text:p>
          </table:table-cell>
          <table:table-cell table:style-name="ce168" table:formula="of:=-RANDBETWEEN(0;9)" office:value-type="float" office:value="-8" calcext:value-type="float">
            <text:p>-8</text:p>
          </table:table-cell>
          <table:table-cell table:style-name="ce169"/>
          <table:table-cell table:style-name="ce50" office:value-type="string" calcext:value-type="string">
            <text:p>b=</text:p>
          </table:table-cell>
          <table:table-cell table:style-name="ce170" table:formula="of:=RANDBETWEEN(1;20)" office:value-type="float" office:value="11" calcext:value-type="float">
            <text:p>11 cm²</text:p>
          </table:table-cell>
          <table:table-cell table:style-name="ce47" office:value-type="string" calcext:value-type="string">
            <text:p>h=</text:p>
          </table:table-cell>
          <table:table-cell table:style-name="ce171" table:formula="of:=RANDBETWEEN(1;20)" office:value-type="float" office:value="13" calcext:value-type="float">
            <text:p>13 cm</text:p>
          </table:table-cell>
          <table:table-cell table:style-name="ce172" office:value-type="string" calcext:value-type="string">
            <text:p>V = </text:p>
          </table:table-cell>
          <table:table-cell/>
          <table:table-cell table:style-name="ce147" table:formula="of:=ROUNDDOWN(SQRT([.Z18]))&amp;&quot;;&quot;&amp;(ROUNDDOWN(SQRT([.Z18]))+1)" office:value-type="string" office:string-value="11;12" calcext:value-type="string">
            <text:p>11;12</text:p>
          </table:table-cell>
          <table:table-cell table:style-name="ce57" table:formula="of:=&quot;Q=&quot;&amp;QUOTIENT([.E18];[.G18])&amp;&quot;  R=&quot;&amp;MOD([.E18];[.G18])" office:value-type="string" office:string-value="Q=12  R=1" calcext:value-type="string">
            <text:p>Q=12 <text:s/>R=1</text:p>
          </table:table-cell>
          <table:table-cell table:style-name="ce57" table:formula="of:=[.K18]^2-[.K18]-[.AA18]" office:value-type="float" office:value="64" calcext:value-type="float">
            <text:p>64</text:p>
          </table:table-cell>
          <table:table-cell table:style-name="ce174" table:formula="of:=[.N18]*[.P18]" office:value-type="float" office:value="143" calcext:value-type="float">
            <text:p>143 cm³</text:p>
          </table:table-cell>
          <table:table-cell/>
          <table:table-cell table:formula="of:=RANK([.Y18];[.Y12:.Y21])+2" office:value-type="float" office:value="3" calcext:value-type="float">
            <text:p>3</text:p>
          </table:table-cell>
          <table:table-cell table:style-name="ce83" table:formula="of:=RAND()" office:value-type="float" office:value="0.946965498193632" calcext:value-type="float">
            <text:p>0,946965498193632</text:p>
          </table:table-cell>
          <table:table-cell table:formula="of:=([.AD18]*35-34)+RANDBETWEEN(0;34)" office:value-type="float" office:value="128" calcext:value-type="float">
            <text:p>128</text:p>
          </table:table-cell>
          <table:table-cell table:style-name="ce15" table:formula="of:=RANDBETWEEN(1;9)" office:value-type="float" office:value="8" calcext:value-type="float">
            <text:p>8</text:p>
          </table:table-cell>
          <table:table-cell table:style-name="ce175" table:formula="of:=RANDBETWEEN(2;5)" office:value-type="float" office:value="3" calcext:value-type="float">
            <text:p>3</text:p>
          </table:table-cell>
          <table:table-cell table:style-name="ce175" table:formula="of:=RANDBETWEEN(2;5)" office:value-type="float" office:value="2" calcext:value-type="float">
            <text:p>2</text:p>
          </table:table-cell>
          <table:table-cell table:formula="of:=RANK([.AE18];[.AE14:.AE19])" office:value-type="float" office:value="4" calcext:value-type="float">
            <text:p>4</text:p>
          </table:table-cell>
          <table:table-cell table:style-name="ce83" table:formula="of:=RAND()" office:value-type="float" office:value="0.0779927610019118" calcext:value-type="float">
            <text:p>0,077992761001911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19]" office:value-type="string" office:string-value="√207" calcext:value-type="string">
            <text:p>√207</text:p>
          </table:table-cell>
          <table:table-cell table:style-name="ce41" office:value-type="string" calcext:value-type="string">
            <text:p>&lt;</text:p>
          </table:table-cell>
          <table:table-cell table:style-name="ce4" table:formula="of:=[.AD19]*4-3+RANDBETWEEN(0;3)+10" office:value-type="float" office:value="31" calcext:value-type="float">
            <text:p>31</text:p>
          </table:table-cell>
          <table:table-cell table:style-name="ce7" office:value-type="string" calcext:value-type="string">
            <text:p>÷</text:p>
          </table:table-cell>
          <table:table-cell table:style-name="ce9" table:formula="of:=[.X19]-1" office:value-type="float" office:value="7" calcext:value-type="float">
            <text:p>7</text:p>
          </table:table-cell>
          <table:table-cell table:style-name="ce10" office:value-type="string" calcext:value-type="string">
            <text:p>Q= <text:s text:c="7"/>R=</text:p>
          </table:table-cell>
          <table:table-cell table:style-name="ce167" table:formula="of:=[.AC19]&amp;&quot;x² - &quot;&amp;[.AB19]&amp;&quot;x + &quot;&amp;[.AA19]" office:value-type="string" office:string-value="2x² - 4x + 6" calcext:value-type="string">
            <text:p>2x² - 4x + 6</text:p>
          </table:table-cell>
          <table:table-cell table:style-name="ce149" office:value-type="string" calcext:value-type="string">
            <text:p>pour x =</text:p>
          </table:table-cell>
          <table:table-cell table:style-name="ce168" table:formula="of:=-RANDBETWEEN(1;4)" office:value-type="float" office:value="-2" calcext:value-type="float">
            <text:p>-2</text:p>
          </table:table-cell>
          <table:table-cell table:style-name="ce169"/>
          <table:table-cell table:style-name="ce50" office:value-type="string" calcext:value-type="string">
            <text:p>b=</text:p>
          </table:table-cell>
          <table:table-cell table:style-name="ce170" table:formula="of:=RANDBETWEEN(1;20)" office:value-type="float" office:value="13" calcext:value-type="float">
            <text:p>13 cm²</text:p>
          </table:table-cell>
          <table:table-cell table:style-name="ce47" office:value-type="string" calcext:value-type="string">
            <text:p>h=</text:p>
          </table:table-cell>
          <table:table-cell table:style-name="ce171" table:formula="of:=RANDBETWEEN(1;20)" office:value-type="float" office:value="12" calcext:value-type="float">
            <text:p>12 cm</text:p>
          </table:table-cell>
          <table:table-cell table:style-name="ce172" office:value-type="string" calcext:value-type="string">
            <text:p>V = </text:p>
          </table:table-cell>
          <table:table-cell/>
          <table:table-cell table:style-name="ce147" table:formula="of:=ROUNDDOWN(SQRT([.Z19]))&amp;&quot;;&quot;&amp;(ROUNDDOWN(SQRT([.Z19]))+1)" office:value-type="string" office:string-value="14;15" calcext:value-type="string">
            <text:p>14;15</text:p>
          </table:table-cell>
          <table:table-cell table:style-name="ce57" table:formula="of:=&quot;Q=&quot;&amp;QUOTIENT([.E19];[.G19])&amp;&quot;  R=&quot;&amp;MOD([.E19];[.G19])" office:value-type="string" office:string-value="Q=4  R=3" calcext:value-type="string">
            <text:p>Q=4 <text:s/>R=3</text:p>
          </table:table-cell>
          <table:table-cell table:style-name="ce57" table:formula="of:=[.AC19]*[.K19]^2-[.AB19]*[.K19]+[.AA19]" office:value-type="float" office:value="22" calcext:value-type="float">
            <text:p>22</text:p>
          </table:table-cell>
          <table:table-cell table:style-name="ce174" table:formula="of:=[.N19]*[.P19]" office:value-type="float" office:value="156" calcext:value-type="float">
            <text:p>156 cm³</text:p>
          </table:table-cell>
          <table:table-cell/>
          <table:table-cell table:formula="of:=RANK([.Y19];[.Y12:.Y21])+2" office:value-type="float" office:value="8" calcext:value-type="float">
            <text:p>8</text:p>
          </table:table-cell>
          <table:table-cell table:style-name="ce83" table:formula="of:=RAND()" office:value-type="float" office:value="0.493522962758508" calcext:value-type="float">
            <text:p>0,493522962758508</text:p>
          </table:table-cell>
          <table:table-cell table:formula="of:=([.AD19]*35-34)+RANDBETWEEN(0;34)" office:value-type="float" office:value="207" calcext:value-type="float">
            <text:p>207</text:p>
          </table:table-cell>
          <table:table-cell table:style-name="ce15" table:formula="of:=RANDBETWEEN(1;9)" office:value-type="float" office:value="6" calcext:value-type="float">
            <text:p>6</text:p>
          </table:table-cell>
          <table:table-cell table:style-name="ce175" table:formula="of:=RANDBETWEEN(2;5)" office:value-type="float" office:value="4" calcext:value-type="float">
            <text:p>4</text:p>
          </table:table-cell>
          <table:table-cell table:style-name="ce175" table:formula="of:=RANDBETWEEN(2;5)" office:value-type="float" office:value="2" calcext:value-type="float">
            <text:p>2</text:p>
          </table:table-cell>
          <table:table-cell table:formula="of:=RANK([.AE19];[.AE14:.AE19])" office:value-type="float" office:value="6" calcext:value-type="float">
            <text:p>6</text:p>
          </table:table-cell>
          <table:table-cell table:style-name="ce83" table:formula="of:=RAND()" office:value-type="float" office:value="0.0212904126149655" calcext:value-type="float">
            <text:p>0,0212904126149655</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20];[.Y12:.Y21])+2" office:value-type="float" office:value="6" calcext:value-type="float">
            <text:p>6</text:p>
          </table:table-cell>
          <table:table-cell table:style-name="ce83" table:formula="of:=RAND()" office:value-type="float" office:value="0.586519106659213" calcext:value-type="float">
            <text:p>0,586519106659213</text:p>
          </table:table-cell>
          <table:table-cell table:number-columns-repeated="998"/>
        </table:table-row>
        <table:table-row table:style-name="ro4">
          <table:table-cell table:number-columns-repeated="23"/>
          <table:table-cell table:formula="of:=RANK([.Y21];[.Y12:.Y21])+2" office:value-type="float" office:value="7" calcext:value-type="float">
            <text:p>7</text:p>
          </table:table-cell>
          <table:table-cell table:style-name="ce83" table:formula="of:=RAND()" office:value-type="float" office:value="0.577246100767485" calcext:value-type="float">
            <text:p>0,577246100767485</text:p>
          </table:table-cell>
          <table:table-cell table:number-columns-repeated="998"/>
        </table:table-row>
        <table:table-row table:style-name="ro5">
          <table:table-cell table:number-columns-repeated="1023"/>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Y23];[.Y23:.Y32])+2" office:value-type="float" office:value="8" calcext:value-type="float">
            <text:p>8</text:p>
          </table:table-cell>
          <table:table-cell table:style-name="ce83" table:formula="of:=RAND()" office:value-type="float" office:value="0.376121632472532" calcext:value-type="float">
            <text:p>0,376121632472532</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2]" office:value-type="string" office:string-value="v9547" calcext:value-type="string">
            <text:p>v9547</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4];[.Y23:.Y32])+2" office:value-type="float" office:value="6" calcext:value-type="float">
            <text:p>6</text:p>
          </table:table-cell>
          <table:table-cell table:style-name="ce83" table:formula="of:=RAND()" office:value-type="float" office:value="0.708379683785305" calcext:value-type="float">
            <text:p>0,708379683785305</text:p>
          </table:table-cell>
          <table:table-cell table:number-columns-repeated="998"/>
        </table:table-row>
        <table:table-row table:style-name="ro3">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23]" office:value-type="string" office:string-value="AC" calcext:value-type="string">
            <text:p>AC</text:p>
          </table:table-cell>
          <table:table-cell table:style-name="ce96"/>
          <table:table-cell table:style-name="ce99" table:formula="of:=[.Q24]" office:value-type="string" office:string-value="v9547" calcext:value-type="string">
            <text:p>v9547</text:p>
          </table:table-cell>
          <table:table-cell table:style-name="ce83"/>
          <table:table-cell table:formula="of:=RANK([.Y25];[.Y23:.Y32])+2" office:value-type="float" office:value="12" calcext:value-type="float">
            <text:p>12</text:p>
          </table:table-cell>
          <table:table-cell table:style-name="ce83" table:formula="of:=RAND()" office:value-type="float" office:value="0.00492195686411826" calcext:value-type="float">
            <text:p>0,00492195686411826</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25];[.AE25:.AE30])" office:value-type="float" office:value="1" calcext:value-type="float">
            <text:p>1</text:p>
          </table:table-cell>
          <table:table-cell table:style-name="ce83" table:formula="of:=RAND()" office:value-type="float" office:value="0.961104349680889" calcext:value-type="float">
            <text:p>0,961104349680889</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6]" office:value-type="string" office:string-value="√155" calcext:value-type="string">
            <text:p>√155</text:p>
          </table:table-cell>
          <table:table-cell table:style-name="ce41" office:value-type="string" calcext:value-type="string">
            <text:p>&lt;</text:p>
          </table:table-cell>
          <table:table-cell table:style-name="ce4" table:formula="of:=[.AD26]*4-3+RANDBETWEEN(0;3)+10" office:value-type="float" office:value="30" calcext:value-type="float">
            <text:p>30</text:p>
          </table:table-cell>
          <table:table-cell table:style-name="ce7" office:value-type="string" calcext:value-type="string">
            <text:p>÷</text:p>
          </table:table-cell>
          <table:table-cell table:style-name="ce9" table:formula="of:=[.X26]-1" office:value-type="float" office:value="2" calcext:value-type="float">
            <text:p>2</text:p>
          </table:table-cell>
          <table:table-cell table:style-name="ce10" office:value-type="string" calcext:value-type="string">
            <text:p>Q= <text:s text:c="7"/>R=</text:p>
          </table:table-cell>
          <table:table-cell table:style-name="ce167" table:formula="of:=&quot;x + &quot;&amp;[.AA26]" office:value-type="string" office:string-value="x + 1" calcext:value-type="string">
            <text:p>x + 1</text:p>
          </table:table-cell>
          <table:table-cell table:style-name="ce149" office:value-type="string" calcext:value-type="string">
            <text:p>pour x =</text:p>
          </table:table-cell>
          <table:table-cell table:style-name="ce168" table:formula="of:=-RANDBETWEEN(0;9)" office:value-type="float" office:value="-6" calcext:value-type="float">
            <text:p>-6</text:p>
          </table:table-cell>
          <table:table-cell table:style-name="ce169"/>
          <table:table-cell table:style-name="ce50" office:value-type="string" calcext:value-type="string">
            <text:p>b=</text:p>
          </table:table-cell>
          <table:table-cell table:style-name="ce170" table:formula="of:=RANDBETWEEN(1;20)" office:value-type="float" office:value="13" calcext:value-type="float">
            <text:p>13 cm²</text:p>
          </table:table-cell>
          <table:table-cell table:style-name="ce47" office:value-type="string" calcext:value-type="string">
            <text:p>h=</text:p>
          </table:table-cell>
          <table:table-cell table:style-name="ce171" table:formula="of:=RANDBETWEEN(1;20)" office:value-type="float" office:value="16" calcext:value-type="float">
            <text:p>16 cm</text:p>
          </table:table-cell>
          <table:table-cell table:style-name="ce172" office:value-type="string" calcext:value-type="string">
            <text:p>V = </text:p>
          </table:table-cell>
          <table:table-cell/>
          <table:table-cell table:style-name="ce147" table:formula="of:=ROUNDDOWN(SQRT([.Z26]))&amp;&quot;;&quot;&amp;(ROUNDDOWN(SQRT([.Z26]))+1)" office:value-type="string" office:string-value="12;13" calcext:value-type="string">
            <text:p>12;13</text:p>
          </table:table-cell>
          <table:table-cell table:style-name="ce57" table:formula="of:=&quot;Q=&quot;&amp;QUOTIENT([.E26];[.G26])&amp;&quot;  R=&quot;&amp;MOD([.E26];[.G26])" office:value-type="string" office:string-value="Q=15  R=0" calcext:value-type="string">
            <text:p>Q=15 <text:s/>R=0</text:p>
          </table:table-cell>
          <table:table-cell table:style-name="ce57" table:formula="of:=[.K26]+[.AA26]" office:value-type="float" office:value="-5" calcext:value-type="float">
            <text:p>-5</text:p>
          </table:table-cell>
          <table:table-cell table:style-name="ce174" table:formula="of:=[.N26]*[.P26]" office:value-type="float" office:value="208" calcext:value-type="float">
            <text:p>208 cm³</text:p>
          </table:table-cell>
          <table:table-cell/>
          <table:table-cell table:formula="of:=RANK([.Y26];[.Y23:.Y32])+2" office:value-type="float" office:value="3" calcext:value-type="float">
            <text:p>3</text:p>
          </table:table-cell>
          <table:table-cell table:style-name="ce83" table:formula="of:=RAND()" office:value-type="float" office:value="0.982955310789691" calcext:value-type="float">
            <text:p>0,982955310789691</text:p>
          </table:table-cell>
          <table:table-cell table:formula="of:=([.AD26]*35-34)+RANDBETWEEN(0;34)" office:value-type="float" office:value="155" calcext:value-type="float">
            <text:p>155</text:p>
          </table:table-cell>
          <table:table-cell table:style-name="ce15" table:formula="of:=RANDBETWEEN(1;9)" office:value-type="float" office:value="1" calcext:value-type="float">
            <text:p>1</text:p>
          </table:table-cell>
          <table:table-cell table:style-name="ce175" table:formula="of:=RANDBETWEEN(2;5)" office:value-type="float" office:value="2" calcext:value-type="float">
            <text:p>2</text:p>
          </table:table-cell>
          <table:table-cell table:style-name="ce175" table:formula="of:=RANDBETWEEN(2;4)" office:value-type="float" office:value="2" calcext:value-type="float">
            <text:p>2</text:p>
          </table:table-cell>
          <table:table-cell table:formula="of:=RANK([.AE26];[.AE25:.AE30])" office:value-type="float" office:value="5" calcext:value-type="float">
            <text:p>5</text:p>
          </table:table-cell>
          <table:table-cell table:style-name="ce83" table:formula="of:=RAND()" office:value-type="float" office:value="0.12573003299258" calcext:value-type="float">
            <text:p>0,1257300329925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7]" office:value-type="string" office:string-value="√42" calcext:value-type="string">
            <text:p>√42</text:p>
          </table:table-cell>
          <table:table-cell table:style-name="ce41" office:value-type="string" calcext:value-type="string">
            <text:p>&lt;</text:p>
          </table:table-cell>
          <table:table-cell table:style-name="ce4" table:formula="of:=[.AD27]*4-3+RANDBETWEEN(0;3)+10" office:value-type="float" office:value="17" calcext:value-type="float">
            <text:p>17</text:p>
          </table:table-cell>
          <table:table-cell table:style-name="ce7" office:value-type="string" calcext:value-type="string">
            <text:p>÷</text:p>
          </table:table-cell>
          <table:table-cell table:style-name="ce9" table:formula="of:=[.X27]-1" office:value-type="float" office:value="9" calcext:value-type="float">
            <text:p>9</text:p>
          </table:table-cell>
          <table:table-cell table:style-name="ce10" office:value-type="string" calcext:value-type="string">
            <text:p>Q= <text:s text:c="7"/>R=</text:p>
          </table:table-cell>
          <table:table-cell table:style-name="ce167" table:formula="of:=[.AB27]&amp;&quot;x + &quot;&amp;[.AA27]" office:value-type="string" office:string-value="2x + 4" calcext:value-type="string">
            <text:p>2x + 4</text:p>
          </table:table-cell>
          <table:table-cell table:style-name="ce149" office:value-type="string" calcext:value-type="string">
            <text:p>pour x =</text:p>
          </table:table-cell>
          <table:table-cell table:style-name="ce168" table:formula="of:=-RANDBETWEEN(0;9)" office:value-type="float" office:value="-8" calcext:value-type="float">
            <text:p>-8</text:p>
          </table:table-cell>
          <table:table-cell table:style-name="ce169"/>
          <table:table-cell table:style-name="ce50" office:value-type="string" calcext:value-type="string">
            <text:p>b=</text:p>
          </table:table-cell>
          <table:table-cell table:style-name="ce170" table:formula="of:=RANDBETWEEN(1;20)" office:value-type="float" office:value="17" calcext:value-type="float">
            <text:p>17 cm²</text:p>
          </table:table-cell>
          <table:table-cell table:style-name="ce47" office:value-type="string" calcext:value-type="string">
            <text:p>h=</text:p>
          </table:table-cell>
          <table:table-cell table:style-name="ce171" table:formula="of:=RANDBETWEEN(1;20)" office:value-type="float" office:value="8" calcext:value-type="float">
            <text:p>8 cm</text:p>
          </table:table-cell>
          <table:table-cell table:style-name="ce172" office:value-type="string" calcext:value-type="string">
            <text:p>V = </text:p>
          </table:table-cell>
          <table:table-cell/>
          <table:table-cell table:style-name="ce147" table:formula="of:=ROUNDDOWN(SQRT([.Z27]))&amp;&quot;;&quot;&amp;(ROUNDDOWN(SQRT([.Z27]))+1)" office:value-type="string" office:string-value="6;7" calcext:value-type="string">
            <text:p>6;7</text:p>
          </table:table-cell>
          <table:table-cell table:style-name="ce57" table:formula="of:=&quot;Q=&quot;&amp;QUOTIENT([.E27];[.G27])&amp;&quot;  R=&quot;&amp;MOD([.E27];[.G27])" office:value-type="string" office:string-value="Q=1  R=8" calcext:value-type="string">
            <text:p>Q=1 <text:s/>R=8</text:p>
          </table:table-cell>
          <table:table-cell table:style-name="ce57" table:formula="of:=[.AB27]*[.K27]+[.AA27]" office:value-type="float" office:value="-12" calcext:value-type="float">
            <text:p>-12</text:p>
          </table:table-cell>
          <table:table-cell table:style-name="ce174" table:formula="of:=[.N27]*[.P27]" office:value-type="float" office:value="136" calcext:value-type="float">
            <text:p>136 cm³</text:p>
          </table:table-cell>
          <table:table-cell/>
          <table:table-cell table:formula="of:=RANK([.Y27];[.Y23:.Y32])+2" office:value-type="float" office:value="10" calcext:value-type="float">
            <text:p>10</text:p>
          </table:table-cell>
          <table:table-cell table:style-name="ce83" table:formula="of:=RAND()" office:value-type="float" office:value="0.159951633521747" calcext:value-type="float">
            <text:p>0,159951633521747</text:p>
          </table:table-cell>
          <table:table-cell table:formula="of:=([.AD27]*35-34)+RANDBETWEEN(0;34)" office:value-type="float" office:value="42" calcext:value-type="float">
            <text:p>42</text:p>
          </table:table-cell>
          <table:table-cell table:style-name="ce15" table:formula="of:=RANDBETWEEN(1;9)" office:value-type="float" office:value="4" calcext:value-type="float">
            <text:p>4</text:p>
          </table:table-cell>
          <table:table-cell table:style-name="ce175" table:formula="of:=RANDBETWEEN(2;5)" office:value-type="float" office:value="2" calcext:value-type="float">
            <text:p>2</text:p>
          </table:table-cell>
          <table:table-cell table:style-name="ce175" table:formula="of:=RANDBETWEEN(2;5)" office:value-type="float" office:value="4" calcext:value-type="float">
            <text:p>4</text:p>
          </table:table-cell>
          <table:table-cell table:formula="of:=RANK([.AE27];[.AE25:.AE30])" office:value-type="float" office:value="2" calcext:value-type="float">
            <text:p>2</text:p>
          </table:table-cell>
          <table:table-cell table:style-name="ce83" table:formula="of:=RAND()" office:value-type="float" office:value="0.766489305576732" calcext:value-type="float">
            <text:p>0,76648930557673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8]" office:value-type="string" office:string-value="√75" calcext:value-type="string">
            <text:p>√75</text:p>
          </table:table-cell>
          <table:table-cell table:style-name="ce41" office:value-type="string" calcext:value-type="string">
            <text:p>&lt;</text:p>
          </table:table-cell>
          <table:table-cell table:style-name="ce4" table:formula="of:=[.AD28]*4-3+RANDBETWEEN(0;3)+10" office:value-type="float" office:value="19" calcext:value-type="float">
            <text:p>19</text:p>
          </table:table-cell>
          <table:table-cell table:style-name="ce7" office:value-type="string" calcext:value-type="string">
            <text:p>÷</text:p>
          </table:table-cell>
          <table:table-cell table:style-name="ce9" table:formula="of:=[.X28]-1" office:value-type="float" office:value="4" calcext:value-type="float">
            <text:p>4</text:p>
          </table:table-cell>
          <table:table-cell table:style-name="ce10" office:value-type="string" calcext:value-type="string">
            <text:p>Q= <text:s text:c="7"/>R=</text:p>
          </table:table-cell>
          <table:table-cell table:style-name="ce167" table:formula="of:=&quot;-&quot;&amp;[.AB28]&amp;&quot;x - &quot;&amp;[.AA28]" office:value-type="string" office:string-value="-2x - 2" calcext:value-type="string">
            <text:p>-2x - 2</text:p>
          </table:table-cell>
          <table:table-cell table:style-name="ce149" office:value-type="string" calcext:value-type="string">
            <text:p>pour x =</text:p>
          </table:table-cell>
          <table:table-cell table:style-name="ce168" table:formula="of:=-RANDBETWEEN(0;9)" office:value-type="float" office:value="-4" calcext:value-type="float">
            <text:p>-4</text:p>
          </table:table-cell>
          <table:table-cell table:style-name="ce169"/>
          <table:table-cell table:style-name="ce50" office:value-type="string" calcext:value-type="string">
            <text:p>b=</text:p>
          </table:table-cell>
          <table:table-cell table:style-name="ce170" table:formula="of:=RANDBETWEEN(1;20)" office:value-type="float" office:value="20" calcext:value-type="float">
            <text:p>20 cm²</text:p>
          </table:table-cell>
          <table:table-cell table:style-name="ce47" office:value-type="string" calcext:value-type="string">
            <text:p>h=</text:p>
          </table:table-cell>
          <table:table-cell table:style-name="ce171" table:formula="of:=RANDBETWEEN(1;20)" office:value-type="float" office:value="19" calcext:value-type="float">
            <text:p>19 cm</text:p>
          </table:table-cell>
          <table:table-cell table:style-name="ce172" office:value-type="string" calcext:value-type="string">
            <text:p>V = </text:p>
          </table:table-cell>
          <table:table-cell/>
          <table:table-cell table:style-name="ce147" table:formula="of:=ROUNDDOWN(SQRT([.Z28]))&amp;&quot;;&quot;&amp;(ROUNDDOWN(SQRT([.Z28]))+1)" office:value-type="string" office:string-value="8;9" calcext:value-type="string">
            <text:p>8;9</text:p>
          </table:table-cell>
          <table:table-cell table:style-name="ce57" table:formula="of:=&quot;Q=&quot;&amp;QUOTIENT([.E28];[.G28])&amp;&quot;  R=&quot;&amp;MOD([.E28];[.G28])" office:value-type="string" office:string-value="Q=4  R=3" calcext:value-type="string">
            <text:p>Q=4 <text:s/>R=3</text:p>
          </table:table-cell>
          <table:table-cell table:style-name="ce57" table:formula="of:=-[.AB28]*[.K28]-[.AA28]" office:value-type="float" office:value="6" calcext:value-type="float">
            <text:p>6</text:p>
          </table:table-cell>
          <table:table-cell table:style-name="ce174" table:formula="of:=[.N28]*[.P28]" office:value-type="float" office:value="380" calcext:value-type="float">
            <text:p>380 cm³</text:p>
          </table:table-cell>
          <table:table-cell/>
          <table:table-cell table:formula="of:=RANK([.Y28];[.Y23:.Y32])+2" office:value-type="float" office:value="5" calcext:value-type="float">
            <text:p>5</text:p>
          </table:table-cell>
          <table:table-cell table:style-name="ce83" table:formula="of:=RAND()" office:value-type="float" office:value="0.723115573808207" calcext:value-type="float">
            <text:p>0,723115573808207</text:p>
          </table:table-cell>
          <table:table-cell table:formula="of:=([.AD28]*35-34)+RANDBETWEEN(0;34)" office:value-type="float" office:value="75" calcext:value-type="float">
            <text:p>75</text:p>
          </table:table-cell>
          <table:table-cell table:style-name="ce15" table:formula="of:=RANDBETWEEN(1;9)" office:value-type="float" office:value="2" calcext:value-type="float">
            <text:p>2</text:p>
          </table:table-cell>
          <table:table-cell table:style-name="ce175" table:formula="of:=RANDBETWEEN(2;5)" office:value-type="float" office:value="2" calcext:value-type="float">
            <text:p>2</text:p>
          </table:table-cell>
          <table:table-cell table:style-name="ce175" table:formula="of:=RANDBETWEEN(2;5)" office:value-type="float" office:value="5" calcext:value-type="float">
            <text:p>5</text:p>
          </table:table-cell>
          <table:table-cell table:formula="of:=RANK([.AE28];[.AE25:.AE30])" office:value-type="float" office:value="3" calcext:value-type="float">
            <text:p>3</text:p>
          </table:table-cell>
          <table:table-cell table:style-name="ce83" table:formula="of:=RAND()" office:value-type="float" office:value="0.709285097078897" calcext:value-type="float">
            <text:p>0,709285097078897</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29]" office:value-type="string" office:string-value="√207" calcext:value-type="string">
            <text:p>√207</text:p>
          </table:table-cell>
          <table:table-cell table:style-name="ce41" office:value-type="string" calcext:value-type="string">
            <text:p>&lt;</text:p>
          </table:table-cell>
          <table:table-cell table:style-name="ce4" table:formula="of:=[.AD29]*4-3+RANDBETWEEN(0;3)+10" office:value-type="float" office:value="32" calcext:value-type="float">
            <text:p>32</text:p>
          </table:table-cell>
          <table:table-cell table:style-name="ce7" office:value-type="string" calcext:value-type="string">
            <text:p>÷</text:p>
          </table:table-cell>
          <table:table-cell table:style-name="ce9" table:formula="of:=[.X29]-1" office:value-type="float" office:value="10" calcext:value-type="float">
            <text:p>10</text:p>
          </table:table-cell>
          <table:table-cell table:style-name="ce10" office:value-type="string" calcext:value-type="string">
            <text:p>Q= <text:s text:c="7"/>R=</text:p>
          </table:table-cell>
          <table:table-cell table:style-name="ce167" table:formula="of:=&quot;x² - x - &quot;&amp;[.AA29]" office:value-type="string" office:string-value="x² - x - 4" calcext:value-type="string">
            <text:p>x² - x - 4</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10" calcext:value-type="float">
            <text:p>10 cm²</text:p>
          </table:table-cell>
          <table:table-cell table:style-name="ce47" office:value-type="string" calcext:value-type="string">
            <text:p>h=</text:p>
          </table:table-cell>
          <table:table-cell table:style-name="ce171" table:formula="of:=RANDBETWEEN(1;20)" office:value-type="float" office:value="18" calcext:value-type="float">
            <text:p>18 cm</text:p>
          </table:table-cell>
          <table:table-cell table:style-name="ce172" office:value-type="string" calcext:value-type="string">
            <text:p>V = </text:p>
          </table:table-cell>
          <table:table-cell/>
          <table:table-cell table:style-name="ce147" table:formula="of:=ROUNDDOWN(SQRT([.Z29]))&amp;&quot;;&quot;&amp;(ROUNDDOWN(SQRT([.Z29]))+1)" office:value-type="string" office:string-value="14;15" calcext:value-type="string">
            <text:p>14;15</text:p>
          </table:table-cell>
          <table:table-cell table:style-name="ce57" table:formula="of:=&quot;Q=&quot;&amp;QUOTIENT([.E29];[.G29])&amp;&quot;  R=&quot;&amp;MOD([.E29];[.G29])" office:value-type="string" office:string-value="Q=3  R=2" calcext:value-type="string">
            <text:p>Q=3 <text:s/>R=2</text:p>
          </table:table-cell>
          <table:table-cell table:style-name="ce57" table:formula="of:=[.K29]^2-[.K29]-[.AA29]" office:value-type="float" office:value="86" calcext:value-type="float">
            <text:p>86</text:p>
          </table:table-cell>
          <table:table-cell table:style-name="ce174" table:formula="of:=[.N29]*[.P29]" office:value-type="float" office:value="180" calcext:value-type="float">
            <text:p>180 cm³</text:p>
          </table:table-cell>
          <table:table-cell/>
          <table:table-cell table:formula="of:=RANK([.Y29];[.Y23:.Y32])+2" office:value-type="float" office:value="11" calcext:value-type="float">
            <text:p>11</text:p>
          </table:table-cell>
          <table:table-cell table:style-name="ce83" table:formula="of:=RAND()" office:value-type="float" office:value="0.0688772226990009" calcext:value-type="float">
            <text:p>0,0688772226990009</text:p>
          </table:table-cell>
          <table:table-cell table:formula="of:=([.AD29]*35-34)+RANDBETWEEN(0;34)" office:value-type="float" office:value="207" calcext:value-type="float">
            <text:p>207</text:p>
          </table:table-cell>
          <table:table-cell table:style-name="ce15" table:formula="of:=RANDBETWEEN(1;9)" office:value-type="float" office:value="4" calcext:value-type="float">
            <text:p>4</text:p>
          </table:table-cell>
          <table:table-cell table:style-name="ce175" table:formula="of:=RANDBETWEEN(2;5)" office:value-type="float" office:value="5" calcext:value-type="float">
            <text:p>5</text:p>
          </table:table-cell>
          <table:table-cell table:style-name="ce175" table:formula="of:=RANDBETWEEN(2;5)" office:value-type="float" office:value="4" calcext:value-type="float">
            <text:p>4</text:p>
          </table:table-cell>
          <table:table-cell table:formula="of:=RANK([.AE29];[.AE25:.AE30])" office:value-type="float" office:value="6" calcext:value-type="float">
            <text:p>6</text:p>
          </table:table-cell>
          <table:table-cell table:style-name="ce83" table:formula="of:=RAND()" office:value-type="float" office:value="0.0611730560719615" calcext:value-type="float">
            <text:p>0,061173056071961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0]" office:value-type="string" office:string-value="√112" calcext:value-type="string">
            <text:p>√112</text:p>
          </table:table-cell>
          <table:table-cell table:style-name="ce41" office:value-type="string" calcext:value-type="string">
            <text:p>&lt;</text:p>
          </table:table-cell>
          <table:table-cell table:style-name="ce4" table:formula="of:=[.AD30]*4-3+RANDBETWEEN(0;3)+10" office:value-type="float" office:value="24" calcext:value-type="float">
            <text:p>24</text:p>
          </table:table-cell>
          <table:table-cell table:style-name="ce7" office:value-type="string" calcext:value-type="string">
            <text:p>÷</text:p>
          </table:table-cell>
          <table:table-cell table:style-name="ce9" table:formula="of:=[.X30]-1" office:value-type="float" office:value="8" calcext:value-type="float">
            <text:p>8</text:p>
          </table:table-cell>
          <table:table-cell table:style-name="ce10" office:value-type="string" calcext:value-type="string">
            <text:p>Q= <text:s text:c="7"/>R=</text:p>
          </table:table-cell>
          <table:table-cell table:style-name="ce167" table:formula="of:=[.AC30]&amp;&quot;x² - &quot;&amp;[.AB30]&amp;&quot;x + &quot;&amp;[.AA30]" office:value-type="string" office:string-value="5x² - 2x + 7" calcext:value-type="string">
            <text:p>5x² - 2x + 7</text:p>
          </table:table-cell>
          <table:table-cell table:style-name="ce149" office:value-type="string" calcext:value-type="string">
            <text:p>pour x =</text:p>
          </table:table-cell>
          <table:table-cell table:style-name="ce168" table:formula="of:=-RANDBETWEEN(1;4)" office:value-type="float" office:value="-3" calcext:value-type="float">
            <text:p>-3</text:p>
          </table:table-cell>
          <table:table-cell table:style-name="ce169"/>
          <table:table-cell table:style-name="ce50" office:value-type="string" calcext:value-type="string">
            <text:p>b=</text:p>
          </table:table-cell>
          <table:table-cell table:style-name="ce170" table:formula="of:=RANDBETWEEN(1;20)" office:value-type="float" office:value="20" calcext:value-type="float">
            <text:p>20 cm²</text:p>
          </table:table-cell>
          <table:table-cell table:style-name="ce47" office:value-type="string" calcext:value-type="string">
            <text:p>h=</text:p>
          </table:table-cell>
          <table:table-cell table:style-name="ce171" table:formula="of:=RANDBETWEEN(1;20)" office:value-type="float" office:value="5" calcext:value-type="float">
            <text:p>5 cm</text:p>
          </table:table-cell>
          <table:table-cell table:style-name="ce172" office:value-type="string" calcext:value-type="string">
            <text:p>V = </text:p>
          </table:table-cell>
          <table:table-cell/>
          <table:table-cell table:style-name="ce147" table:formula="of:=ROUNDDOWN(SQRT([.Z30]))&amp;&quot;;&quot;&amp;(ROUNDDOWN(SQRT([.Z30]))+1)" office:value-type="string" office:string-value="10;11" calcext:value-type="string">
            <text:p>10;11</text:p>
          </table:table-cell>
          <table:table-cell table:style-name="ce57" table:formula="of:=&quot;Q=&quot;&amp;QUOTIENT([.E30];[.G30])&amp;&quot;  R=&quot;&amp;MOD([.E30];[.G30])" office:value-type="string" office:string-value="Q=3  R=0" calcext:value-type="string">
            <text:p>Q=3 <text:s/>R=0</text:p>
          </table:table-cell>
          <table:table-cell table:style-name="ce57" table:formula="of:=[.AC30]*[.K30]^2-[.AB30]*[.K30]+[.AA30]" office:value-type="float" office:value="58" calcext:value-type="float">
            <text:p>58</text:p>
          </table:table-cell>
          <table:table-cell table:style-name="ce174" table:formula="of:=[.N30]*[.P30]" office:value-type="float" office:value="100" calcext:value-type="float">
            <text:p>100 cm³</text:p>
          </table:table-cell>
          <table:table-cell/>
          <table:table-cell table:formula="of:=RANK([.Y30];[.Y23:.Y32])+2" office:value-type="float" office:value="9" calcext:value-type="float">
            <text:p>9</text:p>
          </table:table-cell>
          <table:table-cell table:style-name="ce83" table:formula="of:=RAND()" office:value-type="float" office:value="0.251929131075314" calcext:value-type="float">
            <text:p>0,251929131075314</text:p>
          </table:table-cell>
          <table:table-cell table:formula="of:=([.AD30]*35-34)+RANDBETWEEN(0;34)" office:value-type="float" office:value="112" calcext:value-type="float">
            <text:p>112</text:p>
          </table:table-cell>
          <table:table-cell table:style-name="ce15" table:formula="of:=RANDBETWEEN(1;9)" office:value-type="float" office:value="7" calcext:value-type="float">
            <text:p>7</text:p>
          </table:table-cell>
          <table:table-cell table:style-name="ce175" table:formula="of:=RANDBETWEEN(2;5)" office:value-type="float" office:value="2" calcext:value-type="float">
            <text:p>2</text:p>
          </table:table-cell>
          <table:table-cell table:style-name="ce175" table:formula="of:=RANDBETWEEN(2;5)" office:value-type="float" office:value="5" calcext:value-type="float">
            <text:p>5</text:p>
          </table:table-cell>
          <table:table-cell table:formula="of:=RANK([.AE30];[.AE25:.AE30])" office:value-type="float" office:value="4" calcext:value-type="float">
            <text:p>4</text:p>
          </table:table-cell>
          <table:table-cell table:style-name="ce83" table:formula="of:=RAND()" office:value-type="float" office:value="0.612045093832604" calcext:value-type="float">
            <text:p>0,612045093832604</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31];[.Y23:.Y32])+2" office:value-type="float" office:value="7" calcext:value-type="float">
            <text:p>7</text:p>
          </table:table-cell>
          <table:table-cell table:style-name="ce83" table:formula="of:=RAND()" office:value-type="float" office:value="0.59080532257261" calcext:value-type="float">
            <text:p>0,59080532257261</text:p>
          </table:table-cell>
          <table:table-cell table:number-columns-repeated="998"/>
        </table:table-row>
        <table:table-row table:style-name="ro4">
          <table:table-cell table:number-columns-repeated="23"/>
          <table:table-cell table:formula="of:=RANK([.Y32];[.Y23:.Y32])+2" office:value-type="float" office:value="4" calcext:value-type="float">
            <text:p>4</text:p>
          </table:table-cell>
          <table:table-cell table:style-name="ce83" table:formula="of:=RAND()" office:value-type="float" office:value="0.957327529652669" calcext:value-type="float">
            <text:p>0,957327529652669</text:p>
          </table:table-cell>
          <table:table-cell table:number-columns-repeated="998"/>
        </table:table-row>
        <table:table-row table:style-name="ro5">
          <table:table-cell table:number-columns-repeated="1023"/>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number-columns-repeated="2"/>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Y34];[.Y34:.Y43])+2" office:value-type="float" office:value="3" calcext:value-type="float">
            <text:p>3</text:p>
          </table:table-cell>
          <table:table-cell table:style-name="ce83" table:formula="of:=RAND()" office:value-type="float" office:value="0.904380665260694" calcext:value-type="float">
            <text:p>0,904380665260694</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4" table:number-rows-spanned="1">
            <text:p>Classe :</text:p>
          </table:table-cell>
          <table:covered-table-cell table:number-columns-repeated="2"/>
          <table:covered-table-cell table:style-name="ce19"/>
          <table:table-cell table:style-name="ce22" table:formula="of:=[.$Q$2]" office:value-type="string" office:string-value="v9547" calcext:value-type="string">
            <text:p>v9547</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35];[.Y34:.Y43])+2" office:value-type="float" office:value="12" calcext:value-type="float">
            <text:p>12</text:p>
          </table:table-cell>
          <table:table-cell table:style-name="ce83" table:formula="of:=RAND()" office:value-type="float" office:value="0.0370697996370401" calcext:value-type="float">
            <text:p>0,0370697996370401</text:p>
          </table:table-cell>
          <table:table-cell table:number-columns-repeated="998"/>
        </table:table-row>
        <table:table-row table:style-name="ro3">
          <table:table-cell table:style-name="ce37" office:value-type="string" calcext:value-type="string" table:number-columns-spanned="4" table:number-rows-spanned="1">
            <text:p>Encadrer</text:p>
            <text:p>une racine</text:p>
          </table:table-cell>
          <table:covered-table-cell table:number-columns-repeated="3" table:style-name="ce38"/>
          <table:table-cell table:style-name="ce37" office:value-type="string" calcext:value-type="string" table:number-columns-spanned="4" table:number-rows-spanned="1">
            <text:p>Division euclidienne</text:p>
          </table:table-cell>
          <table:covered-table-cell table:number-columns-repeated="3" table:style-name="ce38"/>
          <table:table-cell table:style-name="ce37" office:value-type="string" calcext:value-type="string" table:number-columns-spanned="4" table:number-rows-spanned="1">
            <text:p>Calculer une expression</text:p>
          </table:table-cell>
          <table:covered-table-cell table:number-columns-repeated="3" table:style-name="ce38"/>
          <table:table-cell table:style-name="ce37" office:value-type="string" calcext:value-type="string" table:number-columns-spanned="5" table:number-rows-spanned="1">
            <text:p>Volume de prisme droit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Q34]" office:value-type="string" office:string-value="AD" calcext:value-type="string">
            <text:p>AD</text:p>
          </table:table-cell>
          <table:table-cell table:style-name="ce96"/>
          <table:table-cell table:style-name="ce99" table:formula="of:=[.Q35]" office:value-type="string" office:string-value="v9547" calcext:value-type="string">
            <text:p>v9547</text:p>
          </table:table-cell>
          <table:table-cell table:style-name="ce83"/>
          <table:table-cell table:formula="of:=RANK([.Y36];[.Y34:.Y43])+2" office:value-type="float" office:value="7" calcext:value-type="float">
            <text:p>7</text:p>
          </table:table-cell>
          <table:table-cell table:style-name="ce83" table:formula="of:=RAND()" office:value-type="float" office:value="0.510544165892056" calcext:value-type="float">
            <text:p>0,510544165892056</text:p>
          </table:table-cell>
          <table:table-cell/>
          <table:table-cell table:style-name="ce83" office:value-type="string" calcext:value-type="string">
            <text:p>coeff 0</text:p>
          </table:table-cell>
          <table:table-cell table:style-name="ce83" office:value-type="string" calcext:value-type="string">
            <text:p>coeff x</text:p>
          </table:table-cell>
          <table:table-cell table:style-name="ce83" office:value-type="string" calcext:value-type="string">
            <text:p>coeff x²</text:p>
          </table:table-cell>
          <table:table-cell table:style-name="ce83" table:formula="of:=RANK([.AE36];[.AE36:.AE41])" office:value-type="float" office:value="4" calcext:value-type="float">
            <text:p>4</text:p>
          </table:table-cell>
          <table:table-cell table:style-name="ce83" table:formula="of:=RAND()" office:value-type="float" office:value="0.32001432961115" calcext:value-type="float">
            <text:p>0,3200143296111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7]" office:value-type="string" office:string-value="√1" calcext:value-type="string">
            <text:p>√1</text:p>
          </table:table-cell>
          <table:table-cell table:style-name="ce41" office:value-type="string" calcext:value-type="string">
            <text:p>&lt;</text:p>
          </table:table-cell>
          <table:table-cell table:style-name="ce4" table:formula="of:=[.AD37]*4-3+RANDBETWEEN(0;3)+10" office:value-type="float" office:value="11" calcext:value-type="float">
            <text:p>11</text:p>
          </table:table-cell>
          <table:table-cell table:style-name="ce7" office:value-type="string" calcext:value-type="string">
            <text:p>÷</text:p>
          </table:table-cell>
          <table:table-cell table:style-name="ce9" table:formula="of:=[.X37]-1" office:value-type="float" office:value="8" calcext:value-type="float">
            <text:p>8</text:p>
          </table:table-cell>
          <table:table-cell table:style-name="ce10" office:value-type="string" calcext:value-type="string">
            <text:p>Q= <text:s text:c="7"/>R=</text:p>
          </table:table-cell>
          <table:table-cell table:style-name="ce167" table:formula="of:=&quot;x + &quot;&amp;[.AA37]" office:value-type="string" office:string-value="x + 3" calcext:value-type="string">
            <text:p>x + 3</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6" calcext:value-type="float">
            <text:p>6 cm²</text:p>
          </table:table-cell>
          <table:table-cell table:style-name="ce47" office:value-type="string" calcext:value-type="string">
            <text:p>h=</text:p>
          </table:table-cell>
          <table:table-cell table:style-name="ce171" table:formula="of:=RANDBETWEEN(1;20)" office:value-type="float" office:value="17" calcext:value-type="float">
            <text:p>17 cm</text:p>
          </table:table-cell>
          <table:table-cell table:style-name="ce172" office:value-type="string" calcext:value-type="string">
            <text:p>V = </text:p>
          </table:table-cell>
          <table:table-cell/>
          <table:table-cell table:style-name="ce147" table:formula="of:=ROUNDDOWN(SQRT([.Z37]))&amp;&quot;;&quot;&amp;(ROUNDDOWN(SQRT([.Z37]))+1)" office:value-type="string" office:string-value="1;2" calcext:value-type="string">
            <text:p>1;2</text:p>
          </table:table-cell>
          <table:table-cell table:style-name="ce57" table:formula="of:=&quot;Q=&quot;&amp;QUOTIENT([.E37];[.G37])&amp;&quot;  R=&quot;&amp;MOD([.E37];[.G37])" office:value-type="string" office:string-value="Q=1  R=3" calcext:value-type="string">
            <text:p>Q=1 <text:s/>R=3</text:p>
          </table:table-cell>
          <table:table-cell table:style-name="ce57" table:formula="of:=[.K37]+[.AA37]" office:value-type="float" office:value="-6" calcext:value-type="float">
            <text:p>-6</text:p>
          </table:table-cell>
          <table:table-cell table:style-name="ce174" table:formula="of:=[.N37]*[.P37]" office:value-type="float" office:value="102" calcext:value-type="float">
            <text:p>102 cm³</text:p>
          </table:table-cell>
          <table:table-cell/>
          <table:table-cell table:formula="of:=RANK([.Y37];[.Y34:.Y43])+2" office:value-type="float" office:value="9" calcext:value-type="float">
            <text:p>9</text:p>
          </table:table-cell>
          <table:table-cell table:style-name="ce83" table:formula="of:=RAND()" office:value-type="float" office:value="0.463224802021683" calcext:value-type="float">
            <text:p>0,463224802021683</text:p>
          </table:table-cell>
          <table:table-cell table:formula="of:=([.AD37]*35-34)+RANDBETWEEN(0;34)" office:value-type="float" office:value="1" calcext:value-type="float">
            <text:p>1</text:p>
          </table:table-cell>
          <table:table-cell table:style-name="ce15" table:formula="of:=RANDBETWEEN(1;9)" office:value-type="float" office:value="3" calcext:value-type="float">
            <text:p>3</text:p>
          </table:table-cell>
          <table:table-cell table:style-name="ce175" table:formula="of:=RANDBETWEEN(2;5)" office:value-type="float" office:value="3" calcext:value-type="float">
            <text:p>3</text:p>
          </table:table-cell>
          <table:table-cell table:style-name="ce175" table:formula="of:=RANDBETWEEN(2;4)" office:value-type="float" office:value="4" calcext:value-type="float">
            <text:p>4</text:p>
          </table:table-cell>
          <table:table-cell table:formula="of:=RANK([.AE37];[.AE36:.AE41])" office:value-type="float" office:value="1" calcext:value-type="float">
            <text:p>1</text:p>
          </table:table-cell>
          <table:table-cell table:style-name="ce83" table:formula="of:=RAND()" office:value-type="float" office:value="0.828348015932058" calcext:value-type="float">
            <text:p>0,82834801593205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8]" office:value-type="string" office:string-value="√54" calcext:value-type="string">
            <text:p>√54</text:p>
          </table:table-cell>
          <table:table-cell table:style-name="ce41" office:value-type="string" calcext:value-type="string">
            <text:p>&lt;</text:p>
          </table:table-cell>
          <table:table-cell table:style-name="ce4" table:formula="of:=[.AD38]*4-3+RANDBETWEEN(0;3)+10" office:value-type="float" office:value="17" calcext:value-type="float">
            <text:p>17</text:p>
          </table:table-cell>
          <table:table-cell table:style-name="ce7" office:value-type="string" calcext:value-type="string">
            <text:p>÷</text:p>
          </table:table-cell>
          <table:table-cell table:style-name="ce9" table:formula="of:=[.X38]-1" office:value-type="float" office:value="7" calcext:value-type="float">
            <text:p>7</text:p>
          </table:table-cell>
          <table:table-cell table:style-name="ce10" office:value-type="string" calcext:value-type="string">
            <text:p>Q= <text:s text:c="7"/>R=</text:p>
          </table:table-cell>
          <table:table-cell table:style-name="ce167" table:formula="of:=[.AB38]&amp;&quot;x + &quot;&amp;[.AA38]" office:value-type="string" office:string-value="5x + 3" calcext:value-type="string">
            <text:p>5x + 3</text:p>
          </table:table-cell>
          <table:table-cell table:style-name="ce149" office:value-type="string" calcext:value-type="string">
            <text:p>pour x =</text:p>
          </table:table-cell>
          <table:table-cell table:style-name="ce168" table:formula="of:=-RANDBETWEEN(0;9)" office:value-type="float" office:value="-6" calcext:value-type="float">
            <text:p>-6</text:p>
          </table:table-cell>
          <table:table-cell table:style-name="ce169"/>
          <table:table-cell table:style-name="ce50" office:value-type="string" calcext:value-type="string">
            <text:p>b=</text:p>
          </table:table-cell>
          <table:table-cell table:style-name="ce170" table:formula="of:=RANDBETWEEN(1;20)" office:value-type="float" office:value="9" calcext:value-type="float">
            <text:p>9 cm²</text:p>
          </table:table-cell>
          <table:table-cell table:style-name="ce47" office:value-type="string" calcext:value-type="string">
            <text:p>h=</text:p>
          </table:table-cell>
          <table:table-cell table:style-name="ce171" table:formula="of:=RANDBETWEEN(1;20)" office:value-type="float" office:value="3" calcext:value-type="float">
            <text:p>3 cm</text:p>
          </table:table-cell>
          <table:table-cell table:style-name="ce172" office:value-type="string" calcext:value-type="string">
            <text:p>V = </text:p>
          </table:table-cell>
          <table:table-cell/>
          <table:table-cell table:style-name="ce147" table:formula="of:=ROUNDDOWN(SQRT([.Z38]))&amp;&quot;;&quot;&amp;(ROUNDDOWN(SQRT([.Z38]))+1)" office:value-type="string" office:string-value="7;8" calcext:value-type="string">
            <text:p>7;8</text:p>
          </table:table-cell>
          <table:table-cell table:style-name="ce57" table:formula="of:=&quot;Q=&quot;&amp;QUOTIENT([.E38];[.G38])&amp;&quot;  R=&quot;&amp;MOD([.E38];[.G38])" office:value-type="string" office:string-value="Q=2  R=3" calcext:value-type="string">
            <text:p>Q=2 <text:s/>R=3</text:p>
          </table:table-cell>
          <table:table-cell table:style-name="ce57" table:formula="of:=[.AB38]*[.K38]+[.AA38]" office:value-type="float" office:value="-27" calcext:value-type="float">
            <text:p>-27</text:p>
          </table:table-cell>
          <table:table-cell table:style-name="ce174" table:formula="of:=[.N38]*[.P38]" office:value-type="float" office:value="27" calcext:value-type="float">
            <text:p>27 cm³</text:p>
          </table:table-cell>
          <table:table-cell/>
          <table:table-cell table:formula="of:=RANK([.Y38];[.Y34:.Y43])+2" office:value-type="float" office:value="8" calcext:value-type="float">
            <text:p>8</text:p>
          </table:table-cell>
          <table:table-cell table:style-name="ce83" table:formula="of:=RAND()" office:value-type="float" office:value="0.479225775953082" calcext:value-type="float">
            <text:p>0,479225775953082</text:p>
          </table:table-cell>
          <table:table-cell table:formula="of:=([.AD38]*35-34)+RANDBETWEEN(0;34)" office:value-type="float" office:value="54" calcext:value-type="float">
            <text:p>54</text:p>
          </table:table-cell>
          <table:table-cell table:style-name="ce15" table:formula="of:=RANDBETWEEN(1;9)" office:value-type="float" office:value="3" calcext:value-type="float">
            <text:p>3</text:p>
          </table:table-cell>
          <table:table-cell table:style-name="ce175" table:formula="of:=RANDBETWEEN(2;5)" office:value-type="float" office:value="5" calcext:value-type="float">
            <text:p>5</text:p>
          </table:table-cell>
          <table:table-cell table:style-name="ce175" table:formula="of:=RANDBETWEEN(2;5)" office:value-type="float" office:value="2" calcext:value-type="float">
            <text:p>2</text:p>
          </table:table-cell>
          <table:table-cell table:formula="of:=RANK([.AE38];[.AE36:.AE41])" office:value-type="float" office:value="2" calcext:value-type="float">
            <text:p>2</text:p>
          </table:table-cell>
          <table:table-cell table:style-name="ce83" table:formula="of:=RAND()" office:value-type="float" office:value="0.650211211790918" calcext:value-type="float">
            <text:p>0,65021121179091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39]" office:value-type="string" office:string-value="√198" calcext:value-type="string">
            <text:p>√198</text:p>
          </table:table-cell>
          <table:table-cell table:style-name="ce41" office:value-type="string" calcext:value-type="string">
            <text:p>&lt;</text:p>
          </table:table-cell>
          <table:table-cell table:style-name="ce4" table:formula="of:=[.AD39]*4-3+RANDBETWEEN(0;3)+10" office:value-type="float" office:value="32" calcext:value-type="float">
            <text:p>32</text:p>
          </table:table-cell>
          <table:table-cell table:style-name="ce7" office:value-type="string" calcext:value-type="string">
            <text:p>÷</text:p>
          </table:table-cell>
          <table:table-cell table:style-name="ce9" table:formula="of:=[.X39]-1" office:value-type="float" office:value="3" calcext:value-type="float">
            <text:p>3</text:p>
          </table:table-cell>
          <table:table-cell table:style-name="ce10" office:value-type="string" calcext:value-type="string">
            <text:p>Q= <text:s text:c="7"/>R=</text:p>
          </table:table-cell>
          <table:table-cell table:style-name="ce167" table:formula="of:=&quot;-&quot;&amp;[.AB39]&amp;&quot;x - &quot;&amp;[.AA39]" office:value-type="string" office:string-value="-5x - 5" calcext:value-type="string">
            <text:p>-5x - 5</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5" calcext:value-type="float">
            <text:p>5 cm²</text:p>
          </table:table-cell>
          <table:table-cell table:style-name="ce47" office:value-type="string" calcext:value-type="string">
            <text:p>h=</text:p>
          </table:table-cell>
          <table:table-cell table:style-name="ce171" table:formula="of:=RANDBETWEEN(1;20)" office:value-type="float" office:value="19" calcext:value-type="float">
            <text:p>19 cm</text:p>
          </table:table-cell>
          <table:table-cell table:style-name="ce172" office:value-type="string" calcext:value-type="string">
            <text:p>V = </text:p>
          </table:table-cell>
          <table:table-cell/>
          <table:table-cell table:style-name="ce147" table:formula="of:=ROUNDDOWN(SQRT([.Z39]))&amp;&quot;;&quot;&amp;(ROUNDDOWN(SQRT([.Z39]))+1)" office:value-type="string" office:string-value="14;15" calcext:value-type="string">
            <text:p>14;15</text:p>
          </table:table-cell>
          <table:table-cell table:style-name="ce57" table:formula="of:=&quot;Q=&quot;&amp;QUOTIENT([.E39];[.G39])&amp;&quot;  R=&quot;&amp;MOD([.E39];[.G39])" office:value-type="string" office:string-value="Q=10  R=2" calcext:value-type="string">
            <text:p>Q=10 <text:s/>R=2</text:p>
          </table:table-cell>
          <table:table-cell table:style-name="ce57" table:formula="of:=-[.AB39]*[.K39]-[.AA39]" office:value-type="float" office:value="40" calcext:value-type="float">
            <text:p>40</text:p>
          </table:table-cell>
          <table:table-cell table:style-name="ce174" table:formula="of:=[.N39]*[.P39]" office:value-type="float" office:value="95" calcext:value-type="float">
            <text:p>95 cm³</text:p>
          </table:table-cell>
          <table:table-cell/>
          <table:table-cell table:formula="of:=RANK([.Y39];[.Y34:.Y43])+2" office:value-type="float" office:value="4" calcext:value-type="float">
            <text:p>4</text:p>
          </table:table-cell>
          <table:table-cell table:style-name="ce83" table:formula="of:=RAND()" office:value-type="float" office:value="0.614303003177625" calcext:value-type="float">
            <text:p>0,614303003177625</text:p>
          </table:table-cell>
          <table:table-cell table:formula="of:=([.AD39]*35-34)+RANDBETWEEN(0;34)" office:value-type="float" office:value="198" calcext:value-type="float">
            <text:p>198</text:p>
          </table:table-cell>
          <table:table-cell table:style-name="ce15" table:formula="of:=RANDBETWEEN(1;9)" office:value-type="float" office:value="5" calcext:value-type="float">
            <text:p>5</text:p>
          </table:table-cell>
          <table:table-cell table:style-name="ce175" table:formula="of:=RANDBETWEEN(2;5)" office:value-type="float" office:value="5" calcext:value-type="float">
            <text:p>5</text:p>
          </table:table-cell>
          <table:table-cell table:style-name="ce175" table:formula="of:=RANDBETWEEN(2;5)" office:value-type="float" office:value="3" calcext:value-type="float">
            <text:p>3</text:p>
          </table:table-cell>
          <table:table-cell table:formula="of:=RANK([.AE39];[.AE36:.AE41])" office:value-type="float" office:value="6" calcext:value-type="float">
            <text:p>6</text:p>
          </table:table-cell>
          <table:table-cell table:style-name="ce83" table:formula="of:=RAND()" office:value-type="float" office:value="0.251164108278986" calcext:value-type="float">
            <text:p>0,251164108278986</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40]" office:value-type="string" office:string-value="√147" calcext:value-type="string">
            <text:p>√147</text:p>
          </table:table-cell>
          <table:table-cell table:style-name="ce41" office:value-type="string" calcext:value-type="string">
            <text:p>&lt;</text:p>
          </table:table-cell>
          <table:table-cell table:style-name="ce4" table:formula="of:=[.AD40]*4-3+RANDBETWEEN(0;3)+10" office:value-type="float" office:value="29" calcext:value-type="float">
            <text:p>29</text:p>
          </table:table-cell>
          <table:table-cell table:style-name="ce7" office:value-type="string" calcext:value-type="string">
            <text:p>÷</text:p>
          </table:table-cell>
          <table:table-cell table:style-name="ce9" table:formula="of:=[.X40]-1" office:value-type="float" office:value="5" calcext:value-type="float">
            <text:p>5</text:p>
          </table:table-cell>
          <table:table-cell table:style-name="ce10" office:value-type="string" calcext:value-type="string">
            <text:p>Q= <text:s text:c="7"/>R=</text:p>
          </table:table-cell>
          <table:table-cell table:style-name="ce167" table:formula="of:=&quot;x² - x - &quot;&amp;[.AA40]" office:value-type="string" office:string-value="x² - x - 6" calcext:value-type="string">
            <text:p>x² - x - 6</text:p>
          </table:table-cell>
          <table:table-cell table:style-name="ce149" office:value-type="string" calcext:value-type="string">
            <text:p>pour x =</text:p>
          </table:table-cell>
          <table:table-cell table:style-name="ce168" table:formula="of:=-RANDBETWEEN(0;9)" office:value-type="float" office:value="-9" calcext:value-type="float">
            <text:p>-9</text:p>
          </table:table-cell>
          <table:table-cell table:style-name="ce169"/>
          <table:table-cell table:style-name="ce50" office:value-type="string" calcext:value-type="string">
            <text:p>b=</text:p>
          </table:table-cell>
          <table:table-cell table:style-name="ce170" table:formula="of:=RANDBETWEEN(1;20)" office:value-type="float" office:value="20" calcext:value-type="float">
            <text:p>20 cm²</text:p>
          </table:table-cell>
          <table:table-cell table:style-name="ce47" office:value-type="string" calcext:value-type="string">
            <text:p>h=</text:p>
          </table:table-cell>
          <table:table-cell table:style-name="ce171" table:formula="of:=RANDBETWEEN(1;20)" office:value-type="float" office:value="8" calcext:value-type="float">
            <text:p>8 cm</text:p>
          </table:table-cell>
          <table:table-cell table:style-name="ce172" office:value-type="string" calcext:value-type="string">
            <text:p>V = </text:p>
          </table:table-cell>
          <table:table-cell/>
          <table:table-cell table:style-name="ce147" table:formula="of:=ROUNDDOWN(SQRT([.Z40]))&amp;&quot;;&quot;&amp;(ROUNDDOWN(SQRT([.Z40]))+1)" office:value-type="string" office:string-value="12;13" calcext:value-type="string">
            <text:p>12;13</text:p>
          </table:table-cell>
          <table:table-cell table:style-name="ce57" table:formula="of:=&quot;Q=&quot;&amp;QUOTIENT([.E40];[.G40])&amp;&quot;  R=&quot;&amp;MOD([.E40];[.G40])" office:value-type="string" office:string-value="Q=5  R=4" calcext:value-type="string">
            <text:p>Q=5 <text:s/>R=4</text:p>
          </table:table-cell>
          <table:table-cell table:style-name="ce57" table:formula="of:=[.K40]^2-[.K40]-[.AA40]" office:value-type="float" office:value="84" calcext:value-type="float">
            <text:p>84</text:p>
          </table:table-cell>
          <table:table-cell table:style-name="ce174" table:formula="of:=[.N40]*[.P40]" office:value-type="float" office:value="160" calcext:value-type="float">
            <text:p>160 cm³</text:p>
          </table:table-cell>
          <table:table-cell/>
          <table:table-cell table:formula="of:=RANK([.Y40];[.Y34:.Y43])+2" office:value-type="float" office:value="6" calcext:value-type="float">
            <text:p>6</text:p>
          </table:table-cell>
          <table:table-cell table:style-name="ce83" table:formula="of:=RAND()" office:value-type="float" office:value="0.548269473658122" calcext:value-type="float">
            <text:p>0,548269473658122</text:p>
          </table:table-cell>
          <table:table-cell table:formula="of:=([.AD40]*35-34)+RANDBETWEEN(0;34)" office:value-type="float" office:value="147" calcext:value-type="float">
            <text:p>147</text:p>
          </table:table-cell>
          <table:table-cell table:style-name="ce15" table:formula="of:=RANDBETWEEN(1;9)" office:value-type="float" office:value="6" calcext:value-type="float">
            <text:p>6</text:p>
          </table:table-cell>
          <table:table-cell table:style-name="ce175" table:formula="of:=RANDBETWEEN(2;5)" office:value-type="float" office:value="4" calcext:value-type="float">
            <text:p>4</text:p>
          </table:table-cell>
          <table:table-cell table:style-name="ce175" table:formula="of:=RANDBETWEEN(2;5)" office:value-type="float" office:value="4" calcext:value-type="float">
            <text:p>4</text:p>
          </table:table-cell>
          <table:table-cell table:formula="of:=RANK([.AE40];[.AE36:.AE41])" office:value-type="float" office:value="5" calcext:value-type="float">
            <text:p>5</text:p>
          </table:table-cell>
          <table:table-cell table:style-name="ce83" table:formula="of:=RAND()" office:value-type="float" office:value="0.315356937767614" calcext:value-type="float">
            <text:p>0,31535693776761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Z41]" office:value-type="string" office:string-value="√75" calcext:value-type="string">
            <text:p>√75</text:p>
          </table:table-cell>
          <table:table-cell table:style-name="ce41" office:value-type="string" calcext:value-type="string">
            <text:p>&lt;</text:p>
          </table:table-cell>
          <table:table-cell table:style-name="ce4" table:formula="of:=[.AD41]*4-3+RANDBETWEEN(0;3)+10" office:value-type="float" office:value="22" calcext:value-type="float">
            <text:p>22</text:p>
          </table:table-cell>
          <table:table-cell table:style-name="ce7" office:value-type="string" calcext:value-type="string">
            <text:p>÷</text:p>
          </table:table-cell>
          <table:table-cell table:style-name="ce9" table:formula="of:=[.X41]-1" office:value-type="float" office:value="9" calcext:value-type="float">
            <text:p>9</text:p>
          </table:table-cell>
          <table:table-cell table:style-name="ce10" office:value-type="string" calcext:value-type="string">
            <text:p>Q= <text:s text:c="7"/>R=</text:p>
          </table:table-cell>
          <table:table-cell table:style-name="ce167" table:formula="of:=[.AC41]&amp;&quot;x² - &quot;&amp;[.AB41]&amp;&quot;x + &quot;&amp;[.AA41]" office:value-type="string" office:string-value="3x² - 2x + 8" calcext:value-type="string">
            <text:p>3x² - 2x + 8</text:p>
          </table:table-cell>
          <table:table-cell table:style-name="ce149" office:value-type="string" calcext:value-type="string">
            <text:p>pour x =</text:p>
          </table:table-cell>
          <table:table-cell table:style-name="ce168" table:formula="of:=-RANDBETWEEN(1;4)" office:value-type="float" office:value="-4" calcext:value-type="float">
            <text:p>-4</text:p>
          </table:table-cell>
          <table:table-cell table:style-name="ce169"/>
          <table:table-cell table:style-name="ce50" office:value-type="string" calcext:value-type="string">
            <text:p>b=</text:p>
          </table:table-cell>
          <table:table-cell table:style-name="ce170" table:formula="of:=RANDBETWEEN(1;20)" office:value-type="float" office:value="16" calcext:value-type="float">
            <text:p>16 cm²</text:p>
          </table:table-cell>
          <table:table-cell table:style-name="ce47" office:value-type="string" calcext:value-type="string">
            <text:p>h=</text:p>
          </table:table-cell>
          <table:table-cell table:style-name="ce171" table:formula="of:=RANDBETWEEN(1;20)" office:value-type="float" office:value="10" calcext:value-type="float">
            <text:p>10 cm</text:p>
          </table:table-cell>
          <table:table-cell table:style-name="ce172" office:value-type="string" calcext:value-type="string">
            <text:p>V = </text:p>
          </table:table-cell>
          <table:table-cell/>
          <table:table-cell table:style-name="ce147" table:formula="of:=ROUNDDOWN(SQRT([.Z41]))&amp;&quot;;&quot;&amp;(ROUNDDOWN(SQRT([.Z41]))+1)" office:value-type="string" office:string-value="8;9" calcext:value-type="string">
            <text:p>8;9</text:p>
          </table:table-cell>
          <table:table-cell table:style-name="ce57" table:formula="of:=&quot;Q=&quot;&amp;QUOTIENT([.E41];[.G41])&amp;&quot;  R=&quot;&amp;MOD([.E41];[.G41])" office:value-type="string" office:string-value="Q=2  R=4" calcext:value-type="string">
            <text:p>Q=2 <text:s/>R=4</text:p>
          </table:table-cell>
          <table:table-cell table:style-name="ce57" table:formula="of:=[.AC41]*[.K41]^2-[.AB41]*[.K41]+[.AA41]" office:value-type="float" office:value="64" calcext:value-type="float">
            <text:p>64</text:p>
          </table:table-cell>
          <table:table-cell table:style-name="ce174" table:formula="of:=[.N41]*[.P41]" office:value-type="float" office:value="160" calcext:value-type="float">
            <text:p>160 cm³</text:p>
          </table:table-cell>
          <table:table-cell/>
          <table:table-cell table:formula="of:=RANK([.Y41];[.Y34:.Y43])+2" office:value-type="float" office:value="10" calcext:value-type="float">
            <text:p>10</text:p>
          </table:table-cell>
          <table:table-cell table:style-name="ce83" table:formula="of:=RAND()" office:value-type="float" office:value="0.342854359193793" calcext:value-type="float">
            <text:p>0,342854359193793</text:p>
          </table:table-cell>
          <table:table-cell table:formula="of:=([.AD41]*35-34)+RANDBETWEEN(0;34)" office:value-type="float" office:value="75" calcext:value-type="float">
            <text:p>75</text:p>
          </table:table-cell>
          <table:table-cell table:style-name="ce15" table:formula="of:=RANDBETWEEN(1;9)" office:value-type="float" office:value="8" calcext:value-type="float">
            <text:p>8</text:p>
          </table:table-cell>
          <table:table-cell table:style-name="ce175" table:formula="of:=RANDBETWEEN(2;5)" office:value-type="float" office:value="2" calcext:value-type="float">
            <text:p>2</text:p>
          </table:table-cell>
          <table:table-cell table:style-name="ce175" table:formula="of:=RANDBETWEEN(2;5)" office:value-type="float" office:value="3" calcext:value-type="float">
            <text:p>3</text:p>
          </table:table-cell>
          <table:table-cell table:formula="of:=RANK([.AE41];[.AE36:.AE41])" office:value-type="float" office:value="3" calcext:value-type="float">
            <text:p>3</text:p>
          </table:table-cell>
          <table:table-cell table:style-name="ce83" table:formula="of:=RAND()" office:value-type="float" office:value="0.359462997137015" calcext:value-type="float">
            <text:p>0,359462997137015</text:p>
          </table:table-cell>
          <table:table-cell table:number-columns-repeated="992"/>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42];[.Y34:.Y43])+2" office:value-type="float" office:value="5" calcext:value-type="float">
            <text:p>5</text:p>
          </table:table-cell>
          <table:table-cell table:style-name="ce83" table:formula="of:=RAND()" office:value-type="float" office:value="0.606910153426752" calcext:value-type="float">
            <text:p>0,606910153426752</text:p>
          </table:table-cell>
          <table:table-cell table:number-columns-repeated="998"/>
        </table:table-row>
        <table:table-row table:style-name="ro4">
          <table:table-cell table:number-columns-repeated="23"/>
          <table:table-cell table:formula="of:=RANK([.Y43];[.Y34:.Y43])+2" office:value-type="float" office:value="11" calcext:value-type="float">
            <text:p>11</text:p>
          </table:table-cell>
          <table:table-cell table:style-name="ce83" table:formula="of:=RAND()" office:value-type="float" office:value="0.153024641321483" calcext:value-type="float">
            <text:p>0,153024641321483</text:p>
          </table:table-cell>
          <table:table-cell table:number-columns-repeated="998"/>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6">
          <table:table-cell table:number-columns-repeated="1023"/>
        </table:table-row>
        <table:table-row table:style-name="ro3">
          <table:table-cell table:number-columns-repeated="1023"/>
        </table:table-row>
      </table:table>
      <table:table table:name="Ceinture Noire 2" table:style-name="ta7" table:print-ranges="'Ceinture Noire 2'.A1:'Ceinture Noire 2'.U44 'Ceinture Noire 2'.W1:'Ceinture Noire 2'.Z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0" form:id="control10"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2?language=Basic&amp;location=document" xlink:type="simple"/>
              </office:event-listeners>
            </form:button>
          </form:form>
        </office:forms>
        <table:shapes>
          <draw:control draw:z-index="0" draw:style-name="gr7" draw:text-style-name="P2" svg:width="1.651cm" svg:height="0.749cm" svg:x="56.01cm" svg:y="0.247cm" draw:control="control10"/>
        </table:shapes>
        <table:table-column table:style-name="co129" table:default-cell-style-name="Default"/>
        <table:table-column table:style-name="co2" table:number-columns-repeated="2" table:default-cell-style-name="Default"/>
        <table:table-column table:style-name="co130" table:default-cell-style-name="Default"/>
        <table:table-column table:style-name="co27" table:default-cell-style-name="Default"/>
        <table:table-column table:style-name="co28" table:number-columns-repeated="2" table:default-cell-style-name="Default"/>
        <table:table-column table:style-name="co131" table:default-cell-style-name="Default"/>
        <table:table-column table:style-name="co55" table:default-cell-style-name="Default"/>
        <table:table-column table:style-name="co132" table:default-cell-style-name="Default"/>
        <table:table-column table:style-name="co29" table:default-cell-style-name="Default"/>
        <table:table-column table:style-name="co133" table:default-cell-style-name="Default"/>
        <table:table-column table:style-name="co27" table:default-cell-style-name="Default"/>
        <table:table-column table:style-name="co39" table:default-cell-style-name="Default"/>
        <table:table-column table:style-name="co22" table:default-cell-style-name="Default"/>
        <table:table-column table:style-name="co134" table:default-cell-style-name="Default"/>
        <table:table-column table:style-name="co89" table:default-cell-style-name="Default"/>
        <table:table-column table:style-name="co83" table:default-cell-style-name="Default"/>
        <table:table-column table:style-name="co75" table:default-cell-style-name="Default"/>
        <table:table-column table:style-name="co110" table:default-cell-style-name="Default"/>
        <table:table-column table:style-name="co135" table:default-cell-style-name="Default"/>
        <table:table-column table:style-name="co130" table:default-cell-style-name="Default"/>
        <table:table-column table:style-name="co136" table:default-cell-style-name="Default"/>
        <table:table-column table:style-name="co89" table:default-cell-style-name="Default"/>
        <table:table-column table:style-name="co137" table:default-cell-style-name="Default"/>
        <table:table-column table:style-name="co138" table:default-cell-style-name="Default"/>
        <table:table-column table:style-name="co63" table:default-cell-style-name="Default"/>
        <table:table-column table:style-name="co18" table:default-cell-style-name="Default"/>
        <table:table-column table:style-name="co61" table:default-cell-style-name="Default"/>
        <table:table-column table:style-name="co37" table:default-cell-style-name="Default"/>
        <table:table-column table:style-name="co20" table:default-cell-style-name="Default"/>
        <table:table-column table:style-name="co37" table:default-cell-style-name="Default"/>
        <table:table-column table:style-name="co49" table:default-cell-style-name="Default"/>
        <table:table-column table:style-name="co17" table:number-columns-repeated="991" table:default-cell-style-name="Default"/>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A</text:p>
          </table:table-cell>
          <table:table-cell table:style-name="ce23" table:number-columns-repeated="3"/>
          <table:table-cell table:number-columns-repeated="3"/>
          <table:table-cell table:formula="of:=RANK([.AC1];[.AC1:.AC10])+2" office:value-type="float" office:value="12" calcext:value-type="float">
            <text:p>12</text:p>
          </table:table-cell>
          <table:table-cell table:style-name="ce83" table:formula="of:=RAND()" office:value-type="float" office:value="0.018511544582941" calcext:value-type="float">
            <text:p>0,018511544582941</text:p>
          </table:table-cell>
          <table:table-cell table:number-columns-repeated="2"/>
          <table:table-cell table:formula="of:=RANK([.AG1];[.AG1:.AG9])" office:value-type="float" office:value="5" calcext:value-type="float">
            <text:p>5</text:p>
          </table:table-cell>
          <table:table-cell table:formula="of:=RAND()" office:value-type="float" office:value="0.867647022288238" calcext:value-type="float">
            <text:p>0,867647022288238</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quot;v&quot;&amp;ROUND(RAND()*10000;0)" office:value-type="string" office:string-value="v5605" calcext:value-type="string">
            <text:p>v5605</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2];[.AC1:.AC10])+2" office:value-type="float" office:value="10" calcext:value-type="float">
            <text:p>10</text:p>
          </table:table-cell>
          <table:table-cell table:style-name="ce83" table:formula="of:=RAND()" office:value-type="float" office:value="0.121407807476953" calcext:value-type="float">
            <text:p>0,121407807476953</text:p>
          </table:table-cell>
          <table:table-cell table:number-columns-repeated="2"/>
          <table:table-cell table:formula="of:=RANK([.AG2];[.AG1:.AG9])" office:value-type="float" office:value="4" calcext:value-type="float">
            <text:p>4</text:p>
          </table:table-cell>
          <table:table-cell table:formula="of:=RAND()" office:value-type="float" office:value="0.87573796440458" calcext:value-type="float">
            <text:p>0,87573796440458</text:p>
          </table:table-cell>
          <table:table-cell table:number-columns-repeated="991"/>
        </table:table-row>
        <table:table-row table:style-name="ro1">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1]" office:value-type="string" office:string-value="AA" calcext:value-type="string">
            <text:p>AA</text:p>
          </table:table-cell>
          <table:table-cell table:style-name="ce96"/>
          <table:table-cell table:style-name="ce99" table:formula="of:=[.U2]" office:value-type="string" office:string-value="v5605" calcext:value-type="string">
            <text:p>v5605</text:p>
          </table:table-cell>
          <table:table-cell table:style-name="ce83"/>
          <table:table-cell table:formula="of:=RANK([.AC3];[.AC1:.AC10])+2" office:value-type="float" office:value="9" calcext:value-type="float">
            <text:p>9</text:p>
          </table:table-cell>
          <table:table-cell table:style-name="ce83" table:formula="of:=RAND()" office:value-type="float" office:value="0.189082022295034" calcext:value-type="float">
            <text:p>0,189082022295034</text:p>
          </table:table-cell>
          <table:table-cell table:style-name="ce83" table:formula="of:=RANK([.AE3];[.AE3:.AE8])" office:value-type="float" office:value="2" calcext:value-type="float">
            <text:p>2</text:p>
          </table:table-cell>
          <table:table-cell table:style-name="ce83" table:formula="of:=RAND()" office:value-type="float" office:value="0.991261232007312" calcext:value-type="float">
            <text:p>0,991261232007312</text:p>
          </table:table-cell>
          <table:table-cell table:style-name="ce83" table:formula="of:=RANK([.AG3];[.AG1:.AG9])" office:value-type="float" office:value="1" calcext:value-type="float">
            <text:p>1</text:p>
          </table:table-cell>
          <table:table-cell table:formula="of:=RAND()" office:value-type="float" office:value="0.937902008987001" calcext:value-type="float">
            <text:p>0,937902008987001</text:p>
          </table:table-cell>
          <table:table-cell table:style-name="ce83" table:number-columns-repeated="991"/>
        </table:table-row>
        <table:table-row table:style-name="ro3">
          <table:table-cell table:style-name="ce51" table:formula="of:=[.AB4]-2" office:value-type="float" office:value="2" calcext:value-type="float">
            <text:p>2</text:p>
          </table:table-cell>
          <table:table-cell table:style-name="ce150" office:value-type="string" calcext:value-type="string">
            <text:p>h</text:p>
          </table:table-cell>
          <table:table-cell table:style-name="ce176" table:formula="of:=6*RANDBETWEEN(1;9)" office:value-type="float" office:value="12" calcext:value-type="float">
            <text:p>12</text:p>
          </table:table-cell>
          <table:table-cell table:style-name="ce42" office:value-type="string" calcext:value-type="string">
            <text:p>min = <text:s text:c="8"/>h</text:p>
          </table:table-cell>
          <table:table-cell table:style-name="ce4" table:formula="of:=RANDBETWEEN(2;5)*RANDBETWEEN(2;6)*RANDBETWEEN(2;4)" office:value-type="float" office:value="27" calcext:value-type="float">
            <text:p>27</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177" table:formula="of:=RANDBETWEEN(2;30)" office:value-type="float" office:value="24" calcext:value-type="float">
            <text:p>24</text:p>
          </table:table-cell>
          <table:table-cell table:style-name="ce40" office:value-type="string" calcext:value-type="string">
            <text:p>;</text:p>
          </table:table-cell>
          <table:table-cell table:style-name="ce40" table:formula="of:=RANDBETWEEN(2;30)" office:value-type="float" office:value="27" calcext:value-type="float">
            <text:p>27</text:p>
          </table:table-cell>
          <table:table-cell table:style-name="ce40" office:value-type="string" calcext:value-type="string">
            <text:p>;</text:p>
          </table:table-cell>
          <table:table-cell table:style-name="ce40" table:formula="of:=QUOTIENT([.I4]+[.K4];3)*3+3*RANDBETWEEN(1;4)-[.I4]-[.K4]" office:value-type="float" office:value="3" calcext:value-type="float">
            <text:p>3</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18" calcext:value-type="float">
            <text:p>18 cm²</text:p>
          </table:table-cell>
          <table:table-cell table:style-name="ce179" office:value-type="string" calcext:value-type="string">
            <text:p>h=</text:p>
          </table:table-cell>
          <table:table-cell table:style-name="ce180" table:formula="of:=RANDBETWEEN(1;12)" office:value-type="float" office:value="2" calcext:value-type="float">
            <text:p>2 cm</text:p>
          </table:table-cell>
          <table:table-cell table:style-name="ce56" office:value-type="string" calcext:value-type="string">
            <text:p>V =</text:p>
          </table:table-cell>
          <table:table-cell/>
          <table:table-cell table:style-name="ce147" table:formula="of:=[.A4]+[.C4]/60&amp;&quot; h&quot;" office:value-type="string" office:string-value="2,2 h" calcext:value-type="string">
            <text:p>2,2 h</text:p>
          </table:table-cell>
          <table:table-cell table:style-name="ce48" table:formula="of:=GCD([.E4];[.G4])" office:value-type="float" office:value="3" calcext:value-type="float">
            <text:p>3</text:p>
          </table:table-cell>
          <table:table-cell table:style-name="ce181" table:formula="of:=&quot;e=&quot;&amp;(MAX([.I4];[.K4];[.M4];[.O4])-MIN([.I4];[.K4];[.M4];[.O4]))&amp;&quot;  m=&quot;&amp;MEDIAN([.I4];[.K4];[.M4];[.O4])&amp;&quot;  x=&quot;&amp;ROUND(AVERAGE([.I4];[.K4];[.M4];[.O4]);1)" office:value-type="string" office:string-value="e=24  m=24  x=18" calcext:value-type="string">
            <text:p>e=24 <text:s/>m=24 <text:s/>x=18</text:p>
          </table:table-cell>
          <table:table-cell table:style-name="ce57" table:formula="of:=[.R4]*[.T4]/3&amp;&quot; cm³&quot;" office:value-type="string" office:string-value="12 cm³" calcext:value-type="string">
            <text:p>12 cm³</text:p>
          </table:table-cell>
          <table:table-cell/>
          <table:table-cell table:formula="of:=RANK([.AC4];[.AC1:.AC10])+2" office:value-type="float" office:value="4" calcext:value-type="float">
            <text:p>4</text:p>
          </table:table-cell>
          <table:table-cell table:style-name="ce83" table:formula="of:=RAND()" office:value-type="float" office:value="0.837744361537007" calcext:value-type="float">
            <text:p>0,837744361537007</text:p>
          </table:table-cell>
          <table:table-cell table:formula="of:=RANK([.AE4];[.AE3:.AE8])" office:value-type="float" office:value="4" calcext:value-type="float">
            <text:p>4</text:p>
          </table:table-cell>
          <table:table-cell table:style-name="ce83" table:formula="of:=RAND()" office:value-type="float" office:value="0.694517624288557" calcext:value-type="float">
            <text:p>0,694517624288557</text:p>
          </table:table-cell>
          <table:table-cell table:formula="of:=RANK([.AG4];[.AG1:.AG9])" office:value-type="float" office:value="2" calcext:value-type="float">
            <text:p>2</text:p>
          </table:table-cell>
          <table:table-cell table:formula="of:=RAND()" office:value-type="float" office:value="0.894937646433514" calcext:value-type="float">
            <text:p>0,894937646433514</text:p>
          </table:table-cell>
          <table:table-cell table:number-columns-repeated="991"/>
        </table:table-row>
        <table:table-row table:style-name="ro3">
          <table:table-cell table:style-name="ce51" table:formula="of:=[.AB5]-2" office:value-type="float" office:value="4" calcext:value-type="float">
            <text:p>4</text:p>
          </table:table-cell>
          <table:table-cell table:style-name="ce150" office:value-type="string" calcext:value-type="string">
            <text:p>h</text:p>
          </table:table-cell>
          <table:table-cell table:style-name="ce176" table:formula="of:=6*RANDBETWEEN(1;9)" office:value-type="float" office:value="30" calcext:value-type="float">
            <text:p>30</text:p>
          </table:table-cell>
          <table:table-cell table:style-name="ce42" office:value-type="string" calcext:value-type="string">
            <text:p>min = <text:s text:c="8"/>h</text:p>
          </table:table-cell>
          <table:table-cell table:style-name="ce4" table:formula="of:=RANDBETWEEN(2;5)*RANDBETWEEN(2;6)*RANDBETWEEN(2;4)" office:value-type="float" office:value="60" calcext:value-type="float">
            <text:p>60</text:p>
          </table:table-cell>
          <table:table-cell table:style-name="ce7" office:value-type="string" calcext:value-type="string">
            <text:p>et</text:p>
          </table:table-cell>
          <table:table-cell table:style-name="ce20" table:formula="of:=RANDBETWEEN(2;5)*RANDBETWEEN(2;6)*RANDBETWEEN(2;5)" office:value-type="float" office:value="120" calcext:value-type="float">
            <text:p>120</text:p>
          </table:table-cell>
          <table:table-cell table:style-name="ce10" office:value-type="string" calcext:value-type="string">
            <text:p>=</text:p>
          </table:table-cell>
          <table:table-cell table:style-name="ce177" table:formula="of:=RANDBETWEEN(2;30)" office:value-type="float" office:value="19" calcext:value-type="float">
            <text:p>19</text:p>
          </table:table-cell>
          <table:table-cell table:style-name="ce40" office:value-type="string" calcext:value-type="string">
            <text:p>;</text:p>
          </table:table-cell>
          <table:table-cell table:style-name="ce40" table:formula="of:=RANDBETWEEN(2;30)" office:value-type="float" office:value="25" calcext:value-type="float">
            <text:p>25</text:p>
          </table:table-cell>
          <table:table-cell table:style-name="ce40" office:value-type="string" calcext:value-type="string">
            <text:p>;</text:p>
          </table:table-cell>
          <table:table-cell table:style-name="ce40" table:formula="of:=QUOTIENT([.I5]+[.K5];3)*3+3*RANDBETWEEN(1;4)-[.I5]-[.K5]" office:value-type="float" office:value="7" calcext:value-type="float">
            <text:p>7</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2" calcext:value-type="float">
            <text:p>12 cm²</text:p>
          </table:table-cell>
          <table:table-cell table:style-name="ce179" office:value-type="string" calcext:value-type="string">
            <text:p>h=</text:p>
          </table:table-cell>
          <table:table-cell table:style-name="ce180" table:formula="of:=RANDBETWEEN(1;12)*3" office:value-type="float" office:value="15" calcext:value-type="float">
            <text:p>15 cm</text:p>
          </table:table-cell>
          <table:table-cell table:style-name="ce56" office:value-type="string" calcext:value-type="string">
            <text:p>V =</text:p>
          </table:table-cell>
          <table:table-cell/>
          <table:table-cell table:style-name="ce147" table:formula="of:=[.A5]+[.C5]/60&amp;&quot; h&quot;" office:value-type="string" office:string-value="4,5 h" calcext:value-type="string">
            <text:p>4,5 h</text:p>
          </table:table-cell>
          <table:table-cell table:style-name="ce48" table:formula="of:=GCD([.E5];[.G5])" office:value-type="float" office:value="60" calcext:value-type="float">
            <text:p>60</text:p>
          </table:table-cell>
          <table:table-cell table:style-name="ce181" table:formula="of:=&quot;e=&quot;&amp;(MAX([.I5];[.K5];[.M5];[.O5])-MIN([.I5];[.K5];[.M5];[.O5]))&amp;&quot;  m=&quot;&amp;MEDIAN([.I5];[.K5];[.M5];[.O5])&amp;&quot;  x=&quot;&amp;ROUND(AVERAGE([.I5];[.K5];[.M5];[.O5]);1)" office:value-type="string" office:string-value="e=18  m=19  x=17" calcext:value-type="string">
            <text:p>e=18 <text:s/>m=19 <text:s/>x=17</text:p>
          </table:table-cell>
          <table:table-cell table:style-name="ce57" table:formula="of:=[.R5]*[.T5]/3&amp;&quot; cm³&quot;" office:value-type="string" office:string-value="60 cm³" calcext:value-type="string">
            <text:p>60 cm³</text:p>
          </table:table-cell>
          <table:table-cell/>
          <table:table-cell table:formula="of:=RANK([.AC5];[.AC1:.AC10])+2" office:value-type="float" office:value="6" calcext:value-type="float">
            <text:p>6</text:p>
          </table:table-cell>
          <table:table-cell table:style-name="ce83" table:formula="of:=RAND()" office:value-type="float" office:value="0.620125539642752" calcext:value-type="float">
            <text:p>0,620125539642752</text:p>
          </table:table-cell>
          <table:table-cell table:formula="of:=RANK([.AE5];[.AE3:.AE8])" office:value-type="float" office:value="6" calcext:value-type="float">
            <text:p>6</text:p>
          </table:table-cell>
          <table:table-cell table:style-name="ce83" table:formula="of:=RAND()" office:value-type="float" office:value="0.300175041432726" calcext:value-type="float">
            <text:p>0,300175041432726</text:p>
          </table:table-cell>
          <table:table-cell table:formula="of:=RANK([.AG5];[.AG1:.AG9])" office:value-type="float" office:value="9" calcext:value-type="float">
            <text:p>9</text:p>
          </table:table-cell>
          <table:table-cell table:formula="of:=RAND()" office:value-type="float" office:value="0.0111456198917825" calcext:value-type="float">
            <text:p>0,0111456198917825</text:p>
          </table:table-cell>
          <table:table-cell table:number-columns-repeated="991"/>
        </table:table-row>
        <table:table-row table:style-name="ro3">
          <table:table-cell table:style-name="ce51" table:formula="of:=[.AB6]-2+[.AF6]/10" office:value-type="float" office:value="6.6" calcext:value-type="float">
            <text:p>6,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40" calcext:value-type="float">
            <text:p>40</text:p>
          </table:table-cell>
          <table:table-cell table:style-name="ce7" office:value-type="string" calcext:value-type="string">
            <text:p>et</text:p>
          </table:table-cell>
          <table:table-cell table:style-name="ce20" table:formula="of:=RANDBETWEEN(2;5)*RANDBETWEEN(2;6)*RANDBETWEEN(2;5)" office:value-type="float" office:value="36" calcext:value-type="float">
            <text:p>36</text:p>
          </table:table-cell>
          <table:table-cell table:style-name="ce10" office:value-type="string" calcext:value-type="string">
            <text:p>=</text:p>
          </table:table-cell>
          <table:table-cell table:style-name="ce177" table:formula="of:=[.AB6]*2-1+RANDBETWEEN(0;1)" office:value-type="float" office:value="16" calcext:value-type="float">
            <text:p>16</text:p>
          </table:table-cell>
          <table:table-cell table:style-name="ce40" office:value-type="string" calcext:value-type="string">
            <text:p>;</text:p>
          </table:table-cell>
          <table:table-cell table:style-name="ce40" table:formula="of:=[.AF6]*2" office:value-type="float" office:value="12" calcext:value-type="float">
            <text:p>12</text:p>
          </table:table-cell>
          <table:table-cell table:style-name="ce40" office:value-type="string" calcext:value-type="string">
            <text:p>;</text:p>
          </table:table-cell>
          <table:table-cell table:style-name="ce40" table:formula="of:=[.AD6]*3" office:value-type="float" office:value="3" calcext:value-type="float">
            <text:p>3</text:p>
          </table:table-cell>
          <table:table-cell table:style-name="ce40" office:value-type="string" calcext:value-type="string">
            <text:p>;</text:p>
          </table:table-cell>
          <table:table-cell table:style-name="ce40" table:formula="of:=RANDBETWEEN(2;20)" office:value-type="float" office:value="13" calcext:value-type="float">
            <text:p>13</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 calcext:value-type="float">
            <text:p>3 cm²</text:p>
          </table:table-cell>
          <table:table-cell table:style-name="ce179" office:value-type="string" calcext:value-type="string">
            <text:p>h=</text:p>
          </table:table-cell>
          <table:table-cell table:style-name="ce180" table:formula="of:=RANDBETWEEN(1;12)" office:value-type="float" office:value="4" calcext:value-type="float">
            <text:p>4 cm</text:p>
          </table:table-cell>
          <table:table-cell table:style-name="ce56" office:value-type="string" calcext:value-type="string">
            <text:p>V =</text:p>
          </table:table-cell>
          <table:table-cell/>
          <table:table-cell table:style-name="ce147" table:formula="of:=INT([.A6])&amp;&quot;h &quot;&amp;INT(([.A6]-INT([.A6]))*60)&amp;&quot;min&quot;" office:value-type="string" office:string-value="6h 36min" calcext:value-type="string">
            <text:p>6h 36min</text:p>
          </table:table-cell>
          <table:table-cell table:style-name="ce48" table:formula="of:=GCD([.E6];[.G6])" office:value-type="float" office:value="4" calcext:value-type="float">
            <text:p>4</text:p>
          </table:table-cell>
          <table:table-cell table:style-name="ce181" table:formula="of:=&quot;e=&quot;&amp;(MAX([.I6];[.K6];[.M6];[.O6])-MIN([.I6];[.K6];[.M6];[.O6]))&amp;&quot;  m=&quot;&amp;MEDIAN([.I6];[.K6];[.M6];[.O6])&amp;&quot;  x=&quot;&amp;ROUND(AVERAGE([.I6];[.K6];[.M6];[.O6]);1)" office:value-type="string" office:string-value="e=13  m=12,5  x=11" calcext:value-type="string">
            <text:p>e=13 <text:s/>m=12,5 <text:s/>x=11</text:p>
          </table:table-cell>
          <table:table-cell table:style-name="ce57" table:formula="of:=[.R6]*[.T6]/3&amp;&quot; cm³&quot;" office:value-type="string" office:string-value="4 cm³" calcext:value-type="string">
            <text:p>4 cm³</text:p>
          </table:table-cell>
          <table:table-cell/>
          <table:table-cell table:formula="of:=RANK([.AC6];[.AC1:.AC10])+2" office:value-type="float" office:value="8" calcext:value-type="float">
            <text:p>8</text:p>
          </table:table-cell>
          <table:table-cell table:style-name="ce83" table:formula="of:=RAND()" office:value-type="float" office:value="0.378125718603978" calcext:value-type="float">
            <text:p>0,378125718603978</text:p>
          </table:table-cell>
          <table:table-cell table:formula="of:=RANK([.AE6];[.AE3:.AE8])" office:value-type="float" office:value="1" calcext:value-type="float">
            <text:p>1</text:p>
          </table:table-cell>
          <table:table-cell table:style-name="ce83" table:formula="of:=RAND()" office:value-type="float" office:value="0.998790361430468" calcext:value-type="float">
            <text:p>0,998790361430468</text:p>
          </table:table-cell>
          <table:table-cell table:formula="of:=RANK([.AG6];[.AG1:.AG9])" office:value-type="float" office:value="6" calcext:value-type="float">
            <text:p>6</text:p>
          </table:table-cell>
          <table:table-cell table:formula="of:=RAND()" office:value-type="float" office:value="0.744506325514684" calcext:value-type="float">
            <text:p>0,744506325514684</text:p>
          </table:table-cell>
          <table:table-cell table:number-columns-repeated="991"/>
        </table:table-row>
        <table:table-row table:style-name="ro3">
          <table:table-cell table:style-name="ce51" table:formula="of:=[.AB7]-2+[.AF7]/10" office:value-type="float" office:value="9.8" calcext:value-type="float">
            <text:p>9,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36" calcext:value-type="float">
            <text:p>36</text:p>
          </table:table-cell>
          <table:table-cell table:style-name="ce7" office:value-type="string" calcext:value-type="string">
            <text:p>et</text:p>
          </table:table-cell>
          <table:table-cell table:style-name="ce20" table:formula="of:=RANDBETWEEN(2;5)*RANDBETWEEN(2;6)*RANDBETWEEN(2;5)" office:value-type="float" office:value="12" calcext:value-type="float">
            <text:p>12</text:p>
          </table:table-cell>
          <table:table-cell table:style-name="ce10" office:value-type="string" calcext:value-type="string">
            <text:p>=</text:p>
          </table:table-cell>
          <table:table-cell table:style-name="ce177" table:formula="of:=[.AB7]*2-1+RANDBETWEEN(0;1)" office:value-type="float" office:value="21" calcext:value-type="float">
            <text:p>21</text:p>
          </table:table-cell>
          <table:table-cell table:style-name="ce40" office:value-type="string" calcext:value-type="string">
            <text:p>;</text:p>
          </table:table-cell>
          <table:table-cell table:style-name="ce40" table:formula="of:=[.AF7]*2" office:value-type="float" office:value="16" calcext:value-type="float">
            <text:p>16</text:p>
          </table:table-cell>
          <table:table-cell table:style-name="ce40" office:value-type="string" calcext:value-type="string">
            <text:p>;</text:p>
          </table:table-cell>
          <table:table-cell table:style-name="ce40" table:formula="of:=[.AD7]*3" office:value-type="float" office:value="15" calcext:value-type="float">
            <text:p>15</text:p>
          </table:table-cell>
          <table:table-cell table:style-name="ce40" office:value-type="string" calcext:value-type="string">
            <text:p>;</text:p>
          </table:table-cell>
          <table:table-cell table:style-name="ce40" table:formula="of:=RANDBETWEEN(2;20)" office:value-type="float" office:value="7" calcext:value-type="float">
            <text:p>7</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 calcext:value-type="float">
            <text:p>1 cm²</text:p>
          </table:table-cell>
          <table:table-cell table:style-name="ce179" office:value-type="string" calcext:value-type="string">
            <text:p>h=</text:p>
          </table:table-cell>
          <table:table-cell table:style-name="ce180" table:formula="of:=RANDBETWEEN(1;12)*3" office:value-type="float" office:value="36" calcext:value-type="float">
            <text:p>36 cm</text:p>
          </table:table-cell>
          <table:table-cell table:style-name="ce56" office:value-type="string" calcext:value-type="string">
            <text:p>V =</text:p>
          </table:table-cell>
          <table:table-cell/>
          <table:table-cell table:style-name="ce147" table:formula="of:=INT([.A7])&amp;&quot;h &quot;&amp;INT(([.A7]-INT([.A7]))*60)&amp;&quot;min&quot;" office:value-type="string" office:string-value="9h 48min" calcext:value-type="string">
            <text:p>9h 48min</text:p>
          </table:table-cell>
          <table:table-cell table:style-name="ce48" table:formula="of:=GCD([.E7];[.G7])" office:value-type="float" office:value="12" calcext:value-type="float">
            <text:p>12</text:p>
          </table:table-cell>
          <table:table-cell table:style-name="ce181" table:formula="of:=&quot;e=&quot;&amp;(MAX([.I7];[.K7];[.M7];[.O7])-MIN([.I7];[.K7];[.M7];[.O7]))&amp;&quot;  m=&quot;&amp;MEDIAN([.I7];[.K7];[.M7];[.O7])&amp;&quot;  x=&quot;&amp;ROUND(AVERAGE([.I7];[.K7];[.M7];[.O7]);1)" office:value-type="string" office:string-value="e=14  m=15,5  x=14,8" calcext:value-type="string">
            <text:p>e=14 <text:s/>m=15,5 <text:s/>x=14,8</text:p>
          </table:table-cell>
          <table:table-cell table:style-name="ce57" table:formula="of:=[.R7]*[.T7]/3&amp;&quot; cm³&quot;" office:value-type="string" office:string-value="12 cm³" calcext:value-type="string">
            <text:p>12 cm³</text:p>
          </table:table-cell>
          <table:table-cell/>
          <table:table-cell table:formula="of:=RANK([.AC7];[.AC1:.AC10])+2" office:value-type="float" office:value="11" calcext:value-type="float">
            <text:p>11</text:p>
          </table:table-cell>
          <table:table-cell table:style-name="ce83" table:formula="of:=RAND()" office:value-type="float" office:value="0.0576529881567533" calcext:value-type="float">
            <text:p>0,0576529881567533</text:p>
          </table:table-cell>
          <table:table-cell table:formula="of:=RANK([.AE7];[.AE3:.AE8])" office:value-type="float" office:value="5" calcext:value-type="float">
            <text:p>5</text:p>
          </table:table-cell>
          <table:table-cell table:style-name="ce83" table:formula="of:=RAND()" office:value-type="float" office:value="0.337888427906306" calcext:value-type="float">
            <text:p>0,337888427906306</text:p>
          </table:table-cell>
          <table:table-cell table:formula="of:=RANK([.AG7];[.AG1:.AG9])" office:value-type="float" office:value="8" calcext:value-type="float">
            <text:p>8</text:p>
          </table:table-cell>
          <table:table-cell table:formula="of:=RAND()" office:value-type="float" office:value="0.0217485784720929" calcext:value-type="float">
            <text:p>0,0217485784720929</text:p>
          </table:table-cell>
          <table:table-cell table:number-columns-repeated="991"/>
        </table:table-row>
        <table:table-row table:style-name="ro3">
          <table:table-cell table:style-name="ce51" table:formula="of:=[.AB8]-2+[.AF8]/10" office:value-type="float" office:value="3.7" calcext:value-type="float">
            <text:p>3,7</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120" calcext:value-type="float">
            <text:p>120</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177" table:formula="of:=[.AB8]*2-1+RANDBETWEEN(0;1)" office:value-type="float" office:value="10" calcext:value-type="float">
            <text:p>10</text:p>
          </table:table-cell>
          <table:table-cell table:style-name="ce40" office:value-type="string" calcext:value-type="string">
            <text:p>;</text:p>
          </table:table-cell>
          <table:table-cell table:style-name="ce40" table:formula="of:=[.AF8]*2" office:value-type="float" office:value="14" calcext:value-type="float">
            <text:p>14</text:p>
          </table:table-cell>
          <table:table-cell table:style-name="ce40" office:value-type="string" calcext:value-type="string">
            <text:p>;</text:p>
          </table:table-cell>
          <table:table-cell table:style-name="ce40" table:formula="of:=[.AD8]*3" office:value-type="float" office:value="9" calcext:value-type="float">
            <text:p>9</text:p>
          </table:table-cell>
          <table:table-cell table:style-name="ce40" office:value-type="string" calcext:value-type="string">
            <text:p>;</text:p>
          </table:table-cell>
          <table:table-cell table:style-name="ce40" table:formula="of:=RANDBETWEEN(2;20)" office:value-type="float" office:value="12" calcext:value-type="float">
            <text:p>12</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9" calcext:value-type="float">
            <text:p>9 cm²</text:p>
          </table:table-cell>
          <table:table-cell table:style-name="ce179" office:value-type="string" calcext:value-type="string">
            <text:p>h=</text:p>
          </table:table-cell>
          <table:table-cell table:style-name="ce180" table:formula="of:=RANDBETWEEN(1;12)" office:value-type="float" office:value="2" calcext:value-type="float">
            <text:p>2 cm</text:p>
          </table:table-cell>
          <table:table-cell table:style-name="ce56" office:value-type="string" calcext:value-type="string">
            <text:p>V =</text:p>
          </table:table-cell>
          <table:table-cell/>
          <table:table-cell table:style-name="ce147" table:formula="of:=INT([.A8])&amp;&quot;h &quot;&amp;INT(([.A8]-INT([.A8]))*60)&amp;&quot;min&quot;" office:value-type="string" office:string-value="3h 42min" calcext:value-type="string">
            <text:p>3h 42min</text:p>
          </table:table-cell>
          <table:table-cell table:style-name="ce48" table:formula="of:=GCD([.E8];[.G8])" office:value-type="float" office:value="24" calcext:value-type="float">
            <text:p>24</text:p>
          </table:table-cell>
          <table:table-cell table:style-name="ce181" table:formula="of:=&quot;e=&quot;&amp;(MAX([.I8];[.K8];[.M8];[.O8])-MIN([.I8];[.K8];[.M8];[.O8]))&amp;&quot;  m=&quot;&amp;MEDIAN([.I8];[.K8];[.M8];[.O8])&amp;&quot;  x=&quot;&amp;ROUND(AVERAGE([.I8];[.K8];[.M8];[.O8]);1)" office:value-type="string" office:string-value="e=5  m=11  x=11,3" calcext:value-type="string">
            <text:p>e=5 <text:s/>m=11 <text:s/>x=11,3</text:p>
          </table:table-cell>
          <table:table-cell table:style-name="ce57" table:formula="of:=[.R8]*[.T8]/3&amp;&quot; cm³&quot;" office:value-type="string" office:string-value="6 cm³" calcext:value-type="string">
            <text:p>6 cm³</text:p>
          </table:table-cell>
          <table:table-cell/>
          <table:table-cell table:formula="of:=RANK([.AC8];[.AC1:.AC10])+2" office:value-type="float" office:value="5" calcext:value-type="float">
            <text:p>5</text:p>
          </table:table-cell>
          <table:table-cell table:style-name="ce83" table:formula="of:=RAND()" office:value-type="float" office:value="0.676921722262623" calcext:value-type="float">
            <text:p>0,676921722262623</text:p>
          </table:table-cell>
          <table:table-cell table:formula="of:=RANK([.AE8];[.AE3:.AE8])" office:value-type="float" office:value="3" calcext:value-type="float">
            <text:p>3</text:p>
          </table:table-cell>
          <table:table-cell table:style-name="ce83" table:formula="of:=RAND()" office:value-type="float" office:value="0.756249168068401" calcext:value-type="float">
            <text:p>0,756249168068401</text:p>
          </table:table-cell>
          <table:table-cell table:formula="of:=RANK([.AG8];[.AG1:.AG9])" office:value-type="float" office:value="7" calcext:value-type="float">
            <text:p>7</text:p>
          </table:table-cell>
          <table:table-cell table:formula="of:=RAND()" office:value-type="float" office:value="0.20080911793005" calcext:value-type="float">
            <text:p>0,20080911793005</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9];[.AC1:.AC10])+2" office:value-type="float" office:value="3" calcext:value-type="float">
            <text:p>3</text:p>
          </table:table-cell>
          <table:table-cell table:style-name="ce83" table:formula="of:=RAND()" office:value-type="float" office:value="0.877863334465425" calcext:value-type="float">
            <text:p>0,877863334465425</text:p>
          </table:table-cell>
          <table:table-cell table:number-columns-repeated="2"/>
          <table:table-cell table:formula="of:=RANK([.AG9];[.AG1:.AG9])" office:value-type="float" office:value="3" calcext:value-type="float">
            <text:p>3</text:p>
          </table:table-cell>
          <table:table-cell table:formula="of:=RAND()" office:value-type="float" office:value="0.875782905102519" calcext:value-type="float">
            <text:p>0,875782905102519</text:p>
          </table:table-cell>
          <table:table-cell table:number-columns-repeated="991"/>
        </table:table-row>
        <table:table-row table:style-name="ro4">
          <table:table-cell table:number-columns-repeated="27"/>
          <table:table-cell table:formula="of:=RANK([.AC10];[.AC1:.AC10])+2" office:value-type="float" office:value="7" calcext:value-type="float">
            <text:p>7</text:p>
          </table:table-cell>
          <table:table-cell table:style-name="ce83" table:formula="of:=RAND()" office:value-type="float" office:value="0.414826132723433" calcext:value-type="float">
            <text:p>0,414826132723433</text:p>
          </table:table-cell>
          <table:table-cell table:number-columns-repeated="995"/>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B</text:p>
          </table:table-cell>
          <table:table-cell table:style-name="ce23" table:number-columns-repeated="3"/>
          <table:table-cell table:number-columns-repeated="3"/>
          <table:table-cell table:formula="of:=RANK([.AC12];[.AC12:.AC21])+2" office:value-type="float" office:value="6" calcext:value-type="float">
            <text:p>6</text:p>
          </table:table-cell>
          <table:table-cell table:style-name="ce83" table:formula="of:=RAND()" office:value-type="float" office:value="0.820053996977948" calcext:value-type="float">
            <text:p>0,820053996977948</text:p>
          </table:table-cell>
          <table:table-cell table:number-columns-repeated="2"/>
          <table:table-cell table:formula="of:=RANK([.AG12];[.AG12:.AG20])" office:value-type="float" office:value="2" calcext:value-type="float">
            <text:p>2</text:p>
          </table:table-cell>
          <table:table-cell table:formula="of:=RAND()" office:value-type="float" office:value="0.664507009582768" calcext:value-type="float">
            <text:p>0,664507009582768</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U$2]" office:value-type="string" office:string-value="v5605" calcext:value-type="string">
            <text:p>v5605</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13];[.AC12:.AC21])+2" office:value-type="float" office:value="12" calcext:value-type="float">
            <text:p>12</text:p>
          </table:table-cell>
          <table:table-cell table:style-name="ce83" table:formula="of:=RAND()" office:value-type="float" office:value="0.230103577004504" calcext:value-type="float">
            <text:p>0,230103577004504</text:p>
          </table:table-cell>
          <table:table-cell table:number-columns-repeated="2"/>
          <table:table-cell table:formula="of:=RANK([.AG13];[.AG12:.AG20])" office:value-type="float" office:value="9" calcext:value-type="float">
            <text:p>9</text:p>
          </table:table-cell>
          <table:table-cell table:formula="of:=RAND()" office:value-type="float" office:value="0.0271623883476455" calcext:value-type="float">
            <text:p>0,0271623883476455</text:p>
          </table:table-cell>
          <table:table-cell table:number-columns-repeated="991"/>
        </table:table-row>
        <table:table-row table:style-name="ro3">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12]" office:value-type="string" office:string-value="AB" calcext:value-type="string">
            <text:p>AB</text:p>
          </table:table-cell>
          <table:table-cell table:style-name="ce96"/>
          <table:table-cell table:style-name="ce99" table:formula="of:=[.U13]" office:value-type="string" office:string-value="v5605" calcext:value-type="string">
            <text:p>v5605</text:p>
          </table:table-cell>
          <table:table-cell table:style-name="ce83"/>
          <table:table-cell table:formula="of:=RANK([.AC14];[.AC12:.AC21])+2" office:value-type="float" office:value="10" calcext:value-type="float">
            <text:p>10</text:p>
          </table:table-cell>
          <table:table-cell table:style-name="ce83" table:formula="of:=RAND()" office:value-type="float" office:value="0.496246913570366" calcext:value-type="float">
            <text:p>0,496246913570366</text:p>
          </table:table-cell>
          <table:table-cell table:style-name="ce83" table:formula="of:=RANK([.AE14];[.AE14:.AE19])" office:value-type="float" office:value="1" calcext:value-type="float">
            <text:p>1</text:p>
          </table:table-cell>
          <table:table-cell table:style-name="ce83" table:formula="of:=RAND()" office:value-type="float" office:value="0.918444651833799" calcext:value-type="float">
            <text:p>0,918444651833799</text:p>
          </table:table-cell>
          <table:table-cell table:style-name="ce83" table:formula="of:=RANK([.AG14];[.AG12:.AG20])" office:value-type="float" office:value="7" calcext:value-type="float">
            <text:p>7</text:p>
          </table:table-cell>
          <table:table-cell table:formula="of:=RAND()" office:value-type="float" office:value="0.260314991123598" calcext:value-type="float">
            <text:p>0,260314991123598</text:p>
          </table:table-cell>
          <table:table-cell table:number-columns-repeated="991"/>
        </table:table-row>
        <table:table-row table:style-name="ro3">
          <table:table-cell table:style-name="ce51" table:formula="of:=[.AB15]-2" office:value-type="float" office:value="3" calcext:value-type="float">
            <text:p>3</text:p>
          </table:table-cell>
          <table:table-cell table:style-name="ce150" office:value-type="string" calcext:value-type="string">
            <text:p>h</text:p>
          </table:table-cell>
          <table:table-cell table:style-name="ce176" table:formula="of:=6*RANDBETWEEN(1;9)" office:value-type="float" office:value="30" calcext:value-type="float">
            <text:p>30</text:p>
          </table:table-cell>
          <table:table-cell table:style-name="ce42" office:value-type="string" calcext:value-type="string">
            <text:p>min = <text:s text:c="8"/>h</text:p>
          </table:table-cell>
          <table:table-cell table:style-name="ce4" table:formula="of:=RANDBETWEEN(2;5)*RANDBETWEEN(2;6)*RANDBETWEEN(2;4)" office:value-type="float" office:value="36" calcext:value-type="float">
            <text:p>36</text:p>
          </table:table-cell>
          <table:table-cell table:style-name="ce7" office:value-type="string" calcext:value-type="string">
            <text:p>et</text:p>
          </table:table-cell>
          <table:table-cell table:style-name="ce20" table:formula="of:=RANDBETWEEN(2;5)*RANDBETWEEN(2;6)*RANDBETWEEN(2;5)" office:value-type="float" office:value="8" calcext:value-type="float">
            <text:p>8</text:p>
          </table:table-cell>
          <table:table-cell table:style-name="ce10" office:value-type="string" calcext:value-type="string">
            <text:p>=</text:p>
          </table:table-cell>
          <table:table-cell table:style-name="ce177" table:formula="of:=RANDBETWEEN(2;30)" office:value-type="float" office:value="21" calcext:value-type="float">
            <text:p>21</text:p>
          </table:table-cell>
          <table:table-cell table:style-name="ce40" office:value-type="string" calcext:value-type="string">
            <text:p>;</text:p>
          </table:table-cell>
          <table:table-cell table:style-name="ce40" table:formula="of:=RANDBETWEEN(2;30)" office:value-type="float" office:value="13" calcext:value-type="float">
            <text:p>13</text:p>
          </table:table-cell>
          <table:table-cell table:style-name="ce40" office:value-type="string" calcext:value-type="string">
            <text:p>;</text:p>
          </table:table-cell>
          <table:table-cell table:style-name="ce40" table:formula="of:=QUOTIENT([.I15]+[.K15];3)*3+3*RANDBETWEEN(1;4)-[.I15]-[.K15]" office:value-type="float" office:value="11" calcext:value-type="float">
            <text:p>11</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9" calcext:value-type="float">
            <text:p>9 cm²</text:p>
          </table:table-cell>
          <table:table-cell table:style-name="ce179" office:value-type="string" calcext:value-type="string">
            <text:p>h=</text:p>
          </table:table-cell>
          <table:table-cell table:style-name="ce180" table:formula="of:=RANDBETWEEN(1;12)" office:value-type="float" office:value="11" calcext:value-type="float">
            <text:p>11 cm</text:p>
          </table:table-cell>
          <table:table-cell table:style-name="ce56" office:value-type="string" calcext:value-type="string">
            <text:p>V =</text:p>
          </table:table-cell>
          <table:table-cell/>
          <table:table-cell table:style-name="ce147" table:formula="of:=[.A15]+[.C15]/60&amp;&quot; h&quot;" office:value-type="string" office:string-value="3,5 h" calcext:value-type="string">
            <text:p>3,5 h</text:p>
          </table:table-cell>
          <table:table-cell table:style-name="ce48" table:formula="of:=GCD([.E15];[.G15])" office:value-type="float" office:value="4" calcext:value-type="float">
            <text:p>4</text:p>
          </table:table-cell>
          <table:table-cell table:style-name="ce181" table:formula="of:=&quot;e=&quot;&amp;(MAX([.I15];[.K15];[.M15];[.O15])-MIN([.I15];[.K15];[.M15];[.O15]))&amp;&quot;  m=&quot;&amp;MEDIAN([.I15];[.K15];[.M15];[.O15])&amp;&quot;  x=&quot;&amp;ROUND(AVERAGE([.I15];[.K15];[.M15];[.O15]);1)" office:value-type="string" office:string-value="e=10  m=13  x=15" calcext:value-type="string">
            <text:p>e=10 <text:s/>m=13 <text:s/>x=15</text:p>
          </table:table-cell>
          <table:table-cell table:style-name="ce57" table:formula="of:=[.R15]*[.T15]/3&amp;&quot; cm³&quot;" office:value-type="string" office:string-value="33 cm³" calcext:value-type="string">
            <text:p>33 cm³</text:p>
          </table:table-cell>
          <table:table-cell/>
          <table:table-cell table:formula="of:=RANK([.AC15];[.AC12:.AC21])+2" office:value-type="float" office:value="5" calcext:value-type="float">
            <text:p>5</text:p>
          </table:table-cell>
          <table:table-cell table:style-name="ce83" table:formula="of:=RAND()" office:value-type="float" office:value="0.852481904948572" calcext:value-type="float">
            <text:p>0,852481904948572</text:p>
          </table:table-cell>
          <table:table-cell table:formula="of:=RANK([.AE15];[.AE14:.AE19])" office:value-type="float" office:value="2" calcext:value-type="float">
            <text:p>2</text:p>
          </table:table-cell>
          <table:table-cell table:style-name="ce83" table:formula="of:=RAND()" office:value-type="float" office:value="0.619630832956713" calcext:value-type="float">
            <text:p>0,619630832956713</text:p>
          </table:table-cell>
          <table:table-cell table:formula="of:=RANK([.AG15];[.AG12:.AG20])" office:value-type="float" office:value="3" calcext:value-type="float">
            <text:p>3</text:p>
          </table:table-cell>
          <table:table-cell table:formula="of:=RAND()" office:value-type="float" office:value="0.66110467780984" calcext:value-type="float">
            <text:p>0,66110467780984</text:p>
          </table:table-cell>
          <table:table-cell table:number-columns-repeated="991"/>
        </table:table-row>
        <table:table-row table:style-name="ro3">
          <table:table-cell table:style-name="ce51" table:formula="of:=[.AB16]-2" office:value-type="float" office:value="6" calcext:value-type="float">
            <text:p>6</text:p>
          </table:table-cell>
          <table:table-cell table:style-name="ce150" office:value-type="string" calcext:value-type="string">
            <text:p>h</text:p>
          </table:table-cell>
          <table:table-cell table:style-name="ce176" table:formula="of:=6*RANDBETWEEN(1;9)" office:value-type="float" office:value="48" calcext:value-type="float">
            <text:p>48</text:p>
          </table:table-cell>
          <table:table-cell table:style-name="ce42" office:value-type="string" calcext:value-type="string">
            <text:p>min = <text:s text:c="8"/>h</text:p>
          </table:table-cell>
          <table:table-cell table:style-name="ce4" table:formula="of:=RANDBETWEEN(2;5)*RANDBETWEEN(2;6)*RANDBETWEEN(2;4)" office:value-type="float" office:value="24" calcext:value-type="float">
            <text:p>24</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177" table:formula="of:=RANDBETWEEN(2;30)" office:value-type="float" office:value="15" calcext:value-type="float">
            <text:p>15</text:p>
          </table:table-cell>
          <table:table-cell table:style-name="ce40" office:value-type="string" calcext:value-type="string">
            <text:p>;</text:p>
          </table:table-cell>
          <table:table-cell table:style-name="ce40" table:formula="of:=RANDBETWEEN(2;30)" office:value-type="float" office:value="8" calcext:value-type="float">
            <text:p>8</text:p>
          </table:table-cell>
          <table:table-cell table:style-name="ce40" office:value-type="string" calcext:value-type="string">
            <text:p>;</text:p>
          </table:table-cell>
          <table:table-cell table:style-name="ce40" table:formula="of:=QUOTIENT([.I16]+[.K16];3)*3+3*RANDBETWEEN(1;4)-[.I16]-[.K16]" office:value-type="float" office:value="10" calcext:value-type="float">
            <text:p>10</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2" calcext:value-type="float">
            <text:p>12 cm²</text:p>
          </table:table-cell>
          <table:table-cell table:style-name="ce179" office:value-type="string" calcext:value-type="string">
            <text:p>h=</text:p>
          </table:table-cell>
          <table:table-cell table:style-name="ce180" table:formula="of:=RANDBETWEEN(1;12)*3" office:value-type="float" office:value="27" calcext:value-type="float">
            <text:p>27 cm</text:p>
          </table:table-cell>
          <table:table-cell table:style-name="ce56" office:value-type="string" calcext:value-type="string">
            <text:p>V =</text:p>
          </table:table-cell>
          <table:table-cell/>
          <table:table-cell table:style-name="ce147" table:formula="of:=[.A16]+[.C16]/60&amp;&quot; h&quot;" office:value-type="string" office:string-value="6,8 h" calcext:value-type="string">
            <text:p>6,8 h</text:p>
          </table:table-cell>
          <table:table-cell table:style-name="ce48" table:formula="of:=GCD([.E16];[.G16])" office:value-type="float" office:value="24" calcext:value-type="float">
            <text:p>24</text:p>
          </table:table-cell>
          <table:table-cell table:style-name="ce181" table:formula="of:=&quot;e=&quot;&amp;(MAX([.I16];[.K16];[.M16];[.O16])-MIN([.I16];[.K16];[.M16];[.O16]))&amp;&quot;  m=&quot;&amp;MEDIAN([.I16];[.K16];[.M16];[.O16])&amp;&quot;  x=&quot;&amp;ROUND(AVERAGE([.I16];[.K16];[.M16];[.O16]);1)" office:value-type="string" office:string-value="e=7  m=10  x=11" calcext:value-type="string">
            <text:p>e=7 <text:s/>m=10 <text:s/>x=11</text:p>
          </table:table-cell>
          <table:table-cell table:style-name="ce57" table:formula="of:=[.R16]*[.T16]/3&amp;&quot; cm³&quot;" office:value-type="string" office:string-value="108 cm³" calcext:value-type="string">
            <text:p>108 cm³</text:p>
          </table:table-cell>
          <table:table-cell/>
          <table:table-cell table:formula="of:=RANK([.AC16];[.AC12:.AC21])+2" office:value-type="float" office:value="8" calcext:value-type="float">
            <text:p>8</text:p>
          </table:table-cell>
          <table:table-cell table:style-name="ce83" table:formula="of:=RAND()" office:value-type="float" office:value="0.686199483143119" calcext:value-type="float">
            <text:p>0,686199483143119</text:p>
          </table:table-cell>
          <table:table-cell table:formula="of:=RANK([.AE16];[.AE14:.AE19])" office:value-type="float" office:value="3" calcext:value-type="float">
            <text:p>3</text:p>
          </table:table-cell>
          <table:table-cell table:style-name="ce83" table:formula="of:=RAND()" office:value-type="float" office:value="0.616758219891041" calcext:value-type="float">
            <text:p>0,616758219891041</text:p>
          </table:table-cell>
          <table:table-cell table:formula="of:=RANK([.AG16];[.AG12:.AG20])" office:value-type="float" office:value="4" calcext:value-type="float">
            <text:p>4</text:p>
          </table:table-cell>
          <table:table-cell table:formula="of:=RAND()" office:value-type="float" office:value="0.622487978602174" calcext:value-type="float">
            <text:p>0,622487978602174</text:p>
          </table:table-cell>
          <table:table-cell table:number-columns-repeated="991"/>
        </table:table-row>
        <table:table-row table:style-name="ro3">
          <table:table-cell table:style-name="ce51" table:formula="of:=[.AB17]-2+[.AF17]/10" office:value-type="float" office:value="2.8" calcext:value-type="float">
            <text:p>2,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30" calcext:value-type="float">
            <text:p>30</text:p>
          </table:table-cell>
          <table:table-cell table:style-name="ce7" office:value-type="string" calcext:value-type="string">
            <text:p>et</text:p>
          </table:table-cell>
          <table:table-cell table:style-name="ce20" table:formula="of:=RANDBETWEEN(2;5)*RANDBETWEEN(2;6)*RANDBETWEEN(2;5)" office:value-type="float" office:value="18" calcext:value-type="float">
            <text:p>18</text:p>
          </table:table-cell>
          <table:table-cell table:style-name="ce10" office:value-type="string" calcext:value-type="string">
            <text:p>=</text:p>
          </table:table-cell>
          <table:table-cell table:style-name="ce177" table:formula="of:=[.AB17]*2-1+RANDBETWEEN(0;1)" office:value-type="float" office:value="7" calcext:value-type="float">
            <text:p>7</text:p>
          </table:table-cell>
          <table:table-cell table:style-name="ce40" office:value-type="string" calcext:value-type="string">
            <text:p>;</text:p>
          </table:table-cell>
          <table:table-cell table:style-name="ce40" table:formula="of:=[.AF17]*2" office:value-type="float" office:value="16" calcext:value-type="float">
            <text:p>16</text:p>
          </table:table-cell>
          <table:table-cell table:style-name="ce40" office:value-type="string" calcext:value-type="string">
            <text:p>;</text:p>
          </table:table-cell>
          <table:table-cell table:style-name="ce40" table:formula="of:=[.AD17]*3" office:value-type="float" office:value="18" calcext:value-type="float">
            <text:p>18</text:p>
          </table:table-cell>
          <table:table-cell table:style-name="ce40" office:value-type="string" calcext:value-type="string">
            <text:p>;</text:p>
          </table:table-cell>
          <table:table-cell table:style-name="ce40" table:formula="of:=RANDBETWEEN(2;20)" office:value-type="float" office:value="2" calcext:value-type="float">
            <text:p>2</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18" calcext:value-type="float">
            <text:p>18 cm²</text:p>
          </table:table-cell>
          <table:table-cell table:style-name="ce179" office:value-type="string" calcext:value-type="string">
            <text:p>h=</text:p>
          </table:table-cell>
          <table:table-cell table:style-name="ce180" table:formula="of:=RANDBETWEEN(1;12)" office:value-type="float" office:value="8" calcext:value-type="float">
            <text:p>8 cm</text:p>
          </table:table-cell>
          <table:table-cell table:style-name="ce56" office:value-type="string" calcext:value-type="string">
            <text:p>V =</text:p>
          </table:table-cell>
          <table:table-cell/>
          <table:table-cell table:style-name="ce147" table:formula="of:=INT([.A17])&amp;&quot;h &quot;&amp;INT(([.A17]-INT([.A17]))*60)&amp;&quot;min&quot;" office:value-type="string" office:string-value="2h 48min" calcext:value-type="string">
            <text:p>2h 48min</text:p>
          </table:table-cell>
          <table:table-cell table:style-name="ce48" table:formula="of:=GCD([.E17];[.G17])" office:value-type="float" office:value="6" calcext:value-type="float">
            <text:p>6</text:p>
          </table:table-cell>
          <table:table-cell table:style-name="ce181" table:formula="of:=&quot;e=&quot;&amp;(MAX([.I17];[.K17];[.M17];[.O17])-MIN([.I17];[.K17];[.M17];[.O17]))&amp;&quot;  m=&quot;&amp;MEDIAN([.I17];[.K17];[.M17];[.O17])&amp;&quot;  x=&quot;&amp;ROUND(AVERAGE([.I17];[.K17];[.M17];[.O17]);1)" office:value-type="string" office:string-value="e=16  m=11,5  x=10,8" calcext:value-type="string">
            <text:p>e=16 <text:s/>m=11,5 <text:s/>x=10,8</text:p>
          </table:table-cell>
          <table:table-cell table:style-name="ce57" table:formula="of:=[.R17]*[.T17]/3&amp;&quot; cm³&quot;" office:value-type="string" office:string-value="48 cm³" calcext:value-type="string">
            <text:p>48 cm³</text:p>
          </table:table-cell>
          <table:table-cell/>
          <table:table-cell table:formula="of:=RANK([.AC17];[.AC12:.AC21])+2" office:value-type="float" office:value="4" calcext:value-type="float">
            <text:p>4</text:p>
          </table:table-cell>
          <table:table-cell table:style-name="ce83" table:formula="of:=RAND()" office:value-type="float" office:value="0.866297618363672" calcext:value-type="float">
            <text:p>0,866297618363672</text:p>
          </table:table-cell>
          <table:table-cell table:formula="of:=RANK([.AE17];[.AE14:.AE19])" office:value-type="float" office:value="6" calcext:value-type="float">
            <text:p>6</text:p>
          </table:table-cell>
          <table:table-cell table:style-name="ce83" table:formula="of:=RAND()" office:value-type="float" office:value="0.0984875570086" calcext:value-type="float">
            <text:p>0,0984875570086</text:p>
          </table:table-cell>
          <table:table-cell table:formula="of:=RANK([.AG17];[.AG12:.AG20])" office:value-type="float" office:value="8" calcext:value-type="float">
            <text:p>8</text:p>
          </table:table-cell>
          <table:table-cell table:formula="of:=RAND()" office:value-type="float" office:value="0.21121476658055" calcext:value-type="float">
            <text:p>0,21121476658055</text:p>
          </table:table-cell>
          <table:table-cell table:number-columns-repeated="991"/>
        </table:table-row>
        <table:table-row table:style-name="ro3">
          <table:table-cell table:style-name="ce51" table:formula="of:=[.AB18]-2+[.AF18]/10" office:value-type="float" office:value="9.6" calcext:value-type="float">
            <text:p>9,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80" calcext:value-type="float">
            <text:p>80</text:p>
          </table:table-cell>
          <table:table-cell table:style-name="ce7" office:value-type="string" calcext:value-type="string">
            <text:p>et</text:p>
          </table:table-cell>
          <table:table-cell table:style-name="ce20" table:formula="of:=RANDBETWEEN(2;5)*RANDBETWEEN(2;6)*RANDBETWEEN(2;5)" office:value-type="float" office:value="20" calcext:value-type="float">
            <text:p>20</text:p>
          </table:table-cell>
          <table:table-cell table:style-name="ce10" office:value-type="string" calcext:value-type="string">
            <text:p>=</text:p>
          </table:table-cell>
          <table:table-cell table:style-name="ce177" table:formula="of:=[.AB18]*2-1+RANDBETWEEN(0;1)" office:value-type="float" office:value="22" calcext:value-type="float">
            <text:p>22</text:p>
          </table:table-cell>
          <table:table-cell table:style-name="ce40" office:value-type="string" calcext:value-type="string">
            <text:p>;</text:p>
          </table:table-cell>
          <table:table-cell table:style-name="ce40" table:formula="of:=[.AF18]*2" office:value-type="float" office:value="12" calcext:value-type="float">
            <text:p>12</text:p>
          </table:table-cell>
          <table:table-cell table:style-name="ce40" office:value-type="string" calcext:value-type="string">
            <text:p>;</text:p>
          </table:table-cell>
          <table:table-cell table:style-name="ce40" table:formula="of:=[.AD18]*3" office:value-type="float" office:value="15" calcext:value-type="float">
            <text:p>15</text:p>
          </table:table-cell>
          <table:table-cell table:style-name="ce40" office:value-type="string" calcext:value-type="string">
            <text:p>;</text:p>
          </table:table-cell>
          <table:table-cell table:style-name="ce40" table:formula="of:=RANDBETWEEN(2;20)" office:value-type="float" office:value="13" calcext:value-type="float">
            <text:p>13</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8" calcext:value-type="float">
            <text:p>8 cm²</text:p>
          </table:table-cell>
          <table:table-cell table:style-name="ce179" office:value-type="string" calcext:value-type="string">
            <text:p>h=</text:p>
          </table:table-cell>
          <table:table-cell table:style-name="ce180" table:formula="of:=RANDBETWEEN(1;12)*3" office:value-type="float" office:value="21" calcext:value-type="float">
            <text:p>21 cm</text:p>
          </table:table-cell>
          <table:table-cell table:style-name="ce56" office:value-type="string" calcext:value-type="string">
            <text:p>V =</text:p>
          </table:table-cell>
          <table:table-cell/>
          <table:table-cell table:style-name="ce147" table:formula="of:=INT([.A18])&amp;&quot;h &quot;&amp;INT(([.A18]-INT([.A18]))*60)&amp;&quot;min&quot;" office:value-type="string" office:string-value="9h 36min" calcext:value-type="string">
            <text:p>9h 36min</text:p>
          </table:table-cell>
          <table:table-cell table:style-name="ce48" table:formula="of:=GCD([.E18];[.G18])" office:value-type="float" office:value="20" calcext:value-type="float">
            <text:p>20</text:p>
          </table:table-cell>
          <table:table-cell table:style-name="ce181" table:formula="of:=&quot;e=&quot;&amp;(MAX([.I18];[.K18];[.M18];[.O18])-MIN([.I18];[.K18];[.M18];[.O18]))&amp;&quot;  m=&quot;&amp;MEDIAN([.I18];[.K18];[.M18];[.O18])&amp;&quot;  x=&quot;&amp;ROUND(AVERAGE([.I18];[.K18];[.M18];[.O18]);1)" office:value-type="string" office:string-value="e=10  m=14  x=15,5" calcext:value-type="string">
            <text:p>e=10 <text:s/>m=14 <text:s/>x=15,5</text:p>
          </table:table-cell>
          <table:table-cell table:style-name="ce57" table:formula="of:=[.R18]*[.T18]/3&amp;&quot; cm³&quot;" office:value-type="string" office:string-value="56 cm³" calcext:value-type="string">
            <text:p>56 cm³</text:p>
          </table:table-cell>
          <table:table-cell/>
          <table:table-cell table:formula="of:=RANK([.AC18];[.AC12:.AC21])+2" office:value-type="float" office:value="11" calcext:value-type="float">
            <text:p>11</text:p>
          </table:table-cell>
          <table:table-cell table:style-name="ce83" table:formula="of:=RAND()" office:value-type="float" office:value="0.460117746533226" calcext:value-type="float">
            <text:p>0,460117746533226</text:p>
          </table:table-cell>
          <table:table-cell table:formula="of:=RANK([.AE18];[.AE14:.AE19])" office:value-type="float" office:value="5" calcext:value-type="float">
            <text:p>5</text:p>
          </table:table-cell>
          <table:table-cell table:style-name="ce83" table:formula="of:=RAND()" office:value-type="float" office:value="0.264127589247124" calcext:value-type="float">
            <text:p>0,264127589247124</text:p>
          </table:table-cell>
          <table:table-cell table:formula="of:=RANK([.AG18];[.AG12:.AG20])" office:value-type="float" office:value="6" calcext:value-type="float">
            <text:p>6</text:p>
          </table:table-cell>
          <table:table-cell table:formula="of:=RAND()" office:value-type="float" office:value="0.442753344172129" calcext:value-type="float">
            <text:p>0,442753344172129</text:p>
          </table:table-cell>
          <table:table-cell table:number-columns-repeated="991"/>
        </table:table-row>
        <table:table-row table:style-name="ro3">
          <table:table-cell table:style-name="ce51" table:formula="of:=[.AB19]-2+[.AF19]/10" office:value-type="float" office:value="5.1" calcext:value-type="float">
            <text:p>5,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36" calcext:value-type="float">
            <text:p>36</text:p>
          </table:table-cell>
          <table:table-cell table:style-name="ce7" office:value-type="string" calcext:value-type="string">
            <text:p>et</text:p>
          </table:table-cell>
          <table:table-cell table:style-name="ce20" table:formula="of:=RANDBETWEEN(2;5)*RANDBETWEEN(2;6)*RANDBETWEEN(2;5)" office:value-type="float" office:value="100" calcext:value-type="float">
            <text:p>100</text:p>
          </table:table-cell>
          <table:table-cell table:style-name="ce10" office:value-type="string" calcext:value-type="string">
            <text:p>=</text:p>
          </table:table-cell>
          <table:table-cell table:style-name="ce177" table:formula="of:=[.AB19]*2-1+RANDBETWEEN(0;1)" office:value-type="float" office:value="13" calcext:value-type="float">
            <text:p>13</text:p>
          </table:table-cell>
          <table:table-cell table:style-name="ce40" office:value-type="string" calcext:value-type="string">
            <text:p>;</text:p>
          </table:table-cell>
          <table:table-cell table:style-name="ce40" table:formula="of:=[.AF19]*2" office:value-type="float" office:value="2" calcext:value-type="float">
            <text:p>2</text:p>
          </table:table-cell>
          <table:table-cell table:style-name="ce40" office:value-type="string" calcext:value-type="string">
            <text:p>;</text:p>
          </table:table-cell>
          <table:table-cell table:style-name="ce40" table:formula="of:=[.AD19]*3" office:value-type="float" office:value="12" calcext:value-type="float">
            <text:p>12</text:p>
          </table:table-cell>
          <table:table-cell table:style-name="ce40" office:value-type="string" calcext:value-type="string">
            <text:p>;</text:p>
          </table:table-cell>
          <table:table-cell table:style-name="ce40" table:formula="of:=RANDBETWEEN(2;20)" office:value-type="float" office:value="2" calcext:value-type="float">
            <text:p>2</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8" calcext:value-type="float">
            <text:p>8 cm²</text:p>
          </table:table-cell>
          <table:table-cell table:style-name="ce179" office:value-type="string" calcext:value-type="string">
            <text:p>h=</text:p>
          </table:table-cell>
          <table:table-cell table:style-name="ce180" table:formula="of:=RANDBETWEEN(1;12)" office:value-type="float" office:value="12" calcext:value-type="float">
            <text:p>12 cm</text:p>
          </table:table-cell>
          <table:table-cell table:style-name="ce56" office:value-type="string" calcext:value-type="string">
            <text:p>V =</text:p>
          </table:table-cell>
          <table:table-cell/>
          <table:table-cell table:style-name="ce147" table:formula="of:=INT([.A19])&amp;&quot;h &quot;&amp;INT(([.A19]-INT([.A19]))*60)&amp;&quot;min&quot;" office:value-type="string" office:string-value="5h 5min" calcext:value-type="string">
            <text:p>5h 5min</text:p>
          </table:table-cell>
          <table:table-cell table:style-name="ce48" table:formula="of:=GCD([.E19];[.G19])" office:value-type="float" office:value="4" calcext:value-type="float">
            <text:p>4</text:p>
          </table:table-cell>
          <table:table-cell table:style-name="ce181" table:formula="of:=&quot;e=&quot;&amp;(MAX([.I19];[.K19];[.M19];[.O19])-MIN([.I19];[.K19];[.M19];[.O19]))&amp;&quot;  m=&quot;&amp;MEDIAN([.I19];[.K19];[.M19];[.O19])&amp;&quot;  x=&quot;&amp;ROUND(AVERAGE([.I19];[.K19];[.M19];[.O19]);1)" office:value-type="string" office:string-value="e=11  m=7  x=7,3" calcext:value-type="string">
            <text:p>e=11 <text:s/>m=7 <text:s/>x=7,3</text:p>
          </table:table-cell>
          <table:table-cell table:style-name="ce57" table:formula="of:=[.R19]*[.T19]/3&amp;&quot; cm³&quot;" office:value-type="string" office:string-value="32 cm³" calcext:value-type="string">
            <text:p>32 cm³</text:p>
          </table:table-cell>
          <table:table-cell/>
          <table:table-cell table:formula="of:=RANK([.AC19];[.AC12:.AC21])+2" office:value-type="float" office:value="7" calcext:value-type="float">
            <text:p>7</text:p>
          </table:table-cell>
          <table:table-cell table:style-name="ce83" table:formula="of:=RAND()" office:value-type="float" office:value="0.716122055089476" calcext:value-type="float">
            <text:p>0,716122055089476</text:p>
          </table:table-cell>
          <table:table-cell table:formula="of:=RANK([.AE19];[.AE14:.AE19])" office:value-type="float" office:value="4" calcext:value-type="float">
            <text:p>4</text:p>
          </table:table-cell>
          <table:table-cell table:style-name="ce83" table:formula="of:=RAND()" office:value-type="float" office:value="0.432517149852559" calcext:value-type="float">
            <text:p>0,432517149852559</text:p>
          </table:table-cell>
          <table:table-cell table:formula="of:=RANK([.AG19];[.AG12:.AG20])" office:value-type="float" office:value="1" calcext:value-type="float">
            <text:p>1</text:p>
          </table:table-cell>
          <table:table-cell table:formula="of:=RAND()" office:value-type="float" office:value="0.757147107169178" calcext:value-type="float">
            <text:p>0,757147107169178</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20];[.AC12:.AC21])+2" office:value-type="float" office:value="3" calcext:value-type="float">
            <text:p>3</text:p>
          </table:table-cell>
          <table:table-cell table:style-name="ce83" table:formula="of:=RAND()" office:value-type="float" office:value="0.936303086406125" calcext:value-type="float">
            <text:p>0,936303086406125</text:p>
          </table:table-cell>
          <table:table-cell table:number-columns-repeated="2"/>
          <table:table-cell table:formula="of:=RANK([.AG20];[.AG12:.AG20])" office:value-type="float" office:value="5" calcext:value-type="float">
            <text:p>5</text:p>
          </table:table-cell>
          <table:table-cell table:formula="of:=RAND()" office:value-type="float" office:value="0.557937045064756" calcext:value-type="float">
            <text:p>0,557937045064756</text:p>
          </table:table-cell>
          <table:table-cell table:number-columns-repeated="991"/>
        </table:table-row>
        <table:table-row table:style-name="ro4">
          <table:table-cell table:number-columns-repeated="27"/>
          <table:table-cell table:formula="of:=RANK([.AC21];[.AC12:.AC21])+2" office:value-type="float" office:value="9" calcext:value-type="float">
            <text:p>9</text:p>
          </table:table-cell>
          <table:table-cell table:style-name="ce83" table:formula="of:=RAND()" office:value-type="float" office:value="0.523779742275863" calcext:value-type="float">
            <text:p>0,523779742275863</text:p>
          </table:table-cell>
          <table:table-cell table:number-columns-repeated="995"/>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C</text:p>
          </table:table-cell>
          <table:table-cell table:style-name="ce23" table:number-columns-repeated="3"/>
          <table:table-cell table:number-columns-repeated="3"/>
          <table:table-cell table:formula="of:=RANK([.AC23];[.AC23:.AC32])+2" office:value-type="float" office:value="6" calcext:value-type="float">
            <text:p>6</text:p>
          </table:table-cell>
          <table:table-cell table:style-name="ce83" table:formula="of:=RAND()" office:value-type="float" office:value="0.683720178756567" calcext:value-type="float">
            <text:p>0,683720178756567</text:p>
          </table:table-cell>
          <table:table-cell table:number-columns-repeated="2"/>
          <table:table-cell table:formula="of:=RANK([.AG23];[.AG23:.AG31])" office:value-type="float" office:value="8" calcext:value-type="float">
            <text:p>8</text:p>
          </table:table-cell>
          <table:table-cell table:formula="of:=RAND()" office:value-type="float" office:value="0.220708684207235" calcext:value-type="float">
            <text:p>0,220708684207235</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U$2]" office:value-type="string" office:string-value="v5605" calcext:value-type="string">
            <text:p>v5605</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24];[.AC23:.AC32])+2" office:value-type="float" office:value="12" calcext:value-type="float">
            <text:p>12</text:p>
          </table:table-cell>
          <table:table-cell table:style-name="ce83" table:formula="of:=RAND()" office:value-type="float" office:value="0.0605996707762784" calcext:value-type="float">
            <text:p>0,0605996707762784</text:p>
          </table:table-cell>
          <table:table-cell table:number-columns-repeated="2"/>
          <table:table-cell table:formula="of:=RANK([.AG24];[.AG23:.AG31])" office:value-type="float" office:value="7" calcext:value-type="float">
            <text:p>7</text:p>
          </table:table-cell>
          <table:table-cell table:formula="of:=RAND()" office:value-type="float" office:value="0.3876044733166" calcext:value-type="float">
            <text:p>0,3876044733166</text:p>
          </table:table-cell>
          <table:table-cell table:number-columns-repeated="991"/>
        </table:table-row>
        <table:table-row table:style-name="ro3">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23]" office:value-type="string" office:string-value="AC" calcext:value-type="string">
            <text:p>AC</text:p>
          </table:table-cell>
          <table:table-cell table:style-name="ce96"/>
          <table:table-cell table:style-name="ce99" table:formula="of:=[.U24]" office:value-type="string" office:string-value="v5605" calcext:value-type="string">
            <text:p>v5605</text:p>
          </table:table-cell>
          <table:table-cell table:style-name="ce83"/>
          <table:table-cell table:formula="of:=RANK([.AC25];[.AC23:.AC32])+2" office:value-type="float" office:value="3" calcext:value-type="float">
            <text:p>3</text:p>
          </table:table-cell>
          <table:table-cell table:style-name="ce83" table:formula="of:=RAND()" office:value-type="float" office:value="0.910412516152882" calcext:value-type="float">
            <text:p>0,910412516152882</text:p>
          </table:table-cell>
          <table:table-cell table:style-name="ce83" table:formula="of:=RANK([.AE25];[.AE25:.AE30])" office:value-type="float" office:value="2" calcext:value-type="float">
            <text:p>2</text:p>
          </table:table-cell>
          <table:table-cell table:style-name="ce83" table:formula="of:=RAND()" office:value-type="float" office:value="0.73559075910754" calcext:value-type="float">
            <text:p>0,73559075910754</text:p>
          </table:table-cell>
          <table:table-cell table:style-name="ce83" table:formula="of:=RANK([.AG25];[.AG23:.AG31])" office:value-type="float" office:value="2" calcext:value-type="float">
            <text:p>2</text:p>
          </table:table-cell>
          <table:table-cell table:formula="of:=RAND()" office:value-type="float" office:value="0.953059801127126" calcext:value-type="float">
            <text:p>0,953059801127126</text:p>
          </table:table-cell>
          <table:table-cell table:number-columns-repeated="991"/>
        </table:table-row>
        <table:table-row table:style-name="ro3">
          <table:table-cell table:style-name="ce51" table:formula="of:=[.AB26]-2" office:value-type="float" office:value="7" calcext:value-type="float">
            <text:p>7</text:p>
          </table:table-cell>
          <table:table-cell table:style-name="ce150" office:value-type="string" calcext:value-type="string">
            <text:p>h</text:p>
          </table:table-cell>
          <table:table-cell table:style-name="ce176" table:formula="of:=6*RANDBETWEEN(1;9)" office:value-type="float" office:value="54" calcext:value-type="float">
            <text:p>54</text:p>
          </table:table-cell>
          <table:table-cell table:style-name="ce42" office:value-type="string" calcext:value-type="string">
            <text:p>min = <text:s text:c="8"/>h</text:p>
          </table:table-cell>
          <table:table-cell table:style-name="ce4" table:formula="of:=RANDBETWEEN(2;5)*RANDBETWEEN(2;6)*RANDBETWEEN(2;4)" office:value-type="float" office:value="48" calcext:value-type="float">
            <text:p>48</text:p>
          </table:table-cell>
          <table:table-cell table:style-name="ce7" office:value-type="string" calcext:value-type="string">
            <text:p>et</text:p>
          </table:table-cell>
          <table:table-cell table:style-name="ce20" table:formula="of:=RANDBETWEEN(2;5)*RANDBETWEEN(2;6)*RANDBETWEEN(2;5)" office:value-type="float" office:value="120" calcext:value-type="float">
            <text:p>120</text:p>
          </table:table-cell>
          <table:table-cell table:style-name="ce10" office:value-type="string" calcext:value-type="string">
            <text:p>=</text:p>
          </table:table-cell>
          <table:table-cell table:style-name="ce177" table:formula="of:=RANDBETWEEN(2;30)" office:value-type="float" office:value="24" calcext:value-type="float">
            <text:p>24</text:p>
          </table:table-cell>
          <table:table-cell table:style-name="ce40" office:value-type="string" calcext:value-type="string">
            <text:p>;</text:p>
          </table:table-cell>
          <table:table-cell table:style-name="ce40" table:formula="of:=RANDBETWEEN(2;30)" office:value-type="float" office:value="4" calcext:value-type="float">
            <text:p>4</text:p>
          </table:table-cell>
          <table:table-cell table:style-name="ce40" office:value-type="string" calcext:value-type="string">
            <text:p>;</text:p>
          </table:table-cell>
          <table:table-cell table:style-name="ce40" table:formula="of:=QUOTIENT([.I26]+[.K26];3)*3+3*RANDBETWEEN(1;4)-[.I26]-[.K26]" office:value-type="float" office:value="8" calcext:value-type="float">
            <text:p>8</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6" calcext:value-type="float">
            <text:p>36 cm²</text:p>
          </table:table-cell>
          <table:table-cell table:style-name="ce179" office:value-type="string" calcext:value-type="string">
            <text:p>h=</text:p>
          </table:table-cell>
          <table:table-cell table:style-name="ce180" table:formula="of:=RANDBETWEEN(1;12)" office:value-type="float" office:value="9" calcext:value-type="float">
            <text:p>9 cm</text:p>
          </table:table-cell>
          <table:table-cell table:style-name="ce56" office:value-type="string" calcext:value-type="string">
            <text:p>V =</text:p>
          </table:table-cell>
          <table:table-cell/>
          <table:table-cell table:style-name="ce147" table:formula="of:=[.A26]+[.C26]/60&amp;&quot; h&quot;" office:value-type="string" office:string-value="7,9 h" calcext:value-type="string">
            <text:p>7,9 h</text:p>
          </table:table-cell>
          <table:table-cell table:style-name="ce48" table:formula="of:=GCD([.E26];[.G26])" office:value-type="float" office:value="24" calcext:value-type="float">
            <text:p>24</text:p>
          </table:table-cell>
          <table:table-cell table:style-name="ce181" table:formula="of:=&quot;e=&quot;&amp;(MAX([.I26];[.K26];[.M26];[.O26])-MIN([.I26];[.K26];[.M26];[.O26]))&amp;&quot;  m=&quot;&amp;MEDIAN([.I26];[.K26];[.M26];[.O26])&amp;&quot;  x=&quot;&amp;ROUND(AVERAGE([.I26];[.K26];[.M26];[.O26]);1)" office:value-type="string" office:string-value="e=20  m=8  x=12" calcext:value-type="string">
            <text:p>e=20 <text:s/>m=8 <text:s/>x=12</text:p>
          </table:table-cell>
          <table:table-cell table:style-name="ce57" table:formula="of:=[.R26]*[.T26]/3&amp;&quot; cm³&quot;" office:value-type="string" office:string-value="108 cm³" calcext:value-type="string">
            <text:p>108 cm³</text:p>
          </table:table-cell>
          <table:table-cell/>
          <table:table-cell table:formula="of:=RANK([.AC26];[.AC23:.AC32])+2" office:value-type="float" office:value="9" calcext:value-type="float">
            <text:p>9</text:p>
          </table:table-cell>
          <table:table-cell table:style-name="ce83" table:formula="of:=RAND()" office:value-type="float" office:value="0.251317472176778" calcext:value-type="float">
            <text:p>0,251317472176778</text:p>
          </table:table-cell>
          <table:table-cell table:formula="of:=RANK([.AE26];[.AE25:.AE30])" office:value-type="float" office:value="5" calcext:value-type="float">
            <text:p>5</text:p>
          </table:table-cell>
          <table:table-cell table:style-name="ce83" table:formula="of:=RAND()" office:value-type="float" office:value="0.178561620693248" calcext:value-type="float">
            <text:p>0,178561620693248</text:p>
          </table:table-cell>
          <table:table-cell table:formula="of:=RANK([.AG26];[.AG23:.AG31])" office:value-type="float" office:value="1" calcext:value-type="float">
            <text:p>1</text:p>
          </table:table-cell>
          <table:table-cell table:formula="of:=RAND()" office:value-type="float" office:value="0.984672038442309" calcext:value-type="float">
            <text:p>0,984672038442309</text:p>
          </table:table-cell>
          <table:table-cell table:number-columns-repeated="991"/>
        </table:table-row>
        <table:table-row table:style-name="ro3">
          <table:table-cell table:style-name="ce51" table:formula="of:=[.AB27]-2" office:value-type="float" office:value="6" calcext:value-type="float">
            <text:p>6</text:p>
          </table:table-cell>
          <table:table-cell table:style-name="ce150" office:value-type="string" calcext:value-type="string">
            <text:p>h</text:p>
          </table:table-cell>
          <table:table-cell table:style-name="ce176" table:formula="of:=6*RANDBETWEEN(1;9)" office:value-type="float" office:value="18" calcext:value-type="float">
            <text:p>18</text:p>
          </table:table-cell>
          <table:table-cell table:style-name="ce42" office:value-type="string" calcext:value-type="string">
            <text:p>min = <text:s text:c="8"/>h</text:p>
          </table:table-cell>
          <table:table-cell table:style-name="ce4" table:formula="of:=RANDBETWEEN(2;5)*RANDBETWEEN(2;6)*RANDBETWEEN(2;4)" office:value-type="float" office:value="30" calcext:value-type="float">
            <text:p>30</text:p>
          </table:table-cell>
          <table:table-cell table:style-name="ce7" office:value-type="string" calcext:value-type="string">
            <text:p>et</text:p>
          </table:table-cell>
          <table:table-cell table:style-name="ce20" table:formula="of:=RANDBETWEEN(2;5)*RANDBETWEEN(2;6)*RANDBETWEEN(2;5)" office:value-type="float" office:value="16" calcext:value-type="float">
            <text:p>16</text:p>
          </table:table-cell>
          <table:table-cell table:style-name="ce10" office:value-type="string" calcext:value-type="string">
            <text:p>=</text:p>
          </table:table-cell>
          <table:table-cell table:style-name="ce177" table:formula="of:=RANDBETWEEN(2;30)" office:value-type="float" office:value="13" calcext:value-type="float">
            <text:p>13</text:p>
          </table:table-cell>
          <table:table-cell table:style-name="ce40" office:value-type="string" calcext:value-type="string">
            <text:p>;</text:p>
          </table:table-cell>
          <table:table-cell table:style-name="ce40" table:formula="of:=RANDBETWEEN(2;30)" office:value-type="float" office:value="10" calcext:value-type="float">
            <text:p>10</text:p>
          </table:table-cell>
          <table:table-cell table:style-name="ce40" office:value-type="string" calcext:value-type="string">
            <text:p>;</text:p>
          </table:table-cell>
          <table:table-cell table:style-name="ce40" table:formula="of:=QUOTIENT([.I27]+[.K27];3)*3+3*RANDBETWEEN(1;4)-[.I27]-[.K27]" office:value-type="float" office:value="4" calcext:value-type="float">
            <text:p>4</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9" calcext:value-type="float">
            <text:p>9 cm²</text:p>
          </table:table-cell>
          <table:table-cell table:style-name="ce179" office:value-type="string" calcext:value-type="string">
            <text:p>h=</text:p>
          </table:table-cell>
          <table:table-cell table:style-name="ce180" table:formula="of:=RANDBETWEEN(1;12)*3" office:value-type="float" office:value="9" calcext:value-type="float">
            <text:p>9 cm</text:p>
          </table:table-cell>
          <table:table-cell table:style-name="ce56" office:value-type="string" calcext:value-type="string">
            <text:p>V =</text:p>
          </table:table-cell>
          <table:table-cell/>
          <table:table-cell table:style-name="ce147" table:formula="of:=[.A27]+[.C27]/60&amp;&quot; h&quot;" office:value-type="string" office:string-value="6,3 h" calcext:value-type="string">
            <text:p>6,3 h</text:p>
          </table:table-cell>
          <table:table-cell table:style-name="ce48" table:formula="of:=GCD([.E27];[.G27])" office:value-type="float" office:value="2" calcext:value-type="float">
            <text:p>2</text:p>
          </table:table-cell>
          <table:table-cell table:style-name="ce181" table:formula="of:=&quot;e=&quot;&amp;(MAX([.I27];[.K27];[.M27];[.O27])-MIN([.I27];[.K27];[.M27];[.O27]))&amp;&quot;  m=&quot;&amp;MEDIAN([.I27];[.K27];[.M27];[.O27])&amp;&quot;  x=&quot;&amp;ROUND(AVERAGE([.I27];[.K27];[.M27];[.O27]);1)" office:value-type="string" office:string-value="e=9  m=10  x=9" calcext:value-type="string">
            <text:p>e=9 <text:s/>m=10 <text:s/>x=9</text:p>
          </table:table-cell>
          <table:table-cell table:style-name="ce57" table:formula="of:=[.R27]*[.T27]/3&amp;&quot; cm³&quot;" office:value-type="string" office:string-value="27 cm³" calcext:value-type="string">
            <text:p>27 cm³</text:p>
          </table:table-cell>
          <table:table-cell/>
          <table:table-cell table:formula="of:=RANK([.AC27];[.AC23:.AC32])+2" office:value-type="float" office:value="8" calcext:value-type="float">
            <text:p>8</text:p>
          </table:table-cell>
          <table:table-cell table:style-name="ce83" table:formula="of:=RAND()" office:value-type="float" office:value="0.441389482475352" calcext:value-type="float">
            <text:p>0,441389482475352</text:p>
          </table:table-cell>
          <table:table-cell table:formula="of:=RANK([.AE27];[.AE25:.AE30])" office:value-type="float" office:value="3" calcext:value-type="float">
            <text:p>3</text:p>
          </table:table-cell>
          <table:table-cell table:style-name="ce83" table:formula="of:=RAND()" office:value-type="float" office:value="0.616031065646273" calcext:value-type="float">
            <text:p>0,616031065646273</text:p>
          </table:table-cell>
          <table:table-cell table:formula="of:=RANK([.AG27];[.AG23:.AG31])" office:value-type="float" office:value="5" calcext:value-type="float">
            <text:p>5</text:p>
          </table:table-cell>
          <table:table-cell table:formula="of:=RAND()" office:value-type="float" office:value="0.455390193740274" calcext:value-type="float">
            <text:p>0,455390193740274</text:p>
          </table:table-cell>
          <table:table-cell table:number-columns-repeated="991"/>
        </table:table-row>
        <table:table-row table:style-name="ro3">
          <table:table-cell table:style-name="ce51" table:formula="of:=[.AB28]-2+[.AF28]/10" office:value-type="float" office:value="3.6" calcext:value-type="float">
            <text:p>3,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80" calcext:value-type="float">
            <text:p>80</text:p>
          </table:table-cell>
          <table:table-cell table:style-name="ce7" office:value-type="string" calcext:value-type="string">
            <text:p>et</text:p>
          </table:table-cell>
          <table:table-cell table:style-name="ce20" table:formula="of:=RANDBETWEEN(2;5)*RANDBETWEEN(2;6)*RANDBETWEEN(2;5)" office:value-type="float" office:value="36" calcext:value-type="float">
            <text:p>36</text:p>
          </table:table-cell>
          <table:table-cell table:style-name="ce10" office:value-type="string" calcext:value-type="string">
            <text:p>=</text:p>
          </table:table-cell>
          <table:table-cell table:style-name="ce177" table:formula="of:=[.AB28]*2-1+RANDBETWEEN(0;1)" office:value-type="float" office:value="10" calcext:value-type="float">
            <text:p>10</text:p>
          </table:table-cell>
          <table:table-cell table:style-name="ce40" office:value-type="string" calcext:value-type="string">
            <text:p>;</text:p>
          </table:table-cell>
          <table:table-cell table:style-name="ce40" table:formula="of:=[.AF28]*2" office:value-type="float" office:value="12" calcext:value-type="float">
            <text:p>12</text:p>
          </table:table-cell>
          <table:table-cell table:style-name="ce40" office:value-type="string" calcext:value-type="string">
            <text:p>;</text:p>
          </table:table-cell>
          <table:table-cell table:style-name="ce40" table:formula="of:=[.AD28]*3" office:value-type="float" office:value="3" calcext:value-type="float">
            <text:p>3</text:p>
          </table:table-cell>
          <table:table-cell table:style-name="ce40" office:value-type="string" calcext:value-type="string">
            <text:p>;</text:p>
          </table:table-cell>
          <table:table-cell table:style-name="ce40" table:formula="of:=RANDBETWEEN(2;20)" office:value-type="float" office:value="2" calcext:value-type="float">
            <text:p>2</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21" calcext:value-type="float">
            <text:p>21 cm²</text:p>
          </table:table-cell>
          <table:table-cell table:style-name="ce179" office:value-type="string" calcext:value-type="string">
            <text:p>h=</text:p>
          </table:table-cell>
          <table:table-cell table:style-name="ce180" table:formula="of:=RANDBETWEEN(1;12)" office:value-type="float" office:value="5" calcext:value-type="float">
            <text:p>5 cm</text:p>
          </table:table-cell>
          <table:table-cell table:style-name="ce56" office:value-type="string" calcext:value-type="string">
            <text:p>V =</text:p>
          </table:table-cell>
          <table:table-cell/>
          <table:table-cell table:style-name="ce147" table:formula="of:=INT([.A28])&amp;&quot;h &quot;&amp;INT(([.A28]-INT([.A28]))*60)&amp;&quot;min&quot;" office:value-type="string" office:string-value="3h 36min" calcext:value-type="string">
            <text:p>3h 36min</text:p>
          </table:table-cell>
          <table:table-cell table:style-name="ce48" table:formula="of:=GCD([.E28];[.G28])" office:value-type="float" office:value="4" calcext:value-type="float">
            <text:p>4</text:p>
          </table:table-cell>
          <table:table-cell table:style-name="ce181" table:formula="of:=&quot;e=&quot;&amp;(MAX([.I28];[.K28];[.M28];[.O28])-MIN([.I28];[.K28];[.M28];[.O28]))&amp;&quot;  m=&quot;&amp;MEDIAN([.I28];[.K28];[.M28];[.O28])&amp;&quot;  x=&quot;&amp;ROUND(AVERAGE([.I28];[.K28];[.M28];[.O28]);1)" office:value-type="string" office:string-value="e=10  m=6,5  x=6,8" calcext:value-type="string">
            <text:p>e=10 <text:s/>m=6,5 <text:s/>x=6,8</text:p>
          </table:table-cell>
          <table:table-cell table:style-name="ce57" table:formula="of:=[.R28]*[.T28]/3&amp;&quot; cm³&quot;" office:value-type="string" office:string-value="35 cm³" calcext:value-type="string">
            <text:p>35 cm³</text:p>
          </table:table-cell>
          <table:table-cell/>
          <table:table-cell table:formula="of:=RANK([.AC28];[.AC23:.AC32])+2" office:value-type="float" office:value="5" calcext:value-type="float">
            <text:p>5</text:p>
          </table:table-cell>
          <table:table-cell table:style-name="ce83" table:formula="of:=RAND()" office:value-type="float" office:value="0.855723488460778" calcext:value-type="float">
            <text:p>0,855723488460778</text:p>
          </table:table-cell>
          <table:table-cell table:formula="of:=RANK([.AE28];[.AE25:.AE30])" office:value-type="float" office:value="1" calcext:value-type="float">
            <text:p>1</text:p>
          </table:table-cell>
          <table:table-cell table:style-name="ce83" table:formula="of:=RAND()" office:value-type="float" office:value="0.959225069521878" calcext:value-type="float">
            <text:p>0,959225069521878</text:p>
          </table:table-cell>
          <table:table-cell table:formula="of:=RANK([.AG28];[.AG23:.AG31])" office:value-type="float" office:value="6" calcext:value-type="float">
            <text:p>6</text:p>
          </table:table-cell>
          <table:table-cell table:formula="of:=RAND()" office:value-type="float" office:value="0.403447114554089" calcext:value-type="float">
            <text:p>0,403447114554089</text:p>
          </table:table-cell>
          <table:table-cell table:number-columns-repeated="991"/>
        </table:table-row>
        <table:table-row table:style-name="ro3">
          <table:table-cell table:style-name="ce51" table:formula="of:=[.AB29]-2+[.AF29]/10" office:value-type="float" office:value="8.3" calcext:value-type="float">
            <text:p>8,3</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90" calcext:value-type="float">
            <text:p>90</text:p>
          </table:table-cell>
          <table:table-cell table:style-name="ce7" office:value-type="string" calcext:value-type="string">
            <text:p>et</text:p>
          </table:table-cell>
          <table:table-cell table:style-name="ce20" table:formula="of:=RANDBETWEEN(2;5)*RANDBETWEEN(2;6)*RANDBETWEEN(2;5)" office:value-type="float" office:value="30" calcext:value-type="float">
            <text:p>30</text:p>
          </table:table-cell>
          <table:table-cell table:style-name="ce10" office:value-type="string" calcext:value-type="string">
            <text:p>=</text:p>
          </table:table-cell>
          <table:table-cell table:style-name="ce177" table:formula="of:=[.AB29]*2-1+RANDBETWEEN(0;1)" office:value-type="float" office:value="20" calcext:value-type="float">
            <text:p>20</text:p>
          </table:table-cell>
          <table:table-cell table:style-name="ce40" office:value-type="string" calcext:value-type="string">
            <text:p>;</text:p>
          </table:table-cell>
          <table:table-cell table:style-name="ce40" table:formula="of:=[.AF29]*2" office:value-type="float" office:value="6" calcext:value-type="float">
            <text:p>6</text:p>
          </table:table-cell>
          <table:table-cell table:style-name="ce40" office:value-type="string" calcext:value-type="string">
            <text:p>;</text:p>
          </table:table-cell>
          <table:table-cell table:style-name="ce40" table:formula="of:=[.AD29]*3" office:value-type="float" office:value="12" calcext:value-type="float">
            <text:p>12</text:p>
          </table:table-cell>
          <table:table-cell table:style-name="ce40" office:value-type="string" calcext:value-type="string">
            <text:p>;</text:p>
          </table:table-cell>
          <table:table-cell table:style-name="ce40" table:formula="of:=RANDBETWEEN(2;20)" office:value-type="float" office:value="6" calcext:value-type="float">
            <text:p>6</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3" calcext:value-type="float">
            <text:p>3 cm²</text:p>
          </table:table-cell>
          <table:table-cell table:style-name="ce179" office:value-type="string" calcext:value-type="string">
            <text:p>h=</text:p>
          </table:table-cell>
          <table:table-cell table:style-name="ce180" table:formula="of:=RANDBETWEEN(1;12)*3" office:value-type="float" office:value="3" calcext:value-type="float">
            <text:p>3 cm</text:p>
          </table:table-cell>
          <table:table-cell table:style-name="ce56" office:value-type="string" calcext:value-type="string">
            <text:p>V =</text:p>
          </table:table-cell>
          <table:table-cell/>
          <table:table-cell table:style-name="ce147" table:formula="of:=INT([.A29])&amp;&quot;h &quot;&amp;INT(([.A29]-INT([.A29]))*60)&amp;&quot;min&quot;" office:value-type="string" office:string-value="8h 18min" calcext:value-type="string">
            <text:p>8h 18min</text:p>
          </table:table-cell>
          <table:table-cell table:style-name="ce48" table:formula="of:=GCD([.E29];[.G29])" office:value-type="float" office:value="30" calcext:value-type="float">
            <text:p>30</text:p>
          </table:table-cell>
          <table:table-cell table:style-name="ce181" table:formula="of:=&quot;e=&quot;&amp;(MAX([.I29];[.K29];[.M29];[.O29])-MIN([.I29];[.K29];[.M29];[.O29]))&amp;&quot;  m=&quot;&amp;MEDIAN([.I29];[.K29];[.M29];[.O29])&amp;&quot;  x=&quot;&amp;ROUND(AVERAGE([.I29];[.K29];[.M29];[.O29]);1)" office:value-type="string" office:string-value="e=14  m=9  x=11" calcext:value-type="string">
            <text:p>e=14 <text:s/>m=9 <text:s/>x=11</text:p>
          </table:table-cell>
          <table:table-cell table:style-name="ce57" table:formula="of:=[.R29]*[.T29]/3&amp;&quot; cm³&quot;" office:value-type="string" office:string-value="3 cm³" calcext:value-type="string">
            <text:p>3 cm³</text:p>
          </table:table-cell>
          <table:table-cell/>
          <table:table-cell table:formula="of:=RANK([.AC29];[.AC23:.AC32])+2" office:value-type="float" office:value="10" calcext:value-type="float">
            <text:p>10</text:p>
          </table:table-cell>
          <table:table-cell table:style-name="ce83" table:formula="of:=RAND()" office:value-type="float" office:value="0.136721162220292" calcext:value-type="float">
            <text:p>0,136721162220292</text:p>
          </table:table-cell>
          <table:table-cell table:formula="of:=RANK([.AE29];[.AE25:.AE30])" office:value-type="float" office:value="4" calcext:value-type="float">
            <text:p>4</text:p>
          </table:table-cell>
          <table:table-cell table:style-name="ce83" table:formula="of:=RAND()" office:value-type="float" office:value="0.415398551249851" calcext:value-type="float">
            <text:p>0,415398551249851</text:p>
          </table:table-cell>
          <table:table-cell table:formula="of:=RANK([.AG29];[.AG23:.AG31])" office:value-type="float" office:value="3" calcext:value-type="float">
            <text:p>3</text:p>
          </table:table-cell>
          <table:table-cell table:formula="of:=RAND()" office:value-type="float" office:value="0.923369672413311" calcext:value-type="float">
            <text:p>0,923369672413311</text:p>
          </table:table-cell>
          <table:table-cell table:number-columns-repeated="991"/>
        </table:table-row>
        <table:table-row table:style-name="ro3">
          <table:table-cell table:style-name="ce51" table:formula="of:=[.AB30]-2+[.AF30]/10" office:value-type="float" office:value="2.9" calcext:value-type="float">
            <text:p>2,9</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45" calcext:value-type="float">
            <text:p>45</text:p>
          </table:table-cell>
          <table:table-cell table:style-name="ce7" office:value-type="string" calcext:value-type="string">
            <text:p>et</text:p>
          </table:table-cell>
          <table:table-cell table:style-name="ce20" table:formula="of:=RANDBETWEEN(2;5)*RANDBETWEEN(2;6)*RANDBETWEEN(2;5)" office:value-type="float" office:value="60" calcext:value-type="float">
            <text:p>60</text:p>
          </table:table-cell>
          <table:table-cell table:style-name="ce10" office:value-type="string" calcext:value-type="string">
            <text:p>=</text:p>
          </table:table-cell>
          <table:table-cell table:style-name="ce177" table:formula="of:=[.AB30]*2-1+RANDBETWEEN(0;1)" office:value-type="float" office:value="8" calcext:value-type="float">
            <text:p>8</text:p>
          </table:table-cell>
          <table:table-cell table:style-name="ce40" office:value-type="string" calcext:value-type="string">
            <text:p>;</text:p>
          </table:table-cell>
          <table:table-cell table:style-name="ce40" table:formula="of:=[.AF30]*2" office:value-type="float" office:value="18" calcext:value-type="float">
            <text:p>18</text:p>
          </table:table-cell>
          <table:table-cell table:style-name="ce40" office:value-type="string" calcext:value-type="string">
            <text:p>;</text:p>
          </table:table-cell>
          <table:table-cell table:style-name="ce40" table:formula="of:=[.AD30]*3" office:value-type="float" office:value="18" calcext:value-type="float">
            <text:p>18</text:p>
          </table:table-cell>
          <table:table-cell table:style-name="ce40" office:value-type="string" calcext:value-type="string">
            <text:p>;</text:p>
          </table:table-cell>
          <table:table-cell table:style-name="ce40" table:formula="of:=RANDBETWEEN(2;20)" office:value-type="float" office:value="17" calcext:value-type="float">
            <text:p>17</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1" calcext:value-type="float">
            <text:p>11 cm²</text:p>
          </table:table-cell>
          <table:table-cell table:style-name="ce179" office:value-type="string" calcext:value-type="string">
            <text:p>h=</text:p>
          </table:table-cell>
          <table:table-cell table:style-name="ce180" table:formula="of:=RANDBETWEEN(1;12)" office:value-type="float" office:value="6" calcext:value-type="float">
            <text:p>6 cm</text:p>
          </table:table-cell>
          <table:table-cell table:style-name="ce56" office:value-type="string" calcext:value-type="string">
            <text:p>V =</text:p>
          </table:table-cell>
          <table:table-cell/>
          <table:table-cell table:style-name="ce147" table:formula="of:=INT([.A30])&amp;&quot;h &quot;&amp;INT(([.A30]-INT([.A30]))*60)&amp;&quot;min&quot;" office:value-type="string" office:string-value="2h 54min" calcext:value-type="string">
            <text:p>2h 54min</text:p>
          </table:table-cell>
          <table:table-cell table:style-name="ce48" table:formula="of:=GCD([.E30];[.G30])" office:value-type="float" office:value="15" calcext:value-type="float">
            <text:p>15</text:p>
          </table:table-cell>
          <table:table-cell table:style-name="ce181" table:formula="of:=&quot;e=&quot;&amp;(MAX([.I30];[.K30];[.M30];[.O30])-MIN([.I30];[.K30];[.M30];[.O30]))&amp;&quot;  m=&quot;&amp;MEDIAN([.I30];[.K30];[.M30];[.O30])&amp;&quot;  x=&quot;&amp;ROUND(AVERAGE([.I30];[.K30];[.M30];[.O30]);1)" office:value-type="string" office:string-value="e=10  m=17,5  x=15,3" calcext:value-type="string">
            <text:p>e=10 <text:s/>m=17,5 <text:s/>x=15,3</text:p>
          </table:table-cell>
          <table:table-cell table:style-name="ce57" table:formula="of:=[.R30]*[.T30]/3&amp;&quot; cm³&quot;" office:value-type="string" office:string-value="22 cm³" calcext:value-type="string">
            <text:p>22 cm³</text:p>
          </table:table-cell>
          <table:table-cell/>
          <table:table-cell table:formula="of:=RANK([.AC30];[.AC23:.AC32])+2" office:value-type="float" office:value="4" calcext:value-type="float">
            <text:p>4</text:p>
          </table:table-cell>
          <table:table-cell table:style-name="ce83" table:formula="of:=RAND()" office:value-type="float" office:value="0.859433054410083" calcext:value-type="float">
            <text:p>0,859433054410083</text:p>
          </table:table-cell>
          <table:table-cell table:formula="of:=RANK([.AE30];[.AE25:.AE30])" office:value-type="float" office:value="6" calcext:value-type="float">
            <text:p>6</text:p>
          </table:table-cell>
          <table:table-cell table:style-name="ce83" table:formula="of:=RAND()" office:value-type="float" office:value="0.150244584966311" calcext:value-type="float">
            <text:p>0,150244584966311</text:p>
          </table:table-cell>
          <table:table-cell table:formula="of:=RANK([.AG30];[.AG23:.AG31])" office:value-type="float" office:value="9" calcext:value-type="float">
            <text:p>9</text:p>
          </table:table-cell>
          <table:table-cell table:formula="of:=RAND()" office:value-type="float" office:value="0.140147440179513" calcext:value-type="float">
            <text:p>0,140147440179513</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31];[.AC23:.AC32])+2" office:value-type="float" office:value="11" calcext:value-type="float">
            <text:p>11</text:p>
          </table:table-cell>
          <table:table-cell table:style-name="ce83" table:formula="of:=RAND()" office:value-type="float" office:value="0.0756300516401464" calcext:value-type="float">
            <text:p>0,0756300516401464</text:p>
          </table:table-cell>
          <table:table-cell table:number-columns-repeated="2"/>
          <table:table-cell table:formula="of:=RANK([.AG31];[.AG23:.AG31])" office:value-type="float" office:value="4" calcext:value-type="float">
            <text:p>4</text:p>
          </table:table-cell>
          <table:table-cell table:formula="of:=RAND()" office:value-type="float" office:value="0.570982816825192" calcext:value-type="float">
            <text:p>0,570982816825192</text:p>
          </table:table-cell>
          <table:table-cell table:number-columns-repeated="991"/>
        </table:table-row>
        <table:table-row table:style-name="ro4">
          <table:table-cell table:number-columns-repeated="27"/>
          <table:table-cell table:formula="of:=RANK([.AC32];[.AC23:.AC32])+2" office:value-type="float" office:value="7" calcext:value-type="float">
            <text:p>7</text:p>
          </table:table-cell>
          <table:table-cell table:style-name="ce83" table:formula="of:=RAND()" office:value-type="float" office:value="0.654888845541307" calcext:value-type="float">
            <text:p>0,654888845541307</text:p>
          </table:table-cell>
          <table:table-cell table:number-columns-repeated="995"/>
        </table:table-row>
        <table:table-row table:style-name="ro5">
          <table:table-cell table:number-columns-repeated="1024"/>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6" table:number-rows-spanned="1">
            <text:p>TEST 4<text:span text:style-name="T2">e</text:span> - Date : ………………</text:p>
          </table:table-cell>
          <table:covered-table-cell table:number-columns-repeated="5" table:style-name="ce12"/>
          <table:table-cell table:style-name="ce17" office:value-type="string" calcext:value-type="string" table:number-columns-spanned="10"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12"/>
          <table:covered-table-cell table:style-name="ce18"/>
          <table:covered-table-cell/>
          <table:covered-table-cell table:number-columns-repeated="2" table:style-name="ce18"/>
          <table:table-cell table:style-name="ce21" office:value-type="string" calcext:value-type="string">
            <text:p>AD</text:p>
          </table:table-cell>
          <table:table-cell table:style-name="ce23" table:number-columns-repeated="3"/>
          <table:table-cell table:number-columns-repeated="3"/>
          <table:table-cell table:formula="of:=RANK([.AC34];[.AC34:.AC43])+2" office:value-type="float" office:value="6" calcext:value-type="float">
            <text:p>6</text:p>
          </table:table-cell>
          <table:table-cell table:style-name="ce83" table:formula="of:=RAND()" office:value-type="float" office:value="0.575876133870806" calcext:value-type="float">
            <text:p>0,575876133870806</text:p>
          </table:table-cell>
          <table:table-cell table:number-columns-repeated="2"/>
          <table:table-cell table:formula="of:=RANK([.AG34];[.AG34:.AG42])" office:value-type="float" office:value="9" calcext:value-type="float">
            <text:p>9</text:p>
          </table:table-cell>
          <table:table-cell table:formula="of:=RAND()" office:value-type="float" office:value="0.209623651213861" calcext:value-type="float">
            <text:p>0,209623651213861</text:p>
          </table:table-cell>
          <table:table-cell table:number-columns-repeated="991"/>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7" table:number-rows-spanned="1">
            <text:p>Prénom :</text:p>
          </table:table-cell>
          <table:covered-table-cell table:number-columns-repeated="5" table:style-name="ce8"/>
          <table:covered-table-cell/>
          <table:table-cell table:style-name="ce156" office:value-type="string" calcext:value-type="string" table:number-columns-spanned="4" table:number-rows-spanned="1">
            <text:p>Classe :</text:p>
          </table:table-cell>
          <table:covered-table-cell/>
          <table:covered-table-cell table:number-columns-repeated="2" table:style-name="ce19"/>
          <table:table-cell table:style-name="ce22" table:formula="of:=[.$U$2]" office:value-type="string" office:string-value="v5605" calcext:value-type="string">
            <text:p>v5605</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AC35];[.AC34:.AC43])+2" office:value-type="float" office:value="5" calcext:value-type="float">
            <text:p>5</text:p>
          </table:table-cell>
          <table:table-cell table:style-name="ce83" table:formula="of:=RAND()" office:value-type="float" office:value="0.739114363278692" calcext:value-type="float">
            <text:p>0,739114363278692</text:p>
          </table:table-cell>
          <table:table-cell table:number-columns-repeated="2"/>
          <table:table-cell table:formula="of:=RANK([.AG35];[.AG34:.AG42])" office:value-type="float" office:value="4" calcext:value-type="float">
            <text:p>4</text:p>
          </table:table-cell>
          <table:table-cell table:formula="of:=RAND()" office:value-type="float" office:value="0.651824125001602" calcext:value-type="float">
            <text:p>0,651824125001602</text:p>
          </table:table-cell>
          <table:table-cell table:number-columns-repeated="991"/>
        </table:table-row>
        <table:table-row table:style-name="ro3">
          <table:table-cell table:style-name="ce37" office:value-type="string" calcext:value-type="string" table:number-columns-spanned="4" table:number-rows-spanned="1">
            <text:p>Conversion heures</text:p>
          </table:table-cell>
          <table:covered-table-cell table:number-columns-repeated="3" table:style-name="ce38"/>
          <table:table-cell table:style-name="ce37" office:value-type="string" calcext:value-type="string" table:number-columns-spanned="4" table:number-rows-spanned="1">
            <text:p>Plus grand diviseur commun entre…</text:p>
          </table:table-cell>
          <table:covered-table-cell table:number-columns-repeated="3" table:style-name="ce38"/>
          <table:table-cell table:style-name="ce37"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37" office:value-type="string" calcext:value-type="string" table:number-columns-spanned="5" table:number-rows-spanned="1">
            <text:p>Volume de pyramide en cm³</text:p>
          </table:table-cell>
          <table:covered-table-cell table:number-columns-repeated="4" table:style-name="ce38"/>
          <table:table-cell table:style-name="ce83"/>
          <table:table-cell table:style-name="ce89" office:value-type="string" calcext:value-type="string">
            <text:p>4<text:span text:style-name="T2">e</text:span></text:p>
          </table:table-cell>
          <table:table-cell table:style-name="ce94" table:formula="of:=[.U34]" office:value-type="string" office:string-value="AD" calcext:value-type="string">
            <text:p>AD</text:p>
          </table:table-cell>
          <table:table-cell table:style-name="ce96"/>
          <table:table-cell table:style-name="ce99" table:formula="of:=[.U35]" office:value-type="string" office:string-value="v5605" calcext:value-type="string">
            <text:p>v5605</text:p>
          </table:table-cell>
          <table:table-cell table:style-name="ce83"/>
          <table:table-cell table:formula="of:=RANK([.AC36];[.AC34:.AC43])+2" office:value-type="float" office:value="4" calcext:value-type="float">
            <text:p>4</text:p>
          </table:table-cell>
          <table:table-cell table:style-name="ce83" table:formula="of:=RAND()" office:value-type="float" office:value="0.895628153193266" calcext:value-type="float">
            <text:p>0,895628153193266</text:p>
          </table:table-cell>
          <table:table-cell table:style-name="ce83" table:formula="of:=RANK([.AE36];[.AE36:.AE41])" office:value-type="float" office:value="1" calcext:value-type="float">
            <text:p>1</text:p>
          </table:table-cell>
          <table:table-cell table:style-name="ce83" table:formula="of:=RAND()" office:value-type="float" office:value="0.916481442860555" calcext:value-type="float">
            <text:p>0,916481442860555</text:p>
          </table:table-cell>
          <table:table-cell table:style-name="ce83" table:formula="of:=RANK([.AG36];[.AG34:.AG42])" office:value-type="float" office:value="1" calcext:value-type="float">
            <text:p>1</text:p>
          </table:table-cell>
          <table:table-cell table:formula="of:=RAND()" office:value-type="float" office:value="0.777645375067625" calcext:value-type="float">
            <text:p>0,777645375067625</text:p>
          </table:table-cell>
          <table:table-cell table:number-columns-repeated="991"/>
        </table:table-row>
        <table:table-row table:style-name="ro3">
          <table:table-cell table:style-name="ce51" table:formula="of:=[.AB37]-2" office:value-type="float" office:value="10" calcext:value-type="float">
            <text:p>10</text:p>
          </table:table-cell>
          <table:table-cell table:style-name="ce150" office:value-type="string" calcext:value-type="string">
            <text:p>h</text:p>
          </table:table-cell>
          <table:table-cell table:style-name="ce176" table:formula="of:=6*RANDBETWEEN(1;9)" office:value-type="float" office:value="30" calcext:value-type="float">
            <text:p>30</text:p>
          </table:table-cell>
          <table:table-cell table:style-name="ce42" office:value-type="string" calcext:value-type="string">
            <text:p>min = <text:s text:c="8"/>h</text:p>
          </table:table-cell>
          <table:table-cell table:style-name="ce4" table:formula="of:=RANDBETWEEN(2;5)*RANDBETWEEN(2;6)*RANDBETWEEN(2;4)" office:value-type="float" office:value="48" calcext:value-type="float">
            <text:p>48</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177" table:formula="of:=RANDBETWEEN(2;30)" office:value-type="float" office:value="13" calcext:value-type="float">
            <text:p>13</text:p>
          </table:table-cell>
          <table:table-cell table:style-name="ce40" office:value-type="string" calcext:value-type="string">
            <text:p>;</text:p>
          </table:table-cell>
          <table:table-cell table:style-name="ce40" table:formula="of:=RANDBETWEEN(2;30)" office:value-type="float" office:value="28" calcext:value-type="float">
            <text:p>28</text:p>
          </table:table-cell>
          <table:table-cell table:style-name="ce40" office:value-type="string" calcext:value-type="string">
            <text:p>;</text:p>
          </table:table-cell>
          <table:table-cell table:style-name="ce40" table:formula="of:=QUOTIENT([.I37]+[.K37];3)*3+3*RANDBETWEEN(1;4)-[.I37]-[.K37]" office:value-type="float" office:value="1" calcext:value-type="float">
            <text:p>1</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6" calcext:value-type="float">
            <text:p>36 cm²</text:p>
          </table:table-cell>
          <table:table-cell table:style-name="ce179" office:value-type="string" calcext:value-type="string">
            <text:p>h=</text:p>
          </table:table-cell>
          <table:table-cell table:style-name="ce180" table:formula="of:=RANDBETWEEN(1;12)" office:value-type="float" office:value="7" calcext:value-type="float">
            <text:p>7 cm</text:p>
          </table:table-cell>
          <table:table-cell table:style-name="ce56" office:value-type="string" calcext:value-type="string">
            <text:p>V =</text:p>
          </table:table-cell>
          <table:table-cell/>
          <table:table-cell table:style-name="ce147" table:formula="of:=[.A37]+[.C37]/60&amp;&quot; h&quot;" office:value-type="string" office:string-value="10,5 h" calcext:value-type="string">
            <text:p>10,5 h</text:p>
          </table:table-cell>
          <table:table-cell table:style-name="ce48" table:formula="of:=GCD([.E37];[.G37])" office:value-type="float" office:value="24" calcext:value-type="float">
            <text:p>24</text:p>
          </table:table-cell>
          <table:table-cell table:style-name="ce181" table:formula="of:=&quot;e=&quot;&amp;(MAX([.I37];[.K37];[.M37];[.O37])-MIN([.I37];[.K37];[.M37];[.O37]))&amp;&quot;  m=&quot;&amp;MEDIAN([.I37];[.K37];[.M37];[.O37])&amp;&quot;  x=&quot;&amp;ROUND(AVERAGE([.I37];[.K37];[.M37];[.O37]);1)" office:value-type="string" office:string-value="e=27  m=13  x=14" calcext:value-type="string">
            <text:p>e=27 <text:s/>m=13 <text:s/>x=14</text:p>
          </table:table-cell>
          <table:table-cell table:style-name="ce57" table:formula="of:=[.R37]*[.T37]/3&amp;&quot; cm³&quot;" office:value-type="string" office:string-value="84 cm³" calcext:value-type="string">
            <text:p>84 cm³</text:p>
          </table:table-cell>
          <table:table-cell/>
          <table:table-cell table:formula="of:=RANK([.AC37];[.AC34:.AC43])+2" office:value-type="float" office:value="12" calcext:value-type="float">
            <text:p>12</text:p>
          </table:table-cell>
          <table:table-cell table:style-name="ce83" table:formula="of:=RAND()" office:value-type="float" office:value="0.126987587310123" calcext:value-type="float">
            <text:p>0,126987587310123</text:p>
          </table:table-cell>
          <table:table-cell table:formula="of:=RANK([.AE37];[.AE36:.AE41])" office:value-type="float" office:value="6" calcext:value-type="float">
            <text:p>6</text:p>
          </table:table-cell>
          <table:table-cell table:style-name="ce83" table:formula="of:=RAND()" office:value-type="float" office:value="0.275237482831166" calcext:value-type="float">
            <text:p>0,275237482831166</text:p>
          </table:table-cell>
          <table:table-cell table:formula="of:=RANK([.AG37];[.AG34:.AG42])" office:value-type="float" office:value="8" calcext:value-type="float">
            <text:p>8</text:p>
          </table:table-cell>
          <table:table-cell table:formula="of:=RAND()" office:value-type="float" office:value="0.314973875444977" calcext:value-type="float">
            <text:p>0,314973875444977</text:p>
          </table:table-cell>
          <table:table-cell table:number-columns-repeated="991"/>
        </table:table-row>
        <table:table-row table:style-name="ro3">
          <table:table-cell table:style-name="ce51" table:formula="of:=[.AB38]-2" office:value-type="float" office:value="9" calcext:value-type="float">
            <text:p>9</text:p>
          </table:table-cell>
          <table:table-cell table:style-name="ce150" office:value-type="string" calcext:value-type="string">
            <text:p>h</text:p>
          </table:table-cell>
          <table:table-cell table:style-name="ce176" table:formula="of:=6*RANDBETWEEN(1;9)" office:value-type="float" office:value="42" calcext:value-type="float">
            <text:p>42</text:p>
          </table:table-cell>
          <table:table-cell table:style-name="ce42" office:value-type="string" calcext:value-type="string">
            <text:p>min = <text:s text:c="8"/>h</text:p>
          </table:table-cell>
          <table:table-cell table:style-name="ce4" table:formula="of:=RANDBETWEEN(2;5)*RANDBETWEEN(2;6)*RANDBETWEEN(2;4)" office:value-type="float" office:value="20" calcext:value-type="float">
            <text:p>20</text:p>
          </table:table-cell>
          <table:table-cell table:style-name="ce7" office:value-type="string" calcext:value-type="string">
            <text:p>et</text:p>
          </table:table-cell>
          <table:table-cell table:style-name="ce20" table:formula="of:=RANDBETWEEN(2;5)*RANDBETWEEN(2;6)*RANDBETWEEN(2;5)" office:value-type="float" office:value="40" calcext:value-type="float">
            <text:p>40</text:p>
          </table:table-cell>
          <table:table-cell table:style-name="ce10" office:value-type="string" calcext:value-type="string">
            <text:p>=</text:p>
          </table:table-cell>
          <table:table-cell table:style-name="ce177" table:formula="of:=RANDBETWEEN(2;30)" office:value-type="float" office:value="8" calcext:value-type="float">
            <text:p>8</text:p>
          </table:table-cell>
          <table:table-cell table:style-name="ce40" office:value-type="string" calcext:value-type="string">
            <text:p>;</text:p>
          </table:table-cell>
          <table:table-cell table:style-name="ce40" table:formula="of:=RANDBETWEEN(2;30)" office:value-type="float" office:value="29" calcext:value-type="float">
            <text:p>29</text:p>
          </table:table-cell>
          <table:table-cell table:style-name="ce40" office:value-type="string" calcext:value-type="string">
            <text:p>;</text:p>
          </table:table-cell>
          <table:table-cell table:style-name="ce40" table:formula="of:=QUOTIENT([.I38]+[.K38];3)*3+3*RANDBETWEEN(1;4)-[.I38]-[.K38]" office:value-type="float" office:value="8" calcext:value-type="float">
            <text:p>8</text:p>
          </table:table-cell>
          <table:table-cell table:style-name="ce40" table:number-columns-repeated="2"/>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12" calcext:value-type="float">
            <text:p>12 cm²</text:p>
          </table:table-cell>
          <table:table-cell table:style-name="ce179" office:value-type="string" calcext:value-type="string">
            <text:p>h=</text:p>
          </table:table-cell>
          <table:table-cell table:style-name="ce180" table:formula="of:=RANDBETWEEN(1;12)*3" office:value-type="float" office:value="18" calcext:value-type="float">
            <text:p>18 cm</text:p>
          </table:table-cell>
          <table:table-cell table:style-name="ce56" office:value-type="string" calcext:value-type="string">
            <text:p>V =</text:p>
          </table:table-cell>
          <table:table-cell/>
          <table:table-cell table:style-name="ce147" table:formula="of:=[.A38]+[.C38]/60&amp;&quot; h&quot;" office:value-type="string" office:string-value="9,7 h" calcext:value-type="string">
            <text:p>9,7 h</text:p>
          </table:table-cell>
          <table:table-cell table:style-name="ce48" table:formula="of:=GCD([.E38];[.G38])" office:value-type="float" office:value="20" calcext:value-type="float">
            <text:p>20</text:p>
          </table:table-cell>
          <table:table-cell table:style-name="ce181" table:formula="of:=&quot;e=&quot;&amp;(MAX([.I38];[.K38];[.M38];[.O38])-MIN([.I38];[.K38];[.M38];[.O38]))&amp;&quot;  m=&quot;&amp;MEDIAN([.I38];[.K38];[.M38];[.O38])&amp;&quot;  x=&quot;&amp;ROUND(AVERAGE([.I38];[.K38];[.M38];[.O38]);1)" office:value-type="string" office:string-value="e=21  m=8  x=15" calcext:value-type="string">
            <text:p>e=21 <text:s/>m=8 <text:s/>x=15</text:p>
          </table:table-cell>
          <table:table-cell table:style-name="ce57" table:formula="of:=[.R38]*[.T38]/3&amp;&quot; cm³&quot;" office:value-type="string" office:string-value="72 cm³" calcext:value-type="string">
            <text:p>72 cm³</text:p>
          </table:table-cell>
          <table:table-cell/>
          <table:table-cell table:formula="of:=RANK([.AC38];[.AC34:.AC43])+2" office:value-type="float" office:value="11" calcext:value-type="float">
            <text:p>11</text:p>
          </table:table-cell>
          <table:table-cell table:style-name="ce83" table:formula="of:=RAND()" office:value-type="float" office:value="0.219841546352624" calcext:value-type="float">
            <text:p>0,219841546352624</text:p>
          </table:table-cell>
          <table:table-cell table:formula="of:=RANK([.AE38];[.AE36:.AE41])" office:value-type="float" office:value="3" calcext:value-type="float">
            <text:p>3</text:p>
          </table:table-cell>
          <table:table-cell table:style-name="ce83" table:formula="of:=RAND()" office:value-type="float" office:value="0.568085775979185" calcext:value-type="float">
            <text:p>0,568085775979185</text:p>
          </table:table-cell>
          <table:table-cell table:formula="of:=RANK([.AG38];[.AG34:.AG42])" office:value-type="float" office:value="5" calcext:value-type="float">
            <text:p>5</text:p>
          </table:table-cell>
          <table:table-cell table:formula="of:=RAND()" office:value-type="float" office:value="0.630484678144949" calcext:value-type="float">
            <text:p>0,630484678144949</text:p>
          </table:table-cell>
          <table:table-cell table:number-columns-repeated="991"/>
        </table:table-row>
        <table:table-row table:style-name="ro3">
          <table:table-cell table:style-name="ce51" table:formula="of:=[.AB39]-2+[.AF39]/10" office:value-type="float" office:value="6.7" calcext:value-type="float">
            <text:p>6,7</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100" calcext:value-type="float">
            <text:p>100</text:p>
          </table:table-cell>
          <table:table-cell table:style-name="ce7" office:value-type="string" calcext:value-type="string">
            <text:p>et</text:p>
          </table:table-cell>
          <table:table-cell table:style-name="ce20" table:formula="of:=RANDBETWEEN(2;5)*RANDBETWEEN(2;6)*RANDBETWEEN(2;5)" office:value-type="float" office:value="64" calcext:value-type="float">
            <text:p>64</text:p>
          </table:table-cell>
          <table:table-cell table:style-name="ce10" office:value-type="string" calcext:value-type="string">
            <text:p>=</text:p>
          </table:table-cell>
          <table:table-cell table:style-name="ce177" table:formula="of:=[.AB39]*2-1+RANDBETWEEN(0;1)" office:value-type="float" office:value="16" calcext:value-type="float">
            <text:p>16</text:p>
          </table:table-cell>
          <table:table-cell table:style-name="ce40" office:value-type="string" calcext:value-type="string">
            <text:p>;</text:p>
          </table:table-cell>
          <table:table-cell table:style-name="ce40" table:formula="of:=[.AF39]*2" office:value-type="float" office:value="14" calcext:value-type="float">
            <text:p>14</text:p>
          </table:table-cell>
          <table:table-cell table:style-name="ce40" office:value-type="string" calcext:value-type="string">
            <text:p>;</text:p>
          </table:table-cell>
          <table:table-cell table:style-name="ce40" table:formula="of:=[.AD39]*3" office:value-type="float" office:value="6" calcext:value-type="float">
            <text:p>6</text:p>
          </table:table-cell>
          <table:table-cell table:style-name="ce40" office:value-type="string" calcext:value-type="string">
            <text:p>;</text:p>
          </table:table-cell>
          <table:table-cell table:style-name="ce40" table:formula="of:=RANDBETWEEN(2;20)" office:value-type="float" office:value="15" calcext:value-type="float">
            <text:p>15</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3*RANDBETWEEN(1;12)" office:value-type="float" office:value="3" calcext:value-type="float">
            <text:p>3 cm²</text:p>
          </table:table-cell>
          <table:table-cell table:style-name="ce179" office:value-type="string" calcext:value-type="string">
            <text:p>h=</text:p>
          </table:table-cell>
          <table:table-cell table:style-name="ce180" table:formula="of:=RANDBETWEEN(1;12)" office:value-type="float" office:value="8" calcext:value-type="float">
            <text:p>8 cm</text:p>
          </table:table-cell>
          <table:table-cell table:style-name="ce56" office:value-type="string" calcext:value-type="string">
            <text:p>V =</text:p>
          </table:table-cell>
          <table:table-cell/>
          <table:table-cell table:style-name="ce147" table:formula="of:=INT([.A39])&amp;&quot;h &quot;&amp;INT(([.A39]-INT([.A39]))*60)&amp;&quot;min&quot;" office:value-type="string" office:string-value="6h 42min" calcext:value-type="string">
            <text:p>6h 42min</text:p>
          </table:table-cell>
          <table:table-cell table:style-name="ce48" table:formula="of:=GCD([.E39];[.G39])" office:value-type="float" office:value="4" calcext:value-type="float">
            <text:p>4</text:p>
          </table:table-cell>
          <table:table-cell table:style-name="ce181" table:formula="of:=&quot;e=&quot;&amp;(MAX([.I39];[.K39];[.M39];[.O39])-MIN([.I39];[.K39];[.M39];[.O39]))&amp;&quot;  m=&quot;&amp;MEDIAN([.I39];[.K39];[.M39];[.O39])&amp;&quot;  x=&quot;&amp;ROUND(AVERAGE([.I39];[.K39];[.M39];[.O39]);1)" office:value-type="string" office:string-value="e=10  m=14,5  x=12,8" calcext:value-type="string">
            <text:p>e=10 <text:s/>m=14,5 <text:s/>x=12,8</text:p>
          </table:table-cell>
          <table:table-cell table:style-name="ce57" table:formula="of:=[.R39]*[.T39]/3&amp;&quot; cm³&quot;" office:value-type="string" office:string-value="8 cm³" calcext:value-type="string">
            <text:p>8 cm³</text:p>
          </table:table-cell>
          <table:table-cell/>
          <table:table-cell table:formula="of:=RANK([.AC39];[.AC34:.AC43])+2" office:value-type="float" office:value="8" calcext:value-type="float">
            <text:p>8</text:p>
          </table:table-cell>
          <table:table-cell table:style-name="ce83" table:formula="of:=RAND()" office:value-type="float" office:value="0.400299452369088" calcext:value-type="float">
            <text:p>0,400299452369088</text:p>
          </table:table-cell>
          <table:table-cell table:formula="of:=RANK([.AE39];[.AE36:.AE41])" office:value-type="float" office:value="2" calcext:value-type="float">
            <text:p>2</text:p>
          </table:table-cell>
          <table:table-cell table:style-name="ce83" table:formula="of:=RAND()" office:value-type="float" office:value="0.591438829098512" calcext:value-type="float">
            <text:p>0,591438829098512</text:p>
          </table:table-cell>
          <table:table-cell table:formula="of:=RANK([.AG39];[.AG34:.AG42])" office:value-type="float" office:value="7" calcext:value-type="float">
            <text:p>7</text:p>
          </table:table-cell>
          <table:table-cell table:formula="of:=RAND()" office:value-type="float" office:value="0.427237715629158" calcext:value-type="float">
            <text:p>0,427237715629158</text:p>
          </table:table-cell>
          <table:table-cell table:number-columns-repeated="991"/>
        </table:table-row>
        <table:table-row table:style-name="ro3">
          <table:table-cell table:style-name="ce51" table:formula="of:=[.AB40]-2+[.AF40]/10" office:value-type="float" office:value="8.3" calcext:value-type="float">
            <text:p>8,3</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16" calcext:value-type="float">
            <text:p>16</text:p>
          </table:table-cell>
          <table:table-cell table:style-name="ce7" office:value-type="string" calcext:value-type="string">
            <text:p>et</text:p>
          </table:table-cell>
          <table:table-cell table:style-name="ce20" table:formula="of:=RANDBETWEEN(2;5)*RANDBETWEEN(2;6)*RANDBETWEEN(2;5)" office:value-type="float" office:value="40" calcext:value-type="float">
            <text:p>40</text:p>
          </table:table-cell>
          <table:table-cell table:style-name="ce10" office:value-type="string" calcext:value-type="string">
            <text:p>=</text:p>
          </table:table-cell>
          <table:table-cell table:style-name="ce177" table:formula="of:=[.AB40]*2-1+RANDBETWEEN(0;1)" office:value-type="float" office:value="20" calcext:value-type="float">
            <text:p>20</text:p>
          </table:table-cell>
          <table:table-cell table:style-name="ce40" office:value-type="string" calcext:value-type="string">
            <text:p>;</text:p>
          </table:table-cell>
          <table:table-cell table:style-name="ce40" table:formula="of:=[.AF40]*2" office:value-type="float" office:value="6" calcext:value-type="float">
            <text:p>6</text:p>
          </table:table-cell>
          <table:table-cell table:style-name="ce40" office:value-type="string" calcext:value-type="string">
            <text:p>;</text:p>
          </table:table-cell>
          <table:table-cell table:style-name="ce40" table:formula="of:=[.AD40]*3" office:value-type="float" office:value="15" calcext:value-type="float">
            <text:p>15</text:p>
          </table:table-cell>
          <table:table-cell table:style-name="ce40" office:value-type="string" calcext:value-type="string">
            <text:p>;</text:p>
          </table:table-cell>
          <table:table-cell table:style-name="ce40" table:formula="of:=RANDBETWEEN(2;20)" office:value-type="float" office:value="2" calcext:value-type="float">
            <text:p>2</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4" calcext:value-type="float">
            <text:p>4 cm²</text:p>
          </table:table-cell>
          <table:table-cell table:style-name="ce179" office:value-type="string" calcext:value-type="string">
            <text:p>h=</text:p>
          </table:table-cell>
          <table:table-cell table:style-name="ce180" table:formula="of:=RANDBETWEEN(1;12)*3" office:value-type="float" office:value="6" calcext:value-type="float">
            <text:p>6 cm</text:p>
          </table:table-cell>
          <table:table-cell table:style-name="ce56" office:value-type="string" calcext:value-type="string">
            <text:p>V =</text:p>
          </table:table-cell>
          <table:table-cell/>
          <table:table-cell table:style-name="ce147" table:formula="of:=INT([.A40])&amp;&quot;h &quot;&amp;INT(([.A40]-INT([.A40]))*60)&amp;&quot;min&quot;" office:value-type="string" office:string-value="8h 18min" calcext:value-type="string">
            <text:p>8h 18min</text:p>
          </table:table-cell>
          <table:table-cell table:style-name="ce48" table:formula="of:=GCD([.E40];[.G40])" office:value-type="float" office:value="8" calcext:value-type="float">
            <text:p>8</text:p>
          </table:table-cell>
          <table:table-cell table:style-name="ce181" table:formula="of:=&quot;e=&quot;&amp;(MAX([.I40];[.K40];[.M40];[.O40])-MIN([.I40];[.K40];[.M40];[.O40]))&amp;&quot;  m=&quot;&amp;MEDIAN([.I40];[.K40];[.M40];[.O40])&amp;&quot;  x=&quot;&amp;ROUND(AVERAGE([.I40];[.K40];[.M40];[.O40]);1)" office:value-type="string" office:string-value="e=18  m=10,5  x=10,8" calcext:value-type="string">
            <text:p>e=18 <text:s/>m=10,5 <text:s/>x=10,8</text:p>
          </table:table-cell>
          <table:table-cell table:style-name="ce57" table:formula="of:=[.R40]*[.T40]/3&amp;&quot; cm³&quot;" office:value-type="string" office:string-value="8 cm³" calcext:value-type="string">
            <text:p>8 cm³</text:p>
          </table:table-cell>
          <table:table-cell/>
          <table:table-cell table:formula="of:=RANK([.AC40];[.AC34:.AC43])+2" office:value-type="float" office:value="10" calcext:value-type="float">
            <text:p>10</text:p>
          </table:table-cell>
          <table:table-cell table:style-name="ce83" table:formula="of:=RAND()" office:value-type="float" office:value="0.367613367390165" calcext:value-type="float">
            <text:p>0,367613367390165</text:p>
          </table:table-cell>
          <table:table-cell table:formula="of:=RANK([.AE40];[.AE36:.AE41])" office:value-type="float" office:value="5" calcext:value-type="float">
            <text:p>5</text:p>
          </table:table-cell>
          <table:table-cell table:style-name="ce83" table:formula="of:=RAND()" office:value-type="float" office:value="0.500405633653324" calcext:value-type="float">
            <text:p>0,500405633653324</text:p>
          </table:table-cell>
          <table:table-cell table:formula="of:=RANK([.AG40];[.AG34:.AG42])" office:value-type="float" office:value="3" calcext:value-type="float">
            <text:p>3</text:p>
          </table:table-cell>
          <table:table-cell table:formula="of:=RAND()" office:value-type="float" office:value="0.686214518593249" calcext:value-type="float">
            <text:p>0,686214518593249</text:p>
          </table:table-cell>
          <table:table-cell table:number-columns-repeated="991"/>
        </table:table-row>
        <table:table-row table:style-name="ro3">
          <table:table-cell table:style-name="ce51" table:formula="of:=[.AB41]-2+[.AF41]/10" office:value-type="float" office:value="5.6" calcext:value-type="float">
            <text:p>5,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4" table:formula="of:=RANDBETWEEN(2;5)*RANDBETWEEN(2;6)*RANDBETWEEN(2;4)" office:value-type="float" office:value="60" calcext:value-type="float">
            <text:p>60</text:p>
          </table:table-cell>
          <table:table-cell table:style-name="ce7" office:value-type="string" calcext:value-type="string">
            <text:p>et</text:p>
          </table:table-cell>
          <table:table-cell table:style-name="ce20" table:formula="of:=RANDBETWEEN(2;5)*RANDBETWEEN(2;6)*RANDBETWEEN(2;5)" office:value-type="float" office:value="72" calcext:value-type="float">
            <text:p>72</text:p>
          </table:table-cell>
          <table:table-cell table:style-name="ce10" office:value-type="string" calcext:value-type="string">
            <text:p>=</text:p>
          </table:table-cell>
          <table:table-cell table:style-name="ce177" table:formula="of:=[.AB41]*2-1+RANDBETWEEN(0;1)" office:value-type="float" office:value="13" calcext:value-type="float">
            <text:p>13</text:p>
          </table:table-cell>
          <table:table-cell table:style-name="ce40" office:value-type="string" calcext:value-type="string">
            <text:p>;</text:p>
          </table:table-cell>
          <table:table-cell table:style-name="ce40" table:formula="of:=[.AF41]*2" office:value-type="float" office:value="12" calcext:value-type="float">
            <text:p>12</text:p>
          </table:table-cell>
          <table:table-cell table:style-name="ce40" office:value-type="string" calcext:value-type="string">
            <text:p>;</text:p>
          </table:table-cell>
          <table:table-cell table:style-name="ce40" table:formula="of:=[.AD41]*3" office:value-type="float" office:value="12" calcext:value-type="float">
            <text:p>12</text:p>
          </table:table-cell>
          <table:table-cell table:style-name="ce40" office:value-type="string" calcext:value-type="string">
            <text:p>;</text:p>
          </table:table-cell>
          <table:table-cell table:style-name="ce40" table:formula="of:=RANDBETWEEN(2;20)" office:value-type="float" office:value="4" calcext:value-type="float">
            <text:p>4</text:p>
          </table:table-cell>
          <table:table-cell table:style-name="ce56" office:value-type="string" calcext:value-type="string">
            <text:p>e=     m=       <text:span text:style-name="T9">x</text:span>=</text:p>
          </table:table-cell>
          <table:table-cell table:style-name="ce39" office:value-type="string" calcext:value-type="string">
            <text:p>B=</text:p>
          </table:table-cell>
          <table:table-cell table:style-name="ce178" table:formula="of:=RANDBETWEEN(1;12)" office:value-type="float" office:value="7" calcext:value-type="float">
            <text:p>7 cm²</text:p>
          </table:table-cell>
          <table:table-cell table:style-name="ce179" office:value-type="string" calcext:value-type="string">
            <text:p>h=</text:p>
          </table:table-cell>
          <table:table-cell table:style-name="ce180" table:formula="of:=RANDBETWEEN(1;12)" office:value-type="float" office:value="3" calcext:value-type="float">
            <text:p>3 cm</text:p>
          </table:table-cell>
          <table:table-cell table:style-name="ce56" office:value-type="string" calcext:value-type="string">
            <text:p>V =</text:p>
          </table:table-cell>
          <table:table-cell/>
          <table:table-cell table:style-name="ce147" table:formula="of:=INT([.A41])&amp;&quot;h &quot;&amp;INT(([.A41]-INT([.A41]))*60)&amp;&quot;min&quot;" office:value-type="string" office:string-value="5h 36min" calcext:value-type="string">
            <text:p>5h 36min</text:p>
          </table:table-cell>
          <table:table-cell table:style-name="ce48" table:formula="of:=GCD([.E41];[.G41])" office:value-type="float" office:value="12" calcext:value-type="float">
            <text:p>12</text:p>
          </table:table-cell>
          <table:table-cell table:style-name="ce181" table:formula="of:=&quot;e=&quot;&amp;(MAX([.I41];[.K41];[.M41];[.O41])-MIN([.I41];[.K41];[.M41];[.O41]))&amp;&quot;  m=&quot;&amp;MEDIAN([.I41];[.K41];[.M41];[.O41])&amp;&quot;  x=&quot;&amp;ROUND(AVERAGE([.I41];[.K41];[.M41];[.O41]);1)" office:value-type="string" office:string-value="e=9  m=12  x=10,3" calcext:value-type="string">
            <text:p>e=9 <text:s/>m=12 <text:s/>x=10,3</text:p>
          </table:table-cell>
          <table:table-cell table:style-name="ce57" table:formula="of:=[.R41]*[.T41]/3&amp;&quot; cm³&quot;" office:value-type="string" office:string-value="7 cm³" calcext:value-type="string">
            <text:p>7 cm³</text:p>
          </table:table-cell>
          <table:table-cell/>
          <table:table-cell table:formula="of:=RANK([.AC41];[.AC34:.AC43])+2" office:value-type="float" office:value="7" calcext:value-type="float">
            <text:p>7</text:p>
          </table:table-cell>
          <table:table-cell table:style-name="ce83" table:formula="of:=RAND()" office:value-type="float" office:value="0.491642394014065" calcext:value-type="float">
            <text:p>0,491642394014065</text:p>
          </table:table-cell>
          <table:table-cell table:formula="of:=RANK([.AE41];[.AE36:.AE41])" office:value-type="float" office:value="4" calcext:value-type="float">
            <text:p>4</text:p>
          </table:table-cell>
          <table:table-cell table:style-name="ce83" table:formula="of:=RAND()" office:value-type="float" office:value="0.54738257082124" calcext:value-type="float">
            <text:p>0,54738257082124</text:p>
          </table:table-cell>
          <table:table-cell table:formula="of:=RANK([.AG41];[.AG34:.AG42])" office:value-type="float" office:value="6" calcext:value-type="float">
            <text:p>6</text:p>
          </table:table-cell>
          <table:table-cell table:formula="of:=RAND()" office:value-type="float" office:value="0.540774244137226" calcext:value-type="float">
            <text:p>0,540774244137226</text:p>
          </table:table-cell>
          <table:table-cell table:number-columns-repeated="991"/>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8" table:number-rows-spanned="1">
            <text:p>😕 <text:s text:c="3"/>😃 <text:s text:c="3"/>😎</text:p>
          </table:table-cell>
          <table:covered-table-cell table:number-columns-repeated="7" table:style-name="ce15"/>
          <table:table-cell table:style-name="ce5"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AC42];[.AC34:.AC43])+2" office:value-type="float" office:value="3" calcext:value-type="float">
            <text:p>3</text:p>
          </table:table-cell>
          <table:table-cell table:style-name="ce83" table:formula="of:=RAND()" office:value-type="float" office:value="0.898135673679055" calcext:value-type="float">
            <text:p>0,898135673679055</text:p>
          </table:table-cell>
          <table:table-cell table:number-columns-repeated="2"/>
          <table:table-cell table:formula="of:=RANK([.AG42];[.AG34:.AG42])" office:value-type="float" office:value="2" calcext:value-type="float">
            <text:p>2</text:p>
          </table:table-cell>
          <table:table-cell table:formula="of:=RAND()" office:value-type="float" office:value="0.697354166329074" calcext:value-type="float">
            <text:p>0,697354166329074</text:p>
          </table:table-cell>
          <table:table-cell table:number-columns-repeated="991"/>
        </table:table-row>
        <table:table-row table:style-name="ro4">
          <table:table-cell table:number-columns-repeated="27"/>
          <table:table-cell table:formula="of:=RANK([.AC43];[.AC34:.AC43])+2" office:value-type="float" office:value="9" calcext:value-type="float">
            <text:p>9</text:p>
          </table:table-cell>
          <table:table-cell table:style-name="ce83" table:formula="of:=RAND()" office:value-type="float" office:value="0.376626393036606" calcext:value-type="float">
            <text:p>0,376626393036606</text:p>
          </table:table-cell>
          <table:table-cell table:number-columns-repeated="995"/>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1er DAN" table:style-name="ta8" table:print-ranges="'1er DAN'.A1:'1er DAN'.P55 '1er DAN'.R1:'1er DAN'.U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1" form:id="control1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form>
        </office:forms>
        <table:shapes>
          <draw:control draw:z-index="0" draw:style-name="gr8" draw:text-style-name="P2" svg:width="1.651cm" svg:height="0.749cm" svg:x="54.91cm" svg:y="0.297cm" draw:control="control11"/>
        </table:shapes>
        <table:table-column table:style-name="co88" table:default-cell-style-name="Default"/>
        <table:table-column table:style-name="co139" table:default-cell-style-name="Default"/>
        <table:table-column table:style-name="co140" table:default-cell-style-name="Default"/>
        <table:table-column table:style-name="co51" table:default-cell-style-name="Default"/>
        <table:table-column table:style-name="co141" table:default-cell-style-name="Default"/>
        <table:table-column table:style-name="co28" table:default-cell-style-name="Default"/>
        <table:table-column table:style-name="co15" table:default-cell-style-name="Default"/>
        <table:table-column table:style-name="co32" table:default-cell-style-name="Default"/>
        <table:table-column table:style-name="co114" table:default-cell-style-name="Default"/>
        <table:table-column table:style-name="co142" table:default-cell-style-name="Default"/>
        <table:table-column table:style-name="co38" table:default-cell-style-name="Default"/>
        <table:table-column table:style-name="co143" table:default-cell-style-name="Default"/>
        <table:table-column table:style-name="co131" table:default-cell-style-name="Default"/>
        <table:table-column table:style-name="co144" table:default-cell-style-name="Default"/>
        <table:table-column table:style-name="co120" table:default-cell-style-name="Default"/>
        <table:table-column table:style-name="co145" table:default-cell-style-name="Default"/>
        <table:table-column table:style-name="co146" table:default-cell-style-name="Default"/>
        <table:table-column table:style-name="co147" table:default-cell-style-name="Default"/>
        <table:table-column table:style-name="co13" table:default-cell-style-name="Default"/>
        <table:table-column table:style-name="co148" table:default-cell-style-name="Default"/>
        <table:table-column table:style-name="co138" table:default-cell-style-name="Default"/>
        <table:table-column table:style-name="co17" table:default-cell-style-name="Default"/>
        <table:table-column table:style-name="co18" table:default-cell-style-name="Default"/>
        <table:table-column table:style-name="co28" table:default-cell-style-name="Default"/>
        <table:table-column table:style-name="co149" table:default-cell-style-name="Default"/>
        <table:table-column table:style-name="co28" table:default-cell-style-name="Default"/>
        <table:table-column table:style-name="co17" table:number-columns-repeated="996" table:default-cell-style-name="Default"/>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6" calcext:value-type="float">
            <text:p>6</text:p>
          </table:table-cell>
          <table:table-cell table:style-name="ce83" table:formula="of:=RAND()" office:value-type="float" office:value="0.478097438769063" calcext:value-type="float">
            <text:p>0,478097438769063</text:p>
          </table:table-cell>
          <table:table-cell table:formula="of:=RANK([.Z1];[.Z1:.Z10])+2" office:value-type="float" office:value="6" calcext:value-type="float">
            <text:p>6</text:p>
          </table:table-cell>
          <table:table-cell table:style-name="ce83" table:formula="of:=RAND()" office:value-type="float" office:value="0.638010750785425" calcext:value-type="float">
            <text:p>0,638010750785425</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8187" calcext:value-type="string">
            <text:p>v8187</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X1:.X10])+2" office:value-type="float" office:value="5" calcext:value-type="float">
            <text:p>5</text:p>
          </table:table-cell>
          <table:table-cell table:style-name="ce83" table:formula="of:=RAND()" office:value-type="float" office:value="0.643938899702168" calcext:value-type="float">
            <text:p>0,643938899702168</text:p>
          </table:table-cell>
          <table:table-cell table:formula="of:=RANK([.Z2];[.Z1:.Z10])+2" office:value-type="float" office:value="8" calcext:value-type="float">
            <text:p>8</text:p>
          </table:table-cell>
          <table:table-cell table:style-name="ce83" table:formula="of:=RAND()" office:value-type="float" office:value="0.549059727147298" calcext:value-type="float">
            <text:p>0,549059727147298</text:p>
          </table:table-cell>
          <table:table-cell table:number-columns-repeated="996"/>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8187" calcext:value-type="string">
            <text:p>v8187</text:p>
          </table:table-cell>
          <table:table-cell table:style-name="ce83"/>
          <table:table-cell table:formula="of:=RANK([.X3];[.X1:.X10])+2" office:value-type="float" office:value="8" calcext:value-type="float">
            <text:p>8</text:p>
          </table:table-cell>
          <table:table-cell table:style-name="ce83" table:formula="of:=RAND()" office:value-type="float" office:value="0.309590219425019" calcext:value-type="float">
            <text:p>0,309590219425019</text:p>
          </table:table-cell>
          <table:table-cell table:formula="of:=RANK([.Z3];[.Z1:.Z10])+2" office:value-type="float" office:value="7" calcext:value-type="float">
            <text:p>7</text:p>
          </table:table-cell>
          <table:table-cell table:style-name="ce83" table:formula="of:=RAND()" office:value-type="float" office:value="0.564694485404194" calcext:value-type="float">
            <text:p>0,564694485404194</text:p>
          </table:table-cell>
          <table:table-cell table:style-name="ce83" table:number-columns-repeated="996"/>
        </table:table-row>
        <table:table-row table:style-name="ro3">
          <table:table-cell table:style-name="ce4" table:formula="of:=[.W4]" office:value-type="float" office:value="9" calcext:value-type="float">
            <text:p>9</text:p>
          </table:table-cell>
          <table:table-cell table:style-name="ce7" office:value-type="string" calcext:value-type="string">
            <text:p>×</text:p>
          </table:table-cell>
          <table:table-cell table:style-name="ce183" table:formula="of:=[.Y4]" office:value-type="float" office:value="10" calcext:value-type="float">
            <text:p>10 =</text:p>
          </table:table-cell>
          <table:table-cell table:style-name="ce10"/>
          <table:table-cell table:style-name="ce90" table:formula="of:=IF(RANDBETWEEN(0;1);&quot;(-&quot;&amp;RANDBETWEEN(2;20)&amp;&quot;)&quot;;RANDBETWEEN(2;20))" office:value-type="float" office:value="17" calcext:value-type="float">
            <text:p>17</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7)" calcext:value-type="string">
            <text:p>(-7)</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12" calcext:value-type="float">
            <text:p>112</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9.6" calcext:value-type="float">
            <text:p>9,6</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4]*[.C4]" office:value-type="float" office:value="90" calcext:value-type="float">
            <text:p>90</text:p>
          </table:table-cell>
          <table:table-cell table:style-name="ce48" table:formula="of:=[.E4]+[.G4]" office:value-type="string" office:string-value="" calcext:value-type="error">
            <text:p>#VALEUR !</text:p>
          </table:table-cell>
          <table:table-cell table:style-name="ce106" table:formula="of:=[.K4]*[.I4]/100" office:value-type="float" office:value="33.6" calcext:value-type="float">
            <text:p>33,6</text:p>
          </table:table-cell>
          <table:table-cell table:style-name="ce57" table:formula="of:=[.M4]*[.O4]" office:value-type="float" office:value="96" calcext:value-type="float">
            <text:p>96</text:p>
          </table:table-cell>
          <table:table-cell/>
          <table:table-cell table:formula="of:=RANK([.X4];[.X1:.X10])+2" office:value-type="float" office:value="9" calcext:value-type="float">
            <text:p>9</text:p>
          </table:table-cell>
          <table:table-cell table:style-name="ce83" table:formula="of:=RAND()" office:value-type="float" office:value="0.28536239538884" calcext:value-type="float">
            <text:p>0,28536239538884</text:p>
          </table:table-cell>
          <table:table-cell table:formula="of:=RANK([.Z4];[.Z1:.Z10])+2" office:value-type="float" office:value="10" calcext:value-type="float">
            <text:p>10</text:p>
          </table:table-cell>
          <table:table-cell table:style-name="ce83" table:formula="of:=RAND()" office:value-type="float" office:value="0.248599868606802" calcext:value-type="float">
            <text:p>0,248599868606802</text:p>
          </table:table-cell>
          <table:table-cell table:number-columns-repeated="996"/>
        </table:table-row>
        <table:table-row table:style-name="ro3">
          <table:table-cell table:style-name="ce4" table:formula="of:=[.W5]" office:value-type="float" office:value="12" calcext:value-type="float">
            <text:p>12</text:p>
          </table:table-cell>
          <table:table-cell table:style-name="ce7" office:value-type="string" calcext:value-type="string">
            <text:p>×</text:p>
          </table:table-cell>
          <table:table-cell table:style-name="ce183" table:formula="of:=[.Y5]" office:value-type="float" office:value="3" calcext:value-type="float">
            <text:p>3 =</text:p>
          </table:table-cell>
          <table:table-cell table:style-name="ce10"/>
          <table:table-cell table:style-name="ce90" table:formula="of:=IF(RANDBETWEEN(0;1);&quot;(-&quot;&amp;RANDBETWEEN(2;20)&amp;&quot;)&quot;;RANDBETWEEN(2;20))" office:value-type="float" office:value="20" calcext:value-type="float">
            <text:p>20</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13)" calcext:value-type="string">
            <text:p>(-13)</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44" calcext:value-type="float">
            <text:p>144</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643.835" calcext:value-type="float">
            <text:p>643,835</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5]*[.C5]" office:value-type="float" office:value="36" calcext:value-type="float">
            <text:p>36</text:p>
          </table:table-cell>
          <table:table-cell table:style-name="ce48" table:formula="of:=[.E5]+[.G5]" office:value-type="string" office:string-value="" calcext:value-type="error">
            <text:p>#VALEUR !</text:p>
          </table:table-cell>
          <table:table-cell table:style-name="ce106" table:formula="of:=[.K5]*[.I5]/100" office:value-type="float" office:value="14.4" calcext:value-type="float">
            <text:p>14,4</text:p>
          </table:table-cell>
          <table:table-cell table:style-name="ce57" table:formula="of:=[.M5]*[.O5]" office:value-type="float" office:value="6438.35" calcext:value-type="float">
            <text:p>6438,35</text:p>
          </table:table-cell>
          <table:table-cell/>
          <table:table-cell table:formula="of:=RANK([.X5];[.X1:.X10])+2" office:value-type="float" office:value="12" calcext:value-type="float">
            <text:p>12</text:p>
          </table:table-cell>
          <table:table-cell table:style-name="ce83" table:formula="of:=RAND()" office:value-type="float" office:value="0.05359009663389" calcext:value-type="float">
            <text:p>0,05359009663389</text:p>
          </table:table-cell>
          <table:table-cell table:formula="of:=RANK([.Z5];[.Z1:.Z10])+2" office:value-type="float" office:value="3" calcext:value-type="float">
            <text:p>3</text:p>
          </table:table-cell>
          <table:table-cell table:style-name="ce83" table:formula="of:=RAND()" office:value-type="float" office:value="0.854642221350439" calcext:value-type="float">
            <text:p>0,854642221350439</text:p>
          </table:table-cell>
          <table:table-cell table:number-columns-repeated="996"/>
        </table:table-row>
        <table:table-row table:style-name="ro3">
          <table:table-cell table:style-name="ce39" table:formula="of:=IF([.R6]=&quot;diviseur&quot;;RANDBETWEEN(2;9);RANDBETWEEN(2;6)*[.D6])" office:value-type="float" office:value="7" calcext:value-type="float">
            <text:p>7</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6]=&quot;diviseur&quot;;[.A6]*RANDBETWEEN(2;11);RANDBETWEEN(2;25))" office:value-type="float" office:value="14" calcext:value-type="float">
            <text:p>14</text:p>
          </table:table-cell>
          <table:table-cell table:style-name="ce4" table:formula="of:=CHOOSE([.W6];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9" calcext:value-type="float">
            <text:p>9 :</text:p>
          </table:table-cell>
          <table:table-cell table:style-name="ce10"/>
          <table:table-cell table:style-name="ce129" table:formula="of:=[.W6]+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6];[$'Aide à la génération'.$A$2:$'Aide à la génération'.$A$11];[$'Aide à la génération'.$B$2:$'Aide à la génération'.$B$11])" office:value-type="string" office:string-value="8×4" calcext:value-type="string">
            <text:p>8×4</text:p>
          </table:table-cell>
          <table:table-cell table:style-name="ce57" table:formula="of:=&quot;mult &quot;&amp;[.K6]" office:value-type="string" office:string-value="mult 9" calcext:value-type="string">
            <text:p>mult 9</text:p>
          </table:table-cell>
          <table:table-cell table:style-name="ce57" table:formula="of:=[.M6]^2" office:value-type="float" office:value="324" calcext:value-type="float">
            <text:p>324</text:p>
          </table:table-cell>
          <table:table-cell/>
          <table:table-cell table:formula="of:=RANK([.X6];[.X1:.X10])+2" office:value-type="float" office:value="10" calcext:value-type="float">
            <text:p>10</text:p>
          </table:table-cell>
          <table:table-cell table:style-name="ce83" table:formula="of:=RAND()" office:value-type="float" office:value="0.216513615849869" calcext:value-type="float">
            <text:p>0,216513615849869</text:p>
          </table:table-cell>
          <table:table-cell table:formula="of:=RANK([.Z6];[.Z1:.Z10])+2" office:value-type="float" office:value="9" calcext:value-type="float">
            <text:p>9</text:p>
          </table:table-cell>
          <table:table-cell table:style-name="ce83" table:formula="of:=RAND()" office:value-type="float" office:value="0.493290406847388" calcext:value-type="float">
            <text:p>0,493290406847388</text:p>
          </table:table-cell>
          <table:table-cell table:number-columns-repeated="996"/>
        </table:table-row>
        <table:table-row table:style-name="ro3">
          <table:table-cell table:style-name="ce39" table:formula="of:=IF([.R7]=&quot;diviseur&quot;;RANDBETWEEN(2;9);RANDBETWEEN(2;6)*[.D7])" office:value-type="float" office:value="6" calcext:value-type="float">
            <text:p>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7]=&quot;diviseur&quot;;[.A7]*RANDBETWEEN(2;11);RANDBETWEEN(2;25))" office:value-type="float" office:value="36" calcext:value-type="float">
            <text:p>36</text:p>
          </table:table-cell>
          <table:table-cell table:style-name="ce4" table:formula="of:=CHOOSE([.W7];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7" calcext:value-type="float">
            <text:p>7 :</text:p>
          </table:table-cell>
          <table:table-cell table:style-name="ce10"/>
          <table:table-cell table:style-name="ce129" table:formula="of:=[.W7]+8" office:value-type="float" office:value="15" calcext:value-type="float">
            <text:p>15</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7];[$'Aide à la génération'.$A$2:$'Aide à la génération'.$A$11];[$'Aide à la génération'.$B$2:$'Aide à la génération'.$B$11])" office:value-type="string" office:string-value="7×6" calcext:value-type="string">
            <text:p>7×6</text:p>
          </table:table-cell>
          <table:table-cell table:style-name="ce57" table:formula="of:=&quot;mult &quot;&amp;[.K7]" office:value-type="string" office:string-value="mult 7" calcext:value-type="string">
            <text:p>mult 7</text:p>
          </table:table-cell>
          <table:table-cell table:style-name="ce57" table:formula="of:=[.M7]^2" office:value-type="float" office:value="225" calcext:value-type="float">
            <text:p>225</text:p>
          </table:table-cell>
          <table:table-cell/>
          <table:table-cell table:formula="of:=RANK([.X7];[.X1:.X10])+2" office:value-type="float" office:value="7" calcext:value-type="float">
            <text:p>7</text:p>
          </table:table-cell>
          <table:table-cell table:style-name="ce83" table:formula="of:=RAND()" office:value-type="float" office:value="0.426090997662848" calcext:value-type="float">
            <text:p>0,426090997662848</text:p>
          </table:table-cell>
          <table:table-cell table:formula="of:=RANK([.Z7];[.Z1:.Z10])+2" office:value-type="float" office:value="12" calcext:value-type="float">
            <text:p>12</text:p>
          </table:table-cell>
          <table:table-cell table:style-name="ce83" table:formula="of:=RAND()" office:value-type="float" office:value="0.0244260043576536" calcext:value-type="float">
            <text:p>0,0244260043576536</text:p>
          </table:table-cell>
          <table:table-cell table:number-columns-repeated="996"/>
        </table:table-row>
        <table:table-row table:style-name="ro3">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183" table:formula="of:=ROUND(RAND()*50;RANDBETWEEN(0;1))" office:value-type="float" office:value="2" calcext:value-type="float">
            <text:p>2 =</text:p>
          </table:table-cell>
          <table:table-cell table:style-name="ce10"/>
          <table:table-cell table:style-name="ce50" table:formula="of:=IF(RANDBETWEEN(0;1);&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50;RANDBETWEEN(0;1))" office:value-type="float" office:value="41.8" calcext:value-type="float">
            <text:p>41,8</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96" calcext:value-type="float">
            <text:p>96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30" calcext:value-type="float">
            <text:p>30 :</text:p>
          </table:table-cell>
          <table:table-cell table:style-name="ce10"/>
          <table:table-cell/>
          <table:table-cell table:style-name="ce106" table:formula="of:=[.C8]/IF([.A8]=&quot;50 %&quot;;2;10)" office:value-type="float" office:value="0.2" calcext:value-type="float">
            <text:p>,2</text:p>
          </table:table-cell>
          <table:table-cell table:style-name="ce48" table:formula="of:=[.G8]/IF([.E8]=&quot;50 %&quot;;2;10)" office:value-type="float" office:value="20.9" calcext:value-type="float">
            <text:p>20,9</text:p>
          </table:table-cell>
          <table:table-cell table:style-name="ce57" table:formula="of:=&quot;div &quot;&amp;[.K8]" office:value-type="string" office:string-value="div 96" calcext:value-type="string">
            <text:p>div 96</text:p>
          </table:table-cell>
          <table:table-cell table:style-name="ce57" table:formula="of:=&quot;div &quot;&amp;[.O8]" office:value-type="string" office:string-value="div 30" calcext:value-type="string">
            <text:p>div 30</text:p>
          </table:table-cell>
          <table:table-cell/>
          <table:table-cell table:formula="of:=RANK([.X8];[.X1:.X10])+2" office:value-type="float" office:value="11" calcext:value-type="float">
            <text:p>11</text:p>
          </table:table-cell>
          <table:table-cell table:style-name="ce83" table:formula="of:=RAND()" office:value-type="float" office:value="0.213705262383564" calcext:value-type="float">
            <text:p>0,213705262383564</text:p>
          </table:table-cell>
          <table:table-cell table:formula="of:=RANK([.Z8];[.Z1:.Z10])+2" office:value-type="float" office:value="4" calcext:value-type="float">
            <text:p>4</text:p>
          </table:table-cell>
          <table:table-cell table:style-name="ce83" table:formula="of:=RAND()" office:value-type="float" office:value="0.798712830746483" calcext:value-type="float">
            <text:p>0,798712830746483</text:p>
          </table:table-cell>
          <table:table-cell table:number-columns-repeated="996"/>
        </table:table-row>
        <table:table-row table:style-name="ro2">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4" calcext:value-type="float">
            <text:p>4</text:p>
          </table:table-cell>
          <table:table-cell table:style-name="ce83" table:formula="of:=RAND()" office:value-type="float" office:value="0.68392698771803" calcext:value-type="float">
            <text:p>0,68392698771803</text:p>
          </table:table-cell>
          <table:table-cell table:formula="of:=RANK([.Z9];[.Z1:.Z10])+2" office:value-type="float" office:value="11" calcext:value-type="float">
            <text:p>11</text:p>
          </table:table-cell>
          <table:table-cell table:style-name="ce83" table:formula="of:=RAND()" office:value-type="float" office:value="0.206086476383991" calcext:value-type="float">
            <text:p>0,206086476383991</text:p>
          </table:table-cell>
          <table:table-cell table:number-columns-repeated="996"/>
        </table:table-row>
        <table:table-row table:style-name="ro4">
          <table:table-cell table:number-columns-repeated="22"/>
          <table:table-cell table:formula="of:=RANK([.X10];[.X1:.X10])+2" office:value-type="float" office:value="3" calcext:value-type="float">
            <text:p>3</text:p>
          </table:table-cell>
          <table:table-cell table:style-name="ce83" table:formula="of:=RAND()" office:value-type="float" office:value="0.826785884381938" calcext:value-type="float">
            <text:p>0,826785884381938</text:p>
          </table:table-cell>
          <table:table-cell table:formula="of:=RANK([.Z10];[.Z1:.Z10])+2" office:value-type="float" office:value="5" calcext:value-type="float">
            <text:p>5</text:p>
          </table:table-cell>
          <table:table-cell table:style-name="ce83" table:formula="of:=RAND()" office:value-type="float" office:value="0.682165764411136" calcext:value-type="float">
            <text:p>0,682165764411136</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12" calcext:value-type="float">
            <text:p>12</text:p>
          </table:table-cell>
          <table:table-cell table:style-name="ce83" table:formula="of:=RAND()" office:value-type="float" office:value="0.053074542118935" calcext:value-type="float">
            <text:p>0,053074542118935</text:p>
          </table:table-cell>
          <table:table-cell table:formula="of:=RANK([.Z12];[.Z12:.Z21])+2" office:value-type="float" office:value="12" calcext:value-type="float">
            <text:p>12</text:p>
          </table:table-cell>
          <table:table-cell table:style-name="ce83" table:formula="of:=RAND()" office:value-type="float" office:value="0.047222874289533" calcext:value-type="float">
            <text:p>0,047222874289533</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8187" calcext:value-type="string">
            <text:p>v8187</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13];[.X12:.X21])+2" office:value-type="float" office:value="6" calcext:value-type="float">
            <text:p>6</text:p>
          </table:table-cell>
          <table:table-cell table:style-name="ce83" table:formula="of:=RAND()" office:value-type="float" office:value="0.885672329014333" calcext:value-type="float">
            <text:p>0,885672329014333</text:p>
          </table:table-cell>
          <table:table-cell table:formula="of:=RANK([.Z13];[.Z12:.Z21])+2" office:value-type="float" office:value="9" calcext:value-type="float">
            <text:p>9</text:p>
          </table:table-cell>
          <table:table-cell table:style-name="ce83" table:formula="of:=RAND()" office:value-type="float" office:value="0.474178836790076" calcext:value-type="float">
            <text:p>0,474178836790076</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8187" calcext:value-type="string">
            <text:p>v8187</text:p>
          </table:table-cell>
          <table:table-cell table:style-name="ce83"/>
          <table:table-cell table:formula="of:=RANK([.X14];[.X12:.X21])+2" office:value-type="float" office:value="8" calcext:value-type="float">
            <text:p>8</text:p>
          </table:table-cell>
          <table:table-cell table:style-name="ce83" table:formula="of:=RAND()" office:value-type="float" office:value="0.479510090671171" calcext:value-type="float">
            <text:p>0,479510090671171</text:p>
          </table:table-cell>
          <table:table-cell table:formula="of:=RANK([.Z14];[.Z12:.Z21])+2" office:value-type="float" office:value="10" calcext:value-type="float">
            <text:p>10</text:p>
          </table:table-cell>
          <table:table-cell table:style-name="ce83" table:formula="of:=RAND()" office:value-type="float" office:value="0.410440448060104" calcext:value-type="float">
            <text:p>0,410440448060104</text:p>
          </table:table-cell>
          <table:table-cell table:number-columns-repeated="996"/>
        </table:table-row>
        <table:table-row table:style-name="ro3">
          <table:table-cell table:style-name="ce4" table:formula="of:=[.W15]" office:value-type="float" office:value="7" calcext:value-type="float">
            <text:p>7</text:p>
          </table:table-cell>
          <table:table-cell table:style-name="ce7" office:value-type="string" calcext:value-type="string">
            <text:p>×</text:p>
          </table:table-cell>
          <table:table-cell table:style-name="ce183" table:formula="of:=[.Y15]" office:value-type="float" office:value="4" calcext:value-type="float">
            <text:p>4 =</text:p>
          </table:table-cell>
          <table:table-cell table:style-name="ce10"/>
          <table:table-cell table:style-name="ce90" table:formula="of:=IF(RANDBETWEEN(0;1);&quot;(-&quot;&amp;RANDBETWEEN(2;20)&amp;&quot;)&quot;;RANDBETWEEN(2;20))" office:value-type="string" office:string-value="(-2)" calcext:value-type="string">
            <text:p>(-2)</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19)" calcext:value-type="string">
            <text:p>(-19)</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60" calcext:value-type="float">
            <text:p>60</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4.37" calcext:value-type="float">
            <text:p>4,37</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C15]" office:value-type="float" office:value="28" calcext:value-type="float">
            <text:p>28</text:p>
          </table:table-cell>
          <table:table-cell table:style-name="ce48" table:formula="of:=[.E15]+[.G15]" office:value-type="string" office:string-value="" calcext:value-type="error">
            <text:p>#VALEUR !</text:p>
          </table:table-cell>
          <table:table-cell table:style-name="ce106" table:formula="of:=[.K15]*[.I15]/100" office:value-type="float" office:value="24" calcext:value-type="float">
            <text:p>24</text:p>
          </table:table-cell>
          <table:table-cell table:style-name="ce57" table:formula="of:=[.M15]*[.O15]" office:value-type="float" office:value="4370" calcext:value-type="float">
            <text:p>4370</text:p>
          </table:table-cell>
          <table:table-cell/>
          <table:table-cell table:formula="of:=RANK([.X15];[.X12:.X21])+2" office:value-type="float" office:value="7" calcext:value-type="float">
            <text:p>7</text:p>
          </table:table-cell>
          <table:table-cell table:style-name="ce83" table:formula="of:=RAND()" office:value-type="float" office:value="0.796262370791269" calcext:value-type="float">
            <text:p>0,796262370791269</text:p>
          </table:table-cell>
          <table:table-cell table:formula="of:=RANK([.Z15];[.Z12:.Z21])+2" office:value-type="float" office:value="4" calcext:value-type="float">
            <text:p>4</text:p>
          </table:table-cell>
          <table:table-cell table:style-name="ce83" table:formula="of:=RAND()" office:value-type="float" office:value="0.639072272039619" calcext:value-type="float">
            <text:p>0,639072272039619</text:p>
          </table:table-cell>
          <table:table-cell table:number-columns-repeated="996"/>
        </table:table-row>
        <table:table-row table:style-name="ro3">
          <table:table-cell table:style-name="ce4" table:formula="of:=[.W16]" office:value-type="float" office:value="3" calcext:value-type="float">
            <text:p>3</text:p>
          </table:table-cell>
          <table:table-cell table:style-name="ce7" office:value-type="string" calcext:value-type="string">
            <text:p>×</text:p>
          </table:table-cell>
          <table:table-cell table:style-name="ce183" table:formula="of:=[.Y16]" office:value-type="float" office:value="11" calcext:value-type="float">
            <text:p>11 =</text:p>
          </table:table-cell>
          <table:table-cell table:style-name="ce10"/>
          <table:table-cell table:style-name="ce90" table:formula="of:=IF(RANDBETWEEN(0;1);&quot;(-&quot;&amp;RANDBETWEEN(2;20)&amp;&quot;)&quot;;RANDBETWEEN(2;20))" office:value-type="float" office:value="7" calcext:value-type="float">
            <text:p>7</text:p>
          </table:table-cell>
          <table:table-cell table:style-name="ce40" office:value-type="string" calcext:value-type="string">
            <text:p>+</text:p>
          </table:table-cell>
          <table:table-cell table:style-name="ce119" table:formula="of:=IF(RANDBETWEEN(0;1);&quot;(-&quot;&amp;RANDBETWEEN(2;20)&amp;&quot;)&quot;;RANDBETWEEN(2;20))" office:value-type="float" office:value="15" calcext:value-type="float">
            <text:p>15</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48" calcext:value-type="float">
            <text:p>148</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93.53" calcext:value-type="float">
            <text:p>93,53</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16]*[.C16]" office:value-type="float" office:value="33" calcext:value-type="float">
            <text:p>33</text:p>
          </table:table-cell>
          <table:table-cell table:style-name="ce48" table:formula="of:=[.E16]+[.G16]" office:value-type="float" office:value="22" calcext:value-type="float">
            <text:p>22</text:p>
          </table:table-cell>
          <table:table-cell table:style-name="ce106" table:formula="of:=[.K16]*[.I16]/100" office:value-type="float" office:value="59.2" calcext:value-type="float">
            <text:p>59,2</text:p>
          </table:table-cell>
          <table:table-cell table:style-name="ce57" table:formula="of:=[.M16]*[.O16]" office:value-type="float" office:value="935.3" calcext:value-type="float">
            <text:p>935,3</text:p>
          </table:table-cell>
          <table:table-cell/>
          <table:table-cell table:formula="of:=RANK([.X16];[.X12:.X21])+2" office:value-type="float" office:value="3" calcext:value-type="float">
            <text:p>3</text:p>
          </table:table-cell>
          <table:table-cell table:style-name="ce83" table:formula="of:=RAND()" office:value-type="float" office:value="0.952416834345825" calcext:value-type="float">
            <text:p>0,952416834345825</text:p>
          </table:table-cell>
          <table:table-cell table:formula="of:=RANK([.Z16];[.Z12:.Z21])+2" office:value-type="float" office:value="11" calcext:value-type="float">
            <text:p>11</text:p>
          </table:table-cell>
          <table:table-cell table:style-name="ce83" table:formula="of:=RAND()" office:value-type="float" office:value="0.146956428478274" calcext:value-type="float">
            <text:p>0,146956428478274</text:p>
          </table:table-cell>
          <table:table-cell table:number-columns-repeated="996"/>
        </table:table-row>
        <table:table-row table:style-name="ro3">
          <table:table-cell table:style-name="ce39" table:formula="of:=IF([.R17]=&quot;diviseur&quot;;RANDBETWEEN(2;9);RANDBETWEEN(2;6)*[.D17])" office:value-type="float" office:value="80" calcext:value-type="float">
            <text:p>8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17]=&quot;diviseur&quot;;[.A17]*RANDBETWEEN(2;11);RANDBETWEEN(2;25))" office:value-type="float" office:value="20" calcext:value-type="float">
            <text:p>20</text:p>
          </table:table-cell>
          <table:table-cell table:style-name="ce4" table:formula="of:=CHOOSE([.W17];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5" calcext:value-type="float">
            <text:p>15 :</text:p>
          </table:table-cell>
          <table:table-cell table:style-name="ce10"/>
          <table:table-cell table:style-name="ce129" table:formula="of:=[.W17]+8" office:value-type="float" office:value="18" calcext:value-type="float">
            <text:p>1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multiple" calcext:value-type="string">
            <text:p>multiple</text:p>
          </table:table-cell>
          <table:table-cell table:style-name="ce27" table:formula="of:=LOOKUP([.E17];[$'Aide à la génération'.$A$2:$'Aide à la génération'.$A$11];[$'Aide à la génération'.$B$2:$'Aide à la génération'.$B$11])" office:value-type="string" office:string-value="8×4" calcext:value-type="string">
            <text:p>8×4</text:p>
          </table:table-cell>
          <table:table-cell table:style-name="ce57" table:formula="of:=&quot;mult &quot;&amp;[.K17]" office:value-type="string" office:string-value="mult 15" calcext:value-type="string">
            <text:p>mult 15</text:p>
          </table:table-cell>
          <table:table-cell table:style-name="ce57" table:formula="of:=[.M17]^2" office:value-type="float" office:value="324" calcext:value-type="float">
            <text:p>324</text:p>
          </table:table-cell>
          <table:table-cell/>
          <table:table-cell table:formula="of:=RANK([.X17];[.X12:.X21])+2" office:value-type="float" office:value="10" calcext:value-type="float">
            <text:p>10</text:p>
          </table:table-cell>
          <table:table-cell table:style-name="ce83" table:formula="of:=RAND()" office:value-type="float" office:value="0.323304400661255" calcext:value-type="float">
            <text:p>0,323304400661255</text:p>
          </table:table-cell>
          <table:table-cell table:formula="of:=RANK([.Z17];[.Z12:.Z21])+2" office:value-type="float" office:value="3" calcext:value-type="float">
            <text:p>3</text:p>
          </table:table-cell>
          <table:table-cell table:style-name="ce83" table:formula="of:=RAND()" office:value-type="float" office:value="0.999307611221713" calcext:value-type="float">
            <text:p>0,999307611221713</text:p>
          </table:table-cell>
          <table:table-cell table:number-columns-repeated="996"/>
        </table:table-row>
        <table:table-row table:style-name="ro3">
          <table:table-cell table:style-name="ce39" table:formula="of:=IF([.R18]=&quot;diviseur&quot;;RANDBETWEEN(2;9);RANDBETWEEN(2;6)*[.D18])" office:value-type="float" office:value="6" calcext:value-type="float">
            <text:p>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18]=&quot;diviseur&quot;;[.A18]*RANDBETWEEN(2;11);RANDBETWEEN(2;25))" office:value-type="float" office:value="54" calcext:value-type="float">
            <text:p>54</text:p>
          </table:table-cell>
          <table:table-cell table:style-name="ce4" table:formula="of:=CHOOSE([.W18];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8" calcext:value-type="float">
            <text:p>18 :</text:p>
          </table:table-cell>
          <table:table-cell table:style-name="ce10"/>
          <table:table-cell table:style-name="ce129" table:formula="of:=[.W18]+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18];[$'Aide à la génération'.$A$2:$'Aide à la génération'.$A$11];[$'Aide à la génération'.$B$2:$'Aide à la génération'.$B$11])" office:value-type="string" office:string-value="8×8" calcext:value-type="string">
            <text:p>8×8</text:p>
          </table:table-cell>
          <table:table-cell table:style-name="ce57" table:formula="of:=&quot;mult &quot;&amp;[.K18]" office:value-type="string" office:string-value="mult 18" calcext:value-type="string">
            <text:p>mult 18</text:p>
          </table:table-cell>
          <table:table-cell table:style-name="ce57" table:formula="of:=[.M18]^2" office:value-type="float" office:value="169" calcext:value-type="float">
            <text:p>169</text:p>
          </table:table-cell>
          <table:table-cell/>
          <table:table-cell table:formula="of:=RANK([.X18];[.X12:.X21])+2" office:value-type="float" office:value="5" calcext:value-type="float">
            <text:p>5</text:p>
          </table:table-cell>
          <table:table-cell table:style-name="ce83" table:formula="of:=RAND()" office:value-type="float" office:value="0.941152587245021" calcext:value-type="float">
            <text:p>0,941152587245021</text:p>
          </table:table-cell>
          <table:table-cell table:formula="of:=RANK([.Z18];[.Z12:.Z21])+2" office:value-type="float" office:value="8" calcext:value-type="float">
            <text:p>8</text:p>
          </table:table-cell>
          <table:table-cell table:style-name="ce83" table:formula="of:=RAND()" office:value-type="float" office:value="0.516171521910484" calcext:value-type="float">
            <text:p>0,516171521910484</text:p>
          </table:table-cell>
          <table:table-cell table:number-columns-repeated="996"/>
        </table:table-row>
        <table:table-row table:style-name="ro3">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183" table:formula="of:=ROUND(RAND()*50;RANDBETWEEN(0;1))" office:value-type="float" office:value="49" calcext:value-type="float">
            <text:p>49 =</text:p>
          </table:table-cell>
          <table:table-cell table:style-name="ce10"/>
          <table:table-cell table:style-name="ce50" table:formula="of:=IF(RANDBETWEEN(0;1);&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50;RANDBETWEEN(0;1))" office:value-type="float" office:value="17" calcext:value-type="float">
            <text:p>17</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126" calcext:value-type="float">
            <text:p>126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90" calcext:value-type="float">
            <text:p>90 :</text:p>
          </table:table-cell>
          <table:table-cell table:style-name="ce10"/>
          <table:table-cell/>
          <table:table-cell table:style-name="ce106" table:formula="of:=[.C19]/IF([.A19]=&quot;50 %&quot;;2;10)" office:value-type="float" office:value="4.9" calcext:value-type="float">
            <text:p>4,9</text:p>
          </table:table-cell>
          <table:table-cell table:style-name="ce48" table:formula="of:=[.G19]/IF([.E19]=&quot;50 %&quot;;2;10)" office:value-type="float" office:value="8.5" calcext:value-type="float">
            <text:p>8,5</text:p>
          </table:table-cell>
          <table:table-cell table:style-name="ce57" table:formula="of:=&quot;div &quot;&amp;[.K19]" office:value-type="string" office:string-value="div 126" calcext:value-type="string">
            <text:p>div 126</text:p>
          </table:table-cell>
          <table:table-cell table:style-name="ce57" table:formula="of:=&quot;div &quot;&amp;[.O19]" office:value-type="string" office:string-value="div 90" calcext:value-type="string">
            <text:p>div 90</text:p>
          </table:table-cell>
          <table:table-cell/>
          <table:table-cell table:formula="of:=RANK([.X19];[.X12:.X21])+2" office:value-type="float" office:value="4" calcext:value-type="float">
            <text:p>4</text:p>
          </table:table-cell>
          <table:table-cell table:style-name="ce83" table:formula="of:=RAND()" office:value-type="float" office:value="0.942299402316202" calcext:value-type="float">
            <text:p>0,942299402316202</text:p>
          </table:table-cell>
          <table:table-cell table:formula="of:=RANK([.Z19];[.Z12:.Z21])+2" office:value-type="float" office:value="5" calcext:value-type="float">
            <text:p>5</text:p>
          </table:table-cell>
          <table:table-cell table:style-name="ce83" table:formula="of:=RAND()" office:value-type="float" office:value="0.608756160914453" calcext:value-type="float">
            <text:p>0,608756160914453</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1" calcext:value-type="float">
            <text:p>11</text:p>
          </table:table-cell>
          <table:table-cell table:style-name="ce83" table:formula="of:=RAND()" office:value-type="float" office:value="0.238130635246982" calcext:value-type="float">
            <text:p>0,238130635246982</text:p>
          </table:table-cell>
          <table:table-cell table:formula="of:=RANK([.Z20];[.Z12:.Z21])+2" office:value-type="float" office:value="7" calcext:value-type="float">
            <text:p>7</text:p>
          </table:table-cell>
          <table:table-cell table:style-name="ce83" table:formula="of:=RAND()" office:value-type="float" office:value="0.579645188398228" calcext:value-type="float">
            <text:p>0,579645188398228</text:p>
          </table:table-cell>
          <table:table-cell table:number-columns-repeated="996"/>
        </table:table-row>
        <table:table-row table:style-name="ro4">
          <table:table-cell table:number-columns-repeated="22"/>
          <table:table-cell table:formula="of:=RANK([.X21];[.X12:.X21])+2" office:value-type="float" office:value="9" calcext:value-type="float">
            <text:p>9</text:p>
          </table:table-cell>
          <table:table-cell table:style-name="ce83" table:formula="of:=RAND()" office:value-type="float" office:value="0.327683162239898" calcext:value-type="float">
            <text:p>0,327683162239898</text:p>
          </table:table-cell>
          <table:table-cell table:formula="of:=RANK([.Z21];[.Z12:.Z21])+2" office:value-type="float" office:value="6" calcext:value-type="float">
            <text:p>6</text:p>
          </table:table-cell>
          <table:table-cell table:style-name="ce83" table:formula="of:=RAND()" office:value-type="float" office:value="0.58871347842399" calcext:value-type="float">
            <text:p>0,58871347842399</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4" calcext:value-type="float">
            <text:p>4</text:p>
          </table:table-cell>
          <table:table-cell table:style-name="ce83" table:formula="of:=RAND()" office:value-type="float" office:value="0.866202202049062" calcext:value-type="float">
            <text:p>0,866202202049062</text:p>
          </table:table-cell>
          <table:table-cell table:formula="of:=RANK([.Z23];[.Z23:.Z32])+2" office:value-type="float" office:value="7" calcext:value-type="float">
            <text:p>7</text:p>
          </table:table-cell>
          <table:table-cell table:style-name="ce83" table:formula="of:=RAND()" office:value-type="float" office:value="0.511602420673348" calcext:value-type="float">
            <text:p>0,511602420673348</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8187" calcext:value-type="string">
            <text:p>v8187</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24];[.X23:.X32])+2" office:value-type="float" office:value="6" calcext:value-type="float">
            <text:p>6</text:p>
          </table:table-cell>
          <table:table-cell table:style-name="ce83" table:formula="of:=RAND()" office:value-type="float" office:value="0.656217675748038" calcext:value-type="float">
            <text:p>0,656217675748038</text:p>
          </table:table-cell>
          <table:table-cell table:formula="of:=RANK([.Z24];[.Z23:.Z32])+2" office:value-type="float" office:value="6" calcext:value-type="float">
            <text:p>6</text:p>
          </table:table-cell>
          <table:table-cell table:style-name="ce83" table:formula="of:=RAND()" office:value-type="float" office:value="0.713293338169846" calcext:value-type="float">
            <text:p>0,713293338169846</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8187" calcext:value-type="string">
            <text:p>v8187</text:p>
          </table:table-cell>
          <table:table-cell table:style-name="ce83"/>
          <table:table-cell table:formula="of:=RANK([.X25];[.X23:.X32])+2" office:value-type="float" office:value="7" calcext:value-type="float">
            <text:p>7</text:p>
          </table:table-cell>
          <table:table-cell table:style-name="ce83" table:formula="of:=RAND()" office:value-type="float" office:value="0.491460208198847" calcext:value-type="float">
            <text:p>0,491460208198847</text:p>
          </table:table-cell>
          <table:table-cell table:formula="of:=RANK([.Z25];[.Z23:.Z32])+2" office:value-type="float" office:value="12" calcext:value-type="float">
            <text:p>12</text:p>
          </table:table-cell>
          <table:table-cell table:style-name="ce83" table:formula="of:=RAND()" office:value-type="float" office:value="0.116903820852247" calcext:value-type="float">
            <text:p>0,116903820852247</text:p>
          </table:table-cell>
          <table:table-cell table:number-columns-repeated="996"/>
        </table:table-row>
        <table:table-row table:style-name="ro3">
          <table:table-cell table:style-name="ce4" table:formula="of:=[.W26]" office:value-type="float" office:value="8" calcext:value-type="float">
            <text:p>8</text:p>
          </table:table-cell>
          <table:table-cell table:style-name="ce7" office:value-type="string" calcext:value-type="string">
            <text:p>×</text:p>
          </table:table-cell>
          <table:table-cell table:style-name="ce183" table:formula="of:=[.Y26]" office:value-type="float" office:value="9" calcext:value-type="float">
            <text:p>9 =</text:p>
          </table:table-cell>
          <table:table-cell table:style-name="ce10"/>
          <table:table-cell table:style-name="ce90" table:formula="of:=IF(RANDBETWEEN(0;1);&quot;(-&quot;&amp;RANDBETWEEN(2;20)&amp;&quot;)&quot;;RANDBETWEEN(2;20))" office:value-type="string" office:string-value="(-15)" calcext:value-type="string">
            <text:p>(-15)</text:p>
          </table:table-cell>
          <table:table-cell table:style-name="ce40" office:value-type="string" calcext:value-type="string">
            <text:p>+</text:p>
          </table:table-cell>
          <table:table-cell table:style-name="ce119" table:formula="of:=IF(RANDBETWEEN(0;1);&quot;(-&quot;&amp;RANDBETWEEN(2;20)&amp;&quot;)&quot;;RANDBETWEEN(2;20))" office:value-type="float" office:value="10" calcext:value-type="float">
            <text:p>10</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92" calcext:value-type="float">
            <text:p>192</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146.956" calcext:value-type="float">
            <text:p>146,956</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26]*[.C26]" office:value-type="float" office:value="72" calcext:value-type="float">
            <text:p>72</text:p>
          </table:table-cell>
          <table:table-cell table:style-name="ce48" table:formula="of:=[.E26]+[.G26]" office:value-type="string" office:string-value="" calcext:value-type="error">
            <text:p>#VALEUR !</text:p>
          </table:table-cell>
          <table:table-cell table:style-name="ce106" table:formula="of:=[.K26]*[.I26]/100" office:value-type="float" office:value="57.6" calcext:value-type="float">
            <text:p>57,6</text:p>
          </table:table-cell>
          <table:table-cell table:style-name="ce57" table:formula="of:=[.M26]*[.O26]" office:value-type="float" office:value="1469.56" calcext:value-type="float">
            <text:p>1469,56</text:p>
          </table:table-cell>
          <table:table-cell/>
          <table:table-cell table:formula="of:=RANK([.X26];[.X23:.X32])+2" office:value-type="float" office:value="8" calcext:value-type="float">
            <text:p>8</text:p>
          </table:table-cell>
          <table:table-cell table:style-name="ce83" table:formula="of:=RAND()" office:value-type="float" office:value="0.39956323065033" calcext:value-type="float">
            <text:p>0,39956323065033</text:p>
          </table:table-cell>
          <table:table-cell table:formula="of:=RANK([.Z26];[.Z23:.Z32])+2" office:value-type="float" office:value="9" calcext:value-type="float">
            <text:p>9</text:p>
          </table:table-cell>
          <table:table-cell table:style-name="ce83" table:formula="of:=RAND()" office:value-type="float" office:value="0.311571728176184" calcext:value-type="float">
            <text:p>0,311571728176184</text:p>
          </table:table-cell>
          <table:table-cell table:number-columns-repeated="996"/>
        </table:table-row>
        <table:table-row table:style-name="ro3">
          <table:table-cell table:style-name="ce4" table:formula="of:=[.W27]" office:value-type="float" office:value="12" calcext:value-type="float">
            <text:p>12</text:p>
          </table:table-cell>
          <table:table-cell table:style-name="ce7" office:value-type="string" calcext:value-type="string">
            <text:p>×</text:p>
          </table:table-cell>
          <table:table-cell table:style-name="ce183" table:formula="of:=[.Y27]" office:value-type="float" office:value="5" calcext:value-type="float">
            <text:p>5 =</text:p>
          </table:table-cell>
          <table:table-cell table:style-name="ce10"/>
          <table:table-cell table:style-name="ce90" table:formula="of:=IF(RANDBETWEEN(0;1);&quot;(-&quot;&amp;RANDBETWEEN(2;20)&amp;&quot;)&quot;;RANDBETWEEN(2;20))" office:value-type="string" office:string-value="(-16)" calcext:value-type="string">
            <text:p>(-16)</text:p>
          </table:table-cell>
          <table:table-cell table:style-name="ce40" office:value-type="string" calcext:value-type="string">
            <text:p>+</text:p>
          </table:table-cell>
          <table:table-cell table:style-name="ce119" table:formula="of:=IF(RANDBETWEEN(0;1);&quot;(-&quot;&amp;RANDBETWEEN(2;20)&amp;&quot;)&quot;;RANDBETWEEN(2;20))" office:value-type="float" office:value="17" calcext:value-type="float">
            <text:p>17</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04" calcext:value-type="float">
            <text:p>304</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9.05" calcext:value-type="float">
            <text:p>9,05</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27]*[.C27]" office:value-type="float" office:value="60" calcext:value-type="float">
            <text:p>60</text:p>
          </table:table-cell>
          <table:table-cell table:style-name="ce48" table:formula="of:=[.E27]+[.G27]" office:value-type="string" office:string-value="" calcext:value-type="error">
            <text:p>#VALEUR !</text:p>
          </table:table-cell>
          <table:table-cell table:style-name="ce106" table:formula="of:=[.K27]*[.I27]/100" office:value-type="float" office:value="60.8" calcext:value-type="float">
            <text:p>60,8</text:p>
          </table:table-cell>
          <table:table-cell table:style-name="ce57" table:formula="of:=[.M27]*[.O27]" office:value-type="float" office:value="9050" calcext:value-type="float">
            <text:p>9050</text:p>
          </table:table-cell>
          <table:table-cell/>
          <table:table-cell table:formula="of:=RANK([.X27];[.X23:.X32])+2" office:value-type="float" office:value="12" calcext:value-type="float">
            <text:p>12</text:p>
          </table:table-cell>
          <table:table-cell table:style-name="ce83" table:formula="of:=RAND()" office:value-type="float" office:value="0.0344549486104132" calcext:value-type="float">
            <text:p>0,0344549486104132</text:p>
          </table:table-cell>
          <table:table-cell table:formula="of:=RANK([.Z27];[.Z23:.Z32])+2" office:value-type="float" office:value="5" calcext:value-type="float">
            <text:p>5</text:p>
          </table:table-cell>
          <table:table-cell table:style-name="ce83" table:formula="of:=RAND()" office:value-type="float" office:value="0.723458873996608" calcext:value-type="float">
            <text:p>0,723458873996608</text:p>
          </table:table-cell>
          <table:table-cell table:number-columns-repeated="996"/>
        </table:table-row>
        <table:table-row table:style-name="ro3">
          <table:table-cell table:style-name="ce39" table:formula="of:=IF([.R28]=&quot;diviseur&quot;;RANDBETWEEN(2;9);RANDBETWEEN(2;6)*[.D28])" office:value-type="float" office:value="3" calcext:value-type="float">
            <text:p>3</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28]=&quot;diviseur&quot;;[.A28]*RANDBETWEEN(2;11);RANDBETWEEN(2;25))" office:value-type="float" office:value="9" calcext:value-type="float">
            <text:p>9</text:p>
          </table:table-cell>
          <table:table-cell table:style-name="ce4" table:formula="of:=CHOOSE([.W28];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4" calcext:value-type="float">
            <text:p>14 :</text:p>
          </table:table-cell>
          <table:table-cell table:style-name="ce10"/>
          <table:table-cell table:style-name="ce129" table:formula="of:=[.W28]+8"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28];[$'Aide à la génération'.$A$2:$'Aide à la génération'.$A$11];[$'Aide à la génération'.$B$2:$'Aide à la génération'.$B$11])" office:value-type="string" office:string-value="9×6" calcext:value-type="string">
            <text:p>9×6</text:p>
          </table:table-cell>
          <table:table-cell table:style-name="ce57" table:formula="of:=&quot;mult &quot;&amp;[.K28]" office:value-type="string" office:string-value="mult 14" calcext:value-type="string">
            <text:p>mult 14</text:p>
          </table:table-cell>
          <table:table-cell table:style-name="ce57" table:formula="of:=[.M28]^2" office:value-type="float" office:value="289" calcext:value-type="float">
            <text:p>289</text:p>
          </table:table-cell>
          <table:table-cell/>
          <table:table-cell table:formula="of:=RANK([.X28];[.X23:.X32])+2" office:value-type="float" office:value="9" calcext:value-type="float">
            <text:p>9</text:p>
          </table:table-cell>
          <table:table-cell table:style-name="ce83" table:formula="of:=RAND()" office:value-type="float" office:value="0.267163054917378" calcext:value-type="float">
            <text:p>0,267163054917378</text:p>
          </table:table-cell>
          <table:table-cell table:formula="of:=RANK([.Z28];[.Z23:.Z32])+2" office:value-type="float" office:value="3" calcext:value-type="float">
            <text:p>3</text:p>
          </table:table-cell>
          <table:table-cell table:style-name="ce83" table:formula="of:=RAND()" office:value-type="float" office:value="0.925907450151322" calcext:value-type="float">
            <text:p>0,925907450151322</text:p>
          </table:table-cell>
          <table:table-cell table:number-columns-repeated="996"/>
        </table:table-row>
        <table:table-row table:style-name="ro3">
          <table:table-cell table:style-name="ce39" table:formula="of:=IF([.R29]=&quot;diviseur&quot;;RANDBETWEEN(2;9);RANDBETWEEN(2;6)*[.D29])" office:value-type="float" office:value="60" calcext:value-type="float">
            <text:p>60</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29]=&quot;diviseur&quot;;[.A29]*RANDBETWEEN(2;11);RANDBETWEEN(2;25))" office:value-type="float" office:value="20" calcext:value-type="float">
            <text:p>20</text:p>
          </table:table-cell>
          <table:table-cell table:style-name="ce4" table:formula="of:=CHOOSE([.W29];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18" calcext:value-type="float">
            <text:p>18 :</text:p>
          </table:table-cell>
          <table:table-cell table:style-name="ce10"/>
          <table:table-cell table:style-name="ce129" table:formula="of:=[.W29]+8"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multiple" calcext:value-type="string">
            <text:p>multiple</text:p>
          </table:table-cell>
          <table:table-cell table:style-name="ce27" table:formula="of:=LOOKUP([.E29];[$'Aide à la génération'.$A$2:$'Aide à la génération'.$A$11];[$'Aide à la génération'.$B$2:$'Aide à la génération'.$B$11])" office:value-type="string" office:string-value="8×8" calcext:value-type="string">
            <text:p>8×8</text:p>
          </table:table-cell>
          <table:table-cell table:style-name="ce57" table:formula="of:=&quot;mult &quot;&amp;[.K29]" office:value-type="string" office:string-value="mult 18" calcext:value-type="string">
            <text:p>mult 18</text:p>
          </table:table-cell>
          <table:table-cell table:style-name="ce57" table:formula="of:=[.M29]^2" office:value-type="float" office:value="169" calcext:value-type="float">
            <text:p>169</text:p>
          </table:table-cell>
          <table:table-cell/>
          <table:table-cell table:formula="of:=RANK([.X29];[.X23:.X32])+2" office:value-type="float" office:value="5" calcext:value-type="float">
            <text:p>5</text:p>
          </table:table-cell>
          <table:table-cell table:style-name="ce83" table:formula="of:=RAND()" office:value-type="float" office:value="0.809871438215266" calcext:value-type="float">
            <text:p>0,809871438215266</text:p>
          </table:table-cell>
          <table:table-cell table:formula="of:=RANK([.Z29];[.Z23:.Z32])+2" office:value-type="float" office:value="10" calcext:value-type="float">
            <text:p>10</text:p>
          </table:table-cell>
          <table:table-cell table:style-name="ce83" table:formula="of:=RAND()" office:value-type="float" office:value="0.226518978038461" calcext:value-type="float">
            <text:p>0,226518978038461</text:p>
          </table:table-cell>
          <table:table-cell table:number-columns-repeated="996"/>
        </table:table-row>
        <table:table-row table:style-name="ro3">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183" table:formula="of:=ROUND(RAND()*50;RANDBETWEEN(0;1))" office:value-type="float" office:value="11.8" calcext:value-type="float">
            <text:p>12 =</text:p>
          </table:table-cell>
          <table:table-cell table:style-name="ce10"/>
          <table:table-cell table:style-name="ce50" table:formula="of:=IF(RANDBETWEEN(0;1);&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50;RANDBETWEEN(0;1))" office:value-type="float" office:value="35" calcext:value-type="float">
            <text:p>35</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18" calcext:value-type="float">
            <text:p>18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60" calcext:value-type="float">
            <text:p>60 :</text:p>
          </table:table-cell>
          <table:table-cell table:style-name="ce10"/>
          <table:table-cell/>
          <table:table-cell table:style-name="ce106" table:formula="of:=[.C30]/IF([.A30]=&quot;50 %&quot;;2;10)" office:value-type="float" office:value="1.18" calcext:value-type="float">
            <text:p>1,18</text:p>
          </table:table-cell>
          <table:table-cell table:style-name="ce48" table:formula="of:=[.G30]/IF([.E30]=&quot;50 %&quot;;2;10)" office:value-type="float" office:value="17.5" calcext:value-type="float">
            <text:p>17,5</text:p>
          </table:table-cell>
          <table:table-cell table:style-name="ce57" table:formula="of:=&quot;div &quot;&amp;[.K30]" office:value-type="string" office:string-value="div 18" calcext:value-type="string">
            <text:p>div 18</text:p>
          </table:table-cell>
          <table:table-cell table:style-name="ce57" table:formula="of:=&quot;div &quot;&amp;[.O30]" office:value-type="string" office:string-value="div 60" calcext:value-type="string">
            <text:p>div 60</text:p>
          </table:table-cell>
          <table:table-cell/>
          <table:table-cell table:formula="of:=RANK([.X30];[.X23:.X32])+2" office:value-type="float" office:value="3" calcext:value-type="float">
            <text:p>3</text:p>
          </table:table-cell>
          <table:table-cell table:style-name="ce83" table:formula="of:=RAND()" office:value-type="float" office:value="0.880556923066871" calcext:value-type="float">
            <text:p>0,880556923066871</text:p>
          </table:table-cell>
          <table:table-cell table:formula="of:=RANK([.Z30];[.Z23:.Z32])+2" office:value-type="float" office:value="11" calcext:value-type="float">
            <text:p>11</text:p>
          </table:table-cell>
          <table:table-cell table:style-name="ce83" table:formula="of:=RAND()" office:value-type="float" office:value="0.222064435189406" calcext:value-type="float">
            <text:p>0,222064435189406</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0" calcext:value-type="float">
            <text:p>10</text:p>
          </table:table-cell>
          <table:table-cell table:style-name="ce83" table:formula="of:=RAND()" office:value-type="float" office:value="0.263794148613132" calcext:value-type="float">
            <text:p>0,263794148613132</text:p>
          </table:table-cell>
          <table:table-cell table:formula="of:=RANK([.Z31];[.Z23:.Z32])+2" office:value-type="float" office:value="4" calcext:value-type="float">
            <text:p>4</text:p>
          </table:table-cell>
          <table:table-cell table:style-name="ce83" table:formula="of:=RAND()" office:value-type="float" office:value="0.816594434286037" calcext:value-type="float">
            <text:p>0,816594434286037</text:p>
          </table:table-cell>
          <table:table-cell table:number-columns-repeated="996"/>
        </table:table-row>
        <table:table-row table:style-name="ro4">
          <table:table-cell table:number-columns-repeated="22"/>
          <table:table-cell table:formula="of:=RANK([.X32];[.X23:.X32])+2" office:value-type="float" office:value="11" calcext:value-type="float">
            <text:p>11</text:p>
          </table:table-cell>
          <table:table-cell table:style-name="ce83" table:formula="of:=RAND()" office:value-type="float" office:value="0.211768742981252" calcext:value-type="float">
            <text:p>0,211768742981252</text:p>
          </table:table-cell>
          <table:table-cell table:formula="of:=RANK([.Z32];[.Z23:.Z32])+2" office:value-type="float" office:value="8" calcext:value-type="float">
            <text:p>8</text:p>
          </table:table-cell>
          <table:table-cell table:style-name="ce83" table:formula="of:=RAND()" office:value-type="float" office:value="0.38956364543979" calcext:value-type="float">
            <text:p>0,38956364543979</text:p>
          </table:table-cell>
          <table:table-cell table:number-columns-repeated="996"/>
        </table:table-row>
        <table:table-row table:style-name="ro5">
          <table:table-cell table:number-columns-repeated="1022"/>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6" calcext:value-type="float">
            <text:p>6</text:p>
          </table:table-cell>
          <table:table-cell table:style-name="ce83" table:formula="of:=RAND()" office:value-type="float" office:value="0.724738471129059" calcext:value-type="float">
            <text:p>0,724738471129059</text:p>
          </table:table-cell>
          <table:table-cell table:formula="of:=RANK([.Z34];[.Z34:.Z43])+2" office:value-type="float" office:value="6" calcext:value-type="float">
            <text:p>6</text:p>
          </table:table-cell>
          <table:table-cell table:style-name="ce83" table:formula="of:=RAND()" office:value-type="float" office:value="0.852542565812886" calcext:value-type="float">
            <text:p>0,852542565812886</text:p>
          </table:table-cell>
          <table:table-cell table:number-columns-repeated="996"/>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8187" calcext:value-type="string">
            <text:p>v8187</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X35];[.X34:.X43])+2" office:value-type="float" office:value="9" calcext:value-type="float">
            <text:p>9</text:p>
          </table:table-cell>
          <table:table-cell table:style-name="ce83" table:formula="of:=RAND()" office:value-type="float" office:value="0.354835347019452" calcext:value-type="float">
            <text:p>0,354835347019452</text:p>
          </table:table-cell>
          <table:table-cell table:formula="of:=RANK([.Z35];[.Z34:.Z43])+2" office:value-type="float" office:value="12" calcext:value-type="float">
            <text:p>12</text:p>
          </table:table-cell>
          <table:table-cell table:style-name="ce83" table:formula="of:=RAND()" office:value-type="float" office:value="0.270611324543586" calcext:value-type="float">
            <text:p>0,270611324543586</text:p>
          </table:table-cell>
          <table:table-cell table:number-columns-repeated="996"/>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8187" calcext:value-type="string">
            <text:p>v8187</text:p>
          </table:table-cell>
          <table:table-cell table:style-name="ce83"/>
          <table:table-cell table:formula="of:=RANK([.X36];[.X34:.X43])+2" office:value-type="float" office:value="11" calcext:value-type="float">
            <text:p>11</text:p>
          </table:table-cell>
          <table:table-cell table:style-name="ce83" table:formula="of:=RAND()" office:value-type="float" office:value="0.197340837307993" calcext:value-type="float">
            <text:p>0,197340837307993</text:p>
          </table:table-cell>
          <table:table-cell table:formula="of:=RANK([.Z36];[.Z34:.Z43])+2" office:value-type="float" office:value="11" calcext:value-type="float">
            <text:p>11</text:p>
          </table:table-cell>
          <table:table-cell table:style-name="ce83" table:formula="of:=RAND()" office:value-type="float" office:value="0.285932638019971" calcext:value-type="float">
            <text:p>0,285932638019971</text:p>
          </table:table-cell>
          <table:table-cell table:number-columns-repeated="996"/>
        </table:table-row>
        <table:table-row table:style-name="ro3">
          <table:table-cell table:style-name="ce4" table:formula="of:=[.W37]" office:value-type="float" office:value="8" calcext:value-type="float">
            <text:p>8</text:p>
          </table:table-cell>
          <table:table-cell table:style-name="ce7" office:value-type="string" calcext:value-type="string">
            <text:p>×</text:p>
          </table:table-cell>
          <table:table-cell table:style-name="ce183" table:formula="of:=[.Y37]" office:value-type="float" office:value="10" calcext:value-type="float">
            <text:p>10 =</text:p>
          </table:table-cell>
          <table:table-cell table:style-name="ce10"/>
          <table:table-cell table:style-name="ce90" table:formula="of:=IF(RANDBETWEEN(0;1);&quot;(-&quot;&amp;RANDBETWEEN(2;20)&amp;&quot;)&quot;;RANDBETWEEN(2;20))" office:value-type="string" office:string-value="(-19)" calcext:value-type="string">
            <text:p>(-19)</text:p>
          </table:table-cell>
          <table:table-cell table:style-name="ce40" office:value-type="string" calcext:value-type="string">
            <text:p>+</text:p>
          </table:table-cell>
          <table:table-cell table:style-name="ce119" table:formula="of:=IF(RANDBETWEEN(0;1);&quot;(-&quot;&amp;RANDBETWEEN(2;20)&amp;&quot;)&quot;;RANDBETWEEN(2;20))" office:value-type="string" office:string-value="(-3)" calcext:value-type="string">
            <text:p>(-3)</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24" calcext:value-type="float">
            <text:p>124</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945.88" calcext:value-type="float">
            <text:p>945,88</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37]*[.C37]" office:value-type="float" office:value="80" calcext:value-type="float">
            <text:p>80</text:p>
          </table:table-cell>
          <table:table-cell table:style-name="ce48" table:formula="of:=[.E37]+[.G37]" office:value-type="string" office:string-value="" calcext:value-type="error">
            <text:p>#VALEUR !</text:p>
          </table:table-cell>
          <table:table-cell table:style-name="ce106" table:formula="of:=[.K37]*[.I37]/100" office:value-type="float" office:value="37.2" calcext:value-type="float">
            <text:p>37,2</text:p>
          </table:table-cell>
          <table:table-cell table:style-name="ce57" table:formula="of:=[.M37]*[.O37]" office:value-type="float" office:value="945880" calcext:value-type="float">
            <text:p>945880</text:p>
          </table:table-cell>
          <table:table-cell/>
          <table:table-cell table:formula="of:=RANK([.X37];[.X34:.X43])+2" office:value-type="float" office:value="8" calcext:value-type="float">
            <text:p>8</text:p>
          </table:table-cell>
          <table:table-cell table:style-name="ce83" table:formula="of:=RAND()" office:value-type="float" office:value="0.44330651758694" calcext:value-type="float">
            <text:p>0,44330651758694</text:p>
          </table:table-cell>
          <table:table-cell table:formula="of:=RANK([.Z37];[.Z34:.Z43])+2" office:value-type="float" office:value="10" calcext:value-type="float">
            <text:p>10</text:p>
          </table:table-cell>
          <table:table-cell table:style-name="ce83" table:formula="of:=RAND()" office:value-type="float" office:value="0.359356918012198" calcext:value-type="float">
            <text:p>0,359356918012198</text:p>
          </table:table-cell>
          <table:table-cell table:number-columns-repeated="996"/>
        </table:table-row>
        <table:table-row table:style-name="ro3">
          <table:table-cell table:style-name="ce4" table:formula="of:=[.W38]" office:value-type="float" office:value="10" calcext:value-type="float">
            <text:p>10</text:p>
          </table:table-cell>
          <table:table-cell table:style-name="ce7" office:value-type="string" calcext:value-type="string">
            <text:p>×</text:p>
          </table:table-cell>
          <table:table-cell table:style-name="ce183" table:formula="of:=[.Y38]" office:value-type="float" office:value="5" calcext:value-type="float">
            <text:p>5 =</text:p>
          </table:table-cell>
          <table:table-cell table:style-name="ce10"/>
          <table:table-cell table:style-name="ce90" table:formula="of:=IF(RANDBETWEEN(0;1);&quot;(-&quot;&amp;RANDBETWEEN(2;20)&amp;&quot;)&quot;;RANDBETWEEN(2;20))" office:value-type="string" office:string-value="(-5)" calcext:value-type="string">
            <text:p>(-5)</text:p>
          </table:table-cell>
          <table:table-cell table:style-name="ce40" office:value-type="string" calcext:value-type="string">
            <text:p>+</text:p>
          </table:table-cell>
          <table:table-cell table:style-name="ce119" table:formula="of:=IF(RANDBETWEEN(0;1);&quot;(-&quot;&amp;RANDBETWEEN(2;20)&amp;&quot;)&quot;;RANDBETWEEN(2;20))" office:value-type="float" office:value="20" calcext:value-type="float">
            <text:p>20</text:p>
          </table:table-cell>
          <table:table-cell table:style-name="ce42" office:value-type="string" calcext:value-type="string">
            <text:p><text:span text:style-name="T6">"</text:span><text:span text:style-name="T7">=</text:span></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52" calcext:value-type="float">
            <text:p>52</text:p>
          </table:table-cell>
          <table:table-cell table:style-name="ce42" office:value-type="string" calcext:value-type="string">
            <text:p><text:span text:style-name="T6">"</text:span><text:span text:style-name="T7">=</text:span></text:p>
          </table:table-cell>
          <table:table-cell table:style-name="ce4" table:formula="of:=ROUND(RAND()*CHOOSE(RANDBETWEEN(1;3);10;100;1000);RANDBETWEEN(1;3))" office:value-type="float" office:value="0.903" calcext:value-type="float">
            <text:p>0,903</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8]*[.C38]" office:value-type="float" office:value="50" calcext:value-type="float">
            <text:p>50</text:p>
          </table:table-cell>
          <table:table-cell table:style-name="ce48" table:formula="of:=[.E38]+[.G38]" office:value-type="string" office:string-value="" calcext:value-type="error">
            <text:p>#VALEUR !</text:p>
          </table:table-cell>
          <table:table-cell table:style-name="ce106" table:formula="of:=[.K38]*[.I38]/100" office:value-type="float" office:value="20.8" calcext:value-type="float">
            <text:p>20,8</text:p>
          </table:table-cell>
          <table:table-cell table:style-name="ce57" table:formula="of:=[.M38]*[.O38]" office:value-type="float" office:value="9.03" calcext:value-type="float">
            <text:p>9,03</text:p>
          </table:table-cell>
          <table:table-cell/>
          <table:table-cell table:formula="of:=RANK([.X38];[.X34:.X43])+2" office:value-type="float" office:value="10" calcext:value-type="float">
            <text:p>10</text:p>
          </table:table-cell>
          <table:table-cell table:style-name="ce83" table:formula="of:=RAND()" office:value-type="float" office:value="0.311952766943487" calcext:value-type="float">
            <text:p>0,311952766943487</text:p>
          </table:table-cell>
          <table:table-cell table:formula="of:=RANK([.Z38];[.Z34:.Z43])+2" office:value-type="float" office:value="5" calcext:value-type="float">
            <text:p>5</text:p>
          </table:table-cell>
          <table:table-cell table:style-name="ce83" table:formula="of:=RAND()" office:value-type="float" office:value="0.916379057707504" calcext:value-type="float">
            <text:p>0,916379057707504</text:p>
          </table:table-cell>
          <table:table-cell table:number-columns-repeated="996"/>
        </table:table-row>
        <table:table-row table:style-name="ro3">
          <table:table-cell table:style-name="ce39" table:formula="of:=IF([.R39]=&quot;diviseur&quot;;RANDBETWEEN(2;9);RANDBETWEEN(2;6)*[.D39])" office:value-type="float" office:value="9" calcext:value-type="float">
            <text:p>9</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39]=&quot;diviseur&quot;;[.A39]*RANDBETWEEN(2;11);RANDBETWEEN(2;25))" office:value-type="float" office:value="45" calcext:value-type="float">
            <text:p>45</text:p>
          </table:table-cell>
          <table:table-cell table:style-name="ce4" table:formula="of:=CHOOSE([.W39];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8" calcext:value-type="float">
            <text:p>8 :</text:p>
          </table:table-cell>
          <table:table-cell table:style-name="ce10"/>
          <table:table-cell table:style-name="ce129" table:formula="of:=[.W39]+8"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39];[$'Aide à la génération'.$A$2:$'Aide à la génération'.$A$11];[$'Aide à la génération'.$B$2:$'Aide à la génération'.$B$11])" office:value-type="string" office:string-value="7×5" calcext:value-type="string">
            <text:p>7×5</text:p>
          </table:table-cell>
          <table:table-cell table:style-name="ce57" table:formula="of:=&quot;mult &quot;&amp;[.K39]" office:value-type="string" office:string-value="mult 8" calcext:value-type="string">
            <text:p>mult 8</text:p>
          </table:table-cell>
          <table:table-cell table:style-name="ce57" table:formula="of:=[.M39]^2" office:value-type="float" office:value="121" calcext:value-type="float">
            <text:p>121</text:p>
          </table:table-cell>
          <table:table-cell/>
          <table:table-cell table:formula="of:=RANK([.X39];[.X34:.X43])+2" office:value-type="float" office:value="3" calcext:value-type="float">
            <text:p>3</text:p>
          </table:table-cell>
          <table:table-cell table:style-name="ce83" table:formula="of:=RAND()" office:value-type="float" office:value="0.967712349310058" calcext:value-type="float">
            <text:p>0,967712349310058</text:p>
          </table:table-cell>
          <table:table-cell table:formula="of:=RANK([.Z39];[.Z34:.Z43])+2" office:value-type="float" office:value="7" calcext:value-type="float">
            <text:p>7</text:p>
          </table:table-cell>
          <table:table-cell table:style-name="ce83" table:formula="of:=RAND()" office:value-type="float" office:value="0.776859362009185" calcext:value-type="float">
            <text:p>0,776859362009185</text:p>
          </table:table-cell>
          <table:table-cell table:number-columns-repeated="996"/>
        </table:table-row>
        <table:table-row table:style-name="ro3">
          <table:table-cell table:style-name="ce39" table:formula="of:=IF([.R40]=&quot;diviseur&quot;;RANDBETWEEN(2;9);RANDBETWEEN(2;6)*[.D40])" office:value-type="float" office:value="6" calcext:value-type="float">
            <text:p>6</text:p>
          </table:table-cell>
          <table:table-cell table:style-name="ce7" office:value-type="string" calcext:value-type="string">
            <text:p>est un</text:p>
          </table:table-cell>
          <table:table-cell table:style-name="ce47" office:value-type="string" calcext:value-type="string">
            <text:p>de </text:p>
          </table:table-cell>
          <table:table-cell table:style-name="ce86" table:formula="of:=IF([.R40]=&quot;diviseur&quot;;[.A40]*RANDBETWEEN(2;11);RANDBETWEEN(2;25))" office:value-type="float" office:value="42" calcext:value-type="float">
            <text:p>42</text:p>
          </table:table-cell>
          <table:table-cell table:style-name="ce4" table:formula="of:=CHOOSE([.W40];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office:value-type="string" calcext:value-type="string">
            <text:p>4 multiples de</text:p>
          </table:table-cell>
          <table:table-cell table:style-name="ce7"/>
          <table:table-cell table:style-name="ce184" table:formula="of:=RANDBETWEEN(5;19)" office:value-type="float" office:value="5" calcext:value-type="float">
            <text:p>5 :</text:p>
          </table:table-cell>
          <table:table-cell table:style-name="ce10"/>
          <table:table-cell table:style-name="ce129" table:formula="of:=[.W40]+8"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table-cell table:style-name="ce27" table:formula="of:=CHOOSE(RANDBETWEEN(1;2);&quot;multiple&quot;;&quot;diviseur&quot;)" office:value-type="string" office:string-value="diviseur" calcext:value-type="string">
            <text:p>diviseur</text:p>
          </table:table-cell>
          <table:table-cell table:style-name="ce27" table:formula="of:=LOOKUP([.E40];[$'Aide à la génération'.$A$2:$'Aide à la génération'.$A$11];[$'Aide à la génération'.$B$2:$'Aide à la génération'.$B$11])" office:value-type="string" office:string-value="8×7" calcext:value-type="string">
            <text:p>8×7</text:p>
          </table:table-cell>
          <table:table-cell table:style-name="ce57" table:formula="of:=&quot;mult &quot;&amp;[.K40]" office:value-type="string" office:string-value="mult 5" calcext:value-type="string">
            <text:p>mult 5</text:p>
          </table:table-cell>
          <table:table-cell table:style-name="ce57" table:formula="of:=[.M40]^2" office:value-type="float" office:value="144" calcext:value-type="float">
            <text:p>144</text:p>
          </table:table-cell>
          <table:table-cell/>
          <table:table-cell table:formula="of:=RANK([.X40];[.X34:.X43])+2" office:value-type="float" office:value="4" calcext:value-type="float">
            <text:p>4</text:p>
          </table:table-cell>
          <table:table-cell table:style-name="ce83" table:formula="of:=RAND()" office:value-type="float" office:value="0.807161992507804" calcext:value-type="float">
            <text:p>0,807161992507804</text:p>
          </table:table-cell>
          <table:table-cell table:formula="of:=RANK([.Z40];[.Z34:.Z43])+2" office:value-type="float" office:value="9" calcext:value-type="float">
            <text:p>9</text:p>
          </table:table-cell>
          <table:table-cell table:style-name="ce83" table:formula="of:=RAND()" office:value-type="float" office:value="0.729476619543451" calcext:value-type="float">
            <text:p>0,729476619543451</text:p>
          </table:table-cell>
          <table:table-cell table:number-columns-repeated="996"/>
        </table:table-row>
        <table:table-row table:style-name="ro3">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183" table:formula="of:=ROUND(RAND()*50;RANDBETWEEN(0;1))" office:value-type="float" office:value="10" calcext:value-type="float">
            <text:p>10 =</text:p>
          </table:table-cell>
          <table:table-cell table:style-name="ce10"/>
          <table:table-cell table:style-name="ce50" table:formula="of:=IF(RANDBETWEEN(0;1);&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50;RANDBETWEEN(0;1))" office:value-type="float" office:value="48" calcext:value-type="float">
            <text:p>48</text:p>
          </table:table-cell>
          <table:table-cell table:style-name="ce10" office:value-type="string" calcext:value-type="string">
            <text:p>=</text:p>
          </table:table-cell>
          <table:table-cell table:style-name="ce4" office:value-type="string" calcext:value-type="string">
            <text:p>4 diviseurs de</text:p>
          </table:table-cell>
          <table:table-cell table:style-name="ce7"/>
          <table:table-cell table:style-name="ce184" table:formula="of:=RANDBETWEEN(2;5)*RANDBETWEEN(2;6)*RANDBETWEEN(2;7)" office:value-type="float" office:value="24" calcext:value-type="float">
            <text:p>24 :</text:p>
          </table:table-cell>
          <table:table-cell table:style-name="ce10"/>
          <table:table-cell table:style-name="ce4" office:value-type="string" calcext:value-type="string">
            <text:p>4 diviseurs de</text:p>
          </table:table-cell>
          <table:table-cell table:style-name="ce7"/>
          <table:table-cell table:style-name="ce184" table:formula="of:=RANDBETWEEN(2;5)*RANDBETWEEN(2;6)*RANDBETWEEN(2;7)" office:value-type="float" office:value="72" calcext:value-type="float">
            <text:p>72 :</text:p>
          </table:table-cell>
          <table:table-cell table:style-name="ce10"/>
          <table:table-cell/>
          <table:table-cell table:style-name="ce106" table:formula="of:=[.C41]/IF([.A41]=&quot;50 %&quot;;2;10)" office:value-type="float" office:value="1" calcext:value-type="float">
            <text:p>1</text:p>
          </table:table-cell>
          <table:table-cell table:style-name="ce48" table:formula="of:=[.G41]/IF([.E41]=&quot;50 %&quot;;2;10)" office:value-type="float" office:value="4.8" calcext:value-type="float">
            <text:p>4,8</text:p>
          </table:table-cell>
          <table:table-cell table:style-name="ce57" table:formula="of:=&quot;div &quot;&amp;[.K41]" office:value-type="string" office:string-value="div 24" calcext:value-type="string">
            <text:p>div 24</text:p>
          </table:table-cell>
          <table:table-cell table:style-name="ce57" table:formula="of:=&quot;div &quot;&amp;[.O41]" office:value-type="string" office:string-value="div 72" calcext:value-type="string">
            <text:p>div 72</text:p>
          </table:table-cell>
          <table:table-cell/>
          <table:table-cell table:formula="of:=RANK([.X41];[.X34:.X43])+2" office:value-type="float" office:value="12" calcext:value-type="float">
            <text:p>12</text:p>
          </table:table-cell>
          <table:table-cell table:style-name="ce83" table:formula="of:=RAND()" office:value-type="float" office:value="0.184525056192524" calcext:value-type="float">
            <text:p>0,184525056192524</text:p>
          </table:table-cell>
          <table:table-cell table:formula="of:=RANK([.Z41];[.Z34:.Z43])+2" office:value-type="float" office:value="4" calcext:value-type="float">
            <text:p>4</text:p>
          </table:table-cell>
          <table:table-cell table:style-name="ce83" table:formula="of:=RAND()" office:value-type="float" office:value="0.918694751604741" calcext:value-type="float">
            <text:p>0,918694751604741</text:p>
          </table:table-cell>
          <table:table-cell table:number-columns-repeated="996"/>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5" calcext:value-type="float">
            <text:p>5</text:p>
          </table:table-cell>
          <table:table-cell table:style-name="ce83" table:formula="of:=RAND()" office:value-type="float" office:value="0.745074890162503" calcext:value-type="float">
            <text:p>0,745074890162503</text:p>
          </table:table-cell>
          <table:table-cell table:formula="of:=RANK([.Z42];[.Z34:.Z43])+2" office:value-type="float" office:value="8" calcext:value-type="float">
            <text:p>8</text:p>
          </table:table-cell>
          <table:table-cell table:style-name="ce83" table:formula="of:=RAND()" office:value-type="float" office:value="0.739421425827785" calcext:value-type="float">
            <text:p>0,739421425827785</text:p>
          </table:table-cell>
          <table:table-cell table:number-columns-repeated="996"/>
        </table:table-row>
        <table:table-row table:style-name="ro4">
          <table:table-cell table:number-columns-repeated="22"/>
          <table:table-cell table:formula="of:=RANK([.X43];[.X34:.X43])+2" office:value-type="float" office:value="7" calcext:value-type="float">
            <text:p>7</text:p>
          </table:table-cell>
          <table:table-cell table:style-name="ce83" table:formula="of:=RAND()" office:value-type="float" office:value="0.451574565554851" calcext:value-type="float">
            <text:p>0,451574565554851</text:p>
          </table:table-cell>
          <table:table-cell table:formula="of:=RANK([.Z43];[.Z34:.Z43])+2" office:value-type="float" office:value="3" calcext:value-type="float">
            <text:p>3</text:p>
          </table:table-cell>
          <table:table-cell table:style-name="ce83" table:formula="of:=RAND()" office:value-type="float" office:value="0.985172877847987" calcext:value-type="float">
            <text:p>0,985172877847987</text:p>
          </table:table-cell>
          <table:table-cell table:number-columns-repeated="996"/>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2e DAN" table:style-name="ta8" table:print-ranges="'2e DAN'.A1:'2e DAN'.T55 '2e DAN'.V1:'2e DAN'.Y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2" form:id="control1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2?language=Basic&amp;location=document" xlink:type="simple"/>
              </office:event-listeners>
            </form:button>
          </form:form>
        </office:forms>
        <table:shapes>
          <draw:control draw:z-index="0" draw:style-name="gr8" draw:text-style-name="P2" svg:width="1.651cm" svg:height="0.749cm" svg:x="54.193cm" svg:y="0.277cm" draw:control="control12"/>
        </table:shapes>
        <table:table-column table:style-name="co150" table:default-cell-style-name="Default"/>
        <table:table-column table:style-name="co2" table:default-cell-style-name="Default"/>
        <table:table-column table:style-name="co31" table:default-cell-style-name="Default"/>
        <table:table-column table:style-name="co2" table:default-cell-style-name="Default"/>
        <table:table-column table:style-name="co31" table:default-cell-style-name="Default"/>
        <table:table-column table:style-name="co2" table:default-cell-style-name="Default"/>
        <table:table-column table:style-name="co31" table:default-cell-style-name="Default"/>
        <table:table-column table:style-name="co51" table:default-cell-style-name="Default"/>
        <table:table-column table:style-name="co151" table:default-cell-style-name="Default"/>
        <table:table-column table:style-name="co13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6" table:default-cell-style-name="Default"/>
        <table:table-column table:style-name="co83" table:default-cell-style-name="Default"/>
        <table:table-column table:style-name="co156" table:default-cell-style-name="Default"/>
        <table:table-column table:style-name="co144" table:default-cell-style-name="Default"/>
        <table:table-column table:style-name="co157" table:default-cell-style-name="Default"/>
        <table:table-column table:style-name="co13" table:default-cell-style-name="Default"/>
        <table:table-column table:style-name="co72" table:default-cell-style-name="Default"/>
        <table:table-column table:style-name="co158" table:default-cell-style-name="Default"/>
        <table:table-column table:style-name="co159" table:default-cell-style-name="Default"/>
        <table:table-column table:style-name="co148" table:default-cell-style-name="Default"/>
        <table:table-column table:style-name="co160" table:default-cell-style-name="Default"/>
        <table:table-column table:style-name="co17" table:default-cell-style-name="Default"/>
        <table:table-column table:style-name="co18" table:default-cell-style-name="Default"/>
        <table:table-column table:style-name="co124" table:default-cell-style-name="Default"/>
        <table:table-column table:style-name="co161" table:default-cell-style-name="Default"/>
        <table:table-column table:style-name="co162" table:number-columns-repeated="2" table:default-cell-style-name="Default"/>
        <table:table-column table:style-name="co17" table:number-columns-repeated="993" table:default-cell-style-name="Default"/>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AB1];[.AB1:.AB10])+2" office:value-type="float" office:value="12" calcext:value-type="float">
            <text:p>12</text:p>
          </table:table-cell>
          <table:table-cell table:style-name="ce83" table:formula="of:=RAND()" office:value-type="float" office:value="0.154803593219756" calcext:value-type="float">
            <text:p>0,154803593219756</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7554" calcext:value-type="string">
            <text:p>v7554</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AB1:.AB10])+2" office:value-type="float" office:value="6" calcext:value-type="float">
            <text:p>6</text:p>
          </table:table-cell>
          <table:table-cell table:style-name="ce83" table:formula="of:=RAND()" office:value-type="float" office:value="0.448269616741089" calcext:value-type="float">
            <text:p>0,448269616741089</text:p>
          </table:table-cell>
          <table:table-cell table:number-columns-repeated="996"/>
        </table:table-row>
        <table:table-row table:style-name="ro1">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1]" office:value-type="string" office:string-value="AA" calcext:value-type="string">
            <text:p>AA</text:p>
          </table:table-cell>
          <table:table-cell table:style-name="ce96"/>
          <table:table-cell table:style-name="ce99" table:formula="of:=[.T2]" office:value-type="string" office:string-value="v7554" calcext:value-type="string">
            <text:p>v7554</text:p>
          </table:table-cell>
          <table:table-cell table:style-name="ce83"/>
          <table:table-cell table:formula="of:=RANK([.AB3];[.AB1:.AB10])+2" office:value-type="float" office:value="7" calcext:value-type="float">
            <text:p>7</text:p>
          </table:table-cell>
          <table:table-cell table:style-name="ce83" table:formula="of:=RAND()" office:value-type="float" office:value="0.433055573328418" calcext:value-type="float">
            <text:p>0,433055573328418</text:p>
          </table:table-cell>
          <table:table-cell/>
          <table:table-cell table:style-name="ce83" table:number-columns-repeated="995"/>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140" calcext:value-type="float">
            <text:p>140</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39" calcext:value-type="float">
            <text:p>39</text:p>
          </table:table-cell>
          <table:table-cell table:style-name="ce40" table:formula="of:=CHOOSE([.AA4];&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AA4]&lt;5;&quot;m&quot;;IF(AND([.AA4]&gt;4;[.AA4]&lt;9);&quot;L&quot;;&quot;g&quot;))" office:value-type="string" office:string-value="g" calcext:value-type="string">
            <text:p>g</text:p>
          </table:table-cell>
          <table:table-cell table:style-name="ce4" table:formula="of:=([.AA4]+3)^2" office:value-type="float" office:value="196" calcext:value-type="float">
            <text:p>19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91.162" calcext:value-type="float">
            <text:p>91,162</text:p>
          </table:table-cell>
          <table:table-cell table:style-name="ce7" office:value-type="string" calcext:value-type="string">
            <text:p>÷</text:p>
          </table:table-cell>
          <table:table-cell table:style-name="ce183" table:formula="of:=CHOOSE(INT(RAND()*3)+1;10;100;1000)" office:value-type="float" office:value="1000" calcext:value-type="float">
            <text:p>1000 =</text:p>
          </table:table-cell>
          <table:table-cell table:style-name="ce10"/>
          <table:table-cell/>
          <table:table-cell table:style-name="ce67" table:formula="of:=&quot;fact &quot;&amp;[.E4]" office:value-type="string" office:string-value="fact 140" calcext:value-type="string">
            <text:p>fact 140</text:p>
          </table:table-cell>
          <table:table-cell table:style-name="ce193" table:formula="of:=[.I4]*(CHOOSE([.AA4];0;0.01;0.001;1000;0.001;100;0.1;0.01;1000;0.1;0.001;10))&amp;&quot; &quot;&amp;[.L4]" office:value-type="string" office:string-value="0,039 g" calcext:value-type="string">
            <text:p>0,039 g</text:p>
          </table:table-cell>
          <table:table-cell table:style-name="ce57" table:formula="of:=[.AA4]+3" office:value-type="float" office:value="14" calcext:value-type="float">
            <text:p>14</text:p>
          </table:table-cell>
          <table:table-cell table:style-name="ce193" table:formula="of:=[.Q4]/[.S4]" office:value-type="float" office:value="0.091162" calcext:value-type="float">
            <text:p>0,091162</text:p>
          </table:table-cell>
          <table:table-cell/>
          <table:table-cell table:formula="of:=RANK([.AB4];[.AB1:.AB10])+2" office:value-type="float" office:value="11" calcext:value-type="float">
            <text:p>11</text:p>
          </table:table-cell>
          <table:table-cell table:style-name="ce83" table:formula="of:=RAND()" office:value-type="float" office:value="0.159435592004831" calcext:value-type="float">
            <text:p>0,159435592004831</text:p>
          </table:table-cell>
          <table:table-cell table:style-name="ce140" table:formula="of:=RANDBETWEEN(2;13)" office:value-type="float" office:value="5" calcext:value-type="float">
            <text:p>5</text:p>
          </table:table-cell>
          <table:table-cell table:style-name="ce141" table:formula="of:=RANDBETWEEN(2;5)" office:value-type="float" office:value="4" calcext:value-type="float">
            <text:p>4</text:p>
          </table:table-cell>
          <table:table-cell table:style-name="ce141" table:formula="of:=RANDBETWEEN(2;4)" office:value-type="float" office:value="3" calcext:value-type="float">
            <text:p>3</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27" calcext:value-type="float">
            <text:p>27</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2" calcext:value-type="float">
            <text:p>2</text:p>
          </table:table-cell>
          <table:table-cell table:style-name="ce40" table:formula="of:=CHOOSE([.AA5];&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AA5]&lt;5;&quot;m&quot;;IF(AND([.AA5]&gt;4;[.AA5]&lt;9);&quot;L&quot;;&quot;g&quot;))" office:value-type="string" office:string-value="g" calcext:value-type="string">
            <text:p>g</text:p>
          </table:table-cell>
          <table:table-cell table:style-name="ce4" table:formula="of:=([.AA5]+3)^2" office:value-type="float" office:value="144" calcext:value-type="float">
            <text:p>14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6.141" calcext:value-type="float">
            <text:p>6,141</text:p>
          </table:table-cell>
          <table:table-cell table:style-name="ce7" office:value-type="string" calcext:value-type="string">
            <text:p>÷</text:p>
          </table:table-cell>
          <table:table-cell table:style-name="ce183" table:formula="of:=CHOOSE(INT(RAND()*3)+1;10;100;1000)" office:value-type="float" office:value="10" calcext:value-type="float">
            <text:p>10 =</text:p>
          </table:table-cell>
          <table:table-cell table:style-name="ce10"/>
          <table:table-cell/>
          <table:table-cell table:style-name="ce67" table:formula="of:=&quot;fact &quot;&amp;[.E5]" office:value-type="string" office:string-value="fact 27" calcext:value-type="string">
            <text:p>fact 27</text:p>
          </table:table-cell>
          <table:table-cell table:style-name="ce193" table:formula="of:=[.I5]*(CHOOSE([.AA5];0;0.01;0.001;1000;0.001;100;0.1;0.01;1000;0.1;0.001;10))&amp;&quot; &quot;&amp;[.L5]" office:value-type="string" office:string-value="2000 g" calcext:value-type="string">
            <text:p>2000 g</text:p>
          </table:table-cell>
          <table:table-cell table:style-name="ce57" table:formula="of:=[.AA5]+3" office:value-type="float" office:value="12" calcext:value-type="float">
            <text:p>12</text:p>
          </table:table-cell>
          <table:table-cell table:style-name="ce193" table:formula="of:=[.Q5]/[.S5]" office:value-type="float" office:value="0.6141" calcext:value-type="float">
            <text:p>0,6141</text:p>
          </table:table-cell>
          <table:table-cell/>
          <table:table-cell table:formula="of:=RANK([.AB5];[.AB1:.AB10])+2" office:value-type="float" office:value="9" calcext:value-type="float">
            <text:p>9</text:p>
          </table:table-cell>
          <table:table-cell table:style-name="ce83" table:formula="of:=RAND()" office:value-type="float" office:value="0.344651203375378" calcext:value-type="float">
            <text:p>0,344651203375378</text:p>
          </table:table-cell>
          <table:table-cell table:style-name="ce140" table:formula="of:=RANDBETWEEN(2;13)" office:value-type="float" office:value="11" calcext:value-type="float">
            <text:p>11</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4" calcext:value-type="float">
            <text:p>-4</text:p>
          </table:table-cell>
          <table:table-cell table:style-name="ce7" office:value-type="string" calcext:value-type="string">
            <text:p>×</text:p>
          </table:table-cell>
          <table:table-cell table:style-name="ce116" table:formula="of:=IF(ROUND(RAND());RANDBETWEEN(2;12);&quot;(-&quot;&amp;RANDBETWEEN(2;12)&amp;&quot;)&quot;)" office:value-type="float" office:value="2" calcext:value-type="float">
            <text:p>2</text:p>
          </table:table-cell>
          <table:table-cell table:style-name="ce10" office:value-type="string" calcext:value-type="string">
            <text:p>=</text:p>
          </table:table-cell>
          <table:table-cell table:style-name="ce4" table:formula="of:=ROUND(RAND()*CHOOSE(RANDBETWEEN(1;3);10;100;1000);RANDBETWEEN(1;3))" office:value-type="float" office:value="28.558" calcext:value-type="float">
            <text:p>28,558</text:p>
          </table:table-cell>
          <table:table-cell table:style-name="ce7" office:value-type="string" calcext:value-type="string">
            <text:p>×</text:p>
          </table:table-cell>
          <table:table-cell table:style-name="ce190" table:formula="of:=CHOOSE(INT(RAND()*3)+1;0.1;0.01;0.001)" office:value-type="float" office:value="0.001" calcext:value-type="float">
            <text:p>0,001 =</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6];&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6]+IF([.B6]=&quot;+&quot;;[.C6];-[.C6])+IF([.D6]=&quot;+&quot;;[.E6];-[.E6])" office:value-type="float" office:value="-18" calcext:value-type="float">
            <text:p>-18</text:p>
          </table:table-cell>
          <table:table-cell table:style-name="ce193" table:formula="of:=[.I6]*[.K6]" office:value-type="float" office:value="-8" calcext:value-type="float">
            <text:p>-8</text:p>
          </table:table-cell>
          <table:table-cell table:style-name="ce57" table:formula="of:=[.M6]*[.O6]" office:value-type="float" office:value="0.028558" calcext:value-type="float">
            <text:p>0,028558</text:p>
          </table:table-cell>
          <table:table-cell table:style-name="ce193" table:formula="of:=[.Q6]*CHOOSE([.AA6];0;0.01;0.0001;0.000001;1000000;10000;100;0.000001;0.0001;0.01;100;10000;1000000)&amp;&quot; &quot;&amp;[.T6]" office:value-type="string" office:string-value="0,0001 m²" calcext:value-type="string">
            <text:p>0,0001 m²</text:p>
          </table:table-cell>
          <table:table-cell/>
          <table:table-cell table:formula="of:=RANK([.AB6];[.AB1:.AB10])+2" office:value-type="float" office:value="8" calcext:value-type="float">
            <text:p>8</text:p>
          </table:table-cell>
          <table:table-cell table:style-name="ce83" table:formula="of:=RAND()" office:value-type="float" office:value="0.397085617516778" calcext:value-type="float">
            <text:p>0,397085617516778</text:p>
          </table:table-cell>
          <table:table-cell table:style-name="ce140" table:formula="of:=RANDBETWEEN(2;13)" office:value-type="float" office:value="4" calcext:value-type="float">
            <text:p>4</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10" office:value-type="string" calcext:value-type="string">
            <text:p>=</text:p>
          </table:table-cell>
          <table:table-cell table:style-name="ce4" table:formula="of:=RANDBETWEEN(2;12)*IF(ROUND(RAND());1;-1)" office:value-type="float" office:value="3" calcext:value-type="float">
            <text:p>3</text:p>
          </table:table-cell>
          <table:table-cell table:style-name="ce7" office:value-type="string" calcext:value-type="string">
            <text:p>×</text:p>
          </table:table-cell>
          <table:table-cell table:style-name="ce116" table:formula="of:=IF(ROUND(RAND());RANDBETWEEN(2;12);&quot;(-&quot;&amp;RANDBETWEEN(2;12)&amp;&quot;)&quot;)" office:value-type="float" office:value="8" calcext:value-type="float">
            <text:p>8</text:p>
          </table:table-cell>
          <table:table-cell table:style-name="ce10" office:value-type="string" calcext:value-type="string">
            <text:p>=</text:p>
          </table:table-cell>
          <table:table-cell table:style-name="ce4" table:formula="of:=ROUND(RAND()*CHOOSE(RANDBETWEEN(1;3);10;100;1000);RANDBETWEEN(1;3))" office:value-type="float" office:value="771.4" calcext:value-type="float">
            <text:p>771,4</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5.19" calcext:value-type="float">
            <text:p>5,19</text:p>
          </table:table-cell>
          <table:table-cell table:style-name="ce40" table:formula="of:=CHOOSE([.AA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7]+IF([.B7]=&quot;+&quot;;[.C7];-[.C7])+IF([.D7]=&quot;+&quot;;[.E7];-[.E7])+IF([.F7]=&quot;+&quot;;[.G7];-[.G7])" office:value-type="float" office:value="58" calcext:value-type="float">
            <text:p>58</text:p>
          </table:table-cell>
          <table:table-cell table:style-name="ce193" table:formula="of:=[.I7]*[.K7]" office:value-type="float" office:value="24" calcext:value-type="float">
            <text:p>24</text:p>
          </table:table-cell>
          <table:table-cell table:style-name="ce57" table:formula="of:=[.M7]*[.O7]" office:value-type="float" office:value="77.14" calcext:value-type="float">
            <text:p>77,14</text:p>
          </table:table-cell>
          <table:table-cell table:style-name="ce193" table:formula="of:=[.Q7]*CHOOSE([.AA7];0;0.01;0.0001;0.000001;1000000;10000;100;0.000001;0.0001;0.01;100;10000;1000000)&amp;&quot; &quot;&amp;[.T7]" office:value-type="string" office:string-value="0,000519 m²" calcext:value-type="string">
            <text:p>0,000519 m²</text:p>
          </table:table-cell>
          <table:table-cell/>
          <table:table-cell table:formula="of:=RANK([.AB7];[.AB1:.AB10])+2" office:value-type="float" office:value="3" calcext:value-type="float">
            <text:p>3</text:p>
          </table:table-cell>
          <table:table-cell table:style-name="ce83" table:formula="of:=RAND()" office:value-type="float" office:value="0.963190704525474" calcext:value-type="float">
            <text:p>0,963190704525474</text:p>
          </table:table-cell>
          <table:table-cell table:style-name="ce140" table:formula="of:=RANDBETWEEN(2;13)" office:value-type="float" office:value="13" calcext:value-type="float">
            <text:p>13</text:p>
          </table:table-cell>
          <table:table-cell table:style-name="ce141" table:formula="of:=RANDBETWEEN(2;5)" office:value-type="float" office:value="3" calcext:value-type="float">
            <text:p>3</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4" table:formula="of:=CHOOSE(ROUND(RAND())+1;-1;1)*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136" table:formula="of:=[.AC8]&amp;&quot;x + &quot;&amp;[.AD8]" office:value-type="string" office:string-value="13x + 3" calcext:value-type="string">
            <text:p>13x + 3</text:p>
          </table:table-cell>
          <table:table-cell table:style-name="ce137" office:value-type="string" calcext:value-type="string">
            <text:p>pour x =</text:p>
          </table:table-cell>
          <table:table-cell table:style-name="ce187" table:formula="of:=RANDBETWEEN(0;9)" office:value-type="float" office:value="6" calcext:value-type="float">
            <text:p>6 :</text:p>
          </table:table-cell>
          <table:table-cell table:style-name="ce56"/>
          <table:table-cell table:style-name="ce136" table:formula="of:=&quot;x² + x + &quot;&amp;[.AE8]" office:value-type="string" office:string-value="x² + x + 2" calcext:value-type="string">
            <text:p>x² + x + 2</text:p>
          </table:table-cell>
          <table:table-cell table:style-name="ce189" office:value-type="string" calcext:value-type="string">
            <text:p>pour</text:p>
          </table:table-cell>
          <table:table-cell table:style-name="ce191" table:formula="of:=RANDBETWEEN(0;5)" office:value-type="float" office:value="4" calcext:value-type="float">
            <text:p>x=4 :</text:p>
          </table:table-cell>
          <table:table-cell table:style-name="ce56"/>
          <table:table-cell table:style-name="ce136" table:formula="of:=[.AC7]&amp;&quot;x² - &quot;&amp;[.AD7]&amp;&quot;x + &quot;&amp;[.AE7]" office:value-type="string" office:string-value="13x² - 3x + 5" calcext:value-type="string">
            <text:p>13x² - 3x + 5</text:p>
          </table:table-cell>
          <table:table-cell table:style-name="ce137" office:value-type="string" calcext:value-type="string">
            <text:p>pour</text:p>
          </table:table-cell>
          <table:table-cell table:style-name="ce191" table:formula="of:=RANDBETWEEN(0;5)" office:value-type="float" office:value="0" calcext:value-type="float">
            <text:p>x=0 :</text:p>
          </table:table-cell>
          <table:table-cell table:style-name="ce56"/>
          <table:table-cell/>
          <table:table-cell table:style-name="ce27" table:formula="of:=[.A8]+IF([.B8]=&quot;+&quot;;[.C8];-[.C8])+IF([.D8]=&quot;+&quot;;[.E8];-[.E8])+IF([.F8]=&quot;+&quot;;[.G8];-[.G8])" office:value-type="float" office:value="47" calcext:value-type="float">
            <text:p>47</text:p>
          </table:table-cell>
          <table:table-cell table:style-name="ce193" table:formula="of:=[.K8]*[.AC8]+[.AD8]" office:value-type="float" office:value="81" calcext:value-type="float">
            <text:p>81</text:p>
          </table:table-cell>
          <table:table-cell table:style-name="ce57" table:formula="of:=[.O8]^2+[.O8]+[.AE8]" office:value-type="float" office:value="22" calcext:value-type="float">
            <text:p>22</text:p>
          </table:table-cell>
          <table:table-cell table:style-name="ce181" table:formula="of:=[.AC7]*[.S8]^2+[.AD7]*[.S8]+[.AE7]" office:value-type="float" office:value="5" calcext:value-type="float">
            <text:p>5</text:p>
          </table:table-cell>
          <table:table-cell/>
          <table:table-cell table:formula="of:=RANK([.AB8];[.AB1:.AB10])+2" office:value-type="float" office:value="10" calcext:value-type="float">
            <text:p>10</text:p>
          </table:table-cell>
          <table:table-cell table:style-name="ce83" table:formula="of:=RAND()" office:value-type="float" office:value="0.245629515618474" calcext:value-type="float">
            <text:p>0,245629515618474</text:p>
          </table:table-cell>
          <table:table-cell table:style-name="ce140" table:formula="of:=RANDBETWEEN(2;13)" office:value-type="float" office:value="13" calcext:value-type="float">
            <text:p>13</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9];[.AB1:.AB10])+2" office:value-type="float" office:value="4" calcext:value-type="float">
            <text:p>4</text:p>
          </table:table-cell>
          <table:table-cell table:style-name="ce83" table:formula="of:=RAND()" office:value-type="float" office:value="0.587922546645385" calcext:value-type="float">
            <text:p>0,587922546645385</text:p>
          </table:table-cell>
          <table:table-cell table:number-columns-repeated="996"/>
        </table:table-row>
        <table:table-row table:style-name="ro4">
          <table:table-cell table:number-columns-repeated="26"/>
          <table:table-cell table:formula="of:=RANK([.AB10];[.AB1:.AB10])+2" office:value-type="float" office:value="5" calcext:value-type="float">
            <text:p>5</text:p>
          </table:table-cell>
          <table:table-cell table:style-name="ce83" table:formula="of:=RAND()" office:value-type="float" office:value="0.457272548730959" calcext:value-type="float">
            <text:p>0,457272548730959</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AB12];[.AB12:.AB21])+2" office:value-type="float" office:value="4" calcext:value-type="float">
            <text:p>4</text:p>
          </table:table-cell>
          <table:table-cell table:style-name="ce83" table:formula="of:=RAND()" office:value-type="float" office:value="0.92089588057136" calcext:value-type="float">
            <text:p>0,92089588057136</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T$2]" office:value-type="string" office:string-value="v7554" calcext:value-type="string">
            <text:p>v7554</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13];[.AB12:.AB21])+2" office:value-type="float" office:value="8" calcext:value-type="float">
            <text:p>8</text:p>
          </table:table-cell>
          <table:table-cell table:style-name="ce83" table:formula="of:=RAND()" office:value-type="float" office:value="0.357216654985323" calcext:value-type="float">
            <text:p>0,357216654985323</text:p>
          </table:table-cell>
          <table:table-cell table:number-columns-repeated="996"/>
        </table:table-row>
        <table:table-row table:style-name="ro3">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12]" office:value-type="string" office:string-value="AB" calcext:value-type="string">
            <text:p>AB</text:p>
          </table:table-cell>
          <table:table-cell table:style-name="ce96"/>
          <table:table-cell table:style-name="ce99" table:formula="of:=[.T13]" office:value-type="string" office:string-value="v7554" calcext:value-type="string">
            <text:p>v7554</text:p>
          </table:table-cell>
          <table:table-cell table:style-name="ce83"/>
          <table:table-cell table:formula="of:=RANK([.AB14];[.AB12:.AB21])+2" office:value-type="float" office:value="11" calcext:value-type="float">
            <text:p>11</text:p>
          </table:table-cell>
          <table:table-cell table:style-name="ce83" table:formula="of:=RAND()" office:value-type="float" office:value="0.149995002625382" calcext:value-type="float">
            <text:p>0,149995002625382</text:p>
          </table:table-cell>
          <table:table-cell/>
          <table:table-cell table:style-name="ce83" table:number-columns-repeated="2"/>
          <table:table-cell table:number-columns-repeated="993"/>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30" calcext:value-type="float">
            <text:p>30</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15];&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AA15]&lt;5;&quot;m&quot;;IF(AND([.AA15]&gt;4;[.AA15]&lt;9);&quot;L&quot;;&quot;g&quot;))" office:value-type="string" office:string-value="g" calcext:value-type="string">
            <text:p>g</text:p>
          </table:table-cell>
          <table:table-cell table:style-name="ce4" table:formula="of:=([.AA15]+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4.7" calcext:value-type="float">
            <text:p>4,7</text:p>
          </table:table-cell>
          <table:table-cell table:style-name="ce7" office:value-type="string" calcext:value-type="string">
            <text:p>÷</text:p>
          </table:table-cell>
          <table:table-cell table:style-name="ce183" table:formula="of:=CHOOSE(INT(RAND()*3)+1;10;100;1000)" office:value-type="float" office:value="1000" calcext:value-type="float">
            <text:p>1000 =</text:p>
          </table:table-cell>
          <table:table-cell table:style-name="ce10"/>
          <table:table-cell/>
          <table:table-cell table:style-name="ce67" table:formula="of:=&quot;fact &quot;&amp;[.E15]" office:value-type="string" office:string-value="fact 30" calcext:value-type="string">
            <text:p>fact 30</text:p>
          </table:table-cell>
          <table:table-cell table:style-name="ce193" table:formula="of:=[.I15]*(CHOOSE([.AA15];0;0.01;0.001;1000;0.001;100;0.1;0.01;1000;0.1;0.001;10))&amp;&quot; &quot;&amp;[.L15]" office:value-type="string" office:string-value="1000 g" calcext:value-type="string">
            <text:p>1000 g</text:p>
          </table:table-cell>
          <table:table-cell table:style-name="ce57" table:formula="of:=[.AA15]+3" office:value-type="float" office:value="15" calcext:value-type="float">
            <text:p>15</text:p>
          </table:table-cell>
          <table:table-cell table:style-name="ce193" table:formula="of:=[.Q15]/[.S15]" office:value-type="float" office:value="0.0047" calcext:value-type="float">
            <text:p>0,0047</text:p>
          </table:table-cell>
          <table:table-cell/>
          <table:table-cell table:formula="of:=RANK([.AB15];[.AB12:.AB21])+2" office:value-type="float" office:value="12" calcext:value-type="float">
            <text:p>12</text:p>
          </table:table-cell>
          <table:table-cell table:style-name="ce83" table:formula="of:=RAND()" office:value-type="float" office:value="0.123552368337698" calcext:value-type="float">
            <text:p>0,123552368337698</text:p>
          </table:table-cell>
          <table:table-cell table:style-name="ce140" table:formula="of:=RANDBETWEEN(2;13)" office:value-type="float" office:value="8" calcext:value-type="float">
            <text:p>8</text:p>
          </table:table-cell>
          <table:table-cell table:style-name="ce141" table:formula="of:=RANDBETWEEN(2;5)" office:value-type="float" office:value="4" calcext:value-type="float">
            <text:p>4</text:p>
          </table:table-cell>
          <table:table-cell table:style-name="ce141" table:formula="of:=RANDBETWEEN(2;4)" office:value-type="float" office:value="2" calcext:value-type="float">
            <text:p>2</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90" calcext:value-type="float">
            <text:p>90</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16];&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AA16]&lt;5;&quot;m&quot;;IF(AND([.AA16]&gt;4;[.AA16]&lt;9);&quot;L&quot;;&quot;g&quot;))" office:value-type="string" office:string-value="L" calcext:value-type="string">
            <text:p>L</text:p>
          </table:table-cell>
          <table:table-cell table:style-name="ce4" table:formula="of:=([.AA16]+3)^2"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47.41" calcext:value-type="float">
            <text:p>47,41</text:p>
          </table:table-cell>
          <table:table-cell table:style-name="ce7" office:value-type="string" calcext:value-type="string">
            <text:p>÷</text:p>
          </table:table-cell>
          <table:table-cell table:style-name="ce183" table:formula="of:=CHOOSE(INT(RAND()*3)+1;10;100;1000)" office:value-type="float" office:value="100" calcext:value-type="float">
            <text:p>100 =</text:p>
          </table:table-cell>
          <table:table-cell table:style-name="ce10"/>
          <table:table-cell/>
          <table:table-cell table:style-name="ce67" table:formula="of:=&quot;fact &quot;&amp;[.E16]" office:value-type="string" office:string-value="fact 90" calcext:value-type="string">
            <text:p>fact 90</text:p>
          </table:table-cell>
          <table:table-cell table:style-name="ce193" table:formula="of:=[.I16]*(CHOOSE([.AA16];0;0.01;0.001;1000;0.001;100;0.1;0.01;1000;0.1;0.001;10))&amp;&quot; &quot;&amp;[.L16]" office:value-type="string" office:string-value="0,1 L" calcext:value-type="string">
            <text:p>0,1 L</text:p>
          </table:table-cell>
          <table:table-cell table:style-name="ce57" table:formula="of:=[.AA16]+3" office:value-type="float" office:value="8" calcext:value-type="float">
            <text:p>8</text:p>
          </table:table-cell>
          <table:table-cell table:style-name="ce193" table:formula="of:=[.Q16]/[.S16]" office:value-type="float" office:value="0.4741" calcext:value-type="float">
            <text:p>0,4741</text:p>
          </table:table-cell>
          <table:table-cell/>
          <table:table-cell table:formula="of:=RANK([.AB16];[.AB12:.AB21])+2" office:value-type="float" office:value="5" calcext:value-type="float">
            <text:p>5</text:p>
          </table:table-cell>
          <table:table-cell table:style-name="ce83" table:formula="of:=RAND()" office:value-type="float" office:value="0.897811409045103" calcext:value-type="float">
            <text:p>0,897811409045103</text:p>
          </table:table-cell>
          <table:table-cell table:style-name="ce140" table:formula="of:=RANDBETWEEN(2;13)" office:value-type="float" office:value="3" calcext:value-type="float">
            <text:p>3</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4" table:formula="of:=CHOOSE(ROUND(RAND())+1;-1;1)*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10" calcext:value-type="float">
            <text:p>-10</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718.2" calcext:value-type="float">
            <text:p>718,2</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0.5" calcext:value-type="float">
            <text:p>0,5</text:p>
          </table:table-cell>
          <table:table-cell table:style-name="ce40" table:formula="of:=CHOOSE([.AA17];&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17]+IF([.B17]=&quot;+&quot;;[.C17];-[.C17])+IF([.D17]=&quot;+&quot;;[.E17];-[.E17])" office:value-type="float" office:value="-9" calcext:value-type="float">
            <text:p>-9</text:p>
          </table:table-cell>
          <table:table-cell table:style-name="ce193" table:formula="of:=[.I17]*[.K17]" office:value-type="float" office:value="-90" calcext:value-type="float">
            <text:p>-90</text:p>
          </table:table-cell>
          <table:table-cell table:style-name="ce57" table:formula="of:=[.M17]*[.O17]" office:value-type="float" office:value="71.82" calcext:value-type="float">
            <text:p>71,82</text:p>
          </table:table-cell>
          <table:table-cell table:style-name="ce193" table:formula="of:=[.Q17]*CHOOSE([.AA17];0;0.01;0.0001;0.000001;1000000;10000;100;0.000001;0.0001;0.01;100;10000;1000000)&amp;&quot; &quot;&amp;[.T17]" office:value-type="string" office:string-value="0,00005 m²" calcext:value-type="string">
            <text:p>0,00005 m²</text:p>
          </table:table-cell>
          <table:table-cell/>
          <table:table-cell table:formula="of:=RANK([.AB17];[.AB12:.AB21])+2" office:value-type="float" office:value="9" calcext:value-type="float">
            <text:p>9</text:p>
          </table:table-cell>
          <table:table-cell table:style-name="ce83" table:formula="of:=RAND()" office:value-type="float" office:value="0.204360542714929" calcext:value-type="float">
            <text:p>0,204360542714929</text:p>
          </table:table-cell>
          <table:table-cell table:style-name="ce140" table:formula="of:=RANDBETWEEN(2;13)" office:value-type="float" office:value="9" calcext:value-type="float">
            <text:p>9</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4" table:formula="of:=RANDBETWEEN(2;12)*IF(ROUND(RAND());1;-1)" office:value-type="float" office:value="5" calcext:value-type="float">
            <text:p>5</text:p>
          </table:table-cell>
          <table:table-cell table:style-name="ce7" office:value-type="string" calcext:value-type="string">
            <text:p>×</text:p>
          </table:table-cell>
          <table:table-cell table:style-name="ce116" table:formula="of:=IF(ROUND(RAND());RANDBETWEEN(2;12);&quot;(-&quot;&amp;RANDBETWEEN(2;12)&amp;&quot;)&quot;)" office:value-type="float" office:value="5" calcext:value-type="float">
            <text:p>5</text:p>
          </table:table-cell>
          <table:table-cell table:style-name="ce10" office:value-type="string" calcext:value-type="string">
            <text:p>=</text:p>
          </table:table-cell>
          <table:table-cell table:style-name="ce4" table:formula="of:=ROUND(RAND()*CHOOSE(RANDBETWEEN(1;3);10;100;1000);RANDBETWEEN(1;3))" office:value-type="float" office:value="54.46" calcext:value-type="float">
            <text:p>54,46</text:p>
          </table:table-cell>
          <table:table-cell table:style-name="ce7" office:value-type="string" calcext:value-type="string">
            <text:p>×</text:p>
          </table:table-cell>
          <table:table-cell table:style-name="ce190" table:formula="of:=CHOOSE(INT(RAND()*3)+1;0.1;0.01;0.001)" office:value-type="float" office:value="0.01" calcext:value-type="float">
            <text:p>0,01 =</text:p>
          </table:table-cell>
          <table:table-cell table:style-name="ce10"/>
          <table:table-cell table:style-name="ce51" table:formula="of:=ROUNDUP(RAND()*1000/CHOOSE(RANDBETWEEN(1;4);1;10;100;1000);RANDBETWEEN(-2;2))" office:value-type="float" office:value="900" calcext:value-type="float">
            <text:p>900</text:p>
          </table:table-cell>
          <table:table-cell table:style-name="ce40" table:formula="of:=CHOOSE([.AA18];&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18]+IF([.B18]=&quot;+&quot;;[.C18];-[.C18])+IF([.D18]=&quot;+&quot;;[.E18];-[.E18])+IF([.F18]=&quot;+&quot;;[.G18];-[.G18])" office:value-type="float" office:value="30" calcext:value-type="float">
            <text:p>30</text:p>
          </table:table-cell>
          <table:table-cell table:style-name="ce193" table:formula="of:=[.I18]*[.K18]" office:value-type="float" office:value="25" calcext:value-type="float">
            <text:p>25</text:p>
          </table:table-cell>
          <table:table-cell table:style-name="ce57" table:formula="of:=[.M18]*[.O18]" office:value-type="float" office:value="0.5446" calcext:value-type="float">
            <text:p>0,5446</text:p>
          </table:table-cell>
          <table:table-cell table:style-name="ce193" table:formula="of:=[.Q18]*CHOOSE([.AA18];0;0.01;0.0001;0.000001;1000000;10000;100;0.000001;0.0001;0.01;100;10000;1000000)&amp;&quot; &quot;&amp;[.T18]" office:value-type="string" office:string-value="9000000 m²" calcext:value-type="string">
            <text:p>9000000 m²</text:p>
          </table:table-cell>
          <table:table-cell/>
          <table:table-cell table:formula="of:=RANK([.AB18];[.AB12:.AB21])+2" office:value-type="float" office:value="6" calcext:value-type="float">
            <text:p>6</text:p>
          </table:table-cell>
          <table:table-cell table:style-name="ce83" table:formula="of:=RAND()" office:value-type="float" office:value="0.859350536537216" calcext:value-type="float">
            <text:p>0,859350536537216</text:p>
          </table:table-cell>
          <table:table-cell table:style-name="ce140" table:formula="of:=RANDBETWEEN(2;13)" office:value-type="float" office:value="3" calcext:value-type="float">
            <text:p>3</text:p>
          </table:table-cell>
          <table:table-cell table:style-name="ce141" table:formula="of:=RANDBETWEEN(2;5)" office:value-type="float" office:value="2" calcext:value-type="float">
            <text:p>2</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10" office:value-type="string" calcext:value-type="string">
            <text:p>=</text:p>
          </table:table-cell>
          <table:table-cell table:style-name="ce136" table:formula="of:=[.AC19]&amp;&quot;x + &quot;&amp;[.AD19]" office:value-type="string" office:string-value="9x + 3" calcext:value-type="string">
            <text:p>9x + 3</text:p>
          </table:table-cell>
          <table:table-cell table:style-name="ce137" office:value-type="string" calcext:value-type="string">
            <text:p>pour x =</text:p>
          </table:table-cell>
          <table:table-cell table:style-name="ce187" table:formula="of:=RANDBETWEEN(0;9)" office:value-type="float" office:value="4" calcext:value-type="float">
            <text:p>4 :</text:p>
          </table:table-cell>
          <table:table-cell table:style-name="ce56"/>
          <table:table-cell table:style-name="ce136" table:formula="of:=&quot;x² + x + &quot;&amp;[.AE19]" office:value-type="string" office:string-value="x² + x + 2" calcext:value-type="string">
            <text:p>x² + x + 2</text:p>
          </table:table-cell>
          <table:table-cell table:style-name="ce189" office:value-type="string" calcext:value-type="string">
            <text:p>pour</text:p>
          </table:table-cell>
          <table:table-cell table:style-name="ce191" table:formula="of:=RANDBETWEEN(0;5)" office:value-type="float" office:value="1" calcext:value-type="float">
            <text:p>x=1 :</text:p>
          </table:table-cell>
          <table:table-cell table:style-name="ce56"/>
          <table:table-cell table:style-name="ce136" table:formula="of:=[.AC18]&amp;&quot;x² - &quot;&amp;[.AD18]&amp;&quot;x + &quot;&amp;[.AE18]" office:value-type="string" office:string-value="3x² - 2x + 2" calcext:value-type="string">
            <text:p>3x² - 2x + 2</text:p>
          </table:table-cell>
          <table:table-cell table:style-name="ce137" office:value-type="string" calcext:value-type="string">
            <text:p>pour</text:p>
          </table:table-cell>
          <table:table-cell table:style-name="ce191" table:formula="of:=RANDBETWEEN(0;5)" office:value-type="float" office:value="0" calcext:value-type="float">
            <text:p>x=0 :</text:p>
          </table:table-cell>
          <table:table-cell table:style-name="ce56"/>
          <table:table-cell/>
          <table:table-cell table:style-name="ce27" table:formula="of:=[.A19]+IF([.B19]=&quot;+&quot;;[.C19];-[.C19])+IF([.D19]=&quot;+&quot;;[.E19];-[.E19])+IF([.F19]=&quot;+&quot;;[.G19];-[.G19])" office:value-type="float" office:value="-41" calcext:value-type="float">
            <text:p>-41</text:p>
          </table:table-cell>
          <table:table-cell table:style-name="ce193" table:formula="of:=[.K19]*[.AC19]+[.AD19]" office:value-type="float" office:value="39" calcext:value-type="float">
            <text:p>39</text:p>
          </table:table-cell>
          <table:table-cell table:style-name="ce57" table:formula="of:=[.O19]^2+[.O19]+[.AE19]" office:value-type="float" office:value="4" calcext:value-type="float">
            <text:p>4</text:p>
          </table:table-cell>
          <table:table-cell table:style-name="ce181" table:formula="of:=[.AC18]*[.S19]^2+[.AD18]*[.S19]+[.AE18]" office:value-type="float" office:value="2" calcext:value-type="float">
            <text:p>2</text:p>
          </table:table-cell>
          <table:table-cell/>
          <table:table-cell table:formula="of:=RANK([.AB19];[.AB12:.AB21])+2" office:value-type="float" office:value="10" calcext:value-type="float">
            <text:p>10</text:p>
          </table:table-cell>
          <table:table-cell table:style-name="ce83" table:formula="of:=RAND()" office:value-type="float" office:value="0.189143887315853" calcext:value-type="float">
            <text:p>0,189143887315853</text:p>
          </table:table-cell>
          <table:table-cell table:style-name="ce140" table:formula="of:=RANDBETWEEN(2;13)" office:value-type="float" office:value="9" calcext:value-type="float">
            <text:p>9</text:p>
          </table:table-cell>
          <table:table-cell table:style-name="ce141" table:formula="of:=RANDBETWEEN(2;5)" office:value-type="float" office:value="3" calcext:value-type="float">
            <text:p>3</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20];[.AB12:.AB21])+2" office:value-type="float" office:value="3" calcext:value-type="float">
            <text:p>3</text:p>
          </table:table-cell>
          <table:table-cell table:style-name="ce83" table:formula="of:=RAND()" office:value-type="float" office:value="0.964218940472757" calcext:value-type="float">
            <text:p>0,964218940472757</text:p>
          </table:table-cell>
          <table:table-cell table:number-columns-repeated="996"/>
        </table:table-row>
        <table:table-row table:style-name="ro4">
          <table:table-cell table:number-columns-repeated="26"/>
          <table:table-cell table:formula="of:=RANK([.AB21];[.AB12:.AB21])+2" office:value-type="float" office:value="7" calcext:value-type="float">
            <text:p>7</text:p>
          </table:table-cell>
          <table:table-cell table:style-name="ce83" table:formula="of:=RAND()" office:value-type="float" office:value="0.659897038388921" calcext:value-type="float">
            <text:p>0,659897038388921</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AB23];[.AB23:.AB32])+2" office:value-type="float" office:value="6" calcext:value-type="float">
            <text:p>6</text:p>
          </table:table-cell>
          <table:table-cell table:style-name="ce83" table:formula="of:=RAND()" office:value-type="float" office:value="0.695508811171001" calcext:value-type="float">
            <text:p>0,695508811171001</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T$2]" office:value-type="string" office:string-value="v7554" calcext:value-type="string">
            <text:p>v7554</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4];[.AB23:.AB32])+2" office:value-type="float" office:value="7" calcext:value-type="float">
            <text:p>7</text:p>
          </table:table-cell>
          <table:table-cell table:style-name="ce83" table:formula="of:=RAND()" office:value-type="float" office:value="0.553816693414728" calcext:value-type="float">
            <text:p>0,553816693414728</text:p>
          </table:table-cell>
          <table:table-cell table:number-columns-repeated="996"/>
        </table:table-row>
        <table:table-row table:style-name="ro3">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23]" office:value-type="string" office:string-value="AC" calcext:value-type="string">
            <text:p>AC</text:p>
          </table:table-cell>
          <table:table-cell table:style-name="ce96"/>
          <table:table-cell table:style-name="ce99" table:formula="of:=[.T24]" office:value-type="string" office:string-value="v7554" calcext:value-type="string">
            <text:p>v7554</text:p>
          </table:table-cell>
          <table:table-cell table:style-name="ce83"/>
          <table:table-cell table:formula="of:=RANK([.AB25];[.AB23:.AB32])+2" office:value-type="float" office:value="3" calcext:value-type="float">
            <text:p>3</text:p>
          </table:table-cell>
          <table:table-cell table:style-name="ce83" table:formula="of:=RAND()" office:value-type="float" office:value="0.997899909279551" calcext:value-type="float">
            <text:p>0,997899909279551</text:p>
          </table:table-cell>
          <table:table-cell/>
          <table:table-cell table:style-name="ce83" table:number-columns-repeated="2"/>
          <table:table-cell table:number-columns-repeated="993"/>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30" calcext:value-type="float">
            <text:p>30</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91.6" calcext:value-type="float">
            <text:p>91,6</text:p>
          </table:table-cell>
          <table:table-cell table:style-name="ce40" table:formula="of:=CHOOSE([.AA26];&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AA26]&lt;5;&quot;m&quot;;IF(AND([.AA26]&gt;4;[.AA26]&lt;9);&quot;L&quot;;&quot;g&quot;))" office:value-type="string" office:string-value="L" calcext:value-type="string">
            <text:p>L</text:p>
          </table:table-cell>
          <table:table-cell table:style-name="ce4" table:formula="of:=([.AA26]+3)^2" office:value-type="float" office:value="121" calcext:value-type="float">
            <text:p>12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768" calcext:value-type="float">
            <text:p>768</text:p>
          </table:table-cell>
          <table:table-cell table:style-name="ce7" office:value-type="string" calcext:value-type="string">
            <text:p>÷</text:p>
          </table:table-cell>
          <table:table-cell table:style-name="ce183" table:formula="of:=CHOOSE(INT(RAND()*3)+1;10;100;1000)" office:value-type="float" office:value="1000" calcext:value-type="float">
            <text:p>1000 =</text:p>
          </table:table-cell>
          <table:table-cell table:style-name="ce10"/>
          <table:table-cell/>
          <table:table-cell table:style-name="ce67" table:formula="of:=&quot;fact &quot;&amp;[.E26]" office:value-type="string" office:string-value="fact 30" calcext:value-type="string">
            <text:p>fact 30</text:p>
          </table:table-cell>
          <table:table-cell table:style-name="ce193" table:formula="of:=[.I26]*(CHOOSE([.AA26];0;0.01;0.001;1000;0.001;100;0.1;0.01;1000;0.1;0.001;10))&amp;&quot; &quot;&amp;[.L26]" office:value-type="string" office:string-value="0,916 L" calcext:value-type="string">
            <text:p>0,916 L</text:p>
          </table:table-cell>
          <table:table-cell table:style-name="ce57" table:formula="of:=[.AA26]+3" office:value-type="float" office:value="11" calcext:value-type="float">
            <text:p>11</text:p>
          </table:table-cell>
          <table:table-cell table:style-name="ce193" table:formula="of:=[.Q26]/[.S26]" office:value-type="float" office:value="0.768" calcext:value-type="float">
            <text:p>0,768</text:p>
          </table:table-cell>
          <table:table-cell/>
          <table:table-cell table:formula="of:=RANK([.AB26];[.AB23:.AB32])+2" office:value-type="float" office:value="8" calcext:value-type="float">
            <text:p>8</text:p>
          </table:table-cell>
          <table:table-cell table:style-name="ce83" table:formula="of:=RAND()" office:value-type="float" office:value="0.542455994034916" calcext:value-type="float">
            <text:p>0,542455994034916</text:p>
          </table:table-cell>
          <table:table-cell table:style-name="ce140" table:formula="of:=RANDBETWEEN(2;13)" office:value-type="float" office:value="9" calcext:value-type="float">
            <text:p>9</text:p>
          </table:table-cell>
          <table:table-cell table:style-name="ce141" table:formula="of:=RANDBETWEEN(2;5)" office:value-type="float" office:value="2" calcext:value-type="float">
            <text:p>2</text:p>
          </table:table-cell>
          <table:table-cell table:style-name="ce141" table:formula="of:=RANDBETWEEN(2;4)" office:value-type="float" office:value="2" calcext:value-type="float">
            <text:p>2</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84" calcext:value-type="float">
            <text:p>84</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1" calcext:value-type="float">
            <text:p>1</text:p>
          </table:table-cell>
          <table:table-cell table:style-name="ce40" table:formula="of:=CHOOSE([.AA27];&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AA27]&lt;5;&quot;m&quot;;IF(AND([.AA27]&gt;4;[.AA27]&lt;9);&quot;L&quot;;&quot;g&quot;))" office:value-type="string" office:string-value="m" calcext:value-type="string">
            <text:p>m</text:p>
          </table:table-cell>
          <table:table-cell table:style-name="ce4" table:formula="of:=([.AA27]+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1.4" calcext:value-type="float">
            <text:p>1,4</text:p>
          </table:table-cell>
          <table:table-cell table:style-name="ce7" office:value-type="string" calcext:value-type="string">
            <text:p>÷</text:p>
          </table:table-cell>
          <table:table-cell table:style-name="ce183" table:formula="of:=CHOOSE(INT(RAND()*3)+1;10;100;1000)" office:value-type="float" office:value="10" calcext:value-type="float">
            <text:p>10 =</text:p>
          </table:table-cell>
          <table:table-cell table:style-name="ce10"/>
          <table:table-cell/>
          <table:table-cell table:style-name="ce67" table:formula="of:=&quot;fact &quot;&amp;[.E27]" office:value-type="string" office:string-value="fact 84" calcext:value-type="string">
            <text:p>fact 84</text:p>
          </table:table-cell>
          <table:table-cell table:style-name="ce193" table:formula="of:=[.I27]*(CHOOSE([.AA27];0;0.01;0.001;1000;0.001;100;0.1;0.01;1000;0.1;0.001;10))&amp;&quot; &quot;&amp;[.L27]" office:value-type="string" office:string-value="1000 m" calcext:value-type="string">
            <text:p>1000 m</text:p>
          </table:table-cell>
          <table:table-cell table:style-name="ce57" table:formula="of:=[.AA27]+3" office:value-type="float" office:value="7" calcext:value-type="float">
            <text:p>7</text:p>
          </table:table-cell>
          <table:table-cell table:style-name="ce193" table:formula="of:=[.Q27]/[.S27]" office:value-type="float" office:value="0.14" calcext:value-type="float">
            <text:p>0,14</text:p>
          </table:table-cell>
          <table:table-cell/>
          <table:table-cell table:formula="of:=RANK([.AB27];[.AB23:.AB32])+2" office:value-type="float" office:value="4" calcext:value-type="float">
            <text:p>4</text:p>
          </table:table-cell>
          <table:table-cell table:style-name="ce83" table:formula="of:=RAND()" office:value-type="float" office:value="0.805193312343489" calcext:value-type="float">
            <text:p>0,805193312343489</text:p>
          </table:table-cell>
          <table:table-cell table:style-name="ce140" table:formula="of:=RANDBETWEEN(2;13)" office:value-type="float" office:value="3" calcext:value-type="float">
            <text:p>3</text:p>
          </table:table-cell>
          <table:table-cell table:style-name="ce141" table:formula="of:=RANDBETWEEN(2;5)" office:value-type="float" office:value="4" calcext:value-type="float">
            <text:p>4</text:p>
          </table:table-cell>
          <table:table-cell table:style-name="ce141" table:formula="of:=RANDBETWEEN(2;5)" office:value-type="float" office:value="5" calcext:value-type="float">
            <text:p>5</text:p>
          </table:table-cell>
          <table:table-cell table:number-columns-repeated="993"/>
        </table:table-row>
        <table:table-row table:style-name="ro3">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11" calcext:value-type="float">
            <text:p>11</text:p>
          </table:table-cell>
          <table:table-cell table:style-name="ce7" office:value-type="string" calcext:value-type="string">
            <text:p>×</text:p>
          </table:table-cell>
          <table:table-cell table:style-name="ce116" table:formula="of:=IF(ROUND(RAND());RANDBETWEEN(2;12);&quot;(-&quot;&amp;RANDBETWEEN(2;12)&amp;&quot;)&quot;)" office:value-type="float" office:value="10" calcext:value-type="float">
            <text:p>10</text:p>
          </table:table-cell>
          <table:table-cell table:style-name="ce10" office:value-type="string" calcext:value-type="string">
            <text:p>=</text:p>
          </table:table-cell>
          <table:table-cell table:style-name="ce4" table:formula="of:=ROUND(RAND()*CHOOSE(RANDBETWEEN(1;3);10;100;1000);RANDBETWEEN(1;3))" office:value-type="float" office:value="8.7" calcext:value-type="float">
            <text:p>8,7</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1000" calcext:value-type="float">
            <text:p>1000</text:p>
          </table:table-cell>
          <table:table-cell table:style-name="ce40" table:formula="of:=CHOOSE([.AA28];&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28]+IF([.B28]=&quot;+&quot;;[.C28];-[.C28])+IF([.D28]=&quot;+&quot;;[.E28];-[.E28])" office:value-type="float" office:value="-39" calcext:value-type="float">
            <text:p>-39</text:p>
          </table:table-cell>
          <table:table-cell table:style-name="ce193" table:formula="of:=[.I28]*[.K28]" office:value-type="float" office:value="110" calcext:value-type="float">
            <text:p>110</text:p>
          </table:table-cell>
          <table:table-cell table:style-name="ce57" table:formula="of:=[.M28]*[.O28]" office:value-type="float" office:value="0.87" calcext:value-type="float">
            <text:p>0,87</text:p>
          </table:table-cell>
          <table:table-cell table:style-name="ce193" table:formula="of:=[.Q28]*CHOOSE([.AA28];0;0.01;0.0001;0.000001;1000000;10000;100;0.000001;0.0001;0.01;100;10000;1000000)&amp;&quot; &quot;&amp;[.T28]" office:value-type="string" office:string-value="100000 m²" calcext:value-type="string">
            <text:p>100000 m²</text:p>
          </table:table-cell>
          <table:table-cell/>
          <table:table-cell table:formula="of:=RANK([.AB28];[.AB23:.AB32])+2" office:value-type="float" office:value="11" calcext:value-type="float">
            <text:p>11</text:p>
          </table:table-cell>
          <table:table-cell table:style-name="ce83" table:formula="of:=RAND()" office:value-type="float" office:value="0.262514901396213" calcext:value-type="float">
            <text:p>0,262514901396213</text:p>
          </table:table-cell>
          <table:table-cell table:style-name="ce140" table:formula="of:=RANDBETWEEN(2;13)" office:value-type="float" office:value="11" calcext:value-type="float">
            <text:p>11</text:p>
          </table:table-cell>
          <table:table-cell table:style-name="ce141" table:formula="of:=RANDBETWEEN(2;5)" office:value-type="float" office:value="3" calcext:value-type="float">
            <text:p>3</text:p>
          </table:table-cell>
          <table:table-cell table:style-name="ce141" table:formula="of:=RANDBETWEEN(2;5)" office:value-type="float" office:value="4" calcext:value-type="float">
            <text:p>4</text:p>
          </table:table-cell>
          <table:table-cell table:number-columns-repeated="993"/>
        </table:table-row>
        <table:table-row table:style-name="ro3">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10" office:value-type="string" calcext:value-type="string">
            <text:p>=</text:p>
          </table:table-cell>
          <table:table-cell table:style-name="ce4" table:formula="of:=RANDBETWEEN(2;12)*IF(ROUND(RAND());1;-1)" office:value-type="float" office:value="6" calcext:value-type="float">
            <text:p>6</text:p>
          </table:table-cell>
          <table:table-cell table:style-name="ce7" office:value-type="string" calcext:value-type="string">
            <text:p>×</text:p>
          </table:table-cell>
          <table:table-cell table:style-name="ce116" table:formula="of:=IF(ROUND(RAND());RANDBETWEEN(2;12);&quot;(-&quot;&amp;RANDBETWEEN(2;12)&amp;&quot;)&quot;)" office:value-type="string" office:string-value="(-2)" calcext:value-type="string">
            <text:p>(-2)</text:p>
          </table:table-cell>
          <table:table-cell table:style-name="ce10" office:value-type="string" calcext:value-type="string">
            <text:p>=</text:p>
          </table:table-cell>
          <table:table-cell table:style-name="ce4" table:formula="of:=ROUND(RAND()*CHOOSE(RANDBETWEEN(1;3);10;100;1000);RANDBETWEEN(1;3))" office:value-type="float" office:value="31.6" calcext:value-type="float">
            <text:p>31,6</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AA29];&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29]+IF([.B29]=&quot;+&quot;;[.C29];-[.C29])+IF([.D29]=&quot;+&quot;;[.E29];-[.E29])+IF([.F29]=&quot;+&quot;;[.G29];-[.G29])" office:value-type="float" office:value="25" calcext:value-type="float">
            <text:p>25</text:p>
          </table:table-cell>
          <table:table-cell table:style-name="ce193" table:formula="of:=[.I29]*[.K29]" office:value-type="string" office:string-value="" calcext:value-type="error">
            <text:p>#VALEUR !</text:p>
          </table:table-cell>
          <table:table-cell table:style-name="ce57" table:formula="of:=[.M29]*[.O29]" office:value-type="float" office:value="3.16" calcext:value-type="float">
            <text:p>3,16</text:p>
          </table:table-cell>
          <table:table-cell table:style-name="ce193" table:formula="of:=[.Q29]*CHOOSE([.AA29];0;0.01;0.0001;0.000001;1000000;10000;100;0.000001;0.0001;0.01;100;10000;1000000)&amp;&quot; &quot;&amp;[.T29]" office:value-type="string" office:string-value="0,001 m²" calcext:value-type="string">
            <text:p>0,001 m²</text:p>
          </table:table-cell>
          <table:table-cell/>
          <table:table-cell table:formula="of:=RANK([.AB29];[.AB23:.AB32])+2" office:value-type="float" office:value="9" calcext:value-type="float">
            <text:p>9</text:p>
          </table:table-cell>
          <table:table-cell table:style-name="ce83" table:formula="of:=RAND()" office:value-type="float" office:value="0.54197725018467" calcext:value-type="float">
            <text:p>0,54197725018467</text:p>
          </table:table-cell>
          <table:table-cell table:style-name="ce140" table:formula="of:=RANDBETWEEN(2;13)" office:value-type="float" office:value="8" calcext:value-type="float">
            <text:p>8</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136" table:formula="of:=[.AC30]&amp;&quot;x + &quot;&amp;[.AD30]" office:value-type="string" office:string-value="2x + 2" calcext:value-type="string">
            <text:p>2x + 2</text:p>
          </table:table-cell>
          <table:table-cell table:style-name="ce137" office:value-type="string" calcext:value-type="string">
            <text:p>pour x =</text:p>
          </table:table-cell>
          <table:table-cell table:style-name="ce187" table:formula="of:=RANDBETWEEN(0;9)" office:value-type="float" office:value="1" calcext:value-type="float">
            <text:p>1 :</text:p>
          </table:table-cell>
          <table:table-cell table:style-name="ce56"/>
          <table:table-cell table:style-name="ce136" table:formula="of:=&quot;x² + x + &quot;&amp;[.AE30]" office:value-type="string" office:string-value="x² + x + 3" calcext:value-type="string">
            <text:p>x² + x + 3</text:p>
          </table:table-cell>
          <table:table-cell table:style-name="ce189" office:value-type="string" calcext:value-type="string">
            <text:p>pour</text:p>
          </table:table-cell>
          <table:table-cell table:style-name="ce191" table:formula="of:=RANDBETWEEN(0;5)" office:value-type="float" office:value="0" calcext:value-type="float">
            <text:p>x=0 :</text:p>
          </table:table-cell>
          <table:table-cell table:style-name="ce56"/>
          <table:table-cell table:style-name="ce136" table:formula="of:=[.AC29]&amp;&quot;x² - &quot;&amp;[.AD29]&amp;&quot;x + &quot;&amp;[.AE29]" office:value-type="string" office:string-value="8x² - 4x + 2" calcext:value-type="string">
            <text:p>8x² - 4x + 2</text:p>
          </table:table-cell>
          <table:table-cell table:style-name="ce137" office:value-type="string" calcext:value-type="string">
            <text:p>pour</text:p>
          </table:table-cell>
          <table:table-cell table:style-name="ce191" table:formula="of:=RANDBETWEEN(0;5)" office:value-type="float" office:value="4" calcext:value-type="float">
            <text:p>x=4 :</text:p>
          </table:table-cell>
          <table:table-cell table:style-name="ce56"/>
          <table:table-cell/>
          <table:table-cell table:style-name="ce27" table:formula="of:=[.A30]+IF([.B30]=&quot;+&quot;;[.C30];-[.C30])+IF([.D30]=&quot;+&quot;;[.E30];-[.E30])+IF([.F30]=&quot;+&quot;;[.G30];-[.G30])" office:value-type="float" office:value="13" calcext:value-type="float">
            <text:p>13</text:p>
          </table:table-cell>
          <table:table-cell table:style-name="ce193" table:formula="of:=[.K30]*[.AC30]+[.AD30]" office:value-type="float" office:value="4" calcext:value-type="float">
            <text:p>4</text:p>
          </table:table-cell>
          <table:table-cell table:style-name="ce57" table:formula="of:=[.O30]^2+[.O30]+[.AE30]" office:value-type="float" office:value="3" calcext:value-type="float">
            <text:p>3</text:p>
          </table:table-cell>
          <table:table-cell table:style-name="ce181" table:formula="of:=[.AC29]*[.S30]^2+[.AD29]*[.S30]+[.AE29]" office:value-type="float" office:value="146" calcext:value-type="float">
            <text:p>146</text:p>
          </table:table-cell>
          <table:table-cell/>
          <table:table-cell table:formula="of:=RANK([.AB30];[.AB23:.AB32])+2" office:value-type="float" office:value="10" calcext:value-type="float">
            <text:p>10</text:p>
          </table:table-cell>
          <table:table-cell table:style-name="ce83" table:formula="of:=RAND()" office:value-type="float" office:value="0.484535520497354" calcext:value-type="float">
            <text:p>0,484535520497354</text:p>
          </table:table-cell>
          <table:table-cell table:style-name="ce140" table:formula="of:=RANDBETWEEN(2;13)" office:value-type="float" office:value="2" calcext:value-type="float">
            <text:p>2</text:p>
          </table:table-cell>
          <table:table-cell table:style-name="ce141" table:formula="of:=RANDBETWEEN(2;5)" office:value-type="float" office:value="2" calcext:value-type="float">
            <text:p>2</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31];[.AB23:.AB32])+2" office:value-type="float" office:value="12" calcext:value-type="float">
            <text:p>12</text:p>
          </table:table-cell>
          <table:table-cell table:style-name="ce83" table:formula="of:=RAND()" office:value-type="float" office:value="0.244812438086633" calcext:value-type="float">
            <text:p>0,244812438086633</text:p>
          </table:table-cell>
          <table:table-cell table:number-columns-repeated="996"/>
        </table:table-row>
        <table:table-row table:style-name="ro4">
          <table:table-cell table:number-columns-repeated="26"/>
          <table:table-cell table:formula="of:=RANK([.AB32];[.AB23:.AB32])+2" office:value-type="float" office:value="5" calcext:value-type="float">
            <text:p>5</text:p>
          </table:table-cell>
          <table:table-cell table:style-name="ce83" table:formula="of:=RAND()" office:value-type="float" office:value="0.739112189006459" calcext:value-type="float">
            <text:p>0,739112189006459</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AB34];[.AB34:.AB43])+2" office:value-type="float" office:value="12" calcext:value-type="float">
            <text:p>12</text:p>
          </table:table-cell>
          <table:table-cell table:style-name="ce83" table:formula="of:=RAND()" office:value-type="float" office:value="0.113150011187946" calcext:value-type="float">
            <text:p>0,113150011187946</text:p>
          </table:table-cell>
          <table:table-cell table:number-columns-repeated="996"/>
        </table:table-row>
        <table:table-row table:style-name="ro2">
          <table:covered-table-cell table:number-columns-repeated="6"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T$2]" office:value-type="string" office:string-value="v7554" calcext:value-type="string">
            <text:p>v7554</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35];[.AB34:.AB43])+2" office:value-type="float" office:value="4" calcext:value-type="float">
            <text:p>4</text:p>
          </table:table-cell>
          <table:table-cell table:style-name="ce83" table:formula="of:=RAND()" office:value-type="float" office:value="0.795793723320226" calcext:value-type="float">
            <text:p>0,795793723320226</text:p>
          </table:table-cell>
          <table:table-cell table:number-columns-repeated="996"/>
        </table:table-row>
        <table:table-row table:style-name="ro3">
          <table:table-cell table:style-name="ce37" office:value-type="string" calcext:value-type="string" table:number-columns-spanned="20" table:number-rows-spanned="1">
            <text:p>Mélange de calculs issus de toutes les ceintures</text:p>
          </table:table-cell>
          <table:covered-table-cell table:number-columns-repeated="4" table:style-name="ce37"/>
          <table:covered-table-cell table:number-columns-repeated="3" table:style-name="ce38"/>
          <table:covered-table-cell table:style-name="ce37" office:value-type="string" calcext:value-type="string">
            <text:p>÷10, 100, 1000</text:p>
          </table:covered-table-cell>
          <table:covered-table-cell table:number-columns-repeated="3" table:style-name="ce38"/>
          <table:covered-table-cell table:style-name="ce37" office:value-type="string" calcext:value-type="string">
            <text:p>Somme de décimaux</text:p>
          </table:covered-table-cell>
          <table:covered-table-cell table:number-columns-repeated="3" table:style-name="ce38"/>
          <table:covered-table-cell table:style-name="ce37" office:value-type="string" calcext:value-type="string">
            <text:p>Multiplication par des dizaines</text:p>
          </table:covered-table-cell>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T34]" office:value-type="string" office:string-value="AD" calcext:value-type="string">
            <text:p>AD</text:p>
          </table:table-cell>
          <table:table-cell table:style-name="ce96"/>
          <table:table-cell table:style-name="ce99" table:formula="of:=[.T35]" office:value-type="string" office:string-value="v7554" calcext:value-type="string">
            <text:p>v7554</text:p>
          </table:table-cell>
          <table:table-cell table:style-name="ce83"/>
          <table:table-cell table:formula="of:=RANK([.AB36];[.AB34:.AB43])+2" office:value-type="float" office:value="6" calcext:value-type="float">
            <text:p>6</text:p>
          </table:table-cell>
          <table:table-cell table:style-name="ce83" table:formula="of:=RAND()" office:value-type="float" office:value="0.695315037954798" calcext:value-type="float">
            <text:p>0,695315037954798</text:p>
          </table:table-cell>
          <table:table-cell/>
          <table:table-cell table:style-name="ce83" table:number-columns-repeated="2"/>
          <table:table-cell table:number-columns-repeated="993"/>
        </table:table-row>
        <table:table-row table:style-name="ro3">
          <table:table-cell table:style-name="ce185" office:value-type="string" calcext:value-type="string">
            <text:p>Décomposer en produit</text:p>
          </table:table-cell>
          <table:table-cell table:style-name="ce186" table:number-columns-repeated="3"/>
          <table:table-cell table:style-name="ce7" table:formula="of:=RANDBETWEEN(2;5)*RANDBETWEEN(2;6)*RANDBETWEEN(2;7)" office:value-type="float" office:value="45" calcext:value-type="float">
            <text:p>45</text:p>
          </table:table-cell>
          <table:table-cell table:style-name="ce7" office:value-type="string" calcext:value-type="string">
            <text:p>=</text:p>
          </table:table-cell>
          <table:table-cell table:style-name="ce46"/>
          <table:table-cell table:style-name="ce10"/>
          <table:table-cell table:style-name="ce51" table:formula="of:=ROUNDUP(RAND()*1000/CHOOSE(RANDBETWEEN(1;4);1;10;100;1000);RANDBETWEEN(-2;2))" office:value-type="float" office:value="38.3" calcext:value-type="float">
            <text:p>38,3</text:p>
          </table:table-cell>
          <table:table-cell table:style-name="ce40" table:formula="of:=CHOOSE([.AA37];&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AA37]&lt;5;&quot;m&quot;;IF(AND([.AA37]&gt;4;[.AA37]&lt;9);&quot;L&quot;;&quot;g&quot;))" office:value-type="string" office:string-value="g" calcext:value-type="string">
            <text:p>g</text:p>
          </table:table-cell>
          <table:table-cell table:style-name="ce4" table:formula="of:=([.AA37]+3)^2" office:value-type="float" office:value="169" calcext:value-type="float">
            <text:p>16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4" table:formula="of:=ROUND(RAND()*CHOOSE(RANDBETWEEN(1;3);10;100;1000);RANDBETWEEN(1;3))" office:value-type="float" office:value="52.154" calcext:value-type="float">
            <text:p>52,154</text:p>
          </table:table-cell>
          <table:table-cell table:style-name="ce7" office:value-type="string" calcext:value-type="string">
            <text:p>÷</text:p>
          </table:table-cell>
          <table:table-cell table:style-name="ce183" table:formula="of:=CHOOSE(INT(RAND()*3)+1;10;100;1000)" office:value-type="float" office:value="100" calcext:value-type="float">
            <text:p>100 =</text:p>
          </table:table-cell>
          <table:table-cell table:style-name="ce10"/>
          <table:table-cell/>
          <table:table-cell table:style-name="ce67" table:formula="of:=&quot;fact &quot;&amp;[.E37]" office:value-type="string" office:string-value="fact 45" calcext:value-type="string">
            <text:p>fact 45</text:p>
          </table:table-cell>
          <table:table-cell table:style-name="ce193" table:formula="of:=[.I37]*(CHOOSE([.AA37];0;0.01;0.001;1000;0.001;100;0.1;0.01;1000;0.1;0.001;10))&amp;&quot; &quot;&amp;[.L37]" office:value-type="string" office:string-value="3,83 g" calcext:value-type="string">
            <text:p>3,83 g</text:p>
          </table:table-cell>
          <table:table-cell table:style-name="ce57" table:formula="of:=[.AA37]+3" office:value-type="float" office:value="13" calcext:value-type="float">
            <text:p>13</text:p>
          </table:table-cell>
          <table:table-cell table:style-name="ce193" table:formula="of:=[.Q37]/[.S37]" office:value-type="float" office:value="0.52154" calcext:value-type="float">
            <text:p>0,52154</text:p>
          </table:table-cell>
          <table:table-cell/>
          <table:table-cell table:formula="of:=RANK([.AB37];[.AB34:.AB43])+2" office:value-type="float" office:value="10" calcext:value-type="float">
            <text:p>10</text:p>
          </table:table-cell>
          <table:table-cell table:style-name="ce83" table:formula="of:=RAND()" office:value-type="float" office:value="0.284988740324953" calcext:value-type="float">
            <text:p>0,284988740324953</text:p>
          </table:table-cell>
          <table:table-cell table:style-name="ce140" table:formula="of:=RANDBETWEEN(2;13)" office:value-type="float" office:value="8" calcext:value-type="float">
            <text:p>8</text:p>
          </table:table-cell>
          <table:table-cell table:style-name="ce141" table:formula="of:=RANDBETWEEN(2;5)" office:value-type="float" office:value="2" calcext:value-type="float">
            <text:p>2</text:p>
          </table:table-cell>
          <table:table-cell table:style-name="ce141" table:formula="of:=RANDBETWEEN(2;4)" office:value-type="float" office:value="3" calcext:value-type="float">
            <text:p>3</text:p>
          </table:table-cell>
          <table:table-cell table:number-columns-repeated="993"/>
        </table:table-row>
        <table:table-row table:style-name="ro3">
          <table:table-cell table:style-name="ce185" office:value-type="string" calcext:value-type="string">
            <text:p>Décomposer en produit</text:p>
          </table:table-cell>
          <table:table-cell table:style-name="ce20" table:number-columns-repeated="3"/>
          <table:table-cell table:style-name="ce7" table:formula="of:=RANDBETWEEN(2;5)*RANDBETWEEN(2;6)*RANDBETWEEN(2;7)" office:value-type="float" office:value="48" calcext:value-type="float">
            <text:p>48</text:p>
          </table:table-cell>
          <table:table-cell table:style-name="ce7" office:value-type="string" calcext:value-type="string">
            <text:p>=</text:p>
          </table:table-cell>
          <table:table-cell table:style-name="ce9"/>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38];&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AA38]&lt;5;&quot;m&quot;;IF(AND([.AA38]&gt;4;[.AA38]&lt;9);&quot;L&quot;;&quot;g&quot;))" office:value-type="string" office:string-value="L" calcext:value-type="string">
            <text:p>L</text:p>
          </table:table-cell>
          <table:table-cell table:style-name="ce4" table:formula="of:=([.AA38]+3)^2" office:value-type="float" office:value="64" calcext:value-type="float">
            <text:p>6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4" table:formula="of:=ROUND(RAND()*CHOOSE(RANDBETWEEN(1;3);10;100;1000);RANDBETWEEN(1;3))" office:value-type="float" office:value="8.959" calcext:value-type="float">
            <text:p>8,959</text:p>
          </table:table-cell>
          <table:table-cell table:style-name="ce7" office:value-type="string" calcext:value-type="string">
            <text:p>÷</text:p>
          </table:table-cell>
          <table:table-cell table:style-name="ce183" table:formula="of:=CHOOSE(INT(RAND()*3)+1;10;100;1000)" office:value-type="float" office:value="1000" calcext:value-type="float">
            <text:p>1000 =</text:p>
          </table:table-cell>
          <table:table-cell table:style-name="ce10"/>
          <table:table-cell/>
          <table:table-cell table:style-name="ce67" table:formula="of:=&quot;fact &quot;&amp;[.E38]" office:value-type="string" office:string-value="fact 48" calcext:value-type="string">
            <text:p>fact 48</text:p>
          </table:table-cell>
          <table:table-cell table:style-name="ce193" table:formula="of:=[.I38]*(CHOOSE([.AA38];0;0.01;0.001;1000;0.001;100;0.1;0.01;1000;0.1;0.001;10))&amp;&quot; &quot;&amp;[.L38]" office:value-type="string" office:string-value="0,1 L" calcext:value-type="string">
            <text:p>0,1 L</text:p>
          </table:table-cell>
          <table:table-cell table:style-name="ce57" table:formula="of:=[.AA38]+3" office:value-type="float" office:value="8" calcext:value-type="float">
            <text:p>8</text:p>
          </table:table-cell>
          <table:table-cell table:style-name="ce193" table:formula="of:=[.Q38]/[.S38]" office:value-type="float" office:value="0.008959" calcext:value-type="float">
            <text:p>0,008959</text:p>
          </table:table-cell>
          <table:table-cell/>
          <table:table-cell table:formula="of:=RANK([.AB38];[.AB34:.AB43])+2" office:value-type="float" office:value="5" calcext:value-type="float">
            <text:p>5</text:p>
          </table:table-cell>
          <table:table-cell table:style-name="ce83" table:formula="of:=RAND()" office:value-type="float" office:value="0.794080432069052" calcext:value-type="float">
            <text:p>0,794080432069052</text:p>
          </table:table-cell>
          <table:table-cell table:style-name="ce140" table:formula="of:=RANDBETWEEN(2;13)" office:value-type="float" office:value="11" calcext:value-type="float">
            <text:p>11</text:p>
          </table:table-cell>
          <table:table-cell table:style-name="ce141" table:formula="of:=RANDBETWEEN(2;5)" office:value-type="float" office:value="4" calcext:value-type="float">
            <text:p>4</text:p>
          </table:table-cell>
          <table:table-cell table:style-name="ce141" table:formula="of:=RANDBETWEEN(2;5)" office:value-type="float" office:value="2" calcext:value-type="float">
            <text:p>2</text:p>
          </table:table-cell>
          <table:table-cell table:number-columns-repeated="993"/>
        </table:table-row>
        <table:table-row table:style-name="ro3">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20" office:value-type="string" calcext:value-type="string">
            <text:p>=</text:p>
          </table:table-cell>
          <table:table-cell table:style-name="ce46"/>
          <table:table-cell table:style-name="ce10"/>
          <table:table-cell table:style-name="ce4" table:formula="of:=RANDBETWEEN(2;12)*IF(ROUND(RAND());1;-1)" office:value-type="float" office:value="11" calcext:value-type="float">
            <text:p>11</text:p>
          </table:table-cell>
          <table:table-cell table:style-name="ce7" office:value-type="string" calcext:value-type="string">
            <text:p>×</text:p>
          </table:table-cell>
          <table:table-cell table:style-name="ce116" table:formula="of:=IF(ROUND(RAND());RANDBETWEEN(2;12);&quot;(-&quot;&amp;RANDBETWEEN(2;12)&amp;&quot;)&quot;)" office:value-type="float" office:value="2" calcext:value-type="float">
            <text:p>2</text:p>
          </table:table-cell>
          <table:table-cell table:style-name="ce10" office:value-type="string" calcext:value-type="string">
            <text:p>=</text:p>
          </table:table-cell>
          <table:table-cell table:style-name="ce4" table:formula="of:=ROUND(RAND()*CHOOSE(RANDBETWEEN(1;3);10;100;1000);RANDBETWEEN(1;3))" office:value-type="float" office:value="364.462" calcext:value-type="float">
            <text:p>364,462</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0.61" calcext:value-type="float">
            <text:p>0,61</text:p>
          </table:table-cell>
          <table:table-cell table:style-name="ce40" table:formula="of:=CHOOSE([.AA39];&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39]+IF([.B39]=&quot;+&quot;;[.C39];-[.C39])+IF([.D39]=&quot;+&quot;;[.E39];-[.E39])" office:value-type="float" office:value="21" calcext:value-type="float">
            <text:p>21</text:p>
          </table:table-cell>
          <table:table-cell table:style-name="ce193" table:formula="of:=[.I39]*[.K39]" office:value-type="float" office:value="22" calcext:value-type="float">
            <text:p>22</text:p>
          </table:table-cell>
          <table:table-cell table:style-name="ce57" table:formula="of:=[.M39]*[.O39]" office:value-type="float" office:value="36.4462" calcext:value-type="float">
            <text:p>36,4462</text:p>
          </table:table-cell>
          <table:table-cell table:style-name="ce193" table:formula="of:=[.Q39]*CHOOSE([.AA39];0;0.01;0.0001;0.000001;1000000;10000;100;0.000001;0.0001;0.01;100;10000;1000000)&amp;&quot; &quot;&amp;[.T39]" office:value-type="string" office:string-value="61 m²" calcext:value-type="string">
            <text:p>61 m²</text:p>
          </table:table-cell>
          <table:table-cell/>
          <table:table-cell table:formula="of:=RANK([.AB39];[.AB34:.AB43])+2" office:value-type="float" office:value="7" calcext:value-type="float">
            <text:p>7</text:p>
          </table:table-cell>
          <table:table-cell table:style-name="ce83" table:formula="of:=RAND()" office:value-type="float" office:value="0.642015306673849" calcext:value-type="float">
            <text:p>0,642015306673849</text:p>
          </table:table-cell>
          <table:table-cell table:style-name="ce140" table:formula="of:=RANDBETWEEN(2;13)" office:value-type="float" office:value="2" calcext:value-type="float">
            <text:p>2</text:p>
          </table:table-cell>
          <table:table-cell table:style-name="ce141" table:formula="of:=RANDBETWEEN(2;5)" office:value-type="float" office:value="4" calcext:value-type="float">
            <text:p>4</text:p>
          </table:table-cell>
          <table:table-cell table:style-name="ce141" table:formula="of:=RANDBETWEEN(2;5)" office:value-type="float" office:value="4" calcext:value-type="float">
            <text:p>4</text:p>
          </table:table-cell>
          <table:table-cell table:number-columns-repeated="993"/>
        </table:table-row>
        <table:table-row table:style-name="ro3">
          <table:table-cell table:style-name="ce4" table:formula="of:=CHOOSE(ROUND(RAND())+1;-1;1)*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4" table:formula="of:=RANDBETWEEN(2;12)*IF(ROUND(RAND());1;-1)" office:value-type="float" office:value="-11" calcext:value-type="float">
            <text:p>-11</text:p>
          </table:table-cell>
          <table:table-cell table:style-name="ce7" office:value-type="string" calcext:value-type="string">
            <text:p>×</text:p>
          </table:table-cell>
          <table:table-cell table:style-name="ce116" table:formula="of:=IF(ROUND(RAND());RANDBETWEEN(2;12);&quot;(-&quot;&amp;RANDBETWEEN(2;12)&amp;&quot;)&quot;)" office:value-type="float" office:value="9" calcext:value-type="float">
            <text:p>9</text:p>
          </table:table-cell>
          <table:table-cell table:style-name="ce10" office:value-type="string" calcext:value-type="string">
            <text:p>=</text:p>
          </table:table-cell>
          <table:table-cell table:style-name="ce4" table:formula="of:=ROUND(RAND()*CHOOSE(RANDBETWEEN(1;3);10;100;1000);RANDBETWEEN(1;3))" office:value-type="float" office:value="8.29" calcext:value-type="float">
            <text:p>8,29</text:p>
          </table:table-cell>
          <table:table-cell table:style-name="ce7" office:value-type="string" calcext:value-type="string">
            <text:p>×</text:p>
          </table:table-cell>
          <table:table-cell table:style-name="ce190" table:formula="of:=CHOOSE(INT(RAND()*3)+1;0.1;0.01;0.001)" office:value-type="float" office:value="0.1" calcext:value-type="float">
            <text:p>0,1 =</text:p>
          </table:table-cell>
          <table:table-cell table:style-name="ce10"/>
          <table:table-cell table:style-name="ce51" table:formula="of:=ROUNDUP(RAND()*1000/CHOOSE(RANDBETWEEN(1;4);1;10;100;1000);RANDBETWEEN(-2;2))" office:value-type="float" office:value="134" calcext:value-type="float">
            <text:p>134</text:p>
          </table:table-cell>
          <table:table-cell table:style-name="ce40" table:formula="of:=CHOOSE([.AA40];&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1" office:value-type="string" calcext:value-type="string">
            <text:p>=</text:p>
          </table:table-cell>
          <table:table-cell table:style-name="ce52" office:value-type="string" calcext:value-type="string">
            <text:p>m²</text:p>
          </table:table-cell>
          <table:table-cell/>
          <table:table-cell table:style-name="ce27" table:formula="of:=[.A40]+IF([.B40]=&quot;+&quot;;[.C40];-[.C40])+IF([.D40]=&quot;+&quot;;[.E40];-[.E40])+IF([.F40]=&quot;+&quot;;[.G40];-[.G40])" office:value-type="float" office:value="41" calcext:value-type="float">
            <text:p>41</text:p>
          </table:table-cell>
          <table:table-cell table:style-name="ce193" table:formula="of:=[.I40]*[.K40]" office:value-type="float" office:value="-99" calcext:value-type="float">
            <text:p>-99</text:p>
          </table:table-cell>
          <table:table-cell table:style-name="ce57" table:formula="of:=[.M40]*[.O40]" office:value-type="float" office:value="0.829" calcext:value-type="float">
            <text:p>0,829</text:p>
          </table:table-cell>
          <table:table-cell table:style-name="ce193" table:formula="of:=[.Q40]*CHOOSE([.AA40];0;0.01;0.0001;0.000001;1000000;10000;100;0.000001;0.0001;0.01;100;10000;1000000)&amp;&quot; &quot;&amp;[.T40]" office:value-type="string" office:string-value="0,0134 m²" calcext:value-type="string">
            <text:p>0,0134 m²</text:p>
          </table:table-cell>
          <table:table-cell/>
          <table:table-cell table:formula="of:=RANK([.AB40];[.AB34:.AB43])+2" office:value-type="float" office:value="9" calcext:value-type="float">
            <text:p>9</text:p>
          </table:table-cell>
          <table:table-cell table:style-name="ce83" table:formula="of:=RAND()" office:value-type="float" office:value="0.476266767543277" calcext:value-type="float">
            <text:p>0,476266767543277</text:p>
          </table:table-cell>
          <table:table-cell table:style-name="ce140" table:formula="of:=RANDBETWEEN(2;13)" office:value-type="float" office:value="12" calcext:value-type="float">
            <text:p>12</text:p>
          </table:table-cell>
          <table:table-cell table:style-name="ce141" table:formula="of:=RANDBETWEEN(2;5)" office:value-type="float" office:value="2" calcext:value-type="float">
            <text:p>2</text:p>
          </table:table-cell>
          <table:table-cell table:style-name="ce141" table:formula="of:=RANDBETWEEN(2;5)" office:value-type="float" office:value="4" calcext:value-type="float">
            <text:p>4</text:p>
          </table:table-cell>
          <table:table-cell table:number-columns-repeated="993"/>
        </table:table-row>
        <table:table-row table:style-name="ro3">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style-name="ce136" table:formula="of:=[.AC41]&amp;&quot;x + &quot;&amp;[.AD41]" office:value-type="string" office:string-value="13x + 5" calcext:value-type="string">
            <text:p>13x + 5</text:p>
          </table:table-cell>
          <table:table-cell table:style-name="ce137" office:value-type="string" calcext:value-type="string">
            <text:p>pour x =</text:p>
          </table:table-cell>
          <table:table-cell table:style-name="ce187" table:formula="of:=RANDBETWEEN(0;9)" office:value-type="float" office:value="1" calcext:value-type="float">
            <text:p>1 :</text:p>
          </table:table-cell>
          <table:table-cell table:style-name="ce56"/>
          <table:table-cell table:style-name="ce136" table:formula="of:=&quot;x² + x + &quot;&amp;[.AE41]" office:value-type="string" office:string-value="x² + x + 3" calcext:value-type="string">
            <text:p>x² + x + 3</text:p>
          </table:table-cell>
          <table:table-cell table:style-name="ce189" office:value-type="string" calcext:value-type="string">
            <text:p>pour</text:p>
          </table:table-cell>
          <table:table-cell table:style-name="ce191" table:formula="of:=RANDBETWEEN(0;5)" office:value-type="float" office:value="2" calcext:value-type="float">
            <text:p>x=2 :</text:p>
          </table:table-cell>
          <table:table-cell table:style-name="ce56"/>
          <table:table-cell table:style-name="ce136" table:formula="of:=[.AC40]&amp;&quot;x² - &quot;&amp;[.AD40]&amp;&quot;x + &quot;&amp;[.AE40]" office:value-type="string" office:string-value="12x² - 2x + 4" calcext:value-type="string">
            <text:p>12x² - 2x + 4</text:p>
          </table:table-cell>
          <table:table-cell table:style-name="ce137" office:value-type="string" calcext:value-type="string">
            <text:p>pour</text:p>
          </table:table-cell>
          <table:table-cell table:style-name="ce191" table:formula="of:=RANDBETWEEN(0;5)" office:value-type="float" office:value="2" calcext:value-type="float">
            <text:p>x=2 :</text:p>
          </table:table-cell>
          <table:table-cell table:style-name="ce56"/>
          <table:table-cell/>
          <table:table-cell table:style-name="ce27" table:formula="of:=[.A41]+IF([.B41]=&quot;+&quot;;[.C41];-[.C41])+IF([.D41]=&quot;+&quot;;[.E41];-[.E41])+IF([.F41]=&quot;+&quot;;[.G41];-[.G41])" office:value-type="float" office:value="-2" calcext:value-type="float">
            <text:p>-2</text:p>
          </table:table-cell>
          <table:table-cell table:style-name="ce193" table:formula="of:=[.K41]*[.AC41]+[.AD41]" office:value-type="float" office:value="18" calcext:value-type="float">
            <text:p>18</text:p>
          </table:table-cell>
          <table:table-cell table:style-name="ce57" table:formula="of:=[.O41]^2+[.O41]+[.AE41]" office:value-type="float" office:value="9" calcext:value-type="float">
            <text:p>9</text:p>
          </table:table-cell>
          <table:table-cell table:style-name="ce181" table:formula="of:=[.AC40]*[.S41]^2+[.AD40]*[.S41]+[.AE40]" office:value-type="float" office:value="56" calcext:value-type="float">
            <text:p>56</text:p>
          </table:table-cell>
          <table:table-cell/>
          <table:table-cell table:formula="of:=RANK([.AB41];[.AB34:.AB43])+2" office:value-type="float" office:value="3" calcext:value-type="float">
            <text:p>3</text:p>
          </table:table-cell>
          <table:table-cell table:style-name="ce83" table:formula="of:=RAND()" office:value-type="float" office:value="0.817902400330368" calcext:value-type="float">
            <text:p>0,817902400330368</text:p>
          </table:table-cell>
          <table:table-cell table:style-name="ce140" table:formula="of:=RANDBETWEEN(2;13)" office:value-type="float" office:value="13" calcext:value-type="float">
            <text:p>13</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3"/>
        </table:table-row>
        <table:table-row table:style-name="ro3">
          <table:table-cell table:style-name="ce5" office:value-type="string" calcext:value-type="string" table:number-columns-spanned="8" table:number-rows-spanned="1">
            <text:p>😕 <text:s text:c="3"/>😃 <text:s text:c="3"/>😎</text:p>
          </table:table-cell>
          <table:covered-table-cell table:number-columns-repeated="4" table:style-name="ce5"/>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42];[.AB34:.AB43])+2" office:value-type="float" office:value="11" calcext:value-type="float">
            <text:p>11</text:p>
          </table:table-cell>
          <table:table-cell table:style-name="ce83" table:formula="of:=RAND()" office:value-type="float" office:value="0.207893687368007" calcext:value-type="float">
            <text:p>0,207893687368007</text:p>
          </table:table-cell>
          <table:table-cell table:number-columns-repeated="996"/>
        </table:table-row>
        <table:table-row table:style-name="ro4">
          <table:table-cell table:number-columns-repeated="26"/>
          <table:table-cell table:formula="of:=RANK([.AB43];[.AB34:.AB43])+2" office:value-type="float" office:value="8" calcext:value-type="float">
            <text:p>8</text:p>
          </table:table-cell>
          <table:table-cell table:style-name="ce83" table:formula="of:=RAND()" office:value-type="float" office:value="0.607773962499414" calcext:value-type="float">
            <text:p>0,607773962499414</text:p>
          </table:table-cell>
          <table:table-cell table:number-columns-repeated="996"/>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3e DAN" table:style-name="ta8" table:print-ranges="'3e DAN'.A1:'3e DAN'.P55 '3e DAN'.R1:'3e DAN'.U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3" form:id="control1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3?language=Basic&amp;location=document" xlink:type="simple"/>
              </office:event-listeners>
            </form:button>
          </form:form>
        </office:forms>
        <table:shapes>
          <draw:control draw:z-index="0" draw:style-name="gr8" draw:text-style-name="P2" svg:width="1.651cm" svg:height="0.774cm" svg:x="53.721cm" svg:y="0.32cm" draw:control="control13"/>
        </table:shapes>
        <table:table-column table:style-name="co129" table:default-cell-style-name="Default"/>
        <table:table-column table:style-name="co163" table:default-cell-style-name="Default"/>
        <table:table-column table:style-name="co164" table:default-cell-style-name="Default"/>
        <table:table-column table:style-name="co165" table:default-cell-style-name="Default"/>
        <table:table-column table:style-name="co166" table:default-cell-style-name="Default"/>
        <table:table-column table:style-name="co28" table:default-cell-style-name="Default"/>
        <table:table-column table:style-name="co163" table:default-cell-style-name="Default"/>
        <table:table-column table:style-name="co32" table:default-cell-style-name="Default"/>
        <table:table-column table:style-name="co167" table:default-cell-style-name="Default"/>
        <table:table-column table:style-name="co74" table:default-cell-style-name="Default"/>
        <table:table-column table:style-name="co168" table:default-cell-style-name="Default"/>
        <table:table-column table:style-name="co169" table:default-cell-style-name="Default"/>
        <table:table-column table:style-name="co73" table:default-cell-style-name="Default"/>
        <table:table-column table:style-name="co157" table:default-cell-style-name="Default"/>
        <table:table-column table:style-name="co95" table:default-cell-style-name="Default"/>
        <table:table-column table:style-name="co13" table:default-cell-style-name="Default"/>
        <table:table-column table:style-name="co17" table:default-cell-style-name="Default"/>
        <table:table-column table:style-name="co170" table:default-cell-style-name="Default"/>
        <table:table-column table:style-name="co171" table:default-cell-style-name="Default"/>
        <table:table-column table:style-name="co156" table:default-cell-style-name="Default"/>
        <table:table-column table:style-name="co172" table:default-cell-style-name="Default"/>
        <table:table-column table:style-name="co17" table:default-cell-style-name="Default"/>
        <table:table-column table:style-name="co18" table:default-cell-style-name="Default"/>
        <table:table-column table:style-name="co164" table:default-cell-style-name="Default"/>
        <table:table-column table:style-name="co173" table:number-columns-repeated="4" table:default-cell-style-name="Default"/>
        <table:table-column table:style-name="co174" table:default-cell-style-name="Default"/>
        <table:table-column table:style-name="co17" table:number-columns-repeated="993" table:default-cell-style-name="Default"/>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11" calcext:value-type="float">
            <text:p>11</text:p>
          </table:table-cell>
          <table:table-cell table:style-name="ce83" table:formula="of:=RAND()" office:value-type="float" office:value="0.401787569420934" calcext:value-type="float">
            <text:p>0,401787569420934</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quot;v&quot;&amp;ROUND(RAND()*10000;0)" office:value-type="string" office:string-value="v135" calcext:value-type="string">
            <text:p>v135</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X1:.X10])+2" office:value-type="float" office:value="6" calcext:value-type="float">
            <text:p>6</text:p>
          </table:table-cell>
          <table:table-cell table:style-name="ce83" table:formula="of:=RAND()" office:value-type="float" office:value="0.656849455909298" calcext:value-type="float">
            <text:p>0,656849455909298</text:p>
          </table:table-cell>
          <table:table-cell table:number-columns-repeated="998"/>
        </table:table-row>
        <table:table-row table:style-name="ro1">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 office:value-type="string" office:string-value="AA" calcext:value-type="string">
            <text:p>AA</text:p>
          </table:table-cell>
          <table:table-cell table:style-name="ce96"/>
          <table:table-cell table:style-name="ce99" table:formula="of:=[.P2]" office:value-type="string" office:string-value="v135" calcext:value-type="string">
            <text:p>v135</text:p>
          </table:table-cell>
          <table:table-cell table:style-name="ce83"/>
          <table:table-cell table:formula="of:=RANK([.X3];[.X1:.X10])+2" office:value-type="float" office:value="12" calcext:value-type="float">
            <text:p>12</text:p>
          </table:table-cell>
          <table:table-cell table:style-name="ce83" table:formula="of:=RAND()" office:value-type="float" office:value="0.185468309702873" calcext:value-type="float">
            <text:p>0,185468309702873</text:p>
          </table:table-cell>
          <table:table-cell/>
          <table:table-cell table:style-name="ce83" table:number-columns-repeated="997"/>
        </table:table-row>
        <table:table-row table:style-name="ro3">
          <table:table-cell table:style-name="ce51" table:formula="of:=ROUND(RAND()*10;RANDBETWEEN(0;3))" office:value-type="float" office:value="3.68" calcext:value-type="float">
            <text:p>3,68</text:p>
          </table:table-cell>
          <table:table-cell table:style-name="ce40" office:value-type="string" calcext:value-type="string">
            <text:p>×10</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style-name="ce144" table:formula="of:=&quot;réduire  &quot;&amp;[.Z4]&amp;&quot;x+&quot;&amp;[.AA4]&amp;&quot;+&quot;&amp;[.AB4]&amp;&quot;x&quot;" office:value-type="string" office:string-value="réduire  8x+7+7x" calcext:value-type="string" table:number-columns-spanned="3" table:number-rows-spanned="1">
            <text:p>réduire <text:s/>8x+7+7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4]" office:value-type="string" office:string-value="√101" calcext:value-type="string">
            <text:p>√101</text:p>
          </table:table-cell>
          <table:table-cell table:style-name="ce41" office:value-type="string" calcext:value-type="string">
            <text:p>&lt;</text:p>
          </table:table-cell>
          <table:table-cell table:style-name="ce51" table:formula="of:=ROUNDUP(RAND()*1000/CHOOSE(RANDBETWEEN(1;4);1;10;100;1000);RANDBETWEEN(-2;2))" office:value-type="float" office:value="390" calcext:value-type="float">
            <text:p>390</text:p>
          </table:table-cell>
          <table:table-cell table:style-name="ce40" table:formula="of:=CHOOSE([.W4];&quot;&quot;;&quot;mm³&quot;;&quot;cm³&quot;;&quot;dm³&quot;;&quot;km³&quot;;&quot;hm³&quot;;&quot;da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4]*10^([.C4])" office:value-type="float" office:value="368000" calcext:value-type="float">
            <text:p>368 000</text:p>
          </table:table-cell>
          <table:table-cell table:style-name="ce48" table:formula="of:=([.Z4]+[.AB4])&amp;&quot;x+&quot;&amp;[.AA4]" office:value-type="string" office:string-value="15x+7" calcext:value-type="string">
            <text:p>15x+7</text:p>
          </table:table-cell>
          <table:table-cell table:style-name="ce147" table:formula="of:=ROUNDDOWN(SQRT([.AC4]))&amp;&quot;;&quot;&amp;(ROUNDDOWN(SQRT([.AC4]))+1)" office:value-type="string" office:string-value="10;11" calcext:value-type="string">
            <text:p>10;11</text:p>
          </table:table-cell>
          <table:table-cell table:style-name="ce156" table:formula="of:=[.M4]*CHOOSE([.W4];0;0.000000001;0.000001;0.001;1000000000;1000000;1000;0.1;0.01;0.001;0.0001;0.00001;0.000001)&amp;&quot; &quot;&amp;[.P4]" office:value-type="string" office:string-value="390000 m³" calcext:value-type="string">
            <text:p>390000 m³</text:p>
          </table:table-cell>
          <table:table-cell/>
          <table:table-cell table:formula="of:=RANK([.X4];[.X1:.X10])+2" office:value-type="float" office:value="7" calcext:value-type="float">
            <text:p>7</text:p>
          </table:table-cell>
          <table:table-cell table:style-name="ce83" table:formula="of:=RAND()" office:value-type="float" office:value="0.564875778832086" calcext:value-type="float">
            <text:p>0,564875778832086</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formula="of:=RANDBETWEEN(2;200)" office:value-type="float" office:value="101" calcext:value-type="float">
            <text:p>101</text:p>
          </table:table-cell>
          <table:table-cell table:number-columns-repeated="993"/>
        </table:table-row>
        <table:table-row table:style-name="ro3">
          <table:table-cell table:style-name="ce51" table:formula="of:=ROUND(RAND()*10;RANDBETWEEN(0;3))" office:value-type="float" office:value="2.2" calcext:value-type="float">
            <text:p>2,2</text:p>
          </table:table-cell>
          <table:table-cell table:style-name="ce40" office:value-type="string" calcext:value-type="string">
            <text:p>×11</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style-name="ce145" table:formula="of:=&quot;réduire  &quot;&amp;[.Z5]&amp;&quot;x²+&quot;&amp;[.AA5]&amp;&quot;x+&quot;&amp;[.AB5]&amp;&quot;x²+&quot;&amp;[.Y5]" office:value-type="string" office:string-value="réduire  6x²+8x+2x²+7" calcext:value-type="string" table:number-columns-spanned="3" table:number-rows-spanned="1">
            <text:p>réduire <text:s/>6x²+8x+2x²+7</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5]" office:value-type="string" office:string-value="√144" calcext:value-type="string">
            <text:p>√144</text:p>
          </table:table-cell>
          <table:table-cell table:style-name="ce41" office:value-type="string" calcext:value-type="string">
            <text:p>&lt;</text:p>
          </table:table-cell>
          <table:table-cell table:style-name="ce51" table:formula="of:=ROUNDUP(RAND()*1000/CHOOSE(RANDBETWEEN(1;4);1;10;100;1000);RANDBETWEEN(-2;2))" office:value-type="float" office:value="100" calcext:value-type="float">
            <text:p>100</text:p>
          </table:table-cell>
          <table:table-cell table:style-name="ce40" table:formula="of:=CHOOSE([.W5];&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5]*10^([.C5])" office:value-type="float" office:value="220000" calcext:value-type="float">
            <text:p>220 000</text:p>
          </table:table-cell>
          <table:table-cell table:style-name="ce48" table:formula="of:=([.Z5]+[.AB5])&amp;&quot;x²+&quot;&amp;([.Y5]+[.AA5])&amp;&quot;x&quot;" office:value-type="string" office:string-value="8x²+15x" calcext:value-type="string">
            <text:p>8x²+15x</text:p>
          </table:table-cell>
          <table:table-cell table:style-name="ce147" table:formula="of:=ROUNDDOWN(SQRT([.AC5]))&amp;&quot;;&quot;&amp;(ROUNDDOWN(SQRT([.AC5]))+1)" office:value-type="string" office:string-value="12;13" calcext:value-type="string">
            <text:p>12;13</text:p>
          </table:table-cell>
          <table:table-cell table:style-name="ce156" table:formula="of:=[.M5]*CHOOSE([.W5];0;0.000000001;0.000001;0.001;1000000000;1000000;1000;0.1;0.01;0.001;0.0001;0.00001;0.000001)&amp;&quot; &quot;&amp;[.P5]" office:value-type="string" office:string-value="0,0001 m³" calcext:value-type="string">
            <text:p>0,0001 m³</text:p>
          </table:table-cell>
          <table:table-cell/>
          <table:table-cell table:formula="of:=RANK([.X5];[.X1:.X10])+2" office:value-type="float" office:value="3" calcext:value-type="float">
            <text:p>3</text:p>
          </table:table-cell>
          <table:table-cell table:style-name="ce83" table:formula="of:=RAND()" office:value-type="float" office:value="0.894405979932264" calcext:value-type="float">
            <text:p>0,894405979932264</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formula="of:=RANDBETWEEN(2;200)" office:value-type="float" office:value="144" calcext:value-type="float">
            <text:p>144</text:p>
          </table:table-cell>
          <table:table-cell table:number-columns-repeated="993"/>
        </table:table-row>
        <table:table-row table:style-name="ro3">
          <table:table-cell table:style-name="ce51" table:formula="of:=ROUNDUP(RAND()*10000;RANDBETWEEN(-3;0))/CHOOSE(RANDBETWEEN(1;5);0.01;0.0001;10000;100000;1000000)" office:value-type="float" office:value="920000" calcext:value-type="float">
            <text:p>920000</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6]&amp;&quot;(x+&quot;&amp;[.Z6]&amp;&quot;)&quot;" office:value-type="string" office:string-value="3(x+9)" calcext:value-type="string">
            <text:p>3(x+9)</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5" calcext:value-type="float">
            <text:p>25</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64" calcext:value-type="float">
            <text:p>64</text:p>
          </table:table-cell>
          <table:table-cell table:style-name="ce56" office:value-type="string" calcext:value-type="string">
            <text:p>=</text:p>
          </table:table-cell>
          <table:table-cell/>
          <table:table-cell table:style-name="ce198" table:formula="of:=[.A6]" office:value-type="float" office:value="920000" calcext:value-type="float">
            <text:p>9,20E+005</text:p>
          </table:table-cell>
          <table:table-cell table:style-name="ce147" table:formula="of:=[.Y6]&amp;&quot;x+&quot;&amp;([.Y6]*[.Z6])" office:value-type="string" office:string-value="3x+27" calcext:value-type="string">
            <text:p>3x+27</text:p>
          </table:table-cell>
          <table:table-cell table:style-name="ce57" table:formula="of:=&quot;Q=&quot;&amp;QUOTIENT([.I6];[.K6])&amp;&quot;  R=&quot;&amp;MOD([.I6];[.K6])" office:value-type="string" office:string-value="Q=12  R=1" calcext:value-type="string">
            <text:p>Q=12 <text:s/>R=1</text:p>
          </table:table-cell>
          <table:table-cell table:style-name="ce147" table:formula="of:=[.M6]*[.O6]" office:value-type="float" office:value="16" calcext:value-type="float">
            <text:p>16</text:p>
          </table:table-cell>
          <table:table-cell/>
          <table:table-cell table:formula="of:=RANK([.X6];[.X1:.X10])+2" office:value-type="float" office:value="9" calcext:value-type="float">
            <text:p>9</text:p>
          </table:table-cell>
          <table:table-cell table:style-name="ce83" table:formula="of:=RAND()" office:value-type="float" office:value="0.524062033698326" calcext:value-type="float">
            <text:p>0,524062033698326</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number-columns-repeated="994"/>
        </table:table-row>
        <table:table-row table:style-name="ro3">
          <table:table-cell table:style-name="ce51" table:formula="of:=ROUNDUP(RAND()*10000;RANDBETWEEN(-3;0))/CHOOSE(RANDBETWEEN(1;5);0.01;0.0001;10000;100000;1000000)" office:value-type="float" office:value="6000" calcext:value-type="float">
            <text:p>6000</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7]&amp;&quot;(&quot;&amp;[.Z7]&amp;&quot;x+&quot;&amp;[.AA7]&amp;&quot;)&quot;" office:value-type="string" office:string-value="3(7x+5)" calcext:value-type="string">
            <text:p>3(7x+5)</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30" calcext:value-type="float">
            <text:p>30</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32" calcext:value-type="float">
            <text:p>32</text:p>
          </table:table-cell>
          <table:table-cell table:style-name="ce56" office:value-type="string" calcext:value-type="string">
            <text:p>=</text:p>
          </table:table-cell>
          <table:table-cell/>
          <table:table-cell table:style-name="ce198" table:formula="of:=[.A7]" office:value-type="float" office:value="6000" calcext:value-type="float">
            <text:p>6,00E+003</text:p>
          </table:table-cell>
          <table:table-cell table:style-name="ce147" table:formula="of:=[.Y7]*[.Z7]&amp;&quot;x+&quot;&amp;[.Y7]*[.AA7]" office:value-type="string" office:string-value="21x+15" calcext:value-type="string">
            <text:p>21x+15</text:p>
          </table:table-cell>
          <table:table-cell table:style-name="ce57" table:formula="of:=&quot;Q=&quot;&amp;QUOTIENT([.I7];[.K7])&amp;&quot;  R=&quot;&amp;MOD([.I7];[.K7])" office:value-type="string" office:string-value="Q=10  R=0" calcext:value-type="string">
            <text:p>Q=10 <text:s/>R=0</text:p>
          </table:table-cell>
          <table:table-cell table:style-name="ce147" table:formula="of:=[.M7]*[.O7]" office:value-type="float" office:value="24" calcext:value-type="float">
            <text:p>24</text:p>
          </table:table-cell>
          <table:table-cell/>
          <table:table-cell table:formula="of:=RANK([.X7];[.X1:.X10])+2" office:value-type="float" office:value="10" calcext:value-type="float">
            <text:p>10</text:p>
          </table:table-cell>
          <table:table-cell table:style-name="ce83" table:formula="of:=RAND()" office:value-type="float" office:value="0.490457368797604" calcext:value-type="float">
            <text:p>0,490457368797604</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number-columns-repeated="994"/>
        </table:table-row>
        <table:table-row table:style-name="ro3">
          <table:table-cell table:style-name="ce51" table:formula="of:=RANDBETWEEN(1;10)" office:value-type="float" office:value="10" calcext:value-type="float">
            <text:p>10</text:p>
          </table:table-cell>
          <table:table-cell table:style-name="ce150" office:value-type="string" calcext:value-type="string">
            <text:p>h</text:p>
          </table:table-cell>
          <table:table-cell table:style-name="ce176" table:formula="of:=6*RANDBETWEEN(1;9)" office:value-type="float" office:value="12" calcext:value-type="float">
            <text:p>12</text:p>
          </table:table-cell>
          <table:table-cell table:style-name="ce42" office:value-type="string" calcext:value-type="string">
            <text:p>min = <text:s text:c="8"/>h</text:p>
          </table:table-cell>
          <table:table-cell table:style-name="ce51" table:formula="of:=RANDBETWEEN(11;99)/10" office:value-type="float" office:value="8.9" calcext:value-type="float">
            <text:p>8,9</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24" calcext:value-type="float">
            <text:p>PGCD 24</text:p>
          </table:table-cell>
          <table:table-cell table:style-name="ce7" office:value-type="string" calcext:value-type="string">
            <text:p>et</text:p>
          </table:table-cell>
          <table:table-cell table:style-name="ce20" table:formula="of:=RANDBETWEEN(2;5)*RANDBETWEEN(2;6)*RANDBETWEEN(2;5)" office:value-type="float" office:value="60" calcext:value-type="float">
            <text:p>60</text:p>
          </table:table-cell>
          <table:table-cell table:style-name="ce10" office:value-type="string" calcext:value-type="string">
            <text:p>=</text:p>
          </table:table-cell>
          <table:table-cell table:style-name="ce90" table:formula="of:=IF(RANDBETWEEN(0;1);&quot;(-&quot;&amp;RANDBETWEEN(2;10)&amp;&quot;)&quot;;RANDBETWEEN(2;10))" office:value-type="string" office:string-value="(-2)" calcext:value-type="string">
            <text:p>(-2)</text:p>
          </table:table-cell>
          <table:table-cell table:style-name="ce196" table:formula="of:=RANDBETWEEN(2;10)" office:value-type="float" office:value="9" calcext:value-type="float">
            <text:p>× 9 ×</text:p>
          </table:table-cell>
          <table:table-cell table:style-name="ce197" table:formula="of:=IF(RANDBETWEEN(0;1);&quot;(-&quot;&amp;RANDBETWEEN(2;10)&amp;&quot;)&quot;;RANDBETWEEN(2;10))" office:value-type="float" office:value="4" calcext:value-type="float">
            <text:p>×4</text:p>
          </table:table-cell>
          <table:table-cell table:style-name="ce10" office:value-type="string" calcext:value-type="string">
            <text:p>=</text:p>
          </table:table-cell>
          <table:table-cell/>
          <table:table-cell table:style-name="ce147" table:formula="of:=[.A8]+[.C8]/60&amp;&quot; h&quot;" office:value-type="string" office:string-value="10,2 h" calcext:value-type="string">
            <text:p>10,2 h</text:p>
          </table:table-cell>
          <table:table-cell table:style-name="ce199" table:formula="of:=[.E8]" office:value-type="time" office:time-value="PT213H36M00S" calcext:value-type="time">
            <text:p>21:36</text:p>
          </table:table-cell>
          <table:table-cell table:style-name="ce57" table:formula="of:=GCD([.I8];[.K8])" office:value-type="float" office:value="12" calcext:value-type="float">
            <text:p>12</text:p>
          </table:table-cell>
          <table:table-cell table:style-name="ce57" table:formula="of:=[.M8]*[.N8]*[.O8]" office:value-type="string" office:string-value="" calcext:value-type="error">
            <text:p>#VALEUR !</text:p>
          </table:table-cell>
          <table:table-cell/>
          <table:table-cell table:formula="of:=RANK([.X8];[.X1:.X10])+2" office:value-type="float" office:value="8" calcext:value-type="float">
            <text:p>8</text:p>
          </table:table-cell>
          <table:table-cell table:style-name="ce83" table:formula="of:=RAND()" office:value-type="float" office:value="0.557679270249928" calcext:value-type="float">
            <text:p>0,557679270249928</text:p>
          </table:table-cell>
          <table:table-cell table:style-name="ce15" table:formula="of:=RANDBETWEEN(2;9)" office:value-type="float" office:value="9" calcext:value-type="float">
            <text:p>9</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5" table:formula="of:=RANDBETWEEN(2;9)" office:value-type="float" office:value="7" calcext:value-type="float">
            <text:p>7</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4" calcext:value-type="float">
            <text:p>4</text:p>
          </table:table-cell>
          <table:table-cell table:style-name="ce83" table:formula="of:=RAND()" office:value-type="float" office:value="0.855808685397932" calcext:value-type="float">
            <text:p>0,855808685397932</text:p>
          </table:table-cell>
          <table:table-cell table:number-columns-repeated="998"/>
        </table:table-row>
        <table:table-row table:style-name="ro4">
          <table:table-cell table:number-columns-repeated="22"/>
          <table:table-cell table:formula="of:=RANK([.X10];[.X1:.X10])+2" office:value-type="float" office:value="5" calcext:value-type="float">
            <text:p>5</text:p>
          </table:table-cell>
          <table:table-cell table:style-name="ce83" table:formula="of:=RAND()" office:value-type="float" office:value="0.770644233017033" calcext:value-type="float">
            <text:p>0,770644233017033</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9" calcext:value-type="float">
            <text:p>9</text:p>
          </table:table-cell>
          <table:table-cell table:style-name="ce83" table:formula="of:=RAND()" office:value-type="float" office:value="0.613008607580674" calcext:value-type="float">
            <text:p>0,613008607580674</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135" calcext:value-type="string">
            <text:p>v135</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13];[.X12:.X21])+2" office:value-type="float" office:value="6" calcext:value-type="float">
            <text:p>6</text:p>
          </table:table-cell>
          <table:table-cell table:style-name="ce83" table:formula="of:=RAND()" office:value-type="float" office:value="0.863950000082896" calcext:value-type="float">
            <text:p>0,863950000082896</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12]" office:value-type="string" office:string-value="AB" calcext:value-type="string">
            <text:p>AB</text:p>
          </table:table-cell>
          <table:table-cell table:style-name="ce96"/>
          <table:table-cell table:style-name="ce99" table:formula="of:=[.P13]" office:value-type="string" office:string-value="v135" calcext:value-type="string">
            <text:p>v135</text:p>
          </table:table-cell>
          <table:table-cell table:style-name="ce83"/>
          <table:table-cell table:formula="of:=RANK([.X14];[.X12:.X21])+2" office:value-type="float" office:value="12" calcext:value-type="float">
            <text:p>12</text:p>
          </table:table-cell>
          <table:table-cell table:style-name="ce83" table:formula="of:=RAND()" office:value-type="float" office:value="0.0873312494703867" calcext:value-type="float">
            <text:p>0,0873312494703867</text:p>
          </table:table-cell>
          <table:table-cell/>
          <table:table-cell table:style-name="ce83" table:number-columns-repeated="4"/>
          <table:table-cell table:number-columns-repeated="993"/>
        </table:table-row>
        <table:table-row table:style-name="ro3">
          <table:table-cell table:style-name="ce51" table:formula="of:=ROUND(RAND()*10;RANDBETWEEN(0;3))" office:value-type="float" office:value="4.195" calcext:value-type="float">
            <text:p>4,195</text:p>
          </table:table-cell>
          <table:table-cell table:style-name="ce40" office:value-type="string" calcext:value-type="string">
            <text:p>×10</text:p>
          </table:table-cell>
          <table:table-cell table:style-name="ce143" table:formula="of:=RANDBETWEEN(-6;6)" office:value-type="float" office:value="-4" calcext:value-type="float">
            <text:p>-4</text:p>
          </table:table-cell>
          <table:table-cell table:style-name="ce42" office:value-type="string" calcext:value-type="string">
            <text:p>=</text:p>
          </table:table-cell>
          <table:table-cell table:style-name="ce144" table:formula="of:=&quot;réduire  &quot;&amp;[.Z15]&amp;&quot;x+&quot;&amp;[.AA15]&amp;&quot;+&quot;&amp;[.AB15]&amp;&quot;x&quot;" office:value-type="string" office:string-value="réduire  5x+3+5x" calcext:value-type="string" table:number-columns-spanned="3" table:number-rows-spanned="1">
            <text:p>réduire <text:s/>5x+3+5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15]" office:value-type="string" office:string-value="√123" calcext:value-type="string">
            <text:p>√123</text:p>
          </table:table-cell>
          <table:table-cell table:style-name="ce41" office:value-type="string" calcext:value-type="string">
            <text:p>&lt;</text:p>
          </table:table-cell>
          <table:table-cell table:style-name="ce51" table:formula="of:=ROUNDUP(RAND()*1000/CHOOSE(RANDBETWEEN(1;4);1;10;100;1000);RANDBETWEEN(-2;2))" office:value-type="float" office:value="10" calcext:value-type="float">
            <text:p>10</text:p>
          </table:table-cell>
          <table:table-cell table:style-name="ce40" table:formula="of:=CHOOSE([.W15];&quot;&quot;;&quot;mm³&quot;;&quot;cm³&quot;;&quot;dm³&quot;;&quot;km³&quot;;&quot;hm³&quot;;&quot;dam³&quot;;&quot;hL&quot;;&quot;daL&quot;;&quot;L&quot;;&quot;dL&quot;;&quot;cL&quot;;&quot;mL&quot;)" office:value-type="string" office:string-value="dm³" calcext:value-type="string">
            <text:p>d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5]*10^([.C15])" office:value-type="float" office:value="0.0004195" calcext:value-type="float">
            <text:p>0,0004195</text:p>
          </table:table-cell>
          <table:table-cell table:style-name="ce48" table:formula="of:=([.Z15]+[.AB15])&amp;&quot;x+&quot;&amp;[.AA15]" office:value-type="string" office:string-value="10x+3" calcext:value-type="string">
            <text:p>10x+3</text:p>
          </table:table-cell>
          <table:table-cell table:style-name="ce147" table:formula="of:=ROUNDDOWN(SQRT([.AC15]))&amp;&quot;;&quot;&amp;(ROUNDDOWN(SQRT([.AC15]))+1)" office:value-type="string" office:string-value="11;12" calcext:value-type="string">
            <text:p>11;12</text:p>
          </table:table-cell>
          <table:table-cell table:style-name="ce156" table:formula="of:=[.M15]*CHOOSE([.W15];0;0.000000001;0.000001;0.001;1000000000;1000000;1000;0.1;0.01;0.001;0.0001;0.00001;0.000001)&amp;&quot; &quot;&amp;[.P15]" office:value-type="string" office:string-value="0,01 m³" calcext:value-type="string">
            <text:p>0,01 m³</text:p>
          </table:table-cell>
          <table:table-cell/>
          <table:table-cell table:formula="of:=RANK([.X15];[.X12:.X21])+2" office:value-type="float" office:value="4" calcext:value-type="float">
            <text:p>4</text:p>
          </table:table-cell>
          <table:table-cell table:style-name="ce83" table:formula="of:=RAND()" office:value-type="float" office:value="0.916193257890797" calcext:value-type="float">
            <text:p>0,916193257890797</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formula="of:=RANDBETWEEN(2;200)" office:value-type="float" office:value="123" calcext:value-type="float">
            <text:p>123</text:p>
          </table:table-cell>
          <table:table-cell table:number-columns-repeated="993"/>
        </table:table-row>
        <table:table-row table:style-name="ro3">
          <table:table-cell table:style-name="ce51" table:formula="of:=ROUND(RAND()*10;RANDBETWEEN(0;3))" office:value-type="float" office:value="6.7" calcext:value-type="float">
            <text:p>6,7</text:p>
          </table:table-cell>
          <table:table-cell table:style-name="ce40" office:value-type="string" calcext:value-type="string">
            <text:p>×11</text:p>
          </table:table-cell>
          <table:table-cell table:style-name="ce143" table:formula="of:=RANDBETWEEN(-6;6)" office:value-type="float" office:value="-6" calcext:value-type="float">
            <text:p>-6</text:p>
          </table:table-cell>
          <table:table-cell table:style-name="ce42" office:value-type="string" calcext:value-type="string">
            <text:p>=</text:p>
          </table:table-cell>
          <table:table-cell table:style-name="ce145" table:formula="of:=&quot;réduire  &quot;&amp;[.Z16]&amp;&quot;x²+&quot;&amp;[.AA16]&amp;&quot;x+&quot;&amp;[.AB16]&amp;&quot;x²+&quot;&amp;[.Y16]" office:value-type="string" office:string-value="réduire  3x²+2x+2x²+6" calcext:value-type="string" table:number-columns-spanned="3" table:number-rows-spanned="1">
            <text:p>réduire <text:s/>3x²+2x+2x²+6</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16]" office:value-type="string" office:string-value="√13" calcext:value-type="string">
            <text:p>√13</text:p>
          </table:table-cell>
          <table:table-cell table:style-name="ce41" office:value-type="string" calcext:value-type="string">
            <text:p>&lt;</text:p>
          </table:table-cell>
          <table:table-cell table:style-name="ce51" table:formula="of:=ROUNDUP(RAND()*1000/CHOOSE(RANDBETWEEN(1;4);1;10;100;1000);RANDBETWEEN(-2;2))" office:value-type="float" office:value="100" calcext:value-type="float">
            <text:p>100</text:p>
          </table:table-cell>
          <table:table-cell table:style-name="ce40" table:formula="of:=CHOOSE([.W16];&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16]*10^([.C16])" office:value-type="float" office:value="0.0000067" calcext:value-type="float">
            <text:p>0,0000067</text:p>
          </table:table-cell>
          <table:table-cell table:style-name="ce48" table:formula="of:=([.Z16]+[.AB16])&amp;&quot;x²+&quot;&amp;([.Y16]+[.AA16])&amp;&quot;x&quot;" office:value-type="string" office:string-value="5x²+8x" calcext:value-type="string">
            <text:p>5x²+8x</text:p>
          </table:table-cell>
          <table:table-cell table:style-name="ce147" table:formula="of:=ROUNDDOWN(SQRT([.AC16]))&amp;&quot;;&quot;&amp;(ROUNDDOWN(SQRT([.AC16]))+1)" office:value-type="string" office:string-value="3;4" calcext:value-type="string">
            <text:p>3;4</text:p>
          </table:table-cell>
          <table:table-cell table:style-name="ce156" table:formula="of:=[.M16]*CHOOSE([.W16];0;0.000000001;0.000001;0.001;1000000000;1000000;1000;0.1;0.01;0.001;0.0001;0.00001;0.000001)&amp;&quot; &quot;&amp;[.P16]" office:value-type="string" office:string-value="0,01 m³" calcext:value-type="string">
            <text:p>0,01 m³</text:p>
          </table:table-cell>
          <table:table-cell/>
          <table:table-cell table:formula="of:=RANK([.X16];[.X12:.X21])+2" office:value-type="float" office:value="11" calcext:value-type="float">
            <text:p>11</text:p>
          </table:table-cell>
          <table:table-cell table:style-name="ce83" table:formula="of:=RAND()" office:value-type="float" office:value="0.240292901545057" calcext:value-type="float">
            <text:p>0,240292901545057</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formula="of:=RANDBETWEEN(2;200)" office:value-type="float" office:value="13" calcext:value-type="float">
            <text:p>13</text:p>
          </table:table-cell>
          <table:table-cell table:number-columns-repeated="993"/>
        </table:table-row>
        <table:table-row table:style-name="ro3">
          <table:table-cell table:style-name="ce51" table:formula="of:=ROUNDUP(RAND()*10000;RANDBETWEEN(-3;0))/CHOOSE(RANDBETWEEN(1;5);0.01;0.0001;10000;100000;1000000)" office:value-type="float" office:value="0.04847" calcext:value-type="float">
            <text:p>0,04847</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17]&amp;&quot;(x+&quot;&amp;[.Z17]&amp;&quot;)&quot;" office:value-type="string" office:string-value="8(x+2)" calcext:value-type="string">
            <text:p>8(x+2)</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2" calcext:value-type="float">
            <text:p>22</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72" calcext:value-type="float">
            <text:p>72</text:p>
          </table:table-cell>
          <table:table-cell table:style-name="ce56" office:value-type="string" calcext:value-type="string">
            <text:p>=</text:p>
          </table:table-cell>
          <table:table-cell/>
          <table:table-cell table:style-name="ce198" table:formula="of:=[.A17]" office:value-type="float" office:value="0.04847" calcext:value-type="float">
            <text:p>4,85E-002</text:p>
          </table:table-cell>
          <table:table-cell table:style-name="ce147" table:formula="of:=[.Y17]&amp;&quot;x+&quot;&amp;([.Y17]*[.Z17])" office:value-type="string" office:string-value="8x+16" calcext:value-type="string">
            <text:p>8x+16</text:p>
          </table:table-cell>
          <table:table-cell table:style-name="ce57" table:formula="of:=&quot;Q=&quot;&amp;QUOTIENT([.I17];[.K17])&amp;&quot;  R=&quot;&amp;MOD([.I17];[.K17])" office:value-type="string" office:string-value="Q=2  R=4" calcext:value-type="string">
            <text:p>Q=2 <text:s/>R=4</text:p>
          </table:table-cell>
          <table:table-cell table:style-name="ce147" table:formula="of:=[.M17]*[.O17]" office:value-type="float" office:value="18" calcext:value-type="float">
            <text:p>18</text:p>
          </table:table-cell>
          <table:table-cell/>
          <table:table-cell table:formula="of:=RANK([.X17];[.X12:.X21])+2" office:value-type="float" office:value="7" calcext:value-type="float">
            <text:p>7</text:p>
          </table:table-cell>
          <table:table-cell table:style-name="ce83" table:formula="of:=RAND()" office:value-type="float" office:value="0.784222220161738" calcext:value-type="float">
            <text:p>0,784222220161738</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number-columns-repeated="994"/>
        </table:table-row>
        <table:table-row table:style-name="ro3">
          <table:table-cell table:style-name="ce51" table:formula="of:=ROUNDUP(RAND()*10000;RANDBETWEEN(-3;0))/CHOOSE(RANDBETWEEN(1;5);0.01;0.0001;10000;100000;1000000)" office:value-type="float" office:value="0.0049" calcext:value-type="float">
            <text:p>0,0049</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18]&amp;&quot;(&quot;&amp;[.Z18]&amp;&quot;x+&quot;&amp;[.AA18]&amp;&quot;)&quot;" office:value-type="string" office:string-value="6(3x+4)" calcext:value-type="string">
            <text:p>6(3x+4)</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1" calcext:value-type="float">
            <text:p>21</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16" calcext:value-type="float">
            <text:p>16</text:p>
          </table:table-cell>
          <table:table-cell table:style-name="ce56" office:value-type="string" calcext:value-type="string">
            <text:p>=</text:p>
          </table:table-cell>
          <table:table-cell/>
          <table:table-cell table:style-name="ce198" table:formula="of:=[.A18]" office:value-type="float" office:value="0.0049" calcext:value-type="float">
            <text:p>4,90E-003</text:p>
          </table:table-cell>
          <table:table-cell table:style-name="ce147" table:formula="of:=[.Y18]*[.Z18]&amp;&quot;x+&quot;&amp;[.Y18]*[.AA18]" office:value-type="string" office:string-value="18x+24" calcext:value-type="string">
            <text:p>18x+24</text:p>
          </table:table-cell>
          <table:table-cell table:style-name="ce57" table:formula="of:=&quot;Q=&quot;&amp;QUOTIENT([.I18];[.K18])&amp;&quot;  R=&quot;&amp;MOD([.I18];[.K18])" office:value-type="string" office:string-value="Q=2  R=3" calcext:value-type="string">
            <text:p>Q=2 <text:s/>R=3</text:p>
          </table:table-cell>
          <table:table-cell table:style-name="ce147" table:formula="of:=[.M18]*[.O18]" office:value-type="float" office:value="4" calcext:value-type="float">
            <text:p>4</text:p>
          </table:table-cell>
          <table:table-cell/>
          <table:table-cell table:formula="of:=RANK([.X18];[.X12:.X21])+2" office:value-type="float" office:value="5" calcext:value-type="float">
            <text:p>5</text:p>
          </table:table-cell>
          <table:table-cell table:style-name="ce83" table:formula="of:=RAND()" office:value-type="float" office:value="0.879489365171564" calcext:value-type="float">
            <text:p>0,879489365171564</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number-columns-repeated="994"/>
        </table:table-row>
        <table:table-row table:style-name="ro3">
          <table:table-cell table:style-name="ce51" table:formula="of:=RANDBETWEEN(1;10)" office:value-type="float" office:value="8" calcext:value-type="float">
            <text:p>8</text:p>
          </table:table-cell>
          <table:table-cell table:style-name="ce150" office:value-type="string" calcext:value-type="string">
            <text:p>h</text:p>
          </table:table-cell>
          <table:table-cell table:style-name="ce176" table:formula="of:=6*RANDBETWEEN(1;9)" office:value-type="float" office:value="18" calcext:value-type="float">
            <text:p>18</text:p>
          </table:table-cell>
          <table:table-cell table:style-name="ce42" office:value-type="string" calcext:value-type="string">
            <text:p>min = <text:s text:c="8"/>h</text:p>
          </table:table-cell>
          <table:table-cell table:style-name="ce51" table:formula="of:=RANDBETWEEN(11;99)/10" office:value-type="float" office:value="4.2" calcext:value-type="float">
            <text:p>4,2</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30" calcext:value-type="float">
            <text:p>PGCD 30</text:p>
          </table:table-cell>
          <table:table-cell table:style-name="ce7" office:value-type="string" calcext:value-type="string">
            <text:p>et</text:p>
          </table:table-cell>
          <table:table-cell table:style-name="ce20" table:formula="of:=RANDBETWEEN(2;5)*RANDBETWEEN(2;6)*RANDBETWEEN(2;5)" office:value-type="float" office:value="36" calcext:value-type="float">
            <text:p>36</text:p>
          </table:table-cell>
          <table:table-cell table:style-name="ce10" office:value-type="string" calcext:value-type="string">
            <text:p>=</text:p>
          </table:table-cell>
          <table:table-cell table:style-name="ce90" table:formula="of:=IF(RANDBETWEEN(0;1);&quot;(-&quot;&amp;RANDBETWEEN(2;10)&amp;&quot;)&quot;;RANDBETWEEN(2;10))" office:value-type="float" office:value="4" calcext:value-type="float">
            <text:p>4</text:p>
          </table:table-cell>
          <table:table-cell table:style-name="ce196" table:formula="of:=RANDBETWEEN(2;10)" office:value-type="float" office:value="8" calcext:value-type="float">
            <text:p>× 8 ×</text:p>
          </table:table-cell>
          <table:table-cell table:style-name="ce197" table:formula="of:=IF(RANDBETWEEN(0;1);&quot;(-&quot;&amp;RANDBETWEEN(2;10)&amp;&quot;)&quot;;RANDBETWEEN(2;10))" office:value-type="float" office:value="7" calcext:value-type="float">
            <text:p>×7</text:p>
          </table:table-cell>
          <table:table-cell table:style-name="ce10" office:value-type="string" calcext:value-type="string">
            <text:p>=</text:p>
          </table:table-cell>
          <table:table-cell/>
          <table:table-cell table:style-name="ce147" table:formula="of:=[.A19]+[.C19]/60&amp;&quot; h&quot;" office:value-type="string" office:string-value="8,3 h" calcext:value-type="string">
            <text:p>8,3 h</text:p>
          </table:table-cell>
          <table:table-cell table:style-name="ce199" table:formula="of:=[.E19]" office:value-type="time" office:time-value="PT100H48M00S" calcext:value-type="time">
            <text:p>04:48</text:p>
          </table:table-cell>
          <table:table-cell table:style-name="ce57" table:formula="of:=GCD([.I19];[.K19])" office:value-type="float" office:value="6" calcext:value-type="float">
            <text:p>6</text:p>
          </table:table-cell>
          <table:table-cell table:style-name="ce57" table:formula="of:=[.M19]*[.N19]*[.O19]" office:value-type="float" office:value="224" calcext:value-type="float">
            <text:p>224</text:p>
          </table:table-cell>
          <table:table-cell/>
          <table:table-cell table:formula="of:=RANK([.X19];[.X12:.X21])+2" office:value-type="float" office:value="3" calcext:value-type="float">
            <text:p>3</text:p>
          </table:table-cell>
          <table:table-cell table:style-name="ce83" table:formula="of:=RAND()" office:value-type="float" office:value="0.929676924165509" calcext:value-type="float">
            <text:p>0,929676924165509</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8" calcext:value-type="float">
            <text:p>8</text:p>
          </table:table-cell>
          <table:table-cell table:style-name="ce83" table:formula="of:=RAND()" office:value-type="float" office:value="0.72754279533885" calcext:value-type="float">
            <text:p>0,72754279533885</text:p>
          </table:table-cell>
          <table:table-cell table:number-columns-repeated="998"/>
        </table:table-row>
        <table:table-row table:style-name="ro4">
          <table:table-cell table:number-columns-repeated="22"/>
          <table:table-cell table:formula="of:=RANK([.X21];[.X12:.X21])+2" office:value-type="float" office:value="10" calcext:value-type="float">
            <text:p>10</text:p>
          </table:table-cell>
          <table:table-cell table:style-name="ce83" table:formula="of:=RAND()" office:value-type="float" office:value="0.27250605092787" calcext:value-type="float">
            <text:p>0,27250605092787</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5" calcext:value-type="float">
            <text:p>5</text:p>
          </table:table-cell>
          <table:table-cell table:style-name="ce83" table:formula="of:=RAND()" office:value-type="float" office:value="0.646369424556741" calcext:value-type="float">
            <text:p>0,64636942455674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135" calcext:value-type="string">
            <text:p>v135</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24];[.X23:.X32])+2" office:value-type="float" office:value="4" calcext:value-type="float">
            <text:p>4</text:p>
          </table:table-cell>
          <table:table-cell table:style-name="ce83" table:formula="of:=RAND()" office:value-type="float" office:value="0.941594689830222" calcext:value-type="float">
            <text:p>0,941594689830222</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23]" office:value-type="string" office:string-value="AC" calcext:value-type="string">
            <text:p>AC</text:p>
          </table:table-cell>
          <table:table-cell table:style-name="ce96"/>
          <table:table-cell table:style-name="ce99" table:formula="of:=[.P24]" office:value-type="string" office:string-value="v135" calcext:value-type="string">
            <text:p>v135</text:p>
          </table:table-cell>
          <table:table-cell table:style-name="ce83"/>
          <table:table-cell table:formula="of:=RANK([.X25];[.X23:.X32])+2" office:value-type="float" office:value="6" calcext:value-type="float">
            <text:p>6</text:p>
          </table:table-cell>
          <table:table-cell table:style-name="ce83" table:formula="of:=RAND()" office:value-type="float" office:value="0.614570233806457" calcext:value-type="float">
            <text:p>0,614570233806457</text:p>
          </table:table-cell>
          <table:table-cell/>
          <table:table-cell table:style-name="ce83" table:number-columns-repeated="4"/>
          <table:table-cell table:number-columns-repeated="993"/>
        </table:table-row>
        <table:table-row table:style-name="ro3">
          <table:table-cell table:style-name="ce51" table:formula="of:=ROUND(RAND()*10;RANDBETWEEN(0;3))" office:value-type="float" office:value="9.45" calcext:value-type="float">
            <text:p>9,45</text:p>
          </table:table-cell>
          <table:table-cell table:style-name="ce40" office:value-type="string" calcext:value-type="string">
            <text:p>×10</text:p>
          </table:table-cell>
          <table:table-cell table:style-name="ce143" table:formula="of:=RANDBETWEEN(-6;6)" office:value-type="float" office:value="-3" calcext:value-type="float">
            <text:p>-3</text:p>
          </table:table-cell>
          <table:table-cell table:style-name="ce42" office:value-type="string" calcext:value-type="string">
            <text:p>=</text:p>
          </table:table-cell>
          <table:table-cell table:style-name="ce144" table:formula="of:=&quot;réduire  &quot;&amp;[.Z26]&amp;&quot;x+&quot;&amp;[.AA26]&amp;&quot;+&quot;&amp;[.AB26]&amp;&quot;x&quot;" office:value-type="string" office:string-value="réduire  2x+3+2x" calcext:value-type="string" table:number-columns-spanned="3" table:number-rows-spanned="1">
            <text:p>réduire <text:s/>2x+3+2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26]" office:value-type="string" office:string-value="√64" calcext:value-type="string">
            <text:p>√64</text:p>
          </table:table-cell>
          <table:table-cell table:style-name="ce41" office:value-type="string" calcext:value-type="string">
            <text:p>&lt;</text:p>
          </table:table-cell>
          <table:table-cell table:style-name="ce51" table:formula="of:=ROUNDUP(RAND()*1000/CHOOSE(RANDBETWEEN(1;4);1;10;100;1000);RANDBETWEEN(-2;2))" office:value-type="float" office:value="505" calcext:value-type="float">
            <text:p>505</text:p>
          </table:table-cell>
          <table:table-cell table:style-name="ce40" table:formula="of:=CHOOSE([.W26];&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6]*10^([.C26])" office:value-type="float" office:value="0.00945" calcext:value-type="float">
            <text:p>0,00945</text:p>
          </table:table-cell>
          <table:table-cell table:style-name="ce48" table:formula="of:=([.Z26]+[.AB26])&amp;&quot;x+&quot;&amp;[.AA26]" office:value-type="string" office:string-value="4x+3" calcext:value-type="string">
            <text:p>4x+3</text:p>
          </table:table-cell>
          <table:table-cell table:style-name="ce147" table:formula="of:=ROUNDDOWN(SQRT([.AC26]))&amp;&quot;;&quot;&amp;(ROUNDDOWN(SQRT([.AC26]))+1)" office:value-type="string" office:string-value="8;9" calcext:value-type="string">
            <text:p>8;9</text:p>
          </table:table-cell>
          <table:table-cell table:style-name="ce156" table:formula="of:=[.M26]*CHOOSE([.W26];0;0.000000001;0.000001;0.001;1000000000;1000000;1000;0.1;0.01;0.001;0.0001;0.00001;0.000001)&amp;&quot; &quot;&amp;[.P26]" office:value-type="string" office:string-value="0,000505 m³" calcext:value-type="string">
            <text:p>0,000505 m³</text:p>
          </table:table-cell>
          <table:table-cell/>
          <table:table-cell table:formula="of:=RANK([.X26];[.X23:.X32])+2" office:value-type="float" office:value="3" calcext:value-type="float">
            <text:p>3</text:p>
          </table:table-cell>
          <table:table-cell table:style-name="ce83" table:formula="of:=RAND()" office:value-type="float" office:value="0.950815390407201" calcext:value-type="float">
            <text:p>0,950815390407201</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formula="of:=RANDBETWEEN(2;200)" office:value-type="float" office:value="64" calcext:value-type="float">
            <text:p>64</text:p>
          </table:table-cell>
          <table:table-cell table:number-columns-repeated="993"/>
        </table:table-row>
        <table:table-row table:style-name="ro3">
          <table:table-cell table:style-name="ce51" table:formula="of:=ROUND(RAND()*10;RANDBETWEEN(0;3))" office:value-type="float" office:value="4.45" calcext:value-type="float">
            <text:p>4,45</text:p>
          </table:table-cell>
          <table:table-cell table:style-name="ce40" office:value-type="string" calcext:value-type="string">
            <text:p>×11</text:p>
          </table:table-cell>
          <table:table-cell table:style-name="ce143" table:formula="of:=RANDBETWEEN(-6;6)" office:value-type="float" office:value="-6" calcext:value-type="float">
            <text:p>-6</text:p>
          </table:table-cell>
          <table:table-cell table:style-name="ce42" office:value-type="string" calcext:value-type="string">
            <text:p>=</text:p>
          </table:table-cell>
          <table:table-cell table:style-name="ce145" table:formula="of:=&quot;réduire  &quot;&amp;[.Z27]&amp;&quot;x²+&quot;&amp;[.AA27]&amp;&quot;x+&quot;&amp;[.AB27]&amp;&quot;x²+&quot;&amp;[.Y27]" office:value-type="string" office:string-value="réduire  6x²+8x+9x²+2" calcext:value-type="string" table:number-columns-spanned="3" table:number-rows-spanned="1">
            <text:p>réduire <text:s/>6x²+8x+9x²+2</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27]" office:value-type="string" office:string-value="√185" calcext:value-type="string">
            <text:p>√185</text:p>
          </table:table-cell>
          <table:table-cell table:style-name="ce41" office:value-type="string" calcext:value-type="string">
            <text:p>&lt;</text:p>
          </table:table-cell>
          <table:table-cell table:style-name="ce51" table:formula="of:=ROUNDUP(RAND()*1000/CHOOSE(RANDBETWEEN(1;4);1;10;100;1000);RANDBETWEEN(-2;2))" office:value-type="float" office:value="3.22" calcext:value-type="float">
            <text:p>3,22</text:p>
          </table:table-cell>
          <table:table-cell table:style-name="ce40" table:formula="of:=CHOOSE([.W27];&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27]*10^([.C27])" office:value-type="float" office:value="0.00000445" calcext:value-type="float">
            <text:p>0,00000445</text:p>
          </table:table-cell>
          <table:table-cell table:style-name="ce48" table:formula="of:=([.Z27]+[.AB27])&amp;&quot;x²+&quot;&amp;([.Y27]+[.AA27])&amp;&quot;x&quot;" office:value-type="string" office:string-value="15x²+10x" calcext:value-type="string">
            <text:p>15x²+10x</text:p>
          </table:table-cell>
          <table:table-cell table:style-name="ce147" table:formula="of:=ROUNDDOWN(SQRT([.AC27]))&amp;&quot;;&quot;&amp;(ROUNDDOWN(SQRT([.AC27]))+1)" office:value-type="string" office:string-value="13;14" calcext:value-type="string">
            <text:p>13;14</text:p>
          </table:table-cell>
          <table:table-cell table:style-name="ce156" table:formula="of:=[.M27]*CHOOSE([.W27];0;0.000000001;0.000001;0.001;1000000000;1000000;1000;0.1;0.01;0.001;0.0001;0.00001;0.000001)&amp;&quot; &quot;&amp;[.P27]" office:value-type="string" office:string-value="0,000322 m³" calcext:value-type="string">
            <text:p>0,000322 m³</text:p>
          </table:table-cell>
          <table:table-cell/>
          <table:table-cell table:formula="of:=RANK([.X27];[.X23:.X32])+2" office:value-type="float" office:value="11" calcext:value-type="float">
            <text:p>11</text:p>
          </table:table-cell>
          <table:table-cell table:style-name="ce83" table:formula="of:=RAND()" office:value-type="float" office:value="0.194568419709031" calcext:value-type="float">
            <text:p>0,194568419709031</text:p>
          </table:table-cell>
          <table:table-cell table:style-name="ce15" table:formula="of:=RANDBETWEEN(2;9)" office:value-type="float" office:value="2" calcext:value-type="float">
            <text:p>2</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formula="of:=RANDBETWEEN(2;200)" office:value-type="float" office:value="185" calcext:value-type="float">
            <text:p>185</text:p>
          </table:table-cell>
          <table:table-cell table:number-columns-repeated="993"/>
        </table:table-row>
        <table:table-row table:style-name="ro3">
          <table:table-cell table:style-name="ce51" table:formula="of:=ROUNDUP(RAND()*10000;RANDBETWEEN(-3;0))/CHOOSE(RANDBETWEEN(1;5);0.01;0.0001;10000;100000;1000000)" office:value-type="float" office:value="0.01" calcext:value-type="float">
            <text:p>0,01</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28]&amp;&quot;(x+&quot;&amp;[.Z28]&amp;&quot;)&quot;" office:value-type="string" office:string-value="7(x+5)" calcext:value-type="string">
            <text:p>7(x+5)</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15" calcext:value-type="float">
            <text:p>15</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24" calcext:value-type="float">
            <text:p>24</text:p>
          </table:table-cell>
          <table:table-cell table:style-name="ce56" office:value-type="string" calcext:value-type="string">
            <text:p>=</text:p>
          </table:table-cell>
          <table:table-cell/>
          <table:table-cell table:style-name="ce198" table:formula="of:=[.A28]" office:value-type="float" office:value="0.01" calcext:value-type="float">
            <text:p>1,00E-002</text:p>
          </table:table-cell>
          <table:table-cell table:style-name="ce147" table:formula="of:=[.Y28]&amp;&quot;x+&quot;&amp;([.Y28]*[.Z28])" office:value-type="string" office:string-value="7x+35" calcext:value-type="string">
            <text:p>7x+35</text:p>
          </table:table-cell>
          <table:table-cell table:style-name="ce57" table:formula="of:=&quot;Q=&quot;&amp;QUOTIENT([.I28];[.K28])&amp;&quot;  R=&quot;&amp;MOD([.I28];[.K28])" office:value-type="string" office:string-value="Q=7  R=1" calcext:value-type="string">
            <text:p>Q=7 <text:s/>R=1</text:p>
          </table:table-cell>
          <table:table-cell table:style-name="ce147" table:formula="of:=[.M28]*[.O28]" office:value-type="float" office:value="6" calcext:value-type="float">
            <text:p>6</text:p>
          </table:table-cell>
          <table:table-cell/>
          <table:table-cell table:formula="of:=RANK([.X28];[.X23:.X32])+2" office:value-type="float" office:value="7" calcext:value-type="float">
            <text:p>7</text:p>
          </table:table-cell>
          <table:table-cell table:style-name="ce83" table:formula="of:=RAND()" office:value-type="float" office:value="0.488314839903327" calcext:value-type="float">
            <text:p>0,488314839903327</text:p>
          </table:table-cell>
          <table:table-cell table:style-name="ce15" table:formula="of:=RANDBETWEEN(2;9)" office:value-type="float" office:value="7" calcext:value-type="float">
            <text:p>7</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number-columns-repeated="994"/>
        </table:table-row>
        <table:table-row table:style-name="ro3">
          <table:table-cell table:style-name="ce51" table:formula="of:=ROUNDUP(RAND()*10000;RANDBETWEEN(-3;0))/CHOOSE(RANDBETWEEN(1;5);0.01;0.0001;10000;100000;1000000)" office:value-type="float" office:value="90000000" calcext:value-type="float">
            <text:p>90000000</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29]&amp;&quot;(&quot;&amp;[.Z29]&amp;&quot;x+&quot;&amp;[.AA29]&amp;&quot;)&quot;" office:value-type="string" office:string-value="8(5x+8)" calcext:value-type="string">
            <text:p>8(5x+8)</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1" calcext:value-type="float">
            <text:p>21</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16" calcext:value-type="float">
            <text:p>16</text:p>
          </table:table-cell>
          <table:table-cell table:style-name="ce56" office:value-type="string" calcext:value-type="string">
            <text:p>=</text:p>
          </table:table-cell>
          <table:table-cell/>
          <table:table-cell table:style-name="ce198" table:formula="of:=[.A29]" office:value-type="float" office:value="90000000" calcext:value-type="float">
            <text:p>9,00E+007</text:p>
          </table:table-cell>
          <table:table-cell table:style-name="ce147" table:formula="of:=[.Y29]*[.Z29]&amp;&quot;x+&quot;&amp;[.Y29]*[.AA29]" office:value-type="string" office:string-value="40x+64" calcext:value-type="string">
            <text:p>40x+64</text:p>
          </table:table-cell>
          <table:table-cell table:style-name="ce57" table:formula="of:=&quot;Q=&quot;&amp;QUOTIENT([.I29];[.K29])&amp;&quot;  R=&quot;&amp;MOD([.I29];[.K29])" office:value-type="string" office:string-value="Q=3  R=3" calcext:value-type="string">
            <text:p>Q=3 <text:s/>R=3</text:p>
          </table:table-cell>
          <table:table-cell table:style-name="ce147" table:formula="of:=[.M29]*[.O29]" office:value-type="float" office:value="4" calcext:value-type="float">
            <text:p>4</text:p>
          </table:table-cell>
          <table:table-cell/>
          <table:table-cell table:formula="of:=RANK([.X29];[.X23:.X32])+2" office:value-type="float" office:value="12" calcext:value-type="float">
            <text:p>12</text:p>
          </table:table-cell>
          <table:table-cell table:style-name="ce83" table:formula="of:=RAND()" office:value-type="float" office:value="0.163878620669099" calcext:value-type="float">
            <text:p>0,163878620669099</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number-columns-repeated="994"/>
        </table:table-row>
        <table:table-row table:style-name="ro3">
          <table:table-cell table:style-name="ce51" table:formula="of:=RANDBETWEEN(1;10)" office:value-type="float" office:value="4" calcext:value-type="float">
            <text:p>4</text:p>
          </table:table-cell>
          <table:table-cell table:style-name="ce150" office:value-type="string" calcext:value-type="string">
            <text:p>h</text:p>
          </table:table-cell>
          <table:table-cell table:style-name="ce176" table:formula="of:=6*RANDBETWEEN(1;9)" office:value-type="float" office:value="30" calcext:value-type="float">
            <text:p>30</text:p>
          </table:table-cell>
          <table:table-cell table:style-name="ce42" office:value-type="string" calcext:value-type="string">
            <text:p>min = <text:s text:c="8"/>h</text:p>
          </table:table-cell>
          <table:table-cell table:style-name="ce51" table:formula="of:=RANDBETWEEN(11;99)/10" office:value-type="float" office:value="4.1" calcext:value-type="float">
            <text:p>4,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54" calcext:value-type="float">
            <text:p>PGCD 54</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90" table:formula="of:=IF(RANDBETWEEN(0;1);&quot;(-&quot;&amp;RANDBETWEEN(2;10)&amp;&quot;)&quot;;RANDBETWEEN(2;10))" office:value-type="string" office:string-value="(-6)" calcext:value-type="string">
            <text:p>(-6)</text:p>
          </table:table-cell>
          <table:table-cell table:style-name="ce196" table:formula="of:=RANDBETWEEN(2;10)" office:value-type="float" office:value="9" calcext:value-type="float">
            <text:p>× 9 ×</text:p>
          </table:table-cell>
          <table:table-cell table:style-name="ce197" table:formula="of:=IF(RANDBETWEEN(0;1);&quot;(-&quot;&amp;RANDBETWEEN(2;10)&amp;&quot;)&quot;;RANDBETWEEN(2;10))" office:value-type="string" office:string-value="(-2)" calcext:value-type="string">
            <text:p>(-2)</text:p>
          </table:table-cell>
          <table:table-cell table:style-name="ce10" office:value-type="string" calcext:value-type="string">
            <text:p>=</text:p>
          </table:table-cell>
          <table:table-cell/>
          <table:table-cell table:style-name="ce147" table:formula="of:=[.A30]+[.C30]/60&amp;&quot; h&quot;" office:value-type="string" office:string-value="4,5 h" calcext:value-type="string">
            <text:p>4,5 h</text:p>
          </table:table-cell>
          <table:table-cell table:style-name="ce199" table:formula="of:=[.E30]" office:value-type="time" office:time-value="PT98H24M00S" calcext:value-type="time">
            <text:p>02:24</text:p>
          </table:table-cell>
          <table:table-cell table:style-name="ce57" table:formula="of:=GCD([.I30];[.K30])" office:value-type="float" office:value="6" calcext:value-type="float">
            <text:p>6</text:p>
          </table:table-cell>
          <table:table-cell table:style-name="ce57" table:formula="of:=[.M30]*[.N30]*[.O30]" office:value-type="string" office:string-value="" calcext:value-type="error">
            <text:p>#VALEUR !</text:p>
          </table:table-cell>
          <table:table-cell/>
          <table:table-cell table:formula="of:=RANK([.X30];[.X23:.X32])+2" office:value-type="float" office:value="8" calcext:value-type="float">
            <text:p>8</text:p>
          </table:table-cell>
          <table:table-cell table:style-name="ce83" table:formula="of:=RAND()" office:value-type="float" office:value="0.319768703533506" calcext:value-type="float">
            <text:p>0,319768703533506</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10" calcext:value-type="float">
            <text:p>10</text:p>
          </table:table-cell>
          <table:table-cell table:style-name="ce83" table:formula="of:=RAND()" office:value-type="float" office:value="0.232596485083931" calcext:value-type="float">
            <text:p>0,232596485083931</text:p>
          </table:table-cell>
          <table:table-cell table:number-columns-repeated="998"/>
        </table:table-row>
        <table:table-row table:style-name="ro4">
          <table:table-cell table:number-columns-repeated="22"/>
          <table:table-cell table:formula="of:=RANK([.X32];[.X23:.X32])+2" office:value-type="float" office:value="9" calcext:value-type="float">
            <text:p>9</text:p>
          </table:table-cell>
          <table:table-cell table:style-name="ce83" table:formula="of:=RAND()" office:value-type="float" office:value="0.264957472403554" calcext:value-type="float">
            <text:p>0,264957472403554</text:p>
          </table:table-cell>
          <table:table-cell table:number-columns-repeated="998"/>
        </table:table-row>
        <table:table-row table:style-name="ro5">
          <table:table-cell table:number-columns-repeated="1022"/>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10">TEST 4</text:span><text:span text:style-name="T11">e</text:span><text:span text:style-name="T10"> - Date : ……………………………</text:span></text:p>
          </table:table-cell>
          <table:covered-table-cell table:number-columns-repeated="5" table:style-name="ce12"/>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12"/>
          <table:covered-table-cell table:style-name="ce18"/>
          <table:covered-table-cell/>
          <table:covered-table-cell table:style-name="ce1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1" calcext:value-type="float">
            <text:p>11</text:p>
          </table:table-cell>
          <table:table-cell table:style-name="ce83" table:formula="of:=RAND()" office:value-type="float" office:value="0.232260447897411" calcext:value-type="float">
            <text:p>0,232260447897411</text:p>
          </table:table-cell>
          <table:table-cell table:number-columns-repeated="998"/>
        </table:table-row>
        <table:table-row table:style-name="ro2">
          <table:covered-table-cell table:number-columns-repeated="2" table:style-name="ce12"/>
          <table:covered-table-cell table:number-columns-repeated="2"/>
          <table:table-cell table:style-name="ce61"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61" office:value-type="string" calcext:value-type="string" table:number-columns-spanned="3" table:number-rows-spanned="1">
            <text:p>Prénom :</text:p>
          </table:table-cell>
          <table:covered-table-cell table:style-name="ce8"/>
          <table:covered-table-cell/>
          <table:table-cell table:style-name="ce61" office:value-type="string" calcext:value-type="string" table:number-columns-spanned="3" table:number-rows-spanned="1">
            <text:p>Classe :</text:p>
          </table:table-cell>
          <table:covered-table-cell/>
          <table:covered-table-cell table:style-name="ce19"/>
          <table:table-cell table:style-name="ce22" table:formula="of:=[.$P$2]" office:value-type="string" office:string-value="v135" calcext:value-type="string">
            <text:p>v135</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X35];[.X34:.X43])+2" office:value-type="float" office:value="9" calcext:value-type="float">
            <text:p>9</text:p>
          </table:table-cell>
          <table:table-cell table:style-name="ce83" table:formula="of:=RAND()" office:value-type="float" office:value="0.410911346524466" calcext:value-type="float">
            <text:p>0,410911346524466</text:p>
          </table:table-cell>
          <table:table-cell table:number-columns-repeated="998"/>
        </table:table-row>
        <table:table-row table:style-name="ro3">
          <table:table-cell table:style-name="ce37" office:value-type="string" calcext:value-type="string" table:number-columns-spanned="16" table:number-rows-spanned="1">
            <text:p>Mélange de calculs issus de toutes les ceintures</text:p>
          </table:table-cell>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covered-table-cell table:style-name="ce37"/>
          <table:covered-table-cell table:number-columns-repeated="3" table:style-name="ce38"/>
          <table:table-cell table:style-name="ce83"/>
          <table:table-cell table:style-name="ce89" office:value-type="string" calcext:value-type="string">
            <text:p>4<text:span text:style-name="T2">e</text:span></text:p>
          </table:table-cell>
          <table:table-cell table:style-name="ce94" table:formula="of:=[.P34]" office:value-type="string" office:string-value="AD" calcext:value-type="string">
            <text:p>AD</text:p>
          </table:table-cell>
          <table:table-cell table:style-name="ce96"/>
          <table:table-cell table:style-name="ce99" table:formula="of:=[.P35]" office:value-type="string" office:string-value="v135" calcext:value-type="string">
            <text:p>v135</text:p>
          </table:table-cell>
          <table:table-cell table:style-name="ce83"/>
          <table:table-cell table:formula="of:=RANK([.X36];[.X34:.X43])+2" office:value-type="float" office:value="10" calcext:value-type="float">
            <text:p>10</text:p>
          </table:table-cell>
          <table:table-cell table:style-name="ce83" table:formula="of:=RAND()" office:value-type="float" office:value="0.313597114305904" calcext:value-type="float">
            <text:p>0,313597114305904</text:p>
          </table:table-cell>
          <table:table-cell/>
          <table:table-cell table:style-name="ce83" table:number-columns-repeated="4"/>
          <table:table-cell table:number-columns-repeated="993"/>
        </table:table-row>
        <table:table-row table:style-name="ro3">
          <table:table-cell table:style-name="ce51" table:formula="of:=ROUND(RAND()*10;RANDBETWEEN(0;3))" office:value-type="float" office:value="10" calcext:value-type="float">
            <text:p>10</text:p>
          </table:table-cell>
          <table:table-cell table:style-name="ce40" office:value-type="string" calcext:value-type="string">
            <text:p>×10</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style-name="ce144" table:formula="of:=&quot;réduire  &quot;&amp;[.Z37]&amp;&quot;x+&quot;&amp;[.AA37]&amp;&quot;+&quot;&amp;[.AB37]&amp;&quot;x&quot;" office:value-type="string" office:string-value="réduire  9x+7+7x" calcext:value-type="string" table:number-columns-spanned="3" table:number-rows-spanned="1">
            <text:p>réduire <text:s/>9x+7+7x</text:p>
          </table:table-cell>
          <table:covered-table-cell table:number-columns-repeated="2" table:style-name="ce137"/>
          <table:table-cell table:style-name="ce42" office:value-type="string" calcext:value-type="string">
            <text:p>=</text:p>
          </table:table-cell>
          <table:table-cell table:style-name="ce4"/>
          <table:table-cell table:style-name="ce14" office:value-type="string" calcext:value-type="string">
            <text:p>≤</text:p>
          </table:table-cell>
          <table:table-cell table:style-name="ce14" table:formula="of:=&quot;√&quot;&amp;[.AC37]" office:value-type="string" office:string-value="√42" calcext:value-type="string">
            <text:p>√42</text:p>
          </table:table-cell>
          <table:table-cell table:style-name="ce41" office:value-type="string" calcext:value-type="string">
            <text:p>&lt;</text:p>
          </table:table-cell>
          <table:table-cell table:style-name="ce51" table:formula="of:=ROUNDUP(RAND()*1000/CHOOSE(RANDBETWEEN(1;4);1;10;100;1000);RANDBETWEEN(-2;2))" office:value-type="float" office:value="50" calcext:value-type="float">
            <text:p>50</text:p>
          </table:table-cell>
          <table:table-cell table:style-name="ce40" table:formula="of:=CHOOSE([.W37];&quot;&quot;;&quot;mm³&quot;;&quot;cm³&quot;;&quot;dm³&quot;;&quot;km³&quot;;&quot;hm³&quot;;&quot;dam³&quot;;&quot;hL&quot;;&quot;daL&quot;;&quot;L&quot;;&quot;dL&quot;;&quot;cL&quot;;&quot;mL&quot;)" office:value-type="string" office:string-value="cL" calcext:value-type="string">
            <text:p>cL</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7]*10^([.C37])" office:value-type="float" office:value="1" calcext:value-type="float">
            <text:p>1</text:p>
          </table:table-cell>
          <table:table-cell table:style-name="ce48" table:formula="of:=([.Z37]+[.AB37])&amp;&quot;x+&quot;&amp;[.AA37]" office:value-type="string" office:string-value="16x+7" calcext:value-type="string">
            <text:p>16x+7</text:p>
          </table:table-cell>
          <table:table-cell table:style-name="ce147" table:formula="of:=ROUNDDOWN(SQRT([.AC37]))&amp;&quot;;&quot;&amp;(ROUNDDOWN(SQRT([.AC37]))+1)" office:value-type="string" office:string-value="6;7" calcext:value-type="string">
            <text:p>6;7</text:p>
          </table:table-cell>
          <table:table-cell table:style-name="ce156" table:formula="of:=[.M37]*CHOOSE([.W37];0;0.000000001;0.000001;0.001;1000000000;1000000;1000;0.1;0.01;0.001;0.0001;0.00001;0.000001)&amp;&quot; &quot;&amp;[.P37]" office:value-type="string" office:string-value="0,0005 m³" calcext:value-type="string">
            <text:p>0,0005 m³</text:p>
          </table:table-cell>
          <table:table-cell/>
          <table:table-cell table:formula="of:=RANK([.X37];[.X34:.X43])+2" office:value-type="float" office:value="12" calcext:value-type="float">
            <text:p>12</text:p>
          </table:table-cell>
          <table:table-cell table:style-name="ce83" table:formula="of:=RAND()" office:value-type="float" office:value="0.10641964251264" calcext:value-type="float">
            <text:p>0,10641964251264</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formula="of:=RANDBETWEEN(2;200)" office:value-type="float" office:value="42" calcext:value-type="float">
            <text:p>42</text:p>
          </table:table-cell>
          <table:table-cell table:number-columns-repeated="993"/>
        </table:table-row>
        <table:table-row table:style-name="ro3">
          <table:table-cell table:style-name="ce51" table:formula="of:=ROUND(RAND()*10;RANDBETWEEN(0;3))" office:value-type="float" office:value="4" calcext:value-type="float">
            <text:p>4</text:p>
          </table:table-cell>
          <table:table-cell table:style-name="ce40" office:value-type="string" calcext:value-type="string">
            <text:p>×11</text:p>
          </table:table-cell>
          <table:table-cell table:style-name="ce143" table:formula="of:=RANDBETWEEN(-6;6)" office:value-type="float" office:value="5" calcext:value-type="float">
            <text:p>5</text:p>
          </table:table-cell>
          <table:table-cell table:style-name="ce42" office:value-type="string" calcext:value-type="string">
            <text:p>=</text:p>
          </table:table-cell>
          <table:table-cell table:style-name="ce145" table:formula="of:=&quot;réduire  &quot;&amp;[.Z38]&amp;&quot;x²+&quot;&amp;[.AA38]&amp;&quot;x+&quot;&amp;[.AB38]&amp;&quot;x²+&quot;&amp;[.Y38]" office:value-type="string" office:string-value="réduire  6x²+3x+2x²+4" calcext:value-type="string" table:number-columns-spanned="3" table:number-rows-spanned="1">
            <text:p>réduire <text:s/>6x²+3x+2x²+4</text:p>
          </table:table-cell>
          <table:covered-table-cell table:style-name="ce7"/>
          <table:covered-table-cell table:style-name="ce9"/>
          <table:table-cell table:style-name="ce10" office:value-type="string" calcext:value-type="string">
            <text:p>=</text:p>
          </table:table-cell>
          <table:table-cell table:style-name="ce4"/>
          <table:table-cell table:style-name="ce14" office:value-type="string" calcext:value-type="string">
            <text:p>≤</text:p>
          </table:table-cell>
          <table:table-cell table:style-name="ce14" table:formula="of:=&quot;√&quot;&amp;[.AC38]" office:value-type="string" office:string-value="√12" calcext:value-type="string">
            <text:p>√12</text:p>
          </table:table-cell>
          <table:table-cell table:style-name="ce41" office:value-type="string" calcext:value-type="string">
            <text:p>&lt;</text:p>
          </table:table-cell>
          <table:table-cell table:style-name="ce51" table:formula="of:=ROUNDUP(RAND()*1000/CHOOSE(RANDBETWEEN(1;4);1;10;100;1000);RANDBETWEEN(-2;2))" office:value-type="float" office:value="506.16" calcext:value-type="float">
            <text:p>506,16</text:p>
          </table:table-cell>
          <table:table-cell table:style-name="ce40" table:formula="of:=CHOOSE([.W38];&quot;&quot;;&quot;mm³&quot;;&quot;cm³&quot;;&quot;dm³&quot;;&quot;km³&quot;;&quot;hm³&quot;;&quot;da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8">³</text:span></text:p>
          </table:table-cell>
          <table:table-cell/>
          <table:table-cell table:style-name="ce135" table:formula="of:=[.A38]*10^([.C38])" office:value-type="float" office:value="400000" calcext:value-type="float">
            <text:p>400 000</text:p>
          </table:table-cell>
          <table:table-cell table:style-name="ce48" table:formula="of:=([.Z38]+[.AB38])&amp;&quot;x²+&quot;&amp;([.Y38]+[.AA38])&amp;&quot;x&quot;" office:value-type="string" office:string-value="8x²+7x" calcext:value-type="string">
            <text:p>8x²+7x</text:p>
          </table:table-cell>
          <table:table-cell table:style-name="ce147" table:formula="of:=ROUNDDOWN(SQRT([.AC38]))&amp;&quot;;&quot;&amp;(ROUNDDOWN(SQRT([.AC38]))+1)" office:value-type="string" office:string-value="3;4" calcext:value-type="string">
            <text:p>3;4</text:p>
          </table:table-cell>
          <table:table-cell table:style-name="ce156" table:formula="of:=[.M38]*CHOOSE([.W38];0;0.000000001;0.000001;0.001;1000000000;1000000;1000;0.1;0.01;0.001;0.0001;0.00001;0.000001)&amp;&quot; &quot;&amp;[.P38]" office:value-type="string" office:string-value="506160000 m³" calcext:value-type="string">
            <text:p>506160000 m³</text:p>
          </table:table-cell>
          <table:table-cell/>
          <table:table-cell table:formula="of:=RANK([.X38];[.X34:.X43])+2" office:value-type="float" office:value="6" calcext:value-type="float">
            <text:p>6</text:p>
          </table:table-cell>
          <table:table-cell table:style-name="ce83" table:formula="of:=RAND()" office:value-type="float" office:value="0.57214141288339" calcext:value-type="float">
            <text:p>0,57214141288339</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formula="of:=RANDBETWEEN(2;200)" office:value-type="float" office:value="12" calcext:value-type="float">
            <text:p>12</text:p>
          </table:table-cell>
          <table:table-cell table:number-columns-repeated="993"/>
        </table:table-row>
        <table:table-row table:style-name="ro3">
          <table:table-cell table:style-name="ce51" table:formula="of:=ROUNDUP(RAND()*10000;RANDBETWEEN(-3;0))/CHOOSE(RANDBETWEEN(1;5);0.01;0.0001;10000;100000;1000000)" office:value-type="float" office:value="0.072" calcext:value-type="float">
            <text:p>0,072</text:p>
          </table:table-cell>
          <table:table-cell table:style-name="ce40" office:value-type="string" calcext:value-type="string">
            <text:p>=</text:p>
          </table:table-cell>
          <table:table-cell table:style-name="ce41"/>
          <table:table-cell table:style-name="ce194" office:value-type="string" calcext:value-type="string">
            <text:p>×10 <text:span text:style-name="T12">…</text:span></text:p>
          </table:table-cell>
          <table:table-cell table:style-name="ce144" table:formula="of:=[.Y39]&amp;&quot;(x+&quot;&amp;[.Z39]&amp;&quot;)&quot;" office:value-type="string" office:string-value="9(x+7)" calcext:value-type="string">
            <text:p>9(x+7)</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12" calcext:value-type="float">
            <text:p>12</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68" calcext:value-type="float">
            <text:p>68</text:p>
          </table:table-cell>
          <table:table-cell table:style-name="ce56" office:value-type="string" calcext:value-type="string">
            <text:p>=</text:p>
          </table:table-cell>
          <table:table-cell/>
          <table:table-cell table:style-name="ce198" table:formula="of:=[.A39]" office:value-type="float" office:value="0.072" calcext:value-type="float">
            <text:p>7,20E-002</text:p>
          </table:table-cell>
          <table:table-cell table:style-name="ce147" table:formula="of:=[.Y39]&amp;&quot;x+&quot;&amp;([.Y39]*[.Z39])" office:value-type="string" office:string-value="9x+63" calcext:value-type="string">
            <text:p>9x+63</text:p>
          </table:table-cell>
          <table:table-cell table:style-name="ce57" table:formula="of:=&quot;Q=&quot;&amp;QUOTIENT([.I39];[.K39])&amp;&quot;  R=&quot;&amp;MOD([.I39];[.K39])" office:value-type="string" office:string-value="Q=1  R=3" calcext:value-type="string">
            <text:p>Q=1 <text:s/>R=3</text:p>
          </table:table-cell>
          <table:table-cell table:style-name="ce147" table:formula="of:=[.M39]*[.O39]" office:value-type="float" office:value="51" calcext:value-type="float">
            <text:p>51</text:p>
          </table:table-cell>
          <table:table-cell/>
          <table:table-cell table:formula="of:=RANK([.X39];[.X34:.X43])+2" office:value-type="float" office:value="8" calcext:value-type="float">
            <text:p>8</text:p>
          </table:table-cell>
          <table:table-cell table:style-name="ce83" table:formula="of:=RAND()" office:value-type="float" office:value="0.414395302329198" calcext:value-type="float">
            <text:p>0,414395302329198</text:p>
          </table:table-cell>
          <table:table-cell table:style-name="ce15" table:formula="of:=RANDBETWEEN(2;9)" office:value-type="float" office:value="9" calcext:value-type="float">
            <text:p>9</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number-columns-repeated="994"/>
        </table:table-row>
        <table:table-row table:style-name="ro3">
          <table:table-cell table:style-name="ce51" table:formula="of:=ROUNDUP(RAND()*10000;RANDBETWEEN(-3;0))/CHOOSE(RANDBETWEEN(1;5);0.01;0.0001;10000;100000;1000000)" office:value-type="float" office:value="0.6731" calcext:value-type="float">
            <text:p>0,6731</text:p>
          </table:table-cell>
          <table:table-cell table:style-name="ce40" office:value-type="string" calcext:value-type="string">
            <text:p>=</text:p>
          </table:table-cell>
          <table:table-cell table:style-name="ce41"/>
          <table:table-cell table:style-name="ce194" office:value-type="string" calcext:value-type="string">
            <text:p>×10 <text:span text:style-name="T2">…</text:span></text:p>
          </table:table-cell>
          <table:table-cell table:style-name="ce144" table:formula="of:=[.Y40]&amp;&quot;(&quot;&amp;[.Z40]&amp;&quot;x+&quot;&amp;[.AA40]&amp;&quot;)&quot;" office:value-type="string" office:string-value="6(7x+2)" calcext:value-type="string">
            <text:p>6(7x+2)</text:p>
          </table:table-cell>
          <table:table-cell table:style-name="ce137" office:value-type="string" calcext:value-type="string">
            <text:p>=</text:p>
          </table:table-cell>
          <table:table-cell table:style-name="ce137"/>
          <table:table-cell table:style-name="ce42"/>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7"/>R=</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56" calcext:value-type="float">
            <text:p>56</text:p>
          </table:table-cell>
          <table:table-cell table:style-name="ce56" office:value-type="string" calcext:value-type="string">
            <text:p>=</text:p>
          </table:table-cell>
          <table:table-cell/>
          <table:table-cell table:style-name="ce198" table:formula="of:=[.A40]" office:value-type="float" office:value="0.6731" calcext:value-type="float">
            <text:p>6,73E-001</text:p>
          </table:table-cell>
          <table:table-cell table:style-name="ce147" table:formula="of:=[.Y40]*[.Z40]&amp;&quot;x+&quot;&amp;[.Y40]*[.AA40]" office:value-type="string" office:string-value="42x+12" calcext:value-type="string">
            <text:p>42x+12</text:p>
          </table:table-cell>
          <table:table-cell table:style-name="ce57" table:formula="of:=&quot;Q=&quot;&amp;QUOTIENT([.I40];[.K40])&amp;&quot;  R=&quot;&amp;MOD([.I40];[.K40])" office:value-type="string" office:string-value="Q=4  R=3" calcext:value-type="string">
            <text:p>Q=4 <text:s/>R=3</text:p>
          </table:table-cell>
          <table:table-cell table:style-name="ce147" table:formula="of:=[.M40]*[.O40]" office:value-type="float" office:value="42" calcext:value-type="float">
            <text:p>42</text:p>
          </table:table-cell>
          <table:table-cell/>
          <table:table-cell table:formula="of:=RANK([.X40];[.X34:.X43])+2" office:value-type="float" office:value="5" calcext:value-type="float">
            <text:p>5</text:p>
          </table:table-cell>
          <table:table-cell table:style-name="ce83" table:formula="of:=RAND()" office:value-type="float" office:value="0.664843238193043" calcext:value-type="float">
            <text:p>0,664843238193043</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number-columns-repeated="994"/>
        </table:table-row>
        <table:table-row table:style-name="ro3">
          <table:table-cell table:style-name="ce51" table:formula="of:=RANDBETWEEN(1;10)" office:value-type="float" office:value="4" calcext:value-type="float">
            <text:p>4</text:p>
          </table:table-cell>
          <table:table-cell table:style-name="ce150" office:value-type="string" calcext:value-type="string">
            <text:p>h</text:p>
          </table:table-cell>
          <table:table-cell table:style-name="ce176" table:formula="of:=6*RANDBETWEEN(1;9)" office:value-type="float" office:value="30" calcext:value-type="float">
            <text:p>30</text:p>
          </table:table-cell>
          <table:table-cell table:style-name="ce42" office:value-type="string" calcext:value-type="string">
            <text:p>min = <text:s text:c="8"/>h</text:p>
          </table:table-cell>
          <table:table-cell table:style-name="ce51" table:formula="of:=RANDBETWEEN(11;99)/10" office:value-type="float" office:value="5.1" calcext:value-type="float">
            <text:p>5,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95" table:formula="of:=RANDBETWEEN(2;5)*RANDBETWEEN(2;6)*RANDBETWEEN(2;4)" office:value-type="float" office:value="45" calcext:value-type="float">
            <text:p>PGCD 45</text:p>
          </table:table-cell>
          <table:table-cell table:style-name="ce7" office:value-type="string" calcext:value-type="string">
            <text:p>et</text:p>
          </table:table-cell>
          <table:table-cell table:style-name="ce20" table:formula="of:=RANDBETWEEN(2;5)*RANDBETWEEN(2;6)*RANDBETWEEN(2;5)" office:value-type="float" office:value="24" calcext:value-type="float">
            <text:p>24</text:p>
          </table:table-cell>
          <table:table-cell table:style-name="ce10" office:value-type="string" calcext:value-type="string">
            <text:p>=</text:p>
          </table:table-cell>
          <table:table-cell table:style-name="ce90" table:formula="of:=IF(RANDBETWEEN(0;1);&quot;(-&quot;&amp;RANDBETWEEN(2;10)&amp;&quot;)&quot;;RANDBETWEEN(2;10))" office:value-type="string" office:string-value="(-9)" calcext:value-type="string">
            <text:p>(-9)</text:p>
          </table:table-cell>
          <table:table-cell table:style-name="ce196" table:formula="of:=RANDBETWEEN(2;10)" office:value-type="float" office:value="10" calcext:value-type="float">
            <text:p>× 10 ×</text:p>
          </table:table-cell>
          <table:table-cell table:style-name="ce197" table:formula="of:=IF(RANDBETWEEN(0;1);&quot;(-&quot;&amp;RANDBETWEEN(2;10)&amp;&quot;)&quot;;RANDBETWEEN(2;10))" office:value-type="float" office:value="10" calcext:value-type="float">
            <text:p>×10</text:p>
          </table:table-cell>
          <table:table-cell table:style-name="ce10" office:value-type="string" calcext:value-type="string">
            <text:p>=</text:p>
          </table:table-cell>
          <table:table-cell/>
          <table:table-cell table:style-name="ce147" table:formula="of:=[.A41]+[.C41]/60&amp;&quot; h&quot;" office:value-type="string" office:string-value="4,5 h" calcext:value-type="string">
            <text:p>4,5 h</text:p>
          </table:table-cell>
          <table:table-cell table:style-name="ce199" table:formula="of:=[.E41]" office:value-type="time" office:time-value="PT122H24M00S" calcext:value-type="time">
            <text:p>02:24</text:p>
          </table:table-cell>
          <table:table-cell table:style-name="ce57" table:formula="of:=GCD([.I41];[.K41])" office:value-type="float" office:value="3" calcext:value-type="float">
            <text:p>3</text:p>
          </table:table-cell>
          <table:table-cell table:style-name="ce57" table:formula="of:=[.M41]*[.N41]*[.O41]" office:value-type="string" office:string-value="" calcext:value-type="error">
            <text:p>#VALEUR !</text:p>
          </table:table-cell>
          <table:table-cell/>
          <table:table-cell table:formula="of:=RANK([.X41];[.X34:.X43])+2" office:value-type="float" office:value="4" calcext:value-type="float">
            <text:p>4</text:p>
          </table:table-cell>
          <table:table-cell table:style-name="ce83" table:formula="of:=RAND()" office:value-type="float" office:value="0.714956269616788" calcext:value-type="float">
            <text:p>0,714956269616788</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number-columns-repeated="994"/>
        </table:table-row>
        <table:table-row table:style-name="ro3">
          <table:table-cell table:style-name="ce5" office:value-type="string" calcext:value-type="string" table:number-columns-spanned="4" table:number-rows-spanned="1">
            <text:p>😕 <text:s text:c="3"/>😃 <text:s text:c="3"/>😎</text:p>
          </table:table-cell>
          <table:covered-table-cell table:number-columns-repeated="3" table:style-name="ce8"/>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style-name="ce5"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3" calcext:value-type="float">
            <text:p>3</text:p>
          </table:table-cell>
          <table:table-cell table:style-name="ce83" table:formula="of:=RAND()" office:value-type="float" office:value="0.993368560346458" calcext:value-type="float">
            <text:p>0,993368560346458</text:p>
          </table:table-cell>
          <table:table-cell table:number-columns-repeated="998"/>
        </table:table-row>
        <table:table-row table:style-name="ro4">
          <table:table-cell table:number-columns-repeated="22"/>
          <table:table-cell table:formula="of:=RANK([.X43];[.X34:.X43])+2" office:value-type="float" office:value="7" calcext:value-type="float">
            <text:p>7</text:p>
          </table:table-cell>
          <table:table-cell table:style-name="ce83" table:formula="of:=RAND()" office:value-type="float" office:value="0.420831558529002" calcext:value-type="float">
            <text:p>0,420831558529002</text:p>
          </table:table-cell>
          <table:table-cell table:number-columns-repeated="998"/>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Explication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4" form:id="control14" form:label="Générer x fiches de chaque ceinture" form:printable="fal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Generateur.Main?language=Basic&amp;location=document" xlink:type="simple"/>
              </office:event-listeners>
            </form:button>
          </form:form>
        </office:forms>
        <table:shapes>
          <draw:frame draw:z-index="0" draw:style-name="gr9" draw:text-style-name="P4" svg:width="16.678cm" svg:height="10.158cm" svg:x="1.928cm" svg:y="0.956cm">
            <draw:text-box>
              <text:p text:style-name="P3"><text:span text:style-name="T1">Ceci est un générateur de ceintures aléatoires de calcul mental avec corrigé édité avec LibreOffice 6.0.</text:span></text:p>
              <text:p text:style-name="P3"><text:span text:style-name="T1"/></text:p>
              <text:p text:style-name="P3"><text:span text:style-name="T1">Il permet de générer des fiches de passage différentes avec des zones d’impression contenant 4 fiches chacune.</text:span></text:p>
              <text:p text:style-name="P3"><text:span text:style-name="T1"/></text:p>
              <text:p text:style-name="P3"><text:span text:style-name="T1">Par défaut, il y a 4 fiches par ceinture. Il suffit d’appuyer sur CTRL+MAJ+F9 pour changer tous les paramètres aléatoires et avoir de nouvelles fiches.</text:span></text:p>
              <text:p text:style-name="P3"><text:span text:style-name="T1"/></text:p>
              <text:p><text:span text:style-name="T1">Si vous voulez imprimer plus de 4 fiches par ceinture, il faudra avoir ouvert le fichier en activant les macro puis cliquer sur le bouton de la ceinture (en haut à droite de chaque ceinture) qui demande combien de fiches vous voulez ou sur le bouton ci-contre qui génère x fiches pour chaque ceinture.</text:span></text:p>
            </draw:text-box>
          </draw:frame>
          <draw:control draw:z-index="1" draw:style-name="gr10" draw:text-style-name="P2" svg:width="3.796cm" svg:height="1.407cm" svg:x="19.77cm" svg:y="0.611cm" draw:control="control14"/>
        </table:shapes>
        <table:table-column table:style-name="co17" table:default-cell-style-name="Default"/>
        <table:table-column table:style-name="co17" table:number-columns-repeated="8" table:default-cell-style-name="ce83"/>
        <table:table-column table:style-name="co17" table:default-cell-style-name="Default"/>
        <table:table-row table:style-name="ro4">
          <table:table-cell/>
          <table:table-cell table:style-name="Default" table:number-columns-repeated="8"/>
          <table:table-cell/>
        </table:table-row>
        <table:table-row table:style-name="ro7">
          <table:table-cell/>
          <table:table-cell table:style-name="ce227"/>
          <table:table-cell table:number-columns-repeated="8"/>
        </table:table-row>
        <table:table-row table:style-name="ro4" table:number-rows-repeated="4">
          <table:table-cell table:number-columns-repeated="10"/>
        </table:table-row>
        <table:table-row table:style-name="ro4">
          <table:table-cell table:number-columns-repeated="9"/>
          <table:table-cell office:value-type="string" calcext:value-type="string">
            <text:p>Génération de 4 versions par ceinture terminée</text:p>
          </table:table-cell>
        </table:table-row>
        <table:table-row table:style-name="ro4" table:number-rows-repeated="12">
          <table:table-cell table:number-columns-repeated="10"/>
        </table:table-row>
        <table:table-row table:style-name="ro4">
          <table:table-cell table:number-columns-repeated="10"/>
        </table:table-row>
      </table:table>
      <table:table table:name="Aide à la génération" table:style-name="ta9" table:print="false">
        <table:table-column table:style-name="co17" table:number-columns-repeated="4" table:default-cell-style-name="Default"/>
        <table:table-row table:style-name="ro4">
          <table:table-cell office:value-type="string" calcext:value-type="string">
            <text:p>Multiplications</text:p>
          </table:table-cell>
          <table:table-cell table:number-columns-repeated="3"/>
        </table:table-row>
        <table:table-row table:style-name="ro4">
          <table:table-cell office:value-type="float" office:value="28" calcext:value-type="float">
            <text:p>28</text:p>
          </table:table-cell>
          <table:table-cell office:value-type="string" calcext:value-type="string">
            <text:p>7×4</text:p>
          </table:table-cell>
          <table:table-cell office:value-type="float" office:value="63" calcext:value-type="float">
            <text:p>63</text:p>
          </table:table-cell>
          <table:table-cell table:formula="of:=LOOKUP([.C2];[.A2:.A11];[.B2:.B11])" office:value-type="string" office:string-value="9×7" calcext:value-type="string">
            <text:p>9×7</text:p>
          </table:table-cell>
        </table:table-row>
        <table:table-row table:style-name="ro4">
          <table:table-cell office:value-type="float" office:value="32" calcext:value-type="float">
            <text:p>32</text:p>
          </table:table-cell>
          <table:table-cell office:value-type="string" calcext:value-type="string">
            <text:p>8×4</text:p>
          </table:table-cell>
          <table:table-cell table:number-columns-repeated="2"/>
        </table:table-row>
        <table:table-row table:style-name="ro4">
          <table:table-cell office:value-type="float" office:value="35" calcext:value-type="float">
            <text:p>35</text:p>
          </table:table-cell>
          <table:table-cell office:value-type="string" calcext:value-type="string">
            <text:p>7×5</text:p>
          </table:table-cell>
          <table:table-cell table:number-columns-repeated="2"/>
        </table:table-row>
        <table:table-row table:style-name="ro4">
          <table:table-cell office:value-type="float" office:value="42" calcext:value-type="float">
            <text:p>42</text:p>
          </table:table-cell>
          <table:table-cell office:value-type="string" calcext:value-type="string">
            <text:p>7×6</text:p>
          </table:table-cell>
          <table:table-cell table:number-columns-repeated="2"/>
        </table:table-row>
        <table:table-row table:style-name="ro4">
          <table:table-cell office:value-type="float" office:value="49" calcext:value-type="float">
            <text:p>49</text:p>
          </table:table-cell>
          <table:table-cell office:value-type="string" calcext:value-type="string">
            <text:p>7×7</text:p>
          </table:table-cell>
          <table:table-cell table:number-columns-repeated="2"/>
        </table:table-row>
        <table:table-row table:style-name="ro4">
          <table:table-cell office:value-type="float" office:value="54" calcext:value-type="float">
            <text:p>54</text:p>
          </table:table-cell>
          <table:table-cell office:value-type="string" calcext:value-type="string">
            <text:p>9×6</text:p>
          </table:table-cell>
          <table:table-cell table:number-columns-repeated="2"/>
        </table:table-row>
        <table:table-row table:style-name="ro4">
          <table:table-cell office:value-type="float" office:value="56" calcext:value-type="float">
            <text:p>56</text:p>
          </table:table-cell>
          <table:table-cell office:value-type="string" calcext:value-type="string">
            <text:p>8×7</text:p>
          </table:table-cell>
          <table:table-cell table:number-columns-repeated="2"/>
        </table:table-row>
        <table:table-row table:style-name="ro4">
          <table:table-cell office:value-type="float" office:value="63" calcext:value-type="float">
            <text:p>63</text:p>
          </table:table-cell>
          <table:table-cell office:value-type="string" calcext:value-type="string">
            <text:p>9×7</text:p>
          </table:table-cell>
          <table:table-cell table:number-columns-repeated="2"/>
        </table:table-row>
        <table:table-row table:style-name="ro4">
          <table:table-cell table:style-name="ce83" office:value-type="float" office:value="64" calcext:value-type="float">
            <text:p>64</text:p>
          </table:table-cell>
          <table:table-cell office:value-type="string" calcext:value-type="string">
            <text:p>8×8</text:p>
          </table:table-cell>
          <table:table-cell table:number-columns-repeated="2"/>
        </table:table-row>
        <table:table-row table:style-name="ro4">
          <table:table-cell office:value-type="float" office:value="72" calcext:value-type="float">
            <text:p>72</text:p>
          </table:table-cell>
          <table:table-cell office:value-type="string" calcext:value-type="string">
            <text:p>9×8</text:p>
          </table:table-cell>
          <table:table-cell table:number-columns-repeated="2"/>
        </table:table-row>
      </table:table>
      <table:named-expressions/>
      <table:database-ranges>
        <table:database-range table:name="__Anonymous_Sheet_DB__14" table:target-range-address="'Aide à la génération'.A2:'Aide à la génération'.B1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Calibri" svg:font-family="Calibri" style:font-adornments="Regular"/>
    <style:font-face style:name="Calibri1" svg:font-family="Calibri" style:font-family-generic="swiss" style:font-pitch="variable"/>
    <style:font-face style:name="Liberation Sans" svg:font-family="'Liberation Sans'" style:font-family-generic="swiss" style:font-pitch="variable"/>
    <style:font-face style:name="Liberation Sans1" svg:font-family="'Liberation Sans'"/>
    <style:font-face style:name="Liberation Sans2" svg:font-family="'Liberation Sans', Arial" style:font-family-generic="swiss" style:font-pitch="variable"/>
    <style:font-face style:name="Liberation Sans3" svg:font-family="'Liberation Sans'" style:font-adornments="Regular"/>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adornments="Normal" style:font-charset="x-symbol"/>
  </office:font-face-decls>
  <office:styles>
    <style:default-style style:family="table-cell">
      <style:paragraph-properties style:tab-stop-distance="1.25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72">
      <number:number number:min-integer-digits="1"/>
      <number:text> &lt;</number:text>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ext>,</number:text>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6" number:min-decimal-places="1" number:min-integer-digits="1" number:decimal-replacement="" number:grouping="true"/>
    </number:number-style>
    <number:number-style style:name="N134">
      <number:number number:decimal-places="4" number:min-decimal-places="1" number:min-integer-digits="1" number:decimal-replacement="" number:grouping="true"/>
    </number:number-style>
    <number:number-style style:name="N135">
      <number:number number:decimal-places="1" number:min-decimal-places="1" number:min-integer-digits="1" number:grouping="true"/>
    </number:number-style>
    <number:number-style style:name="N136">
      <number:number number:decimal-places="2" number:min-decimal-places="0" number:min-integer-digits="1" number:decimal-replacement="" number:grouping="true"/>
    </number:number-style>
    <number:number-style style:name="N137">
      <number:number number:decimal-places="4" number:min-decimal-places="0" number:min-integer-digits="1" number:decimal-replacement="" number:grouping="true"/>
    </number:number-style>
    <number:number-style style:name="N138">
      <number:number number:decimal-places="6" number:min-decimal-places="0" number:min-integer-digits="1" number:decimal-replacement="" number:grouping="true"/>
    </number:number-style>
    <number:number-style style:name="N139">
      <number:number number:decimal-places="10" number:min-decimal-places="10" number:min-integer-digits="1" number:grouping="true"/>
    </number:number-style>
    <number:number-style style:name="N140">
      <number:number number:decimal-places="6" number:min-decimal-places="6" number:min-integer-digits="0" number:grouping="true"/>
    </number:number-style>
    <number:number-style style:name="N141">
      <number:scientific-number number:decimal-places="4" number:min-decimal-places="4" number:min-integer-digits="1" number:min-exponent-digits="1" number:exponent-interval="1" number:forced-exponent-sign="true"/>
    </number:number-style>
    <number:number-style style:name="N142">
      <number:scientific-number number:decimal-places="0" number:min-decimal-places="0" number:min-integer-digits="1" number:min-exponent-digits="1" number:exponent-interval="1" number:forced-exponent-sign="true"/>
      <number:text>,</number:text>
    </number:number-style>
    <number:currency-style style:name="N144P0" style:volatile="true">
      <number:number number:decimal-places="2" number:min-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44P0"/>
    </number:currency-style>
    <number:number-style style:name="N145">
      <number:scientific-number number:decimal-places="7" number:min-decimal-places="0" number:min-integer-digits="0" number:min-exponent-digits="3" number:exponent-interval="1" number:forced-exponent-sign="true"/>
    </number:number-style>
    <number:number-style style:name="N146">
      <number:scientific-number number:decimal-places="7" number:min-decimal-places="0" number:min-integer-digits="0" number:min-exponent-digits="1" number:exponent-interval="1" number:forced-exponent-sign="true"/>
    </number:number-style>
    <number:number-style style:name="N147">
      <number:fraction number:min-numerator-digits="1" loext:max-numerator-digits="1" number:min-denominator-digits="1" number:max-denominator-value="9"/>
    </number:number-style>
    <number:number-style style:name="N148">
      <number:number number:decimal-places="8" number:min-decimal-places="0" number:min-integer-digits="1" number:decimal-replacement="" number:grouping="true"/>
    </number:number-style>
    <number:number-style style:name="N149">
      <number:number number:decimal-places="10" number:min-decimal-places="0" number:min-integer-digits="1" number:decimal-replacement="" number:grouping="true"/>
    </number:number-style>
    <number:number-style style:name="N150">
      <number:number number:decimal-places="3" number:min-decimal-places="0" number:min-integer-digits="0" number:decimal-replacement="" number:grouping="true"/>
    </number:number-style>
    <number:number-style style:name="N151">
      <number:number number:decimal-places="2" number:min-decimal-places="0" number:min-integer-digits="0" number:decimal-replacement="" number:grouping="true"/>
    </number:number-style>
    <number:number-style style:name="N152">
      <number:number number:decimal-places="0" number:min-decimal-places="0" number:min-integer-digits="1"/>
      <number:text> cm²</number:text>
    </number:number-style>
    <number:number-style style:name="N153">
      <number:number number:decimal-places="0" number:min-decimal-places="0" number:min-integer-digits="1"/>
      <number:text> cm</number:text>
    </number:number-style>
    <number:number-style style:name="N154">
      <number:number number:decimal-places="0" number:min-decimal-places="0" number:min-integer-digits="1"/>
      <number:text> cm3</number:text>
    </number:number-style>
    <number:number-style style:name="N155">
      <number:number number:decimal-places="0" number:min-decimal-places="0" number:min-integer-digits="1"/>
      <number:text> cm³</number:text>
    </number:number-style>
    <number:number-style style:name="N156">
      <number:number number:decimal-places="4" number:min-decimal-places="4" number:min-integer-digits="1"/>
      <number:text>×10^+</number:text>
    </number:number-style>
    <number:number-style style:name="N157">
      <number:number number:decimal-places="0" number:min-decimal-places="0" number:min-integer-digits="1"/>
      <number:text> =</number:text>
    </number:number-style>
    <number:number-style style:name="N158">
      <number:number number:decimal-places="0" number:min-decimal-places="0" number:min-integer-digits="1"/>
      <number:text> :</number:text>
    </number:number-style>
    <number:number-style style:name="N159">
      <number:text>x=</number:text>
      <number:number number:decimal-places="0" number:min-decimal-places="0" number:min-integer-digits="1"/>
    </number:number-style>
    <number:number-style style:name="N160">
      <number:text>x=</number:text>
      <number:number number:decimal-places="0" number:min-decimal-places="0" number:min-integer-digits="1"/>
      <number:text> :</number:text>
    </number:number-style>
    <number:number-style style:name="N161">
      <number:text>×10</number:text>
      <number:number number:decimal-places="0" number:min-decimal-places="0" number:min-integer-digits="1"/>
    </number:number-style>
    <number:number-style style:name="N162">
      <number:text>PGCD </number:text>
      <number:number number:decimal-places="0" number:min-decimal-places="0" number:min-integer-digits="1"/>
    </number:number-style>
    <number:number-style style:name="N163">
      <number:text>×</number:text>
      <number:number number:decimal-places="0" number:min-decimal-places="0" number:min-integer-digits="1"/>
    </number:number-style>
    <number:number-style style:name="N164">
      <number:text>×</number:text>
      <number:number number:decimal-places="0" number:min-decimal-places="0" number:min-integer-digits="1"/>
      <number:text>×</number:text>
    </number:number-style>
    <number:number-style style:name="N165">
      <number:text>× </number:text>
      <number:number number:decimal-places="0" number:min-decimal-places="0" number:min-integer-digits="1"/>
      <number:text> ×</number:text>
    </number:number-style>
    <number:number-style style:name="N166">
      <number:number number:decimal-places="0" number:min-decimal-places="0" number:min-integer-digits="1"/>
      <number:text>=</number:text>
    </number:number-style>
    <number:number-style style:name="N167">
      <number:number number:decimal-places="3" number:min-decimal-places="0" number:min-integer-digits="1" number:decimal-replacement=""/>
      <number:text> =</number:text>
    </number:number-style>
    <number:number-style style:name="N168">
      <number:number number:decimal-places="0" number:min-decimal-places="0" number:min-integer-digits="1"/>
      <number:text>°</number:text>
    </number:number-style>
    <number:percentage-style style:name="N169">
      <number:number number:decimal-places="1" number:min-decimal-places="0" number:min-integer-digits="1" number:decimal-replacement=""/>
      <number:text> %</number:text>
    </number:percentage-style>
    <number:number-style style:name="N170">
      <number:number number:decimal-places="0" number:min-decimal-places="0" number:min-integer-digits="1"/>
      <number:text>π cm³</number:text>
    </number:number-style>
    <number:number-style style:name="N171">
      <number:fraction number:min-integer-digits="0" loext:integer-fraction-delimiter=" cm³" number:min-numerator-digits="1" loext:max-numerator-digits="1" number:min-denominator-digits="1" number:max-denominator-value="9"/>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1.001cm" fo:page-height="29.7cm" style:num-format="1" style:print-orientation="portrait" fo:margin-top="1cm" fo:margin-bottom="1cm" fo:margin-left="1cm" fo:margin-right="1cm"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ébastien COGEZ</meta:initial-creator>
    <meta:creation-date>2018-07-25T10:06:58.889000000</meta:creation-date>
    <dc:date>2022-10-19T13:57:04.625000000</dc:date>
    <dc:creator>Sébastien COGEZ</dc:creator>
    <meta:editing-duration>PT23H9M44S</meta:editing-duration>
    <meta:editing-cycles>104</meta:editing-cycles>
    <meta:generator>LibreOffice/7.3.5.2$Windows_X86_64 LibreOffice_project/184fe81b8c8c30d8b5082578aee2fed2ea847c01</meta:generator>
    <dc:title>Générateur de Calcul Mental 6e 2018</dc:title>
    <meta:document-statistic meta:table-count="15" meta:cell-count="8240" meta:object-count="15"/>
  </office:meta>
</office:document-meta>
</file>

<file path=Basic/Standard/Generateur.xml><?xml version="1.0" encoding="utf-8"?>
<!DOCTYPE module  PUBLIC '-//OpenOffice.org//DTD OfficeDocument 1.0//EN'  'module.dtd'>
<script:module xmlns:script="http://openoffice.org/2000/script" script:name="Generateur" script:language="StarBasic" script:moduleType="normal">REM  *****  BASIC  *****
Function FacteursPremiers(Nb as Double)
Dim Decomp as String, Facteur as Long, Expo as Long, Div as Double
   ' 24 secondes avec 909091*909091
   Facteur = 2         
   If nb &lt; 2 Then Exit Function
   Do
      Div = nb/Facteur
      If Div = Fix(Div) Then
         expo = expo + 1
         nb = Div
      Else
         If Expo &gt; 0 Then  Decomp = Decomp &amp; " * " &amp; Facteur &amp; IIf(Expo = 1, "","^" &amp; Expo)
         Facteur = Facteur + 2 + (Facteur = 2)
         If Facteur * Facteur &gt; nb or Facteur &gt; 1000000 Then Exit Do
         Expo = 0
      End If
   Loop
   'If Facteur &gt; 1000000 Then MsgBox "Je ne suis pas sûr que " &amp; nb &amp; " soit premier, mais je n'ai pas trouvé de diviseur inférieur à 1 000 000"
   FacteursPremiers = Mid(Decomp &amp; IIf(nb = 1, "","*" &amp; nb), 4)
End Function

sub Main
	Dim oDoc As Object, oSheet As Object, oCell As Object
	Dim nbCs As Integer
	Dim nbtpp As Integer
	oDoc=ThisComponent
	oSheet=oDoc.Sheets(13)
	oCell=oSheet.getCellRangeByName("J7")
	oCell.setString("Génération en cours")
	nbtpp = InputBox("Combien de test voulez-vous générer par page ? (3 par page pour le passage, 4 pour l'entrainement)","Question importante !","4")
	nbCs = InputBox("Combien de test voulez-vous générer par ceinture ? (cela prend du temps)","Question importante !","30")
	Generer(0,"AB", "P", "R", "U", "W", "Z", nbCs, nbtpp)
	Generer(1,"Z", "P", "R", "U", "W", "Z", nbCs, nbtpp)
	Generer(2,"Z", "P", "R", "U", "W", "Z", nbCs, nbtpp)
	Generer(3,"Z", "P", "R", "U", "W", "Z", nbCs,nbtpp)
	Generer(4,"AB", "R", "T", "W", "Y", "AB", nbCs, nbtpp)
	Generer(5,"AF", "U", "W", "Z", "AB", "AF", nbCs, nbtpp)
	Generer(6,"AE", "Q", "S", "V", "X", "AE", nbCs,nbtpp)
	Generer(7,"AF", "S", "U", "X", "Z", "AF", nbCs, nbtpp)
	Generer(8,"AE", "Q", "S", "V", "X", "AE", nbCs, nbtpp)
	Generer(9,"AG", "U", "W", "Z", "AB", "AG", nbCs,nbtpp)
	Generer(10,"Z", "P", "R", "U", "W", "X", nbCs,nbtpp+1)
	Generer(11,"AE", "T", "V", "Y", "AA", "AB", nbCs,nbtpp+1)
	Generer(12,"AC", "P", "R", "U", "W", "X", nbCs,nbtpp+1)
	oCell.setString("Génération de "&amp; nbCs &amp; " versions par ceinture terminée")
	oDoc.CurrentController.ActiveSheet = oSheet
End sub

sub GenererBlanche
	Generer(0,"AB", "P", "R", "U", "W", "Z", 0,0)
End sub
sub GenererJaune
	Generer(1,"Z", "P", "R", "U", "W", "Z", 0,0)
End sub
sub GenererOrange
	Generer(2,"Z", "P", "R", "U", "W", "Z", 0,0)
End sub
sub GenererVerte
	Generer(3,"Z", "P", "R", "U", "W", "Z", 0,0)
End sub
sub GenererBleue1
	Generer(4,"AB", "R", "T", "W", "Y", "AB", 0,0)
End sub
sub GenererBleue2
	Generer(5,"AF", "U", "W", "Z", "AB", "AF", 0,0)
End sub
sub GenererMarron1
	Generer(6,"AE", "Q", "S", "V", "X", "AE", 0,0)
End sub
sub GenererMarron2
	Generer(7,"AF", "S", "U", "X", "Z", "AF", 0,0)
End sub
sub GenererNoire1
	Generer(8,"AE", "Q", "S", "V", "X", "AE", 0,0)
End sub
sub GenererNoire2
	Generer(9,"AG", "U", "W", "Z", "AB", "AG", 0,0)
End sub
sub GenererDAN1
	Generer(10,"Z", "P", "R", "U", "W", "X", 0,0)
End sub
sub GenererDAN2
	Generer(11,"AE", "T", "V", "Y", "AA", "AB", 0,0)
End sub
sub GenererDAN3
	Generer(12,"AC", "P", "R", "U", "W", "X", 0,0)
End sub

sub Generer(feuille as Integer, derniereColonne as String, lastColumnZ1 as String, firstColumnZ2 as String, lastColumnZ2 as String, columnOrder as String, refOrder as String, nbC as Integer, nbt as Integer)
rem récupére le nombre de ceintures à créer
Dim oDoc As Object, oSheet As Object, oCell As Object, nbCeintures As Integer, rng, formula as String, refid as Integer
Dim nbtpp As Integer
if nbt &gt; 0 Then
	nbtpp = nbt
else
	nbtpp = InputBox("Combien de test voulez-vous générer par page ? (3 par page pour le passage, 4 pour l'entrainement)","Question importante !","4")
End If
oDoc=ThisComponent
oSheet=oDoc.Sheets(feuille)
ThisComponent.EnableAutomaticCalculation(False)
If nbC &gt; 0 Then
	nbCeintures = nbC -1
else 
	nbCeintures = InputBox("Combien de test voulez-vous générer ?","Question importante !","30")
	nbCeintures = nbCeintures - 1
End If
rem ----------------------------------------------------------------------
rem define variables
dim document as object
dim CopyAddress as Object
dim PasteAddress as Object
dim dispatcher as object
dim ligneEnCours as Integer
dim nbZonesImpression as Integer
dim MaZone as Object
dim countFor as Integer
rem nbtpp = Nombre de Tests par Page
If (nbCeintures+1) MOD nbtpp &gt; 0 Then
	nbZonesImpression = (nbCeintures+1)\nbtpp+1
else
	nbZonesImpression = (nbCeintures+1)\nbtpp
End If
rem ----------------------------------------------------------------------
rem Effacement de tout le contenu précédent
rng = oSheet.getCellRangeByName("A11:"&amp; derniereColonne &amp;"492")
rng.clearContents(255)

rem Selection de la plage à copier (A16:AD29)
rng = oSheet.getCellRangeByName("A1:"&amp; derniereColonne &amp;"10")
oDoc.CurrentController.Select(rng)
CopyAddress = rng.RangeAddress
rem Copie de la plage
rem get access to the document
document   = ThisComponent.CurrentController.Frame
ThisComponent.CurrentController.Frame.ContainerWindow.setFocus
dispatcher = createUnoService("com.sun.star.frame.DispatchHelper")
rem dispatcher.executeDispatch(document, ".uno:Copy", "", 0, Array())

ligneEnCours = 12
refid = 1
Do While nbCeintures &gt; 0
	compteurSaut = compteurSaut + 1
	rem Collage
	PasteCell = oSheet.getCellRangeByName("$A$" &amp; ligneEnCours)
	PasteAddress = PasteCell.CellAddress
	oSheet.CopyRange(PasteAddress, CopyAddress)
	rem Modification du contenu de la cellule de référence d'interro
	oSheet.getCellRangeByName("$"&amp; lastColumnZ1 &amp;"$" &amp; (ligneEnCours)).setString(CHR((refid\26) + 65) &amp; CHR((refid MOD 26) +65))
	rem Modification du contenu de la cellule de référence du paquet
	oCell=oSheet.getCellRangeByName(lastColumnZ1 &amp; (ligneEnCours+1))
	oCell.setFormula("=$"&amp; lastColumnZ1 &amp; "$2")
	
	For countFor = 0 To 1
		rem Modification de la hauteur de ligne des titres
		oCell=oSheet.Rows(ligneEnCours+countFor-1)
		oCell.Height = 1300
	Next countFor

	For countFor = 1 To 7
		rem Modification de la hauteur des lignes de réponses
		oCell=oSheet.Rows(ligneEnCours+countFor)
		oCell.Height = 1200
	Next countFor
	
	rem Modification de la hauteur de ligne séparant 2 énoncés
	oCell=oSheet.Rows(ligneEnCours-2)
	oCell.Height = 600
		
	nbCeintures = nbCeintures - 1
	ligneEnCours = ligneEnCours + 11
	refid = refid + 1

Loop
rem Creation des zones d'impression
ligneEncours = 1
countFor = 0
dim nbz as Integer
nbz = nbZonesImpression
dim ZonesImpression(nbZonesImpression*2-1) as new com.sun.star.table.CellRangeAddress

Do While nbZonesImpression &gt; 0
	rem interros
	MaZone = oSheet.getCellRangeByName("A" &amp; ligneEncours &amp; ":" &amp; lastColumnZ1 &amp; (ligneEncours+11*nbtpp-1))
    ZonesImpression(countFor) = MaZone.RangeAddress
	ligneEncours = ligneEncours + nbtpp*11
	countFor = countFor + 1
	nbZonesImpression = nbZonesImpression - 1
Loop
ligneEncours = 1
Do While nbz &gt; 0
	rem interros
	MaZone = oSheet.getCellRangeByName(firstColumnZ2 &amp; ligneEncours &amp; ":" &amp; lastColumnZ2 &amp; (ligneEncours+11*nbtpp-1))
    ZonesImpression(countFor) = MaZone.RangeAddress
	ligneEncours = ligneEncours + nbtpp*11
	countFor = countFor + 1
	nbz = nbz - 1
Loop

oSheet.PrintAreas = ZonesImpression()
rem retour position initiale
oCell=oSheet.getCellByposition(0,0)
oDoc.CurrentController.Select(oCell)
rem on recalcule la feuille pour modifier les valeurs
ThisComponent.CalculateAll
rem dispatcher.executeDispatch(document, ".uno:Calculate", "", 0, Array())
end sub
</script:module>
</file>

<file path=Basic/Standard/Module1.xml><?xml version="1.0" encoding="utf-8"?>
<!DOCTYPE module  PUBLIC '-//OpenOffice.org//DTD OfficeDocument 1.0//EN'  'module.dtd'>
<script:module xmlns:script="http://openoffice.org/2000/script" script:name="Module1" script:language="StarBasic" script:moduleType="normal">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S$2"

dispatcher.executeDispatch(document, ".uno:GoToCell", "", 0, args1())

rem ----------------------------------------------------------------------
dim args2(0) as new com.sun.star.beans.PropertyValue
args2(0).Name = "ToPoint"
args2(0).Value = "$S$2:$V$8"

dispatcher.executeDispatch(document, ".uno:GoToCell", "", 0, args2())

rem ----------------------------------------------------------------------
dispatcher.executeDispatch(document, ".uno:Copy", "", 0, Array())

rem ----------------------------------------------------------------------
dim args4(0) as new com.sun.star.beans.PropertyValue
args4(0).Name = "ToPoint"
args4(0).Value = "$AF$2"

dispatcher.executeDispatch(document, ".uno:GoToCell", "", 0, args4())

rem ----------------------------------------------------------------------
dim args5(5) as new com.sun.star.beans.PropertyValue
args5(0).Name = "Flags"
args5(0).Value = "SVDT"
args5(1).Name = "FormulaCommand"
args5(1).Value = 0
args5(2).Name = "SkipEmptyCells"
args5(2).Value = false
args5(3).Name = "Transpose"
args5(3).Value = false
args5(4).Name = "AsLink"
args5(4).Value = false
args5(5).Name = "MoveMode"
args5(5).Value = 4

dispatcher.executeDispatch(document, ".uno:InsertContents", "", 0, args5())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ur"/>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